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8.632cm"/>
    </style:style>
    <style:style style:name="co5" style:family="table-column">
      <style:table-column-properties fo:break-before="auto" style:column-width="10.266cm"/>
    </style:style>
    <style:style style:name="co6" style:family="table-column">
      <style:table-column-properties fo:break-before="auto" style:column-width="6.616cm"/>
    </style:style>
    <style:style style:name="co7" style:family="table-column">
      <style:table-column-properties fo:break-before="auto" style:column-width="9.176cm"/>
    </style:style>
    <style:style style:name="co8" style:family="table-column">
      <style:table-column-properties fo:break-before="auto" style:column-width="12.335cm"/>
    </style:style>
    <style:style style:name="co9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Code_dep</text:p>
          </table:table-cell>
          <table:table-cell office:value-type="string" calcext:value-type="string">
            <text:p>code_dep2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Nombre de logements rénovés grâce à l’Eco-Prêt depuis son lancement</text:p>
          </table:table-cell>
          <table:table-cell office:value-type="string" calcext:value-type="string">
            <text:p>Montant total de travaux de rénovation engagé grâce à l’Eco-Prêt depuis son lancement</text:p>
          </table:table-cell>
          <table:table-cell office:value-type="string" calcext:value-type="string">
            <text:p>Economies annuelles induites (estimées en tonnes de CO2)</text:p>
          </table:table-cell>
          <table:table-cell office:value-type="string" calcext:value-type="string">
            <text:p>Prix de revient moyen au logement d’une rénovation financée par l’Eco-Prêt</text:p>
          </table:table-cell>
          <table:table-cell office:value-type="string" calcext:value-type="string">
            <text:p>Part de l’Eco-Prêt dans le plan de financement moyen au logement</text:p>
          </table:table-cell>
          <table:table-cell office:value-type="string" calcext:value-type="string">
            <text:p>Mobilisation départementale de l’Eco-Prêt, rapportée au parc éligible au dispositif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centroid</text:p>
          </table:table-cell>
          <table:table-cell table:number-columns-repeated="3"/>
          <table:table-cell office:value-type="string" calcext:value-type="string">
            <text:p>montant par logement</text:p>
          </table:table-cell>
          <table:table-cell table:number-columns-repeated="5"/>
          <table:table-cell office:value-type="string" calcext:value-type="string">
            <text:p><text:span text:style-name="T1">source : </text:span><text:span text:style-name="T1"><text:a xlink:href="https://opendata.caissedesdepots.fr/explore/dataset/impact-territorial-de-leco-pret_departements/information/?dataChart=eyJxdWVyaWVzIjpbeyJjaGFydHMiOlt7ImFsaWduTW9udGgiOnRydWUsInR5cGUiOiJjb2x1bW4iLCJmdW5jIjoiQVZHIiwieUF4aXMiOiJtb250YW50X3RvdGFsX2RlX3RyYXZhdXhfZGVfcmVub3ZhdGlvbl9lbmdhZ2VfZ3JhY2VfYV9sX2Vjb19wcmV0X2RlcHVpc19zb25fbGFuY2VtZW50Iiwic2NpZW50aWZpY0Rpc3BsYXkiOnRydWUsImNvbG9yIjoicmFuZ2UtRGFyazIifSx7ImFsaWduTW9udGgiOnRydWUsInR5cGUiOiJjb2x1bW4iLCJmdW5jIjoiQVZHIiwieUF4aXMiOiJub21icmVfZGVfbG9nZW1lbnRzX3Jlbm92ZXNfZ3JhY2VfYV9sX2Vjb19wcmV0X2RlcHVpc19zb25fbGFuY2VtZW50Iiwic2NpZW50aWZpY0Rpc3BsYXkiOnRydWUsImNvbG9yIjoicmFuZ2UtRGFyazIifV0sInhBeGlzIjoiZGVwYXJ0ZW1lbnQiLCJtYXhwb2ludHMiOjUwLCJzb3J0IjoiIiwic2VyaWVzQnJlYWtkb3duVGltZXNjYWxlIjoiIiwiY29uZmlnIjp7ImRhdGFzZXQiOiJpbXBhY3QtdGVycml0b3JpYWwtZGUtbGVjby1wcmV0X2RlcGFydGVtZW50cyIsIm9wdGlvbnMiOnt9fSwic2VyaWVzQnJlYWtkb3duIjoibm9tYnJlX2RlX2xvZ2VtZW50c19yZW5vdmVzX2dyYWNlX2FfbF9lY29fcHJldF9kZXB1aXNfc29uX2xhbmNlbWVudCJ9XSwidGltZXNjYWxlIjoiIiwiZGlzcGxheUxlZ2VuZCI6dHJ1ZSwiYWxpZ25Nb250aCI6dHJ1ZSwic2luZ2xlQXhpcyI6ZmFsc2V9" xlink:type="simple">https://opendata.caissedesdepots.fr/explore/dataset/impact-territorial-de-leco-pret_departements/information/?dataChart=eyJxdWVyaWVzIjpbeyJjaGFydHMiOlt7ImFsaWduTW9udGgiOnRydWUsInR5cGUiOiJjb2x1bW4iLCJmdW5jIjoiQVZHIiwieUF4aXMiOiJtb250YW50X3RvdGFsX2RlX3RyYXZhdXhfZGVfcmVub3ZhdGlvbl9lbmdhZ2VfZ3JhY2VfYV9sX2Vjb19wcmV0X2RlcHVpc19zb25fbGFuY2VtZW50Iiwic2NpZW50aWZpY0Rpc3BsYXkiOnRydWUsImNvbG9yIjoicmFuZ2UtRGFyazIifSx7ImFsaWduTW9udGgiOnRydWUsInR5cGUiOiJjb2x1bW4iLCJmdW5jIjoiQVZHIiwieUF4aXMiOiJub21icmVfZGVfbG9nZW1lbnRzX3Jlbm92ZXNfZ3JhY2VfYV9sX2Vjb19wcmV0X2RlcHVpc19zb25fbGFuY2VtZW50Iiwic2NpZW50aWZpY0Rpc3BsYXkiOnRydWUsImNvbG9yIjoicmFuZ2UtRGFyazIifV0sInhBeGlzIjoiZGVwYXJ0ZW1lbnQiLCJtYXhwb2ludHMiOjUwLCJzb3J0IjoiIiwic2VyaWVzQnJlYWtkb3duVGltZXNjYWxlIjoiIiwiY29uZmlnIjp7ImRhdGFzZXQiOiJpbXBhY3QtdGVycml0b3JpYWwtZGUtbGVjby1wcmV0X2RlcGFydGVtZW50cyIsIm9wdGlvbnMiOnt9fSwic2VyaWVzQnJlYWtkb3duIjoibm9tYnJlX2RlX2xvZ2VtZW50c19yZW5vdmVzX2dyYWNlX2FfbF9lY29fcHJldF9kZXB1aXNfc29uX2xhbmNlbWVudCJ9XSwidGltZXNjYWxlIjoiIiwiZGlzcGxheUxlZ2VuZCI6dHJ1ZSwiYWxpZ25Nb250aCI6dHJ1ZSwic2luZ2xlQXhpcyI6ZmFsc2V9</text:a></text:span>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8</text:p>
          </table:table-cell>
          <table:table-cell office:value-type="string" calcext:value-type="string">
            <text:p>Ardennes</text:p>
          </table:table-cell>
          <table:table-cell office:value-type="float" office:value="1522" calcext:value-type="float">
            <text:p>1522</text:p>
          </table:table-cell>
          <table:table-cell office:value-type="float" office:value="26082641" calcext:value-type="float">
            <text:p>26082641</text:p>
          </table:table-cell>
          <table:table-cell office:value-type="float" office:value="2267" calcext:value-type="float">
            <text:p>2267</text:p>
          </table:table-cell>
          <table:table-cell office:value-type="float" office:value="22513" calcext:value-type="float">
            <text:p>22513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coordinates":[[[4.9508245882,49.2369791203],[4.9679506635,49.2495854692],[4.9994133972,49.2594211619],[4.9975743296,49.2642356802],[5.0272382847,49.2746443207],[5.0507499007,49.2739592223],[5.0489028243,49.2857411712],[5.0348616276,49.3073967298],[5.0380462787,49.3161293141],[5.0261175892,49.3329662683],[5.0572007032,49.3610452013],[5.0620493489,49.3720260567],[5.0911799766,49.3711579065],[5.1015756329,49.3783752],[5.1018005481,49.3919964345],[5.0857661063,49.3988010027],[5.0973615238,49.4147914823],[5.1109379782,49.4161468762],[5.1005256525,49.4408095603],[5.1103632416,49.4583230974],[5.0950809984,49.4596547645],[5.0830937739,49.4706398016],[5.0837084516,49.4842151676],[5.0741408412,49.4866404658],[5.0590534755,49.5006173083],[5.0646038485,49.5088606239],[5.0786537876,49.5091123159],[5.0977403043,49.5340887376],[5.0882112561,49.5448471599],[5.0963819295,49.5576384545],[5.1132893087,49.5606697176],[5.1047952558,49.5756416974],[5.118662999,49.5931346348],[5.1442286626,49.5909994424],[5.1527966425,49.5765179451],[5.1681167779,49.5628824256],[5.1839826806,49.5694853318],[5.1976677027000004,49.5665133978],[5.2092943406,49.5732706441],[5.2359089254,49.5691377746],[5.2348999792,49.5620917404],[5.2545470922,49.5556013292],[5.2587502090000005,49.5435153341],[5.2773604295,49.5441815543],[5.2850996787,49.5533836378],[5.3125007757,49.5593944551],[5.3184136796,49.5742150394],[5.3393538848,49.5908503362],[5.3519784475,49.5883912103],[5.374655463,49.5917042978],[5.3815402222,49.6054436096],[5.3942948968,49.6168201693],[5.3637638304,49.6232211905],[5.3525638342,49.6309650661],[5.33689757,49.6156281517],[5.3121337317,49.611650051],[5.3053387265,49.6307553002],[5.3183351457,49.646189118],[5.3326181241,49.6526267969],[5.3092939756,49.6717110605],[5.2938122139,49.6772789938],[5.2685401447,49.6965708948],[5.2470512434,49.686668071],[5.2316387693,49.6916601987],[5.2180380184,49.6876777355],[5.2006462101,49.692563507],[5.1642918167,49.6934024698],[5.165464994,49.7122003634],[5.1287675771,49.7134623941],[5.1190168499,49.7382344364],[5.0938806348,49.7638282644],[5.0716698333,49.7609704369],[5.0615850639,49.7672827792],[5.0370041468,49.7718249797],[5.0086340348,49.7820795072],[4.9982507249,49.7996611633],[4.9686956493,49.8015977048],[4.9473804955,49.7990029206],[4.9309103754,49.786969589899996],[4.9086677315,49.7857066039],[4.880659798,49.7927597977],[4.8563522284000005,49.7921149163],[4.8695469129,49.8226596604],[4.8671927491,49.8420444397],[4.8519546392,49.8523429552],[4.8691741336,49.8836010108],[4.8901994071,49.9089536199],[4.8818091168,49.921652091],[4.8590796493,49.931504516],[4.8487928611,49.9478509085],[4.8303734874,49.9490838685],[4.7967374114,49.9581279984],[4.7905503936,49.9701127459],[4.8194569986,49.9951768551],[4.8162939144,50.0026153238],[4.8199868817,50.0260508487],[4.8407565426,50.0372340602],[4.8407687807,50.0463957959],[4.8296576393,50.0565432262],[4.8468913304,50.0842799528],[4.8499780696,50.0988423922],[4.8689116654,50.0962279273],[4.8732268387,50.1096291743],[4.8670422773,50.1188063671],[4.8825009511,50.1438038786],[4.8753235966,50.1540652015],[4.8336678338,50.1536563783],[4.8248452449,50.1603594245],[4.7628220167,50.1344588803],[4.7516740658,50.1119097056],[4.7021005434,50.0955528519],[4.6795157323000005,50.0669085485],[4.6861839935,50.057526419],[4.7000122426,50.0523541352],[4.6854767884,50.0274041365],[4.6850770355,50.0080142559],[4.6929940654,49.9954989297],[4.6670078344,49.996824777],[4.6335156741,49.9872668836],[4.5817528517,49.983590989],[4.5646189957,49.9703879877],[4.5412839542,49.9682088954],[4.5113702197,49.9464654941],[4.4812277636,49.9481467201],[4.4456047853000005,49.9371726973],[4.4144073138,49.9471980644],[4.3905737259,49.947725505],[4.3818383243,49.953770984],[4.3498313509,49.9525371714],[4.3355906832,49.9632368567],[4.3093319988,49.9696348701],[4.2893240815,49.963702423],[4.2718895722,49.9652781949],[4.2331585664,49.95775098],[4.2207229812,49.9372139457],[4.2168623043,49.9140944076],[4.2331112476,49.9045997398],[4.2556984274,49.9032171334],[4.252751997,49.8696274441],[4.2487628384,49.8567491478],[4.2329615911,49.8484118564],[4.2235895941,49.8341023998],[4.2142726483,49.8061123878],[4.226371395,49.7935250514],[4.2075600682,49.7810899448],[4.2138979674,49.7711113902],[4.2286122762,49.7731088694],[4.24283451,49.7671428598],[4.2496007654,49.7571075064],[4.2289550085,49.7463807043],[4.2232598932,49.7267280071],[4.2052752199,49.723194231],[4.1842464489,49.702516516],[4.1851903268,49.6988786363],[4.1430687327,49.6875147023],[4.1487736381,49.6779218235],[4.1270269857,49.6779167077],[4.1220704714,49.6582459132],[4.1255481325,49.6510693164],[4.1149447957,49.6348010386],[4.0991625517,49.6283528355],[4.0689756389,49.63751188],[4.0436941363,49.6330772691],[4.0270768937,49.6178853592],[4.0618100344,49.5887685669],[4.0594992974,49.5759430751],[4.0765900889,49.571252255],[4.048713421,49.5453566742],[4.0751651719,49.5416118509],[4.0775494032,49.5283236707],[4.0563081079,49.521058580100004],[4.057216604,49.5081725631],[4.040725041,49.5086459956],[4.0415892731,49.4708392206],[4.0578526423,49.4511337305],[4.0372113773,49.4381950157],[4.0437257294,49.4290180542],[4.0423500261,49.4166781943],[4.0482290062,49.4056328857],[4.0769415212,49.4015144852],[4.1749609363,49.4024765489],[4.1889298694,49.3987146596],[4.201113065,49.3838362345],[4.2134277156,49.3880022365],[4.2429971815,49.3803673112],[4.2553974511,49.3661720121],[4.2769466131,49.3517053333],[4.2893121336,49.3495926446],[4.3081612023,49.3268857907],[4.3308557226,49.3274290452],[4.3541190971,49.3161841746],[4.3737349577,49.3211852385],[4.3963744812,49.2921473525],[4.423033586,49.2804319275],[4.4396254907,49.2800409361],[4.4472423527,49.272507925],[4.4644273888,49.2782041466],[4.515390952,49.281934751],[4.5404443877,49.285950421],[4.5515651444,49.2939530701],[4.5755266343,49.2963148829],[4.5992728185,49.2881433726],[4.5895593203,49.2801192696],[4.5944328021,49.2705942269],[4.6075356731,49.2636479594],[4.619300693,49.2376592937],[4.6444912578,49.2329168218],[4.6696295836,49.2420865638],[4.6861970472,49.2568427569],[4.7143245608,49.250378539],[4.7263607445,49.253115739],[4.7444090152000005,49.2437849091],[4.7737553721,49.2451929988],[4.7907264118,49.2410800335],[4.8152425017,49.2500734485],[4.8258244975,49.2367256466],[4.8627207817,49.2295724731],[4.8631698439,49.2418815743],[4.8780004637,49.2495656981],[4.8830883215,49.2604210125],[4.9210473309000005,49.2658913778],[4.934613305,49.2596793631],[4.9213785257,49.2521106752],[4.9504294762,49.2414305771],[4.9508245882,49.2369791203]]],"type":"Polygon"}</text:p>
          </table:table-cell>
          <table:table-cell office:value-type="string" calcext:value-type="string">
            <text:p>49.616230186, 4.640763657</text:p>
          </table:table-cell>
          <table:table-cell table:number-columns-repeated="3"/>
          <table:table-cell table:formula="of:=[.E2]/[.D2]" office:value-type="float" office:value="17137.0834428384" calcext:value-type="float">
            <text:p>17137,083442838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3</text:p>
          </table:table-cell>
          <table:table-cell office:value-type="string" calcext:value-type="string">
            <text:p>Haute-Loire</text:p>
          </table:table-cell>
          <table:table-cell office:value-type="float" office:value="276" calcext:value-type="float">
            <text:p>276</text:p>
          </table:table-cell>
          <table:table-cell office:value-type="float" office:value="4754793" calcext:value-type="float">
            <text:p>4754793</text:p>
          </table:table-cell>
          <table:table-cell office:value-type="float" office:value="887" calcext:value-type="float">
            <text:p>887</text:p>
          </table:table-cell>
          <table:table-cell office:value-type="float" office:value="33749" calcext:value-type="float">
            <text:p>3374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"coordinates":[[[3.897452891,45.3569897728],[3.8691653696,45.3558468164],[3.8372535929,45.3673875907],[3.8293386674,45.3805334319],[3.8049404883999998,45.3921044795],[3.7914025038,45.3847690969],[3.7852204823999998,45.3704893147],[3.7900502450999998,45.3538817782],[3.7747182897,45.3486886075],[3.7407294605,45.3528095972],[3.7296926863,45.3613097016],[3.699893518,45.3594638808],[3.6823958041,45.3823765923],[3.6673096034,45.3765945053],[3.6638181134,45.3615258859],[3.6448614003,45.3593350095],[3.6449179479,45.3510962187],[3.6279785031,45.3389703578],[3.6185687882,45.3375099474],[3.5897157844,45.3574814065],[3.58801872,45.3748082406],[3.5708557795,45.4007838799],[3.5539587459,45.3971677082],[3.5269278303,45.4011214638],[3.5075777078,45.4100471045],[3.4989362241,45.4275100792],[3.4807074007,45.4215466216],[3.465602254,45.4084148512],[3.4498748781,45.4032743578],[3.4249449734,45.4016166308],[3.4056024399,45.4036630152],[3.3774522228,45.401383215],[3.355951879,45.4226414896],[3.3427758101,45.4161622747],[3.3274505373,45.3967481861],[3.3201092801,45.4132181326],[3.2956818775,45.418862683],[3.2900949628,45.4010904643],[3.2713977468,45.3927801383],[3.2426349265,45.3898772952],[3.2217659959000002,45.3818362482],[3.2198594999,45.3721142024],[3.181649248,45.3649277363],[3.1690096871,45.3527293179],[3.1461344313,45.3502789683],[3.1037096907,45.3541342858],[3.1127793583,45.3432021974],[3.1132322571,45.3273124907],[3.0905273299,45.3243274764],[3.1143989302,45.3111276564],[3.1009615012,45.3000021468],[3.0884503858,45.3000964776],[3.0849372011,45.2887644913],[3.1051485006,45.2909813035],[3.1113078042,45.284133826],[3.1468388033,45.2876072315],[3.154602105,45.2945139377],[3.1671852899,45.2857219699],[3.1723686327,45.2715331289],[3.2023516628,45.2823781822],[3.2225349157,45.2756874116],[3.2270787471,45.2552969163],[3.2211293974,45.2441497808],[3.2347559428,45.2350015249],[3.2353347894,45.2199595431],[3.2673630899,45.2127488974],[3.2708554319,45.189774242],[3.262044493,45.1847799154],[3.2606838973,45.1734342032],[3.2689188873,45.1538684088],[3.2885068042,45.1205177285],[3.2996941505,45.1253891596],[3.3348099214999998,45.1111303243],[3.3456668968,45.1008829655],[3.3257877003000003,45.0951361103],[3.3033812598,45.1023980747],[3.2822789504,45.1031585146],[3.2874533239,45.0890206649],[3.2973441047,45.0910377333],[3.3125264751,45.0785445423],[3.2998185759,45.0608470161],[3.3043576917,45.0440009406],[3.3004166869000002,45.031215292],[3.3129628606,45.0225199026],[3.3262759329,45.0304330185],[3.337091705,45.0253829302],[3.3246618416000002,45.0098062637],[3.3473073114,45.0143514908],[3.349704631,45.0016593558],[3.3712623289,45.0017840151],[3.3629119913,44.9894943171],[3.3469130223,44.9875834177],[3.3478835535,44.9738775281],[3.3613476311,44.9714080918],[3.37157722,44.9604789434],[3.3891498652,44.9512971538],[3.4044353260999998,44.9571274588],[3.415335233,44.9414675978],[3.4140549762,44.9152185348],[3.4180436732,44.9008959337],[3.4359643818,44.8802151341],[3.4418522486,44.8542220848],[3.4587162537,44.839358259],[3.478504976,44.8097668637],[3.4873055291,44.8064405139],[3.5060641578,44.8240653411],[3.5449694041,44.8280685862],[3.57472354,44.834802553],[3.5788499272000003,44.8254768656],[3.5978899944,44.8568415778],[3.5959438626,44.8768338291],[3.6395715335,44.8784855197],[3.6599551966,44.8711056552],[3.6727470596,44.8566004536],[3.6720547957000003,44.8432846249],[3.6576378193,44.8360564453],[3.6631850733,44.829821749],[3.7175111604,44.8316068164],[3.7451154301000003,44.8368964329],[3.7464542965,44.8297574114],[3.7629102176,44.8098131048],[3.779488117,44.7958592538],[3.7987009448,44.7860679553],[3.8097130481,44.7651852911],[3.8332074879,44.7767095385],[3.842616761,44.767393505],[3.8298212399000002,44.7547923104],[3.8352065073,44.7483143193],[3.8626094836,44.7439573313],[3.8758121511,44.7573942506],[3.8924744579,44.7512468937],[3.9002313825,44.7643681813],[3.9214742149,44.7677248507],[3.9261376022,44.7911146297],[3.936702354,44.7953206995],[3.9410453094999998,44.816359234000004],[3.9503713732,44.8264910586],[3.9816011017,44.8114409891],[3.9800603043000002,44.8256493242],[3.9916463011000003,44.8305525909],[3.9978924809,44.8200402648],[4.0230197849,44.8473610788],[4.0245101274,44.8600935468],[4.0391804839,44.873299566],[4.0565883209,44.8729011804],[4.0718565904,44.8668984991],[4.1239281932,44.8761091492],[4.1565547428,44.8732006808],[4.1781900192,44.8858234419],[4.1839419981,44.9082374691],[4.2165046028,44.9337883668],[4.2231588873,44.9481516346],[4.2220212287,44.9615802589],[4.234513477,44.9683975621],[4.2512205216,44.9588422933],[4.2841504904,44.9676635502],[4.3142733819,44.9727560472],[4.3131989253,44.979580067],[4.2904853843,44.9963167677],[4.3020035715,45.0245834519],[4.3104762672,45.0313972247],[4.3411313323,45.0259398181],[4.3561577937,45.0338327119],[4.3790069689,45.0361752973],[4.3776260543,45.0548953483],[4.3647988282,45.0536790528],[4.3464130753,45.0755495365],[4.3600149906,45.0804219041],[4.3611738348,45.0996295674],[4.3716381784,45.1062616206],[4.3846472217,45.1013856011],[4.3995320572,45.1044903069],[4.4000982901,45.1183686625],[4.3780155767,45.1227240756],[4.3704886258,45.1303867646],[4.3739404494,45.1439596066],[4.4115999169,45.1408148314],[4.4316479177,45.1278741513],[4.4262823572,45.1178198078],[4.4567261726,45.1194840375],[4.4432601992,45.1408311883],[4.4471493649,45.1607507393],[4.4591969619,45.17481291],[4.4725368542,45.1794071568],[4.4807417803,45.1955702223],[4.4773144763,45.213195801],[4.4908226431,45.2235441527],[4.4831366214,45.2365698355],[4.4479642113,45.2576435906],[4.4352779488,45.2747318067],[4.4185628252,45.2752990263],[4.387539677,45.2622274228],[4.3689793899,45.2608397153],[4.3604409541999996,45.2716111455],[4.3506045972,45.2735972578],[4.3676897556,45.2940946076],[4.3650443254999995,45.3009532577],[4.346629531,45.3075182383],[4.3328722078,45.3187941806],[4.3657472309,45.3387418569],[4.3594901431,45.3502481619],[4.3353053482,45.3679500222],[4.3080554317,45.3714424762],[4.2951934026,45.3676744483],[4.2887263049,45.3563685623],[4.2715545141,45.3584137113],[4.2712493476,45.3721228799],[4.2519959617,45.3735509775],[4.2466982874,45.3836927628],[4.2263455119,45.3898925965],[4.218448029,45.3848086381],[4.1930573988,45.3845154227],[4.1787401765,45.3924666419],[4.1455217987,45.3836714791],[4.1581585155,45.3727070845],[4.1545312153,45.3651952542],[4.1196076084,45.3694905473],[4.1079099084,45.3610823686],[4.0764659117,45.3545017357],[4.0784969078,45.344885244],[4.0637598475,45.337053862],[4.0535719206,45.3529130032],[4.0432641755,45.3559416171],[4.0152545129,45.3331556383],[4.0022390597,45.3559092403],[3.9857767512,45.3645094191],[3.9748860719,45.3760115996],[3.9576782699,45.3709163124],[3.9380736606,45.3714523081],[3.9323954208,45.3576921732],[3.9231445005000003,45.359338395],[3.9188629726,45.3404611506],[3.9046849902,45.3379831603],[3.897452891,45.3569897728]]],"type":"Polygon"}</text:p>
          </table:table-cell>
          <table:table-cell office:value-type="string" calcext:value-type="string">
            <text:p>45.128131514, 3.806258581</text:p>
          </table:table-cell>
          <table:table-cell table:number-columns-repeated="3"/>
          <table:table-cell table:formula="of:=[.E3]/[.D3]" office:value-type="float" office:value="17227.5108695652" calcext:value-type="float">
            <text:p>17227,510869565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6</text:p>
          </table:table-cell>
          <table:table-cell office:value-type="string" calcext:value-type="string">
            <text:p>Indre</text:p>
          </table:table-cell>
          <table:table-cell office:value-type="float" office:value="845" calcext:value-type="float">
            <text:p>845</text:p>
          </table:table-cell>
          <table:table-cell office:value-type="float" office:value="14777423" calcext:value-type="float">
            <text:p>14777423</text:p>
          </table:table-cell>
          <table:table-cell office:value-type="float" office:value="1956" calcext:value-type="float">
            <text:p>1956</text:p>
          </table:table-cell>
          <table:table-cell office:value-type="float" office:value="18866" calcext:value-type="float">
            <text:p>18866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coordinates":[[[0.8674070180000001,46.7481927359],[0.8784574188000001,46.7408898181],[0.9017810507,46.7363670769],[0.913152358,46.7256755732],[0.9079557859,46.7190597414],[0.9277397753000001,46.695998026],[0.9098426005,46.6829415489],[0.9066283298000001,46.6659536108],[0.9179001159,46.6504833276],[0.8939646212000001,46.6286371705],[0.906417848,46.6191796488],[0.9071712085,46.6073458853],[0.9159663688,46.5966540438],[0.9376848788000001,46.5944260404],[0.9412435130000001,46.5809744429],[0.9737662367000001,46.5746496044],[0.9892582509000001,46.5652552151],[1.0134771788,46.5678587605],[1.0246282953,46.5497004258],[1.0195651885,46.5400823275],[1.0506236148,46.536005863],[1.0641371873,46.5396589517],[1.0877536979,46.538324059],[1.1078221345,46.5318168951],[1.1466226768,46.5054853056],[1.1391221706,46.4869504571],[1.1533819855,46.4726480483],[1.1351779798,46.4709608233],[1.1518355523000001,46.4486481516],[1.1862495509,46.441169219],[1.1835649719,46.4293652435],[1.2065498317,46.422892334],[1.1920456013,46.4056295578],[1.196926061,46.4015158189],[1.1774889018999999,46.3839306413],[1.1822415505000001,46.375888415],[1.2099512062,46.3898605102],[1.2141340899,46.3702503428],[1.2336657028,46.3662410789],[1.2512117378,46.3770702468],[1.2913425701999999,46.3749799977],[1.3037055682,46.3711367026],[1.3109732269,46.3837062633],[1.3206693746,46.381626551],[1.325807934,46.3954552728],[1.356236714,46.4001559762],[1.3836353291,46.3747318858],[1.4093118472000001,46.361302081],[1.4156171922,46.3469010924],[1.4402757443,46.3564330895],[1.4465244435,46.3749806542],[1.4664643587000001,46.3756296363],[1.4780924742,46.3941672869],[1.4998323677,46.3987853792],[1.5110440126,46.4206291119],[1.5267587955000002,46.4269013434],[1.5442679812,46.4190645248],[1.5462419212,46.3931996809],[1.5719860952,46.4063692745],[1.5955598196,46.4085584546],[1.5988763997,46.4196045927],[1.6150363421,46.4226665833],[1.6224924858,46.4158356885],[1.6145388509,46.4062948342],[1.6252367348,46.39046645],[1.6405077113000002,46.3846586343],[1.6627655408000002,46.4057109809],[1.683732724,46.4181783793],[1.7096470222,46.3929552923],[1.7270608692,46.3903248514],[1.7395421881000002,46.4012739584],[1.7600720879,46.4269733549],[1.7478836235,46.4494987396],[1.7546362160000002,46.4523138893],[1.7971413629000001,46.4546974552],[1.8161457124,46.4407130727],[1.819526733,46.4300260032],[1.8396507607,46.4258483533],[1.8546008792,46.4339448951],[1.8835571295,46.4327286322],[1.8879782093,46.4417214172],[1.9023777407,46.4377253997],[1.9213403171,46.4399944279],[1.9242101418000002,46.4319256169],[1.9546270032000002,46.438072413],[1.9814982619000001,46.4402963811],[1.9928490405,46.4312809482],[2.0195231586,46.4297237339],[2.0455580259,46.4211335565],[2.0740186575,46.4199505016],[2.0790222195,46.4128020982],[2.1033774611,46.4095821153],[2.1118967185,46.420565703],[2.1268403023999998,46.4192482421],[2.1681412391,46.4239799409],[2.1539486306,46.43413519],[2.1515060287,46.4478264385],[2.1569279981,46.4613345784],[2.1898886549,46.4688842025],[2.2043269173,46.4842175851],[2.1956765234,46.5053052256],[2.1871400934,46.5059688642],[2.1763152193,46.5312799893],[2.1585385203,46.5573333869],[2.1719755169,46.5670891257],[2.1683273108,46.5940367574],[2.1854772449,46.6027794042],[2.1796379262,46.6283887816],[2.1894025114,46.6422120974],[2.138472973,46.6659545503],[2.1380259805,46.6788828859],[2.1554889968,46.692216332],[2.140719244,46.6955509751],[2.1306649319,46.7058981704],[2.1139427993,46.7113505049],[2.1022991261,46.7078121391],[2.0873190952,46.7154164499],[2.0925153866,46.7256788668],[2.0660332578,46.7422476655],[2.0667703428,46.7516401212],[2.0946993593,46.754907172],[2.1149715081,46.7735460973],[2.116360552,46.7800760688],[2.0933231825,46.8000271869],[2.0724995286,46.8088170016],[2.0509130536,46.8272973508],[2.0588077273,46.8341993152],[2.0768822527,46.8374810997],[2.0964679012,46.8552473579],[2.0828184702,46.8685667235],[2.1069526909,46.8721366813],[2.1133484481,46.8800666728],[2.1262065006,46.8798660158],[2.1390331266000002,46.8885706877],[2.1548330997,46.9116276735],[2.1467383369,46.9175962956],[2.1103224159,46.9132573048],[2.0707025284,46.9339982703],[2.0701935223,46.9543544034],[2.0882457713,46.9604421641],[2.087066319,46.9739785827],[2.0918777788,46.9882600536],[2.1088735651,46.9971579411],[2.0933825984,47.0157349251],[2.0668900141,47.0262916733],[2.0512898829,47.0421321456],[2.0337726757,47.0429674674],[2.0409646699,47.0656370846],[2.055123936,47.0715602993],[2.0488113433,47.106764601],[2.0245359187,47.1044483054],[2.0197888952,47.0937755959],[2.0025753877,47.0976395793],[2.0073091048,47.1077231456],[1.9964285873,47.1272448291],[1.9734024484,47.1201882212],[1.9664192725,47.1254166607],[1.926099673,47.1065230389],[1.9048316397,47.1088888023],[1.8825697638,47.1018436299],[1.8488627341,47.1093699004],[1.8271355831,47.1218256691],[1.7936682439,47.120907935],[1.7774923327,47.1301860964],[1.7822741768,47.1378710594],[1.8034687891,47.1491562586],[1.8111117142,47.1644705618],[1.8233739193,47.1738229954],[1.8423335498000002,47.1777020642],[1.8372082698,47.1989347321],[1.8389633034,47.2196590395],[1.8084693427,47.2337698363],[1.7756420347000001,47.2315324785],[1.7402691623000002,47.2545055878],[1.7158770715,47.2769805367],[1.7059298529,47.2662015104],[1.6681556908,47.2573337453],[1.6508883571,47.2611516803],[1.6378483822,47.2747346441],[1.619257733,47.2722332858],[1.5923911767,47.2765213007],[1.5945108545000002,47.2598212782],[1.5680902294,47.2614258417],[1.539191693,47.2565129811],[1.5251044351,47.241606575],[1.5338734849,47.2210306534],[1.5028356285,47.2351307193],[1.4816607397000001,47.2392088743],[1.4576211023,47.2397883594],[1.4217296884000001,47.2292599339],[1.4004660333,47.2119561724],[1.3507260724,47.1936960397],[1.3386523248,47.1956864338],[1.3265560658,47.1863904321],[1.3432079888000001,47.1740429363],[1.3513009667,47.1522487721],[1.3633629014,47.1356708947],[1.3660473455,47.1229110419],[1.3555504758999999,47.1085289989],[1.3435651708,47.1005856766],[1.3176552757,47.1041765335],[1.3095844889000001,47.0945655922],[1.3167843644000001,47.084465989],[1.3121525984,47.0718802977],[1.293762287,47.071977639],[1.2865968768,47.0588742445],[1.2691782291,47.049067076],[1.2776477359,47.0405511929],[1.2532566245,47.0217695017],[1.2320465891,47.014180024],[1.223144582,47.0243772802],[1.1983012808,47.0282915604],[1.1788831184,47.0415098527],[1.1614231499,47.0396716193],[1.1324350873,47.0276709275],[1.1079878869,47.0290911863],[1.083741083,47.0210776656],[1.0689790009,46.9999241253],[1.0555233055,46.9957354774],[1.0632902617,46.9564343933],[1.0579634286,46.9499071292],[1.0355108857,46.9399719021],[1.0371671146,46.9258619294],[1.0175657256,46.8444161414],[1.009636202,46.8362641979],[1.0031678906,46.8141288323],[0.9872424915,46.7981919137],[1.0024591617,46.7945231554],[0.9990788983000001,46.7812144077],[1.0114021399,46.7670218793],[1.0116874509,46.7578073968],[0.9831105793,46.7642202313],[0.9778586414,46.7542643835],[0.9651136524,46.7477758219],[0.9581313473,46.7375585879],[0.9447471713000001,46.736871254],[0.9277995108,46.7569876431],[0.9056001658,46.7587017107],[0.8674070180000001,46.7481927359]]],"type":"Polygon"}</text:p>
          </table:table-cell>
          <table:table-cell office:value-type="string" calcext:value-type="string">
            <text:p>46.778273312, 1.575965319</text:p>
          </table:table-cell>
          <table:table-cell table:number-columns-repeated="3"/>
          <table:table-cell table:formula="of:=[.E4]/[.D4]" office:value-type="float" office:value="17488.074556213" calcext:value-type="float">
            <text:p>17488,07455621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3</text:p>
          </table:table-cell>
          <table:table-cell office:value-type="string" calcext:value-type="string">
            <text:p>Var</text:p>
          </table:table-cell>
          <table:table-cell office:value-type="float" office:value="1234" calcext:value-type="float">
            <text:p>1234</text:p>
          </table:table-cell>
          <table:table-cell office:value-type="float" office:value="22778395" calcext:value-type="float">
            <text:p>22778395</text:p>
          </table:table-cell>
          <table:table-cell office:value-type="float" office:value="1962" calcext:value-type="float">
            <text:p>1962</text:p>
          </table:table-cell>
          <table:table-cell office:value-type="float" office:value="20274" calcext:value-type="float">
            <text:p>2027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coordinates":[[[[6.5063677019,43.0437847236],[6.5084455192,43.0522047376],[6.4733669255,43.0471274167],[6.4578558316,43.0276570628],[6.4377365998,43.0239665205],[6.434067905,43.0066502832],[6.4730382618,43.0208482531],[6.4891085881,43.0429423286],[6.5063677019,43.0437847236]]],[[[6.2503423708,43.0005331683],[6.2476282595,43.0186615682],[6.2340419961,43.0119762726],[6.2190329952,43.0120719435],[6.2123724508,43.0031099285],[6.1777115993,43.008466512],[6.1685309489,43.0013478016],[6.2057145321,42.9822809268],[6.216830629,42.991478896],[6.2503423708,43.0005331683]]],[[[6.3819831748,43.0067158905],[6.3879484304,42.998212278],[6.4028670255,42.9946165962],[6.4175695839,43.0070931158],[6.4053829692,43.0175970205],[6.3819831748,43.0067158905]]],[[[5.6719307871,43.1795176038],[5.6889809909,43.1782820676],[5.6955612526,43.1697901035],[5.682679144,43.1607946468],[5.6946897398,43.1499716051],[5.7333753442,43.1364445565],[5.7520198674,43.1327670168],[5.7664926611,43.1391491726],[5.7809450009,43.1294558934],[5.7696276637,43.1172167534],[5.8094349348000005,43.1141142973],[5.8134574789,43.1056411247],[5.8038690034,43.0767263001],[5.7934443228,43.0699271439],[5.8153615521,43.0639636044],[5.8209104968,43.0546422924],[5.8450967946,43.0478777785],[5.8569627729,43.0477776143],[5.8626640082,43.0573584615],[5.8869062807,43.077396529],[5.8982927023,43.0776234288],[5.9111985846,43.0661492975],[5.950899447,43.0768883702],[5.9380392686,43.0845897193],[5.8945839749,43.0818506494],[5.9105602863,43.1002449261],[5.9015523377,43.1045282065],[5.882433652,43.1030272529],[5.885874517,43.1164022665],[5.8970439229,43.1131746768],[5.9344447662,43.1186914077],[5.9364851895,43.1069999235],[5.9563131376000005,43.1083269942],[6.0060425135,43.1041280627],[6.0247544107,43.0920786905],[6.0215739539,43.07849772],[6.0506271915,43.0792391636],[6.0865792553,43.0873315504],[6.1140332727,43.0837561428],[6.1259323551,43.0780223719],[6.1320723918,43.0487292256],[6.1065247844,43.0303081284],[6.1342998747,43.0364447868],[6.1530910026,43.035506869],[6.1504718966,43.0644912139],[6.1628006827,43.0919327716],[6.1820650854,43.1083150971],[6.2011695657,43.116061183],[6.2402886811,43.1136313369],[6.2613824186,43.1213009187],[6.2761281695,43.1207391843],[6.2963114235,43.1103678586],[6.3149004827,43.1072407426],[6.3282395692,43.0931910232],[6.3594037895,43.0892714118],[6.3678620325,43.0989790916],[6.35978731,43.1050927652],[6.3600658865,43.1203315411],[6.3695837039,43.1375083517],[6.4030088718,43.149362695],[6.4183782343,43.147544772],[6.429982668,43.1516632068],[6.441965543,43.143527711],[6.4536766688,43.1556881722],[6.4663837696,43.1573681295],[6.4937197826,43.1513851132],[6.5121097996,43.1589076882],[6.5336476335,43.1723630043],[6.5412179496,43.1823519809],[6.5623324815,43.1891289187],[6.6020369596,43.1821733922],[6.6104116721,43.1680700862],[6.6221469796,43.1645951878],[6.6396070198,43.1722928184],[6.6442079078,43.1879257],[6.660066572,43.1964886165],[6.6812451877,43.200068458],[6.6649264185,43.2111182637],[6.6643262565,43.2412220033],[6.6765397612,43.2446950174],[6.6957414892,43.2616353948],[6.6891813167,43.2726714692],[6.6691937736,43.276094547],[6.663114251,43.2648094714],[6.6458871187,43.2739401373],[6.6225293992,43.2647811557],[6.5928403842000005,43.2625368265],[6.5779178751,43.2680542521],[6.5901169070000005,43.2826378317],[6.6210400806,43.2963611955],[6.6276265391999996,43.3037721008],[6.6446578804000005,43.306158954],[6.6658572619,43.3182700276],[6.6692839844,43.3333623264],[6.6811233385,43.3409019172],[6.7118156219,43.344856138],[6.7189943873,43.3570575273],[6.7139507578,43.3704814899],[6.7322915104,43.3900620218],[6.7355985102,43.4084921072],[6.758219389,43.4234309533],[6.7900840881,43.4084972256],[6.8273234237,43.4174501372],[6.8597635178,43.415531664],[6.857232416,43.4319574459],[6.879033687,43.4262793768],[6.9069465244,43.4460290879],[6.9216428727,43.4512907492],[6.923708675,43.4704504253],[6.9334593424,43.4803074059],[6.9139657982,43.4827563793],[6.9123308654,43.4938267848],[6.884038873,43.502544382],[6.8948798736,43.5182995491],[6.8956460792000005,43.5275125432],[6.8785202991,43.5327160592],[6.8873983522,43.5525431905],[6.8977965883,43.5575084045],[6.9075850318,43.5724093829],[6.9000473686,43.5781757147],[6.9079060253,43.5990920472],[6.8934935695,43.6119291746],[6.8819574565,43.6061911365],[6.8491619743,43.6081108921],[6.8385042006,43.6174659067],[6.8132665834,43.6306423012],[6.8035054881,43.626838017],[6.7756502103,43.660345671900004],[6.7610911603,43.6661950736],[6.7610678831,43.6806379902],[6.7728260984,43.6957638611],[6.7664738435,43.7211413136],[6.7562097481,43.7273607627],[6.7535177426,43.7397450238],[6.714932778,43.7386718292],[6.7013943716,43.7540654797],[6.6827124803,43.7579403181],[6.6607855906,43.7479150166],[6.6521061177,43.7654555058],[6.6400484202,43.7685707562],[6.645029818,43.7782888866],[6.6362958844,43.7889241753],[6.6282989731,43.7913933758],[6.6237128475,43.8047531072],[6.5858676413,43.8004823471],[6.5590430056999995,43.7842603852],[6.5428658394,43.7915625789],[6.5248392783,43.8063688821],[6.4819558006,43.7910566585],[6.4746627514,43.7983550257],[6.4234517824,43.7899178307],[6.414271729,43.7917876085],[6.4101338,43.7718637666],[6.4134866484,43.7604620854],[6.3833387035,43.734482666],[6.3747450381,43.743150929],[6.3581794468,43.7355023618],[6.3261902988,43.7471852854],[6.3175677948,43.757997721],[6.2953676768,43.7643000246],[6.2625280421,43.7822829885],[6.2575596589,43.7973868666],[6.2449336813,43.8025955832],[6.2142630725,43.7991617929],[6.190454788,43.7800642787],[6.182766041,43.7622304317],[6.1687945333,43.7513148736],[6.141454651,43.7378674671],[6.1296955658,43.7362682155],[6.1068628375,43.7450146367],[6.092290214,43.7302960227],[6.0768308104,43.7070685143],[6.0589346782,43.7034047318],[6.0349184818,43.6938901358],[6.0392028772,43.6786027708],[6.0215898967,43.668326698],[6.0113831066,43.6743656286],[6.0057210957,43.6876321627],[5.9877011476,43.6953900063],[5.9854606659,43.7140219311],[5.9571083573,43.7191354841],[5.9406639896,43.7272521417],[5.9434268907,43.7363568337],[5.9359812392,43.7510663272],[5.9028169399,43.7535943954],[5.9052045127,43.7381571506],[5.8844267811,43.7241044867],[5.8560229593,43.7236370927],[5.8308682706,43.7472533137],[5.8064509979,43.7493936437],[5.7810923665,43.755709717],[5.7573377215,43.7294044916],[5.7534759593,43.72462485],[5.7766775071000005,43.7224371962],[5.7872000124,43.7166884081],[5.7819536096,43.7062853898],[5.7928576961000005,43.6925533539],[5.8134336575,43.6891373665],[5.8036197835,43.6801321287],[5.7978165798,43.6607336001],[5.7714024805,43.6611283217],[5.7415117724,43.6558907673],[5.7021462328,43.6395757888],[5.6810328253,43.6107786476],[5.6918274834,43.5845663751],[5.6559061661,43.5778374084],[5.6681367532,43.5649401994],[5.6962920569,43.562055939],[5.7241819729,43.5491455587],[5.7178905894,43.5381652719],[5.7161176597,43.5042946738],[5.7022861533,43.4961528884],[5.6994532665,43.4859951478],[5.7277978141,43.4669426869],[5.7507740585,43.4344619106],[5.7863552846,43.4139043912],[5.7499681207,43.4014561114],[5.7244133373,43.4088796828],[5.6965154814000005,43.407125159],[5.6827213495,43.3991170991],[5.6902837913,43.388604662],[5.6957309672,43.3627826502],[5.7049679649,43.3559036877],[5.6863895871,43.3402032051],[5.690515306,43.3311841158],[5.6805247713,43.3205455032],[5.6910436779,43.3129807606],[5.7267057897,43.3172545952],[5.7351056631,43.3036136009],[5.756466822,43.2839183519],[5.7607825254,43.267366945],[5.7348084638,43.2616812476],[5.7012755198,43.2471683118],[5.7024233346,43.2391039154],[5.6846732179,43.2362355051],[5.6779175596,43.2197634834],[5.6787149971,43.2078021895],[5.6719307871,43.1795176038]]]],"type":"MultiPolygon"}</text:p>
          </table:table-cell>
          <table:table-cell office:value-type="string" calcext:value-type="string">
            <text:p>43.441721963, 6.244537494</text:p>
          </table:table-cell>
          <table:table-cell table:number-columns-repeated="3"/>
          <table:table-cell table:formula="of:=[.E5]/[.D5]" office:value-type="float" office:value="18458.9910858995" calcext:value-type="float">
            <text:p>18458,991085899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Eure-et-Loir</text:p>
          </table:table-cell>
          <table:table-cell office:value-type="float" office:value="2265" calcext:value-type="float">
            <text:p>2265</text:p>
          </table:table-cell>
          <table:table-cell office:value-type="float" office:value="42474841" calcext:value-type="float">
            <text:p>42474841</text:p>
          </table:table-cell>
          <table:table-cell office:value-type="float" office:value="4910" calcext:value-type="float">
            <text:p>4910</text:p>
          </table:table-cell>
          <table:table-cell office:value-type="float" office:value="22139" calcext:value-type="float">
            <text:p>22139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coordinates":[[[1.9220155291,48.4577088385],[1.9209485798000001,48.4479508003],[1.9064630851,48.4397576511],[1.8707849231,48.4398319783],[1.8459968678,48.4472474877],[1.8324312593,48.467489867],[1.8012878337,48.4660161864],[1.8033407373,48.4725220529],[1.7854002984,48.4901289885],[1.7755503464,48.5276782345],[1.7875428928,48.5538159757],[1.7779715274,48.5526438201],[1.7628062376,48.5646945143],[1.7574537358,48.5750899936],[1.7270006556,48.5726026006],[1.7018522206000002,48.5850484095],[1.7182280519000002,48.6051889573],[1.7149744462,48.6146683827],[1.6635534308,48.61687234],[1.6550038186,48.6225823264],[1.6512304787,48.6382057756],[1.6213087518,48.6496645171],[1.6011165576000002,48.6683652058],[1.6118463019,48.6892911767],[1.5823101997,48.6963500656],[1.579029927,48.7020917979],[1.6099362621000002,48.7288260128],[1.6267527684,48.7481037603],[1.6084171996,48.7607324177],[1.5842763359,48.7619284177],[1.5878942258,48.7737488694],[1.5753971934000002,48.7908803909],[1.5800663587,48.8089010146],[1.5911690255000002,48.815071625],[1.5841891969000002,48.8263389896],[1.5980945733,48.838892284],[1.5773540592000002,48.8446244292],[1.5842243429,48.860358494],[1.5589655723,48.8638050517],[1.5459604306,48.8723734398],[1.5607853851,48.8877434524],[1.5387754293,48.9047119699],[1.5451997837,48.913028065],[1.538411011,48.922547684],[1.5073354256,48.9275656034],[1.5013974067,48.9410340374],[1.461142007,48.9375072669],[1.4511488987,48.9198341573],[1.4717856767,48.8971237111],[1.4609287029,48.8727826567],[1.4408680932,48.8647577484],[1.4059318305000001,48.8611456241],[1.3890302298,48.8458353759],[1.3606837056,48.8330898432],[1.3558056822,48.8167204873],[1.3746151247,48.796018139],[1.3651127195,48.783980047],[1.3420185782,48.7724125177],[1.3275772944,48.7603887159],[1.2980763905,48.7681897869],[1.2701518309,48.7575645115],[1.24394068,48.7697369772],[1.222881058,48.7673437635],[1.2230475698,48.7579766622],[1.1874124006,48.7730460344],[1.1630991888,48.7691156498],[1.1490428476,48.7777555348],[1.1509511387,48.7859402103],[1.1173791854,48.7844883834],[1.1236238093,48.7684030211],[1.1195696595,48.7557450388],[1.1066289471,48.7485330614],[1.0883672808,48.7567501925],[1.069738689,48.7487519958],[1.0638742618,48.7594845942],[1.033961109,48.7394195713],[1.0350870732,48.7290898046],[0.9614505975000001,48.7258023219],[0.9559742865,48.7173204637],[0.9211561443,48.709151977],[0.8993604814,48.7105021638],[0.8902457639,48.7203726575],[0.8725637914000001,48.7132331111],[0.8686826418,48.698920515],[0.8421257309,48.6790237011],[0.8272569798,48.6807178905],[0.8148247208,48.6701635642],[0.8248210198,48.6483459014],[0.8268182494,48.6306052926],[0.8172307764000001,48.6156841806],[0.8470967305,48.6096861112],[0.8495702795000001,48.5843207072],[0.8683393070000001,48.5727766497],[0.8941346020000001,48.5716901262],[0.9308293231,48.5554842798],[0.9365624564,48.5467922428],[0.9225157281,48.5377414805],[0.9329713851,48.5325865848],[0.9674186669,48.5238543683],[0.9534448107000001,48.5031367862],[0.9535684084,48.4802499661],[0.9356932102000001,48.4756020645],[0.9389730845,48.4608373533],[0.9675362237,48.4318977615],[0.9453113122000001,48.4182271558],[0.940590408,48.3983164189],[0.9262871684,48.3841831308],[0.9006290045,48.3739754713],[0.8835045793,48.3565418792],[0.8263531915000001,48.3431025807],[0.8184363697,48.3495470941],[0.7853968946000001,48.3404571874],[0.7838001485,48.3332349494],[0.7689075598,48.3218213831],[0.7627310820000001,48.3075483515],[0.7785029569,48.3034008961],[0.7964353497000001,48.287113514],[0.7858708489,48.2711384654],[0.8059036444000001,48.2399146255],[0.8302554661,48.2141619123],[0.8125549382,48.2063859547],[0.7978593666,48.1947692642],[0.8004494892,48.1887649633],[0.8439450716,48.1649367525],[0.8599502332000001,48.1676917893],[0.8888190079,48.1591321044],[0.911735611,48.1483872472],[0.9099971079,48.1360956194],[0.8653146563,48.1344815757],[0.8410703252,48.1029408937],[0.8765215569,48.1096566161],[0.8907363553000001,48.1019885323],[0.9172897814000001,48.1047399642],[0.9300168080000001,48.1121645179],[0.9447918228000001,48.1114013629],[0.9542066977,48.09961022],[0.9950788185,48.1272932331],[1.0156506761,48.1330347169],[1.038048891,48.1320799949],[1.0460444795,48.1177371206],[1.0038357229,48.1056460418],[0.9913681075,48.0976426034],[1.0095846114,48.0837753043],[1.0272888732,48.0884315482],[1.0397733028,48.085407504],[1.0626657128,48.0868248861],[1.0707438212,48.0756292642],[1.1060339897,48.0820077179],[1.1077727863,48.0648297348],[1.1228173982,48.0357827512],[1.143984563,48.0288020584],[1.1658984595,48.0284551812],[1.1620024607000001,48.0179491642],[1.1871141091,48.0025115193],[1.1926278609,47.9858454738],[1.2109124947,47.9687367807],[1.2238987952,47.9765642973],[1.2469286089,47.9788812369],[1.2570609005,47.9750982376],[1.2625693236,47.9629053731],[1.2996184113,47.9682196704],[1.3125081674999999,47.9555991394],[1.3438132528,47.957421637],[1.3459071742,47.9652174443],[1.3696732374,47.953821714200004],[1.3766225578,47.9706673796],[1.3869437458,47.9812786435],[1.4062650313,47.9703159475],[1.4374295400000001,47.9769224733],[1.4336365023,47.9991763504],[1.4392483286,48.0119925202],[1.4578049911,48.007860126],[1.4809369597,47.9975716677],[1.4989733859,47.9850895956],[1.5201239288,47.982274878],[1.5266306499,48.0071886208],[1.5179017542,48.011741318],[1.512379087,48.0280374005],[1.5388973344,48.0382853732],[1.5457132745000002,48.0445026378],[1.5664191968,48.0362323266],[1.5941196895,48.0306999688],[1.5971612802,48.0431746933],[1.6212304365999999,48.048314627],[1.6240050032000002,48.0702597033],[1.6341154779,48.0677511493],[1.6622432185,48.072549635],[1.6789624228000002,48.0657570269],[1.6891750279000002,48.077953526],[1.7084909655,48.0684568645],[1.725174761,48.0706311704],[1.7451728158000002,48.0639105936],[1.7712589236,48.0700957773],[1.7799120305,48.0776006121],[1.7980766464,48.0767334477],[1.8129837526,48.084737677],[1.8378720305,48.086703774],[1.8659037844,48.0836614468],[1.8651728025,48.0951980905],[1.8843806708000002,48.0976844222],[1.9020165175,48.1312581554],[1.9129033096999999,48.1294646685],[1.9204458177000001,48.1463866334],[1.9033835145,48.1527779182],[1.9250578479,48.1744255138],[1.9640650032,48.1734631348],[1.9793931580000002,48.2040051858],[1.9628025999999998,48.2225345802],[1.9653702252,48.2557910333],[1.9844273141,48.2641230948],[1.9937722396000002,48.2867811788],[1.9722516183,48.2882194478],[1.9592016491000002,48.30868755],[1.9790847818000001,48.3186306845],[1.982365776,48.3284720107],[1.9704671416,48.3390441652],[1.9728275245,48.3559236992],[1.9836873806000002,48.3605260756],[1.9740076407,48.3900508471],[1.9733126651,48.4013608613],[1.9520815159,48.4063648194],[1.9320907349,48.4033963891],[1.9397359156,48.4198239614],[1.9294953228,48.4571314384],[1.9220155291,48.4577088385]]],"type":"Polygon"}</text:p>
          </table:table-cell>
          <table:table-cell office:value-type="string" calcext:value-type="string">
            <text:p>48.388033217, 1.369994706</text:p>
          </table:table-cell>
          <table:table-cell table:number-columns-repeated="3"/>
          <table:table-cell table:formula="of:=[.E6]/[.D6]" office:value-type="float" office:value="18752.689183223" calcext:value-type="float">
            <text:p>18752,68918322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Vosges</text:p>
          </table:table-cell>
          <table:table-cell office:value-type="float" office:value="6857" calcext:value-type="float">
            <text:p>6857</text:p>
          </table:table-cell>
          <table:table-cell office:value-type="float" office:value="138177161" calcext:value-type="float">
            <text:p>138177161</text:p>
          </table:table-cell>
          <table:table-cell office:value-type="float" office:value="14077" calcext:value-type="float">
            <text:p>14077</text:p>
          </table:table-cell>
          <table:table-cell office:value-type="float" office:value="21730" calcext:value-type="float">
            <text:p>217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"coordinates":[[[5.7651629042,48.4965968345],[5.7552749169,48.4915725137],[5.7390658037,48.4660925528],[5.719209609,48.460144552],[5.6950922448,48.4634410362],[5.6705034407,48.4723977553],[5.6426254282,48.4677388616],[5.6534713002,48.45860545],[5.6305282762,48.4512527512],[5.6158190175,48.4397449058],[5.5890181697,48.4423707004],[5.580262701,48.4387962715],[5.5505100471,48.4398258181],[5.5448806413,48.4347063129],[5.5158323235,48.4310531989],[5.5052736767,48.408972195],[5.4916981190000005,48.4167732133],[5.4700682459,48.4208954009],[5.4473123809,48.4156039681],[5.4282712453,48.4016850386],[5.4068203022,48.3920226771],[5.4074179493,48.3827324328],[5.4415772108,48.3802270394],[5.4238656524,48.3670594085],[5.4182235383,48.3398292358],[5.4267981558,48.3312186851],[5.4471797994,48.3388067296],[5.4618132203,48.3522718362],[5.4806883153,48.3566982008],[5.4977598967,48.3557858226],[5.5265267865,48.3468537177],[5.524260117,48.3344528329],[5.5541092042999995,48.3043063153],[5.5907886336,48.2759423051],[5.6116505645,48.2918135657],[5.6538144936,48.2685218904],[5.6511337009,48.256592381],[5.6408971958,48.2423551945],[5.6760858495,48.2292034967],[5.6877327389,48.2344290777],[5.7152969961,48.216878415],[5.7313277581,48.1940519226],[5.7168788326,48.1891580201],[5.6971763765,48.1893172426],[5.6796415436,48.1792890913],[5.6868349355,48.1665290359],[5.6842811739,48.1450447499],[5.6573618566,48.1216467194],[5.6675034378,48.1066446053],[5.6504665889,48.1048681312],[5.6291972009,48.0847201408],[5.6441614841,48.0795394285],[5.6575240407,48.0862832242],[5.6967989267,48.0772322645],[5.7202508545,48.0513563861],[5.7400390786,48.0501078008],[5.7644125937,48.0347707709],[5.7777453585,48.0313646846],[5.7764215248,48.0224022126],[5.794678726,47.9980111842],[5.7932269067,47.9871174728],[5.7784867171,47.9780108141],[5.7883776095,47.9540009447],[5.8084648894,47.9527760083],[5.8315746188,47.9577586076],[5.8486747118,47.9690385108],[5.8524242085000004,47.9538926797],[5.8686458284,47.9449877074],[5.8847458028,47.9261826548],[5.9006010074,47.9445677526],[5.9180162505,47.9474414869],[5.9188348194,47.9668658271],[5.9394665272000005,47.9794654048],[5.9599115568,47.9659960367],[5.9378832697,47.9514392383],[5.9286843999,47.9381145618],[5.9493576975,47.9354484973],[5.9690226922,47.9475053139],[5.9705336543000005,47.9572005281],[6.002266013,47.9560886971],[6.012142849,47.9718483291],[6.0260860438,47.9814479278],[6.0249496649,47.9918293313],[6.0411765158,48.0044232084],[6.0731955176,48.0159351959],[6.080887351,48.0129466671],[6.1136981504,48.0177258396],[6.1313062294,48.024135471],[6.1561894072,48.0067640067],[6.1521659396,47.9948827594],[6.1645397279,47.9731141717],[6.1607434411,47.9587122394],[6.1820142089,47.9563043467],[6.2079734056,47.946806853300004],[6.2192182875,47.9357413517],[6.2379829343,47.9328404143],[6.2773320945,47.9538056197],[6.2943664417,47.9557521086],[6.3239886104,47.9484198127],[6.3615481062,47.9613369253],[6.4053578977,47.953112333],[6.4081055631,47.9435618635],[6.4348041717,47.9429246181],[6.4363061457,47.9364976329],[6.4604356474,47.9134505966],[6.4559628537,47.9067649423],[6.4782645882,47.8854434907],[6.5032137734,47.896218575],[6.5440026191000005,47.9030862303],[6.5634110952,47.9313850154],[6.6040961144,47.9448113968],[6.6164807038,47.9326506524],[6.6416487469,47.9187564034],[6.6437443912,47.9050343435],[6.6763061414,47.8903343388],[6.6833824011,47.8904042872],[6.710963842,47.8753483818],[6.741079356,47.8618713817],[6.7826161291,47.8512797616],[6.7922245974,47.8422211812],[6.7927819993,47.8297273541],[6.8236075888,47.8132839565],[6.8458790685,47.822893797],[6.8885207305,47.833424834],[6.9069364712,47.8461404411],[6.919799606,47.8499911945],[6.8971140187,47.8901446133],[6.9182928758,47.8983904079],[6.9287347999,47.9095344737],[6.9257430835000005,47.92983025],[6.9193993958,47.9442770902],[6.9289290175,47.9687555389],[6.9437413691,47.9809189757],[6.9438242802,47.9995172603],[6.9608572359,48.000151078],[6.9830306809,48.0098586019],[6.9999412922,48.021151442],[7.015749422,48.0374156434],[7.0097313366,48.0428884602],[7.0376658551,48.0782338222],[7.0516404554,48.0826229903],[7.0714692442,48.1077586415],[7.0840363275,48.1291667727],[7.0700603309,48.1295863202],[7.0580078992,48.1378228245],[7.0802941169,48.1656050728],[7.0858174612,48.1840972458],[7.0998906281,48.1891979853],[7.1049410707,48.2005589321],[7.1178881242,48.2082106725],[7.1342584545,48.237754701],[7.1332537188,48.2476612124],[7.1476916069,48.2643813007],[7.1597597694,48.2690819261],[7.1640593356,48.2812164771],[7.177038318,48.2889909162],[7.1724433561,48.2974837425],[7.1936146476,48.3020226469],[7.1983453336,48.3103025163],[7.1775467024,48.3252916033],[7.1838770403,48.3391978085],[7.1695380237,48.3423230231],[7.1534694861,48.3333921019],[7.1199107183,48.3335059098],[7.1088709925,48.343859404],[7.078528557,48.3510702341],[7.0961911133,48.3712818709],[7.1093355108,48.3787399042],[7.1046983295,48.3877258367],[7.0849790729,48.3978811172],[7.0976294729,48.4171543463],[7.0998173488,48.4346571104],[7.1096380143,48.4396258297],[7.1019088812,48.4514107799],[7.1187914181,48.4745277271],[7.1168879614,48.4848857723],[7.0936597565,48.4892817377],[7.1032227317,48.4998233977],[7.1220633124,48.5006993481],[7.1231950876,48.5136425798],[7.0939947088,48.5129963897],[7.0509880332,48.4951128622],[7.0234721591,48.4908224809],[7.0049637769,48.4807447128],[6.9800699948,48.4784998714],[6.9514367246,48.4621868956],[6.9256505892,48.4385672262],[6.8845539304,48.4170366995],[6.8702822829,48.4204660797],[6.8643749809,48.4367699901],[6.8485632088,48.4237294708],[6.8279492609,48.416473415],[6.8225787797,48.4042935131],[6.8106165782,48.395883363],[6.7976330508,48.4031897121],[6.7672597172,48.3992063587],[6.7653298027,48.4117790652],[6.7390773244,48.4117617663],[6.7138122166,48.4231017846],[6.6988482565,48.4131735768],[6.6481192398,48.4333568205],[6.6357696335,48.4537768599],[6.6352207729,48.4706388879],[6.6190528672,48.4721065886],[6.5828823466,48.4593403246],[6.5698503785,48.4408865321],[6.5840539384,48.4172928038],[6.5753907188,48.4158910619],[6.5342058747,48.4316843628],[6.5005711618,48.4142347237],[6.4912836461,48.4175380187],[6.4730048556,48.4111607315],[6.4568823737,48.4178149586],[6.4223966243,48.4072810743],[6.4139938516,48.3935899372],[6.3841390607,48.3946876771],[6.3928988161,48.4087486862],[6.3807165952,48.4125095934],[6.3636143489,48.4061516338],[6.3301411574,48.4051365462],[6.3073661813,48.4116523694],[6.3019490893,48.42428163],[6.2701315072,48.4262799366],[6.2604363257,48.4063964813],[6.2320994668,48.4002249825],[6.2028882962,48.4002454674],[6.1910300503,48.3954168679],[6.1805439539,48.40554184],[6.1518347228,48.4093681878],[6.1534009868,48.3874238862],[6.1417957086,48.3702106262],[6.1167307429,48.3540418595],[6.0972886133,48.3578771156],[6.097467474,48.3726143136],[6.0890110959,48.3810203588],[6.074742229,48.3763729348],[6.0796972871,48.3638308761],[6.0655512645,48.3590864958],[6.0547999278,48.3658559117],[6.0252276692,48.3569686053],[6.0036330304,48.3631895299],[5.9804019029,48.348965944],[5.9592359151,48.3504196591],[5.9574880036,48.3652186896],[5.9452455822,48.3766524371],[5.9521257886,48.3826266667],[5.9439477411,48.4007315583],[5.9277045517,48.393858712],[5.9127226589,48.4040606686],[5.907721402,48.4190657117],[5.9249036807,48.4218219387],[5.931357461,48.4341744146],[5.9113775813,48.4354263422],[5.8951939284,48.4052535165],[5.8760162112,48.403479621],[5.855381317,48.4093727498],[5.8593361273,48.4164991741],[5.8996787921,48.4481596287],[5.8870189447,48.4538319265],[5.8919210592999995,48.4716503644],[5.9035654241,48.4802449292],[5.8995234274,48.4935956778],[5.8702652336,48.4996121925],[5.8621950867,48.5069597931],[5.8459874395,48.5071313933],[5.8230194764,48.4961195545],[5.8108072605,48.4983994919],[5.7852782822,48.4849440977],[5.7651629042,48.4965968345]]],"type":"Polygon"}</text:p>
          </table:table-cell>
          <table:table-cell office:value-type="string" calcext:value-type="string">
            <text:p>48.196290946, 6.380138675</text:p>
          </table:table-cell>
          <table:table-cell table:number-columns-repeated="3"/>
          <table:table-cell table:formula="of:=[.E7]/[.D7]" office:value-type="float" office:value="20151.2557969958" calcext:value-type="float">
            <text:p>20151,255796995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office:value-type="string" calcext:value-type="string">
            <text:p>Cantal</text:p>
          </table:table-cell>
          <table:table-cell office:value-type="float" office:value="878" calcext:value-type="float">
            <text:p>878</text:p>
          </table:table-cell>
          <table:table-cell office:value-type="float" office:value="17843126" calcext:value-type="float">
            <text:p>17843126</text:p>
          </table:table-cell>
          <table:table-cell office:value-type="float" office:value="1623" calcext:value-type="float">
            <text:p>1623</text:p>
          </table:table-cell>
          <table:table-cell office:value-type="float" office:value="24757" calcext:value-type="float">
            <text:p>2475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coordinates":[[[3.1037096907,45.3541342858],[3.0914803468,45.348129056],[3.0871786493,45.3386309838],[3.0728036005,45.3376768776],[3.0619803092,45.3281801084],[3.0667392474,45.3197060103],[3.0591097015,45.3068051859],[3.0436725693,45.2990775073],[3.0219714103,45.2955514567],[3.0209912691,45.2878601152],[2.9979702986000003,45.2939634238],[2.9685684070000002,45.3074025695],[2.9531427157000003,45.3099094],[2.9341200714999998,45.3258862542],[2.9271972893,45.3399261895],[2.9207055234,45.3654197419],[2.9006717709,45.3707857573],[2.8831712972,45.384165791],[2.8676301211,45.3763028698],[2.8523506495,45.39231004],[2.8232826473,45.3922958879],[2.8094135518,45.3994614994],[2.7769258151000002,45.3868771006],[2.7649067030000003,45.3855297601],[2.7410811496000003,45.3932472857],[2.7145342501,45.3815002697],[2.6807334465,45.4071694266],[2.6799231374,45.4226911043],[2.6883478981,45.4376301402],[2.6582045402,45.435141686],[2.6506965543,45.4431291181],[2.6270870422,45.4436645316],[2.6172269618,45.4639243512],[2.6037587849,45.4500769519],[2.58480862,45.4501551955],[2.5690774509,45.4643927149],[2.5452893427000003,45.4623934315],[2.5352874786,45.478799703],[2.5176512240999998,45.4831106429],[2.5084049479,45.4783438995],[2.503188976,45.4502898787],[2.4878568369,45.4197856873],[2.5051383342999998,45.4106757587],[2.5281833918,45.392002116],[2.5235214044000003,45.3854134733],[2.4857679741,45.3789468878],[2.4620166037,45.3848847309],[2.4452001797,45.3832043901],[2.4326222723,45.3930133175],[2.3984278696,45.4000136052],[2.3884469603,45.4113506843],[2.3695449594999998,45.4161824334],[2.3497910391,45.4096023191],[2.3638617838,45.3975049087],[2.3694532967,45.3862651805],[2.3631775863,45.3785575966],[2.3675784957,45.3654769593],[2.3501795763,45.3463673906],[2.3590026234,45.335797148],[2.350674526,45.3276872139],[2.316869873,45.3227026889],[2.2887516883,45.2870614205],[2.2727380587,45.2902352767],[2.2615670346,45.2835643109],[2.2589553904,45.2708467572],[2.2446461119,45.2672328652],[2.221533136,45.2378368738],[2.1947679859,45.2208111076],[2.1895469034,45.2042083201],[2.1978235748,45.2003213254],[2.2011019926,45.1800294633],[2.2319747995,45.1701970093],[2.2288924964,45.1612846613],[2.2121459028,45.152763749100004],[2.2016924341,45.138459575],[2.1821850244,45.1321933891],[2.187075492,45.1144947472],[2.174626864,45.0820079159],[2.1408065609,45.0867795232],[2.1249161908,45.0744593138],[2.1052102768,45.0672703138],[2.0951986162,45.0560446102],[2.1076729035,45.0430419648],[2.1174148927,45.0207887105],[2.1397643779,45.007594036],[2.1378449781,44.9923529433],[2.130519702,44.9841524918],[2.0855219443,44.9840528623],[2.0628781477,44.9766195555],[2.0806124942,44.9540065486],[2.0764616429,44.9340917419],[2.1019983682,44.9195152762],[2.1072811003,44.9102394965],[2.0863105016,44.9012207066],[2.0836327046,44.8862987163],[2.1171377557,44.8482384714],[2.1269520963,44.8445650858],[2.1351047446,44.8271659735],[2.1680456411,44.8106906984],[2.1648832866,44.8037268709],[2.1714456906,44.7905163751],[2.1698324079,44.7778370888],[2.1473196186,44.7631028541],[2.1547497223,44.750462032],[2.1492223684,44.7221910158],[2.1311185452,44.7085758748],[2.1385192209,44.6932540755],[2.1530753271,44.6998641389],[2.1766481382,44.6731238458],[2.1677905632,44.6609130866],[2.1748664575,44.6515910375],[2.1685361328,44.6396216151],[2.1904261678,44.6291513356],[2.2077934078,44.6157662351],[2.2157530906,44.6247504076],[2.2084152778,44.6438423103],[2.215870214,44.650687382],[2.2342771614,44.6554871624],[2.2509077269,44.6519979776],[2.2640202704,44.6604660979],[2.293631158,44.6671449599],[2.3054412327,44.6623148352],[2.3268068829,44.6699338673],[2.3366357755,44.6619543822],[2.3343669068,44.6480256562],[2.3491047275,44.6409406816],[2.3666365053,44.6414998223],[2.3800677087,44.6514647843],[2.3942921435,44.6461643167],[2.4236128803,44.6443340507],[2.4356811176,44.6390656635],[2.4484937599,44.6487228913],[2.46915851,44.6442478227],[2.4839050545,44.6507600814],[2.4905533255,44.6597821049],[2.4876311686,44.6687418422],[2.5003144841,44.6904709288],[2.5141383551,44.6930902254],[2.5320309104,44.7109843213],[2.5486994944,44.7162959944],[2.547106853,44.7248235193],[2.5546024497,44.744870572],[2.5499384182,44.7549649972],[2.5599029164,44.7618816627],[2.562284719,44.7776692642],[2.5739603304000003,44.7850641126],[2.5865313768,44.7838998645],[2.6004629806,44.7936474656],[2.6016430682,44.8084036305],[2.5967602065,44.8203523405],[2.6114447112,44.8309170832],[2.6026823497000002,44.8431631113],[2.611629893,44.8476919967],[2.6305641055,44.8730104568],[2.6509611644,44.8695434728],[2.6593520818,44.8880501268],[2.6761562634000002,44.9038710015],[2.7003210292,44.9040585543],[2.7110699773,44.9191788166],[2.7223088923,44.9245772123],[2.7290520749000002,44.9369864356],[2.7419886054,44.9385532316],[2.7603210697,44.9300579369],[2.7760101079,44.9093491302],[2.7717231303,44.9020502439],[2.7767924087,44.8885048681],[2.7672233261,44.8657064836],[2.7807363659,44.8570583083],[2.7907789772,44.8677017084],[2.8073189819,44.874285236],[2.8135869782,44.8692468129],[2.8507185854,44.871771677],[2.8561102756,44.8651828983],[2.8614826182,44.8361575132],[2.8704011325,44.829423014],[2.8813916465,44.8001639568],[2.8943113254,44.7860843483],[2.9050596719,44.7838648925],[2.9201895956,44.7943087786],[2.9374376617999998,44.7746893928],[2.9307343546,44.7617641648],[2.9322008335,44.7381825153],[2.9233302585,44.7276333372],[2.9423999333,44.685871455],[2.9377227955,44.680415915],[2.9545028598,44.6678931057],[2.9560268738,44.6597570347],[2.9754423527,44.6447159162],[2.9816757267,44.6446730114],[2.98390304,44.6568558197],[2.999394366,44.6755260097],[3.0167106159,44.7143666687],[3.0391047752,44.7151496811],[3.030640122,44.7360103963],[3.030975806,44.7492375274],[3.0492855386,44.7629920665],[3.0427590252,44.7719555527],[3.0504263605,44.780986060000004],[3.0457650723,44.7989664937],[3.0632664025,44.8196698007],[3.0828627093,44.8337974393],[3.0992166674,44.8331096757],[3.1001744198,44.8444295813],[3.0931652097,44.8546949964],[3.1067701584,44.8676206012],[3.1027784389,44.8849964709],[3.1216510519,44.8937710854],[3.1281461617,44.9036487138],[3.1424612283,44.9029335096],[3.1673245523,44.8749133605],[3.1870556891,44.861492897],[3.1994079784,44.8748846938],[3.2107866674,44.8733096849],[3.234362471,44.8892426873],[3.2271969869,44.8969105488],[3.2266751123,44.909773154],[3.249902974,44.9162608293],[3.2434689845,44.9315920183],[3.2617657512,44.9319366933],[3.2862627023,44.9264183134],[3.3056338639,44.9411417108],[3.3371197522,44.9558077528],[3.3546421451,44.9548645868],[3.3613476311,44.9714080918],[3.3478835535,44.9738775281],[3.3469130223,44.9875834177],[3.3629119913,44.9894943171],[3.3712623289,45.0017840151],[3.349704631,45.0016593558],[3.3473073114,45.0143514908],[3.3246618416000002,45.0098062637],[3.337091705,45.0253829302],[3.3262759329,45.0304330185],[3.3129628606,45.0225199026],[3.3004166869000002,45.031215292],[3.3043576917,45.0440009406],[3.2998185759,45.0608470161],[3.3125264751,45.0785445423],[3.2973441047,45.0910377333],[3.2874533239,45.0890206649],[3.2822789504,45.1031585146],[3.3033812598,45.1023980747],[3.3257877003000003,45.0951361103],[3.3456668968,45.1008829655],[3.3348099214999998,45.1111303243],[3.2996941505,45.1253891596],[3.2885068042,45.1205177285],[3.2689188873,45.1538684088],[3.2606838973,45.1734342032],[3.262044493,45.1847799154],[3.2708554319,45.189774242],[3.2673630899,45.2127488974],[3.2353347894,45.2199595431],[3.2347559428,45.2350015249],[3.2211293974,45.2441497808],[3.2270787471,45.2552969163],[3.2225349157,45.2756874116],[3.2023516628,45.2823781822],[3.1723686327,45.2715331289],[3.1671852899,45.2857219699],[3.154602105,45.2945139377],[3.1468388033,45.2876072315],[3.1113078042,45.284133826],[3.1051485006,45.2909813035],[3.0849372011,45.2887644913],[3.0884503858,45.3000964776],[3.1009615012,45.3000021468],[3.1143989302,45.3111276564],[3.0905273299,45.3243274764],[3.1132322571,45.3273124907],[3.1127793583,45.3432021974],[3.1037096907,45.3541342858]]],"type":"Polygon"}</text:p>
          </table:table-cell>
          <table:table-cell office:value-type="string" calcext:value-type="string">
            <text:p>45.051254931, 2.669005421</text:p>
          </table:table-cell>
          <table:table-cell table:number-columns-repeated="3"/>
          <table:table-cell table:formula="of:=[.E8]/[.D8]" office:value-type="float" office:value="20322.4669703872" calcext:value-type="float">
            <text:p>20322,466970387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office:value-type="string" calcext:value-type="string">
            <text:p>Cher</text:p>
          </table:table-cell>
          <table:table-cell office:value-type="float" office:value="722" calcext:value-type="float">
            <text:p>722</text:p>
          </table:table-cell>
          <table:table-cell office:value-type="float" office:value="15186796" calcext:value-type="float">
            <text:p>15186796</text:p>
          </table:table-cell>
          <table:table-cell office:value-type="float" office:value="1052" calcext:value-type="float">
            <text:p>1052</text:p>
          </table:table-cell>
          <table:table-cell office:value-type="float" office:value="20725" calcext:value-type="float">
            <text:p>2072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coordinates":[[[2.8744911726,47.5203473556],[2.8326450544,47.5071948204],[2.8253679771,47.4972886736],[2.8073302485,47.4943437105],[2.7964615989,47.5055529596],[2.7671149008,47.525310462],[2.7503956914,47.5240948618],[2.7290692965,47.5321909305],[2.7221679014999998,47.5212999321],[2.7276700906,47.5068023532],[2.724656548,47.4939949256],[2.6848319612,47.4830226259],[2.6574065195000003,47.4871931154],[2.6557444154,47.5104359737],[2.6363951016,47.5154757389],[2.6118733154,47.526503754],[2.6164523812000002,47.541048322099996],[2.5930945409,47.5581323181],[2.5728404137,47.5598232961],[2.563206266,47.572136704],[2.5472681020000003,47.5751796415],[2.5079023998,47.5681836602],[2.4913556167,47.5682972263],[2.4525445187,47.5967641854],[2.4501794719,47.605712131],[2.4373445977,47.6097754018],[2.4005745256,47.5994739609],[2.3728687251,47.5856911821],[2.3551356093,47.5944241192],[2.3424720333,47.6053838715],[2.3246749442,47.6078404997],[2.2912546083,47.6239062272],[2.2894505304,47.6291043743],[2.2386280169,47.6205910286],[2.2287463556000002,47.6203245556],[2.1980778719,47.6070414333],[2.1535589036,47.6009454106],[2.1415859089,47.5903565952],[2.1249853281,47.5830931219],[2.1288657645,47.5512231941],[2.1957626619,47.5487456632],[2.2154956228,47.5220805505],[2.1987854145,47.4870506748],[2.2194685834,47.49561794],[2.2477437125,47.491730516],[2.2369518613,47.4712669822],[2.2455371979,47.46227126],[2.2415798806,47.4506642249],[2.2478931361,47.4414040795],[2.2436971816,47.414820973],[2.2310087039,47.4077996425],[2.2050634073,47.4053070831],[2.1886387146,47.4377454402],[2.1367228486,47.405645434],[2.1170289477,47.410106891],[2.1028785984,47.3925993123],[2.0968595315,47.3667942461],[2.1138102998,47.370081982],[2.1228428476,47.3478714485],[2.1218997085,47.3354854781],[2.1298916859,47.3239058605],[2.1450671519,47.3153020154],[2.1576105613,47.2983305324],[2.1433540271,47.2958899246],[2.1383598834,47.2841634983],[2.1114901752,47.2794188324],[2.1050161637,47.2859809078],[2.0779499492,47.2858599286],[2.0215139407,47.2667323753],[1.9982423219,47.2640065219],[1.9820822235,47.2738171332],[1.9403722008000002,47.2896900734],[1.9202077693000001,47.2705108082],[1.9243904114000001,47.2647587094],[1.8946039956,47.2547630697],[1.916406964,47.2356987669],[1.9033351961,47.2149226317],[1.8722289635,47.2054772782],[1.8521827778,47.2222541169],[1.8389633034,47.2196590395],[1.8372082698,47.1989347321],[1.8423335498000002,47.1777020642],[1.8233739193,47.1738229954],[1.8111117142,47.1644705618],[1.8034687891,47.1491562586],[1.7822741768,47.1378710594],[1.7774923327,47.1301860964],[1.7936682439,47.120907935],[1.8271355831,47.1218256691],[1.8488627341,47.1093699004],[1.8825697638,47.1018436299],[1.9048316397,47.1088888023],[1.926099673,47.1065230389],[1.9664192725,47.1254166607],[1.9734024484,47.1201882212],[1.9964285873,47.1272448291],[2.0073091048,47.1077231456],[2.0025753877,47.0976395793],[2.0197888952,47.0937755959],[2.0245359187,47.1044483054],[2.0488113433,47.106764601],[2.055123936,47.0715602993],[2.0409646699,47.0656370846],[2.0337726757,47.0429674674],[2.0512898829,47.0421321456],[2.0668900141,47.0262916733],[2.0933825984,47.0157349251],[2.1088735651,46.9971579411],[2.0918777788,46.9882600536],[2.087066319,46.9739785827],[2.0882457713,46.9604421641],[2.0701935223,46.9543544034],[2.0707025284,46.9339982703],[2.1103224159,46.9132573048],[2.1467383369,46.9175962956],[2.1548330997,46.9116276735],[2.1390331266000002,46.8885706877],[2.1262065006,46.8798660158],[2.1133484481,46.8800666728],[2.1069526909,46.8721366813],[2.0828184702,46.8685667235],[2.0964679012,46.8552473579],[2.0768822527,46.8374810997],[2.0588077273,46.8341993152],[2.0509130536,46.8272973508],[2.0724995286,46.8088170016],[2.0933231825,46.8000271869],[2.116360552,46.7800760688],[2.1149715081,46.7735460973],[2.0946993593,46.754907172],[2.0667703428,46.7516401212],[2.0660332578,46.7422476655],[2.0925153866,46.7256788668],[2.0873190952,46.7154164499],[2.1022991261,46.7078121391],[2.1139427993,46.7113505049],[2.1306649319,46.7058981704],[2.140719244,46.6955509751],[2.1554889968,46.692216332],[2.1380259805,46.6788828859],[2.138472973,46.6659545503],[2.1894025114,46.6422120974],[2.1796379262,46.6283887816],[2.1854772449,46.6027794042],[2.1683273108,46.5940367574],[2.1719755169,46.5670891257],[2.1585385203,46.5573333869],[2.1763152193,46.5312799893],[2.1871400934,46.5059688642],[2.1956765234,46.5053052256],[2.2043269173,46.4842175851],[2.1898886549,46.4688842025],[2.1569279981,46.4613345784],[2.1515060287,46.4478264385],[2.1539486306,46.43413519],[2.1681412391,46.4239799409],[2.1847998146,46.4231482518],[2.2001592899,46.4281151122],[2.2138429212,46.4232087327],[2.2336218554,46.422462509],[2.2502111282,46.4263718664],[2.2810896871,46.4204731755],[2.2767857977,46.424928677],[2.2847939491,46.4403749054],[2.283352279,46.4494806787],[2.3053685726,46.4754589412],[2.3210654551,46.4687707937],[2.3297207092,46.4787155295],[2.323681009,46.4890679501],[2.3516143569,46.5122550659],[2.3683028997,46.5184338774],[2.4170609782,46.5206656899],[2.4231006994,46.5259694634],[2.4701376286,46.5260448136],[2.4969347102,46.5336261293],[2.4959944633,46.5229911163],[2.5140056118,46.5249501207],[2.520243648,46.5312256583],[2.5366493737,46.5197043375],[2.5454945114000003,46.5263140918],[2.5724950621,46.5339081883],[2.5835272468,46.5427562398],[2.6098256348,46.550211034],[2.6092425363,46.5683630441],[2.6034977631,46.5859497644],[2.5941725345,46.5971852892],[2.5815227825,46.5932165296],[2.5777626466,46.6078106657],[2.5887310295,46.6169945623],[2.584287547,46.6257749445],[2.596545038,46.6375064479],[2.591985202,46.6474500466],[2.5690337567,46.6511722254],[2.5742001622,46.6608468993],[2.6072829164,46.6697360617],[2.6071435468,46.6606052037],[2.6282605055,46.6591412589],[2.6334579485000003,46.6755845353],[2.6200555301,46.6797144176],[2.6232508945,46.6896386588],[2.6444995058,46.690506933500004],[2.6714453430000002,46.7088351937],[2.7010811951,46.7210997361],[2.7079168403000002,46.7403429571],[2.7288542068,46.7484880745],[2.7397294714,46.7413423709],[2.744049289,46.7287931442],[2.7702309082000003,46.7234478435],[2.7950931768,46.734341251000004],[2.8275206298,46.7353372575],[2.845401834,46.7266746735],[2.844591187,46.7422740524],[2.8770157583,46.7614685359],[2.8761691441,46.7684457333],[2.9118814862,46.7806727581],[2.9084876674,46.7879074889],[2.9315282416,46.7957461436],[2.9530311994,46.7910280722],[2.9605520949,46.8036976194],[2.9776692102,46.803832774],[2.99648628,46.7967073884],[3.0162138955,46.7999243003],[3.0320629441,46.7949093892],[3.0423997449,46.8140096329],[3.0592047788,46.8266391434],[3.0547971344000002,46.8396635805],[3.0694069543,46.85342612],[3.0677937506,46.874250988200004],[3.0605995966,46.8985262902],[3.0503018162,46.90613214],[3.0690500057,46.9430354141],[3.0791695139,46.9543184505],[3.0625751919,46.979198088],[3.064509014,46.995739027],[3.0757442613,47.0191481765],[3.075160729,47.0293178134],[3.062745314,47.0452763461],[3.0262180199,47.0600728246],[3.0187160022,47.0707808847],[3.0313737475,47.0924757257],[3.0282801453,47.1284338267],[3.0173478654,47.1394745351],[3.0206213543,47.1532196845],[3.0096706098,47.1790575603],[2.9938477255000002,47.2068115747],[2.9816886134000002,47.2219933568],[2.9779552354,47.2355525087],[2.9830811129,47.2608029276],[2.9739389096,47.2698046602],[2.9391704656,47.2865884692],[2.9077684822,47.310991295],[2.886193431,47.3158181198],[2.8765716325,47.3218731656],[2.8695415268,47.3399051772],[2.8734919392,47.3483968605],[2.8952492320000003,47.3721770571],[2.9015549584,47.3862690563],[2.9184549975,47.4055248822],[2.919925595,47.4214449731],[2.9314109351,47.4326245758],[2.9307608786,47.4418628036],[2.9140606552,47.4708968348],[2.9003805731,47.4797355162],[2.8884586333,47.5094309855],[2.8744911726,47.5203473556]]],"type":"Polygon"}</text:p>
          </table:table-cell>
          <table:table-cell office:value-type="string" calcext:value-type="string">
            <text:p>47.065818618, 2.491085958</text:p>
          </table:table-cell>
          <table:table-cell table:number-columns-repeated="3"/>
          <table:table-cell table:formula="of:=[.E9]/[.D9]" office:value-type="float" office:value="21034.3434903047" calcext:value-type="float">
            <text:p>21034,343490304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1</text:p>
          </table:table-cell>
          <table:table-cell office:value-type="string" calcext:value-type="string">
            <text:p>Loir-et-Cher</text:p>
          </table:table-cell>
          <table:table-cell office:value-type="float" office:value="2795" calcext:value-type="float">
            <text:p>2795</text:p>
          </table:table-cell>
          <table:table-cell office:value-type="float" office:value="60895136" calcext:value-type="float">
            <text:p>60895136</text:p>
          </table:table-cell>
          <table:table-cell office:value-type="float" office:value="4233" calcext:value-type="float">
            <text:p>4233</text:p>
          </table:table-cell>
          <table:table-cell office:value-type="float" office:value="25601" calcext:value-type="float">
            <text:p>2560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1.5201239288,47.982274878],[1.4989733859,47.9850895956],[1.4809369597,47.9975716677],[1.4578049911,48.007860126],[1.4392483286,48.0119925202],[1.4336365023,47.9991763504],[1.4374295400000001,47.9769224733],[1.4062650313,47.9703159475],[1.3869437458,47.9812786435],[1.3766225578,47.9706673796],[1.3696732374,47.953821714200004],[1.3459071742,47.9652174443],[1.3438132528,47.957421637],[1.3125081674999999,47.9555991394],[1.2996184113,47.9682196704],[1.2625693236,47.9629053731],[1.2570609005,47.9750982376],[1.2469286089,47.9788812369],[1.2238987952,47.9765642973],[1.2109124947,47.9687367807],[1.1926278609,47.9858454738],[1.1871141091,48.0025115193],[1.1620024607000001,48.0179491642],[1.1658984595,48.0284551812],[1.143984563,48.0288020584],[1.1228173982,48.0357827512],[1.1077727863,48.0648297348],[1.1060339897,48.0820077179],[1.0707438212,48.0756292642],[1.0626657128,48.0868248861],[1.0397733028,48.085407504],[1.0272888732,48.0884315482],[1.0095846114,48.0837753043],[0.9913681075,48.0976426034],[1.0038357229,48.1056460418],[1.0460444795,48.1177371206],[1.038048891,48.1320799949],[1.0156506761,48.1330347169],[0.9950788185,48.1272932331],[0.9542066977,48.09961022],[0.9447918228000001,48.1114013629],[0.9300168080000001,48.1121645179],[0.9172897814000001,48.1047399642],[0.8907363553000001,48.1019885323],[0.8765215569,48.1096566161],[0.8410703252,48.1029408937],[0.8485956269,48.0891552773],[0.8432691555,48.0735798737],[0.8350777355000001,48.0699809116],[0.8027827601,48.0715812154],[0.797756742,48.0660266104],[0.7978155304000001,48.0427990885],[0.8103399444,48.0326566044],[0.8424121786000001,48.0301683235],[0.8330805122,48.0091113475],[0.8322743341000001,47.9969782544],[0.8188585623,47.9860369518],[0.8350773561,47.970591099],[0.8484016031,47.9421522427],[0.8135811973,47.9318952043],[0.8151059032,47.9126985973],[0.7951299414,47.8996361785],[0.7899593939,47.9121127582],[0.7596495766,47.8995955459],[0.7571631772,47.8914549864],[0.7645351044,47.8664968964],[0.7591659598,47.8592258892],[0.7735925429,47.8502378192],[0.7747411453,47.8397389951],[0.7469179487000001,47.8283762405],[0.7263244588000001,47.7994895546],[0.700522074,47.7901242158],[0.689338263,47.7800131181],[0.7037962962000001,47.767758328],[0.6914396733,47.7638470398],[0.6777994930000001,47.7696848742],[0.6459787720000001,47.7530910041],[0.6270030637,47.7519397721],[0.6204104403,47.7391707489],[0.5804932464,47.7124589711],[0.5907042999000001,47.7056702988],[0.5955240519,47.6880262901],[0.6149306519000001,47.6941400906],[0.6301550129,47.7094488389],[0.6507645171,47.700285483],[0.6537222731,47.6844596818],[0.6783239083,47.6964623708],[0.6941165307,47.6868617506],[0.7128265220000001,47.6823758444],[0.7197367392,47.690688733100004],[0.7388264905,47.6961514795],[0.759794862,47.6908085136],[0.7705022788,47.6839564858],[0.8056705335000001,47.6786962008],[0.8116194979,47.6822077248],[0.8347803453,47.6773742661],[0.8532566139000001,47.6861077728],[0.8593398616,47.6668802985],[0.8436579136,47.645476125],[0.8593122452,47.6376502898],[0.8607834288,47.5993609317],[0.8960290156,47.6042885723],[0.9195705122000001,47.6324758594],[0.9707306572000001,47.6220516419],[0.9917854768000001,47.6202321817],[0.9839679304000001,47.6053587691],[0.9867031801,47.5905843433],[1.0038150508,47.5900004066],[1.0185129286,47.60779698],[1.0328503138,47.6081033868],[1.0594472004,47.5779055467],[1.0776429505,47.5624012227],[1.0630032477,47.5522023332],[1.0448336316,47.5318116986],[1.0700247747,47.5221738418],[1.0737405867,47.5123432991],[1.065690145,47.5052658542],[1.0790175173,47.4944498314],[1.0945975763,47.4694189613],[1.112816769,47.4661094716],[1.1317888367,47.4453805033],[1.1136501768,47.4280236078],[1.1051317899,47.4316886693],[1.0900389891,47.4245624185],[1.102280573,47.4182632958],[1.1136090224,47.3967457026],[1.123492136,47.3919891311],[1.1043527088,47.3701529356],[1.1230537449,47.353720342],[1.1133272055,47.3478186422],[1.1062958605,47.3313739527],[1.0948168474,47.3287053375],[1.0989608011,47.3117359244],[1.1078595398,47.2986278118],[1.1330764974,47.294128529700004],[1.1619674653,47.2722098623],[1.1734671739,47.2858772294],[1.1903736355,47.2859458435],[1.2236808085,47.2940506172],[1.2420517209,47.2876227975],[1.2440671242,47.2733754682],[1.2602899807,47.2644756363],[1.2661459019,47.2557071907],[1.2945861263,47.2373514569],[1.3037641144,47.2177459322],[1.3265560658,47.1863904321],[1.3386523248,47.1956864338],[1.3507260724,47.1936960397],[1.4004660333,47.2119561724],[1.4217296884000001,47.2292599339],[1.4576211023,47.2397883594],[1.4816607397000001,47.2392088743],[1.5028356285,47.2351307193],[1.5338734849,47.2210306534],[1.5251044351,47.241606575],[1.539191693,47.2565129811],[1.5680902294,47.2614258417],[1.5945108545000002,47.2598212782],[1.5923911767,47.2765213007],[1.619257733,47.2722332858],[1.6378483822,47.2747346441],[1.6508883571,47.2611516803],[1.6681556908,47.2573337453],[1.7059298529,47.2662015104],[1.7158770715,47.2769805367],[1.7402691623000002,47.2545055878],[1.7756420347000001,47.2315324785],[1.8084693427,47.2337698363],[1.8389633034,47.2196590395],[1.8521827778,47.2222541169],[1.8722289635,47.2054772782],[1.9033351961,47.2149226317],[1.916406964,47.2356987669],[1.8946039956,47.2547630697],[1.9243904114000001,47.2647587094],[1.9202077693000001,47.2705108082],[1.9403722008000002,47.2896900734],[1.9820822235,47.2738171332],[1.9982423219,47.2640065219],[2.0215139407,47.2667323753],[2.0779499492,47.2858599286],[2.1050161637,47.2859809078],[2.1114901752,47.2794188324],[2.1383598834,47.2841634983],[2.1433540271,47.2958899246],[2.1576105613,47.2983305324],[2.1450671519,47.3153020154],[2.1298916859,47.3239058605],[2.1218997085,47.3354854781],[2.1228428476,47.3478714485],[2.1138102998,47.370081982],[2.0968595315,47.3667942461],[2.1028785984,47.3925993123],[2.1170289477,47.410106891],[2.1367228486,47.405645434],[2.1886387146,47.4377454402],[2.2050634073,47.4053070831],[2.2310087039,47.4077996425],[2.2436971816,47.414820973],[2.2478931361,47.4414040795],[2.2415798806,47.4506642249],[2.2455371979,47.46227126],[2.2369518613,47.4712669822],[2.2477437125,47.491730516],[2.2194685834,47.49561794],[2.1987854145,47.4870506748],[2.2154956228,47.5220805505],[2.1957626619,47.5487456632],[2.1288657645,47.5512231941],[2.1249853281,47.5830931219],[2.1415859089,47.5903565952],[2.1535589036,47.6009454106],[2.1980778719,47.6070414333],[2.2287463556000002,47.6203245556],[2.2386280169,47.6205910286],[2.2414985363,47.6361416911],[2.2338962948,47.6513917232],[2.2198780515,47.6679739196],[2.2060845860000002,47.6763926556],[2.1485089822,47.6704228724],[2.1397135467,47.677528046],[2.1159321583,47.675267722],[2.0704372798,47.6817307051],[2.0664312844,47.6742231088],[2.0431193687,47.6779772638],[2.0294094146,47.6753546394],[2.0092716018,47.6786206915],[1.9862853235000002,47.666044703],[1.9637456011,47.657781579],[1.9440602241,47.666920301],[1.9379428735,47.6790701867],[1.9046466876,47.675189323],[1.8873127959,47.6789260596],[1.8701081524,47.6741818804],[1.860873077,47.6781817457],[1.8631416794,47.6888717388],[1.8434696744,47.6862825768],[1.8451647045000001,47.6570795411],[1.8032523093,47.6479241638],[1.7934689354,47.6364378061],[1.7781210021,47.6437427768],[1.7816877415999999,47.65234093],[1.7483922372,47.6558320141],[1.7291985317,47.6872479494],[1.7273464879,47.6999933796],[1.7129257247,47.7221042963],[1.7135918870000002,47.733410611],[1.688066147,47.739865965],[1.6753460793000001,47.7387289077],[1.6265270108,47.7610425013],[1.6212822169,47.7432878257],[1.6135132168,47.7364833621],[1.5912886511000002,47.7448985236],[1.5477218064,47.7695643131],[1.5710072030000002,47.7871332477],[1.5707750123,47.7967721389],[1.5500341399000002,47.8121235373],[1.5271388599,47.822198988],[1.5367838077,47.8343395837],[1.5686005941999999,47.8566822689],[1.5906095165,47.8788245264],[1.5816809148000002,47.9020776873],[1.5553146155,47.9199330739],[1.5256227151,47.9292726985],[1.5254521996000001,47.9420115251],[1.5486216437,47.9568175544],[1.566721594,47.9801401248],[1.5647434462,47.9897260231],[1.5401052458,47.9896063979],[1.5201239288,47.982274878]]],"type":"Polygon"}</text:p>
          </table:table-cell>
          <table:table-cell office:value-type="string" calcext:value-type="string">
            <text:p>47.616907824, 1.427846141</text:p>
          </table:table-cell>
          <table:table-cell table:number-columns-repeated="3"/>
          <table:table-cell table:formula="of:=[.E10]/[.D10]" office:value-type="float" office:value="21787.1685152057" calcext:value-type="float">
            <text:p>21787,168515205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office:value-type="string" calcext:value-type="string">
            <text:p>Aveyron</text:p>
          </table:table-cell>
          <table:table-cell office:value-type="float" office:value="1473" calcext:value-type="float">
            <text:p>1473</text:p>
          </table:table-cell>
          <table:table-cell office:value-type="float" office:value="33982679" calcext:value-type="float">
            <text:p>33982679</text:p>
          </table:table-cell>
          <table:table-cell office:value-type="float" office:value="2668" calcext:value-type="float">
            <text:p>2668</text:p>
          </table:table-cell>
          <table:table-cell office:value-type="float" office:value="26881" calcext:value-type="float">
            <text:p>2688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"coordinates":[[[3.3582180852,43.9137244624],[3.3511129252,43.9383461643],[3.3589762327,43.9511380061],[3.3756483911,43.9559472512],[3.3773556663,43.967507029000004],[3.4040833361000002,43.9696533747],[3.4179656324,43.9929875231],[3.4401670744,43.9981312439],[3.4491547805,44.0113932237],[3.448877773,44.0235634545],[3.429008103,44.0350148954],[3.393579202,44.0477753516],[3.376686964,44.0513403798],[3.3676488752,44.0582032188],[3.3526593284,44.049911969],[3.3376794135,44.0582916432],[3.3289141381,44.0790253925],[3.3186938535,44.0792779147],[3.3073907816,44.069085818],[3.2939783435,44.067516986],[3.2626699291,44.0928452729],[3.2775377797,44.0965438017],[3.2909650294,44.1053798371],[3.3122062687,44.1042800213],[3.3241646274,44.1086033496],[3.3202959753,44.1359045221],[3.3302193072,44.1421638579],[3.3346207934,44.158821676],[3.3456960023,44.1592679708],[3.3572196975,44.1679825323],[3.3740108367,44.1709661559],[3.3680157119,44.1869981076],[3.3564468312,44.200871656],[3.3356244121,44.2042901649],[3.3172760027,44.200550823],[3.2938034784,44.2070725553],[3.2894088589,44.2002137933],[3.2666122615,44.2015604683],[3.2376792929000002,44.1902398819],[3.2117192904,44.1952903263],[3.2245846675,44.2118849893],[3.2296224726,44.2256884198],[3.1899812192,44.246360424],[3.1617580259,44.2446647942],[3.1596427812,44.2610166701],[3.1530558512,44.2745188586],[3.138362505,44.2641428358],[3.1212283088,44.2670821626],[3.1261443995000002,44.2814669031],[3.1467679321,44.3040580169],[3.1543420959,44.3084484214],[3.148828214,44.3210868099],[3.1274780285,44.346908311],[3.1318481744,44.357038932],[3.1193816183,44.3639988],[3.1243660299,44.3801584539],[3.1211837138,44.3887280263],[3.1404557452,44.392237412],[3.1371992369,44.4109166099],[3.13021887,44.4222043877],[3.1416468278,44.4262339301],[3.1349634306,44.4412917121],[3.1340393887,44.458049113],[3.1260457552,44.4598175342],[3.1158478542,44.4755480857],[3.0760736703,44.4940379049],[3.0679594374,44.5027059748],[3.0765891766,44.5180616776],[3.0744989881,44.532159742],[3.0838641636,44.5604086593],[3.0759029843,44.5729727813],[3.061096671,44.5797022878],[3.0502764388,44.5906691567],[3.0336325321,44.5967449655],[3.0156600193,44.6186539913],[2.9816757267,44.6446730114],[2.9754423527,44.6447159162],[2.9560268738,44.6597570347],[2.9545028598,44.6678931057],[2.9377227955,44.680415915],[2.9423999333,44.685871455],[2.9233302585,44.7276333372],[2.9322008335,44.7381825153],[2.9307343546,44.7617641648],[2.9374376617999998,44.7746893928],[2.9201895956,44.7943087786],[2.9050596719,44.7838648925],[2.8943113254,44.7860843483],[2.8813916465,44.8001639568],[2.8704011325,44.829423014],[2.8614826182,44.8361575132],[2.8561102756,44.8651828983],[2.8507185854,44.871771677],[2.8135869782,44.8692468129],[2.8073189819,44.874285236],[2.7907789772,44.8677017084],[2.7807363659,44.8570583083],[2.7672233261,44.8657064836],[2.7767924087,44.8885048681],[2.7717231303,44.9020502439],[2.7760101079,44.9093491302],[2.7603210697,44.9300579369],[2.7419886054,44.9385532316],[2.7290520749000002,44.9369864356],[2.7223088923,44.9245772123],[2.7110699773,44.9191788166],[2.7003210292,44.9040585543],[2.6761562634000002,44.9038710015],[2.6593520818,44.8880501268],[2.6509611644,44.8695434728],[2.6305641055,44.8730104568],[2.611629893,44.8476919967],[2.6026823497000002,44.8431631113],[2.6114447112,44.8309170832],[2.5967602065,44.8203523405],[2.6016430682,44.8084036305],[2.6004629806,44.7936474656],[2.5865313768,44.7838998645],[2.5739603304000003,44.7850641126],[2.562284719,44.7776692642],[2.5599029164,44.7618816627],[2.5499384182,44.7549649972],[2.5546024497,44.744870572],[2.547106853,44.7248235193],[2.5486994944,44.7162959944],[2.5320309104,44.7109843213],[2.5141383551,44.6930902254],[2.5003144841,44.6904709288],[2.4876311686,44.6687418422],[2.4905533255,44.6597821049],[2.4839050545,44.6507600814],[2.46915851,44.6442478227],[2.4484937599,44.6487228913],[2.4356811176,44.6390656635],[2.4236128803,44.6443340507],[2.3942921435,44.6461643167],[2.3800677087,44.6514647843],[2.3666365053,44.6414998223],[2.3491047275,44.6409406816],[2.3343669068,44.6480256562],[2.3366357755,44.6619543822],[2.3268068829,44.6699338673],[2.3054412327,44.6623148352],[2.293631158,44.6671449599],[2.2640202704,44.6604660979],[2.2509077269,44.6519979776],[2.2342771614,44.6554871624],[2.215870214,44.650687382],[2.2084152778,44.6438423103],[2.2157530906,44.6247504076],[2.2077934078,44.6157662351],[2.2108886519,44.6048082971],[2.1910211976,44.5876787311],[2.1686871618,44.5913266203],[2.1484551933000002,44.5705449257],[2.1314784488,44.5699166825],[2.1222472873,44.5785415027],[2.1037883005,44.5714879846],[2.0836824927,44.5871116936],[2.0671191393,44.5769094345],[2.0618225052,44.5834971575],[2.0389435905,44.5735240265],[2.035404416,44.5620178491],[2.0203215023,44.5554334856],[2.0042783563,44.5570203858],[1.9878528394,44.5509452221],[1.9623081261,44.5210583049],[1.94189788,44.5169751975],[1.932091377,44.5070827422],[1.9130790422000001,44.5051874138],[1.9206228679000001,44.4919874598],[1.9116552527000001,44.4859024677],[1.9016598737,44.5037535822],[1.8889280812,44.5057022084],[1.880598409,44.4839197825],[1.8590174173,44.4873835795],[1.8395943098,44.4759100173],[1.8501554867,44.4670014376],[1.8466786853000001,44.4445955074],[1.8501680297,44.4354121194],[1.8733786366,44.4236619323],[1.8758386209000002,44.407272372],[1.867497922,44.3980635974],[1.8915059651,44.379688685],[1.8932924517,44.3706203929],[1.9085586764,44.3646502293],[1.9089035643,44.3500687925],[1.8919532753000001,44.3529800502],[1.8819742842,44.3401640724],[1.8593392877000001,44.320440614],[1.8818110078,44.3043862314],[1.8687063601,44.2921063392],[1.9006828129,44.2791021853],[1.9100958313,44.2814410616],[1.9578584735,44.2804873959],[1.9709667639,44.2739926356],[1.964063799,44.2659322236],[1.9620303134000001,44.2423235256],[1.9333988185000002,44.2458939345],[1.9309307363000001,44.2382372264],[1.9112009597,44.2139463189],[1.9043988015000002,44.209583883],[1.9028879683,44.1929479416],[1.9139790212,44.1851106704],[1.9334140009,44.187976594],[1.9739683920000002,44.1815328824],[1.9767399646000001,44.1620353881],[1.9961754018,44.1601356493],[1.9901713871000002,44.1494849747],[2.0298867201,44.1570220771],[2.0299142802,44.1688879566],[2.0598733162,44.1725126169],[2.0516344277,44.1885227856],[2.0665047937,44.1901472354],[2.0803287535,44.1798745102],[2.0909761793,44.1864910592],[2.1072388129,44.1810680176],[2.1064570237,44.1945115549],[2.1287600483,44.1957962486],[2.1484681788,44.2008954002],[2.1542314348,44.1830857516],[2.1807594006,44.1707185561],[2.1919656985,44.1620326995],[2.206467454,44.1713791881],[2.2216061885,44.1679006755],[2.2375781672,44.1587488774],[2.199646935,44.1436511054],[2.2080227863,44.1374876875],[2.2241155444,44.1389880081],[2.237419095,44.1339786704],[2.2560920616,44.1425777988],[2.2766488087,44.1454435379],[2.2979162207,44.137996649],[2.2882927041,44.1222847004],[2.3321551655,44.1232852837],[2.3407344815,44.1116406661],[2.3590293321,44.1009555063],[2.3845066217,44.0944284775],[2.4003362504,44.0835328082],[2.4118770836,44.0699217484],[2.4199608583,44.05368032],[2.4434647868,44.0543999428],[2.4600080924,44.0514028504],[2.4629145874000002,44.034329111],[2.4836578581,44.0260712967],[2.4963525533,44.0078600938],[2.4917661802,44.0035215243],[2.5010826978000003,43.9867405933],[2.5212339777,43.98243237],[2.5252689475,43.9771579806],[2.5201866386000003,43.9609971518],[2.5043960066,43.9551883869],[2.4989863956000002,43.945141515],[2.5331554989000002,43.9366782513],[2.5566551488,43.9185976885],[2.5504675295,43.8984997553],[2.5577817581,43.8877626375],[2.5768804638000002,43.8815018276],[2.5788061584,43.8732829365],[2.565505711,43.8679418819],[2.5639856349,43.8415400631],[2.574747282,43.8378010877],[2.5884904671999998,43.819134751],[2.6079505113,43.8096215921],[2.6101235409,43.7996513353],[2.6261768738,43.7833278062],[2.6530648791,43.7662047689],[2.6572291363,43.758605053],[2.6821470181000002,43.7435926204],[2.7085915438,43.7432490507],[2.7271054473,43.7372355986],[2.7368380034,43.7296603252],[2.7812620136,43.7369214122],[2.7874740371,43.7521646397],[2.8144681438,43.7621133256],[2.8382207616,43.7500174826],[2.8618796868,43.7484132156],[2.8727221645,43.740199080400004],[2.9031525119,43.7422136597],[2.9132589642,43.739216682],[2.9237932452,43.7254164572],[2.9260882829,43.7036618655],[2.935424649,43.6945552848],[2.9382030968,43.6906120856],[2.9849458624,43.7089994057],[2.993254455,43.7086735995],[3.0198064936,43.6951719223],[3.0319073988,43.6920214742],[3.0458315344,43.697240864],[3.060841965,43.6928576742],[3.0690622206000002,43.7079635302],[3.0552403273,43.7146319742],[3.0592966821,43.7382821438],[3.0524614956,43.7458452859],[3.0759635959,43.7684736675],[3.0568201204,43.7827050594],[3.0488623213,43.8001845455],[3.0600576681,43.8094594725],[3.0595413441,43.8303345977],[3.064766944,43.835524051],[3.0864924066,43.8358878478],[3.1130007539,43.8274225348],[3.1266485924,43.8176283669],[3.1498274623,43.8135242693],[3.1567526753,43.8174281691],[3.1828103225,43.8126649593],[3.2073588988,43.8123681705],[3.2295826679,43.8248880043],[3.2491417535,43.8296577566],[3.2520553829,43.8389281979],[3.2343993309,43.8576632691],[3.23768488,43.8704539594],[3.259993793,43.881853807],[3.2630165625,43.8927852896],[3.2751740376000003,43.8982944651],[3.3190623457,43.8906560333],[3.3416168767,43.894957016],[3.3438873706,43.9059949361],[3.3582180852,43.9137244624]]],"type":"Polygon"}</text:p>
          </table:table-cell>
          <table:table-cell office:value-type="string" calcext:value-type="string">
            <text:p>44.281092453, 2.6785661320000003</text:p>
          </table:table-cell>
          <table:table-cell table:number-columns-repeated="3"/>
          <table:table-cell table:formula="of:=[.E11]/[.D11]" office:value-type="float" office:value="23070.3862864902" calcext:value-type="float">
            <text:p>23070,386286490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Gard</text:p>
          </table:table-cell>
          <table:table-cell office:value-type="float" office:value="1083" calcext:value-type="float">
            <text:p>1083</text:p>
          </table:table-cell>
          <table:table-cell office:value-type="float" office:value="26791482" calcext:value-type="float">
            <text:p>26791482</text:p>
          </table:table-cell>
          <table:table-cell office:value-type="float" office:value="1414" calcext:value-type="float">
            <text:p>1414</text:p>
          </table:table-cell>
          <table:table-cell office:value-type="float" office:value="33402" calcext:value-type="float">
            <text:p>3340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coordinates":[[[4.7392835766,43.9241342421],[4.7498502538,43.9321489604],[4.7789309128,43.9378788599],[4.7937535926,43.9544647502],[4.8151192839,43.9665564523],[4.8100034076,43.9764680048],[4.8135462423,43.9883029874],[4.842737417,43.9869399278],[4.8437020941,44.0086310346],[4.8368542607,44.0150515256],[4.8189255079,44.0180085938],[4.8160518857,44.0321568194],[4.7894865321,44.0515193778],[4.7879125976,44.0650380611],[4.7579516266,44.0772849653],[4.7522239261,44.0882527291],[4.7269234395,44.0782836735],[4.7077506988,44.1033393153],[4.7115354125,44.1337108988],[4.718468586,44.1434505158],[4.7158607169,44.1659470436],[4.7224706868,44.1873190015],[4.7058031634,44.1927227718],[4.7092080353,44.2061985872],[4.7031566727000005,44.2157188301],[4.6774418132,44.2124073529],[4.6781781286,44.2295288383],[4.6733611482,44.2396344716],[4.6541733977,44.2542157467],[4.6494535944,44.2703384073],[4.6380600403,44.282964739],[4.6176972634,44.2781453646],[4.6092827753,44.2891609002],[4.5741872292,44.3007510547],[4.5597488769,44.3020687306],[4.5450297727999995,44.3202503747],[4.5034245699,44.3398577611],[4.4794072737,44.3372105387],[4.4576163712,44.3416356239],[4.4507524272,44.3341692157],[4.446416747,44.2894729039],[4.4335463817,44.2867606253],[4.3992958938,44.2891267746],[4.3907812809,44.3030513064],[4.4032596814,44.3335798192],[4.3913606458,44.3467896845],[4.3680138892,44.3393705777],[4.3265342065,44.3384921233],[4.321752114,44.3240138692],[4.2907418924,44.3088499557],[4.289198844,44.2925437534],[4.2778919056,44.2754604009],[4.2571765198,44.2646840623],[4.2300137461,44.2772598337],[4.2146957184,44.2909066999],[4.1887925425,44.2985880016],[4.174192286,44.3179793661],[4.1638950191,44.3120509292],[4.1429185541999995,44.3131990876],[4.1405749718,44.3262129269],[4.1259374293,44.3375240003],[4.1148111691,44.3282649355],[4.093147228,44.3344374093],[4.0855865837,44.3286130563],[4.0518612383,44.3174349689],[4.035837026,44.3301487528],[4.0537321951,44.3380853428],[4.0507066369,44.3472804395],[4.0569845382,44.3645057879],[4.0402175918,44.3916368691],[4.0576987162,44.3943511589],[4.0684311536,44.405046151],[4.0572706829,44.4136532067],[4.0366724748,44.421009649],[4.0454145891,44.4295992976],[4.0371747774,44.4460845667],[4.0231991105,44.4456894334],[3.9983704778,44.459659736],[3.9754809604,44.4426551685],[3.9730788062,44.4266887139],[3.9446200248,44.3995850987],[3.9269611750999998,44.405779349],[3.9081194112,44.4026738454],[3.8998147116,44.3910299724],[3.8857503005,44.3877852479],[3.9048225677,44.3764808568],[3.9240090562,44.3474099698],[3.9346282593,44.3359082624],[3.9522538220000003,44.327957666],[3.9434148547000003,44.3162717187],[3.9228602111,44.3052206308],[3.9369133489,44.2936404791],[3.9400106476000003,44.2838298465],[3.933723024,44.2757151362],[3.9472801021,44.2689062325],[3.9600956475,44.2708033254],[3.9753490766,44.2599567739],[3.9654504412,44.2475505966],[3.9476039577,44.2443420489],[3.9448228475000002,44.2323883356],[3.9521253207,44.2221416808],[3.936813551,44.1948096316],[3.959703918,44.1913605014],[3.952138236,44.1710318103],[3.9323121738,44.1814843972],[3.927270718,44.1612947305],[3.9130428985,44.160008085],[3.9033852508,44.1495619759],[3.8896312977000003,44.1449388789],[3.873922529,44.1298460661],[3.8477107269,44.1358530892],[3.8228816659,44.1364689039],[3.8126533544,44.1288024941],[3.7969975612,44.1273854613],[3.7735863485000003,44.1435227694],[3.760855832,44.1443193239],[3.748426826,44.1552268287],[3.7256274073,44.1642425043],[3.7062499343,44.1646939156],[3.6835380441,44.1804978998],[3.6622228222,44.1744475614],[3.6449419565,44.180130278],[3.6261609689,44.1532945274],[3.6388106068,44.151534797],[3.6328324816,44.1212203026],[3.6031646376,44.1157863949],[3.564082148,44.1234660157],[3.5452762184,44.1132373564],[3.5384183121,44.1201792996],[3.522241027,44.1207868113],[3.5080549536,44.1262764103],[3.4900811689,44.1239757505],[3.4504898769,44.1266513938],[3.4328092385,44.1353155897],[3.4308597653,44.1480395222],[3.411991371,44.1535422006],[3.395621587,44.1686248365],[3.3740108367,44.1709661559],[3.3572196975,44.1679825323],[3.3456960023,44.1592679708],[3.3346207934,44.158821676],[3.3302193072,44.1421638579],[3.3202959753,44.1359045221],[3.3241646274,44.1086033496],[3.3122062687,44.1042800213],[3.2909650294,44.1053798371],[3.2775377797,44.0965438017],[3.2626699291,44.0928452729],[3.2939783435,44.067516986],[3.3073907816,44.069085818],[3.3186938535,44.0792779147],[3.3289141381,44.0790253925],[3.3376794135,44.0582916432],[3.3526593284,44.049911969],[3.3676488752,44.0582032188],[3.376686964,44.0513403798],[3.393579202,44.0477753516],[3.429008103,44.0350148954],[3.448877773,44.0235634545],[3.4491547805,44.0113932237],[3.4401670744,43.9981312439],[3.4179656324,43.9929875231],[3.4040833361000002,43.9696533747],[3.3773556663,43.967507029000004],[3.3756483911,43.9559472512],[3.3589762327,43.9511380061],[3.3511129252,43.9383461643],[3.3582180852,43.9137244624],[3.3701025764,43.9172621664],[3.3792538263000003,43.911161474],[3.3979731502,43.9138892353],[3.4229344321,43.9127919839],[3.4377491499,43.9011565868],[3.4314133475,43.8727525583],[3.4460775383,43.8695132388],[3.4623153739,43.8717189094],[3.4784410975,43.8862311938],[3.5058730015,43.8971283453],[3.5227993145000003,43.8873642201],[3.5217731139,43.8656165625],[3.5350200640000002,43.85468389],[3.5536079606,43.8515133928],[3.5602719638,43.8560456499],[3.5788633599,43.8436132059],[3.5991391846000003,43.8545999508],[3.5748683405,43.8654973987],[3.5852166761,43.8799918568],[3.5989646307000003,43.8864716609],[3.6073615103,43.9022708943],[3.623571379,43.9168823678],[3.6714465787,43.9096408462],[3.682743808,43.9471227621],[3.7051365144,43.9620691273],[3.7166831883,43.9607736256],[3.7314185307,43.9718784726],[3.7437633928,43.9666039062],[3.7698672875,43.9689342438],[3.7862879799,43.9590782984],[3.7964813058,43.9435657081],[3.8203476079,43.942370344],[3.8290202698,43.924511785],[3.8216079869,43.9132107216],[3.7996605963,43.8911682695],[3.8038812799,43.8791936867],[3.8503291204,43.8680753463],[3.8567941081,43.8771172432],[3.897706415,43.877665032],[3.9107484913,43.8865847767],[3.9195684188,43.8813088995],[3.9221270488,43.8583683518],[3.9409498595,43.8534233862],[3.9583483344,43.8540558424],[3.958179867,43.8436391973],[3.971877317,43.8446277022],[3.978082238,43.829655206],[3.9643613889,43.8201477733],[3.9603647407,43.8065010021],[3.9744519949,43.8014955567],[4.0016105293,43.8119940226],[4.0491928181,43.7894137726],[4.0514004002,43.7750184635],[4.0677069481,43.7653888553],[4.0850912792,43.7682967252],[4.0926294178,43.7528224138],[4.1049730233,43.7484051721],[4.1158790201,43.7370087443],[4.1424133367,43.7373932671],[4.1532853145,43.7153517287],[4.1662565636,43.7000335604],[4.1632411698,43.6868397345],[4.1714514956,43.680874309800004],[4.1944190149,43.6543094694],[4.1936786636,43.6418486378],[4.1688557106,43.6092412875],[4.1493332705,43.5971331301],[4.150240576,43.5854452241],[4.1244914787999996,43.589019082],[4.0986245917,43.5851138994],[4.1093302091,43.5682204119],[4.1012766612,43.5546888999],[4.1260485081,43.5445187317],[4.1389400925,43.5314448405],[4.1296575534,43.5120988413],[4.1128865046,43.507616632],[4.1305247454,43.4862972632],[4.1474988065,43.4776628065],[4.1903163386,43.466637725300004],[4.2302132347,43.4604858571],[4.2307219756,43.4795268442],[4.2397426004,43.4991990827],[4.2584486091,43.5074599318],[4.2756094465,43.5088647747],[4.2975020814,43.5151738861],[4.3108078464,43.5251668044],[4.3204027697,43.5254769964],[4.3186148492,43.542677734],[4.3343106222,43.5353941671],[4.3489164345,43.542587035],[4.3824142234,43.5534256176],[4.3887680696,43.5625484589],[4.4059531408,43.5595727473],[4.4167321868,43.5711014597],[4.4071067607,43.5758961424],[4.4261406042,43.5854342497],[4.44595643,43.5830502815],[4.4619249183,43.5905946388],[4.4752537745,43.6072348417],[4.469608086,43.6141192914],[4.4381858817,43.6115555584],[4.4268701834,43.6213032916],[4.4405587586,43.6488857103],[4.4508038554,43.6638938541],[4.475807679,43.6713286086],[4.4759093016,43.6854810391],[4.4855575426,43.6986262162],[4.5224609331,43.7021229376],[4.5351806132,43.7073703328],[4.5602746705,43.6989197588],[4.5820563172,43.6963615619],[4.6024638015,43.6858046942],[4.6173627947,43.6887612444],[4.6242430164,43.6977002586],[4.6145051923,43.7099305731],[4.6141981304,43.7312153114],[4.6236894968,43.7448240482],[4.6299727727,43.7621344066],[4.6515717493,43.782497042],[4.6552356394,43.8074933056],[4.6423821186000005,43.8303006147],[4.6527958243,43.8402964153],[4.6657198044,43.8440755899],[4.6622767153,43.8527322549],[4.6430395649000005,43.8545979461],[4.6420764419000005,43.8675254431],[4.6581171951,43.8754442906],[4.6928699778,43.8845332132],[4.7402347971,43.9197550752],[4.7392835766,43.9241342421]]],"type":"Polygon"}</text:p>
          </table:table-cell>
          <table:table-cell office:value-type="string" calcext:value-type="string">
            <text:p>43.993640353, 4.179890189</text:p>
          </table:table-cell>
          <table:table-cell table:number-columns-repeated="3"/>
          <table:table-cell table:formula="of:=[.E12]/[.D12]" office:value-type="float" office:value="24738.2105263158" calcext:value-type="float">
            <text:p>24738,210526315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Hautes-Pyrénées</text:p>
          </table:table-cell>
          <table:table-cell office:value-type="float" office:value="2799" calcext:value-type="float">
            <text:p>2799</text:p>
          </table:table-cell>
          <table:table-cell office:value-type="float" office:value="72135681" calcext:value-type="float">
            <text:p>72135681</text:p>
          </table:table-cell>
          <table:table-cell office:value-type="float" office:value="6515" calcext:value-type="float">
            <text:p>6515</text:p>
          </table:table-cell>
          <table:table-cell office:value-type="float" office:value="26560" calcext:value-type="float">
            <text:p>2656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"coordinates":[[[[-0.10319504700000001,43.2429595982],[-0.1041323738,43.2497617494],[-0.0845717077,43.2577032642],[-0.0794396597,43.2716925169],[-0.0960474755,43.2855171851],[-0.09224462,43.300681912],[-0.1122492697,43.3103463566],[-0.137228882,43.2858595619],[-0.1402157271,43.2699704735],[-0.1261885377,43.252906358],[-0.1216572375,43.2410679711],[-0.10319504700000001,43.2429595982]]],[[[-0.1031173447,43.3587444988],[-0.08754384450000001,43.3508795702],[-0.08665918680000001,43.33522458],[-0.1101158348,43.337703397],[-0.11543412210000001,43.3321116316],[-0.1106266372,43.3123979785],[-0.0753432953,43.3071554165],[-0.0704513183,43.3102014314],[-0.06295516400000001,43.3499015313],[-0.07202349200000001,43.3612760103],[-0.0943814308,43.3744016652],[-0.107349523,43.3709554148],[-0.1031173447,43.3587444988]]],[[[-0.09705313880000001,43.582201894],[-0.0887645819,43.557065601],[-0.0951470638,43.5465495716],[-0.0658046334,43.5484352037],[-0.06380846300000001,43.54146481],[-0.044654576700000004,43.5252990513],[-0.0433240352,43.5080139825],[-0.049742100500000004,43.4918961777],[-0.034129285700000005,43.4884132235],[-0.0314006719,43.4736328613],[-0.0191587245,43.4651548832],[-0.058389415300000004,43.4646723194],[-0.069597513,43.4329629737],[-0.0581473372,43.4279407518],[-0.0469380864,43.4096813754],[-0.0248385806,43.430011577],[-0.0172761525,43.4410866543],[-0.0024560937,43.4451699597],[-0.0047008924,43.4315409139],[0.0096506104,43.422196916],[-0.0014735893,43.4046376982],[0.0051784237,43.3941941111],[-0.002038892,43.3871421376],[-0.0042238999000000004,43.3727167512],[0.008710853000000001,43.3670370989],[0.021138776300000002,43.3498522109],[0.0297939916,43.3461148157],[0.010034387700000001,43.3252474764],[-0.0019460200000000001,43.3320120256],[-0.0255581427,43.3297910096],[-0.0289616658,43.3166529646],[-0.0462793228,43.3005128808],[-0.0410201482,43.2836025864],[-0.024517801000000002,43.2797403323],[-0.0168573046,43.2716555422],[-0.0236066287,43.2555962778],[-0.0456457157,43.2333514799],[-0.049769131300000005,43.2173296902],[-0.07253204320000001,43.2246623605],[-0.06813464300000001,43.1772798074],[-0.0953549969,43.176952904],[-0.0979361625,43.1667374979],[-0.1177181525,43.1802712694],[-0.1385304286,43.1492054772],[-0.1460932136,43.1280813756],[-0.1659580123,43.1222623703],[-0.1753447682,43.110171507],[-0.19094409110000002,43.1113443246],[-0.1982663416,43.1017177459],[-0.1866477685,43.0920875536],[-0.1861964687,43.0841850293],[-0.19918691430000002,43.0688844666],[-0.18566305430000002,43.0567935996],[-0.20004552820000002,43.0428083603],[-0.22392460050000002,43.0337108495],[-0.2385453522,43.0398444537],[-0.258180605,43.0381768498],[-0.2559240889,43.0229077791],[-0.2667350141,43.0084515745],[-0.2871556404,43.005799481],[-0.2932583064,42.9927022188],[-0.2791453245,42.9392053296],[-0.284580913,42.9304255516],[-0.2977794971,42.9309733525],[-0.3150822733,42.9175578132],[-0.3271761354,42.9165023739],[-0.3252852475,42.9043892655],[-0.31624562040000004,42.8965881559],[-0.3158685019,42.8822349835],[-0.3070699885,42.8699698841],[-0.31325239200000005,42.8494025444],[-0.3080588038,42.8425112597],[-0.2766190744,42.8354116323],[-0.2757039187,42.8297228796],[-0.254827572,42.8192611127],[-0.23880198390000001,42.8181472508],[-0.2389031781,42.8086694851],[-0.212034304,42.7961599431],[-0.1981446927,42.7956637398],[-0.17942669560000002,42.7853921361],[-0.1544239784,42.7929847376],[-0.15452579760000001,42.7811499529],[-0.10915867060000001,42.7345663632],[-0.1065494345,42.7210197134],[-0.0683611958,42.7179650718],[-0.061889400500000004,42.6949674899],[-0.048701238,42.6944569211],[-0.0166787031,42.6851767251],[0.0048475341,42.687072702500004],[0.0242815343,42.70253445],[0.047855618700000005,42.6958510058],[0.0704889795,42.703752717],[0.07644441140000001,42.7140527923],[0.09016473950000001,42.7171213632],[0.1069771988,42.7103721623],[0.1315659734,42.7146373206],[0.1367316884,42.7224519481],[0.1620741253,42.7268947555],[0.17930437,42.7365756706],[0.2062432122,42.72936195],[0.22489267540000002,42.717920859],[0.2533777303,42.7183442668],[0.2687800509,42.7000427903],[0.2707831938,42.6911362318],[0.2952017321,42.6732251441],[0.31569973960000003,42.6845007528],[0.32644194390000003,42.6976800307],[0.3253160605,42.7051969968],[0.3453546925,42.7105700401],[0.36020577340000004,42.7241752398],[0.3753237806,42.7141860855],[0.39247748250000003,42.7130391167],[0.4023175637,42.6959477335],[0.4221719675,42.6904879665],[0.4671184487,42.6945766715],[0.4777573565,42.6999788328],[0.4845837401,42.7102748683],[0.45411228470000004,42.7284439133],[0.46269535980000004,42.7392142979],[0.46341167440000003,42.7592601211],[0.4545580228,42.7715647702],[0.4631534299,42.7899826143],[0.45533679850000003,42.8167806624],[0.4725347267,42.8597143008],[0.4772654524,42.8782578035],[0.49620767330000004,42.876212787200004],[0.5064608987,42.8691288886],[0.5255417048000001,42.8675498613],[0.5341774403,42.8612538753],[0.5540995757,42.8602011008],[0.5759350719,42.8708277207],[0.5764403288000001,42.8807004243],[0.5982719912000001,42.9135823426],[0.5965933935000001,42.9206263049],[0.6060598048,42.9343647341],[0.6266266476,42.9417937648],[0.6419844536,42.9528761904],[0.6446786386000001,42.9626872587],[0.6188960953,42.9723274972],[0.6138937145000001,42.9820228255],[0.6272746334,43.000219379],[0.6140856367,43.0137974146],[0.6165124762,43.0206732596],[0.6082746691,43.0337909708],[0.5932224477,43.0354690866],[0.5915284157,43.0224364721],[0.5665747292000001,43.0208662848],[0.5414035620000001,43.0013633057],[0.5331902802,43.0133916808],[0.537931516,43.0416425745],[0.5472353236,43.0448262039],[0.5672406726,43.0374483691],[0.558373607,43.0667902887],[0.5642189435,43.0742895803],[0.5494768237000001,43.0806210832],[0.5316060605,43.0829421708],[0.530304181,43.0930797578],[0.5008263222,43.0961630586],[0.5022615275,43.1072314916],[0.4892464473,43.1153545781],[0.4722230482,43.1114973614],[0.45128176610000004,43.1287015371],[0.4416817096,43.1309641389],[0.47033943510000004,43.1573404083],[0.4878808827,43.1649157114],[0.511946691,43.1869764546],[0.5059553543,43.1996388376],[0.517643508,43.2126146889],[0.5340444965,43.2079240181],[0.5443118361,43.2136675726],[0.5601844937,43.2112413733],[0.5740950534,43.2214848077],[0.5718918932,43.2334323748],[0.5603045062,43.234869346],[0.5665756742,43.2523277897],[0.5965576382000001,43.273920518],[0.6143459118,43.2774808525],[0.6185775487,43.2904724981],[0.632483825,43.2925590899],[0.6357353061000001,43.3004293896],[0.6071342542,43.3108472488],[0.5514604438,43.3296959846],[0.5365119972,43.3290828481],[0.5079029965,43.3341262967],[0.4941701831,43.3251298595],[0.48579131950000004,43.3306830121],[0.4510995056,43.3398623612],[0.4431129186,43.3279019265],[0.422457615,43.3274709083],[0.3963041397,43.3333878268],[0.3916140118,43.3554970657],[0.36550180930000004,43.3498551875],[0.34817311700000003,43.349249001],[0.331926141,43.3432417461],[0.3269280183,43.3605365038],[0.3001282001,43.3724242925],[0.2979121933,43.3885401428],[0.2776789911,43.3861319604],[0.24910793690000002,43.3771099433],[0.23155512350000002,43.367810019],[0.2063073125,43.3679945717],[0.1995418888,43.3755558229],[0.18177073940000002,43.3712353024],[0.1738012431,43.4027721583],[0.1563112102,43.3987735559],[0.1393401222,43.421090535],[0.1378157095,43.4341308037],[0.1660587026,43.4423877879],[0.1518256148,43.460850507],[0.1347135418,43.4664977775],[0.1270649852,43.4917741731],[0.13022097,43.4943200574],[0.1122558592,43.5174832628],[0.0896767747,43.5121323242],[0.0798842917,43.5233752683],[0.0512788493,43.5191638671],[0.042816378100000003,43.5349011516],[0.0293160638,43.5451097732],[0.0157771909,43.5433930942],[0.0095003384,43.5600537603],[-0.0028840868,43.566243245],[-0.006662309000000001,43.5945401015],[-0.0157807532,43.6046546859],[-0.055051158600000004,43.6062215485],[-0.0722072883,43.6032820958],[-0.0770138053,43.5900256353],[-0.097080253,43.5895649807],[-0.09705313880000001,43.582201894]]]],"type":"MultiPolygon"}</text:p>
          </table:table-cell>
          <table:table-cell office:value-type="string" calcext:value-type="string">
            <text:p>43.053720095, 0.163875885</text:p>
          </table:table-cell>
          <table:table-cell table:number-columns-repeated="3"/>
          <table:table-cell table:formula="of:=[.E13]/[.D13]" office:value-type="float" office:value="25771.9474812433" calcext:value-type="float">
            <text:p>25771,947481243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4</text:p>
          </table:table-cell>
          <table:table-cell office:value-type="string" calcext:value-type="string">
            <text:p>Meurthe-et-Moselle</text:p>
          </table:table-cell>
          <table:table-cell office:value-type="float" office:value="10083" calcext:value-type="float">
            <text:p>10083</text:p>
          </table:table-cell>
          <table:table-cell office:value-type="float" office:value="262987504" calcext:value-type="float">
            <text:p>262987504</text:p>
          </table:table-cell>
          <table:table-cell office:value-type="float" office:value="18823" calcext:value-type="float">
            <text:p>18823</text:p>
          </table:table-cell>
          <table:table-cell office:value-type="float" office:value="30600" calcext:value-type="float">
            <text:p>3060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"coordinates":[[[[5.4261279416,49.4860977147],[5.4538255902,49.4814872971],[5.4645160711,49.490304491],[5.4422327063000004,49.5038062478],[5.4261279416,49.4860977147]]],[[[5.4705083659,49.4973193156],[5.4827433040999995,49.4945875268],[5.4643152002,49.469810453],[5.4701305694,49.462530657],[5.4664551096,49.4492593024],[5.4811111647,49.4441705104],[5.4769616983,49.4302776201],[5.5027223216,49.4187927812],[5.4971111939,49.407631799],[5.4760330405,49.4034850571],[5.4573819214,49.4041279898],[5.4809909473000005,49.3823931557],[5.4960008941,49.3923695179],[5.5053270767,49.4060887155],[5.5302107465,49.4066301518],[5.5527867271,49.418683026],[5.598717224,49.4238331052],[5.6340515553,49.4377314412],[5.6470999943999995,49.4293385852],[5.6922554689,49.4150277003],[5.6868877386,49.3937324916],[5.7036259912,49.3882123063],[5.7243053763,49.3614119661],[5.7391592543000005,49.3543305429],[5.7364841101,49.3384811413],[5.7196826071,49.3305570265],[5.7336025289,49.310107586],[5.7494122266000005,49.3097008807],[5.7631753903,49.3168594478],[5.7676300664,49.2915071487],[5.754031307,49.2803299323],[5.7228072612,49.2644177967],[5.7302398454,49.2570752964],[5.720960269,49.2477753952],[5.7362511119,49.236165454100004],[5.7387842183,49.227324836],[5.7187402331,49.2161827143],[5.7319686341,49.1946745865],[5.7609418823,49.2016189009],[5.7553291708,49.1716616799],[5.7463435972,49.156815767],[5.7629228174,49.1420468121],[5.7467595667,49.1248444532],[5.7621930089,49.1080813346],[5.7844570364,49.1128775719],[5.8181981674,49.1110846964],[5.8230577803,49.0908356381],[5.8089450612,49.0781719808],[5.8071446883,49.0609558125],[5.8338600365,49.062502192],[5.840490067,49.0498104631],[5.8535971096,49.040683042],[5.8305203898,49.0325917391],[5.8157240511,49.0084789548],[5.8230610543,49.0039588473],[5.8058951716,48.9826562757],[5.8345351471,48.9756661257],[5.8492411298,48.9613011524],[5.8472581765000005,48.9518200415],[5.8349574362,48.9448257705],[5.8170337642,48.9425922101],[5.7951770574,48.9448407102],[5.7786555649,48.9251501238],[5.7513550496,48.9215674021],[5.7477465909,48.9148791302],[5.7670635644,48.8966320485],[5.7911108138,48.8866541124],[5.7823480004,48.8761651135],[5.7696779457,48.8754916939],[5.7682831263,48.8612152282],[5.7818952065,48.8321759473],[5.7688990028,48.8043331177],[5.7676056173,48.7902847159],[5.736815408,48.770509173],[5.7325726982,48.7485614825],[5.713944067,48.7445381072],[5.7190135677,48.732951085],[5.7506864318,48.7140924863],[5.7648671047,48.7014770464],[5.7577688418,48.6956150583],[5.7447305822,48.6712505033],[5.7446867943,48.6569835713],[5.7658362771,48.618896041],[5.7918295201,48.6285491331],[5.8036111231,48.6252039783],[5.7903105354,48.6073989394],[5.7521811405,48.6062516902],[5.7430562383,48.597177314],[5.7185232303,48.5914390035],[5.7134845381,48.5650821586],[5.7290347872,48.5536228556],[5.7464651873,48.5521215686],[5.7762661825,48.5410771784],[5.7662384992,48.5357176454],[5.7609768769,48.523596551],[5.7651629042,48.4965968345],[5.7852782822,48.4849440977],[5.8108072605,48.4983994919],[5.8230194764,48.4961195545],[5.8459874395,48.5071313933],[5.8621950867,48.5069597931],[5.8702652336,48.4996121925],[5.8995234274,48.4935956778],[5.9035654241,48.4802449292],[5.8919210592999995,48.4716503644],[5.8870189447,48.4538319265],[5.8996787921,48.4481596287],[5.8593361273,48.4164991741],[5.855381317,48.4093727498],[5.8760162112,48.403479621],[5.8951939284,48.4052535165],[5.9113775813,48.4354263422],[5.931357461,48.4341744146],[5.9249036807,48.4218219387],[5.907721402,48.4190657117],[5.9127226589,48.4040606686],[5.9277045517,48.393858712],[5.9439477411,48.4007315583],[5.9521257886,48.3826266667],[5.9452455822,48.3766524371],[5.9574880036,48.3652186896],[5.9592359151,48.3504196591],[5.9804019029,48.348965944],[6.0036330304,48.3631895299],[6.0252276692,48.3569686053],[6.0547999278,48.3658559117],[6.0655512645,48.3590864958],[6.0796972871,48.3638308761],[6.074742229,48.3763729348],[6.0890110959,48.3810203588],[6.097467474,48.3726143136],[6.0972886133,48.3578771156],[6.1167307429,48.3540418595],[6.1417957086,48.3702106262],[6.1534009868,48.3874238862],[6.1518347228,48.4093681878],[6.1805439539,48.40554184],[6.1910300503,48.3954168679],[6.2028882962,48.4002454674],[6.2320994668,48.4002249825],[6.2604363257,48.4063964813],[6.2701315072,48.4262799366],[6.3019490893,48.42428163],[6.3073661813,48.4116523694],[6.3301411574,48.4051365462],[6.3636143489,48.4061516338],[6.3807165952,48.4125095934],[6.3928988161,48.4087486862],[6.3841390607,48.3946876771],[6.4139938516,48.3935899372],[6.4223966243,48.4072810743],[6.4568823737,48.4178149586],[6.4730048556,48.4111607315],[6.4912836461,48.4175380187],[6.5005711618,48.4142347237],[6.5342058747,48.4316843628],[6.5753907188,48.4158910619],[6.5840539384,48.4172928038],[6.5698503785,48.4408865321],[6.5828823466,48.4593403246],[6.6190528672,48.4721065886],[6.6352207729,48.4706388879],[6.6357696335,48.4537768599],[6.6481192398,48.4333568205],[6.6988482565,48.4131735768],[6.7138122166,48.4231017846],[6.7390773244,48.4117617663],[6.7653298027,48.4117790652],[6.7672597172,48.3992063587],[6.7976330508,48.4031897121],[6.8106165782,48.395883363],[6.8225787797,48.4042935131],[6.8279492609,48.416473415],[6.8485632088,48.4237294708],[6.8643749809,48.4367699901],[6.8702822829,48.4204660797],[6.8845539304,48.4170366995],[6.9256505892,48.4385672262],[6.9514367246,48.4621868956],[6.9800699948,48.4784998714],[7.0049637769,48.4807447128],[7.0234721591,48.4908224809],[7.0509880332,48.4951128622],[7.0939947088,48.5129963897],[7.1231950876,48.5136425798],[7.0832688525,48.51638605],[7.0647261247,48.5237797841],[7.0796330236,48.5366172072],[7.0740380121,48.5458798766],[7.0535855528999996,48.5522045216],[7.0341518788,48.5805521326],[7.0233798515,48.579079685],[6.9966120938,48.597150325],[7.0038336622,48.608354132],[6.9808038205,48.6110912765],[6.9607924698,48.6082817471],[6.9452310433,48.6187273739],[6.9298066629,48.6352902986],[6.9198847095,48.6340395828],[6.9113827276,48.6205571279],[6.8851790535,48.6252907374],[6.8624891207,48.6202826641],[6.8473747106000005,48.6233109737],[6.83440238,48.6437579884],[6.8095358920999995,48.6474595267],[6.7826394091,48.642683346],[6.764144924,48.6519845858],[6.7550226045,48.6699024103],[6.7339305614,48.6638892487],[6.7211358434,48.6700148208],[6.6922182913,48.6730666399],[6.6584083727,48.7080427523],[6.6374894483,48.7045986256],[6.6273346536,48.7126333554],[6.6059336338,48.7173107403],[6.5949456881,48.7292391224],[6.5805309346000005,48.734823574800004],[6.5600188948,48.7553940597],[6.5245818434,48.7525160866],[6.5051871346,48.747369572],[6.5031695237000005,48.7574679518],[6.4884377177,48.7664034474],[6.4534209103,48.7660793347],[6.4519229113,48.7799297613],[6.4284080095,48.7882024579],[6.3954456534,48.7746480372],[6.3708451057,48.7847819277],[6.3550810278,48.7815395693],[6.3560192244,48.7938115872],[6.3263142655,48.8208830433],[6.3396141732,48.8334886773],[6.3209170998,48.8378603362],[6.3093254248,48.8330348412],[6.2842575275,48.847990269],[6.3001359364,48.852410999],[6.295296829,48.8632358738],[6.3123215952,48.8650626967],[6.3076915077,48.8790271263],[6.3125813871,48.8924759904],[6.3263772081,48.8961617465],[6.3267886153,48.9074643519],[6.2883292552,48.9163033826],[6.2877407909,48.9277771444],[6.25507474,48.9311588692],[6.2445751712,48.9234227464],[6.2256304457,48.9367011682],[6.2140063176,48.9396875052],[6.1756217379,48.9349620522],[6.1571501144,48.9435995571],[6.1497139464,48.9332098368],[6.1325213715,48.9344949396],[6.1244218381,48.9407829909],[6.1257601252,48.955338982],[6.116305325,48.9681069089],[6.1047505718,48.9696522351],[6.081539676,48.9630671169],[6.0699280772,48.971534458],[6.0463104655,48.9764087201],[6.044900159,49.0131765507],[6.0185899021,49.0249256162],[6.0149405209,49.0372901461],[6.0013686891,49.0352925073],[5.9819229237,49.0440580823],[5.9595344545,49.0467319648],[5.9509699315999995,49.0648340316],[5.935485146,49.069950733],[5.9433390992,49.079219554],[5.9248730036,49.0922075536],[5.9314764333,49.1092360926],[5.9954800408,49.1077474211],[6.0057712894,49.1131635194],[5.9922055325,49.1253965218],[5.995734427,49.1301627534],[5.9815296122,49.1444659455],[6.0098241219,49.152798233],[6.0313597578,49.1677004819],[6.0072874301,49.177087251],[6.0057059975,49.1841182776],[5.9797704863,49.1887260187],[5.9842533992,49.2075701496],[6.0282801055,49.2288875795],[6.0268664537,49.2517571109],[6.0136151587,49.2573842886],[6.0003547966,49.2758952678],[6.0068631896,49.3072666693],[5.9971650813,49.3142024811],[5.9859431189,49.3052671979],[5.9700069238,49.3199201769],[5.9515967286,49.3259649875],[5.9448790351,49.3419678786],[5.961935393,49.3450266063],[5.956241715,49.3617270233],[5.9401337917,49.3603453021],[5.9353463981,49.369673405],[5.9337383048,49.3944408609],[5.9269004348,49.4046040269],[5.9111205933,49.4072955367],[5.9292699437,49.4267332048],[5.9425365719,49.430207828],[5.9331402744,49.444056808],[5.9413404165,49.4756670559],[5.9297399553000005,49.4816583719],[5.8996946909,49.4827365349],[5.8934398003,49.4968125955],[5.8662624948,49.4999127578],[5.8364919007000005,49.5196831037],[5.8458087219,49.5299020402],[5.8370753359,49.5425842584],[5.7921953467,49.5516389511],[5.7744413946,49.5632040103],[5.7562350356,49.5570653333],[5.7576347081,49.5430009076],[5.7387875838,49.5388714699],[5.7005448792,49.5398404885],[5.6905583059,49.5462193823],[5.6641095698,49.5529734431],[5.6337011184,49.5443729734],[5.615641987,49.5272104726],[5.6215503928,49.5196850601],[5.611028459,49.5059876988],[5.5911939592,49.5229138406],[5.5647450006,49.5255946617],[5.5450584674,49.5234539669],[5.5408051667,49.5151501559],[5.4995726647,49.5065712748],[5.4851913889,49.5071933778],[5.4705083659,49.4973193156]]]],"type":"MultiPolygon"}</text:p>
          </table:table-cell>
          <table:table-cell office:value-type="string" calcext:value-type="string">
            <text:p>48.788808431, 6.161937423</text:p>
          </table:table-cell>
          <table:table-cell table:number-columns-repeated="3"/>
          <table:table-cell table:formula="of:=[.E14]/[.D14]" office:value-type="float" office:value="26082.2675790935" calcext:value-type="float">
            <text:p>26082,267579093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1</text:p>
          </table:table-cell>
          <table:table-cell office:value-type="string" calcext:value-type="string">
            <text:p>Marne</text:p>
          </table:table-cell>
          <table:table-cell office:value-type="float" office:value="10832" calcext:value-type="float">
            <text:p>10832</text:p>
          </table:table-cell>
          <table:table-cell office:value-type="float" office:value="285909942" calcext:value-type="float">
            <text:p>285909942</text:p>
          </table:table-cell>
          <table:table-cell office:value-type="float" office:value="21692" calcext:value-type="float">
            <text:p>21692</text:p>
          </table:table-cell>
          <table:table-cell office:value-type="float" office:value="27661" calcext:value-type="float">
            <text:p>2766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"coordinates":[[[3.555504612,48.6202285155],[3.5659896554,48.6037851487],[3.5805404914,48.6046425131],[3.5825867639,48.5854577636],[3.6028984153,48.5796309139],[3.6213029988,48.5802594949],[3.6337321874,48.5685841408],[3.6285993636000002,48.562726364],[3.6342590241,48.540886819],[3.6590306861,48.5348939382],[3.6881081572000003,48.5399684722],[3.7098430881,48.536466304],[3.7353612296,48.5374177309],[3.7697887866,48.5280381825],[3.7956528113,48.5281377722],[3.8253730469000002,48.5152405236],[3.851618968,48.523470493],[3.8656461474,48.5378675055],[3.8598647946,48.5437587578],[3.8618988849,48.5722209858],[3.8542405323,48.5803239429],[3.8877746991,48.5793012468],[3.8991924517000003,48.5749307489],[3.9085051226000003,48.6017117957],[3.9154019592,48.606125364],[3.9492456855,48.6032092797],[3.9594714635,48.6237132014],[3.9768536043,48.6288730634],[3.9869104006000002,48.6554098934],[4.001223039,48.6639531502],[4.0299053974,48.659565448],[4.0581143887,48.6662404141],[4.062814691,48.6820836711],[4.0784707511,48.7015016742],[4.1311520686,48.6863386239],[4.1423763293,48.696392886699996],[4.1652109327,48.7077499817],[4.1976234798,48.7037507668],[4.2331736948,48.7022497232],[4.2431683921,48.7167213631],[4.2639845669,48.7059707251],[4.2994574126,48.714746197],[4.3115548851,48.7109184425],[4.3286124436,48.6961108081],[4.3230870934,48.6836528001],[4.3330615113,48.6705912097],[4.3173516373,48.6519660363],[4.3347395567,48.6324604756],[4.3174821761,48.6165528845],[4.3319477763,48.6015325945],[4.34644863,48.5979642887],[4.4061339944,48.560130107],[4.4460756459,48.5492056598],[4.4701633109,48.5473331098],[4.4953983612,48.538758991],[4.5108853455,48.5480031098],[4.5215823215,48.5450523749],[4.5311912829,48.529523777],[4.5681120983,48.5480953812],[4.5928439757,48.5521304019],[4.6302316403,48.5547998519],[4.6400636535,48.5409110689],[4.6662848875,48.5377482075],[4.6700681832,48.5319339069],[4.7068306246,48.5372539904],[4.7180162082,48.5419939541],[4.7615234512,48.53363893],[4.7987655992,48.5296628764],[4.7761804205,48.565926421],[4.7701469219,48.586931344],[4.7790246725,48.596354342],[4.7968762273,48.5953420792],[4.8293190685,48.6124885138],[4.8505044587,48.6141810747],[4.8536445292,48.6348003675],[4.8420449615,48.6496495585],[4.8153882026,48.6535828882],[4.7727118001,48.6565016727],[4.7816687593000005,48.6702009977],[4.7982495789,48.6776012367],[4.8428682784,48.67309699],[4.8677704317,48.6671995261],[4.8820125849,48.6768247386],[4.8948923918,48.6781475327],[4.9109989127,48.6888517274],[4.9351001414999995,48.6780468887],[4.9449292921,48.6839466271],[4.976060847,48.6893027964],[4.9884305305000005,48.6844221136],[4.9901758636,48.6906479821],[5.0117842779,48.7066875857],[5.0092185303,48.7413888302],[4.9815209226,48.7455037013],[4.9722533557,48.757592398],[4.9513639314,48.768339399],[4.9367210339,48.7896836217],[4.889421381,48.7982956123],[4.8970715326,48.8089231086],[4.8887889734000005,48.8172317617],[4.9145681775,48.8351476351],[4.9360640109,48.8408739072],[4.921574081,48.8654576842],[4.9117103062,48.8680931058],[4.924557738,48.89125889],[4.9124328585,48.8985767453],[4.9336201576,48.9130026034],[4.935917388,48.9221453152],[4.950660332,48.9310490691],[4.9591384242,48.9259344966],[5.0037004764,48.9384829366],[5.0309471718,48.9543222131],[5.0394946402,48.9743347079],[5.0290644619,48.9796478875],[5.0073372672,48.9789682684],[5.0013801984,48.9902423592],[5.017786673,48.9960589416],[5.0344646571,48.9935977838],[5.0384937455,49.0105812073],[5.0365262833,49.0238361594],[5.0093104413,49.0353339562],[4.9686518213,49.0228547157],[5.0034113767,49.0535475156],[5.0057401216,49.0598731123],[4.9967460658,49.0876667944],[4.9972500837,49.1051599651],[4.9899660119,49.1180619761],[4.971844377,49.1367274038],[4.9644280964,49.1554617212],[4.9501691622,49.1767559168],[4.9397017129,49.1851069466],[4.9645205883,49.1986296108],[4.9776755125,49.1997030819],[4.9935203542,49.2101284084],[4.9780324239,49.2189080611],[4.9708541127,49.2360283666],[4.9508245882,49.2369791203],[4.9504294762,49.2414305771],[4.9213785257,49.2521106752],[4.934613305,49.2596793631],[4.9210473309000005,49.2658913778],[4.8830883215,49.2604210125],[4.8780004637,49.2495656981],[4.8631698439,49.2418815743],[4.8627207817,49.2295724731],[4.8258244975,49.2367256466],[4.8152425017,49.2500734485],[4.7907264118,49.2410800335],[4.7737553721,49.2451929988],[4.7444090152000005,49.2437849091],[4.7263607445,49.253115739],[4.7143245608,49.250378539],[4.6861970472,49.2568427569],[4.6696295836,49.2420865638],[4.6444912578,49.2329168218],[4.619300693,49.2376592937],[4.6075356731,49.2636479594],[4.5944328021,49.2705942269],[4.5895593203,49.2801192696],[4.5992728185,49.2881433726],[4.5755266343,49.2963148829],[4.5515651444,49.2939530701],[4.5404443877,49.285950421],[4.515390952,49.281934751],[4.4644273888,49.2782041466],[4.4472423527,49.272507925],[4.4396254907,49.2800409361],[4.423033586,49.2804319275],[4.3963744812,49.2921473525],[4.3737349577,49.3211852385],[4.3541190971,49.3161841746],[4.3308557226,49.3274290452],[4.3081612023,49.3268857907],[4.2893121336,49.3495926446],[4.2769466131,49.3517053333],[4.2553974511,49.3661720121],[4.2429971815,49.3803673112],[4.2134277156,49.3880022365],[4.201113065,49.3838362345],[4.1889298694,49.3987146596],[4.1749609363,49.4024765489],[4.0769415212,49.4015144852],[4.0482290062,49.4056328857],[4.0399870611,49.3974321903],[4.0358016606,49.3598916555],[4.0119639467,49.3616325606],[3.9951332544,49.3782803904],[3.9614809797,49.3773372814],[3.9460686248,49.3876337143],[3.9252288226000003,49.4075788671],[3.9098344596,49.3947703558],[3.8956793992,49.3929379543],[3.882031734,49.4050025358],[3.8376848598,49.4015720222],[3.8395924605,49.3910013014],[3.8598580657,49.3861504892],[3.8528413174000002,49.344969218],[3.8229168976,49.3569931811],[3.8022339048,49.3589120873],[3.7576656228000003,49.3477167774],[3.7408091127,49.347611826],[3.7421659969,49.3368207925],[3.6991290923999998,49.332213323],[3.6693922733,49.3251093199],[3.6439403199,49.3127136717],[3.6428018713,49.2960413428],[3.65731758,49.2910215418],[3.6516094182,49.2783607079],[3.6615633872,49.2701221557],[3.6554137995,49.2633844791],[3.6782563697,49.2352287685],[3.6565487096,49.2112907202],[3.6785677446,49.2068569115],[3.6838302277,49.1974284155],[3.6967698987,49.193948624],[3.7038620294999998,49.1815289652],[3.7253008213000003,49.1734727524],[3.7301055117,49.1783140698],[3.7512847804,49.1777828279],[3.7487678455999998,49.1570851333],[3.7395693572,49.1568884449],[3.7064494568,49.1453090621],[3.6838376359,49.1544909435],[3.651187093,49.1490301342],[3.6222521277,49.1511054631],[3.6099375861,49.1348929088],[3.6120393938,49.1182925954],[3.6275518511,49.0926735292],[3.6392641502,49.0811826514],[3.6319236776,49.0722406097],[3.6098428765,49.0734103024],[3.6017128091,49.0627511654],[3.5877081614,49.0593946247],[3.5876086197,49.0338087523],[3.6149141424,49.0335038899],[3.6498994623,49.0427963178],[3.6641835054,49.037549583],[3.6749492765,49.0117270914],[3.6653116948,49.0056283889],[3.6402555907,49.0043654687],[3.6235604859,48.9827656128],[3.621073992,48.9660785153],[3.6013090829000003,48.966273667],[3.6029072653,48.9440312935],[3.5747455458,48.9392056293],[3.5764075289,48.9232515511],[3.5600217014,48.9170126314],[3.5287466954999998,48.9122463945],[3.5082907252,48.8904584906],[3.5011166615000002,48.8712783695],[3.4820335264,48.8662998199],[3.4850192327,48.8518453231],[3.4913041432,48.8346169316],[3.4851816729,48.8252355235],[3.4605332352,48.8153599223],[3.4412495637,48.8114781152],[3.4163355014,48.8179700651],[3.404524018,48.8090457148],[3.4231014325,48.8006864712],[3.4420921816,48.803733188],[3.4428063462000003,48.7858561759],[3.4271280875,48.7800087316],[3.4090548574,48.7822116313],[3.3959259477,48.7592878617],[3.4082458094,48.752382963],[3.4365080626,48.7532372783],[3.4441666203,48.7368368277],[3.4697154718,48.73788311],[3.4638789582,48.7072394432],[3.4769218298,48.6992431033],[3.4715798077,48.6857777485],[3.4554589137000002,48.6826472845],[3.4426993124,48.6723315797],[3.4458635819,48.6621232429],[3.4605732303,48.6530436119],[3.4520034064000003,48.6378865617],[3.4565438558,48.633752202],[3.4855790877,48.6419380546],[3.489388237,48.6466367691],[3.5280981659,48.6429751207],[3.5320825134,48.6331482217],[3.555504612,48.6202285155]]],"type":"Polygon"}</text:p>
          </table:table-cell>
          <table:table-cell office:value-type="string" calcext:value-type="string">
            <text:p>48.949913727, 4.238492501</text:p>
          </table:table-cell>
          <table:table-cell table:number-columns-repeated="3"/>
          <table:table-cell table:formula="of:=[.E15]/[.D15]" office:value-type="float" office:value="26394.9355612998" calcext:value-type="float">
            <text:p>26394,935561299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office:value-type="string" calcext:value-type="string">
            <text:p>Dordogne</text:p>
          </table:table-cell>
          <table:table-cell office:value-type="float" office:value="232" calcext:value-type="float">
            <text:p>232</text:p>
          </table:table-cell>
          <table:table-cell office:value-type="float" office:value="6140531" calcext:value-type="float">
            <text:p>6140531</text:p>
          </table:table-cell>
          <table:table-cell office:value-type="float" office:value="686" calcext:value-type="float">
            <text:p>686</text:p>
          </table:table-cell>
          <table:table-cell office:value-type="float" office:value="38980" calcext:value-type="float">
            <text:p>3898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"coordinates":[[[0.004244541100000001,45.191671691],[0.0007109223,45.182707593],[-0.0175201119,45.1697146542],[-0.0183175044,45.1618681867],[0.0033028986,45.152157342],[-0.0184125295,45.1472277574],[-0.0368815472,45.1389510136],[-0.0291931014,45.1299367896],[-0.041434900600000005,45.1143636958],[-0.0404774604,45.1026137561],[-0.027523729,45.1137890841],[-0.0035127354,45.1196062137],[0.044678293,45.1153906825],[0.052578000300000004,45.1021745254],[0.06328916200000001,45.0957068439],[0.06463336360000001,45.0812755117],[0.0732914503,45.0701244308],[0.0540909985,45.039067541],[0.0443093078,45.0357511085],[0.0354302491,45.0131851185],[0.0401280055,44.9938366887],[0.0304906578,44.9760353943],[0.018558015100000002,44.980714898],[0.0032329019,44.9473177395],[0.0183244511,44.9281737305],[0.0341586926,44.9164630181],[0.0157789383,44.8944316145],[0.0140101028,44.8862265015],[-0.0090799326,44.866484842],[-0.0104694881,44.8580940591],[-0.0342109983,44.852160335],[-0.0004853893,44.8461110826],[0.0230991897,44.8491637415],[0.0380010812,44.8394195009],[0.0451946017,44.8251797767],[0.0651694424,44.8245452413],[0.0822249167,44.8310658202],[0.10603217250000001,44.8330364368],[0.1139218895,44.8194262624],[0.12652321160000002,44.8284302883],[0.14859282340000002,44.8293151825],[0.1749255869,44.8267772954],[0.1930184084,44.8211277],[0.2068668568,44.8396240131],[0.22294936340000002,44.8449168912],[0.2415776379,44.8571471416],[0.2433368063,44.872265399],[0.2554349105,44.8676751932],[0.2765519476,44.8676647378],[0.3094872722,44.8508336547],[0.2969649838,44.8291834682],[0.28681654700000003,44.8230134468],[0.2638475623,44.8264643226],[0.26624389330000003,44.8117942764],[0.27465285300000003,44.8000405898],[0.27378573640000003,44.7844777456],[0.286400931,44.7683361253],[0.2970364605,44.7623794167],[0.3231099087,44.7475606516],[0.3466371914,44.7222294483],[0.3480749006,44.710435483],[0.3404753819,44.7031080053],[0.359625436,44.6901672675],[0.35004572640000003,44.6767849433],[0.3482579697,44.663433906],[0.3554238827,44.6553030046],[0.36894660020000003,44.6610211945],[0.41730364010000004,44.6461627154],[0.44026163570000004,44.6512354275],[0.4702148008,44.6682244461],[0.4933010372,44.6676502338],[0.5117629716000001,44.6789406301],[0.5280772416,44.6785137048],[0.5406601711,44.6651483016],[0.5713522909000001,44.6755963861],[0.5747685986000001,44.6911535741],[0.5854340653,44.6992310575],[0.6237163106,44.6929126013],[0.6309158522,44.7061260995],[0.6480021794,44.7029066326],[0.6561635344,44.6938261331],[0.6588319771000001,44.6802427367],[0.6818128988000001,44.6756036187],[0.7168898009,44.6780127637],[0.7292008468000001,44.6760487181],[0.7630658256,44.6899771569],[0.7797716979,44.6833579497],[0.7973711402,44.7017836287],[0.8271735640000001,44.6918992724],[0.8317973777000001,44.6842527073],[0.8271300666,44.6732960633],[0.8405739741,44.6707448668],[0.8436730037,44.6608715698],[0.8349151339,44.653428053],[0.8374595999000001,44.640880144],[0.8169769449000001,44.6270558738],[0.8455032507,44.6012290468],[0.8725104297,44.6002231566],[0.8769697666,44.6160384787],[0.8966703116,44.615946841],[0.9218139256000001,44.6280281475],[0.9396308857000001,44.6399664107],[0.9667255281,44.6353716653],[0.9797228115000001,44.6442733233],[0.9956728046000001,44.6331994481],[1.0136503663,44.6143584724],[1.0458333281,44.6057143257],[1.0563961155,44.597760749],[1.0730300675,44.5963365986],[1.0751420532,44.5773257055],[1.0878729213,44.5707615027],[1.1034717647,44.5743461172],[1.1025270648,44.5864425939],[1.0945932263,44.592343065],[1.1108663725,44.6071054199],[1.1197722838,44.6102055736],[1.1538014498,44.6395549836],[1.1465039669000001,44.6530865431],[1.1466756286,44.6703461299],[1.1690559546000001,44.6803444417],[1.2245513454,44.6842654691],[1.243941969,44.6958861289],[1.2478338943,44.7077462819],[1.2639946691000001,44.7109446339],[1.2746013017,44.719059212],[1.2877418333000001,44.7148606181],[1.2983854021,44.7261504157],[1.2953174649,44.7360250226],[1.3028212832000001,44.7443844064],[1.3158484419,44.7405093287],[1.322816677,44.7651331675],[1.2985000475000001,44.7742539543],[1.3015157864,44.7979290325],[1.3304978613,44.8070483998],[1.3390656691,44.8055876281],[1.3640960006,44.8116338213],[1.3601020545,44.8252951443],[1.3615527786000001,44.8410694248],[1.3873049155000001,44.851042609],[1.4025415899,44.8499815168],[1.4055228894,44.8636681574],[1.4315979536,44.8717435255],[1.4422940495,44.8788136701],[1.4397005085,44.8889621325],[1.4178846915,44.9006188124],[1.4132442619,44.9132267105],[1.424820301,44.9199004675],[1.4425094798,44.9161505568],[1.4353369375,44.9314308667],[1.4363318697,44.9409428066],[1.4190868124,44.9562170313],[1.4214009509,44.9686215946],[1.412463652,44.9735509661],[1.4134482088,44.9992280706],[1.4091049742,45.0068613313],[1.431882986,45.0102554926],[1.4482385419,45.0194100978],[1.4262489566,45.0355960542],[1.4174237645,45.0498106856],[1.3995614571,45.0611845446],[1.4069398221,45.0698178358],[1.3900667427,45.089850081],[1.3844347172,45.1041518485],[1.4115504573,45.1135554289],[1.4131059419,45.1250267087],[1.3849006518,45.1359197506],[1.3551376619,45.1325119471],[1.3242250324,45.1424394201],[1.3009828972,45.1374559966],[1.2786298807,45.1514052603],[1.2615042505,45.1551349175],[1.2688432145,45.1648425089],[1.2852914729,45.1754203169],[1.2922017226,45.1865823461],[1.2721746048,45.2018074314],[1.2322597500999999,45.1976918254],[1.227693118,45.2059918509],[1.2334992324,45.2222450616],[1.2564747776,45.2272893536],[1.274710561,45.2384197654],[1.2785580168,45.2505161834],[1.2729322918000001,45.257521978],[1.255540632,45.2548003526],[1.2393037255000001,45.26062609],[1.2292887731,45.2722332071],[1.2324386944,45.2903989303],[1.2416054778,45.3013522473],[1.2358199687,45.3220007681],[1.2596243463,45.3203542087],[1.2728871634,45.3283927017],[1.2864605843999999,45.3496992108],[1.2997757902,45.3582990064],[1.3157956637,45.3609188068],[1.325049903,45.3800793692],[1.2957889704,45.3935884102],[1.2801302804999999,45.3838057121],[1.2719028418,45.3971467995],[1.2569134184,45.4021241388],[1.2593195043,45.4197751212],[1.2807119087,45.4158144474],[1.2881588637,45.427228203],[1.2631376753999999,45.4438715869],[1.2532349938,45.4442194725],[1.2333072161,45.4407017967],[1.2359902197000001,45.4549703533],[1.2094713883,45.4633391659],[1.1851230641,45.4550992386],[1.1622386461,45.4784125446],[1.1531565333,45.4733149439],[1.1296638868,45.4726907393],[1.1175830310000001,45.4819706029],[1.1353834189,45.50626287],[1.1675082715,45.5248672511],[1.1289642048,45.5446178409],[1.1066313922,45.5448093692],[1.1040376711,45.5369472835],[1.0866269979,45.5374699559],[1.0594767815,45.5538742794],[1.0471110756,45.5569270713],[1.0346947153,45.5738888746],[1.0420749073,45.5859760509],[1.0337947103,45.5919981291],[1.0232540062,45.6100816324],[0.9961216030000001,45.6142206822],[0.9858708418000001,45.6039958136],[0.9399702785,45.6116084004],[0.8981630402,45.600000183],[0.8824668471,45.608250735],[0.8762063519000001,45.6212060734],[0.8677167758000001,45.6225453334],[0.8496356970000001,45.5971568084],[0.8445157915,45.584223115],[0.8110819923,45.5759075391],[0.8069325578000001,45.5948079124],[0.7785937334,45.5909699075],[0.7666900247,45.6059807753],[0.7523453761000001,45.6166663863],[0.7634828647,45.6285209279],[0.763867202,45.6418988586],[0.7727340937,45.6500966662],[0.776233024,45.667906981],[0.7637490686,45.6680065514],[0.7428501157,45.6904486451],[0.7250156939,45.6958724619],[0.6699127976,45.6859292686],[0.6402723722,45.6978137569],[0.6292391488,45.7147612016],[0.6219961834000001,45.6991222156],[0.6047138455000001,45.6892443797],[0.6030865744,45.680726895],[0.5678113445,45.6510225171],[0.5754470136000001,45.640928641],[0.5584739347000001,45.6322021181],[0.5370297311000001,45.6297815542],[0.529321153,45.6433416838],[0.51032063,45.6310324819],[0.49990851270000003,45.6165317524],[0.5128226853,45.6066303829],[0.5162523419,45.5881922153],[0.49888588040000004,45.5649975341],[0.5064965185,45.5538835041],[0.4858678241,45.5383116204],[0.4676415834,45.5388706901],[0.4593480036,45.5259693831],[0.4322125288,45.4998185099],[0.4332804416,45.487418042],[0.4228046258,45.4845129528],[0.4091914312,45.4926557969],[0.37663199750000004,45.4763136938],[0.3593788794,45.4752170112],[0.3592715601,45.466324642000004],[0.3383583425,45.4627472379],[0.3244029919,45.4498474692],[0.3077521421,45.4608599333],[0.2939403352,45.4342321818],[0.2709362695,45.42093988],[0.2667331375,45.4033040918],[0.2482218509,45.3688554103],[0.2660318711,45.3332873408],[0.26992624600000004,45.3050592161],[0.2540299813,45.2926401689],[0.21988516900000002,45.2899791901],[0.2077682784,45.2668712281],[0.2002320274,45.2611695028],[0.1792245378,45.2598123375],[0.1722432083,45.2518710252],[0.1721280142,45.239103557600004],[0.159852618,45.2265952041],[0.1466562995,45.2244225988],[0.13022520740000001,45.208148207],[0.1151176995,45.2139786481],[0.0986116626,45.2274665269],[0.07793030320000001,45.2203254465],[0.053756137700000005,45.22718254],[0.035001994,45.2089516224],[0.0093615929,45.2030497008],[0.004244541100000001,45.191671691]]],"type":"Polygon"}</text:p>
          </table:table-cell>
          <table:table-cell office:value-type="string" calcext:value-type="string">
            <text:p>45.104936146, 0.74119774</text:p>
          </table:table-cell>
          <table:table-cell table:number-columns-repeated="3"/>
          <table:table-cell table:formula="of:=[.E16]/[.D16]" office:value-type="float" office:value="26467.8060344828" calcext:value-type="float">
            <text:p>26467,806034482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Ille-et-Vilaine</text:p>
          </table:table-cell>
          <table:table-cell office:value-type="float" office:value="7569" calcext:value-type="float">
            <text:p>7569</text:p>
          </table:table-cell>
          <table:table-cell office:value-type="float" office:value="203908160" calcext:value-type="float">
            <text:p>203908160</text:p>
          </table:table-cell>
          <table:table-cell office:value-type="float" office:value="12677" calcext:value-type="float">
            <text:p>12677</text:p>
          </table:table-cell>
          <table:table-cell office:value-type="float" office:value="29022" calcext:value-type="float">
            <text:p>2902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"coordinates":[[[[-2.0070137912,48.5656518072],[-2.0106586931,48.5711830016],[-1.9955794363,48.5823022921],[-2.0134140601,48.5871991555],[-2.0348576153,48.6117099673],[-2.0331477971,48.627216813],[-2.0552005626,48.6268233818],[-2.0567360103,48.6401376421],[-2.0779676675,48.6404871875],[-2.0846972879,48.6348817683],[-2.1161805529,48.6387627295],[-2.1514538818,48.6297481232],[-2.1387498294,48.6229547399],[-2.1238177872,48.6045314962],[-2.1214078128,48.5879311638],[-2.1095315272,48.5838604063],[-2.0946493146,48.5708311895],[-2.0762651322,48.5675824478],[-2.0582718944,48.5701931898],[-2.0482652403,48.5649625754],[-2.0538060937,48.5540896488],[-2.0446343895,48.5418473594],[-2.0307330818,48.5550772004],[-2.0070137912,48.5656518072]]],[[[-1.2460665147,47.7767297939],[-1.2381133964,47.8098171086],[-1.222944163,47.8193222188],[-1.2138133877,47.8442579514],[-1.2229175246,47.8524248102],[-1.2034127316,47.8575610829],[-1.1890500412,47.8672139658],[-1.1966965514,47.8773274466],[-1.1967907809,47.8891241111],[-1.1819231409,47.8921029088],[-1.1767891105000001,47.9073994099],[-1.1634161985,47.927635505],[-1.1604598637,47.957577943],[-1.1479847963,47.9681285746],[-1.1360589824,47.9681057013],[-1.1250245913,47.9769798708],[-1.1251875656,47.9867588403],[-1.1013201581,47.9893153969],[-1.0714252344,47.9817870451],[-1.049259629,47.9845813365],[-1.0226668416,47.9942189494],[-1.0168613426,48.0087563099],[-1.0349779447,48.0335363509],[-1.0265618417,48.0456024923],[-1.0335700386,48.0530466591],[-1.021359658,48.0683993727],[-1.0407863114,48.0782997619],[-1.0497518749,48.0901278967],[-1.0540158232,48.1169987938],[-1.0593688887,48.1257058435],[-1.0603196135,48.150223198],[-1.0727800623000001,48.165849498],[-1.078435641,48.1797944946],[-1.0766791433,48.1967633643],[-1.0843913741,48.2117604109],[-1.0841854925,48.2269238933],[-1.0992957477,48.2501041615],[-1.1020319675,48.2628624307],[-1.0936022782,48.2729292918],[-1.0903938714,48.2894493597],[-1.0613638314,48.3111929977],[-1.0450865891,48.3278093201],[-1.0560845232,48.3405966321],[-1.0605810757,48.3551340915],[-1.0553970008,48.3620692886],[-1.0633124317,48.371308427],[-1.0530231211,48.3809723926],[-1.0774824656,48.4215066544],[-1.0812101694,48.441137439],[-1.0679221676,48.4490943326],[-1.0639242112,48.4673080332],[-1.0753646464,48.4773829955],[-1.0785329224,48.4894665281],[-1.0700798306000001,48.5088173955],[-1.1039073809,48.5131244143],[-1.1172320695,48.5217189105],[-1.1557308883,48.5197446528],[-1.1698965059,48.5312056892],[-1.1928940058,48.5288106121],[-1.1989648446,48.5358866572],[-1.2388691562,48.537721487],[-1.2517883074,48.5437802637],[-1.2720053447,48.5342533827],[-1.2696890814000001,48.5240079901],[-1.2809000028,48.508373706],[-1.3006382954,48.4990366545],[-1.3226223488,48.4994804707],[-1.3494538298,48.4816909745],[-1.3446216438,48.4731412053],[-1.3656751705999999,48.4661208282],[-1.38141007,48.4567603478],[-1.3926155625,48.4611320138],[-1.4219034187,48.4603436939],[-1.4409800435,48.4719859484],[-1.4348798368,48.4779176862],[-1.4497623414,48.4875457103],[-1.4736386481000001,48.4852873522],[-1.489722033,48.496177315],[-1.522958296,48.5419882554],[-1.5329586409,48.5461555218],[-1.5293767691,48.5602230542],[-1.5189667142,48.5666697558],[-1.5316264204999999,48.5809293196],[-1.5442739791,48.5871330016],[-1.5372550939,48.5989259101],[-1.5440135661999999,48.6060768493],[-1.5655491046,48.6143577893],[-1.5708556056,48.6262383952],[-1.665039724,48.6099260975],[-1.7656533971,48.6032190391],[-1.8103606635,48.6080993899],[-1.8398371352,48.6140697898],[-1.861330073,48.6282903215],[-1.8719119827,48.6474523727],[-1.8626292484,48.6677761197],[-1.8372607487,48.6793674022],[-1.8470449408,48.6902159749],[-1.8452980806000001,48.7040411813],[-1.8540649222,48.706079584],[-1.8773276938999999,48.6956989586],[-1.8906367202,48.6990085358],[-1.9007208854000002,48.6909782375],[-1.9329965786,48.6942646167],[-1.959893907,48.6804691676],[-1.9657777068,48.6873275226],[-1.9864386605000002,48.681195567],[-1.9830523921,48.6717533525],[-1.9945873758000001,48.6607783168],[-2.0287899184,48.650153986],[-2.0076156257,48.6131603593],[-2.0123376746,48.5982418005],[-2.0015333918,48.5943082445],[-1.9677683176,48.5921935758],[-1.9739862173,48.5685352641],[-1.9709198699,48.5575132106],[-1.9604779004,48.5493113332],[-1.9694339688,48.5364398006],[-1.9461918121,48.5401817857],[-1.9318211234,48.5508814096],[-1.9218418430000002,48.5438081655],[-1.9110446224,48.5169832165],[-1.9228258163,48.5051257667],[-1.9207518869,48.492125192],[-1.9090485001,48.4816199483],[-1.9270545487000001,48.4767433578],[-1.9238094031,48.462310261],[-1.9278382652000001,48.4531318339],[-1.948663855,48.4464196729],[-1.9524291979,48.4305599022],[-1.9362605862,48.4197010714],[-1.9431096722,48.4009436022],[-1.9324561845,48.3955709264],[-1.9461126806000002,48.380367356],[-1.9473968461000002,48.3671336274],[-1.9290386365,48.3470573148],[-1.9463778042,48.3424392683],[-1.9669031428000001,48.342952157],[-1.9539092542,48.315714271],[-1.9566062277,48.3069576909],[-1.9983127842,48.2972571604],[-2.0018218467,48.2842824613],[-2.0142562982,48.2796641385],[-2.0508713347,48.2912494193],[-2.0531980061,48.2983282975],[-2.0794268156,48.2927743317],[-2.074963935,48.2849130264],[-2.1036048243,48.2582542446],[-2.1516544852,48.2589502597],[-2.1869414794,48.247644533],[-2.190884068,48.2253638624],[-2.1838941099,48.2103355407],[-2.2026661142,48.2081402892],[-2.2128036892,48.214243942],[-2.2245800478,48.2082989315],[-2.2207819097,48.191502247],[-2.2285117821,48.1649909735],[-2.2485598276,48.1594014723],[-2.2557864734,48.1453925017],[-2.2669659916000002,48.151782306],[-2.2841049096,48.1439787521],[-2.287607963,48.1337939002],[-2.2552096933,48.1091843981],[-2.2490277823,48.0843699185],[-2.2576931005,48.0731038816],[-2.2560368166,48.0630814711],[-2.2345118342,48.0632747597],[-2.2366484631,48.0755377506],[-2.1809330551,48.0831707417],[-2.1713421726,48.0790556716],[-2.1704389052,48.0634436885],[-2.1936801583,48.0513435517],[-2.2430983212,48.0526832218],[-2.2797535088,48.0261840526],[-2.2745922902,48.0106566784],[-2.287486223,48.0024098702],[-2.2831752846,47.9909319279],[-2.2392518533,47.9996752832],[-2.2038539661,47.9937711577],[-2.1731024632000002,47.9795363704],[-2.1444603911,47.9840591717],[-2.1266535742,47.9653592622],[-2.1045353997,47.9520859709],[-2.1011642593,47.9383381446],[-2.0783195787,47.9183157875],[-2.0859814805,47.9035392192],[-2.1123986906,47.8937822839],[-2.1162169497,47.8801517778],[-2.0956970934,47.861699858],[-2.1056145974,47.8585417788],[-2.1022474232,47.8443017629],[-2.0912012984,47.8433917158],[-2.069240623,47.8518286391],[-2.0544202044,47.850194542],[-2.047806922,47.8364588035],[-2.0362590447,47.8337571352],[-2.049421071,47.8170382657],[-2.0701191773,47.8120176632],[-2.0739640178,47.7889992445],[-2.128477189,47.7619357526],[-2.0856150748,47.7628469729],[-2.0837869415,47.7499813513],[-2.0618789583,47.7513990373],[-2.0585166077,47.7380819397],[-2.0875152943,47.7389925561],[-2.1088096648,47.7367542216],[-2.1134271844,47.728069539],[-2.1314418723,47.7222596281],[-2.1186158789,47.7082754092],[-2.1249134787,47.6909512185],[-2.121418795,47.6822994794],[-2.1042271425,47.6767358013],[-2.1027191861,47.6682736431],[-2.1117408125,47.655059152],[-2.1115231289,47.6455130957],[-2.0946430542,47.6452780986],[-2.0967130476999998,47.6316706883],[-2.0815139553,47.6501249843],[-2.0540079426,47.6492837894],[-2.0495676023,47.6617955184],[-2.0389016743,47.669699091],[-2.0127219585,47.6661858386],[-1.9690346589,47.6897650302],[-1.9679236021,47.6723883238],[-1.9535356892,47.6723097264],[-1.9351254718000002,47.6870507256],[-1.8965400874,47.6959298383],[-1.8782330642,47.6953854971],[-1.8620835062,47.7076944327],[-1.8407080251,47.7055286158],[-1.8254700842,47.7083267531],[-1.7963947072000002,47.7008366327],[-1.7710941015000001,47.6982612342],[-1.7521299382,47.7074785996],[-1.7221201722,47.6983493656],[-1.7086277156,47.7014628062],[-1.7073492277,47.7143919237],[-1.6830735128,47.7114441625],[-1.6546653579,47.7123943049],[-1.6398807727,47.7260664774],[-1.636504659,47.7424383522],[-1.6255146939,47.7605645917],[-1.6045582652000001,47.7628807885],[-1.5866196076999999,47.7797070909],[-1.5760901644,47.777761789],[-1.529050882,47.7847755309],[-1.5058187524000002,47.8002673859],[-1.4910046774,47.7981628339],[-1.4739682814,47.8017782731],[-1.4671579157,47.8098170091],[-1.4799085056,47.835182775],[-1.4545489274,47.8310719983],[-1.4233820049,47.832737069],[-1.4054904297,47.8244305516],[-1.3935238369,47.8292968828],[-1.3819176241,47.8235958294],[-1.3779774467,47.8100212308],[-1.365056274,47.799102778],[-1.3181816204999999,47.7923285188],[-1.2460665147,47.7767297939]]]],"type":"MultiPolygon"}</text:p>
          </table:table-cell>
          <table:table-cell office:value-type="string" calcext:value-type="string">
            <text:p>48.155091356, -1.638172397</text:p>
          </table:table-cell>
          <table:table-cell table:number-columns-repeated="3"/>
          <table:table-cell table:formula="of:=[.E17]/[.D17]" office:value-type="float" office:value="26939.9075175056" calcext:value-type="float">
            <text:p>26939,907517505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4</text:p>
          </table:table-cell>
          <table:table-cell office:value-type="string" calcext:value-type="string">
            <text:p>Pyrénées-Atlantiques</text:p>
          </table:table-cell>
          <table:table-cell office:value-type="float" office:value="1082" calcext:value-type="float">
            <text:p>1082</text:p>
          </table:table-cell>
          <table:table-cell office:value-type="float" office:value="29256908" calcext:value-type="float">
            <text:p>29256908</text:p>
          </table:table-cell>
          <table:table-cell office:value-type="float" office:value="1998" calcext:value-type="float">
            <text:p>1998</text:p>
          </table:table-cell>
          <table:table-cell office:value-type="float" office:value="28948" calcext:value-type="float">
            <text:p>2894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coordinates":[[[-1.5209236955,43.5288321746],[-1.5473702963,43.4939570945],[-1.5613585374999999,43.4835198931],[-1.5997193524000002,43.4324370978],[-1.6228241658,43.421476416],[-1.6291751480999999,43.4132888103],[-1.6458533947,43.404849728],[-1.6576023208000001,43.4041669665],[-1.6665531809,43.3882282001],[-1.6861854304000001,43.395651518],[-1.7426084271,43.3793776826],[-1.7764809776,43.3729620998],[-1.7893165717000001,43.3548429636],[-1.7689632744,43.3421864566],[-1.7533185752,43.3412923202],[-1.7520910444000002,43.3327648617],[-1.7378747213999999,43.3305287728],[-1.7416115941,43.3170522011],[-1.730158394,43.2957672619],[-1.6954347629000002,43.3122592193],[-1.6856046917,43.3094013866],[-1.6684177862,43.3148433419],[-1.6441303699,43.3066257752],[-1.6238705299,43.3056874241],[-1.6306785211000001,43.2850206895],[-1.6217433089000002,43.2636295903],[-1.6087800248000002,43.2518987419],[-1.6000149589000001,43.2544740501],[-1.5751524885000001,43.2499220164],[-1.5570752379,43.2794851829],[-1.5650230594,43.2880086163],[-1.532918005,43.2937357939],[-1.5059555991,43.2935199058],[-1.4916015318,43.2810568024],[-1.4621114323,43.2714398529],[-1.4384565727,43.2665767794],[-1.4069384983,43.2718395542],[-1.3825436071000001,43.2531014627],[-1.3777207928,43.229776271],[-1.3844144645,43.2214278419],[-1.3830930159000001,43.1996745959],[-1.3914854878,43.1860540941],[-1.4019378223,43.1784342371],[-1.4096582992,43.142688307],[-1.4152130128,43.1272570367],[-1.4407575946,43.1076301043],[-1.4633669021,43.0980107878],[-1.4716136697,43.0807909396],[-1.4412481259,43.046272442],[-1.3538930415000001,43.0282974562],[-1.3429595544000001,43.0543701731],[-1.3461140771,43.0904724265],[-1.3323697741,43.1078440366],[-1.3211229739,43.1127260472],[-1.2924022524,43.1155286327],[-1.2826973992,43.1086919044],[-1.2971135862,43.0953510747],[-1.3091843984,43.0688801148],[-1.2884892193,43.0638423437],[-1.2699180085,43.0539787694],[-1.2636039626,43.0440162251],[-1.2476001085,43.0426364291],[-1.2297496643,43.0555080447],[-1.2118389701,43.0496755405],[-1.1809658892,43.0326212902],[-1.1649431133,43.0352280234],[-1.1444311508,43.0239946276],[-1.1420363713,43.0091234878],[-1.1319924485,43.0116047886],[-1.114960932,43.0239611269],[-1.1057680762,43.0165828787],[-1.0835184362999999,43.0113253569],[-1.0863663173,43.0028356636],[-1.0723430774,42.9979844147],[-1.0192951351,42.9937397732],[-1.0061735993,42.9888041802],[-1.0000798512,42.9776165881],[-0.9813943907,42.970705209],[-0.9749419169,42.9633937687],[-0.9451857984,42.953437809],[-0.9212393121,42.9553204704],[-0.9140886437,42.963919164800004],[-0.8973455156000001,42.9562909222],[-0.8638590876000001,42.9507909811],[-0.8393218899,42.9527540142],[-0.8105052613,42.9513014727],[-0.7883562221,42.9641667211],[-0.7673827574000001,42.9691970769],[-0.7517369745,42.967409059],[-0.7447791868,42.9523030261],[-0.7304222708,42.9453002998],[-0.7332761526,42.9324897525],[-0.7247767065,42.9205499807],[-0.7335214271,42.9111074363],[-0.7319721584000001,42.8961096156],[-0.7180528555,42.8864657583],[-0.6987553779,42.8790170213],[-0.6786982113000001,42.8845453387],[-0.667275024,42.8764805836],[-0.6616611253,42.8640936915],[-0.6374001263,42.8534399286],[-0.6153726629,42.8358186713],[-0.6022820101,42.8315821127],[-0.5982075901,42.8049633311],[-0.590986358,42.8025457015],[-0.5691752732,42.8069405227],[-0.5675310544000001,42.7807402913],[-0.5535840289,42.7793181949],[-0.5435925712,42.7932241916],[-0.5296554164,42.7916590476],[-0.5229128978,42.7990761735],[-0.5250537828,42.8121038276],[-0.5012305675000001,42.8278099425],[-0.4922887251,42.8167605392],[-0.47813106660000004,42.8094325712],[-0.4531413748,42.8041382771],[-0.4439323758,42.7960741267],[-0.4287876908,42.7994939082],[-0.41092655980000004,42.8087626883],[-0.3906421828,42.8002774228],[-0.3644951909,42.8163944711],[-0.3556744572,42.8303170278],[-0.3337068554,42.8378172284],[-0.32442406970000004,42.834644869],[-0.31325239200000005,42.8494025444],[-0.3070699885,42.8699698841],[-0.3158685019,42.8822349835],[-0.31624562040000004,42.8965881559],[-0.3252852475,42.9043892655],[-0.3271761354,42.9165023739],[-0.3150822733,42.9175578132],[-0.2977794971,42.9309733525],[-0.284580913,42.9304255516],[-0.2791453245,42.9392053296],[-0.2932583064,42.9927022188],[-0.2871556404,43.005799481],[-0.2667350141,43.0084515745],[-0.2559240889,43.0229077791],[-0.258180605,43.0381768498],[-0.2385453522,43.0398444537],[-0.22392460050000002,43.0337108495],[-0.20004552820000002,43.0428083603],[-0.18566305430000002,43.0567935996],[-0.19918691430000002,43.0688844666],[-0.1861964687,43.0841850293],[-0.1866477685,43.0920875536],[-0.1982663416,43.1017177459],[-0.19094409110000002,43.1113443246],[-0.1753447682,43.110171507],[-0.1659580123,43.1222623703],[-0.1460932136,43.1280813756],[-0.1385304286,43.1492054772],[-0.1177181525,43.1802712694],[-0.0979361625,43.1667374979],[-0.0953549969,43.176952904],[-0.06813464300000001,43.1772798074],[-0.07253204320000001,43.2246623605],[-0.049769131300000005,43.2173296902],[-0.0456457157,43.2333514799],[-0.0236066287,43.2555962778],[-0.0168573046,43.2716555422],[-0.024517801000000002,43.2797403323],[-0.0410201482,43.2836025864],[-0.0462793228,43.3005128808],[-0.0289616658,43.3166529646],[-0.0255581427,43.3297910096],[-0.0019460200000000001,43.3320120256],[0.010034387700000001,43.3252474764],[0.0297939916,43.3461148157],[0.021138776300000002,43.3498522109],[0.008710853000000001,43.3670370989],[-0.0042238999000000004,43.3727167512],[-0.002038892,43.3871421376],[0.0051784237,43.3941941111],[-0.0014735893,43.4046376982],[0.0096506104,43.422196916],[-0.0047008924,43.4315409139],[-0.0024560937,43.4451699597],[-0.0172761525,43.4410866543],[-0.0248385806,43.430011577],[-0.0469380864,43.4096813754],[-0.0581473372,43.4279407518],[-0.069597513,43.4329629737],[-0.058389415300000004,43.4646723194],[-0.0191587245,43.4651548832],[-0.0314006719,43.4736328613],[-0.034129285700000005,43.4884132235],[-0.049742100500000004,43.4918961777],[-0.0433240352,43.5080139825],[-0.044654576700000004,43.5252990513],[-0.06380846300000001,43.54146481],[-0.0658046334,43.5484352037],[-0.0951470638,43.5465495716],[-0.0887645819,43.557065601],[-0.09705313880000001,43.582201894],[-0.12308969630000001,43.5848120281],[-0.13993811250000002,43.5797471995],[-0.1510573677,43.5856778838],[-0.160910579,43.5805514135],[-0.1786354346,43.5962804452],[-0.2047430958,43.5835976681],[-0.20939254200000001,43.5922843198],[-0.2425221942,43.5848280087],[-0.2603836121,43.5888407108],[-0.28310484080000003,43.5861901507],[-0.2905315234,43.5681500982],[-0.30423634850000003,43.5597568357],[-0.3276932073,43.5555810986],[-0.3361049548,43.5506454111],[-0.3531481343,43.5613930933],[-0.3725448451,43.5662160982],[-0.4060370025,43.5682257938],[-0.4225586328,43.5584515962],[-0.4519675301,43.5502368922],[-0.45636582400000003,43.563707623],[-0.44765335,43.5731339883],[-0.4314718913,43.5784703906],[-0.4320033596,43.5847659139],[-0.4499244952,43.595701445],[-0.4777731442,43.5856094528],[-0.5034519488,43.5722712098],[-0.5111888072,43.562653695],[-0.536281604,43.5498765724],[-0.5574833347,43.5432265584],[-0.5629900779,43.5566231124],[-0.5891299971,43.5454408696],[-0.5966168007,43.5384361435],[-0.6439034843,43.5529243205],[-0.6703478411,43.5672432157],[-0.6781593912,43.5599603292],[-0.6929204516,43.5570486005],[-0.7077043709,43.5600707487],[-0.7128407486,43.5420372612],[-0.7239491589,43.5425959153],[-0.7338890736,43.5557571781],[-0.7511884869000001,43.5650534115],[-0.7682784557,43.5794852298],[-0.7800753426,43.5777697691],[-0.7820290448,43.5642728953],[-0.7939275532000001,43.56401515],[-0.8033493425,43.5561826774],[-0.8155183127000001,43.560929519],[-0.8425561326000001,43.5538156199],[-0.8433111273,43.543118919],[-0.8582351622000001,43.5419513081],[-0.8927220653,43.5507767358],[-0.9067802898,43.5504235793],[-0.9222715520000001,43.5430046395],[-0.9262282995000001,43.5319451265],[-0.9403712037,43.5385551186],[-0.9542110541000001,43.5323057567],[-0.9891417760000001,43.541602635],[-0.9889846267000001,43.518673187],[-0.9925559189000001,43.5043946325],[-1.0205943205,43.5057364776],[-1.0314216798,43.5100936508],[-1.0582176122,43.5126036438],[-1.0689233944,43.5082833885],[-1.0792291651,43.5212655596],[-1.0874644391,43.5109155586],[-1.1078627133,43.5142526662],[-1.118174187,43.5011465885],[-1.1367630666,43.5003287189],[-1.1688721676,43.4922366422],[-1.1710509346,43.5059815795],[-1.1469318093,43.5109748772],[-1.131463617,43.5104808229],[-1.1381354455000001,43.5234792652],[-1.1536880396,43.5287002356],[-1.1667346657,43.5441226197],[-1.1955116863,43.5462567714],[-1.2155144028,43.5316587444],[-1.2662366391,43.5103756822],[-1.2878226039,43.4989944137],[-1.3267935338,43.5050394303],[-1.3701870926,43.4949127705],[-1.4177743185,43.4970135899],[-1.4311562936,43.5144968161],[-1.4406635272,43.5133318325],[-1.4644125861,43.5189895374],[-1.4609870279,43.532337899],[-1.4782121839,43.5397617418],[-1.4940497504999999,43.5284941589],[-1.5209236955,43.5288321746]],[[-0.1031173447,43.3587444988],[-0.107349523,43.3709554148],[-0.0943814308,43.3744016652],[-0.07202349200000001,43.3612760103],[-0.06295516400000001,43.3499015313],[-0.0704513183,43.3102014314],[-0.0753432953,43.3071554165],[-0.1106266372,43.3123979785],[-0.11543412210000001,43.3321116316],[-0.1101158348,43.337703397],[-0.08665918680000001,43.33522458],[-0.08754384450000001,43.3508795702],[-0.1031173447,43.3587444988]],[[-0.10319504700000001,43.2429595982],[-0.1216572375,43.2410679711],[-0.1261885377,43.252906358],[-0.1402157271,43.2699704735],[-0.137228882,43.2858595619],[-0.1122492697,43.3103463566],[-0.09224462,43.300681912],[-0.0960474755,43.2855171851],[-0.0794396597,43.2716925169],[-0.0845717077,43.2577032642],[-0.1041323738,43.2497617494],[-0.10319504700000001,43.2429595982]]],"type":"Polygon"}</text:p>
          </table:table-cell>
          <table:table-cell office:value-type="string" calcext:value-type="string">
            <text:p>43.25625069, -0.7611980930000001</text:p>
          </table:table-cell>
          <table:table-cell table:number-columns-repeated="3"/>
          <table:table-cell table:formula="of:=[.E18]/[.D18]" office:value-type="float" office:value="27039.6561922366" calcext:value-type="float">
            <text:p>27039,656192236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7</text:p>
          </table:table-cell>
          <table:table-cell office:value-type="string" calcext:value-type="string">
            <text:p>Moselle</text:p>
          </table:table-cell>
          <table:table-cell office:value-type="float" office:value="10207" calcext:value-type="float">
            <text:p>10207</text:p>
          </table:table-cell>
          <table:table-cell office:value-type="float" office:value="279414165" calcext:value-type="float">
            <text:p>279414165</text:p>
          </table:table-cell>
          <table:table-cell office:value-type="float" office:value="21980" calcext:value-type="float">
            <text:p>21980</text:p>
          </table:table-cell>
          <table:table-cell office:value-type="float" office:value="39648" calcext:value-type="float">
            <text:p>396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7.0796330236,48.5366172072],[7.0917345197,48.5290776564],[7.1153748188,48.5373183729],[7.1350610708,48.5281275674],[7.1510802351,48.5316656849],[7.1676008377,48.5275127033],[7.1871006559,48.5372711331],[7.1929260787,48.5494313584],[7.2192026287,48.553595448],[7.2307741408,48.5670263442],[7.2559237016,48.5886820139],[7.2561369926,48.601272506],[7.2706358508,48.6121699325],[7.2833937756000005,48.6428959881],[7.3043491438,48.660097915],[7.2646502542,48.6628243233],[7.2484513228,48.6825500591],[7.2468677795,48.6951306205],[7.2602408137,48.6943370962],[7.266240798,48.714002106],[7.2869119704,48.731396299],[7.2929509585,48.7529815207],[7.3108574116,48.7630726464],[7.2900244678,48.7864314179],[7.2912667415,48.7940706727],[7.247687143,48.8097676548],[7.2280459187,48.8281063289],[7.2144805084,48.8244706204],[7.1876693178,48.8332648821],[7.1953189408,48.8402491552],[7.1491006128,48.8445913448],[7.1413842362,48.8333667372],[7.1476964378,48.8218418498],[7.1266016167,48.8140231137],[7.1267136877,48.8012515802],[7.0860752305,48.7920833831],[7.0671939837,48.7994804434],[7.0893084719,48.8067141939],[7.0810306337,48.8136875865],[7.0469352223,48.8206127486],[7.0546708711,48.8328147308],[7.0526867777,48.8471273614],[7.0782076596,48.8451625365],[7.0973090991,48.8516082464],[7.0957199498,48.8621448926],[7.0806223386,48.86417035],[7.0560134242,48.8588823729],[7.0513285543,48.8660056817],[7.0271464184,48.8803665825],[6.9890269831000005,48.891178656],[6.9546718653,48.893890345],[6.9646974623,48.904688672],[6.9555419328,48.9223225919],[6.980213408,48.9347219702],[6.9891102438,48.9595433574],[7.0319218207,48.9560366105],[7.0266568526,48.9694316159],[7.0373601109,48.9792874243],[7.0315336357,48.989216746],[7.0471142527,49.0000123489],[7.0538751123,49.0124451464],[7.0526813463,49.0285678975],[7.0785698916,49.0503483799],[7.0675911066,49.0658566601],[7.0985479173,49.0760592043],[7.10959424,49.0415090203],[7.1191010759,49.0372897734],[7.121439461,49.0183739211],[7.1301707454,49.0045951475],[7.1742822217,49.0063597188],[7.1940483697,48.995268667],[7.2093166955,48.9800852516],[7.2361434109000005,48.9879173134],[7.2750271799,48.975857328800004],[7.293070746,48.9735489486],[7.2900992423,48.9564069409],[7.3062142101,48.9566383235],[7.3267703491,48.9434432366],[7.3588755233,48.9576056148],[7.3698819453,48.9519783043],[7.4435753826,48.9640431034],[7.4795552592,48.9613358488],[7.4851638897,48.9506815583],[7.5211029961,48.9409930949],[7.5338456774,48.9330216182],[7.5508653319,48.9348952503],[7.5671695433,48.9534865832],[7.5780474206,48.9572624669],[7.5795938062,48.9693093945],[7.5918963729,48.9844429696],[7.587569466,48.9896978263],[7.6110064097,49.012262607],[7.6071490307000005,49.0192626683],[7.6400251438,49.0491170414],[7.6354047571,49.0540549669],[7.6296513203,49.0736456013],[7.6010798914,49.0832498591],[7.5691022296,49.0796776928],[7.55008289,49.0857775649],[7.5288287987,49.0970604163],[7.5157555549,49.1210586404],[7.5056307953,49.1225382539],[7.4900392482,49.1422619023],[7.5059504026,49.150502722],[7.4932993832,49.1607594061],[7.4941117651999996,49.1696045341],[7.4674381176,49.167417528],[7.4598120447,49.1628423485],[7.436188906,49.1799109269],[7.3794416034,49.1749519449],[7.3655586909,49.1721267093],[7.3626356573,49.1432197278],[7.3300209319,49.1449758408],[7.3136434049,49.137164449],[7.2986481131,49.1172519866],[7.2840723844,49.1235765825],[7.2657968769,49.1227247037],[7.2452778236,49.1300204606],[7.1966304565,49.1216706067],[7.1838952735,49.1299440816],[7.1506494962,49.1250516956],[7.1355879679,49.1284671718],[7.1263556026,49.1421072603],[7.1034317803,49.1394039723],[7.106112413,49.1554483642],[7.0826284848,49.1526619754],[7.0818371131,49.141933238],[7.0892299389,49.1301304328],[7.0725144329,49.1245650758],[7.0570301985,49.1120309052],[7.0442126372,49.1217727267],[7.0468864832,49.1365390179],[7.0321279581,49.1566089191],[7.027725186,49.1700510173],[7.0349842063,49.1913887415],[7.010941132,49.1879325482],[6.9751578717000005,49.2094039825],[6.9596480771,49.2030945244],[6.9399166717,49.2166965619],[6.9187926539,49.2226172053],[6.9113564037,49.2149685125],[6.8928996405,49.2087688855],[6.8586367889,49.2226474276],[6.8380248211,49.213457333],[6.8508471435,49.2018887222],[6.8499817417,49.1943069735],[6.8617124794,49.1817149187],[6.8442713766,49.1730471001],[6.8473977622,49.1571778808],[6.8341684766,49.1512615514],[6.7800802861000005,49.1684109411],[6.7386503624,49.1636334496],[6.7205389224,49.1753537014],[6.7113116645,49.1883750163],[6.7315986897,49.2059240361],[6.7196966492,49.2212972567],[6.6953677696,49.215714579],[6.6856531315000005,49.2436883825],[6.6769477817,49.2556411203],[6.6603743503,49.2611239634],[6.6678291928,49.2712799571],[6.661393914,49.2821954025],[6.6248368389,49.3027866647],[6.6147432042,49.303023766],[6.5890381667,49.3221219111],[6.5956767172,49.3300490279],[6.5680620231999995,49.3452896279],[6.5741813979,49.3587254538],[6.5895190374,49.3520961918],[6.5997535049,49.366598933],[6.5829262843,49.3683975001],[6.5876001795,49.3830468737],[6.5768254323,49.389679032],[6.5634370139,49.3881624404],[6.5371737112,49.4087875136],[6.5542908821,49.4199705067],[6.5343613476,49.4356120639],[6.5249544837,49.4354987007],[6.4997317317,49.4502037898],[6.4856255683,49.4518685734],[6.4627441194,49.4650501979],[6.4405181272,49.4667183882],[6.4281421327,49.4769714946],[6.3959285471000005,49.4644912046],[6.3750119005,49.4643590803],[6.3644489632,49.4595055793],[6.352853338,49.4673172346],[6.3340251351,49.4669393445],[6.3206493327,49.4774206908],[6.3042912798,49.4783223618],[6.2875418521,49.4861516731],[6.2796563088,49.5033582861],[6.2569252189,49.5098217002],[6.1957593425,49.505359654],[6.1751395374,49.5103467807],[6.1538878012,49.5016337055],[6.1558525166,49.4933920591],[6.1267465928,49.4900244899],[6.1221169124,49.4727437944],[6.1019784773,49.4703820958],[6.1016283952,49.454300414],[6.0923197257,49.4531398572],[6.0792060095,49.4639160077],[6.0581052258,49.4664376296],[6.0417734785,49.4478588745],[6.0237140007,49.4550230068],[6.007849362,49.4516396456],[5.9979341363,49.4564969891],[5.9819716595,49.4510673955],[5.9719399072,49.4695668451],[5.9721105853,49.4914126069],[5.95207074,49.494140177],[5.9401184954,49.5009619813],[5.912270482,49.5019977397],[5.8934398003,49.4968125955],[5.8996946909,49.4827365349],[5.9297399553000005,49.4816583719],[5.9413404165,49.4756670559],[5.9331402744,49.444056808],[5.9425365719,49.430207828],[5.9292699437,49.4267332048],[5.9111205933,49.4072955367],[5.9269004348,49.4046040269],[5.9337383048,49.3944408609],[5.9353463981,49.369673405],[5.9401337917,49.3603453021],[5.956241715,49.3617270233],[5.961935393,49.3450266063],[5.9448790351,49.3419678786],[5.9515967286,49.3259649875],[5.9700069238,49.3199201769],[5.9859431189,49.3052671979],[5.9971650813,49.3142024811],[6.0068631896,49.3072666693],[6.0003547966,49.2758952678],[6.0136151587,49.2573842886],[6.0268664537,49.2517571109],[6.0282801055,49.2288875795],[5.9842533992,49.2075701496],[5.9797704863,49.1887260187],[6.0057059975,49.1841182776],[6.0072874301,49.177087251],[6.0313597578,49.1677004819],[6.0098241219,49.152798233],[5.9815296122,49.1444659455],[5.995734427,49.1301627534],[5.9922055325,49.1253965218],[6.0057712894,49.1131635194],[5.9954800408,49.1077474211],[5.9314764333,49.1092360926],[5.9248730036,49.0922075536],[5.9433390992,49.079219554],[5.935485146,49.069950733],[5.9509699315999995,49.0648340316],[5.9595344545,49.0467319648],[5.9819229237,49.0440580823],[6.0013686891,49.0352925073],[6.0149405209,49.0372901461],[6.0185899021,49.0249256162],[6.044900159,49.0131765507],[6.0463104655,48.9764087201],[6.0699280772,48.971534458],[6.081539676,48.9630671169],[6.1047505718,48.9696522351],[6.116305325,48.9681069089],[6.1257601252,48.955338982],[6.1244218381,48.9407829909],[6.1325213715,48.9344949396],[6.1497139464,48.9332098368],[6.1571501144,48.9435995571],[6.1756217379,48.9349620522],[6.2140063176,48.9396875052],[6.2256304457,48.9367011682],[6.2445751712,48.9234227464],[6.25507474,48.9311588692],[6.2877407909,48.9277771444],[6.2883292552,48.9163033826],[6.3267886153,48.9074643519],[6.3263772081,48.8961617465],[6.3125813871,48.8924759904],[6.3076915077,48.8790271263],[6.3123215952,48.8650626967],[6.295296829,48.8632358738],[6.3001359364,48.852410999],[6.2842575275,48.847990269],[6.3093254248,48.8330348412],[6.3209170998,48.8378603362],[6.3396141732,48.8334886773],[6.3263142655,48.8208830433],[6.3560192244,48.7938115872],[6.3550810278,48.7815395693],[6.3708451057,48.7847819277],[6.3954456534,48.7746480372],[6.4284080095,48.7882024579],[6.4519229113,48.7799297613],[6.4534209103,48.7660793347],[6.4884377177,48.7664034474],[6.5031695237000005,48.7574679518],[6.5051871346,48.747369572],[6.5245818434,48.7525160866],[6.5600188948,48.7553940597],[6.5805309346000005,48.734823574800004],[6.5949456881,48.7292391224],[6.6059336338,48.7173107403],[6.6273346536,48.7126333554],[6.6374894483,48.7045986256],[6.6584083727,48.7080427523],[6.6922182913,48.6730666399],[6.7211358434,48.6700148208],[6.7339305614,48.6638892487],[6.7550226045,48.6699024103],[6.764144924,48.6519845858],[6.7826394091,48.642683346],[6.8095358920999995,48.6474595267],[6.83440238,48.6437579884],[6.8473747106000005,48.6233109737],[6.8624891207,48.6202826641],[6.8851790535,48.6252907374],[6.9113827276,48.6205571279],[6.9198847095,48.6340395828],[6.9298066629,48.6352902986],[6.9452310433,48.6187273739],[6.9607924698,48.6082817471],[6.9808038205,48.6110912765],[7.0038336622,48.608354132],[6.9966120938,48.597150325],[7.0233798515,48.579079685],[7.0341518788,48.5805521326],[7.0535855528999996,48.5522045216],[7.0740380121,48.5458798766],[7.0796330236,48.5366172072]]],"type":"Polygon"}</text:p>
          </table:table-cell>
          <table:table-cell office:value-type="string" calcext:value-type="string">
            <text:p>49.037547574, 6.661338832</text:p>
          </table:table-cell>
          <table:table-cell table:number-columns-repeated="3"/>
          <table:table-cell table:formula="of:=[.E19]/[.D19]" office:value-type="float" office:value="27374.7589889292" calcext:value-type="float">
            <text:p>27374,758988929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9</text:p>
          </table:table-cell>
          <table:table-cell office:value-type="string" calcext:value-type="string">
            <text:p>Ariège</text:p>
          </table:table-cell>
          <table:table-cell office:value-type="float" office:value="366" calcext:value-type="float">
            <text:p>366</text:p>
          </table:table-cell>
          <table:table-cell office:value-type="float" office:value="10069452" calcext:value-type="float">
            <text:p>10069452</text:p>
          </table:table-cell>
          <table:table-cell office:value-type="float" office:value="749" calcext:value-type="float">
            <text:p>749</text:p>
          </table:table-cell>
          <table:table-cell office:value-type="float" office:value="32137" calcext:value-type="float">
            <text:p>3213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"coordinates":[[[1.6884309014999999,43.2735493655],[1.6792201814,43.2793957252],[1.6653356108000001,43.2746862572],[1.6499451737,43.26102693],[1.6553732968000001,43.2440954888],[1.6352343174000001,43.2372546802],[1.6373157966,43.2554694409],[1.6069170169,43.2597779969],[1.6021382124999999,43.2656766534],[1.5677204654999999,43.2712510966],[1.5734968159,43.2619158588],[1.5649305475,43.2533786565],[1.5461924526000002,43.2774414252],[1.5188956887,43.2691668197],[1.5063662648,43.2859763899],[1.4931146649,43.2812074696],[1.4894544856,43.2585493636],[1.5044983287,43.2493406668],[1.4984347183,43.2397171287],[1.5046089406,43.2209887263],[1.4879973952,43.2271513599],[1.4777699164,43.2228952109],[1.4677622862000002,43.2089265215],[1.4328792949,43.2171876914],[1.4176143112,43.2272961705],[1.4288384246999999,43.2544367729],[1.3991882871,43.2791767052],[1.3843574405,43.2875404293],[1.3588230426,43.3121609313],[1.3315739296,43.3145205808],[1.3180379836,43.2957170352],[1.3056503742,43.2981958827],[1.2932505922,43.2845249454],[1.3061521165,43.2643817624],[1.3310389811,43.2620878664],[1.3398402269,43.2442468306],[1.366704694,43.2418556297],[1.38320374,43.2297526867],[1.3684839771,43.2092555994],[1.3455518175,43.2123127921],[1.3272881023,43.2021984648],[1.3248441517,43.1919877002],[1.3062198395,43.1950582274],[1.2964818637,43.189343898],[1.274139621,43.1962791481],[1.2629211273,43.1863688157],[1.2462568169,43.1890151849],[1.2289263992000001,43.1869047892],[1.2219688852,43.1657138428],[1.2237879793,43.1519569229],[1.2743192652,43.1435899848],[1.2913569977,43.124201122],[1.2812719692,43.1106135343],[1.2603646663,43.1091273877],[1.2618548871,43.0916525417],[1.2233377939,43.0866069355],[1.2083292858,43.1190185178],[1.1778417419,43.1380196636],[1.1663278638,43.1301185961],[1.1466945238,43.1372160898],[1.1364060129,43.1488275445],[1.1222214248,43.1527849091],[1.1131661488,43.1446076818],[1.089792486,43.1417461631],[1.0846175341,43.1353644402],[1.0631021096,43.1390440342],[1.0534936789,43.1454164814],[1.0506877898,43.1194196661],[1.0389600616,43.1003607491],[1.0248619718,43.1017811536],[1.0119641573,43.1096629175],[0.9923887638000001,43.0979131719],[0.9918589775000001,43.0904681094],[1.0066284914,43.0821557232],[0.9860765529000001,43.0637831056],[0.9831506052000001,43.053872298900004],[0.9870014894,43.0252962416],[1.0063970441,43.0203638036],[1.0135659914,43.0123213456],[0.9790952043000001,42.9744326449],[0.9502248351,42.9660746389],[0.9278484773000001,42.9667143846],[0.9055640975,42.9574993997],[0.8841993416,42.9592508641],[0.8760265061,42.9501373981],[0.8860884105,42.9342460413],[0.8745344324000001,42.9261914247],[0.8446316314000001,42.9259581553],[0.8259954999,42.914373306],[0.8440533377,42.8897697074],[0.8357013230000001,42.8763758755],[0.8598832205,42.8382982915],[0.8580696516,42.8257233711],[0.9166670678000001,42.7956863171],[0.9333323443,42.7896594237],[0.947036195,42.8015576197],[0.9659750915,42.8037049938],[0.9829142794000001,42.7869134137],[1.0385180446,42.7870306477],[1.0437865084,42.781104227],[1.0734358869,42.7825767186],[1.1083745685,42.7719382612],[1.1325549819,42.7505841874],[1.1331122569,42.7285382527],[1.1660402403,42.7089381965],[1.2291949189,42.7278102963],[1.2503222686,42.7200383165],[1.2531239375,42.7144686076],[1.2748038434,42.718761914],[1.3093409584,42.7176185024],[1.3253571888,42.7243102472],[1.3524626369,42.7112904934],[1.3539219892,42.6997434283],[1.3772045976,42.6945287462],[1.3896510431,42.6863534289],[1.3867684633000001,42.6780277021],[1.4137001707999999,42.6555784948],[1.4204287941,42.6249244065],[1.4379345189000001,42.6028490066],[1.4569910846,42.6023264614],[1.4774863296,42.6145166814],[1.4698890373,42.6355593135],[1.4787029058,42.6514160224],[1.4937505054,42.653465207400004],[1.4996451956,42.6456681867],[1.5200292352,42.6460070601],[1.5492482061000001,42.6558796938],[1.5747492785000001,42.6479336287],[1.5806234692,42.636754698],[1.6005107162,42.6256511409],[1.6276627089,42.6264014389],[1.6372484975,42.6303302504],[1.6569183897,42.6210065984],[1.6834403342000002,42.6249942862],[1.699653568,42.6224259997],[1.7136457807,42.6146198053],[1.7377635262000002,42.6117099586],[1.7262896745,42.6005504324],[1.7276075051,42.5882867566],[1.772595031,42.5804629586],[1.7861385583,42.5736739355],[1.7960155062,42.5714741346],[1.8375672197,42.5847940996],[1.8743240181,42.5816785107],[1.8737408173,42.5900213505],[1.8911025117,42.5933911253],[1.9002434709,42.6152160786],[1.9133178654,42.6074852679],[1.933425194,42.6047576242],[1.9543694485,42.6189843036],[1.9762801388,42.6211213489],[1.9970194909,42.6601618325],[2.0289780673,42.6525928736],[2.0705596858,42.6665463008],[2.0963466704,42.6640779051],[2.1278170704,42.6723440314],[2.1432574746,42.6638092806],[2.1660488223,42.6639174328],[2.1757256885,42.6826915798],[2.1594084185,42.702228979],[2.1471887239,42.7011990094],[2.1392288245,42.7122093628],[2.0879327568,42.7388267171],[2.0852993292,42.7517725245],[2.056935869,42.7562933358],[2.0475505212,42.7490921626],[2.007721299,42.7340241312],[1.9622976156,42.7376554077],[1.9298170849,42.7553184801],[1.9139290067,42.7579597224],[1.9215320045,42.7699136687],[1.9194322542000002,42.7805800915],[1.8963542043000001,42.8082690378],[1.8618935774,42.8181787252],[1.8590441012,42.8248140385],[1.8767631109,42.841099479],[1.876032752,42.852575181],[1.9461228217,42.8560625563],[1.9868856991000001,42.8709277187],[1.9810014235,42.8786403596],[1.9920549979,42.9051725161],[1.9806858541,42.9298487611],[1.9338592557,42.9393000664],[1.9366709573,42.9539303418],[1.9631392065000002,42.960778739],[1.9800370163,42.96097996],[1.9897066018,42.9532214289],[1.9985922144,42.9613657584],[1.9853242059,42.9669551843],[1.9823440401,42.9877095097],[1.987869303,42.9935358728],[1.9763227036000002,43.0151728832],[1.9859685616,43.0233924078],[1.9848684966999999,43.033072619],[1.9732734094,43.0462151595],[1.9408658970000001,43.0527605184],[1.946914675,43.0655941357],[1.9633693363,43.068546655],[1.9558112201000002,43.0803566811],[1.9493729475000001,43.1211719326],[1.9286485501000001,43.1254205675],[1.9168204953,43.1334556847],[1.9022617692,43.1233263468],[1.8808514849,43.1266170459],[1.8805551051,43.1403427008],[1.8555295791000002,43.1470910502],[1.8265303777000002,43.1454417307],[1.8056404957,43.156344451],[1.7823231818,43.1571379999],[1.7718021966,43.1646138149],[1.7445652992,43.1761100177],[1.7435831558000001,43.1827258939],[1.725645745,43.1872618203],[1.7136113704,43.185643668],[1.7081872393,43.198239072],[1.7255031906,43.2119481912],[1.7239100703,43.224432369],[1.7032870022000002,43.2390513916],[1.7006792008,43.2619719997],[1.6884309014999999,43.2735493655]]],"type":"Polygon"}</text:p>
          </table:table-cell>
          <table:table-cell office:value-type="string" calcext:value-type="string">
            <text:p>42.920996352, 1.503628342</text:p>
          </table:table-cell>
          <table:table-cell table:number-columns-repeated="3"/>
          <table:table-cell table:formula="of:=[.E20]/[.D20]" office:value-type="float" office:value="27512.1639344262" calcext:value-type="float">
            <text:p>27512,163934426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Maine-et-Loire</text:p>
          </table:table-cell>
          <table:table-cell office:value-type="float" office:value="5744" calcext:value-type="float">
            <text:p>5744</text:p>
          </table:table-cell>
          <table:table-cell office:value-type="float" office:value="159775133" calcext:value-type="float">
            <text:p>159775133</text:p>
          </table:table-cell>
          <table:table-cell office:value-type="float" office:value="12957" calcext:value-type="float">
            <text:p>12957</text:p>
          </table:table-cell>
          <table:table-cell office:value-type="float" office:value="23305" calcext:value-type="float">
            <text:p>23305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-1.1483722876,47.0294540175],[-1.1436520314,47.0248047331],[-1.1187614383,47.0208167981],[-1.1110222903,47.0158088368],[-1.0927224264,47.0157635888],[-1.0551672567,47.0045461245],[-1.0192358366,47.0051999201],[-0.9995285679,47.0206866085],[-0.9636424031,47.0027688565],[-0.9449927962,46.998988422],[-0.9355394893000001,47.0073479143],[-0.904395955,46.9949153926],[-0.8930649460000001,46.9844956611],[-0.8921871102000001,46.976082415],[-0.8570870315,46.9777417494],[-0.8429929586,46.9901732774],[-0.8006615739,46.9943778202],[-0.7693345878000001,47.0029738984],[-0.7626296802,46.9924503805],[-0.7237191836,46.9922090602],[-0.7159472838000001,46.9840196094],[-0.6960334614,46.9947446543],[-0.6801877004,46.9876586835],[-0.672792625,47.0028310642],[-0.661626854,46.9976862877],[-0.6297512767,46.9967975578],[-0.6189160769000001,46.9923738539],[-0.5877495729000001,47.0053372529],[-0.5621474684000001,47.0305068277],[-0.5562654359,47.0426954819],[-0.557552531,47.0640899622],[-0.5353131787000001,47.0721998991],[-0.4912396859,47.0829336765],[-0.4677116176,47.0836846644],[-0.46418464070000004,47.0743587013],[-0.47809374660000004,47.0719112284],[-0.48533226570000004,47.0638850589],[-0.47634088280000003,47.0543618867],[-0.4650235777,47.0668879424],[-0.4411226286,47.0677215074],[-0.4269809009,47.0729884649],[-0.4071241506,47.0664982034],[-0.401197481,47.0707479134],[-0.3960610416,47.0915353427],[-0.37653231740000004,47.0886409886],[-0.35378891160000003,47.0953859707],[-0.3354623309,47.0880163225],[-0.31109871180000004,47.0928801726],[-0.2848196031,47.1024085909],[-0.262905431,47.0990096303],[-0.24741513910000001,47.1050758175],[-0.2105351043,47.0967045087],[-0.1866493952,47.1014004692],[-0.18526503290000002,47.1084081764],[-0.14014259610000002,47.0978168477],[-0.1609681261,47.0856321011],[-0.1788543748,47.0700326559],[-0.16601000200000002,47.0646989379],[-0.1573383716,47.0702371298],[-0.1388384956,47.0662731053],[-0.1287884011,47.0544242479],[-0.1021003017,47.0651716668],[-0.1050271366,47.0713001163],[-0.0951171259,47.095181441],[-0.0674093214,47.0996070272],[-0.0442528186,47.0932718163],[-0.0355036514,47.0867410215],[-0.0265251534,47.1060897473],[-0.0393178364,47.1079957177],[-0.0360947073,47.1251763107],[-0.01210108,47.1564478316],[0.0188843768,47.1759905324],[0.0362637173,47.1600454739],[0.0539070279,47.1636789504],[0.0665207076,47.1896625691],[0.052738841800000005,47.1966675545],[0.0592102739,47.2070618031],[0.0792048155,47.216763124],[0.0714997718,47.2232288593],[0.0738431584,47.2366643921],[0.0678918911,47.2475101302],[0.0773353682,47.2534953168],[0.0783489358,47.2829170937],[0.0993876987,47.3088247593],[0.10895204010000001,47.3132712534],[0.1174681935,47.3323059592],[0.13797626370000002,47.3360508755],[0.1474536907,47.3459939606],[0.1410202046,47.3609423326],[0.151750443,47.3628453914],[0.1829574602,47.3804195134],[0.1672380079,47.3855132656],[0.1661631392,47.4039134836],[0.18533976870000002,47.4245898619],[0.1811199489,47.4533236671],[0.19037435290000002,47.4612020321],[0.19494247520000002,47.4751331971],[0.20954797830000002,47.4944787613],[0.22000594780000002,47.5018949871],[0.22606543340000002,47.5265810783],[0.19937479230000002,47.540975549],[0.2151603045,47.5731843043],[0.23390768220000002,47.5805449207],[0.2298799776,47.6084602504],[0.18572862,47.6165540267],[0.1846862032,47.5991700022],[0.1620622826,47.594173434300004],[0.15130568660000002,47.5825543008],[0.1396583874,47.5842742822],[0.1315418964,47.5955933263],[0.1199938266,47.5953827234],[0.1156878014,47.6057291708],[0.0966740959,47.6048289621],[0.07001101330000001,47.6082212887],[0.053026380500000005,47.6058057191],[0.037731157,47.6177550716],[0.0099202743,47.6237701024],[0.0102631923,47.6349607649],[-0.005045711400000001,47.64744399],[-0.0235177823,47.6443856905],[-0.054664322200000004,47.6484933654],[-0.0652509839,47.6552861458],[-0.1031608519,47.6593457831],[-0.1256866812,47.637522407],[-0.1478513802,47.6357667364],[-0.1587481279,47.6468416713],[-0.181635078,47.6453195753],[-0.1966196929,47.6489686192],[-0.19529642360000002,47.661703792],[-0.20848183650000002,47.6715253543],[-0.22019670030000002,47.6896231814],[-0.1996188295,47.6952220387],[-0.1818610015,47.7062145719],[-0.1816342267,47.7129640942],[-0.1956802916,47.7251913331],[-0.20826640070000002,47.7224344306],[-0.2331861593,47.7073693532],[-0.2571973923,47.7072416018],[-0.2854914113,47.7195085461],[-0.3053556479,47.7167146827],[-0.3301605166,47.7218773222],[-0.35208477930000004,47.7140539024],[-0.3658351684,47.7162291164],[-0.35665330170000004,47.7306051844],[-0.3803283012,47.750885816],[-0.3817697966,47.7607266768],[-0.4106967291,47.7792136984],[-0.4098898094,47.7653340359],[-0.4288706264,47.767825412],[-0.45355453560000003,47.7563645866],[-0.4640096185,47.7680357993],[-0.5036937204,47.784407194799996],[-0.5227833222,47.7826658859],[-0.5176967944,47.7694833363],[-0.5328588532,47.7508222795],[-0.5609197305,47.7577874525],[-0.5759481409,47.7534703407],[-0.5887210334,47.7560344785],[-0.6108196971000001,47.7356905845],[-0.6231709774,47.7377854931],[-0.6522758635,47.7340781966],[-0.6688937594000001,47.7414681814],[-0.7160534342,47.7409788022],[-0.7277370927,47.7436390932],[-0.7479082219000001,47.7392263272],[-0.7653126365,47.7546009827],[-0.7833848074,47.750186623],[-0.7910139351000001,47.7609517524],[-0.8285886381,47.7709181913],[-0.8400600721,47.768274303],[-0.8394806738,47.7523032255],[-0.8702818591,47.7613277553],[-0.8934891619,47.763516279],[-0.8952110167,47.7741815304],[-0.9275668415,47.7894766948],[-0.9425427953000001,47.7886011568],[-0.9514078928,47.7963495547],[-0.9709960344,47.7841646014],[-0.9567889735,47.7790738054],[-0.9504944455000001,47.7685256704],[-0.9755872406,47.7660249515],[-0.9815358137,47.7616204918],[-1.0297903762,47.7707848411],[-1.0807951275,47.7747447173],[-1.0933922577,47.7820257234],[-1.1247252985,47.7842045293],[-1.1370977415,47.7753572812],[-1.1711049025,47.7792721882],[-1.1933188365,47.7858465189],[-1.1969547921,47.7953132118],[-1.2381133964,47.8098171086],[-1.2460665147,47.7767297939],[-1.2499108498,47.7650017397],[-1.2341652608,47.7551603865],[-1.2417265849,47.7428580148],[-1.2534495784,47.7364499476],[-1.2373290916,47.7234464148],[-1.2152479167,47.7189041835],[-1.1968155556,47.7212068822],[-1.189500356,47.6991667034],[-1.1759296378,47.6958947941],[-1.1803435542,47.6646506265],[-1.160472545,47.6613574029],[-1.158256854,47.6371658826],[-1.137960698,47.6196143199],[-1.1007450255,47.6206640729],[-1.0919049834,47.6114519811],[-1.0606221286,47.6028478499],[-1.0366570359,47.6023664406],[-1.0068516418,47.5891196127],[-1.0191415685,47.5767158473],[-1.0538227902,47.5634131567],[-1.0503389427,47.5472230616],[-1.0378773174,47.5369046148],[-1.0459512601,47.5123723543],[-1.0444624656000001,47.5055666944],[-1.0241468147,47.500500312],[-1.0127685533,47.4893939392],[-0.9655037679,47.4915806675],[-0.9589155329000001,47.4812101617],[-0.9678014767,47.4679936059],[-0.9525293147,47.4508342985],[-0.9525465714,47.4339764582],[-0.9611520539,47.422977694],[-0.95009369,47.406368542],[-0.9482361668,47.3855100091],[-0.9735806027,47.3717808712],[-1.0068028135,47.3687573503],[-1.0165360897,47.3650039808],[-1.0413834486,47.3648746884],[-1.05593567,47.3690230458],[-1.0846719763000001,47.3701674981],[-1.1078689187,47.365808415],[-1.1441454453,47.3680945456],[-1.1693461315,47.3653020444],[-1.1844040915,47.3536216472],[-1.2081690158,47.3490348784],[-1.2279554361,47.350120679],[-1.2576277902,47.3411927489],[-1.2916390262,47.3397524719],[-1.3106333866,47.3320162391],[-1.3199501554,47.3218497472],[-1.335078196,47.319169384],[-1.3541992398,47.3041537638],[-1.2989414679,47.3034032605],[-1.2751161983000001,47.2893829774],[-1.279823679,47.2745046852],[-1.2678699183,47.2596260045],[-1.2511987314,47.2469344626],[-1.2301593105,47.2394680207],[-1.2128946448,47.2458662053],[-1.2073784746,47.2531933298],[-1.1811848533,47.2403446265],[-1.1881729001,47.2194903429],[-1.1784339874,47.1936210364],[-1.1622239102,47.1874148084],[-1.1717554996,47.1672899636],[-1.2084672606,47.1432657891],[-1.2326224588999999,47.1404573439],[-1.2320321774,47.1247650895],[-1.2246230056,47.1188908909],[-1.2485673919,47.097702512],[-1.2199062165,47.0996915899],[-1.1686373816,47.0922586464],[-1.1553320536,47.0725069809],[-1.1299250922,47.0640783976],[-1.1210412543,47.0561340484],[-1.1173634297,47.0399490296],[-1.1483722876,47.0294540175]]],"type":"Polygon"}</text:p>
          </table:table-cell>
          <table:table-cell office:value-type="string" calcext:value-type="string">
            <text:p>47.389887274, -0.559455656</text:p>
          </table:table-cell>
          <table:table-cell table:number-columns-repeated="3"/>
          <table:table-cell table:formula="of:=[.E21]/[.D21]" office:value-type="float" office:value="27816.0050487465" calcext:value-type="float">
            <text:p>27816,005048746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Manche</text:p>
          </table:table-cell>
          <table:table-cell office:value-type="float" office:value="4995" calcext:value-type="float">
            <text:p>4995</text:p>
          </table:table-cell>
          <table:table-cell office:value-type="float" office:value="139528936" calcext:value-type="float">
            <text:p>139528936</text:p>
          </table:table-cell>
          <table:table-cell office:value-type="float" office:value="12022" calcext:value-type="float">
            <text:p>12022</text:p>
          </table:table-cell>
          <table:table-cell office:value-type="float" office:value="33253" calcext:value-type="float">
            <text:p>3325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-1.1402761717,49.3087555869],[-1.1141288143,49.3269173374],[-1.118082844,49.3450082032],[-1.1551676506,49.3622929555],[-1.160189264,49.3575600626],[-1.185872545,49.3569408733],[-1.1737810968,49.3786086363],[-1.1625549020000001,49.3890797785],[-1.1674868018,49.408226708],[-1.1882057359,49.4287446739],[-1.2192667037,49.4526640267],[-1.2578149541,49.4860055261],[-1.3066393170000001,49.5392954158],[-1.3098787775,49.5497440075],[-1.3045319653,49.5735080651],[-1.2900230099,49.5860737963],[-1.2663571271,49.5930423789],[-1.2539199217,49.6121923897],[-1.2289427732,49.6057837485],[-1.2281476573,49.6230241163],[-1.2436246532,49.6489008568],[-1.2396102535,49.6543674157],[-1.263271918,49.6711142988],[-1.2723315286,49.6843546363],[-1.2878509419,49.6926279702],[-1.3575201988,49.7052049478],[-1.3901906113,49.7063005858],[-1.4359616,49.6997459046],[-1.4563889542,49.6915310795],[-1.4731386456,49.6969036339],[-1.4747138803,49.6820597137],[-1.4882117293000001,49.668080777],[-1.5233510274,49.6564039264],[-1.5563125019,49.6539472648],[-1.5680668263,49.6569838039],[-1.5866115919000001,49.6508602096],[-1.6056516493,49.6584451864],[-1.6192253653000002,49.6393791153],[-1.6296599646,49.659763223],[-1.672490003,49.6581182203],[-1.6831774928,49.6710128242],[-1.7078730561,49.6721316929],[-1.7118978297,49.6782597544],[-1.7588564497,49.6782116237],[-1.7896033717000002,49.6866711686],[-1.8232252375,49.6901669431],[-1.8393736589,49.7112665043],[-1.8617698535,49.71511834],[-1.8835195644,49.7058962822],[-1.906574581,49.7220370953],[-1.9260185274000001,49.7270020903],[-1.9418323649,49.7255945716],[-1.9468263228,49.7043834068],[-1.9360484218,49.688242422],[-1.9465140798,49.677974677],[-1.9162592401,49.6657220304],[-1.89356401,49.6642272331],[-1.8609435889000001,49.6503552],[-1.8549235852,49.6419819668],[-1.8436259810000002,49.6099221344],[-1.8417171976,49.5773556389],[-1.8464138305,49.5640965508],[-1.8576827611,49.5514777694],[-1.8847393273000002,49.5412629086],[-1.8865455949,49.5271730941],[-1.8754832793,49.5150838145],[-1.8514263172,49.5096198129],[-1.8450407778,49.4936757379],[-1.8444111122,49.4710500598],[-1.8310756497,49.4622868282],[-1.8226356542,49.4366161721],[-1.8224833903,49.3982059877],[-1.8084138927,49.3721373391],[-1.7895117945,49.3741752592],[-1.7757111501,49.3702038679],[-1.7408493739000002,49.3440895671],[-1.7239325077,49.3273216072],[-1.7013074643000001,49.3404411627],[-1.6955122898,49.3308639932],[-1.707968018,49.3184784477],[-1.6866915914,49.2888135693],[-1.6666508004,49.2869703692],[-1.6762672984,49.2771503278],[-1.6636209336,49.2636856095],[-1.654040463,49.2411831149],[-1.6405613786000002,49.220931897],[-1.6087464589,49.2316922651],[-1.5852552334999999,49.233360623],[-1.5751623399999999,49.2254957568],[-1.599472316,49.2171096881],[-1.6073704904000001,49.1962868224],[-1.6019341335,49.1819615028],[-1.5918702799000002,49.1345690306],[-1.6102778481,49.0990296441],[-1.6096405579000002,49.0819911392],[-1.5955038847,49.0668236594],[-1.6028794469,49.0544728592],[-1.5945634435,49.0236374769],[-1.5786548082,49.0150461311],[-1.5607616616,49.0361518634],[-1.554507686,49.0268657481],[-1.5607748670000001,48.9982638746],[-1.5624270654,48.9415045251],[-1.5436288947999999,48.9345062541],[-1.5483646159000002,48.9118695732],[-1.5651406238,48.9211555115],[-1.5753646331,48.8704679879],[-1.5871825333,48.8462014757],[-1.5981032826,48.8394487423],[-1.5746613144000001,48.8220233689],[-1.5699990154,48.8009954649],[-1.5698390399000002,48.7744795554],[-1.5742073042,48.7557733705],[-1.5703993063000001,48.7436650906],[-1.5528532734,48.7327621943],[-1.528996943,48.7299085541],[-1.520496196,48.7210707979],[-1.5147760187000001,48.7003396566],[-1.496863439,48.6836825573],[-1.4861998584,48.6866044716],[-1.4641442278,48.673969069500004],[-1.4322546569,48.6664764334],[-1.4006148945999999,48.674363967],[-1.3994037122,48.6549904806],[-1.3770231311,48.6502408167],[-1.3683604206,48.6409107491],[-1.4040117288,48.6437419535],[-1.42574566,48.6379313136],[-1.445478142,48.6267938439],[-1.4795393136000001,48.6182286036],[-1.5159368826000001,48.6183688563],[-1.5188842794,48.6270018248],[-1.5426831418,48.6311348203],[-1.5708556056,48.6262383952],[-1.5655491046,48.6143577893],[-1.5440135661999999,48.6060768493],[-1.5372550939,48.5989259101],[-1.5442739791,48.5871330016],[-1.5316264204999999,48.5809293196],[-1.5189667142,48.5666697558],[-1.5293767691,48.5602230542],[-1.5329586409,48.5461555218],[-1.522958296,48.5419882554],[-1.489722033,48.496177315],[-1.4736386481000001,48.4852873522],[-1.4497623414,48.4875457103],[-1.4348798368,48.4779176862],[-1.4409800435,48.4719859484],[-1.4219034187,48.4603436939],[-1.3926155625,48.4611320138],[-1.38141007,48.4567603478],[-1.3656751705999999,48.4661208282],[-1.3446216438,48.4731412053],[-1.3494538298,48.4816909745],[-1.3226223488,48.4994804707],[-1.3006382954,48.4990366545],[-1.2809000028,48.508373706],[-1.2696890814000001,48.5240079901],[-1.2720053447,48.5342533827],[-1.2517883074,48.5437802637],[-1.2388691562,48.537721487],[-1.1989648446,48.5358866572],[-1.1928940058,48.5288106121],[-1.1698965059,48.5312056892],[-1.1557308883,48.5197446528],[-1.1172320695,48.5217189105],[-1.1039073809,48.5131244143],[-1.0700798306000001,48.5088173955],[-1.0560523176,48.5132941483],[-1.0180964099,48.4930168947],[-1.0029480906,48.4890934053],[-0.9769310166,48.4929926946],[-0.9623750798,48.5035532127],[-0.9554085603,48.5172836123],[-0.9334843604,48.5149503349],[-0.9222269262,48.5029948566],[-0.8958092873,48.4949100053],[-0.8602788694,48.501513468],[-0.8474458817,48.5216471092],[-0.8271000388,48.5304533355],[-0.8057111481,48.5507007813],[-0.7937088482,48.5503640468],[-0.7733142912000001,48.5663537655],[-0.7700400961,48.5896867319],[-0.7526174121,48.5998248581],[-0.7527403492,48.6223287766],[-0.7630961737,48.6313726205],[-0.7730679484,48.6578859806],[-0.7596991085,48.6642655242],[-0.75694265,48.6735572736],[-0.7366337897,48.6795870838],[-0.7362808435,48.6866695031],[-0.7694676979,48.6952882852],[-0.7980373562,48.7095688612],[-0.8081984560000001,48.7256127079],[-0.8282414464000001,48.7336678297],[-0.8498313764000001,48.7309171091],[-0.8522542519,48.7456518746],[-0.8411855369000001,48.7523813984],[-0.8323380871,48.7654695123],[-0.8539985272,48.7641056874],[-0.8716724252,48.7557282818],[-0.9021340199000001,48.7684361675],[-0.9354722896000001,48.7750030696],[-0.9512851044,48.7891922861],[-0.9713830852,48.7801425882],[-1.0065415516,48.7774467675],[-1.0115839498,48.7720740525],[-1.0377427508000001,48.7827876226],[-1.0604499314,48.7748047627],[-1.0826713639,48.7778256341],[-1.0936414091,48.784169242],[-1.0915628549,48.7994990488],[-1.1024600357,48.8142656781],[-1.1226736824,48.8156690174],[-1.1597639278,48.8273076847],[-1.1553780246,48.8364130378],[-1.1419469203000001,48.8375088001],[-1.1146121834,48.8620194793],[-1.1045039469,48.8640103651],[-1.0909247968,48.8793324325],[-1.0765164018,48.8693946901],[-1.0593728225,48.8772331441],[-1.0493610988,48.8941737744],[-1.0242938055,48.9032379553],[-1.0135558988,48.9152286507],[-1.020695649,48.9275618187],[-1.0414196215,48.9218747261],[-1.0436153974,48.9338386018],[-1.0141253845,48.9409752303],[-0.9927107212,48.9418090109],[-0.9899763432,48.9514146209],[-0.9427887328000001,48.9680489851],[-0.9105645635,48.9946902034],[-0.9051523053,49.0115734679],[-0.8870399848,49.0223178461],[-0.8630013792000001,49.0264594589],[-0.8685339651,49.0386029766],[-0.8848083659,49.0386228103],[-0.8920551797,49.0476246517],[-0.8767467591,49.0551797618],[-0.8693507336,49.0676335899],[-0.8719794288,49.0813483242],[-0.8804760186,49.0890887388],[-0.8761130674000001,49.1118443966],[-0.8938117536,49.117187483],[-0.8863899783,49.1288501284],[-0.9082609623000001,49.1390496193],[-0.9225492821,49.1410815114],[-0.9407110176000001,49.1525215287],[-0.9239238352,49.166146261],[-0.9154541055000001,49.1789334722],[-0.9145689615,49.1915850028],[-0.9010419101,49.2029192539],[-0.9258983153,49.227947636],[-0.9330607527,49.2158755956],[-0.9530942401,49.2067088393],[-0.9542785828,49.2005858309],[-0.9732973041,49.1927952449],[-1.0080608988,49.2042309917],[-1.0243382063,49.203864482],[-1.0376762113,49.2221518055],[-1.0463305809,49.2212780566],[-1.0786729986,49.2344337449],[-1.1137651484,49.2616978159],[-1.1355300364,49.2700936883],[-1.1210495304,49.2811198637],[-1.133576977,49.2853891414],[-1.1402761717,49.3087555869]]],"type":"Polygon"}</text:p>
          </table:table-cell>
          <table:table-cell office:value-type="string" calcext:value-type="string">
            <text:p>49.080945893, -1.328909978</text:p>
          </table:table-cell>
          <table:table-cell table:number-columns-repeated="3"/>
          <table:table-cell table:formula="of:=[.E22]/[.D22]" office:value-type="float" office:value="27933.7209209209" calcext:value-type="float">
            <text:p>27933,720920920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4</text:p>
          </table:table-cell>
          <table:table-cell office:value-type="string" calcext:value-type="string">
            <text:p>Alpes-de-Haute-Provence</text:p>
          </table:table-cell>
          <table:table-cell office:value-type="float" office:value="743" calcext:value-type="float">
            <text:p>743</text:p>
          </table:table-cell>
          <table:table-cell office:value-type="float" office:value="20885350" calcext:value-type="float">
            <text:p>20885350</text:p>
          </table:table-cell>
          <table:table-cell office:value-type="float" office:value="1778" calcext:value-type="float">
            <text:p>1778</text:p>
          </table:table-cell>
          <table:table-cell office:value-type="float" office:value="43851" calcext:value-type="float">
            <text:p>4385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"coordinates":[[[5.6758202026,44.1915005695],[5.6516984133,44.1896186482],[5.6433008025,44.1706262648],[5.6828980418,44.163614504],[5.6758184333,44.1471509908],[5.6334524797,44.1505994471],[5.6397116868,44.1675706],[5.6162307537,44.1778846808],[5.6093263246,44.1907031073],[5.5762334414,44.1880684817],[5.564607974,44.1714473812],[5.5832517772,44.1578148985],[5.5694893088,44.148134144],[5.5513311325,44.1497919717],[5.54278695,44.1339862915],[5.5114991645,44.1243086082],[5.4988887508,44.1160538325],[5.4984673015,44.0724068388],[5.5029187169,44.0640856077],[5.5340783659,44.0681296231],[5.5453243672,44.049853562],[5.54356149,44.0259337456],[5.5199955347,43.995357592],[5.5074981607,43.957419732700004],[5.5126885328,43.9453131974],[5.5265414011,43.947587833],[5.5449840909,43.9389064531],[5.5596444427,43.9427374233],[5.5793343296,43.9270308077],[5.581392132,43.9147705527],[5.6077954045,43.9152687078],[5.5838352916,43.8769330398],[5.573180161,43.8652229954],[5.5519105911,43.8513019928],[5.5443026913,43.8183479201],[5.5603954023,43.8214213515],[5.5747636563,43.8302604887],[5.6007860835,43.8260935683],[5.6234887812,43.8310114441],[5.6544812271,43.8251650319],[5.6576611788,43.8177546668],[5.6803600914,43.7984173453],[5.6855443929,43.7871814844],[5.7113338387,43.7810962147],[5.716216554,43.7559768583],[5.7481772663,43.7412575038],[5.7573377215,43.7294044916],[5.7810923665,43.755709717],[5.8064509979,43.7493936437],[5.8308682706,43.7472533137],[5.8560229593,43.7236370927],[5.8844267811,43.7241044867],[5.9052045127,43.7381571506],[5.9028169399,43.7535943954],[5.9359812392,43.7510663272],[5.9434268907,43.7363568337],[5.9406639896,43.7272521417],[5.9571083573,43.7191354841],[5.9854606659,43.7140219311],[5.9877011476,43.6953900063],[6.0057210957,43.6876321627],[6.0113831066,43.6743656286],[6.0215898967,43.668326698],[6.0392028772,43.6786027708],[6.0349184818,43.6938901358],[6.0589346782,43.7034047318],[6.0768308104,43.7070685143],[6.092290214,43.7302960227],[6.1068628375,43.7450146367],[6.1296955658,43.7362682155],[6.141454651,43.7378674671],[6.1687945333,43.7513148736],[6.182766041,43.7622304317],[6.190454788,43.7800642787],[6.2142630725,43.7991617929],[6.2449336813,43.8025955832],[6.2575596589,43.7973868666],[6.2625280421,43.7822829885],[6.2953676768,43.7643000246],[6.3175677948,43.757997721],[6.3261902988,43.7471852854],[6.3581794468,43.7355023618],[6.3747450381,43.743150929],[6.3833387035,43.734482666],[6.4134866484,43.7604620854],[6.4101338,43.7718637666],[6.414271729,43.7917876085],[6.4234517824,43.7899178307],[6.4746627514,43.7983550257],[6.4819558006,43.7910566585],[6.5248392783,43.8063688821],[6.5428658394,43.7915625789],[6.5590430056999995,43.7842603852],[6.5858676413,43.8004823471],[6.6237128475,43.8047531072],[6.6282989731,43.7913933758],[6.6362958844,43.7889241753],[6.6411462525000005,43.7954553498],[6.705543822,43.8082526831],[6.7118961293,43.814925518],[6.7026481468,43.824230072],[6.6780014412,43.8310428341],[6.667649781,43.8305916705],[6.6781695476,43.8519745849],[6.702027088,43.8559680801],[6.6943231472,43.8769636992],[6.6992651501000005,43.8833242486],[6.7488135358,43.8716422837],[6.7816181475,43.8835529878],[6.7987476868000005,43.9097178018],[6.8323321462,43.9184547124],[6.8534551119,43.9136041898],[6.8773250443,43.8982801991],[6.8848668645,43.8890845863],[6.8986159713,43.892470349999996],[6.9421429312,43.8971424646],[6.9091619476,43.9293350948],[6.8948817493,43.928024486300004],[6.8810213966,43.9381466706],[6.8755142845,43.9528491447],[6.8478639202,43.9542142632],[6.8456928237,43.9782521338],[6.8387853128,43.9897193821],[6.7958887093,44.0071984383],[6.7884768402,44.0235588594],[6.7761961178,44.0237935237],[6.7464609469,44.041489721],[6.7473143988,44.0642989487],[6.7554336574,44.0796231155],[6.7356389675,44.1035925018],[6.7176010013,44.1201503807],[6.7075873866,44.1244697071],[6.69994073,44.1566182048],[6.6870666713,44.167105101],[6.7018542467,44.1782223646],[6.6980741576,44.1898142319],[6.7160636905,44.2052129802],[6.7140803603,44.2182252212],[6.7250812536,44.2258765736],[6.7239951505,44.2499198564],[6.7590870321,44.2620632706],[6.7624923211,44.2784781049],[6.790276287,44.2723482786],[6.7865572686,44.2879486102],[6.7963671990000005,44.2985195874],[6.7961976912,44.3161245514],[6.8084207036,44.3300143676],[6.8223981072,44.3326527748],[6.8400805497,44.3465785093],[6.855901248,44.3429651603],[6.8874274657,44.3612867559],[6.8967205912,44.3755645942],[6.8943653992,44.3977993236],[6.897359069,44.4069485294],[6.8924861057,44.4198496993],[6.9463887609,44.4270572329],[6.9321289431,44.4421677128],[6.91119835,44.4523514613],[6.9063624305,44.4676388204],[6.8916905206,44.4718776909],[6.8758299221,44.4823058782],[6.8768461986,44.4887486497],[6.8615789309,44.5003182042],[6.8554672846999996,44.531985543],[6.8684535789000005,44.5363105065],[6.8759047416,44.550767469],[6.9157945246,44.5590926123],[6.9125407248,44.568835300399996],[6.9328746316,44.5730736857],[6.9310860082,44.5812793985],[6.9379839202,44.6037507961],[6.9502738475,44.6099027811],[6.9497003428,44.6196348182],[6.9682986435,44.619586625],[6.9527784141,44.6381465792],[6.9484174749,44.6548025396],[6.9076213412000005,44.6565100705],[6.9005974126,44.6450430393],[6.8826176127,44.6304369325],[6.8584268966,44.6294077479],[6.8539031642,44.614756713],[6.8433632283,44.6089913263],[6.8007555534,44.6043449777],[6.7914399701,44.5923985948],[6.7817187289,44.5947652521],[6.7669973352,44.5874796054],[6.7691115482,44.5738451074],[6.7522124334,44.5704814146],[6.7417476873,44.5551819171],[6.7016969241,44.5388335016],[6.6818558075,44.5414377527],[6.6833053832000004,44.5311930813],[6.6729359081,44.5068081679],[6.6615923824,44.4954745445],[6.6436477726,44.4877593884],[6.6353392956,44.4661282768],[6.6322994044,44.4469105317],[6.5897448912000005,44.4456156861],[6.5779234009,44.4487604372],[6.5616548183,44.4455768626],[6.5332229894000005,44.452117154],[6.5200400099,44.44799136],[6.4981432442,44.4487771841],[6.4820246932,44.4540094687],[6.4684588242,44.4515584826],[6.463725104,44.4617398804],[6.4325420792,44.4714658365],[6.4111762639,44.4709650818],[6.4079655732,44.4818454261],[6.3974280347,44.4920056205],[6.3698204485,44.5106429978],[6.3570547286,44.5226529932],[6.3323425455,44.5102266267],[6.348271828,44.498092069],[6.3384309017,44.4735548792],[6.3239990075,44.4636529871],[6.290870292,44.4794027753],[6.2688338317,44.4716406362],[6.2629813723,44.465621675],[6.2347183333,44.4643133105],[6.2406653186,44.4476609814],[6.2595026013,44.4233677216],[6.2624883922,44.4122525509],[6.2403326998,44.3848517486],[6.2259169835,44.3826562867],[6.2125524452,44.4023007752],[6.1957998564,44.419035546],[6.1836692097,44.4245041437],[6.1735681011,44.4395400952],[6.1562731663,44.4420721609],[6.155610425,44.4620572548],[6.126118763,44.4683834413],[6.1150591667,44.4759903208],[6.1019884881,44.4719355047],[6.0797562789,44.4755499119],[6.0829562536,44.4635858208],[6.0672628034,44.4439918151],[6.0540407324,44.4468455417],[6.0272796342,44.4350550217],[6.0202489828,44.4202273095],[5.9790788872,44.409442538],[5.9525695512,44.3941393522],[5.9365754149,44.3585806677],[5.8982969974,44.3232159608],[5.8998302355,44.3145850869],[5.9116711701,44.310906886],[5.9251311306000005,44.3142489324],[5.9251005185,44.2924866519],[5.9125999741,44.2876061019],[5.9147227355,44.2673579835],[5.9239441199,44.2671246038],[5.9214060641,44.2484172938],[5.9083962223,44.2531068449],[5.8807464782,44.2705664675],[5.8745436879,44.2774140981],[5.8772060997,44.2895366055],[5.8478813036,44.3014325068],[5.8238845376,44.278579307],[5.8268563291,44.262619976],[5.8585165544,44.2459346517],[5.8816102799,44.2111619983],[5.9147244441,44.2034645765],[5.9092637412,44.1906061202],[5.8875615338,44.1941851342],[5.8681965505,44.1934484009],[5.8449751824,44.2001794389],[5.8283753272,44.201039142],[5.8137812988,44.2105236922],[5.7948551755,44.2136949143],[5.7768333823999996,44.2056961965],[5.7588984874,44.2099430028],[5.733583737,44.2002174631],[5.7139078816,44.1992622127],[5.7028926673,44.1904036998],[5.6758202026,44.1915005695]]],"type":"Polygon"}</text:p>
          </table:table-cell>
          <table:table-cell office:value-type="string" calcext:value-type="string">
            <text:p>44.106317454, 6.24472018</text:p>
          </table:table-cell>
          <table:table-cell table:number-columns-repeated="3"/>
          <table:table-cell table:formula="of:=[.E23]/[.D23]" office:value-type="float" office:value="28109.4885598923" calcext:value-type="float">
            <text:p>28109,488559892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Côtes-d'Armor</text:p>
          </table:table-cell>
          <table:table-cell office:value-type="float" office:value="1128" calcext:value-type="float">
            <text:p>1128</text:p>
          </table:table-cell>
          <table:table-cell office:value-type="float" office:value="31896469" calcext:value-type="float">
            <text:p>31896469</text:p>
          </table:table-cell>
          <table:table-cell office:value-type="float" office:value="2679" calcext:value-type="float">
            <text:p>2679</text:p>
          </table:table-cell>
          <table:table-cell office:value-type="float" office:value="23959" calcext:value-type="float">
            <text:p>2395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"coordinates":[[[-2.1238177872,48.6045314962],[-2.1526267219,48.6098353663],[-2.1667234457,48.6041963131],[-2.1702256035,48.5942921627],[-2.1587790169,48.5874165304],[-2.1756837528,48.5764300702],[-2.1877135603,48.584062957],[-2.2018967246,48.5841109842],[-2.2318464967000002,48.6100738237],[-2.2442647407,48.614217243],[-2.2424298858,48.6235240142],[-2.2596865926,48.6455166845],[-2.2872424061,48.6316480579],[-2.3168141878,48.6104111122],[-2.3341527986,48.6227378174],[-2.3132237114,48.6333689411],[-2.2889663555,48.6673358854],[-2.3127071412,48.6718364285],[-2.3167442371,48.6876506476],[-2.3318208987,48.6703733345],[-2.3606487164,48.655430029],[-2.3876380765,48.6520067879],[-2.4001262987,48.6416160349],[-2.4155223386999998,48.6364270464],[-2.4214754509,48.6477046224],[-2.4384609047,48.6527006911],[-2.4531133595,48.6476751999],[-2.4676898649,48.6500483484],[-2.4737430221,48.622132395],[-2.4932512685,48.6097831454],[-2.5150397023,48.6017878693],[-2.5518429597,48.5927144243],[-2.6059079626,48.5508021905],[-2.6324862019,48.5375018852],[-2.6315643158,48.5259278433],[-2.6543956949,48.5252552586],[-2.6698152983,48.5360213997],[-2.6823134933,48.5316546798],[-2.6752585884,48.5135248535],[-2.6846517076,48.49833592],[-2.6973314716,48.5042665585],[-2.7047698506,48.5160734843],[-2.7232364709,48.5301166996],[-2.7129081196,48.5530667566],[-2.733738117,48.5606724715],[-2.7634972833,48.5664113158],[-2.7750487163,48.571830106],[-2.7791039153,48.5849032503],[-2.7924996173,48.5847027449],[-2.8213406091,48.5943828098],[-2.8157941416,48.616776795],[-2.8273783411,48.6540299879],[-2.8522945108,48.6667825766],[-2.860171619,48.675369294],[-2.8804275639,48.6742817547],[-2.8835818497,48.6900021625],[-2.9267544745,48.7087956039],[-2.9485665077,48.7260563063],[-2.9341900606999998,48.737064747],[-2.9423040364,48.7443180577],[-2.9320492692,48.7531232934],[-2.9527096953000003,48.7667302443],[-2.9651376298,48.762399281],[-2.9897010323,48.7623988298],[-3.0169302968,48.7682048562],[-3.0291674396,48.7763984297],[-3.0208377673,48.7977402346],[-3.0085098975,48.8041479709],[-3.0173977473,48.8213832333],[-3.0533212224,48.8153496976],[-3.0656924652,48.8221315183],[-3.0829889841,48.8133196391],[-3.0942302367,48.7951398587],[-3.0983950058,48.7695337483],[-3.1165123196,48.7641961433],[-3.1214511074,48.7723637354],[-3.110153651,48.77839185],[-3.0973215222,48.7944415453],[-3.0984280129,48.8049606763],[-3.0884920588,48.8115352758],[-3.0783441963,48.8295780173],[-3.0914774959,48.8326095058],[-3.083649718,48.8477746017],[-3.0851076141,48.8671158058],[-3.1226221827,48.8641100611],[-3.1450686186,48.8545754845],[-3.165067674,48.8536538219],[-3.1745846398,48.8429360719],[-3.2036641365,48.8350613859],[-3.2137513635,48.8422751549],[-3.2112029378,48.8548461565],[-3.2198983829,48.8666821592],[-3.2381428213,48.8665615302],[-3.2538878062,48.842604289],[-3.2709457013,48.8365850861],[-3.2829094850000002,48.8403405957],[-3.2914442772,48.8313282979],[-3.3224665269,48.8377106424],[-3.3512163508,48.8213186726],[-3.3757095866,48.816160531],[-3.3981324407,48.8005979015],[-3.4404716916,48.7985951431],[-3.4374583257999998,48.811205885],[-3.4682701526,48.8234718459],[-3.4759708218,48.8374786037],[-3.4908575634,48.8280936159],[-3.5104794685,48.8281418187],[-3.5481353034,48.8142347904],[-3.5336872961,48.8060052553],[-3.5449893132,48.7961669124],[-3.5679055415,48.7964808321],[-3.5854498249,48.7693392999],[-3.5657918724,48.7606126982],[-3.5504272111,48.7487113216],[-3.5477635615,48.7330231469],[-3.5529348821999998,48.727232398],[-3.5809592233,48.7213473928],[-3.5844614268,48.6911584672],[-3.5680716376,48.6861226206],[-3.5826899425,48.670306383],[-3.6102002926,48.6697888823],[-3.6166029535,48.6839336069],[-3.6363276762,48.6822473455],[-3.6373233115,48.6732095492],[-3.6536726852,48.6648282928],[-3.6595783600000003,48.6561442995],[-3.6652770189,48.6533434842],[-3.6501922101,48.6111169996],[-3.6383838452,48.6104179688],[-3.6416052688000002,48.5973923771],[-3.6293812887,48.5878991508],[-3.617466718,48.590216565],[-3.5916092094,48.5825683557],[-3.5838553991,48.5744105471],[-3.5931943428,48.5544726652],[-3.5698756335,48.5546105158],[-3.5577148752000003,48.5477079654],[-3.5484721309,48.5324344197],[-3.5584534633000002,48.5285511684],[-3.5841788238,48.5044730967],[-3.6036361182,48.496675309],[-3.5931272022,48.4640354926],[-3.567641237,48.4524111563],[-3.5571421075,48.4428064197],[-3.5861279496,48.4327603364],[-3.6005261696,48.4216548119],[-3.6012442878,48.3932701692],[-3.5874170974,48.3818142542],[-3.5563977486000002,48.379233492],[-3.552115549,48.3168506574],[-3.5449390435,48.312374226],[-3.5379707014,48.2866063635],[-3.5180397155,48.2822790407],[-3.5259338435,48.2747159672],[-3.5233302343,48.2578361709],[-3.5401029894000002,48.2531011381],[-3.5418637697,48.243352859],[-3.5560031981,48.2420359526],[-3.5542324382,48.2211767175],[-3.5387997015,48.2068581391],[-3.5207911397,48.2028377299],[-3.5194141731,48.189466572],[-3.5443760929,48.1938088431],[-3.5648360681,48.1858319794],[-3.5555047823,48.1798975724],[-3.5222077823999998,48.1787888965],[-3.4771351117,48.1862766011],[-3.4737477025,48.1799370908],[-3.4486451085,48.1789728832],[-3.438364809,48.1843787182],[-3.4200104189,48.174010605],[-3.4383236041,48.1628074874],[-3.4364581795999998,48.1553772751],[-3.418092094,48.145824199],[-3.3949263048000002,48.151933642],[-3.3755028124,48.1637794238],[-3.3497450066,48.1647701276],[-3.3438792364,48.1709593376],[-3.3159024513,48.1556562411],[-3.2929054404,48.1530879931],[-3.282725194,48.1413993733],[-3.2420638753,48.1509701959],[-3.2147344849,48.146828501],[-3.2136133426,48.1549299695],[-3.1914951918,48.1648472862],[-3.175314671,48.1587549766],[-3.1550835385,48.158474584],[-3.1392419967,48.1641101256],[-3.1304833474000002,48.1773208177],[-3.1367803092,48.1899929971],[-3.1165655379,48.2062617925],[-3.0862690392,48.2037623054],[-3.0540676701,48.2069734296],[-3.0359491219,48.2037268958],[-3.0198965681,48.1912966157],[-3.0102245718,48.1707964031],[-2.9997832161,48.1617331884],[-2.987041602,48.1597094276],[-2.9614214228,48.1700127728],[-2.8917351081,48.164892644],[-2.8823755972000003,48.1529570463],[-2.8507810901,48.1412731441],[-2.8172841186,48.1472716001],[-2.7885469941,48.1296688667],[-2.7769894043,48.1058178719],[-2.7775809931,48.0907038163],[-2.7682889413,48.088784998],[-2.7524462464,48.1159928367],[-2.7035077941,48.1124837243],[-2.702375786,48.1188034107],[-2.6711546857,48.1329463611],[-2.6515080329,48.1132777155],[-2.6538150329,48.0878504094],[-2.6617907869,48.0822883508],[-2.6714925714,48.0605039365],[-2.6699113604,48.0477743005],[-2.6255014645,48.0352302465],[-2.5955314898,48.0526135412],[-2.5814256859,48.0645867729],[-2.564489864,48.0673234306],[-2.5474171379,48.076500461],[-2.5485637747,48.0991834583],[-2.5394778301,48.1032540399],[-2.5181275631,48.1248786164],[-2.5138373716,48.1334513632],[-2.5350750794,48.1564024794],[-2.5091051834,48.1600956612],[-2.4896559552,48.1559729537],[-2.4891522528,48.1648513022],[-2.4532676222,48.1637906833],[-2.4495345923,48.1728350348],[-2.4261009832,48.1741533719],[-2.4061307425000003,48.1677627277],[-2.3990039544,48.1537506501],[-2.3745324483,48.1402891353],[-2.3756668316000003,48.126649019],[-2.3664410677,48.1158336565],[-2.3518991298,48.1252179485],[-2.3210668793,48.1233088194],[-2.321111233,48.1331030642],[-2.3077251019,48.1367643921],[-2.287607963,48.1337939002],[-2.2841049096,48.1439787521],[-2.2669659916000002,48.151782306],[-2.2557864734,48.1453925017],[-2.2485598276,48.1594014723],[-2.2285117821,48.1649909735],[-2.2207819097,48.191502247],[-2.2245800478,48.2082989315],[-2.2128036892,48.214243942],[-2.2026661142,48.2081402892],[-2.1838941099,48.2103355407],[-2.190884068,48.2253638624],[-2.1869414794,48.247644533],[-2.1516544852,48.2589502597],[-2.1036048243,48.2582542446],[-2.074963935,48.2849130264],[-2.0794268156,48.2927743317],[-2.0531980061,48.2983282975],[-2.0508713347,48.2912494193],[-2.0142562982,48.2796641385],[-2.0018218467,48.2842824613],[-1.9983127842,48.2972571604],[-1.9566062277,48.3069576909],[-1.9539092542,48.315714271],[-1.9669031428000001,48.342952157],[-1.9463778042,48.3424392683],[-1.9290386365,48.3470573148],[-1.9473968461000002,48.3671336274],[-1.9461126806000002,48.380367356],[-1.9324561845,48.3955709264],[-1.9431096722,48.4009436022],[-1.9362605862,48.4197010714],[-1.9524291979,48.4305599022],[-1.948663855,48.4464196729],[-1.9278382652000001,48.4531318339],[-1.9238094031,48.462310261],[-1.9270545487000001,48.4767433578],[-1.9090485001,48.4816199483],[-1.9207518869,48.492125192],[-1.9228258163,48.5051257667],[-1.9110446224,48.5169832165],[-1.9218418430000002,48.5438081655],[-1.9318211234,48.5508814096],[-1.9461918121,48.5401817857],[-1.949656128,48.5281379863],[-1.9645113146000002,48.5267191434],[-1.968792589,48.5143446233],[-1.9859039787000001,48.516834151],[-1.9842440844,48.5264827363],[-1.9721746776,48.5348288252],[-1.9735528835,48.5448680347],[-1.9887074237000002,48.5465453088],[-1.9927372932,48.5594366019],[-2.0070137912,48.5656518072],[-2.0307330818,48.5550772004],[-2.0446343895,48.5418473594],[-2.0538060937,48.5540896488],[-2.0482652403,48.5649625754],[-2.0582718944,48.5701931898],[-2.0762651322,48.5675824478],[-2.0946493146,48.5708311895],[-2.1095315272,48.5838604063],[-2.1214078128,48.5879311638],[-2.1238177872,48.6045314962]]],"type":"Polygon"}</text:p>
          </table:table-cell>
          <table:table-cell office:value-type="string" calcext:value-type="string">
            <text:p>48.440651012000004, -2.864688821</text:p>
          </table:table-cell>
          <table:table-cell table:number-columns-repeated="3"/>
          <table:table-cell table:formula="of:=[.E24]/[.D24]" office:value-type="float" office:value="28277.0115248227" calcext:value-type="float">
            <text:p>28277,011524822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1</text:p>
          </table:table-cell>
          <table:table-cell office:value-type="string" calcext:value-type="string">
            <text:p>Tarn</text:p>
          </table:table-cell>
          <table:table-cell office:value-type="float" office:value="2201" calcext:value-type="float">
            <text:p>2201</text:p>
          </table:table-cell>
          <table:table-cell office:value-type="float" office:value="62309367" calcext:value-type="float">
            <text:p>62309367</text:p>
          </table:table-cell>
          <table:table-cell office:value-type="float" office:value="4072" calcext:value-type="float">
            <text:p>4072</text:p>
          </table:table-cell>
          <table:table-cell office:value-type="float" office:value="33893" calcext:value-type="float">
            <text:p>338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2.935424649,43.6945552848],[2.9260882829,43.7036618655],[2.9237932452,43.7254164572],[2.9132589642,43.739216682],[2.9031525119,43.7422136597],[2.8727221645,43.740199080400004],[2.8618796868,43.7484132156],[2.8382207616,43.7500174826],[2.8144681438,43.7621133256],[2.7874740371,43.7521646397],[2.7812620136,43.7369214122],[2.7368380034,43.7296603252],[2.7271054473,43.7372355986],[2.7085915438,43.7432490507],[2.6821470181000002,43.7435926204],[2.6572291363,43.758605053],[2.6530648791,43.7662047689],[2.6261768738,43.7833278062],[2.6101235409,43.7996513353],[2.6079505113,43.8096215921],[2.5884904671999998,43.819134751],[2.574747282,43.8378010877],[2.5639856349,43.8415400631],[2.565505711,43.8679418819],[2.5788061584,43.8732829365],[2.5768804638000002,43.8815018276],[2.5577817581,43.8877626375],[2.5504675295,43.8984997553],[2.5566551488,43.9185976885],[2.5331554989000002,43.9366782513],[2.4989863956000002,43.945141515],[2.5043960066,43.9551883869],[2.5201866386000003,43.9609971518],[2.5252689475,43.9771579806],[2.5212339777,43.98243237],[2.5010826978000003,43.9867405933],[2.4917661802,44.0035215243],[2.4963525533,44.0078600938],[2.4836578581,44.0260712967],[2.4629145874000002,44.034329111],[2.4600080924,44.0514028504],[2.4434647868,44.0543999428],[2.4199608583,44.05368032],[2.4118770836,44.0699217484],[2.4003362504,44.0835328082],[2.3845066217,44.0944284775],[2.3590293321,44.1009555063],[2.3407344815,44.1116406661],[2.3321551655,44.1232852837],[2.2882927041,44.1222847004],[2.2979162207,44.137996649],[2.2766488087,44.1454435379],[2.2560920616,44.1425777988],[2.237419095,44.1339786704],[2.2241155444,44.1389880081],[2.2080227863,44.1374876875],[2.199646935,44.1436511054],[2.2375781672,44.1587488774],[2.2216061885,44.1679006755],[2.206467454,44.1713791881],[2.1919656985,44.1620326995],[2.1807594006,44.1707185561],[2.1542314348,44.1830857516],[2.1484681788,44.2008954002],[2.1287600483,44.1957962486],[2.1064570237,44.1945115549],[2.1072388129,44.1810680176],[2.0909761793,44.1864910592],[2.0803287535,44.1798745102],[2.0665047937,44.1901472354],[2.0516344277,44.1885227856],[2.0598733162,44.1725126169],[2.0299142802,44.1688879566],[2.0298867201,44.1570220771],[1.9901713871000002,44.1494849747],[1.9701043809,44.1426139115],[1.9541318836000001,44.1500059162],[1.9461718065,44.1463714396],[1.9203328976,44.1627827769],[1.8967827498,44.158397809],[1.9138119465,44.1418294814],[1.8995532876,44.1322564704],[1.8630762473,44.1440111026],[1.8468967584,44.1356165209],[1.8290248029,44.1334170412],[1.8405146938999999,44.1142903627],[1.8352221188,44.1055649553],[1.8110895012000001,44.1204417864],[1.7892253302,44.1123026813],[1.7885434008,44.103608689],[1.7701424303,44.0980685077],[1.7644282389,44.1079446025],[1.7059386142,44.1173612759],[1.6838860258000001,44.1143756481],[1.6585735672,44.1168421909],[1.6530820454000001,44.0964146752],[1.6702919930000002,44.0881237458],[1.6635696139,44.067312177],[1.6921276565999999,44.063015825],[1.7043877128,44.0444134755],[1.6954961069,44.0354838577],[1.6918107375,44.022480709],[1.6790179451,44.0209282172],[1.6714222776,44.0106630246],[1.6489393661,44.0119106898],[1.6585556991,43.9969618658],[1.6372198946,43.9947736411],[1.621003164,43.9798308817],[1.6192209353,43.9592300151],[1.5848567786,43.9612676158],[1.5667419969,43.9653179594],[1.550329358,43.9617278692],[1.5390270618000002,43.9461952225],[1.5661620705,43.9443691626],[1.5752544329,43.9392035615],[1.5746181565000001,43.9195991762],[1.5557956715999999,43.9183492187],[1.5468484231000001,43.9040846342],[1.5491910255999999,43.8918997771],[1.5605005155,43.8818488665],[1.5561944846,43.8749721158],[1.5629760426,43.859134890600004],[1.5724069338,43.8488503909],[1.5932017705,43.843127976],[1.5876813241,43.8208993485],[1.5902336473,43.8145367191],[1.6128233538,43.8080078398],[1.6305147476,43.7992790038],[1.6494940329,43.7956007358],[1.6407563106,43.7790435687],[1.6559574585,43.7679020466],[1.649956803,43.7518377142],[1.6731763045,43.7353492613],[1.6999223415,43.7254779744],[1.7065969755000001,43.7164939995],[1.7016268399999999,43.7093053988],[1.6684490024,43.7043264909],[1.6635139534999999,43.6967333879],[1.6807914353,43.6920808982],[1.6969884328,43.6926054393],[1.7207990069,43.688328878],[1.7200571375,43.6743505156],[1.7309562267,43.6575228119],[1.7086432979000001,43.6528748435],[1.6920899730999999,43.6418384119],[1.6884168237,43.6281434351],[1.704519461,43.6178977151],[1.7208059021,43.6178107693],[1.7278235317,43.6094008914],[1.7507803505,43.6013460469],[1.7728041067,43.5988686269],[1.7790070507,43.5870233764],[1.8378477939,43.5784957689],[1.8494524479,43.5676592413],[1.8505318227,43.549413056],[1.8799774755,43.5402466531],[1.8829276169,43.5184287831],[1.8939347518,43.5119334295],[1.9411227974,43.4944031902],[1.9558891305000001,43.4940271804],[1.9757150631,43.4876856999],[1.9898831671,43.4775648966],[2.0085874723,43.4800499125],[2.016113643,43.4876278615],[2.0150770819,43.5048526106],[2.0316663012,43.4991183728],[2.0483036272,43.4854983843],[2.038809875,43.4768327872],[2.0180683428,43.4699914582],[2.0201259361,43.4576997458],[2.013578025,43.4503821446],[2.029099619,43.4367447136],[2.0528352176,43.4305073891],[2.0732491546,43.3949629342],[2.0860940888,43.3987635514],[2.109315947,43.3944055184],[2.1297207128,43.3998930947],[2.1594000624,43.4152792448],[2.1704304368,43.4165365884],[2.1857015963,43.3953244987],[2.2150663459,43.3834659491],[2.2298563945,43.411111247],[2.2214864271,43.4262840747],[2.2620370185,43.4594961011],[2.2820687352,43.4410544092],[2.3037168982000003,43.447914625],[2.3113037088,43.4415392537],[2.3503608665,43.4322329285],[2.3674432162,43.4232319211],[2.3968336178,43.4165458274],[2.4284876102,43.4357276122],[2.4522273548,43.4318637481],[2.4628441042,43.4355695955],[2.4969478792,43.4371718774],[2.502495342,43.4291382037],[2.5190566186,43.4236773223],[2.5419696232,43.4248913068],[2.5658298799,43.4227278012],[2.5814481097,43.4233227695],[2.5968428689,43.4329562911],[2.6066124914,43.4313835968],[2.6462896943,43.4591520748],[2.6650870600000003,43.4624209517],[2.6679976736,43.470018761],[2.654615182,43.4968212557],[2.6609031357,43.5033558881],[2.6500804936,43.5344176923],[2.6304772165,43.5485154792],[2.6157356133,43.5666733988],[2.6316293905,43.5841136068],[2.6161367151,43.6018115263],[2.6283617377,43.6097225803],[2.6354517751,43.6252111868],[2.6458874903,43.6603144555],[2.6523314889,43.649025583],[2.6863748177,43.6508909075],[2.7231047761,43.643719363],[2.7385364244,43.6313719307],[2.743950328,43.619621037499996],[2.765360939,43.6159370851],[2.7834539448,43.626290621],[2.7948982901,43.6244790602],[2.8159299925,43.6399867326],[2.8281429127,43.6373532427],[2.8464201385,43.6458125393],[2.8735195615,43.644993534],[2.8789826689,43.6572999659],[2.9071082760999998,43.6541621335],[2.9197980278999998,43.6623820069],[2.9190299668,43.6875500236],[2.935424649,43.6945552848]]],"type":"Polygon"}</text:p>
          </table:table-cell>
          <table:table-cell office:value-type="string" calcext:value-type="string">
            <text:p>43.785707068, 2.165751871</text:p>
          </table:table-cell>
          <table:table-cell table:number-columns-repeated="3"/>
          <table:table-cell table:formula="of:=[.E25]/[.D25]" office:value-type="float" office:value="28309.5715583826" calcext:value-type="float">
            <text:p>28309,571558382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7</text:p>
          </table:table-cell>
          <table:table-cell office:value-type="string" calcext:value-type="string">
            <text:p>Indre-et-Loire</text:p>
          </table:table-cell>
          <table:table-cell office:value-type="float" office:value="5817" calcext:value-type="float">
            <text:p>5817</text:p>
          </table:table-cell>
          <table:table-cell office:value-type="float" office:value="170036493" calcext:value-type="float">
            <text:p>170036493</text:p>
          </table:table-cell>
          <table:table-cell office:value-type="float" office:value="10557" calcext:value-type="float">
            <text:p>10557</text:p>
          </table:table-cell>
          <table:table-cell office:value-type="float" office:value="30152" calcext:value-type="float">
            <text:p>3015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0.2298799776,47.6084602504],[0.23390768220000002,47.5805449207],[0.2151603045,47.5731843043],[0.19937479230000002,47.540975549],[0.22606543340000002,47.5265810783],[0.22000594780000002,47.5018949871],[0.20954797830000002,47.4944787613],[0.19494247520000002,47.4751331971],[0.19037435290000002,47.4612020321],[0.1811199489,47.4533236671],[0.18533976870000002,47.4245898619],[0.1661631392,47.4039134836],[0.1672380079,47.3855132656],[0.1829574602,47.3804195134],[0.151750443,47.3628453914],[0.1410202046,47.3609423326],[0.1474536907,47.3459939606],[0.13797626370000002,47.3360508755],[0.1174681935,47.3323059592],[0.10895204010000001,47.3132712534],[0.0993876987,47.3088247593],[0.0783489358,47.2829170937],[0.0773353682,47.2534953168],[0.0678918911,47.2475101302],[0.0738431584,47.2366643921],[0.0714997718,47.2232288593],[0.0792048155,47.216763124],[0.0592102739,47.2070618031],[0.052738841800000005,47.1966675545],[0.0665207076,47.1896625691],[0.0539070279,47.1636789504],[0.0656060312,47.1430677937],[0.0783667948,47.1464232552],[0.0813163031,47.1315714036],[0.0764243666,47.1238522104],[0.10455657310000001,47.1208023484],[0.10699099020000001,47.1286317895],[0.1235188323,47.1284918103],[0.13640565840000002,47.1216756463],[0.1351803672,47.107114727],[0.16275199510000002,47.1024145977],[0.1737635026,47.1123769568],[0.20116608290000002,47.0912964679],[0.1756888211,47.0729002761],[0.1796704591,47.0591219759],[0.19229905730000002,47.0654421978],[0.20795546750000002,47.0533228126],[0.2442153597,47.0715021325],[0.26763453930000003,47.0677513909],[0.2669111679,47.0449776041],[0.2983322514,47.0540372936],[0.3093333775,47.0442028209],[0.3102878224,47.0257440893],[0.2986024284,47.0196615644],[0.30706600430000003,47.0110777793],[0.3115961763,46.9962498465],[0.2980813087,46.9837282336],[0.3080437487,46.962834873],[0.3013143508,46.9558516097],[0.3112051515,46.9379625015],[0.3249706545,46.9305488484],[0.3478741072,46.9365816797],[0.3665142856,46.949874286],[0.40197445670000004,46.9379644789],[0.4175587421,46.9373814851],[0.4386419295,46.9294850772],[0.4448862924,46.9412687294],[0.5017699969,46.9570718684],[0.5277411784,46.9557634776],[0.5401016495000001,46.9603480601],[0.5649686690000001,46.955636092],[0.5982170319,46.9568749101],[0.6016349027,46.972350941],[0.5788949710000001,46.9794602571],[0.5727518736,46.9875893964],[0.5726975783,47.0048505307],[0.6199384169000001,47.007186578],[0.621253528,46.996822673],[0.6374188190000001,46.9854577473],[0.647903658,46.9883400124],[0.6585833994,46.9797966745],[0.6912138046,46.9747699338],[0.7060340427,46.9356883644],[0.7090429139000001,46.9177460506],[0.7053197178,46.9023529917],[0.7266644138,46.8866638067],[0.7332150876,46.8765001682],[0.7477511655,46.86882293],[0.7655174702,46.8657581055],[0.7680240478,46.8511472408],[0.7904951901,46.8524888609],[0.7865993928,46.8412836171],[0.8093253434000001,46.8262017233],[0.8118039547,46.7952095794],[0.8261463772000001,46.7877371945],[0.8275351841,46.7779490289],[0.8674070180000001,46.7481927359],[0.9056001658,46.7587017107],[0.9277995108,46.7569876431],[0.9447471713000001,46.736871254],[0.9581313473,46.7375585879],[0.9651136524,46.7477758219],[0.9778586414,46.7542643835],[0.9831105793,46.7642202313],[1.0116874509,46.7578073968],[1.0114021399,46.7670218793],[0.9990788983000001,46.7812144077],[1.0024591617,46.7945231554],[0.9872424915,46.7981919137],[1.0031678906,46.8141288323],[1.009636202,46.8362641979],[1.0175657256,46.8444161414],[1.0371671146,46.9258619294],[1.0355108857,46.9399719021],[1.0579634286,46.9499071292],[1.0632902617,46.9564343933],[1.0555233055,46.9957354774],[1.0689790009,46.9999241253],[1.083741083,47.0210776656],[1.1079878869,47.0290911863],[1.1324350873,47.0276709275],[1.1614231499,47.0396716193],[1.1788831184,47.0415098527],[1.1983012808,47.0282915604],[1.223144582,47.0243772802],[1.2320465891,47.014180024],[1.2532566245,47.0217695017],[1.2776477359,47.0405511929],[1.2691782291,47.049067076],[1.2865968768,47.0588742445],[1.293762287,47.071977639],[1.3121525984,47.0718802977],[1.3167843644000001,47.084465989],[1.3095844889000001,47.0945655922],[1.3176552757,47.1041765335],[1.3435651708,47.1005856766],[1.3555504758999999,47.1085289989],[1.3660473455,47.1229110419],[1.3633629014,47.1356708947],[1.3513009667,47.1522487721],[1.3432079888000001,47.1740429363],[1.3265560658,47.1863904321],[1.3037641144,47.2177459322],[1.2945861263,47.2373514569],[1.2661459019,47.2557071907],[1.2602899807,47.2644756363],[1.2440671242,47.2733754682],[1.2420517209,47.2876227975],[1.2236808085,47.2940506172],[1.1903736355,47.2859458435],[1.1734671739,47.2858772294],[1.1619674653,47.2722098623],[1.1330764974,47.294128529700004],[1.1078595398,47.2986278118],[1.0989608011,47.3117359244],[1.0948168474,47.3287053375],[1.1062958605,47.3313739527],[1.1133272055,47.3478186422],[1.1230537449,47.353720342],[1.1043527088,47.3701529356],[1.123492136,47.3919891311],[1.1136090224,47.3967457026],[1.102280573,47.4182632958],[1.0900389891,47.4245624185],[1.1051317899,47.4316886693],[1.1136501768,47.4280236078],[1.1317888367,47.4453805033],[1.112816769,47.4661094716],[1.0945975763,47.4694189613],[1.0790175173,47.4944498314],[1.065690145,47.5052658542],[1.0737405867,47.5123432991],[1.0700247747,47.5221738418],[1.0448336316,47.5318116986],[1.0630032477,47.5522023332],[1.0776429505,47.5624012227],[1.0594472004,47.5779055467],[1.0328503138,47.6081033868],[1.0185129286,47.60779698],[1.0038150508,47.5900004066],[0.9867031801,47.5905843433],[0.9839679304000001,47.6053587691],[0.9917854768000001,47.6202321817],[0.9707306572000001,47.6220516419],[0.9195705122000001,47.6324758594],[0.8960290156,47.6042885723],[0.8607834288,47.5993609317],[0.8593122452,47.6376502898],[0.8436579136,47.645476125],[0.8593398616,47.6668802985],[0.8532566139000001,47.6861077728],[0.8347803453,47.6773742661],[0.8116194979,47.6822077248],[0.8056705335000001,47.6786962008],[0.7705022788,47.6839564858],[0.759794862,47.6908085136],[0.7388264905,47.6961514795],[0.7197367392,47.690688733100004],[0.7128265220000001,47.6823758444],[0.6941165307,47.6868617506],[0.6783239083,47.6964623708],[0.6537222731,47.6844596818],[0.6507645171,47.700285483],[0.6301550129,47.7094488389],[0.6149306519000001,47.6941400906],[0.5966383963,47.6728659586],[0.5593306355000001,47.6661539132],[0.5532004972,47.660152536300004],[0.5229631794,47.6531054281],[0.4984148329,47.6446296385],[0.45706806320000004,47.6393789755],[0.4500770925,47.6193788556],[0.4242152603,47.6179141456],[0.3959723744,47.6410325844],[0.38516524620000003,47.6418772417],[0.36451935820000003,47.624023469],[0.3834929187,47.6100612913],[0.3958787794,47.5867703208],[0.3924129435,47.5768888198],[0.37896287510000004,47.5691464277],[0.3468444057,47.5770528095],[0.3221016253,47.595389139],[0.2768485282,47.5977210873],[0.2677271865,47.6088101713],[0.2511003281,47.6131869366],[0.2298799776,47.6084602504]]],"type":"Polygon"}</text:p>
          </table:table-cell>
          <table:table-cell office:value-type="string" calcext:value-type="string">
            <text:p>47.258549421, 0.691088892</text:p>
          </table:table-cell>
          <table:table-cell table:number-columns-repeated="3"/>
          <table:table-cell table:formula="of:=[.E26]/[.D26]" office:value-type="float" office:value="29230.9597730789" calcext:value-type="float">
            <text:p>29230,959773078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oire-Atlantique</text:p>
          </table:table-cell>
          <table:table-cell office:value-type="float" office:value="6328" calcext:value-type="float">
            <text:p>6328</text:p>
          </table:table-cell>
          <table:table-cell office:value-type="float" office:value="185488876" calcext:value-type="float">
            <text:p>185488876</text:p>
          </table:table-cell>
          <table:table-cell office:value-type="float" office:value="9655" calcext:value-type="float">
            <text:p>9655</text:p>
          </table:table-cell>
          <table:table-cell office:value-type="float" office:value="44064" calcext:value-type="float">
            <text:p>4406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"coordinates":[[[-1.1483722876,47.0294540175],[-1.1173634297,47.0399490296],[-1.1210412543,47.0561340484],[-1.1299250922,47.0640783976],[-1.1553320536,47.0725069809],[-1.1686373816,47.0922586464],[-1.2199062165,47.0996915899],[-1.2485673919,47.097702512],[-1.2246230056,47.1188908909],[-1.2320321774,47.1247650895],[-1.2326224588999999,47.1404573439],[-1.2084672606,47.1432657891],[-1.1717554996,47.1672899636],[-1.1622239102,47.1874148084],[-1.1784339874,47.1936210364],[-1.1881729001,47.2194903429],[-1.1811848533,47.2403446265],[-1.2073784746,47.2531933298],[-1.2128946448,47.2458662053],[-1.2301593105,47.2394680207],[-1.2511987314,47.2469344626],[-1.2678699183,47.2596260045],[-1.279823679,47.2745046852],[-1.2751161983000001,47.2893829774],[-1.2989414679,47.3034032605],[-1.3541992398,47.3041537638],[-1.335078196,47.319169384],[-1.3199501554,47.3218497472],[-1.3106333866,47.3320162391],[-1.2916390262,47.3397524719],[-1.2576277902,47.3411927489],[-1.2279554361,47.350120679],[-1.2081690158,47.3490348784],[-1.1844040915,47.3536216472],[-1.1693461315,47.3653020444],[-1.1441454453,47.3680945456],[-1.1078689187,47.365808415],[-1.0846719763000001,47.3701674981],[-1.05593567,47.3690230458],[-1.0413834486,47.3648746884],[-1.0165360897,47.3650039808],[-1.0068028135,47.3687573503],[-0.9735806027,47.3717808712],[-0.9482361668,47.3855100091],[-0.95009369,47.406368542],[-0.9611520539,47.422977694],[-0.9525465714,47.4339764582],[-0.9525293147,47.4508342985],[-0.9678014767,47.4679936059],[-0.9589155329000001,47.4812101617],[-0.9655037679,47.4915806675],[-1.0127685533,47.4893939392],[-1.0241468147,47.500500312],[-1.0444624656000001,47.5055666944],[-1.0459512601,47.5123723543],[-1.0378773174,47.5369046148],[-1.0503389427,47.5472230616],[-1.0538227902,47.5634131567],[-1.0191415685,47.5767158473],[-1.0068516418,47.5891196127],[-1.0366570359,47.6023664406],[-1.0606221286,47.6028478499],[-1.0919049834,47.6114519811],[-1.1007450255,47.6206640729],[-1.137960698,47.6196143199],[-1.158256854,47.6371658826],[-1.160472545,47.6613574029],[-1.1803435542,47.6646506265],[-1.1759296378,47.6958947941],[-1.189500356,47.6991667034],[-1.1968155556,47.7212068822],[-1.2152479167,47.7189041835],[-1.2373290916,47.7234464148],[-1.2534495784,47.7364499476],[-1.2417265849,47.7428580148],[-1.2341652608,47.7551603865],[-1.2499108498,47.7650017397],[-1.2460665147,47.7767297939],[-1.3181816204999999,47.7923285188],[-1.365056274,47.799102778],[-1.3779774467,47.8100212308],[-1.3819176241,47.8235958294],[-1.3935238369,47.8292968828],[-1.4054904297,47.8244305516],[-1.4233820049,47.832737069],[-1.4545489274,47.8310719983],[-1.4799085056,47.835182775],[-1.4671579157,47.8098170091],[-1.4739682814,47.8017782731],[-1.4910046774,47.7981628339],[-1.5058187524000002,47.8002673859],[-1.529050882,47.7847755309],[-1.5760901644,47.777761789],[-1.5866196076999999,47.7797070909],[-1.6045582652000001,47.7628807885],[-1.6255146939,47.7605645917],[-1.636504659,47.7424383522],[-1.6398807727,47.7260664774],[-1.6546653579,47.7123943049],[-1.6830735128,47.7114441625],[-1.7073492277,47.7143919237],[-1.7086277156,47.7014628062],[-1.7221201722,47.6983493656],[-1.7521299382,47.7074785996],[-1.7710941015000001,47.6982612342],[-1.7963947072000002,47.7008366327],[-1.8254700842,47.7083267531],[-1.8407080251,47.7055286158],[-1.8620835062,47.7076944327],[-1.8782330642,47.6953854971],[-1.8965400874,47.6959298383],[-1.9351254718000002,47.6870507256],[-1.9535356892,47.6723097264],[-1.9679236021,47.6723883238],[-1.9690346589,47.6897650302],[-2.0127219585,47.6661858386],[-2.0389016743,47.669699091],[-2.0495676023,47.6617955184],[-2.0540079426,47.6492837894],[-2.0815139553,47.6501249843],[-2.0967130476999998,47.6316706883],[-2.0850979536,47.6218301496],[-2.0880585417,47.6022479885],[-2.1018072567,47.5962559181],[-2.0964116085,47.5710897812],[-2.1048251144,47.5489269177],[-2.0988330507,47.5334500209],[-2.1144569152,47.5284602428],[-2.1560449994,47.5220179909],[-2.1542513222,47.496447774800004],[-2.1634084887,47.4906833268],[-2.1811057422,47.4911197437],[-2.1901048585,47.5122573107],[-2.2151416044,47.5084416136],[-2.2437652368,47.4938883073],[-2.2612874239,47.5137837071],[-2.2817439274,47.5099728493],[-2.2941277997,47.5139543975],[-2.304061528,47.4915399847],[-2.3131411665,47.4859045626],[-2.3116913345,47.4651432497],[-2.3174494692,47.461142146],[-2.3598025289,47.4572131547],[-2.3682466394,47.4643077635],[-2.398326509,47.4559339636],[-2.4166045383,47.4601013579],[-2.4181697198,47.4725270401],[-2.4531740555,47.4624881766],[-2.4587743244,47.4480614058],[-2.4470506137,47.4394095125],[-2.4573850962,47.4265877877],[-2.4314184274,47.4158894777],[-2.4447620535,47.4115705483],[-2.4683862745000003,47.4175016961],[-2.4886934188,47.4106269749],[-2.5216485063,47.3930235791],[-2.5343011358,47.3832407615],[-2.5585852402,47.3752614488],[-2.5513059316,47.3688758632],[-2.5232520876,47.3603294306],[-2.5061478735,47.3396604607],[-2.5033016891,47.325429053],[-2.51127678,47.3007071318],[-2.4762154155,47.3002719742],[-2.4733020555,47.2950186194],[-2.4993845244,47.2869378739],[-2.5248445589,47.301972482],[-2.5449543033,47.2982125958],[-2.547403021,47.2921318911],[-2.4985756464,47.2803794802],[-2.493519778,47.2747255663],[-2.4319302342,47.258677194],[-2.4146084987,47.2780140941],[-2.3918555689,47.2813005009],[-2.3575946664,47.2727874666],[-2.3311450985,47.2499711092],[-2.2983063244,47.234364609],[-2.2672055853,47.2400886245],[-2.2478894015,47.2558800153],[-2.2230384975,47.2584325839],[-2.2209960481,47.2670958128],[-2.187000545,47.28070796],[-2.1704474379,47.268712592],[-2.1718536772,47.2391806456],[-2.1811199444,47.2318058291],[-2.1599353904,47.2101060771],[-2.1584888031,47.1954935975],[-2.1697165985,47.1638515012],[-2.1794615339,47.1558375033],[-2.1981593066,47.1588787314],[-2.2255940066,47.1522227792],[-2.2420896371,47.1359736987],[-2.2144754128,47.1237712994],[-2.1778977601,47.1216090828],[-2.1564139052,47.1136316894],[-2.1219226774,47.1097124928],[-2.0727332256,47.1009653204],[-2.0535676575,47.094966364],[-2.0490356534,47.0868278041],[-2.0284583895,47.071081312],[-2.0043536592,47.0610688408],[-1.9878694184999999,47.0390390812],[-1.975542494,47.0288389315],[-1.9637984638,47.022483517],[-1.9414930971,46.9939255913],[-1.9166915826,46.992142868],[-1.9180446281,46.9815297589],[-1.8910932608,46.9578526028],[-1.8662917413,46.9518805339],[-1.827978002,46.9529220232],[-1.8312606331999999,46.9321140482],[-1.7863022137,46.9296342268],[-1.7807602059,46.9249331989],[-1.7548864913000002,46.929870759],[-1.7386666946,46.9149252492],[-1.737242035,46.8970208047],[-1.7225313952999999,46.8836998368],[-1.6888087367,46.8906751],[-1.6652980105,46.8747753309],[-1.6584195668000001,46.8786131966],[-1.6318827542,46.878524986],[-1.6095793879,46.8714480622],[-1.5581848548,46.862226539],[-1.5393371263,46.8760256747],[-1.5274027316,46.872924688],[-1.5012298317,46.881694203],[-1.5033418147000002,46.8938684022],[-1.5318397216,46.9084128712],[-1.5407825215000002,46.9228661269],[-1.5209778069,46.9294651141],[-1.5198427456,46.9407303008],[-1.5444774886000001,46.9574748937],[-1.5426306461000001,46.9651457546],[-1.5554903640000002,46.9787889053],[-1.542680819,47.0034483451],[-1.5554834176,47.0148077883],[-1.5348699856999999,47.0242316853],[-1.5165071970000001,47.0267188006],[-1.5020853925000002,47.0399058922],[-1.4841095386,47.0399845632],[-1.4760318041,47.0279456558],[-1.4688657188,47.0018464647],[-1.4601605504,46.992932193],[-1.473760162,46.9879188249],[-1.4721766996,46.9681237241],[-1.461358532,46.9623992065],[-1.4583284695,46.9521982347],[-1.4719032537,46.9330886251],[-1.4563814915,46.9265093739],[-1.4134294039,46.9453396975],[-1.3732110779,46.9521209077],[-1.3589605436,46.9807181006],[-1.3779249474,46.9918552584],[-1.3628819227,47.0051280042],[-1.3663379837,47.017751036],[-1.3787077041,47.0310197751],[-1.3662973162,47.0418795932],[-1.3470201803,47.0377662034],[-1.3361097248,47.0420449623],[-1.3132005686000001,47.033564895],[-1.2973755544,47.0361047946],[-1.2975047218,47.0511153502],[-1.2913129867,47.0652952051],[-1.2686494813,47.0849047046],[-1.2609122822,47.0761840616],[-1.2312437568,47.0652790427],[-1.2205069584000001,47.0544262749],[-1.2020801689,47.0460329624],[-1.2011264034,47.040224401],[-1.1483722876,47.0294540175]]],"type":"Polygon"}</text:p>
          </table:table-cell>
          <table:table-cell office:value-type="string" calcext:value-type="string">
            <text:p>47.363051708, -1.678882604</text:p>
          </table:table-cell>
          <table:table-cell table:number-columns-repeated="3"/>
          <table:table-cell table:formula="of:=[.E27]/[.D27]" office:value-type="float" office:value="29312.4013906448" calcext:value-type="float">
            <text:p>29312,401390644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2</text:p>
          </table:table-cell>
          <table:table-cell office:value-type="string" calcext:value-type="string">
            <text:p>Haute-Marne</text:p>
          </table:table-cell>
          <table:table-cell office:value-type="float" office:value="1390" calcext:value-type="float">
            <text:p>1390</text:p>
          </table:table-cell>
          <table:table-cell office:value-type="float" office:value="41073640" calcext:value-type="float">
            <text:p>41073640</text:p>
          </table:table-cell>
          <table:table-cell office:value-type="float" office:value="2918" calcext:value-type="float">
            <text:p>2918</text:p>
          </table:table-cell>
          <table:table-cell office:value-type="float" office:value="37005" calcext:value-type="float">
            <text:p>3700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coordinates":[[[5.3738403693,47.6044843622],[5.3723332793,47.6184820161],[5.400169421,47.6484531789],[5.4062027866,47.6719511227],[5.4201813634,47.6776724464],[5.4439192026,47.6705696555],[5.4714370795,47.6755822979],[5.4825663776999995,47.6845984051],[5.5100688188,47.674232193899996],[5.5267463155000005,47.67282819],[5.5375950461,47.6797668725],[5.5675907372,47.7073709882],[5.5820769546,47.7030112807],[5.5923570482,47.6776654532],[5.6169167636,47.6735068251],[5.6313431709,47.6772472131],[5.6482774585,47.6754039722],[5.6610002262,47.6840407252],[5.6720314187,47.6820014019],[5.6948625667,47.6923060432],[5.6935350215,47.7048089509],[5.6841172725,47.7119663087],[5.6931570856,47.7376366611],[5.7095809324,47.7453041538],[5.7075266447,47.7675534538],[5.6800063847,47.7700859153],[5.6776209624,47.7817206477],[5.6829984451,47.8097691863],[5.700215835,47.8238858277],[5.7303678494,47.8176543278],[5.742002162,47.8194287388],[5.7472664389,47.8314358672],[5.7442017151,47.848853888],[5.7747550681,47.858039985],[5.7988798221,47.8557061394],[5.7958963426,47.8469167304],[5.8219905842,47.8507917488],[5.8206432156,47.8691109783],[5.8366827973,47.8852755792],[5.8516050689,47.906034616],[5.8699685695,47.900702449],[5.8867399594,47.9028235557],[5.8909434823,47.9106081583],[5.8847458028,47.9261826548],[5.8686458284,47.9449877074],[5.8524242085000004,47.9538926797],[5.8486747118,47.9690385108],[5.8315746188,47.9577586076],[5.8084648894,47.9527760083],[5.7883776095,47.9540009447],[5.7784867171,47.9780108141],[5.7932269067,47.9871174728],[5.794678726,47.9980111842],[5.7764215248,48.0224022126],[5.7777453585,48.0313646846],[5.7644125937,48.0347707709],[5.7400390786,48.0501078008],[5.7202508545,48.0513563861],[5.6967989267,48.0772322645],[5.6575240407,48.0862832242],[5.6441614841,48.0795394285],[5.6291972009,48.0847201408],[5.6504665889,48.1048681312],[5.6675034378,48.1066446053],[5.6573618566,48.1216467194],[5.6842811739,48.1450447499],[5.6868349355,48.1665290359],[5.6796415436,48.1792890913],[5.6971763765,48.1893172426],[5.7168788326,48.1891580201],[5.7313277581,48.1940519226],[5.7152969961,48.216878415],[5.6877327389,48.2344290777],[5.6760858495,48.2292034967],[5.6408971958,48.2423551945],[5.6511337009,48.256592381],[5.6538144936,48.2685218904],[5.6116505645,48.2918135657],[5.5907886336,48.2759423051],[5.5541092042999995,48.3043063153],[5.524260117,48.3344528329],[5.5265267865,48.3468537177],[5.4977598967,48.3557858226],[5.4806883153,48.3566982008],[5.4618132203,48.3522718362],[5.4471797994,48.3388067296],[5.4267981558,48.3312186851],[5.4182235383,48.3398292358],[5.4238656524,48.3670594085],[5.4415772108,48.3802270394],[5.4074179493,48.3827324328],[5.4068203022,48.3920226771],[5.4282712453,48.4016850386],[5.4473123809,48.4156039681],[5.4700682459,48.4208954009],[5.445160178,48.4250838921],[5.4091077338,48.4446526519],[5.4031971585,48.4540816707],[5.4064744653,48.4650092215],[5.3981689765,48.4739264915],[5.3813396033,48.4711124902],[5.3476312202,48.4828881504],[5.3452082422,48.4899227165],[5.3272755133,48.5047985419],[5.3060245678,48.5161628764],[5.2711117774,48.5135558896],[5.2628896604,48.5200205121],[5.2271938515,48.5321141226],[5.2122544925,48.5287916244],[5.1968820753,48.5466790588],[5.1731063987,48.5563183237],[5.1650732859,48.5653440258],[5.1462869906,48.5602771366],[5.1182804094,48.58449696],[5.1194490276,48.5957125864],[5.0899297302,48.592921411],[5.0709645647,48.5957337914],[5.0595886310000004,48.6124663343],[5.0518926017,48.6331894883],[5.0327078049,48.6133323362],[5.0130687406,48.6102116762],[4.9947869959,48.6218532158],[5.0061635452,48.6334781265],[4.9946807613,48.6461661835],[4.9948597884,48.6608311818],[5.0085956023,48.6689682466],[5.0090464166,48.6785448436],[4.9884305305000005,48.6844221136],[4.976060847,48.6893027964],[4.9449292921,48.6839466271],[4.9351001414999995,48.6780468887],[4.9109989127,48.6888517274],[4.8948923918,48.6781475327],[4.8820125849,48.6768247386],[4.8677704317,48.6671995261],[4.8428682784,48.67309699],[4.7982495789,48.6776012367],[4.7816687593000005,48.6702009977],[4.7727118001,48.6565016727],[4.8153882026,48.6535828882],[4.8420449615,48.6496495585],[4.8536445292,48.6348003675],[4.8505044587,48.6141810747],[4.8293190685,48.6124885138],[4.7968762273,48.5953420792],[4.7790246725,48.596354342],[4.7701469219,48.586931344],[4.7761804205,48.565926421],[4.7987655992,48.5296628764],[4.7615234512,48.53363893],[4.7180162082,48.5419939541],[4.7068306246,48.5372539904],[4.6700681832,48.5319339069],[4.6765705534,48.5175989085],[4.6614081176,48.5097264184],[4.6593458315,48.492948071],[4.6519068697,48.4789231232],[4.6294208851,48.4613618849],[4.6359423607,48.4564248934],[4.6725173845,48.445449253],[4.6770352964,48.4323747433],[4.6898597333000005,48.4251946534],[4.6890371617,48.4171436905],[4.7037837162,48.4044183661],[4.7001458873,48.3959461187],[4.7459114923,48.392556107],[4.7601875463,48.3876133593],[4.7545816,48.3665461545],[4.7786528009,48.3561828802],[4.7855134203,48.3586075436],[4.8233271728,48.3436902128],[4.8307406957,48.3352936593],[4.8142122476,48.3230127083],[4.8276233081,48.3066188527],[4.8508437809,48.2962484495],[4.8424307049,48.2836513518],[4.861618861,48.2663590308],[4.8446854775,48.2574264311],[4.851265451,48.2266115558],[4.842110558,48.2142056128],[4.8612250255,48.2111500805],[4.8579326473,48.1949733152],[4.8370509045,48.1684399464],[4.8369446534,48.1517688935],[4.8461846524,48.1421676275],[4.8285960624,48.1290809221],[4.8343807786,48.1051622275],[4.8193111695,48.1031878632],[4.7901089375,48.1077600481],[4.7636677443,48.1154293766],[4.730721586,48.1184845841],[4.7255147623,48.1072165461],[4.7072500837,48.095148034],[4.7049237004,48.0887507322],[4.6607458115,48.0771533888],[4.690483355,48.0726918063],[4.7104233135,48.050518372],[4.7231559379,48.0457611358],[4.7105308211,48.0361890659],[4.7043462198,48.0202938202],[4.7161771555000005,48.0113916713],[4.7492966392,48.0042465879],[4.7899484544,48.0073796624],[4.7946358152,47.9844688619],[4.7848336547,47.9681569271],[4.7978610174,47.9629427073],[4.8451859484,47.9612488573],[4.8660942378000005,47.9405087747],[4.828942307,47.915124211],[4.8340343918,47.9067818341],[4.8567879097,47.8956315538],[4.875980481,47.9202912029],[4.9029094359,47.9210363634],[4.9154289470000005,47.8978158786],[4.9285755439,47.8862324243],[4.9274549035,47.8715453208],[4.9540995648,47.8667671593],[4.9634042974,47.8522057565],[4.9601342358,47.8455759408],[4.9683461061,47.8319387264],[4.9846956661,47.8288686101],[4.9931849276,47.8156280105],[4.9824040492,47.7997900408],[4.917962007,47.7770940362],[4.9257474552,47.7602287626],[4.9589919594000005,47.7618704098],[4.9599484039,47.7515457633],[4.9698306254,47.735574644],[4.9658195156,47.7152377982],[4.9546326644,47.7011521603],[4.9702848718,47.6923694912],[4.9922739605,47.6883153261],[5.0134093348,47.7056940169],[5.0336518058,47.7078819167],[5.0327945087,47.6923330798],[5.0608070673,47.6948463784],[5.0502846684,47.6798671848],[5.0534191994,47.6683763716],[5.0760559406,47.6654049241],[5.1088743414,47.6496877159],[5.1291750892,47.6482119841],[5.1564725279,47.6682166484],[5.1615840008,47.6804345377],[5.1784395134,47.6809824403],[5.1732628435,47.6664766504],[5.1746321382,47.6514815372],[5.2114087153,47.6418875791],[5.2373697718,47.6210373405],[5.2587221716,47.6221669417],[5.2381122995,47.5965023254],[5.2566309544,47.5766771342],[5.278177727,47.5819242947],[5.2777455691,47.5899228378],[5.3062852032,47.6072570006],[5.3224601014,47.61240954],[5.3391603774,47.609541177],[5.3419398308,47.5974987596],[5.3541935357,47.5918247948],[5.3738403693,47.6044843622]]],"type":"Polygon"}</text:p>
          </table:table-cell>
          <table:table-cell office:value-type="string" calcext:value-type="string">
            <text:p>48.110462142, 5.225504993</text:p>
          </table:table-cell>
          <table:table-cell table:number-columns-repeated="3"/>
          <table:table-cell table:formula="of:=[.E28]/[.D28]" office:value-type="float" office:value="29549.381294964" calcext:value-type="float">
            <text:p>29549,38129496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Val-d'Oise</text:p>
          </table:table-cell>
          <table:table-cell office:value-type="float" office:value="12124" calcext:value-type="float">
            <text:p>12124</text:p>
          </table:table-cell>
          <table:table-cell office:value-type="float" office:value="358903863" calcext:value-type="float">
            <text:p>358903863</text:p>
          </table:table-cell>
          <table:table-cell office:value-type="float" office:value="19856" calcext:value-type="float">
            <text:p>19856</text:p>
          </table:table-cell>
          <table:table-cell office:value-type="float" office:value="32997" calcext:value-type="float">
            <text:p>32997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"coordinates":[[[2.2909694896,48.9509658647],[2.2988759624,48.9663053865],[2.3226926728,48.957525129],[2.3363607598,48.9577391451],[2.3657419433,48.9740281805],[2.3841586801,48.971126045],[2.4073555177,48.9560922124],[2.4174356555,48.9595237362],[2.4567490821,48.9557308667],[2.4673463984,48.964306058],[2.5147190232,48.9822311606],[2.5321892532,49.0052379359],[2.5534556328,49.0101414031],[2.5452630687,49.02237937],[2.5660112339,49.0285922573],[2.5679258264,49.0390845736],[2.5845112469,49.0528330314],[2.570949958,49.0605784405],[2.5902992026,49.0799040422],[2.5785843146,49.0919821577],[2.5579330068,49.098719837],[2.5562227745,49.1190390827],[2.5329633012,49.1195093807],[2.5312625124,49.0994577218],[2.4900676227,49.1062457701],[2.5030133518,49.1176657715],[2.4753456707,49.1284455557],[2.4715399086,49.1354041746],[2.4477034751,49.1360056324],[2.4407808625,49.1459096341],[2.4131224269000002,49.1524177814],[2.3912001751,49.1493140169],[2.371092891,49.1592616324],[2.3593425269,49.1473288925],[2.3459501080000003,49.1623464195],[2.3132052631,49.1858369584],[2.2850854979,49.1657109739],[2.2864794325,49.1598733182],[2.2537802876,49.1526332929],[2.2168491116,49.1541330803],[2.2343330195,49.1660274142],[2.2198226692,49.1795897184],[2.1638294851,49.1662975198],[2.1650187749,49.1789327468],[2.1351470839,49.1882991098],[2.1279786185,49.1935880206],[2.1110442124,49.1869809072],[2.0890476698000002,49.1937836564],[2.0921839897,49.2011978302],[2.0721381947,49.2043402858],[2.0217778062,49.1888083686],[2.0026799923,49.1760192252],[1.9735796087000002,49.1838614114],[1.9619612409,49.174324655],[1.9348486272,49.1699563868],[1.9311685242,49.1742567028],[1.8947051076,49.1660942394],[1.8767027795,49.1714160207],[1.8451894568,49.1699643265],[1.8268210503,49.1796504227],[1.8144823865,49.1761290264],[1.8030754865,49.1851083694],[1.7768644685,49.1841500185],[1.7548581868,49.1745912945],[1.7401024959,49.1808101753],[1.7398899653000002,49.1920752347],[1.7268203322,49.1949580566],[1.7159905511,49.2043335983],[1.7336823767,49.2109586237],[1.7296621206,49.2291973032],[1.7043501372,49.2324344954],[1.674690935,49.2116559513],[1.6594748721,49.1514894921],[1.653132587,49.1449300395],[1.6527099031999999,49.1293518325],[1.6421751429,49.116444579],[1.6296954348,49.1101648459],[1.6206014461,49.0973544937],[1.6234089531,49.0860002493],[1.6087475948,49.0777110397],[1.6271393709000002,49.0773281121],[1.6526870477000002,49.0819076089],[1.6723772935999999,49.0785422566],[1.6972980512,49.0655229546],[1.693558152,49.0568124655],[1.7229311843000001,49.0447254805],[1.7318568637,49.0505142734],[1.7511870902000002,49.0479713102],[1.7574894216999999,49.0579888629],[1.7943542486,49.0585596016],[1.7968228154,49.0720704011],[1.8284831293,49.0762724036],[1.8409167937,49.0645976515],[1.8650619812,49.057488521],[1.8590918841000001,49.0415655513],[1.8592696204,49.0238300836],[1.8817369685,49.0197321325],[1.8832781708000002,49.033708528],[1.9084603784,49.0481806317],[1.9378845896999999,49.0218912622],[1.9464412625,49.026482746],[1.9741312514,49.0194798996],[1.9921912703,49.021044703],[2.011984298,49.0045953734],[2.0286235374,49.0016557069],[2.0747602353,49.0066793422],[2.084862477,49.0145515209],[2.1102319474,49.0087352627],[2.1271200524,49.0096721882],[2.1207126383,48.9933003214],[2.1269973735,48.9892365743],[2.1557041543,48.9855886716],[2.1752708277,48.9735819583],[2.1779484835,48.9545634621],[2.2058674289,48.9498613072],[2.1992842012000002,48.9352704986],[2.2051703678,48.9220341044],[2.2005910093,48.908679329899996],[2.2311403715,48.9277325075],[2.2690900388,48.9466941697],[2.2909694896,48.9509658647]]],"type":"Polygon"}</text:p>
          </table:table-cell>
          <table:table-cell office:value-type="string" calcext:value-type="string">
            <text:p>49.082738913, 2.130831812</text:p>
          </table:table-cell>
          <table:table-cell table:number-columns-repeated="3"/>
          <table:table-cell table:formula="of:=[.E29]/[.D29]" office:value-type="float" office:value="29602.7600626856" calcext:value-type="float">
            <text:p>29602,760062685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office:value-type="string" calcext:value-type="string">
            <text:p>Drôme</text:p>
          </table:table-cell>
          <table:table-cell office:value-type="float" office:value="1528" calcext:value-type="float">
            <text:p>1528</text:p>
          </table:table-cell>
          <table:table-cell office:value-type="float" office:value="46083051" calcext:value-type="float">
            <text:p>46083051</text:p>
          </table:table-cell>
          <table:table-cell office:value-type="float" office:value="2564" calcext:value-type="float">
            <text:p>2564</text:p>
          </table:table-cell>
          <table:table-cell office:value-type="float" office:value="20930" calcext:value-type="float">
            <text:p>2093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coordinates":[[[5.8014699513,44.7067776132],[5.7720901423,44.6970360473],[5.7560707186,44.6959344833],[5.7365186524,44.7138066281],[5.7211589174,44.7126322476],[5.7086924819,44.7209265014],[5.6631550233,44.725488566],[5.6470991996,44.724099914],[5.6359095222,44.7328433899],[5.6263132967,44.7532943478],[5.6088590655,44.7553165095],[5.5838826069,44.765344859],[5.5818915159,44.7778285055],[5.5497616456,44.7945288771],[5.5545398327,44.7674746079],[5.5316250511,44.774910355],[5.4949322129,44.7826279313],[5.4641599004,44.7924247691],[5.4585149991,44.8004515221],[5.4761402467,44.8069771451],[5.4805121636,44.8226915082],[5.4637975228,44.8259744317],[5.4660680145,44.8412217238],[5.4755112436,44.867406917],[5.4700479073,44.8790325028],[5.4803151882,44.8968076705],[5.4836507786,44.9222869137],[5.4778356101,44.9662102219],[5.4933130974,44.9956840415],[5.4804024031,45.0128765341],[5.4836143274,45.022786934],[5.4773806009,45.0344771383],[5.465231735,45.043544268],[5.4748679554,45.0703419114],[5.4935231899,45.0727797507],[5.4866762055,45.081252956],[5.4615963545,45.0866428427],[5.4491410785,45.0705357623],[5.4257108891,45.0562651463],[5.4137168342,45.0448548718],[5.3995593903,45.0433178254],[5.3857496756,45.0348065984],[5.3726962078,45.0439772718],[5.3463739119,45.0478481388],[5.3427041371,45.0606868149],[5.3204092683,45.0519367608],[5.305885441,45.0534733914],[5.293951033,45.0624230831],[5.2734065931,45.0556643151],[5.2443430259,45.0609935401],[5.2252214096,45.0795822328],[5.2108780126,45.0836346893],[5.1830009978,45.0848193278],[5.1690048957,45.0673472994],[5.1568965005,45.0674364812],[5.1542035283,45.0792962264],[5.1629882686,45.0988214844],[5.1724363185,45.103700793],[5.1886717066,45.1270872768],[5.1875128196,45.1452980002],[5.1919421574,45.1564867234],[5.1889336526,45.1711650943],[5.1755579937,45.1809143072],[5.1683781273000005,45.2087135949],[5.1793494276,45.2174203083],[5.2017183192,45.2174004679],[5.1844060221,45.2319905539],[5.1767055362,45.2486348399],[5.161386709,45.246396502],[5.1514667608,45.2527563503],[5.1415252912,45.2435721699],[5.1211011357,45.2476520982],[5.1298952235,45.2672348642],[5.131354968,45.2865310931],[5.1368296999,45.2982257592],[5.120821433,45.298134992],[5.1113737209,45.288588231],[5.0754112532,45.2818275183],[5.0543224224,45.3190510089],[5.0210114333,45.319027079],[5.0092985688,45.3423094317],[4.9872029223,45.3435865553],[4.9607508854999995,45.3291622429],[4.9473620242,45.3284997883],[4.9013609437,45.310162507],[4.8796642938,45.2967971347],[4.8586558111,45.2983947363],[4.8589362725,45.3085606472],[4.8003738546,45.2983571897],[4.8098529022,45.2880914669],[4.8108580502,45.2650720653],[4.8021599476,45.2474415978],[4.8029243009,45.2272679617],[4.812534531,45.2030279195],[4.8055559797,45.197172326],[4.8123434716,45.1833336863],[4.8127469913,45.1635974623],[4.829184947,45.1548802116],[4.8051937531,45.1349235925],[4.804515684,45.1220824334],[4.8283540477999995,45.1010270942],[4.831887633,45.0883997552],[4.8287865415999995,45.0735424636],[4.8572150096,45.0617106457],[4.8602073296,45.052945238],[4.8406780844,45.0359424723],[4.8451925778,45.0213820563],[4.8370474748,45.0059351155],[4.8514277793,44.9947326294],[4.8535497896,44.9770037357],[4.8631215125,44.9630157356],[4.87596472,44.9550644032],[4.8862858654,44.9354715712],[4.8719721272,44.919445871],[4.8542808856,44.8935350944],[4.8611654315,44.8783989292],[4.8443303199,44.8567298864],[4.8416158916,44.8431464979],[4.8234811772,44.8398247757],[4.8224625399,44.8174020714],[4.7998469298,44.8130037971],[4.7955142261,44.7936148773],[4.7830663399,44.7831893293],[4.7645370506999996,44.777396382],[4.7607190636,44.7715513868],[4.768428702,44.7558881326],[4.7587592257,44.7482164541],[4.7636069277,44.7365730395],[4.7628132818,44.7194658727],[4.7814065205,44.6817122292],[4.7756766628000005,44.6649126301],[4.779370751,44.6548676039],[4.7702320601,44.6399372429],[4.7405540867,44.6026233602],[4.7385535447,44.5871577767],[4.7122106643,44.5827976485],[4.70664911,44.566632315],[4.6932560858,44.5601751632],[4.693808487,44.5420272848],[4.7069481805,44.5307918044],[4.6939010965,44.5182967179],[4.6875226662,44.5002995074],[4.699178623,44.4807876556],[4.7000937386,44.4589448463],[4.6928371454,44.4425656339],[4.6691956892,44.4337314428],[4.6659620348,44.4265934789],[4.6612970228,44.3911295678],[4.6500527214,44.3764056958],[4.6468891629,44.3487356035],[4.6506124797,44.3298049292],[4.6786167467,44.3207107559],[4.7131287487,44.320531488],[4.7226713577,44.3263878084],[4.7629316944,44.32552384],[4.7796287287,44.3193817999],[4.7997385221,44.3034177541],[4.8049830869,44.2928235776],[4.8051806622,44.2690247045],[4.8126918826,44.2573963094],[4.8141647392,44.2321901974],[4.8268824808,44.2285004117],[4.8413413586,44.2389352169],[4.865948614,44.249502447],[4.8801341619,44.2617405538],[4.922368259,44.259708569],[4.9851055929,44.2858714644],[5.0046678144,44.28645461],[5.0248658826,44.296896642],[5.060539369,44.3082050651],[5.0766625276,44.2839508082],[5.1077883357,44.2808396682],[5.150017294,44.3021360263],[5.1505907114,44.3095834039],[5.1669941109,44.3149370206],[5.1741309311,44.3082145232],[5.1682685111,44.290024591],[5.1482895022,44.2800013079],[5.1484820928,44.2694685126],[5.1607146267,44.2667127418],[5.1624188885,44.2499812118],[5.1493587354,44.2355873866],[5.1814267211,44.2189549721],[5.2070297707,44.2139130283],[5.2382289581,44.2134334192],[5.2405129535,44.2308611714],[5.2563534451,44.2302144006],[5.3041156525,44.2100880826],[5.3187345075,44.2099656961],[5.3367216206,44.203406864],[5.3552162299,44.2145549045],[5.3846796413,44.2011090544],[5.386044029,44.1861824765],[5.3824499969,44.1604067322],[5.3921862208,44.1524884427],[5.4169273068,44.1550948408],[5.4355669593,44.1508174491],[5.4365400734,44.1401709253],[5.4473225442,44.1361864754],[5.4506324193,44.1212517588],[5.4988887508,44.1160538325],[5.5114991645,44.1243086082],[5.54278695,44.1339862915],[5.5513311325,44.1497919717],[5.5694893088,44.148134144],[5.5832517772,44.1578148985],[5.564607974,44.1714473812],[5.5762334414,44.1880684817],[5.6093263246,44.1907031073],[5.6162307537,44.1778846808],[5.6397116868,44.1675706],[5.6334524797,44.1505994471],[5.6758184333,44.1471509908],[5.6828980418,44.163614504],[5.6433008025,44.1706262648],[5.6516984133,44.1896186482],[5.6758202026,44.1915005695],[5.6867129295000005,44.1964290432],[5.6760634946,44.2125490195],[5.6826474889,44.2344651505],[5.6730384957,44.2400528253],[5.6741653702,44.2564681344],[5.6872658719,44.2668146251],[5.6756063128,44.2758867706],[5.6476253255,44.2725793681],[5.6331943476,44.2820621469],[5.6362415037,44.3009536827],[5.6161515451,44.3094466111],[5.6161294527,44.3168755631],[5.6283530582,44.3279438154],[5.6177869661,44.3323090903],[5.5681609218,44.3322318215],[5.5478464201,44.3299988907],[5.5373669228,44.3335230191],[5.5215562925,44.3510748269],[5.4925554805,44.3375404513],[5.4825222289,44.3498921188],[5.4706585738,44.3504005606],[5.4595240237,44.3685124835],[5.4363231745,44.3680649467],[5.4439647538,44.3795122937],[5.4430769156,44.3915586307],[5.4333237048,44.4117104173],[5.4183628943,44.4249033216],[5.4341828235000005,44.4336078511],[5.4509002481,44.4309117995],[5.4767902069,44.4196413843],[5.4982872989,44.4374433264],[5.4644289565,44.4478921796],[5.4591136503,44.4686886308],[5.4676015009,44.4724203601],[5.4594462751,44.487144412],[5.4582037173,44.4991579621],[5.4708915517,44.5001767931],[5.4798621637,44.491328242],[5.516086383,44.4918154589],[5.545441734,44.482617748],[5.5609594961,44.474633243],[5.6036415037000005,44.4654974901],[5.6168753309,44.4732111167],[5.6262773701,44.4981244923],[5.6493228918,44.4994179651],[5.6626288619,44.5056323106],[5.6272328844,44.5346646795],[5.6148396531,44.5328297215],[5.5970528415,44.5433945318],[5.6002690552,44.5556064669],[5.6178649447,44.5840096798],[5.6461926705,44.6093827167],[5.6401205457,44.6479888876],[5.6515455624,44.6552108796],[5.6684896748,44.648480691],[5.6866952914999995,44.648497424],[5.7386619354,44.6407870967],[5.7550237471,44.6630550867],[5.7641289527,44.6557906476],[5.7897584971,44.6531769095],[5.7993439822,44.6740125361],[5.8270673038,44.6864870162],[5.8271446155,44.7004511102],[5.8014699513,44.7067776132]],[[4.8953605071,44.3381707734],[4.8705506226,44.3487205103],[4.8907270717,44.359856818],[4.894731375,44.3692927827],[4.9087362634,44.3768448946],[4.9095514378,44.3964377013],[4.9182163559,44.4077200113],[4.9603445979,44.4199285848],[4.9888564555,44.4232426841],[5.0133194944,44.4055154984],[5.0151449185,44.3947989437],[5.0628841971,44.3840816363],[5.0714761824,44.3774764749],[5.0546955722,44.3647999289],[5.0274672028,44.3629475357],[5.0229495392,44.3456519435],[5.0090218426,44.3338862636],[5.0087728325,44.3239959036],[4.9909790023,44.3118179501],[4.9799399876,44.2975016403],[4.9593852055,44.2989504434],[4.9443484748,44.3059524871],[4.9219256674,44.3089264158],[4.8914599496,44.3043459114],[4.8916782115,44.3132920907],[4.8817000894,44.3248209182],[4.8953605071,44.3381707734]]],"type":"Polygon"}</text:p>
          </table:table-cell>
          <table:table-cell office:value-type="string" calcext:value-type="string">
            <text:p>44.685218941, 5.167388074</text:p>
          </table:table-cell>
          <table:table-cell table:number-columns-repeated="3"/>
          <table:table-cell table:formula="of:=[.E30]/[.D30]" office:value-type="float" office:value="30159.0647905759" calcext:value-type="float">
            <text:p>30159,064790575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2</text:p>
          </table:table-cell>
          <table:table-cell office:value-type="string" calcext:value-type="string">
            <text:p>Gers</text:p>
          </table:table-cell>
          <table:table-cell office:value-type="float" office:value="496" calcext:value-type="float">
            <text:p>496</text:p>
          </table:table-cell>
          <table:table-cell office:value-type="float" office:value="14977655" calcext:value-type="float">
            <text:p>14977655</text:p>
          </table:table-cell>
          <table:table-cell office:value-type="float" office:value="935" calcext:value-type="float">
            <text:p>935</text:p>
          </table:table-cell>
          <table:table-cell office:value-type="float" office:value="36468" calcext:value-type="float">
            <text:p>364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coordinates":[[[0.7418903159,44.0652173568],[0.7167766267,44.057352839],[0.7077024996,44.0583958417],[0.6979124010000001,44.0471541877],[0.6858528479,44.0462443694],[0.6761842074000001,44.0268285822],[0.6614016428,44.0244210738],[0.6539829198,44.0426025941],[0.631686984,44.0495472113],[0.6279438649,44.0603720989],[0.599127564,44.0748028618],[0.5797810686,44.0766091628],[0.5663379415,44.0599508732],[0.5553793428,44.0546893759],[0.5202158783,44.0575992714],[0.4939962539,44.0573452104],[0.48405813400000003,44.0527103024],[0.45998330540000004,44.0552221889],[0.4449526667,44.039185882],[0.4425546133,44.0287095017],[0.40961125660000003,44.02144553],[0.3968827583,44.0222833949],[0.3813740888,44.0064112513],[0.357821457,44.0164742577],[0.32713604090000004,44.0071549231],[0.31982676200000004,43.9984400908],[0.3028590406,43.9909727524],[0.2560830181,44.0081976786],[0.2534740951,44.0028910547],[0.2297707327,44.0112301728],[0.2353100558,44.0172392288],[0.2141752727,44.0230519212],[0.19079378660000001,44.0145514416],[0.1805136996,44.0004064456],[0.16670130430000002,43.9970000815],[0.16606561390000002,43.9809868693],[0.1567510933,43.9725741764],[0.13855927310000002,43.9746723158],[0.14187864960000002,43.9944988244],[0.1320033227,44.0010711447],[0.1053719842,43.9844063801],[0.0759201338,43.9829389464],[0.0665081757,43.9732475644],[0.0689886507,43.9653645614],[0.05523504,43.9545100496],[0.0688347401,43.9390642129],[0.07309696190000001,43.9189597623],[0.06956462050000001,43.9042425548],[0.0585739241,43.8967739724],[0.0416702766,43.9039782724],[0.0309271144,43.9004859485],[0.0176540276,43.9116839891],[-0.020198016500000002,43.9299884431],[0.0055126639,43.9434967666],[0.0055120262,43.9569203767],[-0.0361649486,43.9837359348],[-0.0466996868,43.9608870066],[-0.058311041300000005,43.9613623881],[-0.08139510700000001,43.9426404419],[-0.09771945580000001,43.9425551691],[-0.10224905170000001,43.9270632977],[-0.1248686001,43.9443595312],[-0.165025591,43.9275440735],[-0.176127671,43.9365338855],[-0.1925209124,43.926432922000004],[-0.1993918798,43.915069586],[-0.2291293552,43.9113505371],[-0.2385699232,43.8939089945],[-0.1952068311,43.8811907971],[-0.192014032,43.8704339904],[-0.2087360544,43.8575980426],[-0.19485300800000002,43.8443670804],[-0.1909490872,43.8303746855],[-0.1971549182,43.8224645077],[-0.1947050931,43.8082829936],[-0.2271502168,43.8086122084],[-0.2174852246,43.7983957228],[-0.22279186680000002,43.7890173484],[-0.2146786567,43.7830706967],[-0.2122664512,43.7564198476],[-0.19519914900000002,43.7451594131],[-0.2034918548,43.7289527836],[-0.2299161533,43.7145187962],[-0.2504924575,43.7079629965],[-0.2386466227,43.6930685292],[-0.2568200795,43.6831904083],[-0.2580985564,43.6737284616],[-0.239526122,43.6700462494],[-0.24517367780000002,43.6583749267],[-0.26323091200000004,43.6466024882],[-0.2636542307,43.6359613876],[-0.28128222750000004,43.6429538008],[-0.2776486535,43.6159566687],[-0.2472010892,43.6158382346],[-0.2480852932,43.596810626],[-0.2425221942,43.5848280087],[-0.20939254200000001,43.5922843198],[-0.2047430958,43.5835976681],[-0.1786354346,43.5962804452],[-0.160910579,43.5805514135],[-0.1510573677,43.5856778838],[-0.13993811250000002,43.5797471995],[-0.12308969630000001,43.5848120281],[-0.09705313880000001,43.582201894],[-0.097080253,43.5895649807],[-0.0770138053,43.5900256353],[-0.0722072883,43.6032820958],[-0.055051158600000004,43.6062215485],[-0.0157807532,43.6046546859],[-0.006662309000000001,43.5945401015],[-0.0028840868,43.566243245],[0.0095003384,43.5600537603],[0.0157771909,43.5433930942],[0.0293160638,43.5451097732],[0.042816378100000003,43.5349011516],[0.0512788493,43.5191638671],[0.0798842917,43.5233752683],[0.0896767747,43.5121323242],[0.1122558592,43.5174832628],[0.13022097,43.4943200574],[0.1270649852,43.4917741731],[0.1347135418,43.4664977775],[0.1518256148,43.460850507],[0.1660587026,43.4423877879],[0.1378157095,43.4341308037],[0.1393401222,43.421090535],[0.1563112102,43.3987735559],[0.1738012431,43.4027721583],[0.18177073940000002,43.3712353024],[0.1995418888,43.3755558229],[0.2063073125,43.3679945717],[0.23155512350000002,43.367810019],[0.24910793690000002,43.3771099433],[0.2776789911,43.3861319604],[0.2979121933,43.3885401428],[0.3001282001,43.3724242925],[0.3269280183,43.3605365038],[0.331926141,43.3432417461],[0.34817311700000003,43.349249001],[0.36550180930000004,43.3498551875],[0.3916140118,43.3554970657],[0.3963041397,43.3333878268],[0.422457615,43.3274709083],[0.4431129186,43.3279019265],[0.4510995056,43.3398623612],[0.48579131950000004,43.3306830121],[0.4941701831,43.3251298595],[0.5079029965,43.3341262967],[0.5365119972,43.3290828481],[0.5514604438,43.3296959846],[0.6071342542,43.3108472488],[0.6203691398,43.3159624186],[0.6458927564,43.3118296382],[0.665831069,43.3224595648],[0.6798752288000001,43.3350059982],[0.7137065987,43.3775523033],[0.733637592,43.3710074193],[0.7536878772000001,43.3893379063],[0.7477440634,43.395345165],[0.7582220899000001,43.4144950699],[0.7705469299000001,43.4168582225],[0.8069238973,43.3996696468],[0.8204780396,43.416960242],[0.8442928460000001,43.409904084],[0.8501119953,43.4140714686],[0.9073540631,43.4080965689],[0.9282335758,43.4000475649],[0.9333937062000001,43.3875038446],[0.9487736256,43.3843523545],[0.963296951,43.3875090655],[0.9668359007,43.3698975928],[0.9775778614,43.3627628391],[0.9951289479000001,43.3687570462],[1.0021028636,43.3902471663],[0.9964095263,43.4020119078],[0.9997832992000001,43.4136446699],[1.0227970748,43.4117589841],[1.0271013939,43.4217384825],[1.0187214441,43.430678461],[1.0339275465,43.4440406222],[1.0406933,43.4625050031],[1.0175354412,43.4735926174],[1.0236561979,43.4803146424],[1.0518569593,43.48698981],[1.0593006793,43.5055789822],[1.0521195879,43.5242140174],[1.0669378435,43.5339262311],[1.0713871484,43.5464253278],[1.0877340553,43.5470691688],[1.1044228026,43.535491996],[1.1161506083,43.5424928864],[1.123430577,43.5544502199],[1.156434099,43.5568238072],[1.1653915771,43.5733084857],[1.1994693739,43.5691710965],[1.201530806,43.5964919537],[1.1804878532,43.6147986526],[1.1632173104,43.6039257359],[1.1420456654,43.6243976266],[1.1473830077,43.6326475058],[1.1406230735,43.6421372639],[1.1258800323,43.6387915556],[1.0969940196,43.6412760693],[1.0877526334,43.6451272418],[1.1014766663,43.6606282306],[1.0948943935,43.6651520442],[1.0748732622,43.6617851366],[1.0509872612,43.677824827],[1.0632463291,43.7006414247],[1.0404747373,43.7124841754],[1.0275845139,43.710491614],[1.0198040763,43.7248863328],[1.0068092181,43.7291174054],[0.9856742675000001,43.7439209434],[0.9854999278000001,43.7507084137],[0.9601455360000001,43.7711930968],[0.9536971499,43.787412105],[0.9483868231,43.7920418056],[0.9040374539,43.7830709375],[0.8959448682000001,43.7914524192],[0.9048033359000001,43.8106326147],[0.9246081626,43.8318314076],[0.8951513786,43.8397514286],[0.8952862868,43.8503380082],[0.9060163509,43.8597484566],[0.8835771385000001,43.8748428794],[0.8841126509,43.89085434],[0.8905859824000001,43.9030475746],[0.8647732867,43.9234546891],[0.8427850566,43.914595052],[0.8094403913,43.932712359],[0.7866374547,43.9241337334],[0.7717570753,43.9220332485],[0.7628839163000001,43.9299663789],[0.7594978561,43.9430380476],[0.7683431132,43.9509780622],[0.7898498121,43.960763213],[0.7916388121,43.9692174138],[0.8274873583,43.9965601574],[0.8125770734000001,44.0246056783],[0.8253553006000001,44.0300770186],[0.8364690569000001,44.0247926402],[0.855938818,44.0415215866],[0.8388418462,44.0457887884],[0.8195420082,44.0564606071],[0.8103094618000001,44.048732167],[0.7609742679,44.0311617712],[0.7594280611,44.0500676861],[0.7418903159,44.0652173568]]],"type":"Polygon"}</text:p>
          </table:table-cell>
          <table:table-cell office:value-type="string" calcext:value-type="string">
            <text:p>43.692925661, 0.452940328</text:p>
          </table:table-cell>
          <table:table-cell table:number-columns-repeated="3"/>
          <table:table-cell table:formula="of:=[.E31]/[.D31]" office:value-type="float" office:value="30196.8850806452" calcext:value-type="float">
            <text:p>30196,885080645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1</text:p>
          </table:table-cell>
          <table:table-cell office:value-type="string" calcext:value-type="string">
            <text:p>Essonne</text:p>
          </table:table-cell>
          <table:table-cell office:value-type="float" office:value="13573" calcext:value-type="float">
            <text:p>13573</text:p>
          </table:table-cell>
          <table:table-cell office:value-type="float" office:value="412747489" calcext:value-type="float">
            <text:p>412747489</text:p>
          </table:table-cell>
          <table:table-cell office:value-type="float" office:value="22551" calcext:value-type="float">
            <text:p>22551</text:p>
          </table:table-cell>
          <table:table-cell office:value-type="float" office:value="30305" calcext:value-type="float">
            <text:p>3030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coordinates":[[[2.2265538843,48.7761019964],[2.2054963823,48.7697361358],[2.1930294113,48.7602543064],[2.1669540744,48.7560592297],[2.1612407281,48.7501278142],[2.142572525,48.7491965002],[2.1349109461999998,48.7375255483],[2.1196133058,48.7423185148],[2.0980314724,48.7346899851],[2.1085562395,48.7276802664],[2.1103390902,48.7147238947],[2.0820026755,48.685535294],[2.0695021647,48.690006151],[2.0456579626,48.6874807791],[2.0339555355,48.6793007312],[2.0282504788,48.6572229234],[2.0119479134,48.6519497605],[2.0350670709,48.6357772175],[2.0459397613,48.6223083661],[2.0497028904,48.6083042106],[2.0345908582,48.6037629907],[2.0361397662,48.5896933778],[2.0226495279,48.5799720459],[2.0169909075,48.5576915277],[1.9785744318,48.5537279432],[1.9645736312,48.5607076433],[1.9378535849,48.5629199447],[1.9343605673000002,48.5486663972],[1.9663492458,48.5336233818],[1.9457079319,48.5177116837],[1.9466441756,48.5105388859],[1.9341144232,48.4959280559],[1.932679463,48.4806250748],[1.915051144,48.4736627633],[1.9220155291,48.4577088385],[1.9294953228,48.4571314384],[1.9397359156,48.4198239614],[1.9320907349,48.4033963891],[1.9520815159,48.4063648194],[1.9733126651,48.4013608613],[1.9740076407,48.3900508471],[1.9836873806000002,48.3605260756],[1.9728275245,48.3559236992],[1.9704671416,48.3390441652],[1.982365776,48.3284720107],[1.9790847818000001,48.3186306845],[1.9592016491000002,48.30868755],[1.9722516183,48.2882194478],[1.9937722396000002,48.2867811788],[2.0407870714,48.2845586701],[2.0526551943,48.2954311934],[2.0786787573,48.293757008],[2.105216255,48.3076886785],[2.1103937772,48.297010388],[2.1556102451,48.3040594204],[2.1517438664,48.3140948415],[2.1805367281,48.311743224],[2.1879929366,48.3324090279],[2.2126021786,48.3404930054],[2.2299188268,48.3293231306],[2.2464490845,48.3300763999],[2.237995829,48.3162632587],[2.2668069508,48.3147113758],[2.2956015467,48.3079068102],[2.3126569287,48.3306015829],[2.3349969995,48.3275485663],[2.3420557224,48.3166812967],[2.3581495566,48.308868952],[2.3852078391,48.3114464059],[2.4029686638,48.3206436172],[2.394275008,48.3319352436],[2.4328813709,48.3392864569],[2.4291894273,48.346721126],[2.4372652771,48.3606873572],[2.4536340587,48.3754615355],[2.4678955487,48.3763226535],[2.4849431126,48.3834353671],[2.4740057975,48.3904319119],[2.52171304,48.4049892533],[2.527733351,48.4154396591],[2.5004463747,48.4402655546],[2.5072224923,48.4508593432],[2.4997536455000002,48.4591992634],[2.5071053303,48.469686462],[2.5016343211,48.4846540886],[2.5102779472,48.4883829747],[2.5151955783,48.5049874745],[2.4976033216,48.5172794255],[2.5023892477,48.5342082747],[2.4995024309,48.5428978159],[2.5221631927,48.5733981757],[2.5184290682,48.5845645468],[2.5342252227,48.5893644168],[2.5439345897,48.6040761592],[2.5406391293,48.6112939036],[2.5156038852,48.6292471875],[2.5414057255999998,48.6323392919],[2.5479396647,48.6496617208],[2.5334130462999997,48.6572532381],[2.547554108,48.671798477],[2.5852426144000002,48.6791412445],[2.5717595828,48.6920036546],[2.553920836,48.6883574952],[2.5442706453,48.698557812],[2.5285162376,48.7037485251],[2.5175199797,48.7171270969],[2.5157588629000003,48.7290996498],[2.5061694885,48.7358825882],[2.4800574177,48.7280140475],[2.4485076455,48.7218119632],[2.4397193054,48.725342738],[2.4199294817,48.7207797219],[2.4018509698,48.726726698],[2.3851381411,48.7189910129],[2.3707628476,48.7200314058],[2.3693385522,48.746131249],[2.3567260797,48.7381335863],[2.3207207142,48.7487580493],[2.3143440994,48.7432961647],[2.2798834376,48.732748681],[2.285358224,48.7475127785],[2.2671671878,48.7623233334],[2.2470087591,48.7608236027],[2.2329743918,48.7661929804],[2.2265538843,48.7761019964]]],"type":"Polygon"}</text:p>
          </table:table-cell>
          <table:table-cell office:value-type="string" calcext:value-type="string">
            <text:p>48.522618787, 2.2433873650000002</text:p>
          </table:table-cell>
          <table:table-cell table:number-columns-repeated="3"/>
          <table:table-cell table:formula="of:=[.E32]/[.D32]" office:value-type="float" office:value="30409.4517792677" calcext:value-type="float">
            <text:p>30409,451779267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8</text:p>
          </table:table-cell>
          <table:table-cell office:value-type="string" calcext:value-type="string">
            <text:p>Haut-Rhin</text:p>
          </table:table-cell>
          <table:table-cell office:value-type="float" office:value="7883" calcext:value-type="float">
            <text:p>7883</text:p>
          </table:table-cell>
          <table:table-cell office:value-type="float" office:value="241279966" calcext:value-type="float">
            <text:p>241279966</text:p>
          </table:table-cell>
          <table:table-cell office:value-type="float" office:value="15173" calcext:value-type="float">
            <text:p>15173</text:p>
          </table:table-cell>
          <table:table-cell office:value-type="float" office:value="34404" calcext:value-type="float">
            <text:p>3440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"coordinates":[[[6.8458790685,47.822893797],[6.8429697911,47.8128224189],[6.8626604691,47.7855364969],[6.8930007155,47.777570311],[6.911213358,47.7780841628],[6.9254505639,47.7695603326],[6.9434660587,47.7665593835],[6.9851591247,47.7491130079],[7.0128918946,47.741445523],[7.0351576966,47.7246195721],[7.026476379,47.7009631588],[7.0411054695,47.685753407],[7.0340034309,47.6612512194],[7.0393044301,47.6505051164],[7.0165063742,47.6469547474],[7.0059287405,47.6289198967],[7.0088655882,47.6094940679],[7.0056532273,47.6021040192],[7.0215573541,47.5936849687],[7.0412681742,47.6005583104],[7.0642680116,47.6012003694],[7.0861226902,47.5929152797],[7.0941371329,47.573497072],[7.1054416374,47.569119178],[7.1101488467,47.5490739227],[7.1361142657,47.5371601456],[7.143362829,47.5245914221],[7.1302573319,47.502946799],[7.1674023278,47.4893944377],[7.1908605675,47.4885097534],[7.1788339946,47.4692765761],[7.1699268949,47.4437466192],[7.2057351162,47.4355617416],[7.2290304252,47.439892123],[7.2390253787,47.4285201207],[7.2549626833,47.4243877685],[7.286955759,47.4351564418],[7.3298321571,47.4416723557],[7.3448421501,47.436143996],[7.3855860598,47.431862545],[7.4205564163,47.4455748301],[7.4277574809,47.457302905],[7.4457705809,47.4619775794],[7.4563452836,47.4727492506],[7.4293953228,47.4829448847],[7.4349885452,47.4981056729],[7.4720117189,47.4803879389],[7.4876262547,47.4821390759],[7.511072973,47.4970317574],[7.5030891366,47.5139930038],[7.5234614648,47.5186761603],[7.5309613846,47.5290499697],[7.5193591025,47.534722988],[7.5023035404,47.5284095674],[7.5054601394,47.5443875607],[7.5572996995,47.5650309883],[7.5664896224,47.5776692237],[7.5846601222,47.5755214401],[7.5925756077,47.602443116],[7.5723627013,47.6193150768],[7.5680801852,47.6305636651],[7.5375031742,47.6494800658],[7.519255054,47.6693245804],[7.5196576764,47.6821264276],[7.5118777248,47.6964606612],[7.5156476884,47.7036589762],[7.5355703931,47.7149131512],[7.5457709868,47.7255166875],[7.5486036597,47.7374764315],[7.5330922418,47.7668348549],[7.5323597918,47.7885049949],[7.5483895184000005,47.8200653184],[7.5607189051,47.8373725566],[7.5635893257,47.8498799897],[7.5561693613,47.866091723],[7.557006552,47.8787601542],[7.5789796699,47.8941560881],[7.5828658659,47.9014514618],[7.5810094589,47.9256375441],[7.5893626845,47.9383265979],[7.6106186477,47.955322995],[7.6215283904,47.9775138588],[7.6161820245000005,47.9904031112],[7.6026183769,48.006077641],[7.5687892895,48.0354709143],[7.5739854363,48.0544371353],[7.5703889126,48.085921484],[7.5795380545,48.1022205576],[7.5774232774,48.1203534148],[7.5231199253,48.1264492088],[7.5155658541,48.133452822],[7.5205238695,48.1493257592],[7.4762490055,48.1566384619],[7.4699932603,48.1603240538],[7.4766028491,48.2036703697],[7.404077921,48.226546296],[7.4040661631,48.2313608097],[7.3585138297,48.2448425933],[7.353936494,48.2486006419],[7.3266802885,48.2440063426],[7.3100846401,48.2537440481],[7.3317212497,48.2698943019],[7.2976004948,48.2683937383],[7.301507188,48.2814406966],[7.2749682398,48.3053254739],[7.2422270169,48.3023049683],[7.2294693752,48.3081581916],[7.1983453336,48.3103025163],[7.1936146476,48.3020226469],[7.1724433561,48.2974837425],[7.177038318,48.2889909162],[7.1640593356,48.2812164771],[7.1597597694,48.2690819261],[7.1476916069,48.2643813007],[7.1332537188,48.2476612124],[7.1342584545,48.237754701],[7.1178881242,48.2082106725],[7.1049410707,48.2005589321],[7.0998906281,48.1891979853],[7.0858174612,48.1840972458],[7.0802941169,48.1656050728],[7.0580078992,48.1378228245],[7.0700603309,48.1295863202],[7.0840363275,48.1291667727],[7.0714692442,48.1077586415],[7.0516404554,48.0826229903],[7.0376658551,48.0782338222],[7.0097313366,48.0428884602],[7.015749422,48.0374156434],[6.9999412922,48.021151442],[6.9830306809,48.0098586019],[6.9608572359,48.000151078],[6.9438242802,47.9995172603],[6.9437413691,47.9809189757],[6.9289290175,47.9687555389],[6.9193993958,47.9442770902],[6.9257430835000005,47.92983025],[6.9287347999,47.9095344737],[6.9182928758,47.8983904079],[6.8971140187,47.8901446133],[6.919799606,47.8499911945],[6.9069364712,47.8461404411],[6.8885207305,47.833424834],[6.8458790685,47.822893797]]],"type":"Polygon"}</text:p>
          </table:table-cell>
          <table:table-cell office:value-type="string" calcext:value-type="string">
            <text:p>47.85945666, 7.27394755</text:p>
          </table:table-cell>
          <table:table-cell table:number-columns-repeated="3"/>
          <table:table-cell table:formula="of:=[.E33]/[.D33]" office:value-type="float" office:value="30607.6323734619" calcext:value-type="float">
            <text:p>30607,632373461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office:value-type="string" calcext:value-type="string">
            <text:p>Creuse</text:p>
          </table:table-cell>
          <table:table-cell office:value-type="float" office:value="604" calcext:value-type="float">
            <text:p>604</text:p>
          </table:table-cell>
          <table:table-cell office:value-type="float" office:value="18530785" calcext:value-type="float">
            <text:p>18530785</text:p>
          </table:table-cell>
          <table:table-cell office:value-type="float" office:value="1114" calcext:value-type="float">
            <text:p>1114</text:p>
          </table:table-cell>
          <table:table-cell office:value-type="float" office:value="37629" calcext:value-type="float">
            <text:p>3762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1.4156171922,46.3469010924],[1.4302743341,46.3337715373],[1.4409796478,46.3359476227],[1.4422162914,46.3015732738],[1.425273968,46.2980394286],[1.421547296,46.2841636818],[1.4350481644,46.2731810077],[1.4148483707000001,46.2713200077],[1.4039793407,46.2599450066],[1.4176958525,46.2416396457],[1.3944139953999999,46.2392365756],[1.3727740774,46.2172760873],[1.3949891801,46.1993126717],[1.3938473214,46.1901187186],[1.4148276877,46.177337336],[1.452595113,46.1798923965],[1.4609663578,46.1673554383],[1.4596085836000001,46.1501101646],[1.4733704874,46.1492863068],[1.5037521006999999,46.1312200319],[1.4985457533,46.106498692],[1.5126826061,46.0939820555],[1.5260970745,46.0889018009],[1.5276725044,46.0774993543],[1.5432521429000001,46.0754740834],[1.5315344202999999,46.0584142786],[1.5367236192,46.0450446187],[1.5480983984,46.036690573],[1.5357001292999999,46.0248100936],[1.5327470675,46.007801004],[1.5438409858000002,45.9967049684],[1.5580369142000001,46.0001838075],[1.5774184542,45.9779687133],[1.5671826364,45.963858119],[1.5547365786,45.9646501004],[1.5422792122,45.9555127501],[1.5190881914,45.9514127816],[1.5137584904999999,45.9307305963],[1.5305493181,45.9319406198],[1.5472219576000001,45.9169043899],[1.5657115869,45.9142826044],[1.5768370567,45.9192127267],[1.5791479429000002,45.9313841843],[1.6294440451,45.9316911667],[1.634676507,45.9250780739],[1.6247604357,45.9161137933],[1.6389894472000002,45.9040769952],[1.6359937429,45.8884456486],[1.5976145930999999,45.8898350258],[1.6084212839,45.8668889498],[1.6023947165,45.857460609],[1.6363047541,45.8456795537],[1.6543524993,45.8455321112],[1.6606331323,45.8344516534],[1.6923663139,45.844584346],[1.7148761324000001,45.8400550005],[1.7336678372,45.8439957328],[1.7404320333,45.8520020902],[1.7557328201,45.8557118953],[1.7568029842000001,45.8674774521],[1.7706504985,45.8686637129],[1.7757444058,45.8561610342],[1.7755526888,45.8334395237],[1.7971693144,45.8261446097],[1.8288457673,45.8102362959],[1.8297668477,45.8213420117],[1.8414603254,45.8216291906],[1.872695967,45.7983536622],[1.8807717296000002,45.7977603885],[1.8955364882999999,45.759470073],[1.8779390276,45.7589226605],[1.8863220507,45.7454736563],[1.8743696314,45.7322191443],[1.892210167,45.7185395949],[1.8803045898000001,45.7125880239],[1.8988656279,45.6984760945],[1.922367689,45.7136617709],[1.9319915725999999,45.7062534435],[1.9565811212000002,45.7247589555],[1.9667482835,45.7219140617],[1.9902657009,45.7242191689],[1.9995061377,45.732982046000004],[2.001494602,45.749056650200004],[2.0179407956,45.755701281],[2.0372278099,45.7548211084],[2.0466779059,45.7639393359],[2.0719026305,45.74773444],[2.0825547778,45.7467085175],[2.1138701644,45.7247325905],[2.1212893808,45.732394845900004],[2.1544766932,45.7232280708],[2.1643778932,45.7363380769],[2.1758170577,45.731676443],[2.1860424639,45.7195421787],[2.1988361623,45.719421307],[2.1944431401,45.6987705044],[2.2157348251,45.7047885561],[2.2589420886,45.6882663638],[2.2728473715,45.6873663958],[2.2683784137,45.6644452883],[2.2886171389,45.6654250452],[2.3082556694,45.6765634208],[2.3221664429,45.6741688691],[2.3411491967,45.6829354578],[2.3493326326,45.6935712768],[2.3440396393,45.7063702412],[2.3639981703,45.7130340867],[2.3828722058,45.7075171015],[2.4091710187,45.7098030555],[2.4357691626,45.6992061888],[2.4539355989000002,45.7079252439],[2.4705540105,45.7280110904],[2.4921610561,45.7378656651],[2.4843169146,45.7485659089],[2.4681554908,45.7565441054],[2.4350916311,45.7673290876],[2.4324705332,45.7871335132],[2.4138764678,45.8073658058],[2.389407592,45.8238939055],[2.4034407263,45.8386626372],[2.4306031482,45.8341849688],[2.4343685709000003,45.8455143496],[2.447617305,45.8456285279],[2.4431634784,45.8662554571],[2.4617602661999998,45.8668849538],[2.4698656099000003,45.8725190454],[2.4916657168,45.8671386734],[2.5146259591,45.8902620241],[2.5438648262,45.9074807879],[2.5442533609,45.932412910400004],[2.5512292203999998,45.9412279402],[2.5686469286999998,45.9492615406],[2.5696373054,45.9588151775],[2.5896403972,45.9606607399],[2.6082359626000002,45.9674200555],[2.6079244865,45.9787004878],[2.5932201142,45.9903083609],[2.599023587,46.0076493432],[2.6025332342,46.0334449166],[2.5752417453,46.0449228346],[2.5573227723,46.0687744108],[2.5504908935,46.0856527208],[2.5521850345,46.1037406369],[2.5476998282,46.110285725],[2.5540595104,46.1275059824],[2.5662992520000003,46.1431464613],[2.5596430144999998,46.1597747113],[2.5599047532,46.1731886677],[2.5436924384,46.1756038138],[2.5259700928,46.1875799881],[2.5146247827,46.2399339799],[2.4943572343,46.2486463013],[2.4767615175,46.2698491522],[2.4764136587,46.2808345183],[2.4430263839,46.2949958522],[2.4142151477000002,46.2969080796],[2.4204730296,46.3084538666],[2.391858138,46.3299851642],[2.3795824711,46.3276065262],[2.3768472818,46.3169008604],[2.3657426252000002,46.311010643],[2.3546766154,46.3258446327],[2.3358805591,46.3232953948],[2.3135387593,46.3350794141],[2.3094410294,46.3486630971],[2.3316370851,46.3780562216],[2.3091630097999998,46.3765346741],[2.2876780436,46.3822666228],[2.2776429861,46.4098435369],[2.2810896871,46.4204731755],[2.2502111282,46.4263718664],[2.2336218554,46.422462509],[2.2138429212,46.4232087327],[2.2001592899,46.4281151122],[2.1847998146,46.4231482518],[2.1681412391,46.4239799409],[2.1268403023999998,46.4192482421],[2.1118967185,46.420565703],[2.1033774611,46.4095821153],[2.0790222195,46.4128020982],[2.0740186575,46.4199505016],[2.0455580259,46.4211335565],[2.0195231586,46.4297237339],[1.9928490405,46.4312809482],[1.9814982619000001,46.4402963811],[1.9546270032000002,46.438072413],[1.9242101418000002,46.4319256169],[1.9213403171,46.4399944279],[1.9023777407,46.4377253997],[1.8879782093,46.4417214172],[1.8835571295,46.4327286322],[1.8546008792,46.4339448951],[1.8396507607,46.4258483533],[1.819526733,46.4300260032],[1.8161457124,46.4407130727],[1.7971413629000001,46.4546974552],[1.7546362160000002,46.4523138893],[1.7478836235,46.4494987396],[1.7600720879,46.4269733549],[1.7395421881000002,46.4012739584],[1.7270608692,46.3903248514],[1.7096470222,46.3929552923],[1.683732724,46.4181783793],[1.6627655408000002,46.4057109809],[1.6405077113000002,46.3846586343],[1.6252367348,46.39046645],[1.6145388509,46.4062948342],[1.6224924858,46.4158356885],[1.6150363421,46.4226665833],[1.5988763997,46.4196045927],[1.5955598196,46.4085584546],[1.5719860952,46.4063692745],[1.5462419212,46.3931996809],[1.5442679812,46.4190645248],[1.5267587955000002,46.4269013434],[1.5110440126,46.4206291119],[1.4998323677,46.3987853792],[1.4780924742,46.3941672869],[1.4664643587000001,46.3756296363],[1.4465244435,46.3749806542],[1.4402757443,46.3564330895],[1.4156171922,46.3469010924]]],"type":"Polygon"}</text:p>
          </table:table-cell>
          <table:table-cell office:value-type="string" calcext:value-type="string">
            <text:p>46.090606221, 2.018191111</text:p>
          </table:table-cell>
          <table:table-cell table:number-columns-repeated="3"/>
          <table:table-cell table:formula="of:=[.E34]/[.D34]" office:value-type="float" office:value="30680.107615894" calcext:value-type="float">
            <text:p>30680,10761589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6</text:p>
          </table:table-cell>
          <table:table-cell office:value-type="string" calcext:value-type="string">
            <text:p>Lot</text:p>
          </table:table-cell>
          <table:table-cell office:value-type="float" office:value="348" calcext:value-type="float">
            <text:p>348</text:p>
          </table:table-cell>
          <table:table-cell office:value-type="float" office:value="10696018" calcext:value-type="float">
            <text:p>10696018</text:p>
          </table:table-cell>
          <table:table-cell office:value-type="float" office:value="478" calcext:value-type="float">
            <text:p>478</text:p>
          </table:table-cell>
          <table:table-cell office:value-type="float" office:value="24986" calcext:value-type="float">
            <text:p>2498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2.2077934078,44.6157662351],[2.1904261678,44.6291513356],[2.1685361328,44.6396216151],[2.1748664575,44.6515910375],[2.1677905632,44.6609130866],[2.1766481382,44.6731238458],[2.1530753271,44.6998641389],[2.1385192209,44.6932540755],[2.1311185452,44.7085758748],[2.1492223684,44.7221910158],[2.1547497223,44.750462032],[2.1473196186,44.7631028541],[2.1698324079,44.7778370888],[2.1714456906,44.7905163751],[2.1648832866,44.8037268709],[2.1680456411,44.8106906984],[2.1351047446,44.8271659735],[2.1269520963,44.8445650858],[2.1171377557,44.8482384714],[2.0836327046,44.8862987163],[2.0863105016,44.9012207066],[2.1072811003,44.9102394965],[2.1019983682,44.9195152762],[2.0764616429,44.9340917419],[2.0806124942,44.9540065486],[2.0628781477,44.9766195555],[2.0452527285,44.9837325934],[2.0173114456,44.977821042],[1.9860070266,44.9748396809],[1.9667113686,44.9623449506],[1.9424594965000002,44.9569997546],[1.9391549376000001,44.9733348029],[1.9082251086,44.9781438052],[1.8789292437,44.9556741804],[1.8511101597000001,44.9462271886],[1.8233305286000001,44.9272431482],[1.8023964104,44.9256112321],[1.7908430083,44.9320225879],[1.774600313,44.923560438],[1.7671615532,44.9336516302],[1.7527603358000001,44.9367929961],[1.7506998568,44.9558734019],[1.7237112604,44.9683447604],[1.7110326509,44.9672962628],[1.702856157,44.9876819553],[1.6714097923,45.0043015415],[1.6561729831,45.0151408146],[1.6476737364,45.0274208229],[1.6058072386000002,45.0354990176],[1.5699721492,45.039547232],[1.5519685976000002,45.0283676877],[1.5445361136,45.0290416321],[1.5404070156,45.04635715],[1.5281414992,45.0453663295],[1.482541358,45.0301897468],[1.4751233154,45.0180264524],[1.4641265584,45.0142748739],[1.4482385419,45.0194100978],[1.431882986,45.0102554926],[1.4091049742,45.0068613313],[1.4134482088,44.9992280706],[1.412463652,44.9735509661],[1.4214009509,44.9686215946],[1.4190868124,44.9562170313],[1.4363318697,44.9409428066],[1.4353369375,44.9314308667],[1.4425094798,44.9161505568],[1.424820301,44.9199004675],[1.4132442619,44.9132267105],[1.4178846915,44.9006188124],[1.4397005085,44.8889621325],[1.4422940495,44.8788136701],[1.4315979536,44.8717435255],[1.4055228894,44.8636681574],[1.4025415899,44.8499815168],[1.3873049155000001,44.851042609],[1.3615527786000001,44.8410694248],[1.3601020545,44.8252951443],[1.3640960006,44.8116338213],[1.3390656691,44.8055876281],[1.3304978613,44.8070483998],[1.3015157864,44.7979290325],[1.2985000475000001,44.7742539543],[1.322816677,44.7651331675],[1.3158484419,44.7405093287],[1.3028212832000001,44.7443844064],[1.2953174649,44.7360250226],[1.2983854021,44.7261504157],[1.2877418333000001,44.7148606181],[1.2746013017,44.719059212],[1.2639946691000001,44.7109446339],[1.2478338943,44.7077462819],[1.243941969,44.6958861289],[1.2245513454,44.6842654691],[1.1690559546000001,44.6803444417],[1.1466756286,44.6703461299],[1.1465039669000001,44.6530865431],[1.1538014498,44.6395549836],[1.1197722838,44.6102055736],[1.1108663725,44.6071054199],[1.0945932263,44.592343065],[1.1025270648,44.5864425939],[1.1034717647,44.5743461172],[1.0878729213,44.5707615027],[1.0751420532,44.5773257055],[1.0697074488,44.566109547],[1.0452456078,44.5623707675],[1.0219339946,44.5453770991],[0.9948654329000001,44.5499550998],[0.9827165952,44.5456904115],[0.9879635567,44.5327673084],[0.9997368428000001,44.5270225948],[1.0160182078,44.5065328097],[1.0177635026,44.4920094156],[1.009014213,44.4800373051],[1.0230186121,44.4754599516],[1.025907083,44.4670084157],[1.0208151545,44.4451812985],[1.0550264643,44.4274218384],[1.0619753085,44.41429229],[1.0521760598,44.391742322],[1.0642270372,44.3786211347],[1.0825787481,44.3815094649],[1.1029500546,44.3921903427],[1.1371641713,44.3924071472],[1.1349961798,44.3787011525],[1.1266734667,44.3730519652],[1.0938567341,44.3663881525],[1.0858340999,44.3549656926],[1.1103869556000001,44.3396319714],[1.1083591526,44.3271661087],[1.1224171194,44.3156775243],[1.1359758539,44.3174055577],[1.1512567201,44.3073090896],[1.1611343279,44.3104559039],[1.1771433636,44.299230085],[1.1775457474,44.2918600129],[1.1971065936,44.2799700859],[1.2044057652,44.2823404874],[1.2348588134,44.2771427163],[1.2477814166,44.2662392993],[1.2550629407,44.2846303414],[1.2709775796,44.2810653146],[1.2837084522,44.290873303],[1.2989483211000001,44.2952985893],[1.3026602548000001,44.2834850243],[1.2943678877,44.2698732506],[1.3039862026,44.2617769478],[1.2849942852,44.2524599367],[1.2815000803,44.235935734],[1.3062964383,44.22715312],[1.3295586316999999,44.2305507175],[1.3590236714000001,44.2081122899],[1.3809909142,44.2252333363],[1.4297252675,44.2426341772],[1.4492631384,44.2532299398],[1.4547388463,44.2682942103],[1.4646079876,44.2689466278],[1.4729285049,44.284221692],[1.4969584968,44.2708424713],[1.5092708148,44.2737722618],[1.5241043523,44.2600857274],[1.5168082959,44.2541032823],[1.5298580234,44.2342703139],[1.5440796949,44.2298846825],[1.5700558618,44.2364953783],[1.5870953006000001,44.2488819351],[1.5768962503,44.2704708921],[1.5614756653000001,44.279392552],[1.5786493832000001,44.2839120994],[1.5697688193000001,44.3007167191],[1.595439708,44.3036152686],[1.6007015111,44.2958355664],[1.6167690003000001,44.297210164],[1.6141953930000001,44.2807001569],[1.6352542148,44.2691505024],[1.6479032885,44.276670953],[1.6517594661000001,44.2868759279],[1.7024144226,44.3146886191],[1.7073796808,44.3123280961],[1.7342853543999999,44.3178337538],[1.7382779742999999,44.327294534800004],[1.7590463418,44.3243276955],[1.7664641384,44.3160324901],[1.7833851091000001,44.3158104746],[1.7948099478000001,44.3347667921],[1.8265310798,44.3236802179],[1.8304254888,44.3333750234],[1.8474953722,44.3381509357],[1.8537903303,44.3321688639],[1.8819742842,44.3401640724],[1.8919532753000001,44.3529800502],[1.9089035643,44.3500687925],[1.9085586764,44.3646502293],[1.8932924517,44.3706203929],[1.8915059651,44.379688685],[1.867497922,44.3980635974],[1.8758386209000002,44.407272372],[1.8733786366,44.4236619323],[1.8501680297,44.4354121194],[1.8466786853000001,44.4445955074],[1.8501554867,44.4670014376],[1.8395943098,44.4759100173],[1.8590174173,44.4873835795],[1.880598409,44.4839197825],[1.8889280812,44.5057022084],[1.9016598737,44.5037535822],[1.9116552527000001,44.4859024677],[1.9206228679000001,44.4919874598],[1.9130790422000001,44.5051874138],[1.932091377,44.5070827422],[1.94189788,44.5169751975],[1.9623081261,44.5210583049],[1.9878528394,44.5509452221],[2.0042783563,44.5570203858],[2.0203215023,44.5554334856],[2.035404416,44.5620178491],[2.0389435905,44.5735240265],[2.0618225052,44.5834971575],[2.0671191393,44.5769094345],[2.0836824927,44.5871116936],[2.1037883005,44.5714879846],[2.1222472873,44.5785415027],[2.1314784488,44.5699166825],[2.1484551933000002,44.5705449257],[2.1686871618,44.5913266203],[2.1910211976,44.5876787311],[2.2108886519,44.6048082971],[2.2077934078,44.6157662351]]],"type":"Polygon"}</text:p>
          </table:table-cell>
          <table:table-cell office:value-type="string" calcext:value-type="string">
            <text:p>44.624616521, 1.605504316</text:p>
          </table:table-cell>
          <table:table-cell table:number-columns-repeated="3"/>
          <table:table-cell table:formula="of:=[.E35]/[.D35]" office:value-type="float" office:value="30735.683908046" calcext:value-type="float">
            <text:p>30735,68390804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office:value-type="string" calcext:value-type="string">
            <text:p>Charente</text:p>
          </table:table-cell>
          <table:table-cell office:value-type="float" office:value="424" calcext:value-type="float">
            <text:p>424</text:p>
          </table:table-cell>
          <table:table-cell office:value-type="float" office:value="13050929" calcext:value-type="float">
            <text:p>13050929</text:p>
          </table:table-cell>
          <table:table-cell office:value-type="float" office:value="697" calcext:value-type="float">
            <text:p>697</text:p>
          </table:table-cell>
          <table:table-cell office:value-type="float" office:value="43698" calcext:value-type="float">
            <text:p>4369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coordinates":[[[0.1974488147,46.0954082269],[0.1778505233,46.0833067727],[0.1460096193,46.0959514456],[0.1358199196,46.1040512877],[0.11569560300000001,46.0961868173],[0.0783996492,46.0945197078],[0.0664651708,46.0913011377],[0.050870348,46.0794579855],[0.0626594592,46.0726919875],[0.0327072474,46.0668460541],[0.019298558900000002,46.0528737388],[-0.0235588933,46.0567274706],[-0.0395421467,46.0531252669],[-0.037391470600000004,46.0436973287],[-0.0226266934,46.0315930844],[-0.0307823644,46.0218932788],[-0.045648184700000004,46.0207024896],[-0.047909395,46.0043693719],[-0.0431723059,45.9902962545],[-0.0585695315,45.9868912989],[-0.10311918090000001,45.9696612955],[-0.0863358714,45.9480160311],[-0.0985405193,45.9351207963],[-0.1466818798,45.9246733234],[-0.13313494780000001,45.9083420707],[-0.1466872975,45.9008091802],[-0.144466313,45.8918381864],[-0.1312835268,45.8910993162],[-0.13141941270000002,45.8779551402],[-0.1143468185,45.8727954331],[-0.13997003930000002,45.8362777698],[-0.135920327,45.8176110791],[-0.1551826107,45.7976432678],[-0.1485025654,45.7891323328],[-0.1907805836,45.7900713158],[-0.2005470016,45.7791853775],[-0.2220951482,45.777018113],[-0.2436393568,45.7962316575],[-0.2443003736,45.8053963973],[-0.2888200936,45.8064644138],[-0.30740298050000003,45.7871493943],[-0.3303212609,45.787534092],[-0.3693438068,45.7805049844],[-0.4017706226,45.7866105946],[-0.4030321535,45.7710228604],[-0.4138749237,45.7716397143],[-0.4494559145,45.7626358363],[-0.4611283311,45.7537972674],[-0.4600174816,45.7393511327],[-0.41562389390000004,45.7418806692],[-0.3998339654,45.7355170528],[-0.4186783758,45.7271882849],[-0.4221463861,45.7095376663],[-0.4152399841,45.6972242279],[-0.4229215731,45.6855900643],[-0.4104483104,45.683077132],[-0.3825616477,45.6597678149],[-0.3966971863,45.6524055272],[-0.40899907,45.6562661069],[-0.4249349988,45.6312354227],[-0.4326731822,45.6250453367],[-0.4165768801,45.617124324],[-0.3899436976,45.6260132972],[-0.38069637970000003,45.6212208936],[-0.377149869,45.6092770289],[-0.36078054460000003,45.5978902504],[-0.3448531096,45.5946880452],[-0.3244410954,45.5813886996],[-0.313677882,45.5788576625],[-0.30072509750000004,45.5652521651],[-0.3106605169,45.5438819503],[-0.32162220680000003,45.5349818072],[-0.3045610045,45.528072332],[-0.2889116639,45.528792298],[-0.2553560044,45.5211760154],[-0.2678155747,45.5086707166],[-0.25300939370000003,45.5011627638],[-0.26456539630000003,45.470681775],[-0.280857014,45.4741917001],[-0.2860346385,45.4565064564],[-0.2676375263,45.456064424],[-0.24867576,45.4385828027],[-0.2542458751,45.4303688042],[-0.2479178068,45.418259722],[-0.2584864478,45.4021697892],[-0.2779915011,45.3988384738],[-0.2828642186,45.388592069],[-0.31001759230000003,45.3869970541],[-0.3121242991,45.3770796675],[-0.2795484954,45.3648364191],[-0.2811029574,45.3549711151],[-0.2508818333,45.3574228244],[-0.24784138500000003,45.3435054015],[-0.2694444496,45.3423590462],[-0.28871907480000003,45.3290689518],[-0.2826430547,45.3098810764],[-0.265986492,45.3022713474],[-0.2543296521,45.31155564],[-0.2304635649,45.3145942192],[-0.1577327231,45.3055174177],[-0.1427173977,45.2901494906],[-0.12453336970000001,45.2944862811],[-0.1090575719,45.2896532217],[-0.1130581331,45.2819471331],[-0.1124579458,45.2544315468],[-0.1153994921,45.2480533714],[-0.0770067416,45.2456462359],[-0.0478268061,45.2488529193],[-0.0334867881,45.2343805552],[-0.0180402666,45.2288914635],[0.0051985672,45.2259937914],[-0.0016363588000000001,45.1949395609],[0.004244541100000001,45.191671691],[0.0093615929,45.2030497008],[0.035001994,45.2089516224],[0.053756137700000005,45.22718254],[0.07793030320000001,45.2203254465],[0.0986116626,45.2274665269],[0.1151176995,45.2139786481],[0.13022520740000001,45.208148207],[0.1466562995,45.2244225988],[0.159852618,45.2265952041],[0.1721280142,45.239103557600004],[0.1722432083,45.2518710252],[0.1792245378,45.2598123375],[0.2002320274,45.2611695028],[0.2077682784,45.2668712281],[0.21988516900000002,45.2899791901],[0.2540299813,45.2926401689],[0.26992624600000004,45.3050592161],[0.2660318711,45.3332873408],[0.2482218509,45.3688554103],[0.2667331375,45.4033040918],[0.2709362695,45.42093988],[0.2939403352,45.4342321818],[0.3077521421,45.4608599333],[0.3244029919,45.4498474692],[0.3383583425,45.4627472379],[0.3592715601,45.466324642000004],[0.3593788794,45.4752170112],[0.37663199750000004,45.4763136938],[0.4091914312,45.4926557969],[0.4228046258,45.4845129528],[0.4332804416,45.487418042],[0.4322125288,45.4998185099],[0.4593480036,45.5259693831],[0.4676415834,45.5388706901],[0.4858678241,45.5383116204],[0.5064965185,45.5538835041],[0.49888588040000004,45.5649975341],[0.5162523419,45.5881922153],[0.5128226853,45.6066303829],[0.49990851270000003,45.6165317524],[0.51032063,45.6310324819],[0.529321153,45.6433416838],[0.5370297311000001,45.6297815542],[0.5584739347000001,45.6322021181],[0.5754470136000001,45.640928641],[0.5678113445,45.6510225171],[0.6030865744,45.680726895],[0.6047138455000001,45.6892443797],[0.6219961834000001,45.6991222156],[0.6292391488,45.7147612016],[0.6439450167,45.7159029551],[0.6511598072,45.726497529],[0.6482927645000001,45.7346601352],[0.6652072546000001,45.7395350611],[0.6730473266,45.7525626101],[0.6880154562,45.7603648687],[0.7150069011,45.7631175771],[0.7078888715,45.7950197528],[0.7190118306000001,45.8060618217],[0.77425393,45.7876360562],[0.7832182243,45.8074374332],[0.7836385857,45.8227636662],[0.8023351217,45.8370425967],[0.8208102906,45.8675118946],[0.8103081507000001,45.871550925],[0.8271543446,45.8827698595],[0.8126072997,45.897272036],[0.8154086174,45.9182607577],[0.8087140843,45.9264324937],[0.8220150897,45.9322817506],[0.8359578971,45.9227536708],[0.8839744063,45.923227892],[0.8935250194000001,45.9302442199],[0.9209651263,45.9380032922],[0.9241500813,45.953321389],[0.9427286219000001,45.9575817887],[0.9433132477,45.9701450362],[0.9321813631,45.9790187402],[0.9328828497,45.9935047195],[0.9175935949,45.9974359148],[0.9252435643,46.0110171786],[0.8986880851,46.0195376841],[0.8838615496000001,46.031653386],[0.8659200239,46.0179397974],[0.8529139852000001,46.0338305715],[0.8178737298000001,46.0478711188],[0.8154381777,46.0585675809],[0.8276548283,46.0688411439],[0.8185564281000001,46.0772856897],[0.8346588325000001,46.0964026088],[0.8332380101,46.1046495951],[0.8102305283,46.1247046965],[0.8231747843,46.1285785648],[0.8095091102,46.1382050954],[0.7823564395,46.1325712084],[0.7467222521,46.1383747188],[0.7280609189,46.1350669913],[0.7125904528,46.1395652192],[0.7105471837,46.1293667776],[0.6884162826,46.1230059209],[0.6754327344000001,46.1116122512],[0.6872410096,46.0972430809],[0.6668203747,46.0970412402],[0.6443386743,46.0920272429],[0.6174833061,46.0925664807],[0.593725332,46.0810884352],[0.5743317486,46.0798023951],[0.563552983,46.0903382636],[0.5399149222,46.0855505599],[0.5380323873,46.0954289316],[0.5227234931,46.1067303602],[0.5195794850000001,46.11496829],[0.5052739395,46.118613484],[0.5086788198000001,46.1319401386],[0.4927178358,46.1359079025],[0.4878991567,46.1275064078],[0.47214298800000004,46.1301991724],[0.4669117628,46.116525056],[0.4477389489,46.0989791248],[0.4463671926,46.0876772442],[0.4665097508,46.087592796],[0.4756879366,46.0827097297],[0.4693537232,46.0616430608],[0.4444915226,46.0507081703],[0.41327746,46.0491803575],[0.4093396983,46.0562955411],[0.38935635350000003,46.0676688715],[0.3786525088,46.0618709672],[0.3143300657,46.065101382],[0.2985578864,46.0590205789],[0.2754472945,46.0667011602],[0.2424432669,46.0815427028],[0.21918967860000002,46.0948141808],[0.1974488147,46.0954082269]]],"type":"Polygon"}</text:p>
          </table:table-cell>
          <table:table-cell office:value-type="string" calcext:value-type="string">
            <text:p>45.718705764, 0.20301676400000002</text:p>
          </table:table-cell>
          <table:table-cell table:number-columns-repeated="3"/>
          <table:table-cell table:formula="of:=[.E36]/[.D36]" office:value-type="float" office:value="30780.4929245283" calcext:value-type="float">
            <text:p>30780,492924528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1</text:p>
          </table:table-cell>
          <table:table-cell office:value-type="string" calcext:value-type="string">
            <text:p>Orne</text:p>
          </table:table-cell>
          <table:table-cell office:value-type="float" office:value="2598" calcext:value-type="float">
            <text:p>2598</text:p>
          </table:table-cell>
          <table:table-cell office:value-type="float" office:value="80093241" calcext:value-type="float">
            <text:p>80093241</text:p>
          </table:table-cell>
          <table:table-cell office:value-type="float" office:value="4829" calcext:value-type="float">
            <text:p>4829</text:p>
          </table:table-cell>
          <table:table-cell office:value-type="float" office:value="34346" calcext:value-type="float">
            <text:p>34346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"coordinates":[[[-0.8411855369000001,48.7523813984],[-0.8522542519,48.7456518746],[-0.8498313764000001,48.7309171091],[-0.8282414464000001,48.7336678297],[-0.8081984560000001,48.7256127079],[-0.7980373562,48.7095688612],[-0.7694676979,48.6952882852],[-0.7362808435,48.6866695031],[-0.7366337897,48.6795870838],[-0.75694265,48.6735572736],[-0.7596991085,48.6642655242],[-0.7730679484,48.6578859806],[-0.7630961737,48.6313726205],[-0.7527403492,48.6223287766],[-0.7526174121,48.5998248581],[-0.7700400961,48.5896867319],[-0.7733142912000001,48.5663537655],[-0.7937088482,48.5503640468],[-0.8057111481,48.5507007813],[-0.8271000388,48.5304533355],[-0.8474458817,48.5216471092],[-0.8602788694,48.501513468],[-0.8401518655,48.493872919],[-0.8304613865,48.4787657943],[-0.8147254558,48.4721502496],[-0.8159912619,48.4585283818],[-0.7986680243000001,48.4592221746],[-0.7955350066,48.4661746648],[-0.7778909781000001,48.4655336316],[-0.7797889229,48.4460640796],[-0.7590787142000001,48.4361558505],[-0.7176657933,48.4541041609],[-0.7370797130000001,48.463797311],[-0.7312029854000001,48.4712322644],[-0.7017643967,48.4672234873],[-0.682175591,48.4709364502],[-0.6755542494,48.4833104123],[-0.6622203767,48.483872974],[-0.6510750952000001,48.4439469245],[-0.6157387556,48.4588198915],[-0.5953366874,48.4726293785],[-0.5708067840000001,48.4694959316],[-0.5573168362,48.4721037889],[-0.5392361127,48.4841925639],[-0.5306286889,48.4951342177],[-0.5165313345,48.4981018818],[-0.5097285810000001,48.5090386688],[-0.4929082026,48.5017590292],[-0.47806730950000004,48.5017021037],[-0.47013893430000003,48.511995763],[-0.4385869864,48.5116519309],[-0.3724182673,48.4961154442],[-0.35759298700000003,48.4837740539],[-0.3493664923,48.4888488657],[-0.35010674940000003,48.5010338754],[-0.3201045034,48.5231155336],[-0.29354753710000003,48.5152337896],[-0.28519092160000004,48.5063580315],[-0.271471313,48.5074111175],[-0.2675086201,48.5214684613],[-0.2530315586,48.5263269405],[-0.24130208760000002,48.5365952319],[-0.2627393437,48.5484088223],[-0.2343524273,48.562336320200004],[-0.2082320746,48.5642260788],[-0.17027764380000002,48.5373101979],[-0.1443747279,48.5277270616],[-0.17253689090000002,48.5105136621],[-0.1561347192,48.4959911095],[-0.15017739400000002,48.479732031],[-0.1490816456,48.4585637532],[-0.1182506571,48.4482940729],[-0.0731226923,48.4505862405],[-0.0526302764,48.4538728951],[-0.0497756283,48.4444796658],[-0.0572837266,48.4286380974],[-0.052360277100000005,48.413100268],[-0.057754095500000005,48.3881966373],[-0.0549205524,48.3821212686],[-0.043435301600000004,48.3792134316],[-0.001478107,48.3974943141],[0.0035744388,48.3887864827],[0.0218872137,48.3802045064],[0.0623467221,48.3828891421],[0.0538188335,48.3919027359],[0.0655906802,48.4048473962],[0.08395400060000001,48.4111748154],[0.0998742974,48.4101906382],[0.12012910680000001,48.4366402229],[0.1509637056,48.4373182356],[0.17097445090000002,48.4494440821],[0.1722641242,48.4649456443],[0.19009798,48.4619034928],[0.2178685887,48.4738351298],[0.3005845217,48.4805804142],[0.3102232294,48.4719914008],[0.3266817093,48.4717970204],[0.3355140424,48.4635911204],[0.3528905278,48.4597619683],[0.3632570653,48.4522723778],[0.3674507825,48.4383126608],[0.3787951426,48.4264957647],[0.38102757270000004,48.4162780692],[0.3715250995,48.4108271294],[0.3787136457,48.3831875677],[0.383572114,48.3526565228],[0.3825368456,48.3339942343],[0.40599024380000004,48.3148267536],[0.4197424106,48.3214386806],[0.43119116630000004,48.3067192833],[0.46624433120000003,48.3059726959],[0.4805411846,48.2985400056],[0.4902382872,48.3096193937],[0.5074917398000001,48.295338242],[0.4930544203,48.2841399877],[0.5126916453,48.2676976481],[0.5326244575,48.2647765011],[0.5469616413,48.2505817993],[0.5608276035,48.2459690285],[0.6075610619,48.2446738631],[0.6315175355,48.2500722095],[0.6332839004,48.2574718164],[0.6517782473,48.2642236121],[0.6708678777,48.255566466],[0.6826146422,48.2551168257],[0.6926495071000001,48.2384641884],[0.7156757460000001,48.2147802899],[0.7235733876,48.1983076825],[0.7576896614,48.1798896673],[0.7978593666,48.1947692642],[0.8125549382,48.2063859547],[0.8302554661,48.2141619123],[0.8059036444000001,48.2399146255],[0.7858708489,48.2711384654],[0.7964353497000001,48.287113514],[0.7785029569,48.3034008961],[0.7627310820000001,48.3075483515],[0.7689075598,48.3218213831],[0.7838001485,48.3332349494],[0.7853968946000001,48.3404571874],[0.8184363697,48.3495470941],[0.8263531915000001,48.3431025807],[0.8835045793,48.3565418792],[0.9006290045,48.3739754713],[0.9262871684,48.3841831308],[0.940590408,48.3983164189],[0.9453113122000001,48.4182271558],[0.9675362237,48.4318977615],[0.9389730845,48.4608373533],[0.9356932102000001,48.4756020645],[0.9535684084,48.4802499661],[0.9534448107000001,48.5031367862],[0.9674186669,48.5238543683],[0.9329713851,48.5325865848],[0.9225157281,48.5377414805],[0.9365624564,48.5467922428],[0.9308293231,48.5554842798],[0.8941346020000001,48.5716901262],[0.8683393070000001,48.5727766497],[0.8495702795000001,48.5843207072],[0.8470967305,48.6096861112],[0.8172307764000001,48.6156841806],[0.8268182494,48.6306052926],[0.8248210198,48.6483459014],[0.8148247208,48.6701635642],[0.79616751,48.6753260151],[0.7824946299000001,48.6667814859],[0.7687212880000001,48.6698951698],[0.7615164176,48.680217834],[0.7665086008,48.6966322782],[0.7499458246,48.7047494255],[0.7396892555,48.7153549517],[0.759115027,48.7203553692],[0.7727325334,48.7392096985],[0.7494739610000001,48.7606477306],[0.7594037861,48.7675790538],[0.7401870835000001,48.7765798229],[0.7304310268,48.7862948172],[0.6878730189000001,48.795215003],[0.6651039195,48.8099070485],[0.6075602019,48.8327926633],[0.6223683037000001,48.8484376248],[0.603545506,48.8638145478],[0.5971269878000001,48.8850272445],[0.5780297886,48.893711499],[0.5512812044000001,48.8744277526],[0.5207189591,48.8807895041],[0.49482177200000005,48.8787044493],[0.4727205929,48.8875666822],[0.45824398,48.8873222329],[0.45278094820000003,48.8791243902],[0.42058134210000003,48.8869277322],[0.42124917370000003,48.8986751381],[0.4059792494,48.9006207813],[0.38605065510000003,48.9104852596],[0.39204282290000003,48.9286839882],[0.41271797790000003,48.9504254438],[0.4062988999,48.9632373187],[0.38707553100000003,48.9660201762],[0.37176061850000003,48.9630572903],[0.3566667273,48.9496818396],[0.3331231028,48.9427107507],[0.3084614124,48.9543709862],[0.2801371381,48.9500208817],[0.2774655479,48.9656873379],[0.24637397500000002,48.960209256],[0.2324435883,48.9392866764],[0.21767148730000002,48.9462797891],[0.1872835263,48.9410640563],[0.17961377380000002,48.9295782951],[0.15392165200000002,48.9244812835],[0.1455988741,48.9418689211],[0.1356280231,48.9508255276],[0.10402069530000001,48.9400136161],[0.08104766100000001,48.9383780837],[0.06530295180000001,48.9253438225],[0.0562369533,48.901787847],[0.025960082500000002,48.8959468503],[-0.023424993300000002,48.878097361],[-0.0373173834,48.8645024001],[-0.05850167,48.8540231075],[-0.0639822405,48.8437874744],[-0.1093550375,48.8422903898],[-0.1463800268,48.8346092368],[-0.1442844015,48.8212337153],[-0.1699834601,48.8247311843],[-0.1764269107,48.8344113944],[-0.2133381023,48.8402358483],[-0.2335563292,48.8472910645],[-0.2565624065,48.8489745535],[-0.2697970577,48.854185889],[-0.2981705645,48.8499143077],[-0.3060426679,48.8584388085],[-0.3285505837,48.8573023358],[-0.3357626886,48.8460802243],[-0.32694774590000003,48.8407765183],[-0.34558763330000003,48.8219374191],[-0.3702637441,48.8346565142],[-0.3702416029,48.8422814541],[-0.38793676460000004,48.8466484876],[-0.4058188654,48.8628987312],[-0.40631760800000005,48.870063227],[-0.4687902265,48.8693103279],[-0.4762979585,48.8588896548],[-0.4948656348,48.8588679027],[-0.4940951268,48.8485650724],[-0.5170778886,48.8508331511],[-0.5471783485,48.8475925591],[-0.558890203,48.8354008605],[-0.5745480288,48.8303666131],[-0.5805899178,48.8380414691],[-0.6040296626,48.8345318009],[-0.6238456013,48.8270751528],[-0.6450023377,48.8275202127],[-0.6560775633,48.8376659622],[-0.6809202421,48.840637127],[-0.6938457003,48.8473770252],[-0.7054324967000001,48.838459096],[-0.6902906519,48.8238128747],[-0.7125282994000001,48.8006764971],[-0.7404318032,48.7926803209],[-0.7767960867,48.7874191407],[-0.7944891876,48.7769040568],[-0.8004926773000001,48.7657368237],[-0.8217397313,48.752812212],[-0.8411855369000001,48.7523813984]]],"type":"Polygon"}</text:p>
          </table:table-cell>
          <table:table-cell office:value-type="string" calcext:value-type="string">
            <text:p>48.623100213, 0.12778694300000001</text:p>
          </table:table-cell>
          <table:table-cell table:number-columns-repeated="3"/>
          <table:table-cell table:formula="of:=[.E37]/[.D37]" office:value-type="float" office:value="30828.8071593533" calcext:value-type="float">
            <text:p>30828,807159353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9</text:p>
          </table:table-cell>
          <table:table-cell office:value-type="string" calcext:value-type="string">
            <text:p>Yonne</text:p>
          </table:table-cell>
          <table:table-cell office:value-type="float" office:value="1860" calcext:value-type="float">
            <text:p>1860</text:p>
          </table:table-cell>
          <table:table-cell office:value-type="float" office:value="57420000" calcext:value-type="float">
            <text:p>57420000</text:p>
          </table:table-cell>
          <table:table-cell office:value-type="float" office:value="3941" calcext:value-type="float">
            <text:p>3941</text:p>
          </table:table-cell>
          <table:table-cell office:value-type="float" office:value="35824" calcext:value-type="float">
            <text:p>358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4.1060805347,47.3392551358],[4.1056381689,47.3627871138],[4.0983815657000005,47.3715582404],[4.0801735383,47.3760881164],[4.0761275765,47.3829120521],[4.0859331591,47.3917103471],[4.0757389399,47.4001462621],[4.0719337277,47.4126953125],[4.1161297133,47.4418772367],[4.1297925085,47.4624453618],[4.1228770887,47.4912314731],[4.1124997405,47.5035699384],[4.1172839857,47.5120395934],[4.136001913,47.517535593],[4.150600419,47.532699247],[4.1565327218,47.5516175656],[4.1719402862,47.5502133306],[4.1864656579,47.5697239978],[4.1871532602,47.5818133693],[4.1973178254,47.5968107762],[4.2118994588,47.6048090992],[4.2156938889,47.623730891],[4.2276471503,47.6432367084],[4.2494395095,47.6605893744],[4.22595445,47.6713694469],[4.228858075,47.6796216003],[4.2508943539,47.6770005959],[4.2617414484000005,47.6940119536],[4.2527177164,47.7162038627],[4.2605063913,47.7422044029],[4.2894487427,47.7332889331],[4.3143970135,47.7489921742],[4.3324690786,47.7565131406],[4.3272675809,47.7857221164],[4.3403007873,47.7995629976],[4.3201759353,47.8117480283],[4.3255178064,47.8208916425],[4.3191165964,47.8372993901],[4.3250599684,47.8474109818],[4.3012600041999995,47.8487458723],[4.2763537275,47.8400301011],[4.2645527563,47.8484299616],[4.2603486373,47.8756663621],[4.2798867054,47.9004702331],[4.3109979132,47.9038884515],[4.3047874118,47.9216154363],[4.2927970197,47.9258811537],[4.2664929744,47.9239562189],[4.2420944008,47.9325288117],[4.2221403072,47.9496932411],[4.2286133326,47.9618141546],[4.225815664,47.9720902908],[4.2017973823,47.9725011437],[4.2071032226,47.9448119911],[4.1854956247,47.9402689172],[4.1841659905,47.9558935356],[4.165799357,47.9599994732],[4.1558614571,47.9557918627],[4.1278201304,47.934219555],[4.1096744478,47.9259958735],[4.0913929756,47.9296448803],[4.0929520722,47.9429220671],[4.0607627901,47.9457857021],[4.0588701371,47.9317020645],[4.0472150506,47.9272406795],[4.0312784524,47.9331850282],[4.0162581524,47.9293909037],[4.0042910822,47.942400088],[3.9912331500000002,47.9324091707],[3.9752001762,47.9311960148],[3.961680616,47.9362827337],[3.948124794,47.9307894196],[3.9262616474,47.9348104625],[3.9049748001999998,47.925143746],[3.8940315762,47.9291650766],[3.9020837527000003,47.9432597062],[3.907715325,47.964571449],[3.9146958839,47.9756969959],[3.9015116701,47.9963812907],[3.8852932343,47.9915897205],[3.8799096764,47.9791186643],[3.865873347,47.9844760042],[3.8500283632,47.983733016],[3.8404360876,48.0022782472],[3.8635042313,48.0070006953],[3.8705265131,48.0168925938],[3.8417923266000003,48.0355694402],[3.8253663475,48.0421535946],[3.8262468489,48.0636638348],[3.7975767513000003,48.0923310435],[3.8054689918999998,48.1011917939],[3.791787009,48.117707518],[3.7805479098,48.1202526335],[3.7680208405,48.1337610774],[3.7569100879,48.1253074701],[3.7398841088,48.1323841415],[3.742575532,48.142828214],[3.7551218991,48.1502984504],[3.7464097271,48.1670732311],[3.7186823561,48.1755877901],[3.7144599382,48.1702674395],[3.7223449458999998,48.1568377558],[3.7050789046,48.1443108732],[3.6909245225,48.145018216],[3.667908188,48.1392863737],[3.6607615138,48.1589902376],[3.6414996909,48.1839329638],[3.6196513016000003,48.1908856312],[3.5939167085,48.1786767438],[3.5750755832000003,48.1888237713],[3.5998857257,48.2020725706],[3.6214730802,48.2256106871],[3.5995466603,48.2365692301],[3.6243226632,48.2545267568],[3.6180273959,48.269668032],[3.6004433157999998,48.2794878241],[3.5877152426,48.2799458412],[3.5879332197,48.3009361329],[3.5668095934,48.3075758575],[3.5630937997,48.3215719705],[3.5440725252,48.3196715936],[3.5438746612000003,48.3329075578],[3.5228462468,48.3486664033],[3.5131730399,48.3606253711],[3.4976252757,48.3695753521],[3.4748808608,48.3692665105],[3.4706008459,48.3747438392],[3.447326051,48.3724893689],[3.4293012228,48.3585657332],[3.4129001909,48.3780286421],[3.4147355035,48.3901877653],[3.3834397039,48.3992448829],[3.3672557858,48.3942498457],[3.365175415,48.3722725402],[3.331787234,48.3723608184],[3.2912693273,48.3800417573],[3.2680449382,48.3778365535],[3.2545068384,48.3651052632],[3.2233274395000002,48.3704681802],[3.2002330254,48.3636421451],[3.1715663386,48.377422581],[3.1669121616,48.3708957459],[3.1378721398,48.3722898079],[3.1170451755,48.3665146507],[3.1079680464,48.3534507883],[3.0786487314,48.3612580008],[3.0461338474,48.3579678668],[3.0370634253,48.3426645462],[3.0431765661,48.3322529092],[3.0146476295,48.306285099],[3.0185965084,48.2949578768],[3.0296141489,48.2857774453],[3.0247307278,48.2760280826],[3.0454685473,48.2707404252],[3.047353993,48.2496953483],[3.0314282681,48.2488530799],[3.0188326555,48.2351154442],[3.0230919669,48.2304475768],[3.0070654186,48.2148105915],[2.9732387335,48.2056182657],[2.9709647621,48.19421017],[2.9553470575,48.1925100824],[2.9402519357,48.1829727346],[2.9366236841,48.1634557975],[2.9532207870000002,48.1651749882],[2.9636975637000003,48.1530761381],[2.9909604115,48.1468968965],[2.9981380064,48.1399433697],[3.0117659631,48.1449800291],[3.0293096189,48.1333205898],[3.016776475,48.1178566361],[3.0323291848,48.1142306299],[3.0383460723,48.0988450127],[3.0502908682,48.0914446087],[3.0504639594,48.072954144],[3.0607765856,48.0642142241],[3.0802569911,48.0604923773],[3.0944944793999998,48.0402893551],[3.123035154,48.0312307818],[3.0996612681,48.0192113677],[3.1240813153,48.0070421472],[3.1211118098,47.995690164],[3.1285981788,47.9833956404],[3.1284208111,47.9710443667],[3.1145345173,47.9636072916],[3.1052652915,47.9469392305],[3.0841249165,47.9425645455],[3.0785070687,47.9314252965],[3.0508741976,47.9242445012],[3.0504943851,47.9106391177],[3.0383721392,47.9070024599],[3.0092983084,47.9055414214],[3.0131854841,47.8958763173],[3.007006679,47.8838982272],[3.0123761251,47.8740421313],[3.0053590366,47.8640492538],[3.0231948548,47.8609907307],[3.0317755694,47.8503598408],[3.0290609482,47.8350282019],[3.0122184891,47.8342373654],[3.0280672784,47.801145789],[3.023529564,47.7863270268],[2.9882266023,47.7860344895],[2.9788152473,47.7802855914],[2.9547422223,47.7755590072],[2.9496710777,47.7657510702],[2.930377689,47.7622013435],[2.9143890732,47.7694567419],[2.8906155327,47.765116779],[2.8702713589,47.7650213079],[2.8518547346,47.7577856408],[2.8584040496,47.7508760111],[2.8534661381,47.7290401114],[2.8608178885,47.7101838208],[2.8785924008,47.7203536167],[2.8790898182999998,47.7039369711],[2.9037123947000003,47.6950959466],[2.926391075,47.6816185017],[2.9181656173,47.6697724735],[2.9284113171,47.6580510745],[2.9538761176,47.6456210316],[2.9362905168999998,47.6366487028],[2.9323235146,47.6270450932],[2.9451754544,47.608419606],[2.9361326524,47.5994147702],[2.9644889153,47.5817709886],[2.9765353306,47.5694774036],[2.9903120658,47.5688159655],[3.0223039415,47.557694004],[3.0341121541,47.563957876],[3.0603523003,47.569595573],[3.0805254405,47.5856704475],[3.101302703,47.5882799192],[3.1174601267,47.5808576613],[3.116220273,47.5692445543],[3.1219220836,47.5406449894],[3.1346732069,47.5428300095],[3.1651495305,47.5174903545],[3.1901535508,47.5225768202],[3.2087638993,47.516957719],[3.2258262219000002,47.5040311345],[3.2361279342,47.4883280342],[3.2755484539,47.4907313304],[3.2852715968,47.5039637821],[3.2963981209,47.4916658363],[3.3070499116,47.4947195295],[3.3225350493,47.4851889825],[3.3453359647,47.478569437],[3.361951381,47.4853423282],[3.3799684856,47.4863534608],[3.3909515866,47.4973406516],[3.3901113302,47.5090753746],[3.4273925882,47.5063080175],[3.4493112981,47.5077144515],[3.4844678861,47.4927053843],[3.4922736091,47.4990702352],[3.4951925458,47.5216720111],[3.4917431705,47.5600199018],[3.5110242281,47.5506744414],[3.5132466502,47.52733789],[3.5382578417,47.5165319613],[3.5525901706000003,47.5021556676],[3.5805896107,47.4978048599],[3.5752645872,47.4863259831],[3.5791603421,47.4663844867],[3.5953115108,47.4570003525],[3.6005696716999998,47.4653533288],[3.6156845028999998,47.4574966325],[3.6665342344000003,47.4461296046],[3.6733035137,47.435052179],[3.7023020240999998,47.4267175544],[3.7167146775,47.4030849946],[3.7405548374,47.3964962121],[3.7839350108,47.4052548228],[3.785791911,47.3903594153],[3.8024821078,47.3895630313],[3.8130311153000003,47.3797354824],[3.8288836823,47.3829499844],[3.8315025887000003,47.3927638775],[3.8199443454,47.4021815554],[3.8411358129,47.4072417669],[3.8546555844,47.4337868769],[3.8673177169,47.4344980084],[3.8911616906,47.4182538312],[3.8928957499,47.4103219097],[3.8596451439,47.3878715782],[3.8698097875,47.3809116757],[3.8720061288,47.3657536373],[3.8866224228,47.366517212],[3.9090035566,47.3822476001],[3.9443699177,47.3801138229],[3.9603656146,47.3825683679],[3.9709800314,47.3784541594],[3.9678699469,47.3631402194],[3.9736068991,47.3314290872],[4.0023363663,47.3105695207],[4.0275615,47.3134694693],[4.0297786254,47.3253978267],[4.0413084498,47.3287828033],[4.0443976416,47.3404815419],[4.0710567622,47.3380816501],[4.0820129561,47.3419810799],[4.1060805347,47.3392551358]]],"type":"Polygon"}</text:p>
          </table:table-cell>
          <table:table-cell office:value-type="string" calcext:value-type="string">
            <text:p>47.840515573, 3.563318684</text:p>
          </table:table-cell>
          <table:table-cell table:number-columns-repeated="3"/>
          <table:table-cell table:formula="of:=[.E38]/[.D38]" office:value-type="float" office:value="30870.9677419355" calcext:value-type="float">
            <text:p>30870,967741935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7</text:p>
          </table:table-cell>
          <table:table-cell office:value-type="string" calcext:value-type="string">
            <text:p>Haute-Vienne</text:p>
          </table:table-cell>
          <table:table-cell office:value-type="float" office:value="1269" calcext:value-type="float">
            <text:p>1269</text:p>
          </table:table-cell>
          <table:table-cell office:value-type="float" office:value="39183219" calcext:value-type="float">
            <text:p>39183219</text:p>
          </table:table-cell>
          <table:table-cell office:value-type="float" office:value="1644" calcext:value-type="float">
            <text:p>1644</text:p>
          </table:table-cell>
          <table:table-cell office:value-type="float" office:value="39905" calcext:value-type="float">
            <text:p>3990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coordinates":[[[0.8231747843,46.1285785648],[0.8102305283,46.1247046965],[0.8332380101,46.1046495951],[0.8346588325000001,46.0964026088],[0.8185564281000001,46.0772856897],[0.8276548283,46.0688411439],[0.8154381777,46.0585675809],[0.8178737298000001,46.0478711188],[0.8529139852000001,46.0338305715],[0.8659200239,46.0179397974],[0.8838615496000001,46.031653386],[0.8986880851,46.0195376841],[0.9252435643,46.0110171786],[0.9175935949,45.9974359148],[0.9328828497,45.9935047195],[0.9321813631,45.9790187402],[0.9433132477,45.9701450362],[0.9427286219000001,45.9575817887],[0.9241500813,45.953321389],[0.9209651263,45.9380032922],[0.8935250194000001,45.9302442199],[0.8839744063,45.923227892],[0.8359578971,45.9227536708],[0.8220150897,45.9322817506],[0.8087140843,45.9264324937],[0.8154086174,45.9182607577],[0.8126072997,45.897272036],[0.8271543446,45.8827698595],[0.8103081507000001,45.871550925],[0.8208102906,45.8675118946],[0.8023351217,45.8370425967],[0.7836385857,45.8227636662],[0.7832182243,45.8074374332],[0.77425393,45.7876360562],[0.7190118306000001,45.8060618217],[0.7078888715,45.7950197528],[0.7150069011,45.7631175771],[0.6880154562,45.7603648687],[0.6730473266,45.7525626101],[0.6652072546000001,45.7395350611],[0.6482927645000001,45.7346601352],[0.6511598072,45.726497529],[0.6439450167,45.7159029551],[0.6292391488,45.7147612016],[0.6402723722,45.6978137569],[0.6699127976,45.6859292686],[0.7250156939,45.6958724619],[0.7428501157,45.6904486451],[0.7637490686,45.6680065514],[0.776233024,45.667906981],[0.7727340937,45.6500966662],[0.763867202,45.6418988586],[0.7634828647,45.6285209279],[0.7523453761000001,45.6166663863],[0.7666900247,45.6059807753],[0.7785937334,45.5909699075],[0.8069325578000001,45.5948079124],[0.8110819923,45.5759075391],[0.8445157915,45.584223115],[0.8496356970000001,45.5971568084],[0.8677167758000001,45.6225453334],[0.8762063519000001,45.6212060734],[0.8824668471,45.608250735],[0.8981630402,45.600000183],[0.9399702785,45.6116084004],[0.9858708418000001,45.6039958136],[0.9961216030000001,45.6142206822],[1.0232540062,45.6100816324],[1.0337947103,45.5919981291],[1.0420749073,45.5859760509],[1.0346947153,45.5738888746],[1.0471110756,45.5569270713],[1.0594767815,45.5538742794],[1.0866269979,45.5374699559],[1.1040376711,45.5369472835],[1.1066313922,45.5448093692],[1.1289642048,45.5446178409],[1.1675082715,45.5248672511],[1.1353834189,45.50626287],[1.1175830310000001,45.4819706029],[1.1296638868,45.4726907393],[1.1531565333,45.4733149439],[1.1622386461,45.4784125446],[1.1851230641,45.4550992386],[1.2094713883,45.4633391659],[1.2359902197000001,45.4549703533],[1.2333072161,45.4407017967],[1.2532349938,45.4442194725],[1.2665274874999999,45.4596913003],[1.262911803,45.468290913],[1.2704233682,45.477369616],[1.2877449137,45.4864330479],[1.3110460956,45.4833365214],[1.3272996129,45.4734186141],[1.3497769514,45.4671081438],[1.3660528425,45.4882749085],[1.3893059425,45.4962755511],[1.3978366269,45.5156616897],[1.4066424832,45.5263417236],[1.420380455,45.5311777152],[1.438972356,45.5223618036],[1.4544925828,45.5388114296],[1.4522022626,45.5533775562],[1.4701477908,45.5531621593],[1.4924705789,45.5611183477],[1.4929455943,45.5505260199],[1.5182131178,45.5554939912],[1.5507153102,45.5549433559],[1.5571983675,45.5493663576],[1.5898775314,45.5644783539],[1.5950711823,45.578210256],[1.6222725631000001,45.5769707987],[1.6581279101000002,45.5938918538],[1.6602882433000001,45.6075834214],[1.6809007368,45.6249898365],[1.7021936041,45.6344028505],[1.7089019673,45.6418054959],[1.7291396902,45.6388711069],[1.7651427946,45.657920407],[1.7766889508,45.658945234],[1.7859636896,45.6828644118],[1.8008277775,45.6768338894],[1.8157557564,45.6814137059],[1.8245608308999999,45.6667624843],[1.8497755186,45.6627793222],[1.869820969,45.6642764203],[1.8886822747,45.6788714959],[1.9110712394,45.6807715275],[1.9088149124,45.6922535773],[1.8988656279,45.6984760945],[1.8803045898000001,45.7125880239],[1.892210167,45.7185395949],[1.8743696314,45.7322191443],[1.8863220507,45.7454736563],[1.8779390276,45.7589226605],[1.8955364882999999,45.759470073],[1.8807717296000002,45.7977603885],[1.872695967,45.7983536622],[1.8414603254,45.8216291906],[1.8297668477,45.8213420117],[1.8288457673,45.8102362959],[1.7971693144,45.8261446097],[1.7755526888,45.8334395237],[1.7757444058,45.8561610342],[1.7706504985,45.8686637129],[1.7568029842000001,45.8674774521],[1.7557328201,45.8557118953],[1.7404320333,45.8520020902],[1.7336678372,45.8439957328],[1.7148761324000001,45.8400550005],[1.6923663139,45.844584346],[1.6606331323,45.8344516534],[1.6543524993,45.8455321112],[1.6363047541,45.8456795537],[1.6023947165,45.857460609],[1.6084212839,45.8668889498],[1.5976145930999999,45.8898350258],[1.6359937429,45.8884456486],[1.6389894472000002,45.9040769952],[1.6247604357,45.9161137933],[1.634676507,45.9250780739],[1.6294440451,45.9316911667],[1.5791479429000002,45.9313841843],[1.5768370567,45.9192127267],[1.5657115869,45.9142826044],[1.5472219576000001,45.9169043899],[1.5305493181,45.9319406198],[1.5137584904999999,45.9307305963],[1.5190881914,45.9514127816],[1.5422792122,45.9555127501],[1.5547365786,45.9646501004],[1.5671826364,45.963858119],[1.5774184542,45.9779687133],[1.5580369142000001,46.0001838075],[1.5438409858000002,45.9967049684],[1.5327470675,46.007801004],[1.5357001292999999,46.0248100936],[1.5480983984,46.036690573],[1.5367236192,46.0450446187],[1.5315344202999999,46.0584142786],[1.5432521429000001,46.0754740834],[1.5276725044,46.0774993543],[1.5260970745,46.0889018009],[1.5126826061,46.0939820555],[1.4985457533,46.106498692],[1.5037521006999999,46.1312200319],[1.4733704874,46.1492863068],[1.4596085836000001,46.1501101646],[1.4609663578,46.1673554383],[1.452595113,46.1798923965],[1.4148276877,46.177337336],[1.3938473214,46.1901187186],[1.3949891801,46.1993126717],[1.3727740774,46.2172760873],[1.3944139953999999,46.2392365756],[1.4176958525,46.2416396457],[1.4039793407,46.2599450066],[1.4148483707000001,46.2713200077],[1.4350481644,46.2731810077],[1.421547296,46.2841636818],[1.425273968,46.2980394286],[1.4422162914,46.3015732738],[1.4409796478,46.3359476227],[1.4302743341,46.3337715373],[1.4156171922,46.3469010924],[1.4093118472000001,46.361302081],[1.3836353291,46.3747318858],[1.356236714,46.4001559762],[1.325807934,46.3954552728],[1.3206693746,46.381626551],[1.3109732269,46.3837062633],[1.3037055682,46.3711367026],[1.2913425701999999,46.3749799977],[1.2512117378,46.3770702468],[1.2336657028,46.3662410789],[1.2141340899,46.3702503428],[1.2099512062,46.3898605102],[1.1822415505000001,46.375888415],[1.1774889018999999,46.3839306413],[1.1596105408,46.390397147],[1.1469657078,46.3758963495],[1.1513157268,46.3701384153],[1.1286252312,46.3634083736],[1.1264432132,46.3484962114],[1.1086774992,46.3538522326],[1.102466754,46.3634606968],[1.0778968889,46.3583635882],[1.0669440451,46.3621164606],[1.0509021348,46.358099005],[1.0255632236,46.3404478905],[1.0278256362,46.3228314041],[1.0066542201,46.3027084304],[1.0098194469,46.2951901772],[1.0041616868,46.280469071],[0.9907758744,46.2850545577],[0.9330385591,46.2889538314],[0.9295876169,46.2807741582],[0.9015943925000001,46.2841540198],[0.8907335249,46.2685839234],[0.8614529284,46.2618787698],[0.8573531716,46.2485255166],[0.8494220364,46.2455878791],[0.8483017804,46.2287592932],[0.8098646883,46.2272248691],[0.7940170345,46.2116413831],[0.8015659743,46.2002028791],[0.819875161,46.1921120042],[0.8364024652000001,46.1795730433],[0.827915811,46.1746349782],[0.8333803884000001,46.1456795814],[0.8471197806,46.1374478997],[0.8231747843,46.1285785648]]],"type":"Polygon"}</text:p>
          </table:table-cell>
          <table:table-cell office:value-type="string" calcext:value-type="string">
            <text:p>45.892294631, 1.23482404</text:p>
          </table:table-cell>
          <table:table-cell table:number-columns-repeated="3"/>
          <table:table-cell table:formula="of:=[.E39]/[.D39]" office:value-type="float" office:value="30877.2411347518" calcext:value-type="float">
            <text:p>30877,241134751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8</text:p>
          </table:table-cell>
          <table:table-cell office:value-type="string" calcext:value-type="string">
            <text:p>Lozère</text:p>
          </table:table-cell>
          <table:table-cell office:value-type="float" office:value="499" calcext:value-type="float">
            <text:p>499</text:p>
          </table:table-cell>
          <table:table-cell office:value-type="float" office:value="15483258" calcext:value-type="float">
            <text:p>15483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{"coordinates":[[[3.3613476311,44.9714080918],[3.3546421451,44.9548645868],[3.3371197522,44.9558077528],[3.3056338639,44.9411417108],[3.2862627023,44.9264183134],[3.2617657512,44.9319366933],[3.2434689845,44.9315920183],[3.249902974,44.9162608293],[3.2266751123,44.909773154],[3.2271969869,44.8969105488],[3.234362471,44.8892426873],[3.2107866674,44.8733096849],[3.1994079784,44.8748846938],[3.1870556891,44.861492897],[3.1673245523,44.8749133605],[3.1424612283,44.9029335096],[3.1281461617,44.9036487138],[3.1216510519,44.8937710854],[3.1027784389,44.8849964709],[3.1067701584,44.8676206012],[3.0931652097,44.8546949964],[3.1001744198,44.8444295813],[3.0992166674,44.8331096757],[3.0828627093,44.8337974393],[3.0632664025,44.8196698007],[3.0457650723,44.7989664937],[3.0504263605,44.780986060000004],[3.0427590252,44.7719555527],[3.0492855386,44.7629920665],[3.030975806,44.7492375274],[3.030640122,44.7360103963],[3.0391047752,44.7151496811],[3.0167106159,44.7143666687],[2.999394366,44.6755260097],[2.98390304,44.6568558197],[2.9816757267,44.6446730114],[3.0156600193,44.6186539913],[3.0336325321,44.5967449655],[3.0502764388,44.5906691567],[3.061096671,44.5797022878],[3.0759029843,44.5729727813],[3.0838641636,44.5604086593],[3.0744989881,44.532159742],[3.0765891766,44.5180616776],[3.0679594374,44.5027059748],[3.0760736703,44.4940379049],[3.1158478542,44.4755480857],[3.1260457552,44.4598175342],[3.1340393887,44.458049113],[3.1349634306,44.4412917121],[3.1416468278,44.4262339301],[3.13021887,44.4222043877],[3.1371992369,44.4109166099],[3.1404557452,44.392237412],[3.1211837138,44.3887280263],[3.1243660299,44.3801584539],[3.1193816183,44.3639988],[3.1318481744,44.357038932],[3.1274780285,44.346908311],[3.148828214,44.3210868099],[3.1543420959,44.3084484214],[3.1467679321,44.3040580169],[3.1261443995000002,44.2814669031],[3.1212283088,44.2670821626],[3.138362505,44.2641428358],[3.1530558512,44.2745188586],[3.1596427812,44.2610166701],[3.1617580259,44.2446647942],[3.1899812192,44.246360424],[3.2296224726,44.2256884198],[3.2245846675,44.2118849893],[3.2117192904,44.1952903263],[3.2376792929000002,44.1902398819],[3.2666122615,44.2015604683],[3.2894088589,44.2002137933],[3.2938034784,44.2070725553],[3.3172760027,44.200550823],[3.3356244121,44.2042901649],[3.3564468312,44.200871656],[3.3680157119,44.1869981076],[3.3740108367,44.1709661559],[3.395621587,44.1686248365],[3.411991371,44.1535422006],[3.4308597653,44.1480395222],[3.4328092385,44.1353155897],[3.4504898769,44.1266513938],[3.4900811689,44.1239757505],[3.5080549536,44.1262764103],[3.522241027,44.1207868113],[3.5384183121,44.1201792996],[3.5452762184,44.1132373564],[3.564082148,44.1234660157],[3.6031646376,44.1157863949],[3.6328324816,44.1212203026],[3.6388106068,44.151534797],[3.6261609689,44.1532945274],[3.6449419565,44.180130278],[3.6622228222,44.1744475614],[3.6835380441,44.1804978998],[3.7062499343,44.1646939156],[3.7256274073,44.1642425043],[3.748426826,44.1552268287],[3.760855832,44.1443193239],[3.7735863485000003,44.1435227694],[3.7969975612,44.1273854613],[3.8126533544,44.1288024941],[3.8228816659,44.1364689039],[3.8477107269,44.1358530892],[3.873922529,44.1298460661],[3.8896312977000003,44.1449388789],[3.9033852508,44.1495619759],[3.9130428985,44.160008085],[3.927270718,44.1612947305],[3.9323121738,44.1814843972],[3.952138236,44.1710318103],[3.959703918,44.1913605014],[3.936813551,44.1948096316],[3.9521253207,44.2221416808],[3.9448228475000002,44.2323883356],[3.9476039577,44.2443420489],[3.9654504412,44.2475505966],[3.9753490766,44.2599567739],[3.9600956475,44.2708033254],[3.9472801021,44.2689062325],[3.933723024,44.2757151362],[3.9400106476000003,44.2838298465],[3.9369133489,44.2936404791],[3.9228602111,44.3052206308],[3.9434148547000003,44.3162717187],[3.9522538220000003,44.327957666],[3.9346282593,44.3359082624],[3.9240090562,44.3474099698],[3.9048225677,44.3764808568],[3.8857503005,44.3877852479],[3.8998147116,44.3910299724],[3.9081194112,44.4026738454],[3.9269611750999998,44.405779349],[3.9446200248,44.3995850987],[3.9730788062,44.4266887139],[3.9754809604,44.4426551685],[3.9983704778,44.459659736],[3.9879279994,44.4725160761],[3.9844577865,44.4938864288],[3.9888151902,44.503545334500004],[3.9627949439,44.5440113034],[3.9551906004,44.5662256918],[3.9485925678,44.5729637317],[3.9277453908,44.5704731837],[3.9176505114999998,44.5779760164],[3.9151212738,44.5903348112],[3.9050450328,44.5928837477],[3.9080963231,44.6065605661],[3.8936443632,44.6135378504],[3.8976879239,44.643953047],[3.8777549033,44.6749781231],[3.8693424254,44.6784099795],[3.8827584507,44.6911966222],[3.8699677994,44.6969259128],[3.8614614807,44.7108901144],[3.8666957502,44.7284114545],[3.8768058625,44.7391010145],[3.8626094836,44.7439573313],[3.8352065073,44.7483143193],[3.8298212399000002,44.7547923104],[3.842616761,44.767393505],[3.8332074879,44.7767095385],[3.8097130481,44.7651852911],[3.7987009448,44.7860679553],[3.779488117,44.7958592538],[3.7629102176,44.8098131048],[3.7464542965,44.8297574114],[3.7451154301000003,44.8368964329],[3.7175111604,44.8316068164],[3.6631850733,44.829821749],[3.6576378193,44.8360564453],[3.6720547957000003,44.8432846249],[3.6727470596,44.8566004536],[3.6599551966,44.8711056552],[3.6395715335,44.8784855197],[3.5959438626,44.8768338291],[3.5978899944,44.8568415778],[3.5788499272000003,44.8254768656],[3.57472354,44.834802553],[3.5449694041,44.8280685862],[3.5060641578,44.8240653411],[3.4873055291,44.8064405139],[3.478504976,44.8097668637],[3.4587162537,44.839358259],[3.4418522486,44.8542220848],[3.4359643818,44.8802151341],[3.4180436732,44.9008959337],[3.4140549762,44.9152185348],[3.415335233,44.9414675978],[3.4044353260999998,44.9571274588],[3.3891498652,44.9512971538],[3.37157722,44.9604789434],[3.3613476311,44.9714080918]]],"type":"Polygon"}</text:p>
          </table:table-cell>
          <table:table-cell office:value-type="string" calcext:value-type="string">
            <text:p>44.517520508, 3.499711994</text:p>
          </table:table-cell>
          <table:table-cell table:number-columns-repeated="3"/>
          <table:table-cell table:formula="of:=[.E40]/[.D40]" office:value-type="float" office:value="31028.5731462926" calcext:value-type="float">
            <text:p>31028,573146292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Finistère</text:p>
          </table:table-cell>
          <table:table-cell office:value-type="float" office:value="3803" calcext:value-type="float">
            <text:p>3803</text:p>
          </table:table-cell>
          <table:table-cell office:value-type="float" office:value="118169080" calcext:value-type="float">
            <text:p>118169080</text:p>
          </table:table-cell>
          <table:table-cell office:value-type="float" office:value="8513" calcext:value-type="float">
            <text:p>8513</text:p>
          </table:table-cell>
          <table:table-cell office:value-type="float" office:value="35390" calcext:value-type="float">
            <text:p>3539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[-4.0024989806,48.7478082212],[-4.0066256023,48.7530274962],[-4.0403317808,48.7463071898],[-4.0226057445,48.7387818454],[-4.0024989806,48.7478082212]]],[[[-5.117626075,48.4638657004],[-5.1298780732,48.4603084813],[-5.1344383802,48.448626461],[-5.0990593831,48.4566306895],[-5.0922637323,48.4520394234],[-5.0587492772000004,48.4501566181],[-5.0471041965,48.4630554572],[-5.0659783619,48.4819321726],[-5.0755073524,48.4745152797],[-5.10543334,48.4728455192],[-5.117626075,48.4638657004]]],[[[-3.6595783600000003,48.6561442995],[-3.6528835326999998,48.667103847999996],[-3.6394428685999998,48.6732862284],[-3.6545768107,48.6818020265],[-3.6444681115,48.6917049437],[-3.6558772452,48.6967585197],[-3.6759320378,48.687337714],[-3.7028392822000002,48.6904773494],[-3.7225121093,48.7061895223],[-3.7659014687,48.7094360916],[-3.775931253,48.7029704701],[-3.790756064,48.7029532758],[-3.8038232932,48.7113936544],[-3.8201319651,48.7136353908],[-3.8417860075,48.7063951625],[-3.8505941644,48.6945424554],[-3.8550433665,48.6715061947],[-3.8644592746,48.670244365],[-3.8473588624,48.6304916461],[-3.8595011299,48.6320178697],[-3.8977220321,48.646422888000004],[-3.9074715589,48.669423136],[-3.9227702689,48.6709885377],[-3.9300912478,48.6579055058],[-3.952128355,48.6634850208],[-3.970387214,48.6864984142],[-3.9761711336000003,48.6995991572],[-3.9657072836,48.7187018966],[-3.9917965795,48.7239037781],[-4.0566665571,48.7000298723],[-4.0571245362,48.6877022202],[-4.0707217059,48.6853693921],[-4.0810109511,48.6928922047],[-4.1117103992,48.6953513886],[-4.1495684516,48.6925292293],[-4.180588871,48.6840862674],[-4.1839985547,48.6873702689],[-4.2221291281,48.6589489948],[-4.2132131615,48.6494400018],[-4.2602517506,48.6501136279],[-4.2776219895,48.6480565475],[-4.2961713693,48.6328946203],[-4.3160509154,48.6377199737],[-4.2962643372,48.664578866],[-4.330251769,48.6752277588],[-4.3463314709,48.6773699237],[-4.3965504734,48.6562263365],[-4.4304822563,48.653045163],[-4.4257065117,48.6404366385],[-4.4530528828,48.6357117666],[-4.458775771,48.629685645],[-4.4796089871,48.6237040793],[-4.5095266872,48.6225730822],[-4.5111097085,48.632900317],[-4.5449977726,48.6309230902],[-4.5624660015,48.6220316746],[-4.5690637659,48.6104484189],[-4.5494334158,48.6020782383],[-4.5815528233,48.5943720255],[-4.5981080049,48.6084058832],[-4.6077527902,48.5969373026],[-4.6030283690000005,48.5859843403],[-4.6126176253,48.5728708715],[-4.6336140288,48.5771726925],[-4.6487743846,48.5716483453],[-4.6876171734,48.5723908413],[-4.7504879551,48.5433820218],[-4.7505444936,48.5310588552],[-4.7772103127,48.5050214931],[-4.7679999772,48.4762098524],[-4.7570799828,48.4702302294],[-4.7708535726,48.4609729713],[-4.7883000287,48.4230113633],[-4.7954060111,48.4148487503],[-4.7832691763,48.4045268228],[-4.7757897338,48.3895771091],[-4.7628694936,48.3834564363],[-4.7614029766,48.3716980998],[-4.7782936308,48.3644629969],[-4.7802888666,48.3537774277],[-4.7700700035,48.3465369442],[-4.7737272715,48.3300661612],[-4.7614335431,48.3279441752],[-4.7364744046,48.3333227827],[-4.7098210478,48.3307245713],[-4.7007754281,48.3500991718],[-4.6810086821,48.3557300825],[-4.6280129989,48.3376497924],[-4.6053456833,48.3391617901],[-4.5724426495,48.3492403498],[-4.5503264602,48.3621845486],[-4.5378939491,48.3572881666],[-4.5070646774,48.3752408672],[-4.4838469195,48.3827161634],[-4.4674564818,48.380979417],[-4.4354328141,48.3833915582],[-4.4267450735,48.3976273497],[-4.4009130989,48.3900274719],[-4.3930173186,48.3973538393],[-4.3668299259,48.3954572101],[-4.4074899147,48.3805140147],[-4.41878592,48.3684229235],[-4.4342486261000005,48.3629606151],[-4.4479195666,48.3355249857],[-4.447387576,48.3255750994],[-4.4210376336,48.3329818839],[-4.4174662041,48.3244820426],[-4.374758272,48.3263478944],[-4.3667752067,48.3450228718],[-4.3274136783,48.3409121931],[-4.3024760426,48.3440054346],[-4.2970913816,48.3562045499],[-4.2801901088,48.3445770282],[-4.3174192554,48.3351950466],[-4.3245465652,48.3234537502],[-4.2932261317,48.3115753117],[-4.2578983851,48.309249557],[-4.228800568,48.2966060988],[-4.2604010697,48.2798794141],[-4.2789797701,48.2778010785],[-4.2846873747,48.2882356907],[-4.271789861,48.295896572],[-4.3064315375,48.2975906055],[-4.3381651982000005,48.2847615448],[-4.3535605799,48.286045745],[-4.3803939344,48.2756015801],[-4.4085472153,48.275571621],[-4.4269210387,48.2909453017],[-4.4502070543,48.29253716],[-4.503225161,48.2810462926],[-4.5144965615,48.2951622885],[-4.5359293826,48.2841185686],[-4.5532152532,48.2947929716],[-4.5562242249,48.3038459041],[-4.5469539336,48.3113346492],[-4.5453019644,48.3251759234],[-4.5321730433,48.3397695302],[-4.5544805784,48.3386282237],[-4.57122207,48.3299173944],[-4.5797272344,48.318761951],[-4.5707139335,48.3054732548],[-4.5661446263,48.2881452727],[-4.5807081292,48.2767755635],[-4.5921021146,48.2750437447],[-4.6071192826,48.2862501025],[-4.6151414593,48.2725701373],[-4.6132803752000004,48.2621448658],[-4.5824088051,48.2506488284],[-4.5586677527,48.2590242717],[-4.5442702121,48.2482502951],[-4.5572042155,48.2386375954],[-4.5602728976,48.2198689605],[-4.5531020314,48.2114236038],[-4.5500831567999995,48.1943342394],[-4.5538413654,48.1680028693],[-4.5391857092,48.1709783327],[-4.5401044497,48.1810090783],[-4.5271128419,48.1855366124],[-4.5104578864,48.2117651791],[-4.4941940959,48.2205145335],[-4.4973494916,48.2336301207],[-4.4644026391,48.2394869304],[-4.3998219033,48.2200142187],[-4.3781187846,48.2188340821],[-4.3686434434,48.2052495976],[-4.334801641,48.2071079123],[-4.3160559656,48.2037047666],[-4.3044084221,48.1964357344],[-4.2910357352,48.1755234818],[-4.2957717959,48.1654045154],[-4.2858282485,48.1556853073],[-4.2724800427,48.1515110887],[-4.2716121313,48.1332159913],[-4.2855994404,48.1260599443],[-4.2808988907,48.1170548998],[-4.2868343138,48.1031698107],[-4.3055701143,48.0891090322],[-4.3236568033000005,48.0979560625],[-4.3355272557,48.0967874525],[-4.3622001126,48.1091806608],[-4.4064232841,48.103547611],[-4.4186882979,48.1061002677],[-4.4333747361,48.0965641526],[-4.4496075373,48.0985670013],[-4.4775254764,48.0931576424],[-4.4890047954,48.0861814429],[-4.500293769,48.0910558072],[-4.5261801478,48.0856057911],[-4.5364185419,48.0897866656],[-4.5476757851,48.077700946],[-4.5789918569,48.0816376366],[-4.5913058917,48.0758847976],[-4.6295813306,48.0674758415],[-4.6630654286,48.069320855],[-4.6788340122,48.0611499418],[-4.7163450733,48.0629820833],[-4.7053263926,48.0491384063],[-4.728341033,48.0352187554],[-4.6898791259,48.0263046395],[-4.6664558274,48.0259440055],[-4.6540333805,48.0218291882],[-4.6280211612,48.0221362042],[-4.5983141855,48.0152216981],[-4.5807826668,48.0038543161],[-4.5660946238,47.999676633199996],[-4.5542210977,48.0101929387],[-4.5369815643999996,48.0118920595],[-4.5239664154,48.0056364168],[-4.4995527959,48.0014485404],[-4.476137427,47.9861023799],[-4.4509006115,47.9810076079],[-4.4238429434,47.9629451018],[-4.4084586011,47.9426764564],[-4.3938924811,47.9334329722],[-4.3808367828,47.9174708111],[-4.3624181311,47.8866449796],[-4.3491009149,47.8547075621],[-4.3462326164,47.8397618053],[-4.356306736,47.8268686597],[-4.3800820408,47.821700252],[-4.3686571453,47.7962977702],[-4.3462313757,47.7992962],[-4.3244812703,47.7978060424],[-4.3005443785,47.8004346758],[-4.2932254573,47.7924856435],[-4.2498782751,47.7912270531],[-4.1959065954,47.7966815775],[-4.1764259424,47.804991948],[-4.1659756642,47.814046846],[-4.159058686,47.8312987722],[-4.1778118475,47.8341618129],[-4.1896852611,47.8514747458],[-4.200662657,47.860011467],[-4.1764238251,47.8724373281],[-4.1618235972,47.8493645891],[-4.1404596336,47.8594606153],[-4.1206225753,47.864655475],[-4.1143485234,47.871326455],[-4.121329371,47.8821758629],[-4.1452126179,47.8956690197],[-4.1331480244,47.898625767],[-4.1165462759,47.8841194934],[-4.1167444929,47.8768556984],[-4.101587333,47.8702670661],[-4.0988913149,47.862744316],[-4.0679223869,47.8638597919],[-4.0397072239,47.8447582206],[-4.0305396018,47.8495355319],[-3.9775631281,47.8538081629],[-3.9840717055,47.8609651707],[-3.9900562526,47.88295822],[-3.9728371131999998,47.8949687464],[-3.9588473236,47.8971615188],[-3.9152946525,47.8688969704],[-3.9035305248,47.8573561419],[-3.8933806142,47.8331894721],[-3.8681361875,47.8114763241],[-3.8384559138,47.7975066448],[-3.8112120583999998,47.7940816246],[-3.7999771001,47.7875277348],[-3.7868210076,47.7912427768],[-3.7558983569,47.7916456774],[-3.7386712975,47.7993398921],[-3.7230990104,47.7991452503],[-3.6822178416,47.7771317197],[-3.6699703951,47.7816042424],[-3.6463371963,47.7785500279],[-3.6262166462,47.769966750500004],[-3.5804375099,47.7668392619],[-3.5646955081,47.7688428109],[-3.5420478923000003,47.7633529318],[-3.5330674162999998,47.7670289747],[-3.5318828228,47.79054284],[-3.5233731323,47.7971870712],[-3.5241367710000002,47.8107288557],[-3.5357774585,47.8134809006],[-3.5401751768,47.835554333],[-3.5222031163,47.8412254891],[-3.5120267866,47.8320995749],[-3.4849228786,47.8245581893],[-3.4749936039,47.8356150055],[-3.4577297504,47.8367171105],[-3.4492797672,47.8463224579],[-3.451917282,47.8584760103],[-3.4235808718,47.8691723048],[-3.404152291,47.8666102385],[-3.401331582,47.8735781227],[-3.4099053895,47.9052594101],[-3.4090974845,47.9157198372],[-3.3936893596,47.9173911762],[-3.386613256,47.9263663091],[-3.4017154472,47.9434780156],[-3.3919727351,47.9569894975],[-3.4216111497,47.9675067009],[-3.460824428,47.9561733479],[-3.4656911882,47.9467048687],[-3.4811574408,47.9518143627],[-3.491375518,47.9750021447],[-3.5151150735,47.974851174],[-3.5305877806,47.9870692254],[-3.5699382568,47.9918731378],[-3.5810824489,47.9854601881],[-3.596277208,47.9905708884],[-3.6192215315,47.9817246418],[-3.6396741081,47.9848958529],[-3.6482669764,48.0065084708],[-3.6605414181,48.015337827],[-3.6655251721,48.0365942074],[-3.675748149,48.0475048178],[-3.6742557224,48.0592929402],[-3.6920691964,48.063288487],[-3.6993401087,48.070049504],[-3.7044618018,48.086718926],[-3.6958428558,48.0938334684],[-3.7144385271,48.0989205864],[-3.7333222855,48.0963976235],[-3.7347249413,48.1126269709],[-3.7239751715000002,48.124444179],[-3.7146060832,48.1431034685],[-3.6946564419,48.1510652612],[-3.6535401845,48.1562959006],[-3.6308083533,48.1680801886],[-3.5883225515,48.1778227974],[-3.5648360681,48.1858319794],[-3.5443760929,48.1938088431],[-3.5194141731,48.189466572],[-3.5207911397,48.2028377299],[-3.5387997015,48.2068581391],[-3.5542324382,48.2211767175],[-3.5560031981,48.2420359526],[-3.5418637697,48.243352859],[-3.5401029894000002,48.2531011381],[-3.5233302343,48.2578361709],[-3.5259338435,48.2747159672],[-3.5180397155,48.2822790407],[-3.5379707014,48.2866063635],[-3.5449390435,48.312374226],[-3.552115549,48.3168506574],[-3.5563977486000002,48.379233492],[-3.5874170974,48.3818142542],[-3.6012442878,48.3932701692],[-3.6005261696,48.4216548119],[-3.5861279496,48.4327603364],[-3.5571421075,48.4428064197],[-3.567641237,48.4524111563],[-3.5931272022,48.4640354926],[-3.6036361182,48.496675309],[-3.5841788238,48.5044730967],[-3.5584534633000002,48.5285511684],[-3.5484721309,48.5324344197],[-3.5577148752000003,48.5477079654],[-3.5698756335,48.5546105158],[-3.5931943428,48.5544726652],[-3.5838553991,48.5744105471],[-3.5916092094,48.5825683557],[-3.617466718,48.590216565],[-3.6293812887,48.5878991508],[-3.6416052688000002,48.5973923771],[-3.6383838452,48.6104179688],[-3.6501922101,48.6111169996],[-3.6652770189,48.6533434842],[-3.6595783600000003,48.6561442995]]]],"type":"MultiPolygon"}</text:p>
          </table:table-cell>
          <table:table-cell office:value-type="string" calcext:value-type="string">
            <text:p>48.261838546, -4.060133252</text:p>
          </table:table-cell>
          <table:table-cell table:number-columns-repeated="3"/>
          <table:table-cell table:formula="of:=[.E41]/[.D41]" office:value-type="float" office:value="31072.5953194846" calcext:value-type="float">
            <text:p>31072,595319484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Calvados</text:p>
          </table:table-cell>
          <table:table-cell office:value-type="float" office:value="6350" calcext:value-type="float">
            <text:p>6350</text:p>
          </table:table-cell>
          <table:table-cell office:value-type="float" office:value="198585068" calcext:value-type="float">
            <text:p>198585068</text:p>
          </table:table-cell>
          <table:table-cell office:value-type="float" office:value="14938" calcext:value-type="float">
            <text:p>14938</text:p>
          </table:table-cell>
          <table:table-cell office:value-type="float" office:value="36928" calcext:value-type="float">
            <text:p>3692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"coordinates":[[[0.2968846939,49.4299241977],[0.2230403693,49.4282557939],[0.1740882951,49.4121394899],[0.13060311460000001,49.4034284292],[0.11097726170000001,49.3939578031],[0.07555342150000001,49.3673336271],[0.0451591145,49.3479079065],[0.0025709209000000003,49.3270371795],[-0.0557978671,49.3093428342],[-0.0737840829,49.3061000663],[-0.08783517510000001,49.2959616338],[-0.1064001219,49.2964306657],[-0.1660113288,49.2865738579],[-0.2285317573,49.2860604595],[-0.22199022910000002,49.268822478],[-0.2381168306,49.2713713195],[-0.2496758406,49.2811741465],[-0.24732357300000002,49.2909165447],[-0.2830682847,49.2936272344],[-0.3123224832,49.301842954],[-0.3437228351,49.3162274489],[-0.3835209308,49.3298768661],[-0.4135640575,49.3357271301],[-0.4563289753,49.3359367719],[-0.5061848174,49.3440425463],[-0.5557587936,49.3462769422],[-0.6014983009,49.3397350214],[-0.6238638518,49.340484064],[-0.6399579980000001,49.3453766165],[-0.7280011255000001,49.3477338275],[-0.7980403299000001,49.3538298919],[-0.8368916939000001,49.3592264161],[-0.8773534417000001,49.369990233],[-0.9019400726000001,49.3789191738],[-0.9237945263,49.3923130384],[-0.9677143175,49.3968830554],[-1.004360542,49.3962965285],[-1.0431677168,49.3891257253],[-1.0703623245,49.3904629995],[-1.0882948999,49.3831261925],[-1.1190816285,49.359971744],[-1.1145311315,49.3501843042],[-1.1133589938,49.3251739185],[-1.1402761717,49.3087555869],[-1.133576977,49.2853891414],[-1.1210495304,49.2811198637],[-1.1355300364,49.2700936883],[-1.1137651484,49.2616978159],[-1.0786729986,49.2344337449],[-1.0463305809,49.2212780566],[-1.0376762113,49.2221518055],[-1.0243382063,49.203864482],[-1.0080608988,49.2042309917],[-0.9732973041,49.1927952449],[-0.9542785828,49.2005858309],[-0.9530942401,49.2067088393],[-0.9330607527,49.2158755956],[-0.9258983153,49.227947636],[-0.9010419101,49.2029192539],[-0.9145689615,49.1915850028],[-0.9154541055000001,49.1789334722],[-0.9239238352,49.166146261],[-0.9407110176000001,49.1525215287],[-0.9225492821,49.1410815114],[-0.9082609623000001,49.1390496193],[-0.8863899783,49.1288501284],[-0.8938117536,49.117187483],[-0.8761130674000001,49.1118443966],[-0.8804760186,49.0890887388],[-0.8719794288,49.0813483242],[-0.8693507336,49.0676335899],[-0.8767467591,49.0551797618],[-0.8920551797,49.0476246517],[-0.8848083659,49.0386228103],[-0.8685339651,49.0386029766],[-0.8630013792000001,49.0264594589],[-0.8870399848,49.0223178461],[-0.9051523053,49.0115734679],[-0.9105645635,48.9946902034],[-0.9427887328000001,48.9680489851],[-0.9899763432,48.9514146209],[-0.9927107212,48.9418090109],[-1.0141253845,48.9409752303],[-1.0436153974,48.9338386018],[-1.0414196215,48.9218747261],[-1.020695649,48.9275618187],[-1.0135558988,48.9152286507],[-1.0242938055,48.9032379553],[-1.0493610988,48.8941737744],[-1.0593728225,48.8772331441],[-1.0765164018,48.8693946901],[-1.0909247968,48.8793324325],[-1.1045039469,48.8640103651],[-1.1146121834,48.8620194793],[-1.1419469203000001,48.8375088001],[-1.1553780246,48.8364130378],[-1.1597639278,48.8273076847],[-1.1226736824,48.8156690174],[-1.1024600357,48.8142656781],[-1.0915628549,48.7994990488],[-1.0936414091,48.784169242],[-1.0826713639,48.7778256341],[-1.0604499314,48.7748047627],[-1.0377427508000001,48.7827876226],[-1.0115839498,48.7720740525],[-1.0065415516,48.7774467675],[-0.9713830852,48.7801425882],[-0.9512851044,48.7891922861],[-0.9354722896000001,48.7750030696],[-0.9021340199000001,48.7684361675],[-0.8716724252,48.7557282818],[-0.8539985272,48.7641056874],[-0.8323380871,48.7654695123],[-0.8411855369000001,48.7523813984],[-0.8217397313,48.752812212],[-0.8004926773000001,48.7657368237],[-0.7944891876,48.7769040568],[-0.7767960867,48.7874191407],[-0.7404318032,48.7926803209],[-0.7125282994000001,48.8006764971],[-0.6902906519,48.8238128747],[-0.7054324967000001,48.838459096],[-0.6938457003,48.8473770252],[-0.6809202421,48.840637127],[-0.6560775633,48.8376659622],[-0.6450023377,48.8275202127],[-0.6238456013,48.8270751528],[-0.6040296626,48.8345318009],[-0.5805899178,48.8380414691],[-0.5745480288,48.8303666131],[-0.558890203,48.8354008605],[-0.5471783485,48.8475925591],[-0.5170778886,48.8508331511],[-0.4940951268,48.8485650724],[-0.4948656348,48.8588679027],[-0.4762979585,48.8588896548],[-0.4687902265,48.8693103279],[-0.40631760800000005,48.870063227],[-0.4058188654,48.8628987312],[-0.38793676460000004,48.8466484876],[-0.3702416029,48.8422814541],[-0.3702637441,48.8346565142],[-0.34558763330000003,48.8219374191],[-0.32694774590000003,48.8407765183],[-0.3357626886,48.8460802243],[-0.3285505837,48.8573023358],[-0.3060426679,48.8584388085],[-0.2981705645,48.8499143077],[-0.2697970577,48.854185889],[-0.2565624065,48.8489745535],[-0.2335563292,48.8472910645],[-0.2133381023,48.8402358483],[-0.1764269107,48.8344113944],[-0.1699834601,48.8247311843],[-0.1442844015,48.8212337153],[-0.1463800268,48.8346092368],[-0.1093550375,48.8422903898],[-0.0639822405,48.8437874744],[-0.05850167,48.8540231075],[-0.0373173834,48.8645024001],[-0.023424993300000002,48.878097361],[0.025960082500000002,48.8959468503],[0.0562369533,48.901787847],[0.06530295180000001,48.9253438225],[0.08104766100000001,48.9383780837],[0.10402069530000001,48.9400136161],[0.1356280231,48.9508255276],[0.1455988741,48.9418689211],[0.15392165200000002,48.9244812835],[0.17961377380000002,48.9295782951],[0.1872835263,48.9410640563],[0.21767148730000002,48.9462797891],[0.2324435883,48.9392866764],[0.24637397500000002,48.960209256],[0.2774655479,48.9656873379],[0.2801371381,48.9500208817],[0.3084614124,48.9543709862],[0.3331231028,48.9427107507],[0.3566667273,48.9496818396],[0.37176061850000003,48.9630572903],[0.38707553100000003,48.9660201762],[0.4062988999,48.9632373187],[0.41271797790000003,48.9504254438],[0.4312473955,48.9672068879],[0.4300880528,48.9873631577],[0.4338948074,49.0047518124],[0.445627268,49.0139664256],[0.4424168437,49.0247470119],[0.4277582777,49.0322886558],[0.390191893,49.0339519097],[0.37736627510000004,49.0489378766],[0.37947193220000003,49.0716342167],[0.3910682968,49.0779509925],[0.4170952905,49.073783999],[0.4188396056,49.0825090679],[0.39920193060000003,49.0873061275],[0.3985772305,49.0989641406],[0.4068325545,49.1119491523],[0.4082785425,49.1285740172],[0.42484723100000005,49.130031856],[0.42679560980000003,49.1468827099],[0.3906006775,49.1503761416],[0.3917317296,49.1781499474],[0.3883928916,49.197572162],[0.3948197446,49.2095039448],[0.3797126623,49.217213438],[0.3669724768,49.2159489535],[0.3381011614,49.2307529792],[0.3202298697,49.2524578215],[0.3452219641,49.2544660154],[0.36445979510000004,49.2631442713],[0.3835898743,49.2659605432],[0.3839850224,49.2856229931],[0.3632307966,49.2959996563],[0.3426669993,49.295645771],[0.32570245870000003,49.277847566],[0.3093547708,49.2858176939],[0.3227297838,49.2953571453],[0.3143573217,49.3083615888],[0.2981642451,49.3144466044],[0.31293887540000004,49.3225798507],[0.3254512859,49.339370092],[0.3055008423,49.3613526013],[0.3020957668,49.3749771028],[0.3085564928,49.3907612971],[0.2967357023,49.4123053967],[0.2968846939,49.4299241977]]],"type":"Polygon"}</text:p>
          </table:table-cell>
          <table:table-cell office:value-type="string" calcext:value-type="string">
            <text:p>49.099731425, -0.361586995</text:p>
          </table:table-cell>
          <table:table-cell table:number-columns-repeated="3"/>
          <table:table-cell table:formula="of:=[.E42]/[.D42]" office:value-type="float" office:value="31273.2390551181" calcext:value-type="float">
            <text:p>31273,2390551181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Seine-et-Marne</text:p>
          </table:table-cell>
          <table:table-cell office:value-type="float" office:value="9897" calcext:value-type="float">
            <text:p>9897</text:p>
          </table:table-cell>
          <table:table-cell office:value-type="float" office:value="310069724" calcext:value-type="float">
            <text:p>310069724</text:p>
          </table:table-cell>
          <table:table-cell office:value-type="float" office:value="17282" calcext:value-type="float">
            <text:p>17282</text:p>
          </table:table-cell>
          <table:table-cell office:value-type="float" office:value="32455" calcext:value-type="float">
            <text:p>3245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coordinates":[[[3.4147355035,48.3901877653],[3.4224674339,48.4127035715],[3.4118556758,48.4214217297],[3.3932532055,48.4241082537],[3.4049428896,48.4394106806],[3.4064939705,48.4525491391],[3.3940429831,48.4643628093],[3.3885307392,48.4771736162],[3.3933730504,48.4841818809],[3.4285499168,48.4907595949],[3.4352309135,48.4968697435],[3.4239323708000002,48.5142512988],[3.4053710962,48.5278521657],[3.4142269738,48.533475512],[3.4340388846,48.5286748282],[3.4569819568,48.5295846905],[3.4795428941,48.5453437545],[3.4771432098,48.5573689807],[3.4653533809,48.5704719227],[3.4853078287,48.5803439746],[3.4934835763,48.5900650488],[3.5152400385,48.5894934002],[3.5029892459000003,48.6046382793],[3.5351778111,48.6102972425],[3.555504612,48.6202285155],[3.5320825134,48.6331482217],[3.5280981659,48.6429751207],[3.489388237,48.6466367691],[3.4855790877,48.6419380546],[3.4565438558,48.633752202],[3.4520034064000003,48.6378865617],[3.4605732303,48.6530436119],[3.4458635819,48.6621232429],[3.4426993124,48.6723315797],[3.4554589137000002,48.6826472845],[3.4715798077,48.6857777485],[3.4769218298,48.6992431033],[3.4638789582,48.7072394432],[3.4697154718,48.73788311],[3.4441666203,48.7368368277],[3.4365080626,48.7532372783],[3.4082458094,48.752382963],[3.3959259477,48.7592878617],[3.4090548574,48.7822116313],[3.4271280875,48.7800087316],[3.4428063462000003,48.7858561759],[3.4420921816,48.803733188],[3.4231014325,48.8006864712],[3.404524018,48.8090457148],[3.4163355014,48.8179700651],[3.4412495637,48.8114781152],[3.4605332352,48.8153599223],[3.4851816729,48.8252355235],[3.4913041432,48.8346169316],[3.4850192327,48.8518453231],[3.4702215298,48.8511777245],[3.4661845518,48.8425957889],[3.4458216776,48.8432696745],[3.4521275594,48.8561443605],[3.4248003353,48.8661955806],[3.4078320666,48.8632724369],[3.405936329,48.8760816324],[3.3813712788,48.8715507121],[3.3835920076,48.884499135],[3.3692840489,48.8938168454],[3.3760637096,48.9105999522],[3.3660718099,48.9230625668],[3.3302940035,48.908707003],[3.3132602963,48.9212500556],[3.3126247601,48.9338028239],[3.304410963,48.948779527],[3.2845265118,48.9405309485],[3.2649258263,48.9387881477],[3.2518896386,48.9723337703],[3.2311562677,48.9769453923],[3.2251464564,48.991320047],[3.209439171,48.993971491],[3.197691223,49.0086421437],[3.1685846938,49.0169941965],[3.1611429351,49.0242752347],[3.177153369,49.0301351211],[3.1899068492,49.0460291722],[3.1818195845,49.0626886881],[3.1662248076,49.0779877168],[3.1534213943,49.0833536887],[3.1652323745,49.0998630469],[3.0801887499,49.1120356718],[3.0719612817,49.1177573694],[3.0567525671,49.1024195534],[3.0500146673,49.0860648441],[3.0085402021,49.0916081605],[2.9911831727,49.0839961395],[2.9868307899,49.0708818561],[2.9753119203000002,49.0739407128],[2.9651946973000003,49.0911098075],[2.9428701196000002,49.0782392319],[2.9258518509,49.0780618004],[2.9014422368,49.085340721],[2.8701627695000003,49.0700985248],[2.8550382695,49.0734871815],[2.8450807722,49.0848344348],[2.8199719511,49.0874105288],[2.809213065,49.0975333641],[2.7838677682,49.0889038391],[2.7872821475,49.0755272157],[2.7537944059,49.060778406],[2.7346059234,49.0605262549],[2.7298251702,49.0749972908],[2.7061849283,49.0653092568],[2.6731445025,49.0910913506],[2.6504781524,49.100870345],[2.6354283362,49.1019855304],[2.6102103232,49.0928854787],[2.5902992026,49.0799040422],[2.570949958,49.0605784405],[2.5845112469,49.0528330314],[2.5679258264,49.0390845736],[2.5660112339,49.0285922573],[2.5452630687,49.02237937],[2.5534556328,49.0101414031],[2.5691372061,49.011283159],[2.5814429258000002,48.9859679193],[2.562209664,48.979142461],[2.5934875165999998,48.9474525405],[2.6027224405,48.9293812943],[2.5893380907,48.9222489796],[2.5923231247,48.9077150348],[2.5838889433,48.8948000074],[2.562765212,48.889713815],[2.5680428060000002,48.8744500339],[2.5832249276,48.8554156474],[2.5741738421,48.8534439131],[2.592420641,48.8269632579],[2.5917754297,48.8072496815],[2.5998893497999997,48.794994323],[2.5883039368,48.7830210069],[2.5921713188,48.7710731965],[2.6072183843,48.7744046265],[2.6148346707,48.7611101741],[2.602743306,48.7589713475],[2.5939012144999998,48.7355099275],[2.56922865,48.7111088891],[2.5717595828,48.6920036546],[2.5852426144000002,48.6791412445],[2.547554108,48.671798477],[2.5334130462999997,48.6572532381],[2.5479396647,48.6496617208],[2.5414057255999998,48.6323392919],[2.5156038852,48.6292471875],[2.5406391293,48.6112939036],[2.5439345897,48.6040761592],[2.5342252227,48.5893644168],[2.5184290682,48.5845645468],[2.5221631927,48.5733981757],[2.4995024309,48.5428978159],[2.5023892477,48.5342082747],[2.4976033216,48.5172794255],[2.5151955783,48.5049874745],[2.5102779472,48.4883829747],[2.5016343211,48.4846540886],[2.5071053303,48.469686462],[2.4997536455000002,48.4591992634],[2.5072224923,48.4508593432],[2.5004463747,48.4402655546],[2.527733351,48.4154396591],[2.52171304,48.4049892533],[2.4740057975,48.3904319119],[2.4849431126,48.3834353671],[2.4678955487,48.3763226535],[2.4536340587,48.3754615355],[2.4372652771,48.3606873572],[2.4291894273,48.346721126],[2.4328813709,48.3392864569],[2.394275008,48.3319352436],[2.4029686638,48.3206436172],[2.4188911986,48.3015987653],[2.4233183968,48.2885514805],[2.4175747874,48.2784415029],[2.4235097287,48.2602169092],[2.4531868897,48.2501003927],[2.4686961215,48.255334036],[2.4841737311,48.2389068852],[2.5062716931,48.2386287423],[2.506634005,48.2258136628],[2.5210384596,48.2065587604],[2.5229816346,48.1948610273],[2.5071503828,48.1797591808],[2.5167734992,48.1667613953],[2.5059538639,48.1565062008],[2.4831561496,48.1646006578],[2.474624894,48.1490038902],[2.4599146474999998,48.1368669172],[2.4439589675,48.1315844311],[2.4543461111,48.1224345929],[2.4649218250000002,48.1293507644],[2.4903633433,48.1266387936],[2.5215766186,48.1275821046],[2.5379128778,48.1406572326],[2.5706223002,48.1409193903],[2.5747182548,48.1312995981],[2.6030355178,48.1316061609],[2.621814844,48.1363794408],[2.6438827284,48.1374559441],[2.6626537399,48.1223127709],[2.7032908357,48.1242801908],[2.7205655623,48.1369633346],[2.7556234507,48.1458865158],[2.7552075523,48.1602018671],[2.7799998604000002,48.1676219894],[2.8082762488,48.1662738919],[2.7985530519,48.1524283707],[2.8007816726,48.1316316816],[2.8209268256,48.1297230379],[2.8363213152,48.134057416],[2.8701063784,48.1564970373],[2.9366236841,48.1634557975],[2.9402519357,48.1829727346],[2.9553470575,48.1925100824],[2.9709647621,48.19421017],[2.9732387335,48.2056182657],[3.0070654186,48.2148105915],[3.0230919669,48.2304475768],[3.0188326555,48.2351154442],[3.0314282681,48.2488530799],[3.047353993,48.2496953483],[3.0454685473,48.2707404252],[3.0247307278,48.2760280826],[3.0296141489,48.2857774453],[3.0185965084,48.2949578768],[3.0146476295,48.306285099],[3.0431765661,48.3322529092],[3.0370634253,48.3426645462],[3.0461338474,48.3579678668],[3.0786487314,48.3612580008],[3.1079680464,48.3534507883],[3.1170451755,48.3665146507],[3.1378721398,48.3722898079],[3.1669121616,48.3708957459],[3.1715663386,48.377422581],[3.2002330254,48.3636421451],[3.2233274395000002,48.3704681802],[3.2545068384,48.3651052632],[3.2680449382,48.3778365535],[3.2912693273,48.3800417573],[3.331787234,48.3723608184],[3.365175415,48.3722725402],[3.3672557858,48.3942498457],[3.3834397039,48.3992448829],[3.4147355035,48.3901877653]]],"type":"Polygon"}</text:p>
          </table:table-cell>
          <table:table-cell office:value-type="string" calcext:value-type="string">
            <text:p>48.627498756, 2.934085752</text:p>
          </table:table-cell>
          <table:table-cell table:number-columns-repeated="3"/>
          <table:table-cell table:formula="of:=[.E43]/[.D43]" office:value-type="float" office:value="31329.667980196" calcext:value-type="float">
            <text:p>31329,66798019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office:value-type="string" calcext:value-type="string">
            <text:p>Doubs</text:p>
          </table:table-cell>
          <table:table-cell office:value-type="float" office:value="6539" calcext:value-type="float">
            <text:p>6539</text:p>
          </table:table-cell>
          <table:table-cell office:value-type="float" office:value="204941122" calcext:value-type="float">
            <text:p>204941122</text:p>
          </table:table-cell>
          <table:table-cell office:value-type="float" office:value="11628" calcext:value-type="float">
            <text:p>11628</text:p>
          </table:table-cell>
          <table:table-cell office:value-type="float" office:value="31423" calcext:value-type="float">
            <text:p>3142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coordinates":[[[6.137963878,46.5578022433],[6.1104729219,46.5764387291],[6.1265200164,46.5899196251],[6.1965039966,46.6286575323],[6.2327557308,46.6544584818],[6.267255259,46.676210942],[6.281993413,46.6906741574],[6.2970614199,46.6942811438],[6.3251128262,46.7064740141],[6.3412323948000004,46.7101197161],[6.3710469105,46.730689603],[6.3839276232,46.7310342289],[6.395198916,46.748470157],[6.4193428676,46.7531376432],[6.4381919368,46.7617765583],[6.4584151445,46.7887767186],[6.4347871949,46.8014883187],[6.4310406408,46.8123574478],[6.4408341583,46.8158201717],[6.4431601688,46.8327119073],[6.4600286967,46.8512975551],[6.4646183877,46.8903562066],[6.4326890245,46.9286826107],[6.4603381002,46.9438349217],[6.4777483794,46.9617777791],[6.496484381,46.9741445146],[6.5048065679,46.9656941774],[6.5718816115,46.9820435654],[6.5961936127000005,46.9923852714],[6.6179729951,46.9916472648],[6.6335770052,46.9981507047],[6.6591961821,47.0273433001],[6.6765182148,47.0351108766],[6.6965396637,47.0373068795],[6.7115061862,47.0480408081],[6.7084665048000005,47.058048481],[6.6915066405,47.0666748682],[6.725694457,47.0918801023],[6.744567205,47.0926841306],[6.747486205,47.110385212],[6.7674476344,47.1210668416],[6.8062939239,47.130874491],[6.8499017235,47.1564391058],[6.8582694864,47.1643356715],[6.8407306648,47.170801506],[6.8640069754,47.1804264181],[6.8806976332000005,47.2005497708],[6.9211260485,47.2205682383],[6.9279268526,47.2286656367],[6.9556557545,47.2440173336],[6.9475373951,47.2502812325],[6.951867933,47.2701713614],[6.9410172181,47.2866897337],[6.9487833431,47.2915443966],[6.972754993,47.2912601311],[6.9959765989000005,47.2957236768],[7.009763616,47.3027564666],[7.0161868271,47.3146761131],[7.009990935,47.3245263535],[7.0338477425,47.3283110001],[7.0456444179,47.3264959081],[7.0569612888,47.3344028367],[7.0499366048,47.3614307988],[7.0340784181,47.3696672005],[7.0115154262,47.3724255019],[6.9943448927,47.3632266732],[6.9240774999,47.3551796601],[6.9037508488,47.3595314443],[6.8830014674,47.3524119378],[6.8835996116,47.3728650921],[6.9120687336,47.3861927902],[6.9171835316,47.4053454616],[6.9384343291,47.40608105],[6.9403029818,47.4333230503],[6.9307456538,47.4583592458],[6.9219997709,47.4624903125],[6.9085092082,47.4954793417],[6.9301879234,47.5004131024],[6.9352247707,47.4856169636],[6.9468263002,47.4875891229],[6.9454791332,47.5051044243],[6.9382136788,47.517123753999996],[6.9208062574,47.5201444936],[6.9161702604,47.532445798],[6.9019794598,47.549981573],[6.8743279837,47.5513168813],[6.83063743,47.5464355989],[6.816779798,47.5478293368],[6.8070867993,47.5630663747],[6.797286741,47.5491807665],[6.7806319306,47.5366489143],[6.755266418,47.5423643104],[6.7413852202,47.5563866386],[6.7277036691,47.5608206354],[6.7147508275,47.5530608564],[6.6886023621,47.5606893393],[6.6891610952,47.5708019847],[6.6520345587000005,47.5724591646],[6.6702805927,47.5580236532],[6.6484193932,47.5360932017],[6.6245969041,47.5289485035],[6.6111955404,47.5305054445],[6.596676581,47.5421153144],[6.5720366736999996,47.536422459],[6.5838917579,47.5100091774],[6.5738675005000005,47.4959548864],[6.5534288381,47.4928662198],[6.5351412286,47.5049250005],[6.5200948446,47.4964405189],[6.49589674,47.5056880066],[6.4832348358,47.497585062],[6.4685573588,47.4951363016],[6.46349482,47.5121154411],[6.4409622896,47.5147159562],[6.4114903842,47.5225024733],[6.393519406,47.5167015347],[6.3928349465,47.5077188203],[6.3662816386,47.5130419407],[6.3462734061,47.5051899365],[6.3348166246,47.5062672525],[6.3210561838,47.4858672363],[6.3025025472,47.4915259445],[6.3007491827,47.4678949529],[6.2867544962,47.4608040825],[6.2801775945,47.4439696818],[6.2652794865,47.4465420908],[6.262226608,47.4305087658],[6.2524641431,47.4242178413],[6.2390037415,47.4318308527],[6.2318418447,47.4142958603],[6.2065418648,47.4313636464],[6.1983112901,47.4198241329],[6.1716522363,47.4116307162],[6.1805666499,47.4052527626],[6.1596382752,47.3878194267],[6.1294616118,47.3883530928],[6.1243492211,47.3950943189],[6.1045978507,47.384582137],[6.1197148181,47.3685193962],[6.0819406566,47.3709772198],[6.0820342448,47.3575639184],[6.0679104216,47.3493811072],[6.0389494182,47.3459471543],[6.0185306259,47.331229574],[6.00047639,47.3399793685],[5.9779285631,47.3260054315],[5.9671058023,47.3366830494],[5.9310072521,47.3440563067],[5.931663596,47.3291946841],[5.9062566190000005,47.3320054423],[5.8842600832,47.3215656725],[5.8532448536,47.3109593368],[5.8446589898,47.3023033241],[5.8097406371,47.2953233823],[5.8003207087,47.2898327985],[5.7859197873,47.2915622683],[5.7708738845,47.2771386796],[5.7581225004,47.2765274133],[5.7352381114,47.2634377038],[5.7126876238,47.2707080321],[5.6987026742,47.2649063332],[5.7193796624,47.2403937414],[5.7201414315,47.2198205188],[5.7374699219,47.2089350189],[5.7539491039,47.2063526843],[5.7614606898,47.1934919996],[5.7803650146,47.1928135151],[5.7883401004,47.1743922876],[5.8114159652,47.1685740088],[5.8133521168,47.149964715],[5.8234124405,47.1418406379],[5.8021492858,47.1106678382],[5.7854589805,47.0951861524],[5.7687406818,47.0899619525],[5.778807822,47.0744352279],[5.7834583824,47.054885902],[5.7636964687,47.0446490752],[5.7455231622,47.0574055909],[5.7367639963,47.0496966791],[5.7531371647,47.0397645382],[5.7441036938,47.0223251614],[5.7631595398,47.0114418838],[5.770552051,47.0182348153],[5.7892612086,47.0211111735],[5.7985851066,47.0293358868],[5.7972203278,47.0418724729],[5.8146095705,47.0464678876],[5.8137279234,47.017432592],[5.8820860796000005,47.0050083288],[5.8866227814,46.9969693387],[5.9110757735,46.9994973875],[5.9130393211,46.9894409295],[5.9235400051,46.9785979674],[5.9409939491,46.9864016307],[5.9685371604,46.9805982532],[5.9795082848,46.9635253989],[5.9563870736,46.9486498555],[5.9971433205,46.9335279983],[5.9816788325,46.9192194679],[5.9826448204,46.9084094189],[6.0122082076,46.890303386],[6.005802828,46.873066616],[6.03269466,46.8708906296],[6.0226990678,46.8525904423],[6.0479289475,46.848516997],[6.0648899705,46.8603630741],[6.1043081134,46.8450368733],[6.1146456024,46.8353906596],[6.1513405997,46.8212682189],[6.1571722683,46.8086404908],[6.1829605849,46.794770157],[6.207185609,46.765224079],[6.183694751,46.7551100189],[6.1774250951,46.7399617122],[6.1391200868,46.725046819],[6.1130294926,46.7078533241],[6.0697926554,46.6896556022],[6.1059886021,46.650544902],[6.1002112108,46.6435248191],[6.0666534035,46.6285647025],[6.0484848821,46.6078457874],[6.0712427775,46.5943544708],[6.0954368051,46.5758848799],[6.1313180166,46.553798491],[6.137963878,46.5578022433]]],"type":"Polygon"}</text:p>
          </table:table-cell>
          <table:table-cell office:value-type="string" calcext:value-type="string">
            <text:p>47.165956767, 6.362729954</text:p>
          </table:table-cell>
          <table:table-cell table:number-columns-repeated="3"/>
          <table:table-cell table:formula="of:=[.E44]/[.D44]" office:value-type="float" office:value="31341.3552530968" calcext:value-type="float">
            <text:p>31341,355253096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4</text:p>
          </table:table-cell>
          <table:table-cell office:value-type="string" calcext:value-type="string">
            <text:p>Val-de-Marne</text:p>
          </table:table-cell>
          <table:table-cell office:value-type="float" office:value="20220" calcext:value-type="float">
            <text:p>20220</text:p>
          </table:table-cell>
          <table:table-cell office:value-type="float" office:value="636418211" calcext:value-type="float">
            <text:p>636418211</text:p>
          </table:table-cell>
          <table:table-cell office:value-type="float" office:value="33718" calcext:value-type="float">
            <text:p>33718</text:p>
          </table:table-cell>
          <table:table-cell office:value-type="float" office:value="33177" calcext:value-type="float">
            <text:p>3317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"coordinates":[[[2.3207207142,48.7487580493],[2.3567260797,48.7381335863],[2.3693385522,48.746131249],[2.3707628476,48.7200314058],[2.3851381411,48.7189910129],[2.4018509698,48.726726698],[2.4199294817,48.7207797219],[2.4397193054,48.725342738],[2.4485076455,48.7218119632],[2.4800574177,48.7280140475],[2.5061694885,48.7358825882],[2.5157588629000003,48.7290996498],[2.5175199797,48.7171270969],[2.5285162376,48.7037485251],[2.5442706453,48.698557812],[2.553920836,48.6883574952],[2.5717595828,48.6920036546],[2.56922865,48.7111088891],[2.5939012144999998,48.7355099275],[2.602743306,48.7589713475],[2.6148346707,48.7611101741],[2.6072183843,48.7744046265],[2.5921713188,48.7710731965],[2.5883039368,48.7830210069],[2.5998893497999997,48.794994323],[2.5917754297,48.8072496815],[2.56975634,48.8152227297],[2.5709987876,48.8226154734],[2.5054843553,48.8572123857],[2.4694435625,48.8607740887],[2.4471401241,48.8511625728],[2.4163411303,48.8492337836],[2.4195389529,48.8414492409],[2.4407581534,48.8459643493],[2.4617939224,48.8427305322],[2.4696618285,48.8367876595],[2.4626960628,48.8190597706],[2.4373286147,48.8181768229],[2.4279584926,48.8239000419],[2.4022373497,48.8295895672],[2.363328924,48.8161481346],[2.3318980606,48.8170109297],[2.3255578262,48.8095805617],[2.3186962649,48.7879974096],[2.3245803007,48.7790744654],[2.3086935027,48.7554096256],[2.3207207142,48.7487580493]]],"type":"Polygon"}</text:p>
          </table:table-cell>
          <table:table-cell office:value-type="string" calcext:value-type="string">
            <text:p>48.777436004, 2.4692852690000002</text:p>
          </table:table-cell>
          <table:table-cell table:number-columns-repeated="3"/>
          <table:table-cell table:formula="of:=[.E45]/[.D45]" office:value-type="float" office:value="31474.6889713155" calcext:value-type="float">
            <text:p>31474,688971315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2</text:p>
          </table:table-cell>
          <table:table-cell office:value-type="string" calcext:value-type="string">
            <text:p>Loire</text:p>
          </table:table-cell>
          <table:table-cell office:value-type="float" office:value="5494" calcext:value-type="float">
            <text:p>5494</text:p>
          </table:table-cell>
          <table:table-cell office:value-type="float" office:value="174961401" calcext:value-type="float">
            <text:p>174961401</text:p>
          </table:table-cell>
          <table:table-cell office:value-type="float" office:value="9395" calcext:value-type="float">
            <text:p>9395</text:p>
          </table:table-cell>
          <table:table-cell office:value-type="float" office:value="33589" calcext:value-type="float">
            <text:p>33589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coordinates":[[[4.4831366214,45.2365698355],[4.5092026335,45.2311730286],[4.5196080324,45.242265101],[4.5292925896,45.2399382436],[4.5675934786,45.2481857455],[4.5849685317,45.244913753],[4.6065301506,45.2541947442],[4.606233048,45.2625612427],[4.5908819461,45.2736718849],[4.5980462485,45.289498979],[4.6243837506,45.3110904162],[4.6434384472,45.3189395039],[4.6391024906,45.3258578358],[4.6587147296,45.3382076027],[4.6801904798,45.3462840813],[4.6998969009,45.345406592],[4.7234324954,45.3549882644],[4.7257083033,45.3618090589],[4.7555085369,45.3661059357],[4.7599659378,45.3829776539],[4.754507322,45.3976938332],[4.7425170174,45.4126735861],[4.7437954766,45.4202482031],[4.7581841271,45.4309397182],[4.7571346565,45.455608759],[4.7435114958,45.4704114693],[4.7394593637,45.486784826],[4.7219658929,45.4943131483],[4.6963996393,45.4766817437],[4.6616637237,45.4868808892],[4.6542458596,45.4997267467],[4.6485700074,45.5213937589],[4.6725690058,45.5484725212],[4.6874765079,45.5582651785],[4.6718085303,45.5704945427],[4.6470021265,45.5546072474],[4.6447792105,45.5405596665],[4.6181250751,45.574168544],[4.5867702809,45.5708011994],[4.5688387437,45.5834836954],[4.5461064155,45.5807732988],[4.5253957651,45.5730053379],[4.5105787009,45.5777500415],[4.5046156503,45.5870345358],[4.4897188217,45.5842886978],[4.4724188273,45.5973884196],[4.4606220276,45.6011807934],[4.4400286468,45.6238152387],[4.4105058633,45.6319822833],[4.3926142132,45.6536687071],[4.3926664593,45.6625878242],[4.3683686902,45.6727123634],[4.3657354706,45.6841803791],[4.3732467846,45.6915182791],[4.3740466281,45.7125497501],[4.3810636213,45.7158034952],[4.3918749462,45.7396677015],[4.4028661836000005,45.7438923397],[4.3910274371,45.7550590787],[4.3673635784,45.7486694196],[4.3479835241,45.769133348],[4.3762998184,45.7822297037],[4.3739888483,45.8051391777],[4.3823486273,45.8437092323],[4.3960308527,45.8604422522],[4.3911970096,45.8650446519],[4.3630438097,45.8645384187],[4.3425847586,45.8769579343],[4.3379662475,45.8893476091],[4.3235174172,45.9041617342],[4.339457449,45.9114447299],[4.3366176292,45.9315522822],[4.2947562802,45.952942278],[4.3010390447999995,45.9576380955],[4.2907482447,45.9721594009],[4.2752744332,45.9799034533],[4.2571071114,45.9815691553],[4.2492308417,45.9954607816],[4.2995482084,45.9891262945],[4.3126203471,46.0056234628],[4.3058690889,46.0217009028],[4.2882414066,46.0171546127],[4.2769155683,46.0228062305],[4.2505899576,46.0502628923],[4.285887219,46.0537533556],[4.3004524989,46.0652348899],[4.3124837878,46.0937358507],[4.3050679885,46.0994709148],[4.3201185401,46.1168372273],[4.3225232852,46.1307570556],[4.3619001876,46.1387529887],[4.3813772676,46.1499548052],[4.4069498444,46.1388036856],[4.4219276121,46.1420863986],[4.4221221175,46.1505427079],[4.4389281298,46.1678862683],[4.4206182519,46.1793484091],[4.4063038354,46.1822571212],[4.3957751021,46.1953892171],[4.4191197799,46.2006066755],[4.4218691639,46.2083447576],[4.4106991959,46.2161752155],[4.3873351241,46.2200047422],[4.3736172745,46.2045995278],[4.3627678903,46.1999459853],[4.3741612506,46.1868696524],[4.3609571714,46.1817598815],[4.3465101994,46.1874437049],[4.3273374956,46.1822655134],[4.3153038975,46.1706416273],[4.3032210336,46.174460713],[4.2889857529,46.1700641878],[4.2810366754,46.1560650151],[4.2499487885,46.1581404322],[4.2569970028,46.1727613655],[4.2522892845,46.1878344109],[4.2329514962,46.1796360353],[4.2228084191,46.1817611333],[4.2078279818,46.1949402218],[4.1834071321,46.1864136174],[4.1883722572,46.175117096],[4.166088976,46.1729280333],[4.133239445,46.1773426448],[4.1038293184,46.1985532595],[4.0946002381,46.1928238936],[4.0580358429,46.1876162535],[4.0275051068,46.1694140796],[4.0183999546,46.1723841333],[3.9858550022,46.1713328692],[3.9727835417,46.186820649],[3.9727102074,46.2027889664],[3.934588744,46.2063299116],[3.9206392253,46.2031846231],[3.8901309722,46.2144870499],[3.8964857552,46.2327036884],[3.9100441827,46.2478782187],[3.9058702135,46.2712228434],[3.8995260162000003,46.2759307125],[3.8777876834000002,46.2758887351],[3.8676584396,46.2624043518],[3.8215027557,46.2598182575],[3.8050659419,46.2545010133],[3.8031720746,46.2395512461],[3.7823668788,46.2441087574],[3.7682075368,46.2388146866],[3.7733475182,46.2271865235],[3.7849433072,46.2209213964],[3.7908819661,46.210440448599996],[3.7888003120000002,46.1857579107],[3.8016608773,46.1729029185],[3.8061962133,46.1609802065],[3.7898393226,46.1552722432],[3.8021372659,46.1306645597],[3.7955002536,46.1122403925],[3.8058526548,46.1077646632],[3.8218751676,46.0879829425],[3.8152517323,46.0693526591],[3.8074870374,46.0618292698],[3.8070047335,46.0454555187],[3.8136537795,46.0398075504],[3.8142767651,46.0225847634],[3.8225602688,46.0131512227],[3.8279208469,45.9967034173],[3.8222067148,45.9907051018],[3.798778274,45.9842006378],[3.7876560009,45.9731064622],[3.764724813,45.9764596344],[3.7472405448,45.9669667603],[3.736323506,45.9666078241],[3.7162958234,45.9740765076],[3.7013031601,45.969892837],[3.7058141318,45.9565892163],[3.694051383,45.9499953354],[3.6940151633,45.93072787],[3.7185364528,45.9239865409],[3.7400009858,45.9090227273],[3.7543669308,45.8861281193],[3.738880738,45.8723198683],[3.7169650688,45.8686688693],[3.7190248245,45.8511494958],[3.7283738113,45.8313049773],[3.7174731101000003,45.8190276012],[3.7218670366,45.8136720734],[3.7116169642,45.7995466308],[3.6953353836,45.7952319162],[3.7012276622,45.781238225],[3.7108217968,45.7831791705],[3.7318216449,45.7745079422],[3.7388919147,45.766816379],[3.7276237235,45.7559338047],[3.7459113538,45.7422533025],[3.7577785389000002,45.7469415858],[3.7737472971,45.7255239065],[3.7827600564,45.706691934],[3.7767426738000003,45.6913471348],[3.7956473349,45.6719727005],[3.8058592314,45.6552069809],[3.8179380074,45.6465306277],[3.8234335877000003,45.6325656732],[3.8356734822,45.6269957296],[3.8582333786,45.6250987214],[3.8609133042,45.6155244994],[3.8917411868,45.6002004213],[3.9027748901,45.5992388865],[3.9172288579,45.5874608883],[3.9350851696999998,45.5785767997],[3.9442824622,45.5630691986],[3.9543510025,45.5559644624],[3.9462421487,45.5457551921],[3.9650924889,45.5031831885],[3.9846582124000003,45.4953866704],[3.9833010344,45.4820877508],[3.9681292643,45.4755890183],[3.9737059972,45.4584865099],[3.9631954963,45.4357632737],[3.9195916692,45.4246386563],[3.9085725587,45.4180178355],[3.8893913736,45.3950005639],[3.8950202952,45.3813364388],[3.8908921008,45.3708297983],[3.897452891,45.3569897728],[3.9046849902,45.3379831603],[3.9188629726,45.3404611506],[3.9231445005000003,45.359338395],[3.9323954208,45.3576921732],[3.9380736606,45.3714523081],[3.9576782699,45.3709163124],[3.9748860719,45.3760115996],[3.9857767512,45.3645094191],[4.0022390597,45.3559092403],[4.0152545129,45.3331556383],[4.0432641755,45.3559416171],[4.0535719206,45.3529130032],[4.0637598475,45.337053862],[4.0784969078,45.344885244],[4.0764659117,45.3545017357],[4.1079099084,45.3610823686],[4.1196076084,45.3694905473],[4.1545312153,45.3651952542],[4.1581585155,45.3727070845],[4.1455217987,45.3836714791],[4.1787401765,45.3924666419],[4.1930573988,45.3845154227],[4.218448029,45.3848086381],[4.2263455119,45.3898925965],[4.2466982874,45.3836927628],[4.2519959617,45.3735509775],[4.2712493476,45.3721228799],[4.2715545141,45.3584137113],[4.2887263049,45.3563685623],[4.2951934026,45.3676744483],[4.3080554317,45.3714424762],[4.3353053482,45.3679500222],[4.3594901431,45.3502481619],[4.3657472309,45.3387418569],[4.3328722078,45.3187941806],[4.346629531,45.3075182383],[4.3650443254999995,45.3009532577],[4.3676897556,45.2940946076],[4.3506045972,45.2735972578],[4.3604409541999996,45.2716111455],[4.3689793899,45.2608397153],[4.387539677,45.2622274228],[4.4185628252,45.2752990263],[4.4352779488,45.2747318067],[4.4479642113,45.2576435906],[4.4831366214,45.2365698355]]],"type":"Polygon"}</text:p>
          </table:table-cell>
          <table:table-cell office:value-type="string" calcext:value-type="string">
            <text:p>45.728021616, 4.164533893</text:p>
          </table:table-cell>
          <table:table-cell table:number-columns-repeated="3"/>
          <table:table-cell table:formula="of:=[.E46]/[.D46]" office:value-type="float" office:value="31845.9048052421" calcext:value-type="float">
            <text:p>31845,9048052421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8</text:p>
          </table:table-cell>
          <table:table-cell office:value-type="string" calcext:value-type="string">
            <text:p>Yvelines</text:p>
          </table:table-cell>
          <table:table-cell office:value-type="float" office:value="12048" calcext:value-type="float">
            <text:p>12048</text:p>
          </table:table-cell>
          <table:table-cell office:value-type="float" office:value="391101883" calcext:value-type="float">
            <text:p>391101883</text:p>
          </table:table-cell>
          <table:table-cell office:value-type="float" office:value="20057" calcext:value-type="float">
            <text:p>20057</text:p>
          </table:table-cell>
          <table:table-cell office:value-type="float" office:value="32105" calcext:value-type="float">
            <text:p>3210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"coordinates":[[[2.2005910093,48.908679329899996],[2.2051703678,48.9220341044],[2.1992842012000002,48.9352704986],[2.2058674289,48.9498613072],[2.1779484835,48.9545634621],[2.1752708277,48.9735819583],[2.1557041543,48.9855886716],[2.1269973735,48.9892365743],[2.1207126383,48.9933003214],[2.1271200524,49.0096721882],[2.1102319474,49.0087352627],[2.084862477,49.0145515209],[2.0747602353,49.0066793422],[2.0286235374,49.0016557069],[2.011984298,49.0045953734],[1.9921912703,49.021044703],[1.9741312514,49.0194798996],[1.9464412625,49.026482746],[1.9378845896999999,49.0218912622],[1.9084603784,49.0481806317],[1.8832781708000002,49.033708528],[1.8817369685,49.0197321325],[1.8592696204,49.0238300836],[1.8590918841000001,49.0415655513],[1.8650619812,49.057488521],[1.8409167937,49.0645976515],[1.8284831293,49.0762724036],[1.7968228154,49.0720704011],[1.7943542486,49.0585596016],[1.7574894216999999,49.0579888629],[1.7511870902000002,49.0479713102],[1.7318568637,49.0505142734],[1.7229311843000001,49.0447254805],[1.693558152,49.0568124655],[1.6972980512,49.0655229546],[1.6723772935999999,49.0785422566],[1.6526870477000002,49.0819076089],[1.6271393709000002,49.0773281121],[1.6087475948,49.0777110397],[1.5978843741,49.0839741401],[1.5503703227,49.0725633192],[1.5207432746,49.0690421432],[1.4797033899,49.0519627049],[1.4617911245,49.0639717507],[1.4463000571,49.0463299507],[1.4582438874,49.0345379467],[1.4579854057000001,49.0259719407],[1.4770129512,49.0168237989],[1.4806716484,49.0010378183],[1.4614947013,48.9889549829],[1.4786952374,48.9806814727],[1.5152158068000001,48.9765279823],[1.4966377348,48.9694720022],[1.5013974067,48.9410340374],[1.5073354256,48.9275656034],[1.538411011,48.922547684],[1.5451997837,48.913028065],[1.5387754293,48.9047119699],[1.5607853851,48.8877434524],[1.5459604306,48.8723734398],[1.5589655723,48.8638050517],[1.5842243429,48.860358494],[1.5773540592000002,48.8446244292],[1.5980945733,48.838892284],[1.5841891969000002,48.8263389896],[1.5911690255000002,48.815071625],[1.5800663587,48.8089010146],[1.5753971934000002,48.7908803909],[1.5878942258,48.7737488694],[1.5842763359,48.7619284177],[1.6084171996,48.7607324177],[1.6267527684,48.7481037603],[1.6099362621000002,48.7288260128],[1.579029927,48.7020917979],[1.5823101997,48.6963500656],[1.6118463019,48.6892911767],[1.6011165576000002,48.6683652058],[1.6213087518,48.6496645171],[1.6512304787,48.6382057756],[1.6550038186,48.6225823264],[1.6635534308,48.61687234],[1.7149744462,48.6146683827],[1.7182280519000002,48.6051889573],[1.7018522206000002,48.5850484095],[1.7270006556,48.5726026006],[1.7574537358,48.5750899936],[1.7628062376,48.5646945143],[1.7779715274,48.5526438201],[1.7875428928,48.5538159757],[1.7755503464,48.5276782345],[1.7854002984,48.4901289885],[1.8033407373,48.4725220529],[1.8012878337,48.4660161864],[1.8324312593,48.467489867],[1.8459968678,48.4472474877],[1.8707849231,48.4398319783],[1.9064630851,48.4397576511],[1.9209485798000001,48.4479508003],[1.9220155291,48.4577088385],[1.915051144,48.4736627633],[1.932679463,48.4806250748],[1.9341144232,48.4959280559],[1.9466441756,48.5105388859],[1.9457079319,48.5177116837],[1.9663492458,48.5336233818],[1.9343605673000002,48.5486663972],[1.9378535849,48.5629199447],[1.9645736312,48.5607076433],[1.9785744318,48.5537279432],[2.0169909075,48.5576915277],[2.0226495279,48.5799720459],[2.0361397662,48.5896933778],[2.0345908582,48.6037629907],[2.0497028904,48.6083042106],[2.0459397613,48.6223083661],[2.0350670709,48.6357772175],[2.0119479134,48.6519497605],[2.0282504788,48.6572229234],[2.0339555355,48.6793007312],[2.0456579626,48.6874807791],[2.0695021647,48.690006151],[2.0820026755,48.685535294],[2.1103390902,48.7147238947],[2.1085562395,48.7276802664],[2.0980314724,48.7346899851],[2.1196133058,48.7423185148],[2.1349109461999998,48.7375255483],[2.142572525,48.7491965002],[2.1612407281,48.7501278142],[2.1669540744,48.7560592297],[2.1930294113,48.7602543064],[2.2054963823,48.7697361358],[2.2265538843,48.7761019964],[2.2026237286,48.7984311294],[2.1829371405,48.7972278646],[2.1767433739,48.8140088389],[2.1517649797,48.8169003068],[2.1457273662,48.8417678791],[2.1510391812,48.8480950748],[2.1484785997999998,48.868443153],[2.1683291182,48.8950038455],[2.2005910093,48.908679329899996]]],"type":"Polygon"}</text:p>
          </table:table-cell>
          <table:table-cell office:value-type="string" calcext:value-type="string">
            <text:p>48.815322951, 1.841259514</text:p>
          </table:table-cell>
          <table:table-cell table:number-columns-repeated="3"/>
          <table:table-cell table:formula="of:=[.E47]/[.D47]" office:value-type="float" office:value="32461.9756806109" calcext:value-type="float">
            <text:p>32461,975680610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Aisne</text:p>
          </table:table-cell>
          <table:table-cell office:value-type="float" office:value="1320" calcext:value-type="float">
            <text:p>1320</text:p>
          </table:table-cell>
          <table:table-cell office:value-type="float" office:value="42854774" calcext:value-type="float">
            <text:p>42854774</text:p>
          </table:table-cell>
          <table:table-cell office:value-type="float" office:value="2846" calcext:value-type="float">
            <text:p>2846</text:p>
          </table:table-cell>
          <table:table-cell office:value-type="float" office:value="35792" calcext:value-type="float">
            <text:p>3579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coordinates":[[[3.0719612817,49.1177573694],[3.0801887499,49.1120356718],[3.1652323745,49.0998630469],[3.1534213943,49.0833536887],[3.1662248076,49.0779877168],[3.1818195845,49.0626886881],[3.1899068492,49.0460291722],[3.177153369,49.0301351211],[3.1611429351,49.0242752347],[3.1685846938,49.0169941965],[3.197691223,49.0086421437],[3.209439171,48.993971491],[3.2251464564,48.991320047],[3.2311562677,48.9769453923],[3.2518896386,48.9723337703],[3.2649258263,48.9387881477],[3.2845265118,48.9405309485],[3.304410963,48.948779527],[3.3126247601,48.9338028239],[3.3132602963,48.9212500556],[3.3302940035,48.908707003],[3.3660718099,48.9230625668],[3.3760637096,48.9105999522],[3.3692840489,48.8938168454],[3.3835920076,48.884499135],[3.3813712788,48.8715507121],[3.405936329,48.8760816324],[3.4078320666,48.8632724369],[3.4248003353,48.8661955806],[3.4521275594,48.8561443605],[3.4458216776,48.8432696745],[3.4661845518,48.8425957889],[3.4702215298,48.8511777245],[3.4850192327,48.8518453231],[3.4820335264,48.8662998199],[3.5011166615000002,48.8712783695],[3.5082907252,48.8904584906],[3.5287466954999998,48.9122463945],[3.5600217014,48.9170126314],[3.5764075289,48.9232515511],[3.5747455458,48.9392056293],[3.6029072653,48.9440312935],[3.6013090829000003,48.966273667],[3.621073992,48.9660785153],[3.6235604859,48.9827656128],[3.6402555907,49.0043654687],[3.6653116948,49.0056283889],[3.6749492765,49.0117270914],[3.6641835054,49.037549583],[3.6498994623,49.0427963178],[3.6149141424,49.0335038899],[3.5876086197,49.0338087523],[3.5877081614,49.0593946247],[3.6017128091,49.0627511654],[3.6098428765,49.0734103024],[3.6319236776,49.0722406097],[3.6392641502,49.0811826514],[3.6275518511,49.0926735292],[3.6120393938,49.1182925954],[3.6099375861,49.1348929088],[3.6222521277,49.1511054631],[3.651187093,49.1490301342],[3.6838376359,49.1544909435],[3.7064494568,49.1453090621],[3.7395693572,49.1568884449],[3.7487678455999998,49.1570851333],[3.7512847804,49.1777828279],[3.7301055117,49.1783140698],[3.7253008213000003,49.1734727524],[3.7038620294999998,49.1815289652],[3.6967698987,49.193948624],[3.6838302277,49.1974284155],[3.6785677446,49.2068569115],[3.6565487096,49.2112907202],[3.6782563697,49.2352287685],[3.6554137995,49.2633844791],[3.6615633872,49.2701221557],[3.6516094182,49.2783607079],[3.65731758,49.2910215418],[3.6428018713,49.2960413428],[3.6439403199,49.3127136717],[3.6693922733,49.3251093199],[3.6991290923999998,49.332213323],[3.7421659969,49.3368207925],[3.7408091127,49.347611826],[3.7576656228000003,49.3477167774],[3.8022339048,49.3589120873],[3.8229168976,49.3569931811],[3.8528413174000002,49.344969218],[3.8598580657,49.3861504892],[3.8395924605,49.3910013014],[3.8376848598,49.4015720222],[3.882031734,49.4050025358],[3.8956793992,49.3929379543],[3.9098344596,49.3947703558],[3.9252288226000003,49.4075788671],[3.9460686248,49.3876337143],[3.9614809797,49.3773372814],[3.9951332544,49.3782803904],[4.0119639467,49.3616325606],[4.0358016606,49.3598916555],[4.0399870611,49.3974321903],[4.0482290062,49.4056328857],[4.0423500261,49.4166781943],[4.0437257294,49.4290180542],[4.0372113773,49.4381950157],[4.0578526423,49.4511337305],[4.0415892731,49.4708392206],[4.040725041,49.5086459956],[4.057216604,49.5081725631],[4.0563081079,49.521058580100004],[4.0775494032,49.5283236707],[4.0751651719,49.5416118509],[4.048713421,49.5453566742],[4.0765900889,49.571252255],[4.0594992974,49.5759430751],[4.0618100344,49.5887685669],[4.0270768937,49.6178853592],[4.0436941363,49.6330772691],[4.0689756389,49.63751188],[4.0991625517,49.6283528355],[4.1149447957,49.6348010386],[4.1255481325,49.6510693164],[4.1220704714,49.6582459132],[4.1270269857,49.6779167077],[4.1487736381,49.6779218235],[4.1430687327,49.6875147023],[4.1851903268,49.6988786363],[4.1842464489,49.702516516],[4.2052752199,49.723194231],[4.2232598932,49.7267280071],[4.2289550085,49.7463807043],[4.2496007654,49.7571075064],[4.24283451,49.7671428598],[4.2286122762,49.7731088694],[4.2138979674,49.7711113902],[4.2075600682,49.7810899448],[4.226371395,49.7935250514],[4.2142726483,49.8061123878],[4.2235895941,49.8341023998],[4.2329615911,49.8484118564],[4.2487628384,49.8567491478],[4.252751997,49.8696274441],[4.2556984274,49.9032171334],[4.2331112476,49.9045997398],[4.2168623043,49.9140944076],[4.2207229812,49.9372139457],[4.2331585664,49.95775098],[4.1963100413,49.9553021594],[4.197114365,49.9677239228],[4.1730346228,49.97707966],[4.1419723438,49.9790199538],[4.0832577885,49.9697671827],[4.0837243948,49.9788657406],[4.056692226,49.9854252069],[4.0119695822,49.9855235798],[4.0053412696,49.996133089],[3.9810817203,49.9936574133],[3.9797334879,50.0020859769],[3.9956131574000002,50.0280389722],[3.9904881392,50.0409612354],[3.9526980724,50.0294013525],[3.9227486227,50.0263582001],[3.8952947911,50.0156562719],[3.8750458389,50.0365023133],[3.8490468436,50.0390016333],[3.8356126734,50.048356251],[3.8158274017,50.0390394656],[3.7938038407,50.0489789374],[3.7514623661,50.051463354],[3.7152436578,50.0694988333],[3.7005685601,50.0629757038],[3.6651885330000002,50.0549490133],[3.6581713628,50.0494433141],[3.6566860787,50.0322922248],[3.6408633621,50.0390190253],[3.6141220597,50.0250505946],[3.594961679,50.0441436843],[3.5671841501,50.0532633566],[3.5440470569,50.0540445002],[3.529320214,50.0373085804],[3.5071388294,50.0357784269],[3.4906562178,50.0188938999],[3.4554690555,50.0225659357],[3.4282418145999998,50.0220650003],[3.3989047812,50.0347556714],[3.3756936747,50.0365804463],[3.3503850809,50.0345815049],[3.3371098457,50.0170987136],[3.3130773662,50.0199513576],[3.2775867038,50.0143603025],[3.2710971383,50.029339536],[3.2582444268,50.0243742972],[3.2306193615,50.0314800969],[3.2003132108,50.0166208389],[3.1725201068,50.0118919158],[3.1678344909,49.9951028811],[3.1736685988,49.9857523579],[3.1924704909,49.9888770195],[3.2010199616,49.9845194674],[3.162621982,49.9650146531],[3.168024394,49.9614565705],[3.1561352029,49.9449011743],[3.1247586349,49.9232966559],[3.1162971088,49.9084389763],[3.1200917706,49.884248809],[3.1080414717,49.8755353505],[3.0796441427,49.8661873446],[3.085565978,49.8436674917],[3.0553324094,49.8320777572],[3.0608069953,49.8200239973],[3.0790080489,49.822481495],[3.0778915082,49.8124146204],[3.0877917109,49.8033859521],[3.0859735751,49.7920139917],[3.0631942802,49.7809977215],[3.070597996,49.7668887715],[3.0919425707,49.7650147164],[3.0941011828,49.7493535311],[3.105505736,49.7288450177],[3.1192172954,49.7182416071],[3.1183172556,49.7059686437],[3.1249490403,49.6961041798],[3.1154904938,49.6812263636],[3.1241849172,49.6768912398],[3.1086362623,49.6645229558],[3.105535447,49.6498060203],[3.1128076213,49.631313515],[3.0935945661,49.6224883745],[3.1226226965,49.6015478752],[3.1375493621,49.5745129815],[3.126568416,49.5727931914],[3.1335002006,49.5585309692],[3.1259736789,49.542160364],[3.1281663089,49.5275639656],[3.1214941361,49.5208151717],[3.09596223,49.5179989966],[3.1001434299,49.5059130978],[3.1103209762,49.5017646793],[3.1243678991,49.4801280404],[3.111579852,49.4783861056],[3.1073157486,49.4682141066],[3.1606378757,49.4518665176],[3.162429138,49.4406345771],[3.1313603237,49.4316015286],[3.1089413256,49.4387297324],[3.0931378437,49.4326256554],[3.0979117444,49.4101927706],[3.0906758686,49.3892114057],[3.0949596379,49.3765216686],[3.0770972377,49.37146658],[3.0739569493,49.3480761508],[3.0614567784,49.3454125516],[3.0426090825,49.3329367857],[3.0016494143,49.3402784063],[2.9933358596,49.3331229967],[2.9645249931,49.3215858809],[2.9803198979000003,49.3112519262],[2.9757719189,49.3021638417],[3.0135423259,49.2891803568],[3.0374901289,49.2863175479],[3.0267779754,49.275523991],[3.0257188738,49.2593689376],[3.0321421131,49.253919614],[3.0369660416,49.2222368815],[3.0144666354,49.2232755371],[3.0128890269,49.2320715391],[2.9928130317,49.2354351547],[2.958986842,49.2286041091],[2.970846612,49.2144392192],[2.9676605624,49.191755152],[2.9838449336,49.1843656297],[2.9972678217,49.1866763134],[3.0161641506,49.1827122923],[3.0228623716,49.1701991661],[3.0381239209,49.1749710598],[3.0260658491,49.1929739632],[3.012729074,49.1845701225],[3.0023097999,49.1881741184],[3.0003609127,49.2136893713],[3.017679003,49.2170288039],[3.0347970365,49.2073238073],[3.0473693565,49.2098367728],[3.0652896891,49.1942447081],[3.0808803585,49.1945184458],[3.0851596036,49.1840767882],[3.1026870913,49.1977122707],[3.1171800445,49.1894630087],[3.114106503,49.1784131436],[3.1217218432,49.1615798902],[3.1426792082,49.1621583519],[3.1367458377,49.151258663],[3.1232688877,49.1457295311],[3.1111304678,49.1316913967],[3.0966163769,49.1314782546],[3.0719612817,49.1177573694]]],"type":"Polygon"}</text:p>
          </table:table-cell>
          <table:table-cell office:value-type="string" calcext:value-type="string">
            <text:p>49.561175834, 3.559348786</text:p>
          </table:table-cell>
          <table:table-cell table:number-columns-repeated="3"/>
          <table:table-cell table:formula="of:=[.E48]/[.D48]" office:value-type="float" office:value="32465.7378787879" calcext:value-type="float">
            <text:p>32465,737878787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8</text:p>
          </table:table-cell>
          <table:table-cell office:value-type="string" calcext:value-type="string">
            <text:p>Isère</text:p>
          </table:table-cell>
          <table:table-cell office:value-type="float" office:value="9548" calcext:value-type="float">
            <text:p>9548</text:p>
          </table:table-cell>
          <table:table-cell office:value-type="float" office:value="312056537" calcext:value-type="float">
            <text:p>312056537</text:p>
          </table:table-cell>
          <table:table-cell office:value-type="float" office:value="20146" calcext:value-type="float">
            <text:p>20146</text:p>
          </table:table-cell>
          <table:table-cell office:value-type="float" office:value="38506" calcext:value-type="float">
            <text:p>3850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"coordinates":[[[6.2605698001,45.1268442038],[6.2655943879,45.1398894511],[6.2489312476,45.1496627718],[6.2253410271,45.1425470505],[6.2154703208,45.1525925281],[6.1808249746,45.1647637219],[6.169029407,45.1541262759],[6.1437922922,45.1545529976],[6.1538759795,45.1685935968],[6.1619191435,45.1884054314],[6.1568234923,45.2048819234],[6.1376297948,45.2136710834],[6.1417496883,45.2230315844],[6.1272340139,45.2314743991],[6.1257002518,45.2442692622],[6.1392445573,45.2564333726],[6.1331493345,45.2705919545],[6.1319486526,45.2882853094],[6.1541183536,45.3043154358],[6.1539393437,45.3113468143],[6.1865462997,45.3196650355],[6.1849980677,45.3301366258],[6.1923659467,45.3382220066],[6.194760408,45.3522445681],[6.1802922696,45.3604094268],[6.1864277733,45.3738401065],[6.1775742724,45.3933724705],[6.1447191894,45.4139253402],[6.1338258586,45.4325638607],[6.1222902475,45.4391074069],[6.0947473564,45.4316192871],[6.0967158096,45.4416325908],[6.0651478964,45.4444528683],[6.0496486473,45.4378917532],[6.0084857447,45.4535668577],[6.0095036039,45.4736065177],[5.9839998858,45.4798143155],[5.9825603899,45.486996575],[5.9661249412,45.4923351341],[5.952824381,45.4846913842],[5.9154656,45.4765521054],[5.9257228561,45.4637762582],[5.9145203359,45.4361913735],[5.9054645949,45.4331438428],[5.9009362284,45.4183034316],[5.9088113846,45.4079632051],[5.9252748942,45.4113398359],[5.9065136722,45.390463794],[5.8805384283,45.4070293443],[5.8608890114,45.4093916182],[5.8539361611,45.4174602615],[5.8197582937,45.4211672429],[5.7811748936,45.4420599853],[5.7605068066000005,45.4355969261],[5.7398938756,45.437029711],[5.7320059706,45.4525328818],[5.7362488595,45.4717757801],[5.7188753656,45.4843094052],[5.7146881306,45.4982185846],[5.6921408985,45.5275735899],[5.6762368014,45.530811669],[5.6696710384,45.5381686186],[5.6740738407,45.5587821247],[5.6460991656,45.5779009865],[5.6237429057,45.6132684464],[5.6065460191,45.6397513953],[5.6027043824,45.6520475688],[5.5872977275,45.6599204437],[5.5864068465,45.6671144072],[5.5632067262,45.674265239],[5.5468208921,45.6848241266],[5.5450359994,45.6948118925],[5.5537769089,45.7088978191],[5.5244328226,45.7180370227],[5.5166923406,45.7322729985],[5.484847267,45.752469417],[5.4592688707,45.7799939864],[5.4482638461,45.7852505861],[5.4230802252,45.8072891539],[5.4210407234,45.8212943851],[5.4342549803,45.8314104546],[5.4201284474,45.8391313269],[5.4134151497000005,45.8522922698],[5.3811153814,45.8669182624],[5.3525801791,45.8832509506],[5.3393809277,45.8791943399],[5.3286691762,45.8632618006],[5.3136721954,45.8581465978],[5.3024366474,45.8486268623],[5.2894577255,45.8118450927],[5.2664946374,45.7894374087],[5.2277969331,45.7701659788],[5.1895465166,45.7726949692],[5.1811138712,45.7899192057],[5.1602345379,45.8024387695],[5.1247390678,45.8117946089],[5.1014892829,45.8135621041],[5.0891799707,45.7845116881],[5.0590884852,45.7920468979],[5.0675100604,45.7652563217],[5.0912279498,45.7625319414],[5.0890557627,45.7495357657],[5.0942501449,45.7393477014],[5.1257105909,45.7382022097],[5.1391501694,45.7311531349],[5.1438432264,45.7201568652],[5.1599699009,45.7084598396],[5.1430812899,45.7000326793],[5.1310768373,45.7077803823],[5.1191009764,45.699749423],[5.1043900128,45.6982532833],[5.1082477515,45.6884686693],[5.0821164674,45.6778091669],[5.054562282,45.660382336],[5.0581704104,45.6534623356],[5.0403373752,45.647406732],[5.0289933733,45.6171682141],[5.0045571308,45.6232243894],[4.9980833547,45.6034389004],[4.9709427109,45.613193804],[4.9502305874,45.6089123119],[4.9008511961,45.6062068981],[4.8658981492,45.5948872283],[4.8577851081,45.5764612029],[4.8308948472,45.5875839754],[4.8103959505,45.5898091895],[4.7769029301,45.5875395444],[4.7817556468,45.5806291028],[4.8088081344999996,45.5727986761],[4.8352770144,45.5452337581],[4.8594683491,45.539112815],[4.8724666666,45.5290186779],[4.8417995314999995,45.5006137124],[4.823018267,45.4938136828],[4.8134862239,45.4840495371],[4.7835011356,45.4729317926],[4.7808778884,45.4561962719],[4.7571346565,45.455608759],[4.7581841271,45.4309397182],[4.7437954766,45.4202482031],[4.7425170174,45.4126735861],[4.754507322,45.3976938332],[4.7599659378,45.3829776539],[4.7555085369,45.3661059357],[4.7703138599,45.3552359299],[4.7611279372,45.3385301474],[4.7619608503,45.3237677104],[4.7705204623,45.3157058452],[4.8003738546,45.2983571897],[4.8589362725,45.3085606472],[4.8586558111,45.2983947363],[4.8796642938,45.2967971347],[4.9013609437,45.310162507],[4.9473620242,45.3284997883],[4.9607508854999995,45.3291622429],[4.9872029223,45.3435865553],[5.0092985688,45.3423094317],[5.0210114333,45.319027079],[5.0543224224,45.3190510089],[5.0754112532,45.2818275183],[5.1113737209,45.288588231],[5.120821433,45.298134992],[5.1368296999,45.2982257592],[5.131354968,45.2865310931],[5.1298952235,45.2672348642],[5.1211011357,45.2476520982],[5.1415252912,45.2435721699],[5.1514667608,45.2527563503],[5.161386709,45.246396502],[5.1767055362,45.2486348399],[5.1844060221,45.2319905539],[5.2017183192,45.2174004679],[5.1793494276,45.2174203083],[5.1683781273000005,45.2087135949],[5.1755579937,45.1809143072],[5.1889336526,45.1711650943],[5.1919421574,45.1564867234],[5.1875128196,45.1452980002],[5.1886717066,45.1270872768],[5.1724363185,45.103700793],[5.1629882686,45.0988214844],[5.1542035283,45.0792962264],[5.1568965005,45.0674364812],[5.1690048957,45.0673472994],[5.1830009978,45.0848193278],[5.2108780126,45.0836346893],[5.2252214096,45.0795822328],[5.2443430259,45.0609935401],[5.2734065931,45.0556643151],[5.293951033,45.0624230831],[5.305885441,45.0534733914],[5.3204092683,45.0519367608],[5.3427041371,45.0606868149],[5.3463739119,45.0478481388],[5.3726962078,45.0439772718],[5.3857496756,45.0348065984],[5.3995593903,45.0433178254],[5.4137168342,45.0448548718],[5.4257108891,45.0562651463],[5.4491410785,45.0705357623],[5.4615963545,45.0866428427],[5.4866762055,45.081252956],[5.4935231899,45.0727797507],[5.4748679554,45.0703419114],[5.465231735,45.043544268],[5.4773806009,45.0344771383],[5.4836143274,45.022786934],[5.4804024031,45.0128765341],[5.4933130974,44.9956840415],[5.4778356101,44.9662102219],[5.4836507786,44.9222869137],[5.4803151882,44.8968076705],[5.4700479073,44.8790325028],[5.4755112436,44.867406917],[5.4660680145,44.8412217238],[5.4637975228,44.8259744317],[5.4805121636,44.8226915082],[5.4761402467,44.8069771451],[5.4585149991,44.8004515221],[5.4641599004,44.7924247691],[5.4949322129,44.7826279313],[5.5316250511,44.774910355],[5.5545398327,44.7674746079],[5.5497616456,44.7945288771],[5.5818915159,44.7778285055],[5.5838826069,44.765344859],[5.6088590655,44.7553165095],[5.6263132967,44.7532943478],[5.6359095222,44.7328433899],[5.6470991996,44.724099914],[5.6631550233,44.725488566],[5.7086924819,44.7209265014],[5.7211589174,44.7126322476],[5.7365186524,44.7138066281],[5.7560707186,44.6959344833],[5.7720901423,44.6970360473],[5.8014699513,44.7067776132],[5.811170328,44.7127466967],[5.8175407391,44.7307498229],[5.8293068567,44.7416125616],[5.8270981941,44.7596883875],[5.850839066,44.7507782544],[5.8669909684,44.7516919768],[5.881892501,44.7467214682],[5.9001496379,44.7583153106],[5.9190055403,44.7514289163],[5.9381635091,44.7626803934],[5.9524716135,44.7621405228],[5.9531656674,44.7713106971],[5.9797196147000005,44.7816184084],[5.9779821606,44.7906809731],[5.9495117273,44.8043627465],[5.979184399,44.8185883832],[6.0055222179,44.8208193379],[6.0157671972,44.8354128426],[6.0302157012,44.8380977589],[6.0480361248,44.8205896415],[6.0669427435,44.8214198483],[6.1007058869,44.8425784923],[6.1106809353,44.8431561042],[6.1329007497,44.8645009554],[6.1623101439,44.8542471111],[6.187673102,44.8537709121],[6.1963759402,44.8589783344],[6.2254303683,44.8521957893],[6.2499837979,44.8519045578],[6.2583726305,44.8637377856],[6.270836519,44.8709764822],[6.3039112528,44.8730443665],[6.3240941746,44.8522075836],[6.3363165518,44.8483704105],[6.353952089,44.8534761912],[6.3507779137,44.8812040726],[6.3593031375999995,44.8880628375],[6.3560313678,44.9281347363],[6.3588423782,44.9412807967],[6.3290046115,44.9473153641],[6.3229180108,44.9530198393],[6.3295455263000004,44.969235314],[6.3154264736,44.9790383853],[6.3212469922,44.9972647362],[6.3063957975000005,45.0047516179],[6.2851834757,45.0001146417],[6.2517609476,44.9967000815],[6.20491524,45.0124668352],[6.2025556134,45.0226498542],[6.209885993,45.0295223929],[6.2084952243,45.0408833567],[6.2154031777,45.0481589214],[6.2188613706,45.0644957246],[6.2395720803,45.0745827818],[6.2287580585,45.108395234],[6.2605698001,45.1268442038]]],"type":"Polygon"}</text:p>
          </table:table-cell>
          <table:table-cell office:value-type="string" calcext:value-type="string">
            <text:p>45.26392906, 5.574198664</text:p>
          </table:table-cell>
          <table:table-cell table:number-columns-repeated="3"/>
          <table:table-cell table:formula="of:=[.E49]/[.D49]" office:value-type="float" office:value="32682.9217637201" calcext:value-type="float">
            <text:p>32682,9217637201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Allier</text:p>
          </table:table-cell>
          <table:table-cell office:value-type="float" office:value="3176" calcext:value-type="float">
            <text:p>3176</text:p>
          </table:table-cell>
          <table:table-cell office:value-type="float" office:value="103811786" calcext:value-type="float">
            <text:p>103811786</text:p>
          </table:table-cell>
          <table:table-cell office:value-type="float" office:value="5719" calcext:value-type="float">
            <text:p>5719</text:p>
          </table:table-cell>
          <table:table-cell office:value-type="float" office:value="33871" calcext:value-type="float">
            <text:p>3387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coordinates":[[[3.0320629441,46.7949093892],[3.0162138955,46.7999243003],[2.99648628,46.7967073884],[2.9776692102,46.803832774],[2.9605520949,46.8036976194],[2.9530311994,46.7910280722],[2.9315282416,46.7957461436],[2.9084876674,46.7879074889],[2.9118814862,46.7806727581],[2.8761691441,46.7684457333],[2.8770157583,46.7614685359],[2.844591187,46.7422740524],[2.845401834,46.7266746735],[2.8275206298,46.7353372575],[2.7950931768,46.734341251000004],[2.7702309082000003,46.7234478435],[2.744049289,46.7287931442],[2.7397294714,46.7413423709],[2.7288542068,46.7484880745],[2.7079168403000002,46.7403429571],[2.7010811951,46.7210997361],[2.6714453430000002,46.7088351937],[2.6444995058,46.690506933500004],[2.6232508945,46.6896386588],[2.6200555301,46.6797144176],[2.6334579485000003,46.6755845353],[2.6282605055,46.6591412589],[2.6071435468,46.6606052037],[2.6072829164,46.6697360617],[2.5742001622,46.6608468993],[2.5690337567,46.6511722254],[2.591985202,46.6474500466],[2.596545038,46.6375064479],[2.584287547,46.6257749445],[2.5887310295,46.6169945623],[2.5777626466,46.6078106657],[2.5815227825,46.5932165296],[2.5941725345,46.5971852892],[2.6034977631,46.5859497644],[2.6092425363,46.5683630441],[2.6098256348,46.550211034],[2.5835272468,46.5427562398],[2.5724950621,46.5339081883],[2.5454945114000003,46.5263140918],[2.5366493737,46.5197043375],[2.520243648,46.5312256583],[2.5140056118,46.5249501207],[2.4959944633,46.5229911163],[2.4969347102,46.5336261293],[2.4701376286,46.5260448136],[2.4231006994,46.5259694634],[2.4170609782,46.5206656899],[2.3683028997,46.5184338774],[2.3516143569,46.5122550659],[2.323681009,46.4890679501],[2.3297207092,46.4787155295],[2.3210654551,46.4687707937],[2.3053685726,46.4754589412],[2.283352279,46.4494806787],[2.2847939491,46.4403749054],[2.2767857977,46.424928677],[2.2810896871,46.4204731755],[2.2776429861,46.4098435369],[2.2876780436,46.3822666228],[2.3091630097999998,46.3765346741],[2.3316370851,46.3780562216],[2.3094410294,46.3486630971],[2.3135387593,46.3350794141],[2.3358805591,46.3232953948],[2.3546766154,46.3258446327],[2.3657426252000002,46.311010643],[2.3768472818,46.3169008604],[2.3795824711,46.3276065262],[2.391858138,46.3299851642],[2.4204730296,46.3084538666],[2.4142151477000002,46.2969080796],[2.4430263839,46.2949958522],[2.4764136587,46.2808345183],[2.4767615175,46.2698491522],[2.4943572343,46.2486463013],[2.5146247827,46.2399339799],[2.5259700928,46.1875799881],[2.5436924384,46.1756038138],[2.5599047532,46.1731886677],[2.5596430144999998,46.1597747113],[2.5662992520000003,46.1431464613],[2.5912389071,46.1269597091],[2.6105439982,46.129494021],[2.6325088155,46.1188476935],[2.6551096143,46.1243170688],[2.6765576836,46.1575904282],[2.6748084812,46.17221215],[2.7043361558,46.1809546232],[2.7126716634,46.1792623636],[2.7316656809,46.1954122413],[2.720849586,46.2119993201],[2.7326231849,46.2234935108],[2.7491604419,46.2193484162],[2.7602342371,46.2092256131],[2.7695903862,46.2118680691],[2.7867846154,46.1985834074],[2.8059108618,46.1971543707],[2.817681545,46.2033881051],[2.8190293205,46.2414113992],[2.8270320039,46.2420992055],[2.8580691819,46.2561950532],[2.8781016587,46.2518059142],[2.8907550703,46.2537403864],[2.906592983,46.2484884772],[2.9200204399,46.2502897595],[2.9379201999999998,46.2421128638],[2.9315246697,46.2326748567],[2.9376269155,46.2227136355],[2.9182806465,46.2140522486],[2.9097994856,46.2032409389],[2.9207320433,46.1908845374],[2.912306729,46.1770820191],[2.9553538822,46.1655466449],[2.9562964494,46.1423036522],[2.9624515739,46.1303482797],[2.975917554,46.1243465793],[2.9934135099,46.1239212101],[3.0098042688,46.1146810674],[3.0227184954,46.1017608045],[3.0378174416,46.1072326526],[3.0481711227,46.1004480478],[3.0651207967,46.1025278243],[3.0836257473,46.1117430147],[3.1010684344,46.0934434808],[3.0982070459,46.0834874697],[3.113818262,46.0813882487],[3.1314010714,46.0693278781],[3.168490333,46.0656390648],[3.1846642979,46.0750906751],[3.2145354701,46.0749453733],[3.2341405904,46.0634829364],[3.281248605,46.0665240525],[3.314592975,46.0576665333],[3.3628991798,46.0527829266],[3.3799801586,46.0650674518],[3.4024146254,46.0661193136],[3.4177678318,46.073244421],[3.4335380874,46.0610491606],[3.4586422833,46.0619815092],[3.4618092875,46.039845918],[3.4682939406,46.0240460331],[3.4638891479,46.0081890991],[3.4823958043,46.014300124],[3.5006328613,46.0133421319],[3.5228956857,46.0216802929],[3.5358791555,46.0224904483],[3.5436247093,46.0131935868],[3.5925681188,46.0233555174],[3.6221273233,45.9900219728],[3.6304517003,45.9739439707],[3.6319977048,45.9610083674],[3.6461010969,45.9635844049],[3.6695819883,45.9613488558],[3.6940151633,45.93072787],[3.694051383,45.9499953354],[3.7058141318,45.9565892163],[3.7013031601,45.969892837],[3.7162958234,45.9740765076],[3.736323506,45.9666078241],[3.7472405448,45.9669667603],[3.764724813,45.9764596344],[3.7876560009,45.9731064622],[3.798778274,45.9842006378],[3.8222067148,45.9907051018],[3.8279208469,45.9967034173],[3.8225602688,46.0131512227],[3.8142767651,46.0225847634],[3.8136537795,46.0398075504],[3.8070047335,46.0454555187],[3.8074870374,46.0618292698],[3.8152517323,46.0693526591],[3.8218751676,46.0879829425],[3.8058526548,46.1077646632],[3.7955002536,46.1122403925],[3.8021372659,46.1306645597],[3.7898393226,46.1552722432],[3.8061962133,46.1609802065],[3.8016608773,46.1729029185],[3.7888003120000002,46.1857579107],[3.7908819661,46.210440448599996],[3.7849433072,46.2209213964],[3.7733475182,46.2271865235],[3.7682075368,46.2388146866],[3.7823668788,46.2441087574],[3.8031720746,46.2395512461],[3.8050659419,46.2545010133],[3.8215027557,46.2598182575],[3.8676584396,46.2624043518],[3.8777876834000002,46.2758887351],[3.8995260162000003,46.2759307125],[3.8912386850000003,46.2852461642],[3.8972265063,46.2926033415],[3.9430164439,46.2992657643],[3.9493588183,46.3135343641],[3.969050734,46.3219876775],[3.9840177149000002,46.318716536],[3.9916043063,46.3696304197],[3.9830305903000003,46.3805984221],[3.9772206054,46.3992200473],[3.9888559921,46.4097146067],[3.9843290953,46.4167112431],[3.9956151474,46.4286940195],[3.9881422986,46.4354615758],[4.0054798307,46.4435789295],[3.997345932,46.4515767007],[3.9952301903,46.4673039515],[3.9726229894,46.4798447664],[3.9565978051,46.4769236472],[3.9581218873,46.4905951613],[3.9359691274,46.4909290618],[3.9097055598,46.4952717095],[3.889799599,46.4813543107],[3.8608524761,46.4926945255],[3.8636055288,46.5129044692],[3.8440424919,46.5132063028],[3.8464630176,46.5243563985],[3.834411929,46.5313184203],[3.8017563839,46.5199022558],[3.7812308541,46.5280532427],[3.7686586046,46.5393197547],[3.7418924229,46.5391110184],[3.7319456119,46.5515080693],[3.7429535064,46.5660150173],[3.7307461014000003,46.6049265432],[3.7132322821,46.6130114613],[3.7227091008,46.6276098855],[3.7103244513,46.6341022135],[3.6969575528,46.6605830344],[3.6689820359,46.6735099498],[3.6729094977,46.6822024441],[3.655315661,46.6877240802],[3.6500199505,46.7055370912],[3.6375320641,46.708379592],[3.638078932,46.7227286658],[3.6251090309,46.7359634818],[3.6294002571,46.7495852108],[3.6230526911,46.7539787985],[3.6019011128000002,46.7513740678],[3.5885250066000003,46.7613381604],[3.5764926223,46.7481259799],[3.5979234817,46.7243476758],[3.5771809462,46.7150460849],[3.5503151914,46.7158857513],[3.5481047884,46.7062346774],[3.5609508521,46.6888842259],[3.5469168384,46.6782106401],[3.5365510959,46.6867849365],[3.5139354005,46.6835856628],[3.5133657118,46.6774346278],[3.4772241873,46.653878549],[3.4553060492,46.6524360241],[3.4470009074,46.6608211531],[3.4545951266,46.675634977],[3.4531191901,46.6900351247],[3.4332002547,46.6934319329],[3.4184447593,46.7106533074],[3.3882060822,46.714851968],[3.3789562488,46.7124805495],[3.3754215151,46.6995674955],[3.3656415894,46.689715109],[3.3493786929000002,46.6851456954],[3.3136017665,46.6890380393],[3.3028259745,46.7037789647],[3.3006320779,46.7165040397],[3.2696086889,46.7167314548],[3.2623001043,46.7097854683],[3.2341273365,46.6975187763],[3.2277324972,46.6902130395],[3.2043718715,46.678856805],[3.1661150412,46.6913758712],[3.1295563829,46.727434989],[3.0843367516,46.7374311081],[3.0488848005,46.7583518405],[3.0377844,46.7724013631],[3.0320629441,46.7949093892]]],"type":"Polygon"}</text:p>
          </table:table-cell>
          <table:table-cell office:value-type="string" calcext:value-type="string">
            <text:p>46.393640869, 3.187643469</text:p>
          </table:table-cell>
          <table:table-cell table:number-columns-repeated="3"/>
          <table:table-cell table:formula="of:=[.E50]/[.D50]" office:value-type="float" office:value="32686.330604534" calcext:value-type="float">
            <text:p>32686,33060453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Haute-Saône</text:p>
          </table:table-cell>
          <table:table-cell office:value-type="float" office:value="645" calcext:value-type="float">
            <text:p>645</text:p>
          </table:table-cell>
          <table:table-cell office:value-type="float" office:value="21083438" calcext:value-type="float">
            <text:p>21083438</text:p>
          </table:table-cell>
          <table:table-cell office:value-type="float" office:value="1439" calcext:value-type="float">
            <text:p>1439</text:p>
          </table:table-cell>
          <table:table-cell office:value-type="float" office:value="41766" calcext:value-type="float">
            <text:p>4176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coordinates":[[[5.6987026742,47.2649063332],[5.7126876238,47.2707080321],[5.7352381114,47.2634377038],[5.7581225004,47.2765274133],[5.7708738845,47.2771386796],[5.7859197873,47.2915622683],[5.8003207087,47.2898327985],[5.8097406371,47.2953233823],[5.8446589898,47.3023033241],[5.8532448536,47.3109593368],[5.8842600832,47.3215656725],[5.9062566190000005,47.3320054423],[5.931663596,47.3291946841],[5.9310072521,47.3440563067],[5.9671058023,47.3366830494],[5.9779285631,47.3260054315],[6.00047639,47.3399793685],[6.0185306259,47.331229574],[6.0389494182,47.3459471543],[6.0679104216,47.3493811072],[6.0820342448,47.3575639184],[6.0819406566,47.3709772198],[6.1197148181,47.3685193962],[6.1045978507,47.384582137],[6.1243492211,47.3950943189],[6.1294616118,47.3883530928],[6.1596382752,47.3878194267],[6.1805666499,47.4052527626],[6.1716522363,47.4116307162],[6.1983112901,47.4198241329],[6.2065418648,47.4313636464],[6.2318418447,47.4142958603],[6.2390037415,47.4318308527],[6.2524641431,47.4242178413],[6.262226608,47.4305087658],[6.2652794865,47.4465420908],[6.2801775945,47.4439696818],[6.2867544962,47.4608040825],[6.3007491827,47.4678949529],[6.3025025472,47.4915259445],[6.3210561838,47.4858672363],[6.3348166246,47.5062672525],[6.3462734061,47.5051899365],[6.3662816386,47.5130419407],[6.3928349465,47.5077188203],[6.393519406,47.5167015347],[6.4114903842,47.5225024733],[6.4409622896,47.5147159562],[6.46349482,47.5121154411],[6.4685573588,47.4951363016],[6.4832348358,47.497585062],[6.49589674,47.5056880066],[6.5200948446,47.4964405189],[6.5351412286,47.5049250005],[6.5534288381,47.4928662198],[6.5738675005000005,47.4959548864],[6.5838917579,47.5100091774],[6.5720366736999996,47.536422459],[6.596676581,47.5421153144],[6.6111955404,47.5305054445],[6.6245969041,47.5289485035],[6.6484193932,47.5360932017],[6.6702805927,47.5580236532],[6.6520345587000005,47.5724591646],[6.6891610952,47.5708019847],[6.6886023621,47.5606893393],[6.7147508275,47.5530608564],[6.7277036691,47.5608206354],[6.7413852202,47.5563866386],[6.755266418,47.5423643104],[6.7806319306,47.5366489143],[6.797286741,47.5491807665],[6.8070867993,47.5630663747],[6.8179820054,47.5778354801],[6.8019220705,47.5842917123],[6.7916275067,47.596182427],[6.7870628393,47.6100516267],[6.7776909895,47.6157388491],[6.8003237426,47.6346768968],[6.7994680972,47.6427276048],[6.7795522821,47.6566665151],[6.776128718,47.6680790699],[6.7817447907,47.6841696841],[6.7725696976,47.7116352748],[6.7605524571,47.7291627951],[6.7578263037,47.7474159947],[6.7856241001,47.7820760831],[6.8113150318999995,47.7942891257],[6.8236075888,47.8132839565],[6.7927819993,47.8297273541],[6.7922245974,47.8422211812],[6.7826161291,47.8512797616],[6.741079356,47.8618713817],[6.710963842,47.8753483818],[6.6833824011,47.8904042872],[6.6763061414,47.8903343388],[6.6437443912,47.9050343435],[6.6416487469,47.9187564034],[6.6164807038,47.9326506524],[6.6040961144,47.9448113968],[6.5634110952,47.9313850154],[6.5440026191000005,47.9030862303],[6.5032137734,47.896218575],[6.4782645882,47.8854434907],[6.4559628537,47.9067649423],[6.4604356474,47.9134505966],[6.4363061457,47.9364976329],[6.4348041717,47.9429246181],[6.4081055631,47.9435618635],[6.4053578977,47.953112333],[6.3615481062,47.9613369253],[6.3239886104,47.9484198127],[6.2943664417,47.9557521086],[6.2773320945,47.9538056197],[6.2379829343,47.9328404143],[6.2192182875,47.9357413517],[6.2079734056,47.946806853300004],[6.1820142089,47.9563043467],[6.1607434411,47.9587122394],[6.1645397279,47.9731141717],[6.1521659396,47.9948827594],[6.1561894072,48.0067640067],[6.1313062294,48.024135471],[6.1136981504,48.0177258396],[6.080887351,48.0129466671],[6.0731955176,48.0159351959],[6.0411765158,48.0044232084],[6.0249496649,47.9918293313],[6.0260860438,47.9814479278],[6.012142849,47.9718483291],[6.002266013,47.9560886971],[5.9705336543000005,47.9572005281],[5.9690226922,47.9475053139],[5.9493576975,47.9354484973],[5.9286843999,47.9381145618],[5.9378832697,47.9514392383],[5.9599115568,47.9659960367],[5.9394665272000005,47.9794654048],[5.9188348194,47.9668658271],[5.9180162505,47.9474414869],[5.9006010074,47.9445677526],[5.8847458028,47.9261826548],[5.8909434823,47.9106081583],[5.8867399594,47.9028235557],[5.8699685695,47.900702449],[5.8516050689,47.906034616],[5.8366827973,47.8852755792],[5.8206432156,47.8691109783],[5.8219905842,47.8507917488],[5.7958963426,47.8469167304],[5.7988798221,47.8557061394],[5.7747550681,47.858039985],[5.7442017151,47.848853888],[5.7472664389,47.8314358672],[5.742002162,47.8194287388],[5.7303678494,47.8176543278],[5.700215835,47.8238858277],[5.6829984451,47.8097691863],[5.6776209624,47.7817206477],[5.6800063847,47.7700859153],[5.7075266447,47.7675534538],[5.7095809324,47.7453041538],[5.6931570856,47.7376366611],[5.6841172725,47.7119663087],[5.6935350215,47.7048089509],[5.6948625667,47.6923060432],[5.6720314187,47.6820014019],[5.6610002262,47.6840407252],[5.6482774585,47.6754039722],[5.6313431709,47.6772472131],[5.6169167636,47.6735068251],[5.5923570482,47.6776654532],[5.5820769546,47.7030112807],[5.5675907372,47.7073709882],[5.5375950461,47.6797668725],[5.5267463155000005,47.67282819],[5.5100688188,47.674232193899996],[5.4825663776999995,47.6845984051],[5.4714370795,47.6755822979],[5.4439192026,47.6705696555],[5.4201813634,47.6776724464],[5.4062027866,47.6719511227],[5.400169421,47.6484531789],[5.3723332793,47.6184820161],[5.3738403693,47.6044843622],[5.4005360259,47.5982632221],[5.4255909525,47.6320744031],[5.4415806738,47.6299824521],[5.4474195392,47.6228054261],[5.4775996759,47.6086714334],[5.48823966,47.5770135556],[5.4865918932,47.5694064191],[5.4970593963,47.554179079],[5.4968620391,47.5441471469],[5.4863796343,47.5271338766],[5.4719366419,47.5272700016],[5.4475841521,47.4964219341],[5.4364420703,47.490450464],[5.420840129,47.4973464875],[5.3993017406,47.4992420657],[5.3894010329,47.486292679],[5.3995099008,47.4780777428],[5.3916126144,47.4694568272],[5.3766662417,47.4646593217],[5.3888366267,47.4528781574],[5.4065136548,47.461899983],[5.4180554395,47.4491739591],[5.439013127,47.4505765399],[5.4315354332,47.4367483433],[5.4303744351,47.4214306098],[5.4439834865,47.4066381416],[5.4347737286,47.3932597731],[5.4532283384,47.384428272],[5.4721126915,47.3937893475],[5.4961939824,47.3881256888],[5.4887954708,47.3699379632],[5.4888481969,47.3560486085],[5.4952634198,47.3438870293],[5.4899254994,47.3278894398],[5.4776707625,47.3270617982],[5.472197363,47.3179790065],[5.5035826718,47.3137603197],[5.5183545382,47.3040708242],[5.5288307649,47.2999285564],[5.5432130229,47.2798643414],[5.5723434554,47.2678124552],[5.5746151311,47.2538583284],[5.5900912728000005,47.2588613006],[5.6222776758,47.2550887624],[5.6415453572,47.2559394386],[5.6655554023,47.2662540465],[5.6772573709,47.2753902817],[5.6987026742,47.2649063332]]],"type":"Polygon"}</text:p>
          </table:table-cell>
          <table:table-cell office:value-type="string" calcext:value-type="string">
            <text:p>47.641253097, 6.087219971</text:p>
          </table:table-cell>
          <table:table-cell table:number-columns-repeated="3"/>
          <table:table-cell table:formula="of:=[.E51]/[.D51]" office:value-type="float" office:value="32687.5007751938" calcext:value-type="float">
            <text:p>32687,500775193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1</text:p>
          </table:table-cell>
          <table:table-cell office:value-type="string" calcext:value-type="string">
            <text:p>Haute-Garonne</text:p>
          </table:table-cell>
          <table:table-cell office:value-type="float" office:value="8241" calcext:value-type="float">
            <text:p>8241</text:p>
          </table:table-cell>
          <table:table-cell office:value-type="float" office:value="270307441" calcext:value-type="float">
            <text:p>270307441</text:p>
          </table:table-cell>
          <table:table-cell office:value-type="float" office:value="14706" calcext:value-type="float">
            <text:p>14706</text:p>
          </table:table-cell>
          <table:table-cell office:value-type="float" office:value="40185" calcext:value-type="float">
            <text:p>4018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"coordinates":[[[1.6884309014999999,43.2735493655],[1.6986805762000001,43.2773412485],[1.7089068389,43.2919217019],[1.7037438046000002,43.3026606325],[1.7364596185,43.3165063917],[1.7235611802,43.3296443686],[1.7492665142,43.344688146],[1.7726761332,43.3365539274],[1.7824714404000002,43.3461834697],[1.813506617,43.3414054022],[1.8166999179,43.348277186],[1.8042432490000002,43.3579092367],[1.8069340032,43.3646840724],[1.8025304235,43.3870439082],[1.8128623921,43.3944608066],[1.8227887694,43.4167729321],[1.8462746406,43.4251575337],[1.8466809135000002,43.4373471947],[1.8604735772,43.4428574685],[1.8749037469,43.4358588219],[1.9146320550000002,43.4009171964],[1.9253111383000001,43.4209121359],[1.9342593238,43.4252274836],[1.9494647148,43.4193739096],[1.9562789513,43.4254562653],[1.9815634434,43.4153114111],[1.9880248419000002,43.4074364754],[2.0205673928,43.4228535655],[2.0397067275,43.4238724533],[2.029099619,43.4367447136],[2.013578025,43.4503821446],[2.0201259361,43.4576997458],[2.0180683428,43.4699914582],[2.038809875,43.4768327872],[2.0483036272,43.4854983843],[2.0316663012,43.4991183728],[2.0150770819,43.5048526106],[2.016113643,43.4876278615],[2.0085874723,43.4800499125],[1.9898831671,43.4775648966],[1.9757150631,43.4876856999],[1.9558891305000001,43.4940271804],[1.9411227974,43.4944031902],[1.8939347518,43.5119334295],[1.8829276169,43.5184287831],[1.8799774755,43.5402466531],[1.8505318227,43.549413056],[1.8494524479,43.5676592413],[1.8378477939,43.5784957689],[1.7790070507,43.5870233764],[1.7728041067,43.5988686269],[1.7507803505,43.6013460469],[1.7278235317,43.6094008914],[1.7208059021,43.6178107693],[1.704519461,43.6178977151],[1.6884168237,43.6281434351],[1.6920899730999999,43.6418384119],[1.7086432979000001,43.6528748435],[1.7309562267,43.6575228119],[1.7200571375,43.6743505156],[1.7207990069,43.688328878],[1.6969884328,43.6926054393],[1.6807914353,43.6920808982],[1.6635139534999999,43.6967333879],[1.6684490024,43.7043264909],[1.7016268399999999,43.7093053988],[1.7065969755000001,43.7164939995],[1.6999223415,43.7254779744],[1.6731763045,43.7353492613],[1.649956803,43.7518377142],[1.6559574585,43.7679020466],[1.6407563106,43.7790435687],[1.6494940329,43.7956007358],[1.6305147476,43.7992790038],[1.6128233538,43.8080078398],[1.5902336473,43.8145367191],[1.5876813241,43.8208993485],[1.5932017705,43.843127976],[1.5724069338,43.8488503909],[1.5629760426,43.859134890600004],[1.5561944846,43.8749721158],[1.5605005155,43.8818488665],[1.5491910255999999,43.8918997771],[1.5468484231000001,43.9040846342],[1.5557956715999999,43.9183492187],[1.5321763236,43.9201451075],[1.5242898671,43.904021534500004],[1.4921172095,43.887257805],[1.4863553595,43.9034392882],[1.4746636959,43.9021154584],[1.4473045812,43.8741146144],[1.4305136196000001,43.8692470324],[1.4181393194,43.8710773988],[1.4017840699000002,43.8856144272],[1.3931588158000001,43.8805479748],[1.3651958521,43.8897766631],[1.3483423627,43.8689839614],[1.3646218447,43.8555420505],[1.3421988783,43.8526815393],[1.3194489646,43.8580906281],[1.294713887,43.8486678171],[1.3090524926,43.8405433513],[1.3469963985,43.8381933292],[1.3570786494,43.8340503915],[1.3600318312,43.8173234379],[1.3433703955,43.8105207222],[1.3269697801,43.8091235624],[1.3086531966,43.8017662122],[1.2691122769,43.7922453591],[1.2777435134,43.7871966701],[1.2214191088,43.772141521],[1.2167231024,43.7919300058],[1.1803334377999999,43.7949640798],[1.1755536906,43.8045622932],[1.1608493695,43.8081956605],[1.1574127756,43.8188744422],[1.1271585784,43.8106069336],[1.1101685871,43.7961833048],[1.0928559883,43.8123328364],[1.0837975286,43.8151229061],[1.0589938158,43.7985263014],[1.0361993784,43.8042282849],[0.9920510631,43.7973649043],[0.9792998032,43.7863685783],[0.9626871215,43.7909355052],[0.9536971499,43.787412105],[0.9601455360000001,43.7711930968],[0.9854999278000001,43.7507084137],[0.9856742675000001,43.7439209434],[1.0068092181,43.7291174054],[1.0198040763,43.7248863328],[1.0275845139,43.710491614],[1.0404747373,43.7124841754],[1.0632463291,43.7006414247],[1.0509872612,43.677824827],[1.0748732622,43.6617851366],[1.0948943935,43.6651520442],[1.1014766663,43.6606282306],[1.0877526334,43.6451272418],[1.0969940196,43.6412760693],[1.1258800323,43.6387915556],[1.1406230735,43.6421372639],[1.1473830077,43.6326475058],[1.1420456654,43.6243976266],[1.1632173104,43.6039257359],[1.1804878532,43.6147986526],[1.201530806,43.5964919537],[1.1994693739,43.5691710965],[1.1653915771,43.5733084857],[1.156434099,43.5568238072],[1.123430577,43.5544502199],[1.1161506083,43.5424928864],[1.1044228026,43.535491996],[1.0877340553,43.5470691688],[1.0713871484,43.5464253278],[1.0669378435,43.5339262311],[1.0521195879,43.5242140174],[1.0593006793,43.5055789822],[1.0518569593,43.48698981],[1.0236561979,43.4803146424],[1.0175354412,43.4735926174],[1.0406933,43.4625050031],[1.0339275465,43.4440406222],[1.0187214441,43.430678461],[1.0271013939,43.4217384825],[1.0227970748,43.4117589841],[0.9997832992000001,43.4136446699],[0.9964095263,43.4020119078],[1.0021028636,43.3902471663],[0.9951289479000001,43.3687570462],[0.9775778614,43.3627628391],[0.9668359007,43.3698975928],[0.963296951,43.3875090655],[0.9487736256,43.3843523545],[0.9333937062000001,43.3875038446],[0.9282335758,43.4000475649],[0.9073540631,43.4080965689],[0.8501119953,43.4140714686],[0.8442928460000001,43.409904084],[0.8204780396,43.416960242],[0.8069238973,43.3996696468],[0.7705469299000001,43.4168582225],[0.7582220899000001,43.4144950699],[0.7477440634,43.395345165],[0.7536878772000001,43.3893379063],[0.733637592,43.3710074193],[0.7137065987,43.3775523033],[0.6798752288000001,43.3350059982],[0.665831069,43.3224595648],[0.6458927564,43.3118296382],[0.6203691398,43.3159624186],[0.6071342542,43.3108472488],[0.6357353061000001,43.3004293896],[0.632483825,43.2925590899],[0.6185775487,43.2904724981],[0.6143459118,43.2774808525],[0.5965576382000001,43.273920518],[0.5665756742,43.2523277897],[0.5603045062,43.234869346],[0.5718918932,43.2334323748],[0.5740950534,43.2214848077],[0.5601844937,43.2112413733],[0.5443118361,43.2136675726],[0.5340444965,43.2079240181],[0.517643508,43.2126146889],[0.5059553543,43.1996388376],[0.511946691,43.1869764546],[0.4878808827,43.1649157114],[0.47033943510000004,43.1573404083],[0.4416817096,43.1309641389],[0.45128176610000004,43.1287015371],[0.4722230482,43.1114973614],[0.4892464473,43.1153545781],[0.5022615275,43.1072314916],[0.5008263222,43.0961630586],[0.530304181,43.0930797578],[0.5316060605,43.0829421708],[0.5494768237000001,43.0806210832],[0.5642189435,43.0742895803],[0.558373607,43.0667902887],[0.5672406726,43.0374483691],[0.5472353236,43.0448262039],[0.537931516,43.0416425745],[0.5331902802,43.0133916808],[0.5414035620000001,43.0013633057],[0.5665747292000001,43.0208662848],[0.5915284157,43.0224364721],[0.5932224477,43.0354690866],[0.6082746691,43.0337909708],[0.6165124762,43.0206732596],[0.6140856367,43.0137974146],[0.6272746334,43.000219379],[0.6138937145000001,42.9820228255],[0.6188960953,42.9723274972],[0.6446786386000001,42.9626872587],[0.6419844536,42.9528761904],[0.6266266476,42.9417937648],[0.6060598048,42.9343647341],[0.5965933935000001,42.9206263049],[0.5982719912000001,42.9135823426],[0.5764403288000001,42.8807004243],[0.5759350719,42.8708277207],[0.5540995757,42.8602011008],[0.5341774403,42.8612538753],[0.5255417048000001,42.8675498613],[0.5064608987,42.8691288886],[0.49620767330000004,42.876212787200004],[0.4772654524,42.8782578035],[0.4725347267,42.8597143008],[0.45533679850000003,42.8167806624],[0.4631534299,42.7899826143],[0.4545580228,42.7715647702],[0.46341167440000003,42.7592601211],[0.46269535980000004,42.7392142979],[0.45411228470000004,42.7284439133],[0.4845837401,42.7102748683],[0.4777573565,42.6999788328],[0.4991725007,42.6918493317],[0.5162997023,42.6912920314],[0.5303498072,42.7026419756],[0.5894633471,42.6950061976],[0.6056357090000001,42.6992407693],[0.6384984332,42.6926409227],[0.6759309769,42.690818644],[0.6739485625,42.6989950845],[0.682665062,42.7089004902],[0.6798960567,42.7232316594],[0.6672265464,42.7365319001],[0.6597694324000001,42.7522198814],[0.6473151599,42.7514460092],[0.6505517666,42.7651775989],[0.6644003279,42.7714363319],[0.6448227079000001,42.7829837152],[0.6708178022,42.8045487448],[0.6649879886000001,42.8154940399],[0.6704105728,42.8216293606],[0.6594684732,42.8388884163],[0.7083899075,42.86143539],[0.7345125053,42.8543596418],[0.7359498958,42.8489780044],[0.7770919093,42.836216036],[0.8022078381000001,42.8404505923],[0.8331525202000001,42.8283577496],[0.8580696516,42.8257233711],[0.8598832205,42.8382982915],[0.8357013230000001,42.8763758755],[0.8440533377,42.8897697074],[0.8259954999,42.914373306],[0.8446316314000001,42.9259581553],[0.8745344324000001,42.9261914247],[0.8860884105,42.9342460413],[0.8760265061,42.9501373981],[0.8841993416,42.9592508641],[0.9055640975,42.9574993997],[0.9278484773000001,42.9667143846],[0.9502248351,42.9660746389],[0.9790952043000001,42.9744326449],[1.0135659914,43.0123213456],[1.0063970441,43.0203638036],[0.9870014894,43.0252962416],[0.9831506052000001,43.053872298900004],[0.9860765529000001,43.0637831056],[1.0066284914,43.0821557232],[0.9918589775000001,43.0904681094],[0.9923887638000001,43.0979131719],[1.0119641573,43.1096629175],[1.0248619718,43.1017811536],[1.0389600616,43.1003607491],[1.0506877898,43.1194196661],[1.0534936789,43.1454164814],[1.0631021096,43.1390440342],[1.0846175341,43.1353644402],[1.089792486,43.1417461631],[1.1131661488,43.1446076818],[1.1222214248,43.1527849091],[1.1364060129,43.1488275445],[1.1466945238,43.1372160898],[1.1663278638,43.1301185961],[1.1778417419,43.1380196636],[1.2083292858,43.1190185178],[1.2233377939,43.0866069355],[1.2618548871,43.0916525417],[1.2603646663,43.1091273877],[1.2812719692,43.1106135343],[1.2913569977,43.124201122],[1.2743192652,43.1435899848],[1.2237879793,43.1519569229],[1.2219688852,43.1657138428],[1.2289263992000001,43.1869047892],[1.2462568169,43.1890151849],[1.2629211273,43.1863688157],[1.274139621,43.1962791481],[1.2964818637,43.189343898],[1.3062198395,43.1950582274],[1.3248441517,43.1919877002],[1.3272881023,43.2021984648],[1.3455518175,43.2123127921],[1.3684839771,43.2092555994],[1.38320374,43.2297526867],[1.366704694,43.2418556297],[1.3398402269,43.2442468306],[1.3310389811,43.2620878664],[1.3061521165,43.2643817624],[1.2932505922,43.2845249454],[1.3056503742,43.2981958827],[1.3180379836,43.2957170352],[1.3315739296,43.3145205808],[1.3588230426,43.3121609313],[1.3843574405,43.2875404293],[1.3991882871,43.2791767052],[1.4288384246999999,43.2544367729],[1.4176143112,43.2272961705],[1.4328792949,43.2171876914],[1.4677622862000002,43.2089265215],[1.4777699164,43.2228952109],[1.4879973952,43.2271513599],[1.5046089406,43.2209887263],[1.4984347183,43.2397171287],[1.5044983287,43.2493406668],[1.4894544856,43.2585493636],[1.4931146649,43.2812074696],[1.5063662648,43.2859763899],[1.5188956887,43.2691668197],[1.5461924526000002,43.2774414252],[1.5649305475,43.2533786565],[1.5734968159,43.2619158588],[1.5677204654999999,43.2712510966],[1.6021382124999999,43.2656766534],[1.6069170169,43.2597779969],[1.6373157966,43.2554694409],[1.6352343174000001,43.2372546802],[1.6553732968000001,43.2440954888],[1.6499451737,43.26102693],[1.6653356108000001,43.2746862572],[1.6792201814,43.2793957252],[1.6884309014999999,43.2735493655]]],"type":"Polygon"}</text:p>
          </table:table-cell>
          <table:table-cell office:value-type="string" calcext:value-type="string">
            <text:p>43.358862094, 1.174881749</text:p>
          </table:table-cell>
          <table:table-cell table:number-columns-repeated="3"/>
          <table:table-cell table:formula="of:=[.E52]/[.D52]" office:value-type="float" office:value="32800.3204708166" calcext:value-type="float">
            <text:p>32800,320470816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7</text:p>
          </table:table-cell>
          <table:table-cell office:value-type="string" calcext:value-type="string">
            <text:p>Lot-et-Garonne</text:p>
          </table:table-cell>
          <table:table-cell office:value-type="float" office:value="1310" calcext:value-type="float">
            <text:p>1310</text:p>
          </table:table-cell>
          <table:table-cell office:value-type="float" office:value="43270992" calcext:value-type="float">
            <text:p>43270992</text:p>
          </table:table-cell>
          <table:table-cell office:value-type="float" office:value="2449" calcext:value-type="float">
            <text:p>2449</text:p>
          </table:table-cell>
          <table:table-cell office:value-type="float" office:value="34112" calcext:value-type="float">
            <text:p>3411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"coordinates":[[[0.2970364605,44.7623794167],[0.29485289740000004,44.7575408858],[0.2673247482,44.7517898917],[0.24522570810000002,44.7524739601],[0.24020501860000001,44.763123222],[0.22642270420000002,44.7645231129],[0.2098916887,44.740541369],[0.2186195491,44.7270931108],[0.2011514074,44.7228557819],[0.189915838,44.7491143791],[0.1581013315,44.731344408300004],[0.1411474816,44.7375835521],[0.1332037572,44.7044912791],[0.1179186936,44.713004089],[0.1076881627,44.7107786886],[0.1028209499,44.6859056672],[0.13430480820000001,44.6823680997],[0.1298724491,44.6729084237],[0.1412938816,44.6656801497],[0.1612917748,44.6701400962],[0.1827306128,44.661350934],[0.1688135098,44.6470566613],[0.16840177480000001,44.6381745768],[0.1392421495,44.6272135173],[0.1551026784,44.6151930437],[0.1510350546,44.608733698099996],[0.13514034290000002,44.6079434507],[0.1113633784,44.5902630726],[0.086000091,44.5860834747],[0.0858656976,44.575509246],[0.0689125656,44.5482671786],[0.0359761424,44.5539945472],[0.0128801105,44.5384371855],[0.018119833000000002,44.5297836941],[0.0016241232,44.5208729284],[-0.0155950572,44.5054940445],[-0.0181168072,44.4924948284],[-0.0089453794,44.4590073693],[0.0054221084,44.4562872067],[0.0079596223,44.4471504161],[-0.0089561868,44.4337382682],[-0.014055866200000001,44.4186457531],[-0.0037820708,44.4065562319],[0.0184614958,44.3897507428],[0.0240811056,44.3774644545],[0.0149671141,44.3666610399],[-0.0123796928,44.3720430623],[-0.028811321,44.3602028602],[-0.0544159503,44.3593787172],[-0.0788242871,44.3536959161],[-0.08575709270000001,44.3376099092],[-0.06684562520000001,44.3225672757],[-0.0595408898,44.3213051736],[-0.0348123107,44.2967221656],[-0.0329856217,44.2717251991],[-0.0533670019,44.2657674856],[-0.066973972,44.2464257555],[-0.0747722311,44.2487595901],[-0.08824203100000001,44.2362658389],[-0.1081544567,44.2310178699],[-0.12013349100000001,44.2367494489],[-0.1406898799,44.2264074101],[-0.12948355150000002,44.2041353704],[-0.1312504911,44.1893326307],[-0.1288789106,44.1524033836],[-0.0819172952,44.1541940566],[-0.0584290804,44.1507111774],[-0.0034406035,44.1498555195],[0.028720117200000003,44.1371593391],[0.03459375,44.1306542023],[0.1001215471,44.1267633793],[0.1306951968,44.1216572716],[0.1367625354,44.1098446743],[0.12347577450000001,44.1051059552],[0.1000756394,44.0853295024],[0.09432017000000001,44.0656168547],[0.08301793,44.0637284256],[0.0872248689,44.0522790308],[0.0718308316,44.0251924669],[0.060218263,44.0247440949],[0.062532243,44.0005246321],[0.0759201338,43.9829389464],[0.1053719842,43.9844063801],[0.1320033227,44.0010711447],[0.14187864960000002,43.9944988244],[0.13855927310000002,43.9746723158],[0.1567510933,43.9725741764],[0.16606561390000002,43.9809868693],[0.16670130430000002,43.9970000815],[0.1805136996,44.0004064456],[0.19079378660000001,44.0145514416],[0.2141752727,44.0230519212],[0.2353100558,44.0172392288],[0.2297707327,44.0112301728],[0.2534740951,44.0028910547],[0.2560830181,44.0081976786],[0.3028590406,43.9909727524],[0.31982676200000004,43.9984400908],[0.32713604090000004,44.0071549231],[0.357821457,44.0164742577],[0.3813740888,44.0064112513],[0.3968827583,44.0222833949],[0.40961125660000003,44.02144553],[0.4425546133,44.0287095017],[0.4449526667,44.039185882],[0.45998330540000004,44.0552221889],[0.48405813400000003,44.0527103024],[0.4939962539,44.0573452104],[0.5202158783,44.0575992714],[0.5553793428,44.0546893759],[0.5663379415,44.0599508732],[0.5797810686,44.0766091628],[0.599127564,44.0748028618],[0.6279438649,44.0603720989],[0.631686984,44.0495472113],[0.6539829198,44.0426025941],[0.6614016428,44.0244210738],[0.6761842074000001,44.0268285822],[0.6858528479,44.0462443694],[0.6979124010000001,44.0471541877],[0.7077024996,44.0583958417],[0.7167766267,44.057352839],[0.7418903159,44.0652173568],[0.7383001681,44.0756211545],[0.7486718589,44.0870403394],[0.7559915699,44.1069156912],[0.7744416302,44.116260062],[0.7966203724,44.1143096127],[0.7957858532000001,44.1323594184],[0.7882849952000001,44.1443737955],[0.8195001154,44.1438069558],[0.8325422205,44.1372405518],[0.8688448248,44.1264319214],[0.8776434838,44.1289148345],[0.8942120269,44.1438277559],[0.8847391518000001,44.1605943191],[0.8529132081,44.1749684753],[0.8596200787,44.1929403163],[0.9062389639,44.1903507505],[0.9047447631000001,44.1963900393],[0.9292426095,44.2303636338],[0.9187983688,44.238191572],[0.9508962554,44.2750964675],[0.92581199,44.2865160653],[0.9163493234000001,44.3023415675],[0.894251259,44.2970688436],[0.8830269808000001,44.3082656523],[0.8724549260000001,44.3086846918],[0.8738235558,44.323081721],[0.8882064064,44.3324589927],[0.8956224528000001,44.3462639728],[0.8869537164,44.3659164757],[0.8980028749000001,44.3813012332],[0.9187388226000001,44.3845299577],[0.9508200565,44.3583446984],[0.9685000997000001,44.3620663528],[0.9775270639,44.3568353035],[0.9966639876000001,44.3691496687],[1.0157416718,44.3638278674],[1.0496683576999999,44.3626893155],[1.0590753696,44.3666914776],[1.0642270372,44.3786211347],[1.0521760598,44.391742322],[1.0619753085,44.41429229],[1.0550264643,44.4274218384],[1.0208151545,44.4451812985],[1.025907083,44.4670084157],[1.0230186121,44.4754599516],[1.009014213,44.4800373051],[1.0177635026,44.4920094156],[1.0160182078,44.5065328097],[0.9997368428000001,44.5270225948],[0.9879635567,44.5327673084],[0.9827165952,44.5456904115],[0.9948654329000001,44.5499550998],[1.0219339946,44.5453770991],[1.0452456078,44.5623707675],[1.0697074488,44.566109547],[1.0751420532,44.5773257055],[1.0730300675,44.5963365986],[1.0563961155,44.597760749],[1.0458333281,44.6057143257],[1.0136503663,44.6143584724],[0.9956728046000001,44.6331994481],[0.9797228115000001,44.6442733233],[0.9667255281,44.6353716653],[0.9396308857000001,44.6399664107],[0.9218139256000001,44.6280281475],[0.8966703116,44.615946841],[0.8769697666,44.6160384787],[0.8725104297,44.6002231566],[0.8455032507,44.6012290468],[0.8169769449000001,44.6270558738],[0.8374595999000001,44.640880144],[0.8349151339,44.653428053],[0.8436730037,44.6608715698],[0.8405739741,44.6707448668],[0.8271300666,44.6732960633],[0.8317973777000001,44.6842527073],[0.8271735640000001,44.6918992724],[0.7973711402,44.7017836287],[0.7797716979,44.6833579497],[0.7630658256,44.6899771569],[0.7292008468000001,44.6760487181],[0.7168898009,44.6780127637],[0.6818128988000001,44.6756036187],[0.6588319771000001,44.6802427367],[0.6561635344,44.6938261331],[0.6480021794,44.7029066326],[0.6309158522,44.7061260995],[0.6237163106,44.6929126013],[0.5854340653,44.6992310575],[0.5747685986000001,44.6911535741],[0.5713522909000001,44.6755963861],[0.5406601711,44.6651483016],[0.5280772416,44.6785137048],[0.5117629716000001,44.6789406301],[0.4933010372,44.6676502338],[0.4702148008,44.6682244461],[0.44026163570000004,44.6512354275],[0.41730364010000004,44.6461627154],[0.36894660020000003,44.6610211945],[0.3554238827,44.6553030046],[0.3482579697,44.663433906],[0.35004572640000003,44.6767849433],[0.359625436,44.6901672675],[0.3404753819,44.7031080053],[0.3480749006,44.710435483],[0.3466371914,44.7222294483],[0.3231099087,44.7475606516],[0.2970364605,44.7623794167]]],"type":"Polygon"}</text:p>
          </table:table-cell>
          <table:table-cell office:value-type="string" calcext:value-type="string">
            <text:p>44.367946993, 0.460736179</text:p>
          </table:table-cell>
          <table:table-cell table:number-columns-repeated="3"/>
          <table:table-cell table:formula="of:=[.E53]/[.D53]" office:value-type="float" office:value="33031.2916030534" calcext:value-type="float">
            <text:p>33031,291603053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4</text:p>
          </table:table-cell>
          <table:table-cell office:value-type="string" calcext:value-type="string">
            <text:p>Haute-Savoie</text:p>
          </table:table-cell>
          <table:table-cell office:value-type="float" office:value="2542" calcext:value-type="float">
            <text:p>2542</text:p>
          </table:table-cell>
          <table:table-cell office:value-type="float" office:value="83989953" calcext:value-type="float">
            <text:p>83989953</text:p>
          </table:table-cell>
          <table:table-cell office:value-type="float" office:value="4644" calcext:value-type="float">
            <text:p>4644</text:p>
          </table:table-cell>
          <table:table-cell office:value-type="float" office:value="36011" calcext:value-type="float">
            <text:p>3601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coordinates":[[[5.8291840528000005,45.9382736921],[5.8624339916,45.9323911755],[5.868143938,45.8889375912],[5.8763776936,45.8639393614],[5.8735183137,45.8426797602],[5.881548605,45.8268961747],[5.9024520617,45.8268914503],[5.9050574551,45.813508873399996],[5.9132883874,45.8040712221],[5.9401109171,45.810973787],[5.9625298887,45.805983736900004],[5.9582565059,45.7950778132],[5.9797151911,45.7964758113],[5.9819283969,45.7811152151],[5.9728616921,45.7698975935],[5.9965789824,45.7614741563],[5.9939133288,45.7476845927],[6.0093689385,45.7511047204],[6.0430207604,45.7391315927],[6.0549515949,45.7514584633],[6.0674942122,45.7433344982],[6.1023178996,45.7355883203],[6.1018207658,45.7613542134],[6.1255583153,45.7499654839],[6.1376115206,45.7613300287],[6.1665701243,45.7566623765],[6.1778506355,45.746721777],[6.1771994844,45.7372782543],[6.1960144879,45.7320283571],[6.1885158138,45.6983918232],[6.231919502,45.7019699584],[6.2311068353,45.6886783659],[6.2507309608,45.6833342268],[6.2684136912,45.6872123191],[6.2808491569000005,45.6845578544],[6.3049477565,45.6932569478],[6.3287762032,45.6931922933],[6.3532386991,45.732449004],[6.3480281053,45.7371951435],[6.371982377,45.7539979004],[6.3825188308,45.7773057224],[6.4043687061,45.7931010835],[6.4240231617,45.8024714137],[6.4308630057,45.8202913596],[6.4499186702,45.8372976482],[6.4464534533,45.8486856834],[6.4615098761,45.8671888044],[6.4705662341,45.8846938988],[6.4951662676,45.8897413817],[6.5095471331,45.9092405574],[6.5320703012,45.8966289167],[6.5589758657,45.8930733822],[6.5589210914,45.8862694778],[6.5728825748,45.8774799614],[6.5613093164,45.8635256001],[6.5350750456,45.8618700031],[6.5464693583999995,45.8462791154],[6.5517136057,45.8274921878],[6.5655773255,45.81568741],[6.5779174282,45.8162352045],[6.5827285469,45.8027956572],[6.5928498583,45.7949387937],[6.6197163223,45.7953409881],[6.6390373288,45.8006157102],[6.6611974448,45.7991414807],[6.6763842678,45.7801359538],[6.6905527794,45.7709667257],[6.6863601432,45.755515646],[6.6993410315,45.7446882275],[6.6921247671,45.7268359247],[6.7118663769,45.7228995121],[6.7423690485000005,45.7491931283],[6.7417377351,45.752647903],[6.7663521766,45.7706057009],[6.7800687004,45.7697157306],[6.8023502692,45.778575021099996],[6.8056095661,45.7930735667],[6.8127215876000005,45.7956570048],[6.8109010248,45.8111574027],[6.8044727047,45.8156945089],[6.8180761096,45.8359092513],[6.8442709194999996,45.840488122400004],[6.8688351623,45.8245538756],[6.8748082956,45.8422867118],[6.9143828868,45.8410394847],[6.9221435148,45.8479153157],[6.9426007568,45.8478888829],[6.9522918758,45.8614160584],[6.9969205117,45.8721220364],[7.0067577879,45.8871818228],[7.0041081573,45.9000052804],[7.0183583763,45.9143524712],[7.0437350930000004,45.9231611679],[7.035731361,45.9383049049],[7.034907816,45.9561422705],[7.0153788313,45.9624942052],[7.0101481119,45.9732309128],[7.0214770154,45.9763741691],[7.0106633956,45.9971660232],[6.9855036506,46.0041641446],[6.9813197606,46.0195715732],[6.9628853965,46.0304353845],[6.9501401003000005,46.0515925711],[6.9245888031,46.0652444073],[6.9086077076,46.0501683802],[6.8912722126,46.0426940206],[6.872751779,46.0519314206],[6.8802860012,46.0692815209],[6.8909632385,46.0745107525],[6.8916469522,46.0850718889],[6.8825410048,46.0952229905],[6.8929902058,46.1047641764],[6.8970156385,46.1190143634],[6.8443593313,46.1283531623],[6.8381897876,46.1329489576],[6.8186666854,46.1310994587],[6.7965379737,46.1386800034],[6.7917185419,46.1629325803],[6.812595289,46.1815453442],[6.8032976482,46.2032845863],[6.8217323465,46.2233654077],[6.8397958144,46.2482208656],[6.8519817325,46.2521425369],[6.8643667432,46.2831002101],[6.854858719,46.2925121116],[6.8281022304,46.3025053188],[6.8253479303999995,46.3119621153],[6.8070368255,46.320749014],[6.7963930775,46.3330025162],[6.7863438531,46.3320929197],[6.7720877431,46.3502695517],[6.7714436087,46.3610240987],[6.7907920248,46.3668225287],[6.8036908939,46.3764870347],[6.8037512593,46.3943520739],[6.7900042563,46.3930428397],[6.7575265514,46.4026700066],[6.7228805723,46.4079339377],[6.677750888,46.4074075146],[6.6608345908,46.4045694918],[6.6368049511,46.4059421266],[6.5891196761,46.4023262422],[6.548476151,46.3948824978],[6.5131693703,46.4049088811],[6.4827362424,46.3916576976],[6.4773025555,46.3751856759],[6.4301120643,46.3598741123],[6.4131036816,46.3598547208],[6.3902778949,46.3404333383],[6.3594409241,46.3495511062],[6.3428053353,46.3703072821],[6.3155061306,46.3688305755],[6.2867112729,46.3564421362],[6.2621334348,46.3278137681],[6.2497069083,46.3072223943],[6.2530013864,46.2905031619],[6.2383729079,46.2816492309],[6.2498495171,46.2621968999],[6.2667856606,46.2476929574],[6.2898004895,46.259960064],[6.3094212501,46.2500773087],[6.3102825669,46.2439749726],[6.2946377692,46.2251340249],[6.2771656345,46.2156232668],[6.2473613549,46.2053418348],[6.2326170725,46.2059603904],[6.1861808687,46.1783189961],[6.1887757043,46.1663879408],[6.1742224682,46.1578059622],[6.1486409914,46.150088225],[6.1364409331,46.1415896128],[6.0984940485,46.1438202013],[6.0918109737,46.1519462615],[6.0749137413,46.1488418284],[6.0522627806,46.1513426634],[6.0371669698,46.1380579835],[5.9941013468,46.1445690306],[5.9729653319,46.1316228203],[5.9559012399,46.1323558778],[5.9474549012,46.1282636501],[5.9192310534,46.1309357543],[5.9042848843,46.1202365152],[5.8929815525,46.1191059644],[5.885599065,46.1067741506],[5.8929901044,46.099379909],[5.8913532758,46.0882210419],[5.881534262,46.0851611934],[5.8569484686,46.08613993],[5.8318368746,46.1062417179],[5.8121952014,46.0795803261],[5.807921722,46.0616352701],[5.8146837895,46.0559801295],[5.8068005714,46.0430831692],[5.8120058773,46.0233010655],[5.8093513052,45.9894977855],[5.8314947748,45.9754274488],[5.8349753317,45.9513735886],[5.8291840528000005,45.9382736921]]],"type":"Polygon"}</text:p>
          </table:table-cell>
          <table:table-cell office:value-type="string" calcext:value-type="string">
            <text:p>46.034640932, 6.428310719</text:p>
          </table:table-cell>
          <table:table-cell table:number-columns-repeated="3"/>
          <table:table-cell table:formula="of:=[.E54]/[.D54]" office:value-type="float" office:value="33040.8941778127" calcext:value-type="float">
            <text:p>33040,894177812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4</text:p>
          </table:table-cell>
          <table:table-cell office:value-type="string" calcext:value-type="string">
            <text:p>Hérault</text:p>
          </table:table-cell>
          <table:table-cell office:value-type="float" office:value="2579" calcext:value-type="float">
            <text:p>2579</text:p>
          </table:table-cell>
          <table:table-cell office:value-type="float" office:value="85235020" calcext:value-type="float">
            <text:p>85235020</text:p>
          </table:table-cell>
          <table:table-cell office:value-type="float" office:value="5990" calcext:value-type="float">
            <text:p>5990</text:p>
          </table:table-cell>
          <table:table-cell office:value-type="float" office:value="44709" calcext:value-type="float">
            <text:p>4470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3.3582180852,43.9137244624],[3.3438873706,43.9059949361],[3.3416168767,43.894957016],[3.3190623457,43.8906560333],[3.2751740376000003,43.8982944651],[3.2630165625,43.8927852896],[3.259993793,43.881853807],[3.23768488,43.8704539594],[3.2343993309,43.8576632691],[3.2520553829,43.8389281979],[3.2491417535,43.8296577566],[3.2295826679,43.8248880043],[3.2073588988,43.8123681705],[3.1828103225,43.8126649593],[3.1567526753,43.8174281691],[3.1498274623,43.8135242693],[3.1266485924,43.8176283669],[3.1130007539,43.8274225348],[3.0864924066,43.8358878478],[3.064766944,43.835524051],[3.0595413441,43.8303345977],[3.0600576681,43.8094594725],[3.0488623213,43.8001845455],[3.0568201204,43.7827050594],[3.0759635959,43.7684736675],[3.0524614956,43.7458452859],[3.0592966821,43.7382821438],[3.0552403273,43.7146319742],[3.0690622206000002,43.7079635302],[3.060841965,43.6928576742],[3.0458315344,43.697240864],[3.0319073988,43.6920214742],[3.0198064936,43.6951719223],[2.993254455,43.7086735995],[2.9849458624,43.7089994057],[2.9382030968,43.6906120856],[2.935424649,43.6945552848],[2.9190299668,43.6875500236],[2.9197980278999998,43.6623820069],[2.9071082760999998,43.6541621335],[2.8789826689,43.6572999659],[2.8735195615,43.644993534],[2.8464201385,43.6458125393],[2.8281429127,43.6373532427],[2.8159299925,43.6399867326],[2.7948982901,43.6244790602],[2.7834539448,43.626290621],[2.765360939,43.6159370851],[2.743950328,43.619621037499996],[2.7385364244,43.6313719307],[2.7231047761,43.643719363],[2.6863748177,43.6508909075],[2.6523314889,43.649025583],[2.6458874903,43.6603144555],[2.6354517751,43.6252111868],[2.6283617377,43.6097225803],[2.6161367151,43.6018115263],[2.6316293905,43.5841136068],[2.6157356133,43.5666733988],[2.6304772165,43.5485154792],[2.6500804936,43.5344176923],[2.6609031357,43.5033558881],[2.654615182,43.4968212557],[2.6679976736,43.470018761],[2.6650870600000003,43.4624209517],[2.6462896943,43.4591520748],[2.6066124914,43.4313835968],[2.5968428689,43.4329562911],[2.5814481097,43.4233227695],[2.5658298799,43.4227278012],[2.5928066439,43.4037292728],[2.5799819542,43.3980934793],[2.568945653,43.4004269792],[2.5595254187,43.3931676097],[2.5512024003000002,43.3783766433],[2.5564798377,43.3671755034],[2.549206913,43.3607176353],[2.5446760832,43.3446036095],[2.5558865662,43.3377637011],[2.5857458604,43.3334849015],[2.5916892853,43.3182305561],[2.5997544727,43.3139561729],[2.6021679592,43.2978787575],[2.6182790589,43.2872436376],[2.6390317176,43.294737281],[2.6594358025,43.2927110867],[2.6741541564,43.3019878631],[2.6752814984,43.3126485666],[2.6936045591,43.3204447606],[2.698608177,43.3025238784],[2.7071354049,43.2942712569],[2.6989741407,43.2800798093],[2.7147824242,43.277012915],[2.739014107,43.2667329061],[2.7524432557000003,43.2548113788],[2.772285347,43.2577353498],[2.7875113749000002,43.2723632858],[2.7869280071,43.2869880065],[2.8013287493,43.2999430767],[2.8182499558,43.3095020129],[2.8061829223,43.3156422642],[2.8126820454,43.3234980754],[2.8385887884,43.3219880594],[2.8685599688,43.3297119962],[2.8730043989,43.3394265952],[2.8695940826,43.3595745151],[2.8560313961,43.3701070768],[2.8586203835,43.3779065841],[2.8901934215000002,43.3656553527],[2.891673343,43.3412613828],[2.8866793768,43.3298323509],[2.9140836382,43.319595136],[2.9213564536,43.3260146926],[2.9459486689,43.3118802901],[3.0040153567,43.3199044603],[3.0065053512,43.3085939682],[3.0048034509,43.2850650606],[3.0134182925,43.2814841073],[3.0361358515,43.2827220827],[3.0543956399,43.2798763444],[3.0782117385,43.262048018],[3.0845721878,43.2641769374],[3.1110498694,43.2532667583],[3.1176637588,43.260665645],[3.1449029513,43.2572053032],[3.1436515134,43.2483978329],[3.1573380411,43.2421720114],[3.1750244413,43.2434734024],[3.1876379554,43.2510829536],[3.2042161155,43.2414899672],[3.2400592474,43.212777368],[3.2835690809,43.2409527669],[3.3508851884,43.2720097238],[3.3887799449,43.2845953397],[3.4309617507,43.2899839323],[3.4443556429,43.2818974358],[3.4686446177,43.2749896211],[3.4969941012,43.2748323762],[3.5112860213,43.2847851242],[3.5178243471,43.2779055516],[3.5371882261,43.3004480524],[3.5707005904,43.3299820412],[3.6043183895,43.3569968323],[3.6444964815,43.3845415312],[3.664766712,43.3933039956],[3.6918700477,43.3921922548],[3.7000624057,43.4026036383],[3.7217426064,43.4090442477],[3.7250321475,43.4160658791],[3.7764821417,43.4315303947],[3.7971871523000003,43.4412012062],[3.8170003822,43.456628608],[3.8326656011,43.4728034651],[3.8526556753000003,43.4874407242],[3.9074270416,43.5171427526],[3.963945701,43.5386883817],[4.0137153539,43.5532175884],[4.0457635669,43.557155331],[4.1012766612,43.5546888999],[4.1093302091,43.5682204119],[4.0986245917,43.5851138994],[4.1244914787999996,43.589019082],[4.150240576,43.5854452241],[4.1493332705,43.5971331301],[4.1688557106,43.6092412875],[4.1936786636,43.6418486378],[4.1944190149,43.6543094694],[4.1714514956,43.680874309800004],[4.1632411698,43.6868397345],[4.1662565636,43.7000335604],[4.1532853145,43.7153517287],[4.1424133367,43.7373932671],[4.1158790201,43.7370087443],[4.1049730233,43.7484051721],[4.0926294178,43.7528224138],[4.0850912792,43.7682967252],[4.0677069481,43.7653888553],[4.0514004002,43.7750184635],[4.0491928181,43.7894137726],[4.0016105293,43.8119940226],[3.9744519949,43.8014955567],[3.9603647407,43.8065010021],[3.9643613889,43.8201477733],[3.978082238,43.829655206],[3.971877317,43.8446277022],[3.958179867,43.8436391973],[3.9583483344,43.8540558424],[3.9409498595,43.8534233862],[3.9221270488,43.8583683518],[3.9195684188,43.8813088995],[3.9107484913,43.8865847767],[3.897706415,43.877665032],[3.8567941081,43.8771172432],[3.8503291204,43.8680753463],[3.8038812799,43.8791936867],[3.7996605963,43.8911682695],[3.8216079869,43.9132107216],[3.8290202698,43.924511785],[3.8203476079,43.942370344],[3.7964813058,43.9435657081],[3.7862879799,43.9590782984],[3.7698672875,43.9689342438],[3.7437633928,43.9666039062],[3.7314185307,43.9718784726],[3.7166831883,43.9607736256],[3.7051365144,43.9620691273],[3.682743808,43.9471227621],[3.6714465787,43.9096408462],[3.623571379,43.9168823678],[3.6073615103,43.9022708943],[3.5989646307000003,43.8864716609],[3.5852166761,43.8799918568],[3.5748683405,43.8654973987],[3.5991391846000003,43.8545999508],[3.5788633599,43.8436132059],[3.5602719638,43.8560456499],[3.5536079606,43.8515133928],[3.5350200640000002,43.85468389],[3.5217731139,43.8656165625],[3.5227993145000003,43.8873642201],[3.5058730015,43.8971283453],[3.4784410975,43.8862311938],[3.4623153739,43.8717189094],[3.4460775383,43.8695132388],[3.4314133475,43.8727525583],[3.4377491499,43.9011565868],[3.4229344321,43.9127919839],[3.3979731502,43.9138892353],[3.3792538263000003,43.911161474],[3.3701025764,43.9172621664],[3.3582180852,43.9137244624]]],"type":"Polygon"}</text:p>
          </table:table-cell>
          <table:table-cell office:value-type="string" calcext:value-type="string">
            <text:p>43.579523215, 3.36839812</text:p>
          </table:table-cell>
          <table:table-cell table:number-columns-repeated="3"/>
          <table:table-cell table:formula="of:=[.E55]/[.D55]" office:value-type="float" office:value="33049.6393951144" calcext:value-type="float">
            <text:p>33049,639395114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Meuse</text:p>
          </table:table-cell>
          <table:table-cell office:value-type="float" office:value="873" calcext:value-type="float">
            <text:p>873</text:p>
          </table:table-cell>
          <table:table-cell office:value-type="float" office:value="28866657" calcext:value-type="float">
            <text:p>28866657</text:p>
          </table:table-cell>
          <table:table-cell office:value-type="float" office:value="1728" calcext:value-type="float">
            <text:p>1728</text:p>
          </table:table-cell>
          <table:table-cell office:value-type="float" office:value="37335" calcext:value-type="float">
            <text:p>3733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coordinates":[[[5.4705083659,49.4973193156],[5.4659263107000005,49.5086298546],[5.4474604716,49.5179390278],[5.467038914,49.5259133919],[5.4653385785,49.5389271506],[5.4475389967,49.5542122032],[5.4570254778,49.5669812193],[5.4376484586,49.5699217964],[5.4250791112,49.5983390544],[5.3942948968,49.6168201693],[5.3815402222,49.6054436096],[5.374655463,49.5917042978],[5.3519784475,49.5883912103],[5.3393538848,49.5908503362],[5.3184136796,49.5742150394],[5.3125007757,49.5593944551],[5.2850996787,49.5533836378],[5.2773604295,49.5441815543],[5.2587502090000005,49.5435153341],[5.2545470922,49.5556013292],[5.2348999792,49.5620917404],[5.2359089254,49.5691377746],[5.2092943406,49.5732706441],[5.1976677027000004,49.5665133978],[5.1839826806,49.5694853318],[5.1681167779,49.5628824256],[5.1527966425,49.5765179451],[5.1442286626,49.5909994424],[5.118662999,49.5931346348],[5.1047952558,49.5756416974],[5.1132893087,49.5606697176],[5.0963819295,49.5576384545],[5.0882112561,49.5448471599],[5.0977403043,49.5340887376],[5.0786537876,49.5091123159],[5.0646038485,49.5088606239],[5.0590534755,49.5006173083],[5.0741408412,49.4866404658],[5.0837084516,49.4842151676],[5.0830937739,49.4706398016],[5.0950809984,49.4596547645],[5.1103632416,49.4583230974],[5.1005256525,49.4408095603],[5.1109379782,49.4161468762],[5.0973615238,49.4147914823],[5.0857661063,49.3988010027],[5.1018005481,49.3919964345],[5.1015756329,49.3783752],[5.0911799766,49.3711579065],[5.0620493489,49.3720260567],[5.0572007032,49.3610452013],[5.0261175892,49.3329662683],[5.0380462787,49.3161293141],[5.0348616276,49.3073967298],[5.0489028243,49.2857411712],[5.0507499007,49.2739592223],[5.0272382847,49.2746443207],[4.9975743296,49.2642356802],[4.9994133972,49.2594211619],[4.9679506635,49.2495854692],[4.9508245882,49.2369791203],[4.9708541127,49.2360283666],[4.9780324239,49.2189080611],[4.9935203542,49.2101284084],[4.9776755125,49.1997030819],[4.9645205883,49.1986296108],[4.9397017129,49.1851069466],[4.9501691622,49.1767559168],[4.9644280964,49.1554617212],[4.971844377,49.1367274038],[4.9899660119,49.1180619761],[4.9972500837,49.1051599651],[4.9967460658,49.0876667944],[5.0057401216,49.0598731123],[5.0034113767,49.0535475156],[4.9686518213,49.0228547157],[5.0093104413,49.0353339562],[5.0365262833,49.0238361594],[5.0384937455,49.0105812073],[5.0344646571,48.9935977838],[5.017786673,48.9960589416],[5.0013801984,48.9902423592],[5.0073372672,48.9789682684],[5.0290644619,48.9796478875],[5.0394946402,48.9743347079],[5.0309471718,48.9543222131],[5.0037004764,48.9384829366],[4.9591384242,48.9259344966],[4.950660332,48.9310490691],[4.935917388,48.9221453152],[4.9336201576,48.9130026034],[4.9124328585,48.8985767453],[4.924557738,48.89125889],[4.9117103062,48.8680931058],[4.921574081,48.8654576842],[4.9360640109,48.8408739072],[4.9145681775,48.8351476351],[4.8887889734000005,48.8172317617],[4.8970715326,48.8089231086],[4.889421381,48.7982956123],[4.9367210339,48.7896836217],[4.9513639314,48.768339399],[4.9722533557,48.757592398],[4.9815209226,48.7455037013],[5.0092185303,48.7413888302],[5.0117842779,48.7066875857],[4.9901758636,48.6906479821],[4.9884305305000005,48.6844221136],[5.0090464166,48.6785448436],[5.0085956023,48.6689682466],[4.9948597884,48.6608311818],[4.9946807613,48.6461661835],[5.0061635452,48.6334781265],[4.9947869959,48.6218532158],[5.0130687406,48.6102116762],[5.0327078049,48.6133323362],[5.0518926017,48.6331894883],[5.0595886310000004,48.6124663343],[5.0709645647,48.5957337914],[5.0899297302,48.592921411],[5.1194490276,48.5957125864],[5.1182804094,48.58449696],[5.1462869906,48.5602771366],[5.1650732859,48.5653440258],[5.1731063987,48.5563183237],[5.1968820753,48.5466790588],[5.2122544925,48.5287916244],[5.2271938515,48.5321141226],[5.2628896604,48.5200205121],[5.2711117774,48.5135558896],[5.3060245678,48.5161628764],[5.3272755133,48.5047985419],[5.3452082422,48.4899227165],[5.3476312202,48.4828881504],[5.3813396033,48.4711124902],[5.3981689765,48.4739264915],[5.4064744653,48.4650092215],[5.4031971585,48.4540816707],[5.4091077338,48.4446526519],[5.445160178,48.4250838921],[5.4700682459,48.4208954009],[5.4916981190000005,48.4167732133],[5.5052736767,48.408972195],[5.5158323235,48.4310531989],[5.5448806413,48.4347063129],[5.5505100471,48.4398258181],[5.580262701,48.4387962715],[5.5890181697,48.4423707004],[5.6158190175,48.4397449058],[5.6305282762,48.4512527512],[5.6534713002,48.45860545],[5.6426254282,48.4677388616],[5.6705034407,48.4723977553],[5.6950922448,48.4634410362],[5.719209609,48.460144552],[5.7390658037,48.4660925528],[5.7552749169,48.4915725137],[5.7651629042,48.4965968345],[5.7609768769,48.523596551],[5.7662384992,48.5357176454],[5.7762661825,48.5410771784],[5.7464651873,48.5521215686],[5.7290347872,48.5536228556],[5.7134845381,48.5650821586],[5.7185232303,48.5914390035],[5.7430562383,48.597177314],[5.7521811405,48.6062516902],[5.7903105354,48.6073989394],[5.8036111231,48.6252039783],[5.7918295201,48.6285491331],[5.7658362771,48.618896041],[5.7446867943,48.6569835713],[5.7447305822,48.6712505033],[5.7577688418,48.6956150583],[5.7648671047,48.7014770464],[5.7506864318,48.7140924863],[5.7190135677,48.732951085],[5.713944067,48.7445381072],[5.7325726982,48.7485614825],[5.736815408,48.770509173],[5.7676056173,48.7902847159],[5.7688990028,48.8043331177],[5.7818952065,48.8321759473],[5.7682831263,48.8612152282],[5.7696779457,48.8754916939],[5.7823480004,48.8761651135],[5.7911108138,48.8866541124],[5.7670635644,48.8966320485],[5.7477465909,48.9148791302],[5.7513550496,48.9215674021],[5.7786555649,48.9251501238],[5.7951770574,48.9448407102],[5.8170337642,48.9425922101],[5.8349574362,48.9448257705],[5.8472581765000005,48.9518200415],[5.8492411298,48.9613011524],[5.8345351471,48.9756661257],[5.8058951716,48.9826562757],[5.8230610543,49.0039588473],[5.8157240511,49.0084789548],[5.8305203898,49.0325917391],[5.8535971096,49.040683042],[5.840490067,49.0498104631],[5.8338600365,49.062502192],[5.8071446883,49.0609558125],[5.8089450612,49.0781719808],[5.8230577803,49.0908356381],[5.8181981674,49.1110846964],[5.7844570364,49.1128775719],[5.7621930089,49.1080813346],[5.7467595667,49.1248444532],[5.7629228174,49.1420468121],[5.7463435972,49.156815767],[5.7553291708,49.1716616799],[5.7609418823,49.2016189009],[5.7319686341,49.1946745865],[5.7187402331,49.2161827143],[5.7387842183,49.227324836],[5.7362511119,49.236165454100004],[5.720960269,49.2477753952],[5.7302398454,49.2570752964],[5.7228072612,49.2644177967],[5.754031307,49.2803299323],[5.7676300664,49.2915071487],[5.7631753903,49.3168594478],[5.7494122266000005,49.3097008807],[5.7336025289,49.310107586],[5.7196826071,49.3305570265],[5.7364841101,49.3384811413],[5.7391592543000005,49.3543305429],[5.7243053763,49.3614119661],[5.7036259912,49.3882123063],[5.6868877386,49.3937324916],[5.6922554689,49.4150277003],[5.6470999943999995,49.4293385852],[5.6340515553,49.4377314412],[5.598717224,49.4238331052],[5.5527867271,49.418683026],[5.5302107465,49.4066301518],[5.5053270767,49.4060887155],[5.4960008941,49.3923695179],[5.4809909473000005,49.3823931557],[5.4573819214,49.4041279898],[5.4760330405,49.4034850571],[5.4971111939,49.407631799],[5.5027223216,49.4187927812],[5.4769616983,49.4302776201],[5.4811111647,49.4441705104],[5.4664551096,49.4492593024],[5.4701305694,49.462530657],[5.4643152002,49.469810453],[5.4827433040999995,49.4945875268],[5.4705083659,49.4973193156]],[[5.4261279416,49.4860977147],[5.4422327063000004,49.5038062478],[5.4645160711,49.490304491],[5.4538255902,49.4814872971],[5.4261279416,49.4860977147]]],"type":"Polygon"}</text:p>
          </table:table-cell>
          <table:table-cell office:value-type="string" calcext:value-type="string">
            <text:p>48.991119152, 5.381375581</text:p>
          </table:table-cell>
          <table:table-cell table:number-columns-repeated="3"/>
          <table:table-cell table:formula="of:=[.E56]/[.D56]" office:value-type="float" office:value="33066.0446735395" calcext:value-type="float">
            <text:p>33066,044673539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Aube</text:p>
          </table:table-cell>
          <table:table-cell office:value-type="float" office:value="1848" calcext:value-type="float">
            <text:p>1848</text:p>
          </table:table-cell>
          <table:table-cell office:value-type="float" office:value="61151097" calcext:value-type="float">
            <text:p>61151097</text:p>
          </table:table-cell>
          <table:table-cell office:value-type="float" office:value="3346" calcext:value-type="float">
            <text:p>3346</text:p>
          </table:table-cell>
          <table:table-cell office:value-type="float" office:value="36240" calcext:value-type="float">
            <text:p>3624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coordinates":[[[4.2927970197,47.9258811537],[4.3029693703,47.9378846252],[4.2989687315000005,47.9504812097],[4.3090008708,47.9611706132],[4.3614920561,47.9571928219],[4.3724354850000005,47.9616424086],[4.3972320372,47.9622377629],[4.4172002257,47.9686781841],[4.4471321746,47.9563838626],[4.4699107638,47.9599256902],[4.492633893,47.9682883251],[4.5097087069,47.9664357299],[4.5290144465,47.969763209],[4.5542181152,47.9676568216],[4.5600343897,47.9717364628],[4.554997022,47.9859896256],[4.5452652453999995,47.9884068276],[4.5358283437,48.0009830995],[4.5494839294,48.0044295607],[4.5783208955,48.0288542616],[4.600952704,48.0303235623],[4.6198130624000004,48.0252347728],[4.6475833571,48.0256953803],[4.6558766607,48.016973169],[4.6708239362,48.0153388225],[4.6988270309,48.0239056414],[4.7043462198,48.0202938202],[4.7105308211,48.0361890659],[4.7231559379,48.0457611358],[4.7104233135,48.050518372],[4.690483355,48.0726918063],[4.6607458115,48.0771533888],[4.7049237004,48.0887507322],[4.7072500837,48.095148034],[4.7255147623,48.1072165461],[4.730721586,48.1184845841],[4.7636677443,48.1154293766],[4.7901089375,48.1077600481],[4.8193111695,48.1031878632],[4.8343807786,48.1051622275],[4.8285960624,48.1290809221],[4.8461846524,48.1421676275],[4.8369446534,48.1517688935],[4.8370509045,48.1684399464],[4.8579326473,48.1949733152],[4.8612250255,48.2111500805],[4.842110558,48.2142056128],[4.851265451,48.2266115558],[4.8446854775,48.2574264311],[4.861618861,48.2663590308],[4.8424307049,48.2836513518],[4.8508437809,48.2962484495],[4.8276233081,48.3066188527],[4.8142122476,48.3230127083],[4.8307406957,48.3352936593],[4.8233271728,48.3436902128],[4.7855134203,48.3586075436],[4.7786528009,48.3561828802],[4.7545816,48.3665461545],[4.7601875463,48.3876133593],[4.7459114923,48.392556107],[4.7001458873,48.3959461187],[4.7037837162,48.4044183661],[4.6890371617,48.4171436905],[4.6898597333000005,48.4251946534],[4.6770352964,48.4323747433],[4.6725173845,48.445449253],[4.6359423607,48.4564248934],[4.6294208851,48.4613618849],[4.6519068697,48.4789231232],[4.6593458315,48.492948071],[4.6614081176,48.5097264184],[4.6765705534,48.5175989085],[4.6700681832,48.5319339069],[4.6662848875,48.5377482075],[4.6400636535,48.5409110689],[4.6302316403,48.5547998519],[4.5928439757,48.5521304019],[4.5681120983,48.5480953812],[4.5311912829,48.529523777],[4.5215823215,48.5450523749],[4.5108853455,48.5480031098],[4.4953983612,48.538758991],[4.4701633109,48.5473331098],[4.4460756459,48.5492056598],[4.4061339944,48.560130107],[4.34644863,48.5979642887],[4.3319477763,48.6015325945],[4.3174821761,48.6165528845],[4.3347395567,48.6324604756],[4.3173516373,48.6519660363],[4.3330615113,48.6705912097],[4.3230870934,48.6836528001],[4.3286124436,48.6961108081],[4.3115548851,48.7109184425],[4.2994574126,48.714746197],[4.2639845669,48.7059707251],[4.2431683921,48.7167213631],[4.2331736948,48.7022497232],[4.1976234798,48.7037507668],[4.1652109327,48.7077499817],[4.1423763293,48.696392886699996],[4.1311520686,48.6863386239],[4.0784707511,48.7015016742],[4.062814691,48.6820836711],[4.0581143887,48.6662404141],[4.0299053974,48.659565448],[4.001223039,48.6639531502],[3.9869104006000002,48.6554098934],[3.9768536043,48.6288730634],[3.9594714635,48.6237132014],[3.9492456855,48.6032092797],[3.9154019592,48.606125364],[3.9085051226000003,48.6017117957],[3.8991924517000003,48.5749307489],[3.8877746991,48.5793012468],[3.8542405323,48.5803239429],[3.8618988849,48.5722209858],[3.8598647946,48.5437587578],[3.8656461474,48.5378675055],[3.851618968,48.523470493],[3.8253730469000002,48.5152405236],[3.7956528113,48.5281377722],[3.7697887866,48.5280381825],[3.7353612296,48.5374177309],[3.7098430881,48.536466304],[3.6881081572000003,48.5399684722],[3.6590306861,48.5348939382],[3.6342590241,48.540886819],[3.6285993636000002,48.562726364],[3.6337321874,48.5685841408],[3.6213029988,48.5802594949],[3.6028984153,48.5796309139],[3.5825867639,48.5854577636],[3.5805404914,48.6046425131],[3.5659896554,48.6037851487],[3.555504612,48.6202285155],[3.5351778111,48.6102972425],[3.5029892459000003,48.6046382793],[3.5152400385,48.5894934002],[3.4934835763,48.5900650488],[3.4853078287,48.5803439746],[3.4653533809,48.5704719227],[3.4771432098,48.5573689807],[3.4795428941,48.5453437545],[3.4569819568,48.5295846905],[3.4340388846,48.5286748282],[3.4142269738,48.533475512],[3.4053710962,48.5278521657],[3.4239323708000002,48.5142512988],[3.4352309135,48.4968697435],[3.4285499168,48.4907595949],[3.3933730504,48.4841818809],[3.3885307392,48.4771736162],[3.3940429831,48.4643628093],[3.4064939705,48.4525491391],[3.4049428896,48.4394106806],[3.3932532055,48.4241082537],[3.4118556758,48.4214217297],[3.4224674339,48.4127035715],[3.4147355035,48.3901877653],[3.4129001909,48.3780286421],[3.4293012228,48.3585657332],[3.447326051,48.3724893689],[3.4706008459,48.3747438392],[3.4748808608,48.3692665105],[3.4976252757,48.3695753521],[3.5131730399,48.3606253711],[3.5228462468,48.3486664033],[3.5438746612000003,48.3329075578],[3.5440725252,48.3196715936],[3.5630937997,48.3215719705],[3.5668095934,48.3075758575],[3.5879332197,48.3009361329],[3.5877152426,48.2799458412],[3.6004433157999998,48.2794878241],[3.6180273959,48.269668032],[3.6243226632,48.2545267568],[3.5995466603,48.2365692301],[3.6214730802,48.2256106871],[3.5998857257,48.2020725706],[3.5750755832000003,48.1888237713],[3.5939167085,48.1786767438],[3.6196513016000003,48.1908856312],[3.6414996909,48.1839329638],[3.6607615138,48.1589902376],[3.667908188,48.1392863737],[3.6909245225,48.145018216],[3.7050789046,48.1443108732],[3.7223449458999998,48.1568377558],[3.7144599382,48.1702674395],[3.7186823561,48.1755877901],[3.7464097271,48.1670732311],[3.7551218991,48.1502984504],[3.742575532,48.142828214],[3.7398841088,48.1323841415],[3.7569100879,48.1253074701],[3.7680208405,48.1337610774],[3.7805479098,48.1202526335],[3.791787009,48.117707518],[3.8054689918999998,48.1011917939],[3.7975767513000003,48.0923310435],[3.8262468489,48.0636638348],[3.8253663475,48.0421535946],[3.8417923266000003,48.0355694402],[3.8705265131,48.0168925938],[3.8635042313,48.0070006953],[3.8404360876,48.0022782472],[3.8500283632,47.983733016],[3.865873347,47.9844760042],[3.8799096764,47.9791186643],[3.8852932343,47.9915897205],[3.9015116701,47.9963812907],[3.9146958839,47.9756969959],[3.907715325,47.964571449],[3.9020837527000003,47.9432597062],[3.8940315762,47.9291650766],[3.9049748001999998,47.925143746],[3.9262616474,47.9348104625],[3.948124794,47.9307894196],[3.961680616,47.9362827337],[3.9752001762,47.9311960148],[3.9912331500000002,47.9324091707],[4.0042910822,47.942400088],[4.0162581524,47.9293909037],[4.0312784524,47.9331850282],[4.0472150506,47.9272406795],[4.0588701371,47.9317020645],[4.0607627901,47.9457857021],[4.0929520722,47.9429220671],[4.0913929756,47.9296448803],[4.1096744478,47.9259958735],[4.1278201304,47.934219555],[4.1558614571,47.9557918627],[4.165799357,47.9599994732],[4.1841659905,47.9558935356],[4.1854956247,47.9402689172],[4.2071032226,47.9448119911],[4.2017973823,47.9725011437],[4.225815664,47.9720902908],[4.2286133326,47.9618141546],[4.2221403072,47.9496932411],[4.2420944008,47.9325288117],[4.2664929744,47.9239562189],[4.2927970197,47.9258811537]]],"type":"Polygon"}</text:p>
          </table:table-cell>
          <table:table-cell office:value-type="string" calcext:value-type="string">
            <text:p>48.30465458, 4.161441674</text:p>
          </table:table-cell>
          <table:table-cell table:number-columns-repeated="3"/>
          <table:table-cell table:formula="of:=[.E57]/[.D57]" office:value-type="float" office:value="33090.4204545455" calcext:value-type="float">
            <text:p>33090,420454545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3</text:p>
          </table:table-cell>
          <table:table-cell office:value-type="string" calcext:value-type="string">
            <text:p>Puy-de-Dôme</text:p>
          </table:table-cell>
          <table:table-cell office:value-type="float" office:value="3173" calcext:value-type="float">
            <text:p>3173</text:p>
          </table:table-cell>
          <table:table-cell office:value-type="float" office:value="105642113" calcext:value-type="float">
            <text:p>105642113</text:p>
          </table:table-cell>
          <table:table-cell office:value-type="float" office:value="4733" calcext:value-type="float">
            <text:p>4733</text:p>
          </table:table-cell>
          <table:table-cell office:value-type="float" office:value="51293" calcext:value-type="float">
            <text:p>5129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"coordinates":[[[3.897452891,45.3569897728],[3.8908921008,45.3708297983],[3.8950202952,45.3813364388],[3.8893913736,45.3950005639],[3.9085725587,45.4180178355],[3.9195916692,45.4246386563],[3.9631954963,45.4357632737],[3.9737059972,45.4584865099],[3.9681292643,45.4755890183],[3.9833010344,45.4820877508],[3.9846582124000003,45.4953866704],[3.9650924889,45.5031831885],[3.9462421487,45.5457551921],[3.9543510025,45.5559644624],[3.9442824622,45.5630691986],[3.9350851696999998,45.5785767997],[3.9172288579,45.5874608883],[3.9027748901,45.5992388865],[3.8917411868,45.6002004213],[3.8609133042,45.6155244994],[3.8582333786,45.6250987214],[3.8356734822,45.6269957296],[3.8234335877000003,45.6325656732],[3.8179380074,45.6465306277],[3.8058592314,45.6552069809],[3.7956473349,45.6719727005],[3.7767426738000003,45.6913471348],[3.7827600564,45.706691934],[3.7737472971,45.7255239065],[3.7577785389000002,45.7469415858],[3.7459113538,45.7422533025],[3.7276237235,45.7559338047],[3.7388919147,45.766816379],[3.7318216449,45.7745079422],[3.7108217968,45.7831791705],[3.7012276622,45.781238225],[3.6953353836,45.7952319162],[3.7116169642,45.7995466308],[3.7218670366,45.8136720734],[3.7174731101000003,45.8190276012],[3.7283738113,45.8313049773],[3.7190248245,45.8511494958],[3.7169650688,45.8686688693],[3.738880738,45.8723198683],[3.7543669308,45.8861281193],[3.7400009858,45.9090227273],[3.7185364528,45.9239865409],[3.6940151633,45.93072787],[3.6695819883,45.9613488558],[3.6461010969,45.9635844049],[3.6319977048,45.9610083674],[3.6304517003,45.9739439707],[3.6221273233,45.9900219728],[3.5925681188,46.0233555174],[3.5436247093,46.0131935868],[3.5358791555,46.0224904483],[3.5228956857,46.0216802929],[3.5006328613,46.0133421319],[3.4823958043,46.014300124],[3.4638891479,46.0081890991],[3.4682939406,46.0240460331],[3.4618092875,46.039845918],[3.4586422833,46.0619815092],[3.4335380874,46.0610491606],[3.4177678318,46.073244421],[3.4024146254,46.0661193136],[3.3799801586,46.0650674518],[3.3628991798,46.0527829266],[3.314592975,46.0576665333],[3.281248605,46.0665240525],[3.2341405904,46.0634829364],[3.2145354701,46.0749453733],[3.1846642979,46.0750906751],[3.168490333,46.0656390648],[3.1314010714,46.0693278781],[3.113818262,46.0813882487],[3.0982070459,46.0834874697],[3.1010684344,46.0934434808],[3.0836257473,46.1117430147],[3.0651207967,46.1025278243],[3.0481711227,46.1004480478],[3.0378174416,46.1072326526],[3.0227184954,46.1017608045],[3.0098042688,46.1146810674],[2.9934135099,46.1239212101],[2.975917554,46.1243465793],[2.9624515739,46.1303482797],[2.9562964494,46.1423036522],[2.9553538822,46.1655466449],[2.912306729,46.1770820191],[2.9207320433,46.1908845374],[2.9097994856,46.2032409389],[2.9182806465,46.2140522486],[2.9376269155,46.2227136355],[2.9315246697,46.2326748567],[2.9379201999999998,46.2421128638],[2.9200204399,46.2502897595],[2.906592983,46.2484884772],[2.8907550703,46.2537403864],[2.8781016587,46.2518059142],[2.8580691819,46.2561950532],[2.8270320039,46.2420992055],[2.8190293205,46.2414113992],[2.817681545,46.2033881051],[2.8059108618,46.1971543707],[2.7867846154,46.1985834074],[2.7695903862,46.2118680691],[2.7602342371,46.2092256131],[2.7491604419,46.2193484162],[2.7326231849,46.2234935108],[2.720849586,46.2119993201],[2.7316656809,46.1954122413],[2.7126716634,46.1792623636],[2.7043361558,46.1809546232],[2.6748084812,46.17221215],[2.6765576836,46.1575904282],[2.6551096143,46.1243170688],[2.6325088155,46.1188476935],[2.6105439982,46.129494021],[2.5912389071,46.1269597091],[2.5662992520000003,46.1431464613],[2.5540595104,46.1275059824],[2.5476998282,46.110285725],[2.5521850345,46.1037406369],[2.5504908935,46.0856527208],[2.5573227723,46.0687744108],[2.5752417453,46.0449228346],[2.6025332342,46.0334449166],[2.599023587,46.0076493432],[2.5932201142,45.9903083609],[2.6079244865,45.9787004878],[2.6082359626000002,45.9674200555],[2.5896403972,45.9606607399],[2.5696373054,45.9588151775],[2.5686469286999998,45.9492615406],[2.5512292203999998,45.9412279402],[2.5442533609,45.932412910400004],[2.5438648262,45.9074807879],[2.5146259591,45.8902620241],[2.4916657168,45.8671386734],[2.4698656099000003,45.8725190454],[2.4617602661999998,45.8668849538],[2.4431634784,45.8662554571],[2.447617305,45.8456285279],[2.4343685709000003,45.8455143496],[2.4306031482,45.8341849688],[2.4034407263,45.8386626372],[2.389407592,45.8238939055],[2.4138764678,45.8073658058],[2.4324705332,45.7871335132],[2.4350916311,45.7673290876],[2.4681554908,45.7565441054],[2.4843169146,45.7485659089],[2.4921610561,45.7378656651],[2.512557052,45.7197862044],[2.5257611748,45.6934118979],[2.5233961155999998,45.6805148532],[2.5131778897,45.6713058617],[2.5242691057,45.6571172662],[2.5169356639,45.6391337096],[2.4830763922,45.6385834894],[2.4803214656,45.6113658263],[2.4660313411,45.5934429331],[2.4815040522,45.570954321],[2.4997475832,45.5541833713],[2.5145488668000002,45.5543698422],[2.5206156837,45.5218540526],[2.5074692513,45.5038982183],[2.5139440740000003,45.49393106],[2.5084049479,45.4783438995],[2.5176512240999998,45.4831106429],[2.5352874786,45.478799703],[2.5452893427000003,45.4623934315],[2.5690774509,45.4643927149],[2.58480862,45.4501551955],[2.6037587849,45.4500769519],[2.6172269618,45.4639243512],[2.6270870422,45.4436645316],[2.6506965543,45.4431291181],[2.6582045402,45.435141686],[2.6883478981,45.4376301402],[2.6799231374,45.4226911043],[2.6807334465,45.4071694266],[2.7145342501,45.3815002697],[2.7410811496000003,45.3932472857],[2.7649067030000003,45.3855297601],[2.7769258151000002,45.3868771006],[2.8094135518,45.3994614994],[2.8232826473,45.3922958879],[2.8523506495,45.39231004],[2.8676301211,45.3763028698],[2.8831712972,45.384165791],[2.9006717709,45.3707857573],[2.9207055234,45.3654197419],[2.9271972893,45.3399261895],[2.9341200714999998,45.3258862542],[2.9531427157000003,45.3099094],[2.9685684070000002,45.3074025695],[2.9979702986000003,45.2939634238],[3.0209912691,45.2878601152],[3.0219714103,45.2955514567],[3.0436725693,45.2990775073],[3.0591097015,45.3068051859],[3.0667392474,45.3197060103],[3.0619803092,45.3281801084],[3.0728036005,45.3376768776],[3.0871786493,45.3386309838],[3.0914803468,45.348129056],[3.1037096907,45.3541342858],[3.1461344313,45.3502789683],[3.1690096871,45.3527293179],[3.181649248,45.3649277363],[3.2198594999,45.3721142024],[3.2217659959000002,45.3818362482],[3.2426349265,45.3898772952],[3.2713977468,45.3927801383],[3.2900949628,45.4010904643],[3.2956818775,45.418862683],[3.3201092801,45.4132181326],[3.3274505373,45.3967481861],[3.3427758101,45.4161622747],[3.355951879,45.4226414896],[3.3774522228,45.401383215],[3.4056024399,45.4036630152],[3.4249449734,45.4016166308],[3.4498748781,45.4032743578],[3.465602254,45.4084148512],[3.4807074007,45.4215466216],[3.4989362241,45.4275100792],[3.5075777078,45.4100471045],[3.5269278303,45.4011214638],[3.5539587459,45.3971677082],[3.5708557795,45.4007838799],[3.58801872,45.3748082406],[3.5897157844,45.3574814065],[3.6185687882,45.3375099474],[3.6279785031,45.3389703578],[3.6449179479,45.3510962187],[3.6448614003,45.3593350095],[3.6638181134,45.3615258859],[3.6673096034,45.3765945053],[3.6823958041,45.3823765923],[3.699893518,45.3594638808],[3.7296926863,45.3613097016],[3.7407294605,45.3528095972],[3.7747182897,45.3486886075],[3.7900502450999998,45.3538817782],[3.7852204823999998,45.3704893147],[3.7914025038,45.3847690969],[3.8049404883999998,45.3921044795],[3.8293386674,45.3805334319],[3.8372535929,45.3673875907],[3.8691653696,45.3558468164],[3.897452891,45.3569897728]]],"type":"Polygon"}</text:p>
          </table:table-cell>
          <table:table-cell office:value-type="string" calcext:value-type="string">
            <text:p>45.725902008, 3.140163584</text:p>
          </table:table-cell>
          <table:table-cell table:number-columns-repeated="3"/>
          <table:table-cell table:formula="of:=[.E58]/[.D58]" office:value-type="float" office:value="33294.079104948" calcext:value-type="float">
            <text:p>33294,07910494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Côte-d'Or</text:p>
          </table:table-cell>
          <table:table-cell office:value-type="float" office:value="2620" calcext:value-type="float">
            <text:p>2620</text:p>
          </table:table-cell>
          <table:table-cell office:value-type="float" office:value="88375603" calcext:value-type="float">
            <text:p>88375603</text:p>
          </table:table-cell>
          <table:table-cell office:value-type="float" office:value="4349" calcext:value-type="float">
            <text:p>4349</text:p>
          </table:table-cell>
          <table:table-cell office:value-type="float" office:value="35481" calcext:value-type="float">
            <text:p>3548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coordinates":[[[[4.1163920448,47.1232200267],[4.1335212065,47.121391322],[4.1502312163,47.1132632442],[4.1607442132,47.1219515245],[4.1848210298,47.1295607282],[4.189417244,47.1417977168],[4.1818950614,47.150507773],[4.1295504562,47.1429071804],[4.1069404156000004,47.129971931],[4.1163920448,47.1232200267]]],[[[4.209688524,47.1554456212],[4.2159965213,47.1477207322],[4.2364145636,47.1431014205],[4.2566934841,47.1254798157],[4.2535948493,47.1173826841],[4.2806551377,47.1077146293],[4.2971314773,47.1131496586],[4.3155404798,47.1047811213],[4.3467342255,47.1012281803],[4.3450877175,47.0748220377],[4.3531577623,47.0640385821],[4.3654931505,47.0665236926],[4.3719288954,47.0791960789],[4.3990956186,47.0824281199],[4.4101151587,47.0734670074],[4.4007917216,47.0544446801],[4.4222136732,47.0465856758],[4.4308764552,47.0383771197],[4.4569541179,47.0418961344],[4.4698674605,47.0312598811],[4.4991102332,47.0255107019],[4.5068161801,47.0129907308],[4.528553896,47.0115351732],[4.5574977978,47.0173581775],[4.5550697004,46.9897856916],[4.5659612952,46.9854311562],[4.5738879171,46.9728546384],[4.5928379949,46.967892834],[4.589540632,46.9557027902],[4.6131626207,46.9496445945],[4.6164661123,46.9414204919],[4.649693474,46.941475689],[4.6793235556,46.9269216394],[4.6639347083,46.9134770372],[4.687560696,46.8998373782],[4.7175201368,46.907994173],[4.7282137891,46.9193751652],[4.7443715677,46.9245549867],[4.7536658703,46.9182116042],[4.7809263063,46.9185076478],[4.7919924322,46.926018131],[4.8219356861,46.9380777329],[4.8620250694,46.9445743831],[4.8758964576,46.9508752963],[4.8938078664999995,46.9509409109],[4.8944897431,46.9665706042],[4.9328834894,46.967436627],[4.9652606417000005,46.9650341349],[4.9852036515,46.9585177904],[5.0033278287,46.9720084143],[5.0168439323,46.9684620907],[5.0230026726,46.9770382162],[5.0493062298,46.9815832865],[5.0736058576,46.9672311751],[5.0733142239,46.9600068206],[5.106139145,46.95748268],[5.120024238,46.9630943057],[5.1630623626,46.9636027974],[5.2050873196,46.9854836744],[5.2220976349,46.989065398],[5.2553203864,46.9798522242],[5.2804577699,46.9985991081],[5.3002671428,47.0018294937],[5.3176730765,47.0153298409],[5.2754227277,47.0269267437],[5.2839214323,47.0480326712],[5.2958381277,47.0577951123],[5.3129503823,47.0637145507],[5.323446444,47.074019701],[5.3360799254,47.0782324966],[5.3698073502,47.0776267981],[5.3857339049,47.0819828492],[5.3981671525,47.0951148209],[5.3982339482,47.1055104937],[5.4108973236,47.1148065152],[5.4085090641,47.1268493861],[5.4327343135,47.140617075],[5.4409127695,47.1570280251],[5.4486451688,47.1596614167],[5.4592371327,47.1829582877],[5.4492611268,47.2032177831],[5.4643347179,47.20686119],[5.4804316224,47.2188330973],[5.4742172105,47.2289863673],[5.4863166816,47.2433837425],[5.4797070674,47.2560477921],[5.4880371558,47.2668101481],[5.4883059809,47.2892442979],[5.5048823649,47.2850181796],[5.5183545382,47.3040708242],[5.5035826718,47.3137603197],[5.472197363,47.3179790065],[5.4776707625,47.3270617982],[5.4899254994,47.3278894398],[5.4952634198,47.3438870293],[5.4888481969,47.3560486085],[5.4887954708,47.3699379632],[5.4961939824,47.3881256888],[5.4721126915,47.3937893475],[5.4532283384,47.384428272],[5.4347737286,47.3932597731],[5.4439834865,47.4066381416],[5.4303744351,47.4214306098],[5.4315354332,47.4367483433],[5.439013127,47.4505765399],[5.4180554395,47.4491739591],[5.4065136548,47.461899983],[5.3888366267,47.4528781574],[5.3766662417,47.4646593217],[5.3916126144,47.4694568272],[5.3995099008,47.4780777428],[5.3894010329,47.486292679],[5.3993017406,47.4992420657],[5.420840129,47.4973464875],[5.4364420703,47.490450464],[5.4475841521,47.4964219341],[5.4719366419,47.5272700016],[5.4863796343,47.5271338766],[5.4968620391,47.5441471469],[5.4970593963,47.554179079],[5.4865918932,47.5694064191],[5.48823966,47.5770135556],[5.4775996759,47.6086714334],[5.4474195392,47.6228054261],[5.4415806738,47.6299824521],[5.4255909525,47.6320744031],[5.4005360259,47.5982632221],[5.3738403693,47.6044843622],[5.3541935357,47.5918247948],[5.3419398308,47.5974987596],[5.3391603774,47.609541177],[5.3224601014,47.61240954],[5.3062852032,47.6072570006],[5.2777455691,47.5899228378],[5.278177727,47.5819242947],[5.2566309544,47.5766771342],[5.2381122995,47.5965023254],[5.2587221716,47.6221669417],[5.2373697718,47.6210373405],[5.2114087153,47.6418875791],[5.1746321382,47.6514815372],[5.1732628435,47.6664766504],[5.1784395134,47.6809824403],[5.1615840008,47.6804345377],[5.1564725279,47.6682166484],[5.1291750892,47.6482119841],[5.1088743414,47.6496877159],[5.0760559406,47.6654049241],[5.0534191994,47.6683763716],[5.0502846684,47.6798671848],[5.0608070673,47.6948463784],[5.0327945087,47.6923330798],[5.0336518058,47.7078819167],[5.0134093348,47.7056940169],[4.9922739605,47.6883153261],[4.9702848718,47.6923694912],[4.9546326644,47.7011521603],[4.9658195156,47.7152377982],[4.9698306254,47.735574644],[4.9599484039,47.7515457633],[4.9589919594000005,47.7618704098],[4.9257474552,47.7602287626],[4.917962007,47.7770940362],[4.9824040492,47.7997900408],[4.9931849276,47.8156280105],[4.9846956661,47.8288686101],[4.9683461061,47.8319387264],[4.9601342358,47.8455759408],[4.9634042974,47.8522057565],[4.9540995648,47.8667671593],[4.9274549035,47.8715453208],[4.9285755439,47.8862324243],[4.9154289470000005,47.8978158786],[4.9029094359,47.9210363634],[4.875980481,47.9202912029],[4.8567879097,47.8956315538],[4.8340343918,47.9067818341],[4.828942307,47.915124211],[4.8660942378000005,47.9405087747],[4.8451859484,47.9612488573],[4.7978610174,47.9629427073],[4.7848336547,47.9681569271],[4.7946358152,47.9844688619],[4.7899484544,48.0073796624],[4.7492966392,48.0042465879],[4.7161771555000005,48.0113916713],[4.7043462198,48.0202938202],[4.6988270309,48.0239056414],[4.6708239362,48.0153388225],[4.6558766607,48.016973169],[4.6475833571,48.0256953803],[4.6198130624000004,48.0252347728],[4.600952704,48.0303235623],[4.5783208955,48.0288542616],[4.5494839294,48.0044295607],[4.5358283437,48.0009830995],[4.5452652453999995,47.9884068276],[4.554997022,47.9859896256],[4.5600343897,47.9717364628],[4.5542181152,47.9676568216],[4.5290144465,47.969763209],[4.5097087069,47.9664357299],[4.492633893,47.9682883251],[4.4699107638,47.9599256902],[4.4471321746,47.9563838626],[4.4172002257,47.9686781841],[4.3972320372,47.9622377629],[4.3724354850000005,47.9616424086],[4.3614920561,47.9571928219],[4.3090008708,47.9611706132],[4.2989687315000005,47.9504812097],[4.3029693703,47.9378846252],[4.2927970197,47.9258811537],[4.3047874118,47.9216154363],[4.3109979132,47.9038884515],[4.2798867054,47.9004702331],[4.2603486373,47.8756663621],[4.2645527563,47.8484299616],[4.2763537275,47.8400301011],[4.3012600041999995,47.8487458723],[4.3250599684,47.8474109818],[4.3191165964,47.8372993901],[4.3255178064,47.8208916425],[4.3201759353,47.8117480283],[4.3403007873,47.7995629976],[4.3272675809,47.7857221164],[4.3324690786,47.7565131406],[4.3143970135,47.7489921742],[4.2894487427,47.7332889331],[4.2605063913,47.7422044029],[4.2527177164,47.7162038627],[4.2617414484000005,47.6940119536],[4.2508943539,47.6770005959],[4.228858075,47.6796216003],[4.22595445,47.6713694469],[4.2494395095,47.6605893744],[4.2276471503,47.6432367084],[4.2156938889,47.623730891],[4.2118994588,47.6048090992],[4.1973178254,47.5968107762],[4.1871532602,47.5818133693],[4.1864656579,47.5697239978],[4.1719402862,47.5502133306],[4.1565327218,47.5516175656],[4.150600419,47.532699247],[4.136001913,47.517535593],[4.1172839857,47.5120395934],[4.1124997405,47.5035699384],[4.1228770887,47.4912314731],[4.1297925085,47.4624453618],[4.1161297133,47.4418772367],[4.0719337277,47.4126953125],[4.0757389399,47.4001462621],[4.0859331591,47.3917103471],[4.0761275765,47.3829120521],[4.0801735383,47.3760881164],[4.0983815657000005,47.3715582404],[4.1056381689,47.3627871138],[4.1060805347,47.3392551358],[4.1304043384,47.3205706929],[4.1138365233,47.3080407364],[4.1302555435,47.3023071924],[4.1147448402,47.2913453083],[4.1147433527,47.2824095037],[4.1262232974,47.2589113543],[4.1245590176,47.2498438944],[4.1438498368,47.2395964471],[4.1672483394,47.2502512621],[4.1878791671,47.2445828659],[4.1924417436,47.2342007471],[4.2215617301,47.2197535683],[4.2311077318,47.1956906753],[4.2157040892,47.185405284],[4.2082213053,47.1638274142],[4.209688524,47.1554456212]]]],"type":"MultiPolygon"}</text:p>
          </table:table-cell>
          <table:table-cell office:value-type="string" calcext:value-type="string">
            <text:p>47.425600407, 4.771643256</text:p>
          </table:table-cell>
          <table:table-cell table:number-columns-repeated="3"/>
          <table:table-cell table:formula="of:=[.E59]/[.D59]" office:value-type="float" office:value="33731.1461832061" calcext:value-type="float">
            <text:p>33731,1461832061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9</text:p>
          </table:table-cell>
          <table:table-cell office:value-type="string" calcext:value-type="string">
            <text:p>Deux-Sèvres</text:p>
          </table:table-cell>
          <table:table-cell office:value-type="float" office:value="1663" calcext:value-type="float">
            <text:p>1663</text:p>
          </table:table-cell>
          <table:table-cell office:value-type="float" office:value="58056571" calcext:value-type="float">
            <text:p>58056571</text:p>
          </table:table-cell>
          <table:table-cell office:value-type="float" office:value="3028" calcext:value-type="float">
            <text:p>3028</text:p>
          </table:table-cell>
          <table:table-cell office:value-type="float" office:value="35877" calcext:value-type="float">
            <text:p>3587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-0.7503775077,46.304403558],[-0.7555544518,46.3009172075],[-0.7485395924,46.2831897964],[-0.7353923805,46.2696833089],[-0.7518502781,46.2534467442],[-0.7519175688,46.245347278],[-0.6885999677,46.2170436501],[-0.6846033821,46.1997173191],[-0.689313799,46.1819669308],[-0.6670258369000001,46.1846898232],[-0.6550753557,46.1694933719],[-0.6277661969,46.1611238263],[-0.6282659159,46.1429547025],[-0.5999042864,46.1435286208],[-0.5831135985,46.1395680806],[-0.5527110984,46.1450586085],[-0.53322897,46.1397255535],[-0.5296798367000001,46.1311195456],[-0.5140726663,46.1257944412],[-0.5114346636,46.1090031717],[-0.49102513200000003,46.1082746529],[-0.46807731960000004,46.1021867148],[-0.4401995193,46.1045894688],[-0.42306442120000004,46.1112666076],[-0.4223042984,46.0937973195],[-0.4013168774,46.0841787355],[-0.3901553197,46.0960101862],[-0.3719640694,46.0934726314],[-0.362891401,46.0755518013],[-0.3308205003,46.0825713078],[-0.3036511789,46.0775320523],[-0.291652128,46.0876823345],[-0.2796799339,46.078837138],[-0.27299108650000004,46.057305408],[-0.2126205813,46.0441214383],[-0.1998929747,46.0486055477],[-0.18736075330000002,46.0261892061],[-0.171419113,46.0331226415],[-0.1626401849,46.0222443234],[-0.1647173272,46.0107066321],[-0.1391710932,45.9993693344],[-0.1371405488,45.9790493925],[-0.1162334642,45.9774955373],[-0.10311918090000001,45.9696612955],[-0.0585695315,45.9868912989],[-0.0431723059,45.9902962545],[-0.047909395,46.0043693719],[-0.045648184700000004,46.0207024896],[-0.0307823644,46.0218932788],[-0.0226266934,46.0315930844],[-0.037391470600000004,46.0436973287],[-0.0395421467,46.0531252669],[-0.0235588933,46.0567274706],[0.019298558900000002,46.0528737388],[0.0327072474,46.0668460541],[0.0626594592,46.0726919875],[0.050870348,46.0794579855],[0.0664651708,46.0913011377],[0.0783996492,46.0945197078],[0.11569560300000001,46.0961868173],[0.1358199196,46.1040512877],[0.1460096193,46.0959514456],[0.1778505233,46.0833067727],[0.1974488147,46.0954082269],[0.18823317080000002,46.1114037919],[0.2023327882,46.1194076093],[0.2058576417,46.1356629135],[0.2157864306,46.1389208322],[0.2169197851,46.1553936161],[0.1946955716,46.1605316118],[0.1879995298,46.1486162466],[0.1719495202,46.1558118532],[0.15508165810000002,46.157316177],[0.1495876599,46.1721632712],[0.1346813319,46.182285859],[0.10760792470000001,46.1860387026],[0.1135909504,46.2123367253],[0.129968522,46.2273091382],[0.1438866124,46.2291499048],[0.1288050594,46.2674893571],[0.1596703617,46.2665401189],[0.1676081584,46.2704421967],[0.1708009516,46.2840347358],[0.1554143562,46.2972113713],[0.16951424380000002,46.3080563932],[0.1648747076,46.3178715175],[0.17705689200000002,46.3280828869],[0.15409950660000002,46.3447534778],[0.1377283122,46.3493389889],[0.1040102432,46.3351080699],[0.0982070213,46.3216019153],[0.0782777402,46.3050810482],[0.0381843835,46.3238345918],[0.021264366,46.3350475312],[0.0229742753,46.3456460321],[0.015582156000000002,46.3570130769],[0.0342987191,46.3737250242],[0.0160841467,46.3907457647],[-0.00794268,46.3889900779],[-0.0195434147,46.4195668035],[-0.0110917468,46.4286273553],[-0.0099044765,46.4500574049],[-0.018806955,46.4535809426],[-0.0095878609,46.4677130953],[-0.0137591818,46.4748525447],[-0.0428576171,46.4700937031],[-0.0430440505,46.4839516031],[-0.0320782173,46.5152901206],[-0.017371553,46.5269790718],[-0.0072208315,46.5231230426],[0.007734071800000001,46.5476808474],[-0.0048353005000000004,46.5504511332],[-0.0077188114,46.5679890406],[0.019899324700000002,46.5850598649],[0.021280626400000002,46.6104412443],[-0.013636574,46.615029788],[-0.0023351015,46.6289220931],[0.0007206304,46.6433337525],[-0.019318917300000002,46.6386877515],[-0.0298215936,46.627094631],[-0.059621077200000004,46.6227000094],[-0.0676006951,46.6295666039],[-0.0548202998,46.6424496205],[-0.0323266384,46.6507405438],[-0.040392693,46.6640540184],[-0.0065771332,46.6834241453],[-0.0167254189,46.6962925875],[0.0026300015,46.7001014755],[0.0045072667,46.7177563257],[0.013928844000000001,46.7242254496],[0.038242561200000004,46.7318781804],[0.0064523098,46.7539222115],[-0.0123995895,46.7543410853],[-0.0231178467,46.7690314397],[-0.017713174,46.7779543465],[-0.0267063235,46.7887304894],[0.0060701438,46.8085659499],[-0.007018334,46.8221291777],[-0.020326846500000002,46.8125599399],[-0.0300417964,46.8202164141],[-0.0448515094,46.8224697607],[-0.045757505500000004,46.8321870744],[-0.0082095306,46.8478604707],[0.0120740419,46.8403861924],[0.0254012983,46.8528512453],[-0.000768695,46.863410143],[-0.0071182483,46.8699489371],[-0.0266905824,46.8754998094],[-0.0234592278,46.8962624997],[-0.008944856400000001,46.9078883563],[-0.022258782600000002,46.9388447824],[-0.046362121900000004,46.9657939986],[-0.0341980008,46.97671339],[-0.0357866565,46.9870620266],[-0.053858605100000005,46.99433456],[-0.0776622939,46.9890399897],[-0.0881061182,46.993909321],[-0.0848266354,47.0119049621],[-0.0934810517,47.0468158222],[-0.1021003017,47.0651716668],[-0.1287884011,47.0544242479],[-0.1388384956,47.0662731053],[-0.1573383716,47.0702371298],[-0.16601000200000002,47.0646989379],[-0.1788543748,47.0700326559],[-0.1609681261,47.0856321011],[-0.14014259610000002,47.0978168477],[-0.18526503290000002,47.1084081764],[-0.1866493952,47.1014004692],[-0.2105351043,47.0967045087],[-0.24741513910000001,47.1050758175],[-0.262905431,47.0990096303],[-0.2848196031,47.1024085909],[-0.31109871180000004,47.0928801726],[-0.3354623309,47.0880163225],[-0.35378891160000003,47.0953859707],[-0.37653231740000004,47.0886409886],[-0.3960610416,47.0915353427],[-0.401197481,47.0707479134],[-0.4071241506,47.0664982034],[-0.4269809009,47.0729884649],[-0.4411226286,47.0677215074],[-0.4650235777,47.0668879424],[-0.47634088280000003,47.0543618867],[-0.48533226570000004,47.0638850589],[-0.47809374660000004,47.0719112284],[-0.46418464070000004,47.0743587013],[-0.4677116176,47.0836846644],[-0.4912396859,47.0829336765],[-0.5353131787000001,47.0721998991],[-0.557552531,47.0640899622],[-0.5562654359,47.0426954819],[-0.5621474684000001,47.0305068277],[-0.5877495729000001,47.0053372529],[-0.6189160769000001,46.9923738539],[-0.6297512767,46.9967975578],[-0.661626854,46.9976862877],[-0.672792625,47.0028310642],[-0.6801877004,46.9876586835],[-0.6960334614,46.9947446543],[-0.7159472838000001,46.9840196094],[-0.7237191836,46.9922090602],[-0.7626296802,46.9924503805],[-0.7693345878000001,47.0029738984],[-0.8006615739,46.9943778202],[-0.8429929586,46.9901732774],[-0.8570870315,46.9777417494],[-0.8921871102000001,46.976082415],[-0.8760411054,46.9557447111],[-0.8810205873,46.9464400939],[-0.847633481,46.9443986348],[-0.8375571697,46.9321770218],[-0.8291494587,46.9333618613],[-0.8170444969,46.9039835956],[-0.8312348726000001,46.8862228028],[-0.8155118634,46.8797266814],[-0.8078741833,46.8697386336],[-0.76665027,46.8343526157],[-0.7383042669000001,46.8291626962],[-0.7329521370000001,46.8216522352],[-0.7093878873,46.8215407258],[-0.6990061916,46.8088882343],[-0.7178890238000001,46.8004764637],[-0.7274672198000001,46.7823094513],[-0.7262768245,46.7651277053],[-0.7154843552,46.7519321058],[-0.7039330714,46.749455173],[-0.6869107147,46.7302519419],[-0.6693204627,46.7175483067],[-0.6561975656,46.700332704],[-0.6810844872,46.6869829105],[-0.659083557,46.6773914896],[-0.6375183268,46.662278442],[-0.649119071,46.6562102137],[-0.6435524559,46.6383046757],[-0.6237490908000001,46.6336020689],[-0.614996026,46.6228945091],[-0.6235740859000001,46.6106026337],[-0.6116203703,46.5881899129],[-0.6246381251,46.5751932407],[-0.6201549208,46.5647447862],[-0.6064173418000001,46.5638022595],[-0.6082861015000001,46.5510482754],[-0.6022340774,46.5333547436],[-0.6217732301000001,46.530324456],[-0.645371943,46.5086780273],[-0.6249778494,46.4975896057],[-0.6158894393000001,46.4608869118],[-0.6080548944,46.4550061427],[-0.6185095507,46.4389638055],[-0.6366209307,46.4320683581],[-0.6396550526,46.410753144],[-0.6289597477000001,46.4040709546],[-0.6342292077,46.3957327278],[-0.6209108193,46.3906730652],[-0.6100314677,46.4137388124],[-0.5723946766,46.4008105498],[-0.5661530435000001,46.393081809],[-0.5506034658,46.3933785948],[-0.5384733661000001,46.3858740203],[-0.5620327641,46.3595592209],[-0.5769620423,46.3554428103],[-0.6031072066000001,46.3614843045],[-0.6050675477,46.3473305961],[-0.6215734135000001,46.337951641],[-0.6372319471,46.3370219095],[-0.6367846907,46.324354903],[-0.6563220552,46.315102606],[-0.6721333909,46.3163363337],[-0.6973096477,46.3250618613],[-0.7346294427000001,46.3050537493],[-0.7503775077,46.304403558]]],"type":"Polygon"}</text:p>
          </table:table-cell>
          <table:table-cell office:value-type="string" calcext:value-type="string">
            <text:p>46.556969544, -0.317774431</text:p>
          </table:table-cell>
          <table:table-cell table:number-columns-repeated="3"/>
          <table:table-cell table:formula="of:=[.E60]/[.D60]" office:value-type="float" office:value="34910.7462417318" calcext:value-type="float">
            <text:p>34910,746241731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Somme</text:p>
          </table:table-cell>
          <table:table-cell office:value-type="float" office:value="5848" calcext:value-type="float">
            <text:p>5848</text:p>
          </table:table-cell>
          <table:table-cell office:value-type="float" office:value="204540946" calcext:value-type="float">
            <text:p>204540946</text:p>
          </table:table-cell>
          <table:table-cell office:value-type="float" office:value="11358" calcext:value-type="float">
            <text:p>11358</text:p>
          </table:table-cell>
          <table:table-cell office:value-type="float" office:value="32532" calcext:value-type="float">
            <text:p>3253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"coordinates":[[[1.6463329683999999,50.3483582318],[1.6268759264,50.3600389078],[1.5688206869,50.3584877152],[1.5510724584,50.3560788929],[1.5484598092000001,50.3332438746],[1.5386240450000002,50.2865712324],[1.5393733391,50.2740669633],[1.5491245554000002,50.2604879157],[1.5917500355,50.2522500552],[1.5938343529,50.2450337347],[1.6230031476,50.2144319374],[1.6325366282,50.2180812191],[1.6624486251000001,50.2143955586],[1.6709742672,50.1945699803],[1.6837939282,50.1830260983],[1.6739950925,50.1743967078],[1.6271367237,50.1902894235],[1.6107254203,50.1907670417],[1.5959610165,50.1854620635],[1.5751983756999999,50.196667224],[1.5593506153,50.2108408448],[1.5436639211,50.2134537795],[1.5188508626,50.2057822149],[1.4989911133,50.1910769865],[1.4807665728,50.16782875],[1.4536015248,50.1091021558],[1.4307773789,50.0925574685],[1.3890825912,50.0730900826],[1.3809617701,50.065736454],[1.4087617031000002,50.0570856296],[1.4232323219,50.0710849975],[1.4492884276,50.0692657219],[1.4550855411999999,50.0562415527],[1.4549750027,50.0376600941],[1.4706194837,50.0351343235],[1.4784443485,50.0272841038],[1.5163053115,50.0121036513],[1.5273892143999999,49.9947247527],[1.5472758391,49.9873422799],[1.5740902716,49.9695668073],[1.6035151242999999,49.9428337217],[1.6693573805000002,49.9220344384],[1.6844060215,49.9110172413],[1.6930836232000002,49.8947173775],[1.7120987279,49.8868340785],[1.7114773648,49.8737773792],[1.7200736276000002,49.8625047536],[1.7171507118,49.8482348572],[1.7257628261,49.8452899159],[1.7253133819,49.8324599761],[1.734060118,49.8124124638],[1.7464059101,49.8032904218],[1.7583270108,49.780327714],[1.7710903847,49.7780336002],[1.7837762349,49.7582988069],[1.7941537933,49.7500208364],[1.8092198561,49.7544507387],[1.8207230738,49.7391751972],[1.8395603378,49.7393039607],[1.8376021383,49.7098406239],[1.8490578833,49.701708159],[1.8680258873,49.7041981743],[1.8811975438,49.697647641],[1.8943044208000002,49.6992025073],[1.9194364328,49.7158656019],[1.933257388,49.7200077909],[1.9487596937,49.7007012825],[1.9713035052,49.7163067129],[1.9780454348,49.7097291337],[2.0011149463,49.7131860741],[2.007857556,49.7086412887],[2.0331608024,49.7111506346],[2.0349344843,49.705124353],[2.0550050214,49.6987031555],[2.0653778983,49.6831115063],[2.1032961468,49.6947677704],[2.1242070811,49.6878597182],[2.1398574663,49.6910508358],[2.1517590293,49.7021582806],[2.1904192846,49.7037873508],[2.2471161722,49.7017196273],[2.2497298906,49.6973147641],[2.2833321029,49.6902683892],[2.3017744222,49.6810527529],[2.317010944,49.6875748955],[2.331890963,49.6816872956],[2.3410151427,49.6672094771],[2.3619354633,49.6668078994],[2.3709026229,49.6564334827],[2.3883972698,49.6558577414],[2.4054075976,49.6617973953],[2.4454165155,49.653040792],[2.4538756235,49.6377478094],[2.4778583748000003,49.6206614923],[2.4884117278,49.6313920035],[2.5067550206,49.63474689],[2.53863279,49.6242817508],[2.5507697777000002,49.6170222253],[2.5664219040000003,49.6190345037],[2.5679013711,49.6033297179],[2.5779442349,49.5962557778],[2.5915934291,49.6088403854],[2.6091550612,49.6076849754],[2.6283219739,49.5967034356],[2.6287039733,49.5815477909],[2.6497334725,49.5717805873],[2.6650480848,49.5771807958],[2.675676899,49.6065426668],[2.689746597,49.6223827468],[2.7093900674,49.6265002557],[2.7204395627,49.6212881094],[2.7388320349,49.6272554196],[2.7575809318,49.6181373114],[2.7865062745999998,49.6120853914],[2.7990345866,49.6205151991],[2.7895704922,49.6381470388],[2.7935385742000003,49.6557321468],[2.8071846334,49.660527815],[2.8500484569,49.6622937081],[2.8475050436,49.6722161721],[2.8796776597,49.6901721591],[2.8663153378,49.7026479369],[2.8868709382,49.7105551702],[2.8919699073,49.698761178],[2.9137608141999998,49.7043072503],[2.9301174246,49.6879472297],[2.9288402496,49.6801227877],[2.9496334898,49.6807711455],[2.9484789026,49.6942093658],[2.9618878592,49.6934190924],[2.9969587682,49.7077108352],[3.0058162057,49.6934276156],[3.0282383508,49.6799345475],[3.0402348487,49.6925117789],[3.0533473224,49.693437629499996],[3.0654370349,49.714194116],[3.0966646714,49.7058179373],[3.1183172556,49.7059686437],[3.1192172954,49.7182416071],[3.105505736,49.7288450177],[3.0941011828,49.7493535311],[3.0919425707,49.7650147164],[3.070597996,49.7668887715],[3.0631942802,49.7809977215],[3.0859735751,49.7920139917],[3.0877917109,49.8033859521],[3.0778915082,49.8124146204],[3.0790080489,49.822481495],[3.0608069953,49.8200239973],[3.0553324094,49.8320777572],[3.085565978,49.8436674917],[3.0796441427,49.8661873446],[3.1080414717,49.8755353505],[3.1200917706,49.884248809],[3.1162971088,49.9084389763],[3.1247586349,49.9232966559],[3.1561352029,49.9449011743],[3.168024394,49.9614565705],[3.162621982,49.9650146531],[3.2010199616,49.9845194674],[3.1924704909,49.9888770195],[3.1736685988,49.9857523579],[3.1678344909,49.9951028811],[3.1725201068,50.0118919158],[3.1670655938,50.0210699993],[3.1509562623,50.0207522846],[3.1184914545,50.026092633],[3.1167219411,50.0375172816],[3.090276034,50.0537935293],[3.0790589823,50.0455921748],[3.0455619344000002,50.0551915558],[3.0147616104,50.0592147221],[2.9685185316,50.0426685638],[2.9685663978,50.0487122615],[2.9457079468,50.0541084318],[2.9173260004,50.0352187191],[2.8969206661999998,50.0374675378],[2.8793706542,50.0304547851],[2.8751733016000003,50.0198448766],[2.8499086994000002,50.030455484],[2.8719038552000002,50.0360805349],[2.8753240976,50.0442070425],[2.8639524189000003,50.0606382562],[2.8434926508,50.0742124679],[2.7886632532,50.045203815],[2.753084092,50.0385313363],[2.7424686359,50.0482051611],[2.7640176471,50.0607004594],[2.7589412818,50.0682241652],[2.7820760908,50.0910590111],[2.7769036634,50.1159214635],[2.7624646902,50.1096958272],[2.7503482922,50.1123283206],[2.7318907136,50.1253797489],[2.7088479576999998,50.128607925],[2.7140807082,50.109845952],[2.6975920445,50.1061135059],[2.7024655961,50.0960855863],[2.718464992,50.0885693502],[2.7034840108,50.0818655623],[2.6907469153,50.0930353957],[2.6552011754000002,50.1001767174],[2.639332684,50.0970551185],[2.6268314147,50.1088448108],[2.6025536865000003,50.1068601732],[2.5760385241,50.1133464161],[2.5694317518,50.1203572339],[2.5847273582,50.1325805967],[2.5573022625,50.1425790411],[2.5460671119000002,50.1355376614],[2.5476791218,50.1231960117],[2.5333845599,50.1139488293],[2.5163825416,50.1338267264],[2.5151868955,50.1409580382],[2.4760516638,50.1369150397],[2.4550205783,50.1313875073],[2.4301075761,50.0884115499],[2.4160239157,50.0932670809],[2.4034895768,50.1057786629],[2.3753998161,50.1093508641],[2.3796624239,50.1238354808],[2.3912984962,50.1418014191],[2.3922540858,50.156290076],[2.4148658934,50.1733117038],[2.4953259865,50.1946260837],[2.4857627385,50.2077878445],[2.4734991555,50.2092086699],[2.4523346826,50.2268683264],[2.4140956164,50.2290871151],[2.4040784599,50.2340864672],[2.392360809,50.2243985103],[2.3820424934,50.2258700951],[2.3600889382,50.2145717914],[2.3331646052,50.2380168176],[2.3210566071,50.2329067748],[2.3314465265,50.2225462612],[2.2988147866,50.2119408236],[2.269857947,50.229013765],[2.2461540417,50.2110727014],[2.230661157,50.2108403093],[2.2130540419,50.2187130818],[2.1969129527,50.2109353753],[2.1738169943,50.2091929823],[2.1598413294,50.1948898372],[2.1464490017,50.1979084087],[2.1348992847,50.2077984857],[2.1208819353,50.2109068459],[2.0944228071,50.2060425402],[2.067645466,50.2274155711],[2.0653801094,50.2559633381],[2.0564505488,50.2545662521],[2.0269387372,50.2696469474],[2.0115424607,50.2674509817],[1.9941504302,50.2757968199],[1.9456728696,50.2879215817],[1.9349986244,50.3021743956],[1.9635104121,50.3171872652],[1.9545923131,50.3288125575],[1.9395627935,50.3308140713],[1.9183138024000002,50.3118273161],[1.8982641727,50.3139260333],[1.8763904118,50.3212963367],[1.872429462,50.3325666792],[1.8416398964,50.3457687618],[1.8322419388000002,50.3447167353],[1.8026496171000002,50.3598750497],[1.7618337505000001,50.361589561],[1.7352012388,50.3534063592],[1.7282360421,50.3459396083],[1.7049782667,50.3437357438],[1.6731323706999999,50.333421349700004],[1.6449535218,50.3393072148],[1.6463329683999999,50.3483582318]]],"type":"Polygon"}</text:p>
          </table:table-cell>
          <table:table-cell office:value-type="string" calcext:value-type="string">
            <text:p>49.957903592, 2.276129739</text:p>
          </table:table-cell>
          <table:table-cell table:number-columns-repeated="3"/>
          <table:table-cell table:formula="of:=[.E61]/[.D61]" office:value-type="float" office:value="34976.2219562243" calcext:value-type="float">
            <text:p>34976,221956224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Corrèze</text:p>
          </table:table-cell>
          <table:table-cell office:value-type="float" office:value="677" calcext:value-type="float">
            <text:p>677</text:p>
          </table:table-cell>
          <table:table-cell office:value-type="float" office:value="23744292" calcext:value-type="float">
            <text:p>23744292</text:p>
          </table:table-cell>
          <table:table-cell office:value-type="float" office:value="1768" calcext:value-type="float">
            <text:p>1768</text:p>
          </table:table-cell>
          <table:table-cell office:value-type="float" office:value="25761" calcext:value-type="float">
            <text:p>25761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coordinates":[[[2.5084049479,45.4783438995],[2.5139440740000003,45.49393106],[2.5074692513,45.5038982183],[2.5206156837,45.5218540526],[2.5145488668000002,45.5543698422],[2.4997475832,45.5541833713],[2.4815040522,45.570954321],[2.4660313411,45.5934429331],[2.4803214656,45.6113658263],[2.4830763922,45.6385834894],[2.5169356639,45.6391337096],[2.5242691057,45.6571172662],[2.5131778897,45.6713058617],[2.5233961155999998,45.6805148532],[2.5257611748,45.6934118979],[2.512557052,45.7197862044],[2.4921610561,45.7378656651],[2.4705540105,45.7280110904],[2.4539355989000002,45.7079252439],[2.4357691626,45.6992061888],[2.4091710187,45.7098030555],[2.3828722058,45.7075171015],[2.3639981703,45.7130340867],[2.3440396393,45.7063702412],[2.3493326326,45.6935712768],[2.3411491967,45.6829354578],[2.3221664429,45.6741688691],[2.3082556694,45.6765634208],[2.2886171389,45.6654250452],[2.2683784137,45.6644452883],[2.2728473715,45.6873663958],[2.2589420886,45.6882663638],[2.2157348251,45.7047885561],[2.1944431401,45.6987705044],[2.1988361623,45.719421307],[2.1860424639,45.7195421787],[2.1758170577,45.731676443],[2.1643778932,45.7363380769],[2.1544766932,45.7232280708],[2.1212893808,45.732394845900004],[2.1138701644,45.7247325905],[2.0825547778,45.7467085175],[2.0719026305,45.74773444],[2.0466779059,45.7639393359],[2.0372278099,45.7548211084],[2.0179407956,45.755701281],[2.001494602,45.749056650200004],[1.9995061377,45.732982046000004],[1.9902657009,45.7242191689],[1.9667482835,45.7219140617],[1.9565811212000002,45.7247589555],[1.9319915725999999,45.7062534435],[1.922367689,45.7136617709],[1.8988656279,45.6984760945],[1.9088149124,45.6922535773],[1.9110712394,45.6807715275],[1.8886822747,45.6788714959],[1.869820969,45.6642764203],[1.8497755186,45.6627793222],[1.8245608308999999,45.6667624843],[1.8157557564,45.6814137059],[1.8008277775,45.6768338894],[1.7859636896,45.6828644118],[1.7766889508,45.658945234],[1.7651427946,45.657920407],[1.7291396902,45.6388711069],[1.7089019673,45.6418054959],[1.7021936041,45.6344028505],[1.6809007368,45.6249898365],[1.6602882433000001,45.6075834214],[1.6581279101000002,45.5938918538],[1.6222725631000001,45.5769707987],[1.5950711823,45.578210256],[1.5898775314,45.5644783539],[1.5571983675,45.5493663576],[1.5507153102,45.5549433559],[1.5182131178,45.5554939912],[1.4929455943,45.5505260199],[1.4924705789,45.5611183477],[1.4701477908,45.5531621593],[1.4522022626,45.5533775562],[1.4544925828,45.5388114296],[1.438972356,45.5223618036],[1.420380455,45.5311777152],[1.4066424832,45.5263417236],[1.3978366269,45.5156616897],[1.3893059425,45.4962755511],[1.3660528425,45.4882749085],[1.3497769514,45.4671081438],[1.3272996129,45.4734186141],[1.3110460956,45.4833365214],[1.2877449137,45.4864330479],[1.2704233682,45.477369616],[1.262911803,45.468290913],[1.2665274874999999,45.4596913003],[1.2532349938,45.4442194725],[1.2631376753999999,45.4438715869],[1.2881588637,45.427228203],[1.2807119087,45.4158144474],[1.2593195043,45.4197751212],[1.2569134184,45.4021241388],[1.2719028418,45.3971467995],[1.2801302804999999,45.3838057121],[1.2957889704,45.3935884102],[1.325049903,45.3800793692],[1.3157956637,45.3609188068],[1.2997757902,45.3582990064],[1.2864605843999999,45.3496992108],[1.2728871634,45.3283927017],[1.2596243463,45.3203542087],[1.2358199687,45.3220007681],[1.2416054778,45.3013522473],[1.2324386944,45.2903989303],[1.2292887731,45.2722332071],[1.2393037255000001,45.26062609],[1.255540632,45.2548003526],[1.2729322918000001,45.257521978],[1.2785580168,45.2505161834],[1.274710561,45.2384197654],[1.2564747776,45.2272893536],[1.2334992324,45.2222450616],[1.227693118,45.2059918509],[1.2322597500999999,45.1976918254],[1.2721746048,45.2018074314],[1.2922017226,45.1865823461],[1.2852914729,45.1754203169],[1.2688432145,45.1648425089],[1.2615042505,45.1551349175],[1.2786298807,45.1514052603],[1.3009828972,45.1374559966],[1.3242250324,45.1424394201],[1.3551376619,45.1325119471],[1.3849006518,45.1359197506],[1.4131059419,45.1250267087],[1.4115504573,45.1135554289],[1.3844347172,45.1041518485],[1.3900667427,45.089850081],[1.4069398221,45.0698178358],[1.3995614571,45.0611845446],[1.4174237645,45.0498106856],[1.4262489566,45.0355960542],[1.4482385419,45.0194100978],[1.4641265584,45.0142748739],[1.4751233154,45.0180264524],[1.482541358,45.0301897468],[1.5281414992,45.0453663295],[1.5404070156,45.04635715],[1.5445361136,45.0290416321],[1.5519685976000002,45.0283676877],[1.5699721492,45.039547232],[1.6058072386000002,45.0354990176],[1.6476737364,45.0274208229],[1.6561729831,45.0151408146],[1.6714097923,45.0043015415],[1.702856157,44.9876819553],[1.7110326509,44.9672962628],[1.7237112604,44.9683447604],[1.7506998568,44.9558734019],[1.7527603358000001,44.9367929961],[1.7671615532,44.9336516302],[1.774600313,44.923560438],[1.7908430083,44.9320225879],[1.8023964104,44.9256112321],[1.8233305286000001,44.9272431482],[1.8511101597000001,44.9462271886],[1.8789292437,44.9556741804],[1.9082251086,44.9781438052],[1.9391549376000001,44.9733348029],[1.9424594965000002,44.9569997546],[1.9667113686,44.9623449506],[1.9860070266,44.9748396809],[2.0173114456,44.977821042],[2.0452527285,44.9837325934],[2.0628781477,44.9766195555],[2.0855219443,44.9840528623],[2.130519702,44.9841524918],[2.1378449781,44.9923529433],[2.1397643779,45.007594036],[2.1174148927,45.0207887105],[2.1076729035,45.0430419648],[2.0951986162,45.0560446102],[2.1052102768,45.0672703138],[2.1249161908,45.0744593138],[2.1408065609,45.0867795232],[2.174626864,45.0820079159],[2.187075492,45.1144947472],[2.1821850244,45.1321933891],[2.2016924341,45.138459575],[2.2121459028,45.152763749100004],[2.2288924964,45.1612846613],[2.2319747995,45.1701970093],[2.2011019926,45.1800294633],[2.1978235748,45.2003213254],[2.1895469034,45.2042083201],[2.1947679859,45.2208111076],[2.221533136,45.2378368738],[2.2446461119,45.2672328652],[2.2589553904,45.2708467572],[2.2615670346,45.2835643109],[2.2727380587,45.2902352767],[2.2887516883,45.2870614205],[2.316869873,45.3227026889],[2.350674526,45.3276872139],[2.3590026234,45.335797148],[2.3501795763,45.3463673906],[2.3675784957,45.3654769593],[2.3631775863,45.3785575966],[2.3694532967,45.3862651805],[2.3638617838,45.3975049087],[2.3497910391,45.4096023191],[2.3695449594999998,45.4161824334],[2.3884469603,45.4113506843],[2.3984278696,45.4000136052],[2.4326222723,45.3930133175],[2.4452001797,45.3832043901],[2.4620166037,45.3848847309],[2.4857679741,45.3789468878],[2.5235214044000003,45.3854134733],[2.5281833918,45.392002116],[2.5051383342999998,45.4106757587],[2.4878568369,45.4197856873],[2.503188976,45.4502898787],[2.5084049479,45.4783438995]]],"type":"Polygon"}</text:p>
          </table:table-cell>
          <table:table-cell office:value-type="string" calcext:value-type="string">
            <text:p>45.35731838, 1.877722448</text:p>
          </table:table-cell>
          <table:table-cell table:number-columns-repeated="3"/>
          <table:table-cell table:formula="of:=[.E62]/[.D62]" office:value-type="float" office:value="35072.8094534712" calcext:value-type="float">
            <text:p>35072,809453471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2</text:p>
          </table:table-cell>
          <table:table-cell office:value-type="string" calcext:value-type="string">
            <text:p>Hauts-de-Seine</text:p>
          </table:table-cell>
          <table:table-cell office:value-type="float" office:value="11498" calcext:value-type="float">
            <text:p>11498</text:p>
          </table:table-cell>
          <table:table-cell office:value-type="float" office:value="404684984" calcext:value-type="float">
            <text:p>404684984</text:p>
          </table:table-cell>
          <table:table-cell office:value-type="float" office:value="19457" calcext:value-type="float">
            <text:p>19457</text:p>
          </table:table-cell>
          <table:table-cell office:value-type="float" office:value="33781" calcext:value-type="float">
            <text:p>3378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coordinates":[[[2.2909694896,48.9509658647],[2.2690900388,48.9466941697],[2.2311403715,48.9277325075],[2.2005910093,48.908679329899996],[2.1683291182,48.8950038455],[2.1484785997999998,48.868443153],[2.1510391812,48.8480950748],[2.1457273662,48.8417678791],[2.1517649797,48.8169003068],[2.1767433739,48.8140088389],[2.1829371405,48.7972278646],[2.2026237286,48.7984311294],[2.2265538843,48.7761019964],[2.2329743918,48.7661929804],[2.2470087591,48.7608236027],[2.2671671878,48.7623233334],[2.285358224,48.7475127785],[2.2798834376,48.732748681],[2.3143440994,48.7432961647],[2.3207207142,48.7487580493],[2.3086935027,48.7554096256],[2.3245803007,48.7790744654],[2.3186962649,48.7879974096],[2.3255578262,48.8095805617],[2.3318980606,48.8170109297],[2.2790519307,48.8324899522],[2.2551442384,48.8348095494],[2.2505156888,48.8455551445],[2.2242191059,48.8535169176],[2.2283773511,48.8653803026],[2.2584671711,48.8803872631],[2.2774870298,48.8779683209],[2.2911477637,48.8893015708],[2.3198871747,48.9004597821],[2.3137675018,48.9140449772],[2.3336274622,48.9275359824],[2.3294671677,48.9446172343],[2.2909694896,48.9509658647]]],"type":"Polygon"}</text:p>
          </table:table-cell>
          <table:table-cell office:value-type="string" calcext:value-type="string">
            <text:p>48.840165545, 2.198660451</text:p>
          </table:table-cell>
          <table:table-cell table:number-columns-repeated="3"/>
          <table:table-cell table:formula="of:=[.E63]/[.D63]" office:value-type="float" office:value="35196.1196729866" calcext:value-type="float">
            <text:p>35196,119672986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office:value-type="string" calcext:value-type="string">
            <text:p>Bouches-du-Rhône</text:p>
          </table:table-cell>
          <table:table-cell office:value-type="float" office:value="5901" calcext:value-type="float">
            <text:p>5901</text:p>
          </table:table-cell>
          <table:table-cell office:value-type="float" office:value="208662681" calcext:value-type="float">
            <text:p>208662681</text:p>
          </table:table-cell>
          <table:table-cell office:value-type="float" office:value="9373" calcext:value-type="float">
            <text:p>9373</text:p>
          </table:table-cell>
          <table:table-cell office:value-type="float" office:value="29675" calcext:value-type="float">
            <text:p>2967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"coordinates":[[[4.2302132347,43.4604858571],[4.2861368992,43.457068051],[4.3239657131,43.4565810657],[4.3813456542,43.4531502236],[4.4012764488,43.4472498514],[4.4263775027,43.4485753196],[4.4400623399,43.4547650466],[4.4586069366,43.457087853],[4.4918692275,43.4566531023],[4.5339250331,43.4519618694],[4.5721337883,43.437976063],[4.5859615558,43.4260991442],[4.5928952485,43.4055884007],[4.5556262931,43.3831293703],[4.5638438514,43.3715016759],[4.5813628959,43.3619558549],[4.6129323713,43.3538047554],[4.6803436085,43.3457801154],[4.7168855356,43.3501867903],[4.7521619619,43.3503734567],[4.7846795931,43.3469840544],[4.8227952774,43.3362424778],[4.8349503253,43.3287321122],[4.8558834756,43.3329739628],[4.9151380446,43.3766499703],[4.882680137,43.3631634736],[4.8582402367,43.3673761556],[4.8529333586,43.3747947387],[4.8597870241,43.4016428747],[4.8240439247,43.4245329311],[4.8315954145,43.4272203705],[4.8662997003,43.4047623123],[4.8825969143,43.4194868971],[4.8931818924,43.4158782519],[4.9103116279000005,43.427664178],[4.929170719,43.4329877611],[4.9661418839,43.4265589821],[4.9773833136,43.4074162603],[4.9939826936,43.4039216263],[5.0462154925,43.4035842696],[5.0572993093,43.4087613013],[5.0611405799,43.4204065143],[5.0543212039,43.4407311742],[5.0538367322,43.4589872972],[5.0376859645,43.4707200845],[5.0025781821,43.4714355667],[5.0033507229,43.4861242066],[4.9992719929,43.5082347791],[5.0153056278,43.5296965923],[5.0118254893,43.5516496308],[5.0324307364,43.5456099719],[5.0334796112,43.5360950597],[5.0450222323,43.5221330241],[5.0587029876,43.527934128],[5.1091926397,43.525409088800004],[5.1183158313,43.518152541],[5.1133474838,43.5067830513],[5.1335774255,43.4716560309],[5.1535011144,43.4598525705],[5.165109976,43.4719865955],[5.2053630681,43.4921586119],[5.2185846486,43.4880537815],[5.2299354544,43.4652145123],[5.2265976720000005,43.4529563008],[5.1916453706,43.4353554441],[5.1627080796,43.4125715195],[5.1449500182,43.4036109097],[5.1230710246,43.3972033357],[5.1176925512,43.4044858496],[5.0924183852,43.3997323008],[5.0684150394,43.3991757028],[5.0568966031,43.4042629302],[5.0012646446,43.3984822245],[4.9861157529,43.3925913579],[5.0112481243,43.368149161],[5.0234900625,43.3389532006],[5.0395765427,43.3288764464],[5.0541837967,43.3246197499],[5.0660844744,43.3317001554],[5.0817616707,43.3281904666],[5.1028585031,43.3298943509],[5.1496235145,43.3265477748],[5.1687464011,43.3281592649],[5.172397583,43.3336493323],[5.1976610078,43.3325152381],[5.2234557427,43.3282369972],[5.2586009092,43.3375602469],[5.2891259004,43.3576485267],[5.3084919925000005,43.3615641809],[5.3411201148,43.3451310994],[5.3511354575,43.334786239],[5.3646548266,43.3120746195],[5.3591410447,43.2947959626],[5.3460319632,43.280997034],[5.3621657175,43.2737104774],[5.3757369956,43.2577357683],[5.3726557059,43.2452070651],[5.3498945967000004,43.2319854795],[5.3472607245,43.2127055352],[5.3687845967,43.2074630556],[5.4021880794,43.2139951036],[5.4118038343,43.2091109479],[5.4285689251,43.209896772],[5.4439353307000005,43.2045120574],[5.4587075449,43.2114416703],[5.4846575325,43.2046422039],[5.5002867334,43.1971761129],[5.5106423658,43.1980146744],[5.5309380345,43.2126121422],[5.5496793863,43.2078628254],[5.5493869982,43.1939400772],[5.5726916149,43.1727939612],[5.6073763199,43.1604504711],[5.6157064815,43.1696308304],[5.6126425843,43.1805101387],[5.6352235366,43.1889111551],[5.6511830773,43.188494903],[5.6719307871,43.1795176038],[5.6787149971,43.2078021895],[5.6779175596,43.2197634834],[5.6846732179,43.2362355051],[5.7024233346,43.2391039154],[5.7012755198,43.2471683118],[5.7348084638,43.2616812476],[5.7607825254,43.267366945],[5.756466822,43.2839183519],[5.7351056631,43.3036136009],[5.7267057897,43.3172545952],[5.6910436779,43.3129807606],[5.6805247713,43.3205455032],[5.690515306,43.3311841158],[5.6863895871,43.3402032051],[5.7049679649,43.3559036877],[5.6957309672,43.3627826502],[5.6902837913,43.388604662],[5.6827213495,43.3991170991],[5.6965154814000005,43.407125159],[5.7244133373,43.4088796828],[5.7499681207,43.4014561114],[5.7863552846,43.4139043912],[5.7507740585,43.4344619106],[5.7277978141,43.4669426869],[5.6994532665,43.4859951478],[5.7022861533,43.4961528884],[5.7161176597,43.5042946738],[5.7178905894,43.5381652719],[5.7241819729,43.5491455587],[5.6962920569,43.562055939],[5.6681367532,43.5649401994],[5.6559061661,43.5778374084],[5.6918274834,43.5845663751],[5.6810328253,43.6107786476],[5.7021462328,43.6395757888],[5.7415117724,43.6558907673],[5.7714024805,43.6611283217],[5.7978165798,43.6607336001],[5.8036197835,43.6801321287],[5.8134336575,43.6891373665],[5.7928576961000005,43.6925533539],[5.7819536096,43.7062853898],[5.7872000124,43.7166884081],[5.7766775071000005,43.7224371962],[5.7534759593,43.72462485],[5.7342109432,43.7132138646],[5.7172429608,43.6934492232],[5.7063322598,43.6900108761],[5.6735335897,43.6936445034],[5.6570125278,43.685311596],[5.6428556527,43.6724596633],[5.6146416222,43.6642287219],[5.6071012713,43.6587190344],[5.5751282608,43.6620855335],[5.5323157883,43.6591731096],[5.4881076526,43.6674362708],[5.4506502616,43.679624526],[5.439119128,43.6811332664],[5.4057869183000005,43.6962739993],[5.3390807583,43.7202044905],[5.3166346003000005,43.7361333794],[5.2744943034,43.7415617147],[5.2567919043,43.7464446606],[5.2291731108,43.7474789636],[5.1877688161,43.7350741048],[5.1733526856,43.7388033528],[5.0498105407,43.7887270551],[5.0435905908,43.7953134645],[5.0412483476,43.8111979166],[5.0300175772,43.8273500074],[4.9968317589,43.8452860191],[4.9754379863,43.8667896472],[4.9251850333,43.8865810633],[4.9022757103,43.8882303694],[4.8853417061,43.9000349],[4.8530501713,43.9113116721],[4.8212082151,43.9129491632],[4.7392835766,43.9241342421],[4.7402347971,43.9197550752],[4.6928699778,43.8845332132],[4.6581171951,43.8754442906],[4.6420764419000005,43.8675254431],[4.6430395649000005,43.8545979461],[4.6622767153,43.8527322549],[4.6657198044,43.8440755899],[4.6527958243,43.8402964153],[4.6423821186000005,43.8303006147],[4.6552356394,43.8074933056],[4.6515717493,43.782497042],[4.6299727727,43.7621344066],[4.6236894968,43.7448240482],[4.6141981304,43.7312153114],[4.6145051923,43.7099305731],[4.6242430164,43.6977002586],[4.6173627947,43.6887612444],[4.6024638015,43.6858046942],[4.5820563172,43.6963615619],[4.5602746705,43.6989197588],[4.5351806132,43.7073703328],[4.5224609331,43.7021229376],[4.4855575426,43.6986262162],[4.4759093016,43.6854810391],[4.475807679,43.6713286086],[4.4508038554,43.6638938541],[4.4405587586,43.6488857103],[4.4268701834,43.6213032916],[4.4381858817,43.6115555584],[4.469608086,43.6141192914],[4.4752537745,43.6072348417],[4.4619249183,43.5905946388],[4.44595643,43.5830502815],[4.4261406042,43.5854342497],[4.4071067607,43.5758961424],[4.4167321868,43.5711014597],[4.4059531408,43.5595727473],[4.3887680696,43.5625484589],[4.3824142234,43.5534256176],[4.3489164345,43.542587035],[4.3343106222,43.5353941671],[4.3186148492,43.542677734],[4.3204027697,43.5254769964],[4.3108078464,43.5251668044],[4.2975020814,43.5151738861],[4.2756094465,43.5088647747],[4.2584486091,43.5074599318],[4.2397426004,43.4991990827],[4.2307219756,43.4795268442],[4.2302132347,43.4604858571]]],"type":"Polygon"}</text:p>
          </table:table-cell>
          <table:table-cell office:value-type="string" calcext:value-type="string">
            <text:p>43.545554729, 5.085562419</text:p>
          </table:table-cell>
          <table:table-cell table:number-columns-repeated="3"/>
          <table:table-cell table:formula="of:=[.E64]/[.D64]" office:value-type="float" office:value="35360.5627859685" calcext:value-type="float">
            <text:p>35360,562785968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Territoire de Belfort</text:p>
          </table:table-cell>
          <table:table-cell office:value-type="float" office:value="1647" calcext:value-type="float">
            <text:p>1647</text:p>
          </table:table-cell>
          <table:table-cell office:value-type="float" office:value="58246082" calcext:value-type="float">
            <text:p>58246082</text:p>
          </table:table-cell>
          <table:table-cell office:value-type="float" office:value="3122" calcext:value-type="float">
            <text:p>3122</text:p>
          </table:table-cell>
          <table:table-cell office:value-type="float" office:value="36718" calcext:value-type="float">
            <text:p>3671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"coordinates":[[[6.8236075888,47.8132839565],[6.8113150318999995,47.7942891257],[6.7856241001,47.7820760831],[6.7578263037,47.7474159947],[6.7605524571,47.7291627951],[6.7725696976,47.7116352748],[6.7817447907,47.6841696841],[6.776128718,47.6680790699],[6.7795522821,47.6566665151],[6.7994680972,47.6427276048],[6.8003237426,47.6346768968],[6.7776909895,47.6157388491],[6.7870628393,47.6100516267],[6.7916275067,47.596182427],[6.8019220705,47.5842917123],[6.8179820054,47.5778354801],[6.8070867993,47.5630663747],[6.816779798,47.5478293368],[6.83063743,47.5464355989],[6.8743279837,47.5513168813],[6.9019794598,47.549981573],[6.9161702604,47.532445798],[6.9208062574,47.5201444936],[6.9382136788,47.517123753999996],[6.9454791332,47.5051044243],[6.9468263002,47.4875891229],[6.9352247707,47.4856169636],[6.9301879234,47.5004131024],[6.9085092082,47.4954793417],[6.9219997709,47.4624903125],[6.9307456538,47.4583592458],[6.9403029818,47.4333230503],[6.9662843966,47.437652042],[6.9702857755,47.4471100751],[6.9901946205000005,47.4479790292],[7.0021824844,47.454163122],[7.0004848431,47.4672016141],[6.9864401885,47.4763309349],[6.9860259466,47.4933394058],[7.0037369935,47.5007461207],[7.0249337704,47.5042929416],[7.0369413679,47.497514682],[7.0720679681,47.4923766466],[7.1125253267,47.4951087368],[7.1302573319,47.502946799],[7.143362829,47.5245914221],[7.1361142657,47.5371601456],[7.1101488467,47.5490739227],[7.1054416374,47.569119178],[7.0941371329,47.573497072],[7.0861226902,47.5929152797],[7.0642680116,47.6012003694],[7.0412681742,47.6005583104],[7.0215573541,47.5936849687],[7.0056532273,47.6021040192],[7.0088655882,47.6094940679],[7.0059287405,47.6289198967],[7.0165063742,47.6469547474],[7.0393044301,47.6505051164],[7.0340034309,47.6612512194],[7.0411054695,47.685753407],[7.026476379,47.7009631588],[7.0351576966,47.7246195721],[7.0128918946,47.741445523],[6.9851591247,47.7491130079],[6.9434660587,47.7665593835],[6.9254505639,47.7695603326],[6.911213358,47.7780841628],[6.8930007155,47.777570311],[6.8626604691,47.7855364969],[6.8429697911,47.8128224189],[6.8458790685,47.822893797],[6.8236075888,47.8132839565]]],"type":"Polygon"}</text:p>
          </table:table-cell>
          <table:table-cell office:value-type="string" calcext:value-type="string">
            <text:p>47.631765702, 6.928639081</text:p>
          </table:table-cell>
          <table:table-cell table:number-columns-repeated="3"/>
          <table:table-cell table:formula="of:=[.E65]/[.D65]" office:value-type="float" office:value="35364.9556769885" calcext:value-type="float">
            <text:p>35364,955676988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6</text:p>
          </table:table-cell>
          <table:table-cell office:value-type="string" calcext:value-type="string">
            <text:p>Seine-Maritime</text:p>
          </table:table-cell>
          <table:table-cell office:value-type="float" office:value="17828" calcext:value-type="float">
            <text:p>17828</text:p>
          </table:table-cell>
          <table:table-cell office:value-type="float" office:value="633836992" calcext:value-type="float">
            <text:p>633836992</text:p>
          </table:table-cell>
          <table:table-cell office:value-type="float" office:value="35074" calcext:value-type="float">
            <text:p>35074</text:p>
          </table:table-cell>
          <table:table-cell office:value-type="float" office:value="39155" calcext:value-type="float">
            <text:p>3915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1.7837762349,49.7582988069],[1.7710903847,49.7780336002],[1.7583270108,49.780327714],[1.7464059101,49.8032904218],[1.734060118,49.8124124638],[1.7253133819,49.8324599761],[1.7257628261,49.8452899159],[1.7171507118,49.8482348572],[1.7200736276000002,49.8625047536],[1.7114773648,49.8737773792],[1.7120987279,49.8868340785],[1.6930836232000002,49.8947173775],[1.6844060215,49.9110172413],[1.6693573805000002,49.9220344384],[1.6035151242999999,49.9428337217],[1.5740902716,49.9695668073],[1.5472758391,49.9873422799],[1.5273892143999999,49.9947247527],[1.5163053115,50.0121036513],[1.4784443485,50.0272841038],[1.4706194837,50.0351343235],[1.4549750027,50.0376600941],[1.4550855411999999,50.0562415527],[1.4492884276,50.0692657219],[1.4232323219,50.0710849975],[1.4087617031000002,50.0570856296],[1.3809617701,50.065736454],[1.3290921645,50.0460354169],[1.2975651935,50.0277447067],[1.2513550229,49.9978363419],[1.2275546344000001,49.9851612872],[1.2096097108000001,49.9802974079],[1.2027482274,49.9716389736],[1.1060201194000001,49.9363719606],[1.0832505401,49.9339560058],[1.0674609164,49.9261515885],[1.0217729012,49.9159113783],[0.9629718416,49.9196814285],[0.9227338020000001,49.9048476125],[0.8744687663,49.8944921797],[0.8333038859,49.8894601319],[0.7902386807,49.8752363749],[0.7651428435000001,49.8713772899],[0.7207475947,49.8695305526],[0.7100529741,49.8733163694],[0.6729999861,49.8670052247],[0.6411900764,49.8639135014],[0.5984309169,49.8530469813],[0.5725175664000001,49.8494543163],[0.5324374341,49.8325698981],[0.513590406,49.819784168],[0.43200452580000004,49.7872465149],[0.3855536758,49.7708989643],[0.3668277311,49.7679418642],[0.34729454730000003,49.7510507205],[0.3225317401,49.7417796605],[0.2867038688,49.7384425488],[0.2368086381,49.7190141202],[0.2062002223,49.7141114169],[0.16350108100000002,49.6855785539],[0.15350110990000002,49.6453855674],[0.1352004533,49.6180569753],[0.1070657867,49.584792706100004],[0.0990789906,49.5703423975],[0.0723808216,49.5328809402],[0.0660161705,49.5165066777],[0.0698073964,49.506389874],[0.08546774110000001,49.5019946294],[0.102113879,49.4839813605],[0.1342961687,49.4768622845],[0.1205388216,49.4633647765],[0.1784827019,49.4558682739],[0.19238820080000002,49.4515904197],[0.2172940201,49.4528588241],[0.25387382540000003,49.4465650158],[0.2750135061,49.4534135284],[0.33878607250000004,49.4500980935],[0.33835432,49.4454311121],[0.3693145507,49.4444792346],[0.40561967660000003,49.4509533556],[0.4352502252,49.4600448744],[0.47979204300000006,49.47993935],[0.5028254755,49.4852882186],[0.5228903341,49.4793157716],[0.5727939591,49.4386674653],[0.6025981558,49.4287783021],[0.6337961280000001,49.4338667568],[0.6450362276,49.4217424935],[0.6494112123,49.4090334246],[0.6645548946000001,49.4016230424],[0.690486818,49.406510031],[0.7051656624,49.402328376],[0.7166925962,49.4114801374],[0.7436003784,49.4097540564],[0.7758540203000001,49.4175420605],[0.7968179013000001,49.4172404107],[0.814598318,49.4010728936],[0.8335714348000001,49.3935517613],[0.8760852448,49.3903755342],[0.8838121787000001,49.3766420769],[0.9178831104,49.3853764912],[0.9183351114,49.3697188871],[0.9245495332,49.3589357282],[0.9207159132,49.3382053289],[0.8805565759,49.3475723978],[0.8419020593000001,49.3294691382],[0.8791308482,49.319820637],[0.8918777865,49.3142167644],[0.8926114681,49.3021769737],[0.9289701492,49.3138901693],[0.9399107875,49.3228024747],[0.9525048339000001,49.293993158],[0.9670986210000001,49.2864308259],[0.9746123616000001,49.2731529642],[0.9858237369,49.2701303178],[1.0053791761,49.2506589624],[1.0275569308,49.2597123414],[1.0499504503,49.2633604903],[1.0522349052,49.273289003],[1.0687921665,49.2767123391],[1.0481428865,49.2979316934],[1.0782694228,49.3083080176],[1.1336199536,49.3098668562],[1.1345967076,49.3248890686],[1.1646028632,49.342961203],[1.1828020701,49.3438117238],[1.2014488102,49.3395375345],[1.1994303334,49.3510854995],[1.2722236558,49.3462796884],[1.28674172,49.3665478361],[1.2853066184,49.3832071238],[1.2931144824,49.394989166],[1.3079590967999999,49.3953676501],[1.3117186192,49.4071670748],[1.3111057565,49.4284672591],[1.3351826151,49.4307606442],[1.3451245206,49.4480129863],[1.3615166976,49.4481684714],[1.3835329308,49.4559276657],[1.4308107547,49.4559093786],[1.4487713623,49.4502264897],[1.4761900018,49.4516218867],[1.4961122408,49.4463333659],[1.5036437235,49.4381949019],[1.5296531299,49.4424105355],[1.5358312982,49.4329870273],[1.5608827143,49.4413860783],[1.5817504967,49.4344748932],[1.6139431243,49.4098846522],[1.628323294,49.4151312498],[1.6595224966000002,49.3989696387],[1.6679987473,49.4072447288],[1.6986308437000002,49.3989417784],[1.7140299311,49.4093320467],[1.7242485173,49.4222824788],[1.7234967196,49.4346015587],[1.7479813527,49.4585425232],[1.7765631887,49.4731223177],[1.7719602795,49.4849669052],[1.7875366829,49.493467831],[1.7888618476,49.5055786582],[1.7713407663,49.5130982385],[1.7571389106000002,49.509548701],[1.7526382509,49.4973446486],[1.7253372285,49.4996745327],[1.7171138049999999,49.5059013559],[1.7376964373,49.5200099036],[1.7478346786,49.5387053833],[1.7228019552,49.5442391168],[1.7299997237,49.5614009282],[1.7103546176000002,49.5799137845],[1.7088155273,49.5949428844],[1.6951254523000001,49.5997388968],[1.717918117,49.6146824547],[1.7215584393999999,49.6235733767],[1.708489567,49.6463562624],[1.7196029754,49.6566300574],[1.7228798723,49.6723457655],[1.7523656436000001,49.6806921398],[1.7436477137000002,49.6989153437],[1.7244971377,49.694213013],[1.7178020734000001,49.6847381334],[1.7052000874000002,49.6813029692],[1.6888517454,49.6953107563],[1.7152817758999999,49.7087955957],[1.7119320327,49.7311209258],[1.7232405093,49.7301733197],[1.7458854441,49.7387360209],[1.7404979387,49.7498653589],[1.7497556152,49.763861855100004],[1.7642314519000002,49.7567345545],[1.7837762349,49.7582988069]]],"type":"Polygon"}</text:p>
          </table:table-cell>
          <table:table-cell office:value-type="string" calcext:value-type="string">
            <text:p>49.654750795, 1.027820031</text:p>
          </table:table-cell>
          <table:table-cell table:number-columns-repeated="3"/>
          <table:table-cell table:formula="of:=[.E66]/[.D66]" office:value-type="float" office:value="35552.8938748037" calcext:value-type="float">
            <text:p>35552,893874803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5</text:p>
          </table:table-cell>
          <table:table-cell office:value-type="string" calcext:value-type="string">
            <text:p>Loiret</text:p>
          </table:table-cell>
          <table:table-cell office:value-type="float" office:value="2428" calcext:value-type="float">
            <text:p>2428</text:p>
          </table:table-cell>
          <table:table-cell office:value-type="float" office:value="86831215" calcext:value-type="float">
            <text:p>86831215</text:p>
          </table:table-cell>
          <table:table-cell office:value-type="float" office:value="6023" calcext:value-type="float">
            <text:p>6023</text:p>
          </table:table-cell>
          <table:table-cell office:value-type="float" office:value="36074" calcext:value-type="float">
            <text:p>3607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"coordinates":[[[2.9765353306,47.5694774036],[2.9644889153,47.5817709886],[2.9361326524,47.5994147702],[2.9451754544,47.608419606],[2.9323235146,47.6270450932],[2.9362905168999998,47.6366487028],[2.9538761176,47.6456210316],[2.9284113171,47.6580510745],[2.9181656173,47.6697724735],[2.926391075,47.6816185017],[2.9037123947000003,47.6950959466],[2.8790898182999998,47.7039369711],[2.8785924008,47.7203536167],[2.8608178885,47.7101838208],[2.8534661381,47.7290401114],[2.8584040496,47.7508760111],[2.8518547346,47.7577856408],[2.8702713589,47.7650213079],[2.8906155327,47.765116779],[2.9143890732,47.7694567419],[2.930377689,47.7622013435],[2.9496710777,47.7657510702],[2.9547422223,47.7755590072],[2.9788152473,47.7802855914],[2.9882266023,47.7860344895],[3.023529564,47.7863270268],[3.0280672784,47.801145789],[3.0122184891,47.8342373654],[3.0290609482,47.8350282019],[3.0317755694,47.8503598408],[3.0231948548,47.8609907307],[3.0053590366,47.8640492538],[3.0123761251,47.8740421313],[3.007006679,47.8838982272],[3.0131854841,47.8958763173],[3.0092983084,47.9055414214],[3.0383721392,47.9070024599],[3.0504943851,47.9106391177],[3.0508741976,47.9242445012],[3.0785070687,47.9314252965],[3.0841249165,47.9425645455],[3.1052652915,47.9469392305],[3.1145345173,47.9636072916],[3.1284208111,47.9710443667],[3.1285981788,47.9833956404],[3.1211118098,47.995690164],[3.1240813153,48.0070421472],[3.0996612681,48.0192113677],[3.123035154,48.0312307818],[3.0944944793999998,48.0402893551],[3.0802569911,48.0604923773],[3.0607765856,48.0642142241],[3.0504639594,48.072954144],[3.0502908682,48.0914446087],[3.0383460723,48.0988450127],[3.0323291848,48.1142306299],[3.016776475,48.1178566361],[3.0293096189,48.1333205898],[3.0117659631,48.1449800291],[2.9981380064,48.1399433697],[2.9909604115,48.1468968965],[2.9636975637000003,48.1530761381],[2.9532207870000002,48.1651749882],[2.9366236841,48.1634557975],[2.8701063784,48.1564970373],[2.8363213152,48.134057416],[2.8209268256,48.1297230379],[2.8007816726,48.1316316816],[2.7985530519,48.1524283707],[2.8082762488,48.1662738919],[2.7799998604000002,48.1676219894],[2.7552075523,48.1602018671],[2.7556234507,48.1458865158],[2.7205655623,48.1369633346],[2.7032908357,48.1242801908],[2.6626537399,48.1223127709],[2.6438827284,48.1374559441],[2.621814844,48.1363794408],[2.6030355178,48.1316061609],[2.5747182548,48.1312995981],[2.5706223002,48.1409193903],[2.5379128778,48.1406572326],[2.5215766186,48.1275821046],[2.4903633433,48.1266387936],[2.4649218250000002,48.1293507644],[2.4543461111,48.1224345929],[2.4439589675,48.1315844311],[2.4599146474999998,48.1368669172],[2.474624894,48.1490038902],[2.4831561496,48.1646006578],[2.5059538639,48.1565062008],[2.5167734992,48.1667613953],[2.5071503828,48.1797591808],[2.5229816346,48.1948610273],[2.5210384596,48.2065587604],[2.506634005,48.2258136628],[2.5062716931,48.2386287423],[2.4841737311,48.2389068852],[2.4686961215,48.255334036],[2.4531868897,48.2501003927],[2.4235097287,48.2602169092],[2.4175747874,48.2784415029],[2.4233183968,48.2885514805],[2.4188911986,48.3015987653],[2.4029686638,48.3206436172],[2.3852078391,48.3114464059],[2.3581495566,48.308868952],[2.3420557224,48.3166812967],[2.3349969995,48.3275485663],[2.3126569287,48.3306015829],[2.2956015467,48.3079068102],[2.2668069508,48.3147113758],[2.237995829,48.3162632587],[2.2464490845,48.3300763999],[2.2299188268,48.3293231306],[2.2126021786,48.3404930054],[2.1879929366,48.3324090279],[2.1805367281,48.311743224],[2.1517438664,48.3140948415],[2.1556102451,48.3040594204],[2.1103937772,48.297010388],[2.105216255,48.3076886785],[2.0786787573,48.293757008],[2.0526551943,48.2954311934],[2.0407870714,48.2845586701],[1.9937722396000002,48.2867811788],[1.9844273141,48.2641230948],[1.9653702252,48.2557910333],[1.9628025999999998,48.2225345802],[1.9793931580000002,48.2040051858],[1.9640650032,48.1734631348],[1.9250578479,48.1744255138],[1.9033835145,48.1527779182],[1.9204458177000001,48.1463866334],[1.9129033096999999,48.1294646685],[1.9020165175,48.1312581554],[1.8843806708000002,48.0976844222],[1.8651728025,48.0951980905],[1.8659037844,48.0836614468],[1.8378720305,48.086703774],[1.8129837526,48.084737677],[1.7980766464,48.0767334477],[1.7799120305,48.0776006121],[1.7712589236,48.0700957773],[1.7451728158000002,48.0639105936],[1.725174761,48.0706311704],[1.7084909655,48.0684568645],[1.6891750279000002,48.077953526],[1.6789624228000002,48.0657570269],[1.6622432185,48.072549635],[1.6341154779,48.0677511493],[1.6240050032000002,48.0702597033],[1.6212304365999999,48.048314627],[1.5971612802,48.0431746933],[1.5941196895,48.0306999688],[1.5664191968,48.0362323266],[1.5457132745000002,48.0445026378],[1.5388973344,48.0382853732],[1.512379087,48.0280374005],[1.5179017542,48.011741318],[1.5266306499,48.0071886208],[1.5201239288,47.982274878],[1.5401052458,47.9896063979],[1.5647434462,47.9897260231],[1.566721594,47.9801401248],[1.5486216437,47.9568175544],[1.5254521996000001,47.9420115251],[1.5256227151,47.9292726985],[1.5553146155,47.9199330739],[1.5816809148000002,47.9020776873],[1.5906095165,47.8788245264],[1.5686005941999999,47.8566822689],[1.5367838077,47.8343395837],[1.5271388599,47.822198988],[1.5500341399000002,47.8121235373],[1.5707750123,47.7967721389],[1.5710072030000002,47.7871332477],[1.5477218064,47.7695643131],[1.5912886511000002,47.7448985236],[1.6135132168,47.7364833621],[1.6212822169,47.7432878257],[1.6265270108,47.7610425013],[1.6753460793000001,47.7387289077],[1.688066147,47.739865965],[1.7135918870000002,47.733410611],[1.7129257247,47.7221042963],[1.7273464879,47.6999933796],[1.7291985317,47.6872479494],[1.7483922372,47.6558320141],[1.7816877415999999,47.65234093],[1.7781210021,47.6437427768],[1.7934689354,47.6364378061],[1.8032523093,47.6479241638],[1.8451647045000001,47.6570795411],[1.8434696744,47.6862825768],[1.8631416794,47.6888717388],[1.860873077,47.6781817457],[1.8701081524,47.6741818804],[1.8873127959,47.6789260596],[1.9046466876,47.675189323],[1.9379428735,47.6790701867],[1.9440602241,47.666920301],[1.9637456011,47.657781579],[1.9862853235000002,47.666044703],[2.0092716018,47.6786206915],[2.0294094146,47.6753546394],[2.0431193687,47.6779772638],[2.0664312844,47.6742231088],[2.0704372798,47.6817307051],[2.1159321583,47.675267722],[2.1397135467,47.677528046],[2.1485089822,47.6704228724],[2.2060845860000002,47.6763926556],[2.2198780515,47.6679739196],[2.2338962948,47.6513917232],[2.2414985363,47.6361416911],[2.2386280169,47.6205910286],[2.2894505304,47.6291043743],[2.2912546083,47.6239062272],[2.3246749442,47.6078404997],[2.3424720333,47.6053838715],[2.3551356093,47.5944241192],[2.3728687251,47.5856911821],[2.4005745256,47.5994739609],[2.4373445977,47.6097754018],[2.4501794719,47.605712131],[2.4525445187,47.5967641854],[2.4913556167,47.5682972263],[2.5079023998,47.5681836602],[2.5472681020000003,47.5751796415],[2.563206266,47.572136704],[2.5728404137,47.5598232961],[2.5930945409,47.5581323181],[2.6164523812000002,47.541048322099996],[2.6118733154,47.526503754],[2.6363951016,47.5154757389],[2.6557444154,47.5104359737],[2.6574065195000003,47.4871931154],[2.6848319612,47.4830226259],[2.724656548,47.4939949256],[2.7276700906,47.5068023532],[2.7221679014999998,47.5212999321],[2.7290692965,47.5321909305],[2.7503956914,47.5240948618],[2.7671149008,47.525310462],[2.7964615989,47.5055529596],[2.8073302485,47.4943437105],[2.8253679771,47.4972886736],[2.8326450544,47.5071948204],[2.8744911726,47.5203473556],[2.8486428516,47.5377201353],[2.8454929396,47.5444715817],[2.873100833,47.545155693],[2.9086469743,47.5586640157],[2.9143332619,47.5660323181],[2.9587911042,47.5575115308],[2.9765353306,47.5694774036]]],"type":"Polygon"}</text:p>
          </table:table-cell>
          <table:table-cell office:value-type="string" calcext:value-type="string">
            <text:p>47.911885309, 2.343971623</text:p>
          </table:table-cell>
          <table:table-cell table:number-columns-repeated="3"/>
          <table:table-cell table:formula="of:=[.E67]/[.D67]" office:value-type="float" office:value="35762.444398682" calcext:value-type="float">
            <text:p>35762,44439868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9</text:p>
          </table:table-cell>
          <table:table-cell office:value-type="string" calcext:value-type="string">
            <text:p>Rhône</text:p>
          </table:table-cell>
          <table:table-cell office:value-type="float" office:value="10416" calcext:value-type="float">
            <text:p>10416</text:p>
          </table:table-cell>
          <table:table-cell office:value-type="float" office:value="372559366" calcext:value-type="float">
            <text:p>372559366</text:p>
          </table:table-cell>
          <table:table-cell office:value-type="float" office:value="17898" calcext:value-type="float">
            <text:p>17898</text:p>
          </table:table-cell>
          <table:table-cell office:value-type="float" office:value="40976" calcext:value-type="float">
            <text:p>4097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coordinates":[[[4.7804480977,46.1769147387],[4.7519252279,46.1724815727],[4.7278152077,46.1790889538],[4.7201599715,46.1941395474],[4.7290850122,46.2140996518],[4.720523946,46.2216503228],[4.7367790618,46.232649412],[4.7200616564,46.2453284689],[4.6802436704,46.2587094715],[4.6948671119,46.2715787226],[4.7101304878,46.2783875526],[4.690297825,46.3013196426],[4.679284669,46.3064515732],[4.6639876079,46.2952005357],[4.6518524129,46.3043118428],[4.6376326937,46.3013666076],[4.6360697871,46.2902531979],[4.616868192,46.2808344597],[4.6183341456,46.2649510931],[4.5901803783,46.2682758999],[4.572631763,46.276077073],[4.5688413569,46.2938803556],[4.554381527,46.2917783478],[4.5373609295,46.2699750257],[4.5044267273,46.2677535932],[4.4919316496,46.2812168491],[4.4710851143,46.2859308873],[4.4588916717,46.2969358254],[4.4412875133,46.2938978698],[4.4108007226,46.2954206501],[4.3972533715,46.2831681316],[4.3969462416,46.2668571996],[4.3854166859,46.2468188535],[4.3873351241,46.2200047422],[4.4106991959,46.2161752155],[4.4218691639,46.2083447576],[4.4191197799,46.2006066755],[4.3957751021,46.1953892171],[4.4063038354,46.1822571212],[4.4206182519,46.1793484091],[4.4389281298,46.1678862683],[4.4221221175,46.1505427079],[4.4219276121,46.1420863986],[4.4069498444,46.1388036856],[4.3813772676,46.1499548052],[4.3619001876,46.1387529887],[4.3225232852,46.1307570556],[4.3201185401,46.1168372273],[4.3050679885,46.0994709148],[4.3124837878,46.0937358507],[4.3004524989,46.0652348899],[4.285887219,46.0537533556],[4.2505899576,46.0502628923],[4.2769155683,46.0228062305],[4.2882414066,46.0171546127],[4.3058690889,46.0217009028],[4.3126203471,46.0056234628],[4.2995482084,45.9891262945],[4.2492308417,45.9954607816],[4.2571071114,45.9815691553],[4.2752744332,45.9799034533],[4.2907482447,45.9721594009],[4.3010390447999995,45.9576380955],[4.2947562802,45.952942278],[4.3366176292,45.9315522822],[4.339457449,45.9114447299],[4.3235174172,45.9041617342],[4.3379662475,45.8893476091],[4.3425847586,45.8769579343],[4.3630438097,45.8645384187],[4.3911970096,45.8650446519],[4.3960308527,45.8604422522],[4.3823486273,45.8437092323],[4.3739888483,45.8051391777],[4.3762998184,45.7822297037],[4.3479835241,45.769133348],[4.3673635784,45.7486694196],[4.3910274371,45.7550590787],[4.4028661836000005,45.7438923397],[4.3918749462,45.7396677015],[4.3810636213,45.7158034952],[4.3740466281,45.7125497501],[4.3732467846,45.6915182791],[4.3657354706,45.6841803791],[4.3683686902,45.6727123634],[4.3926664593,45.6625878242],[4.3926142132,45.6536687071],[4.4105058633,45.6319822833],[4.4400286468,45.6238152387],[4.4606220276,45.6011807934],[4.4724188273,45.5973884196],[4.4897188217,45.5842886978],[4.5046156503,45.5870345358],[4.5105787009,45.5777500415],[4.5253957651,45.5730053379],[4.5461064155,45.5807732988],[4.5688387437,45.5834836954],[4.5867702809,45.5708011994],[4.6181250751,45.574168544],[4.6447792105,45.5405596665],[4.6470021265,45.5546072474],[4.6718085303,45.5704945427],[4.6874765079,45.5582651785],[4.6725690058,45.5484725212],[4.6485700074,45.5213937589],[4.6542458596,45.4997267467],[4.6616637237,45.4868808892],[4.6963996393,45.4766817437],[4.7219658929,45.4943131483],[4.7394593637,45.486784826],[4.7435114958,45.4704114693],[4.7571346565,45.455608759],[4.7808778884,45.4561962719],[4.7835011356,45.4729317926],[4.8134862239,45.4840495371],[4.823018267,45.4938136828],[4.8417995314999995,45.5006137124],[4.8724666666,45.5290186779],[4.8594683491,45.539112815],[4.8352770144,45.5452337581],[4.8088081344999996,45.5727986761],[4.7817556468,45.5806291028],[4.7769029301,45.5875395444],[4.8103959505,45.5898091895],[4.8308948472,45.5875839754],[4.8577851081,45.5764612029],[4.8658981492,45.5948872283],[4.9008511961,45.6062068981],[4.9502305874,45.6089123119],[4.9709427109,45.613193804],[4.9980833547,45.6034389004],[5.0045571308,45.6232243894],[5.0289933733,45.6171682141],[5.0403373752,45.647406732],[5.0581704104,45.6534623356],[5.054562282,45.660382336],[5.0821164674,45.6778091669],[5.1082477515,45.6884686693],[5.1043900128,45.6982532833],[5.1191009764,45.699749423],[5.1310768373,45.7077803823],[5.1430812899,45.7000326793],[5.1599699009,45.7084598396],[5.1438432264,45.7201568652],[5.1391501694,45.7311531349],[5.1257105909,45.7382022097],[5.0942501449,45.7393477014],[5.0890557627,45.7495357657],[5.0912279498,45.7625319414],[5.0675100604,45.7652563217],[5.0590884852,45.7920468979],[5.0891799707,45.7845116881],[5.1014892829,45.8135621041],[5.0634582776,45.8094002211],[5.0493371376,45.8121103213],[5.0141560669,45.8052048217],[5.0024419505,45.8102459203],[4.9803650610000005,45.805455012],[4.9639205001,45.8108523795],[4.9183888731,45.8069711657],[4.9170672964,45.8452118162],[4.900743029,45.8558120993],[4.9089752309,45.8743252481],[4.8842603089,45.8801462785],[4.8807177474,45.897505942],[4.8529376756,45.9086032438],[4.8362025994,45.909775128],[4.8051502787,45.8962903152],[4.8102920833,45.9181642881],[4.7887069882,45.9242930258],[4.7801308139,45.936485362],[4.7598634468,45.9346803061],[4.736482639,45.9385651207],[4.7291141346,45.9495170838],[4.7459911795,45.9604916769],[4.754635383,45.9736696893],[4.7495726741,45.9843962655],[4.7468716965,46.0296041877],[4.7389311337,46.0464263496],[4.7580054355,46.0600617423],[4.7592177619000005,46.0748560854],[4.7469277918,46.0857941913],[4.7499134902,46.0938626857],[4.76864828,46.1082196621],[4.771721686,46.1173437154],[4.8003400567,46.1441916544],[4.8016256052,46.1585611892],[4.7848716911,46.1675391603],[4.7804480977,46.1769147387]]],"type":"Polygon"}</text:p>
          </table:table-cell>
          <table:table-cell office:value-type="string" calcext:value-type="string">
            <text:p>45.871010731, 4.640837675</text:p>
          </table:table-cell>
          <table:table-cell table:number-columns-repeated="3"/>
          <table:table-cell table:formula="of:=[.E68]/[.D68]" office:value-type="float" office:value="35767.9882872504" calcext:value-type="float">
            <text:p>35767,988287250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3</text:p>
          </table:table-cell>
          <table:table-cell office:value-type="string" calcext:value-type="string">
            <text:p>Mayenne</text:p>
          </table:table-cell>
          <table:table-cell office:value-type="float" office:value="208" calcext:value-type="float">
            <text:p>208</text:p>
          </table:table-cell>
          <table:table-cell office:value-type="float" office:value="7607508" calcext:value-type="float">
            <text:p>7607508</text:p>
          </table:table-cell>
          <table:table-cell office:value-type="float" office:value="568" calcext:value-type="float">
            <text:p>568</text:p>
          </table:table-cell>
          <table:table-cell office:value-type="float" office:value="31108" calcext:value-type="float">
            <text:p>3110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"coordinates":[[[-0.3817697966,47.7607266768],[-0.375244089,47.7672066608],[-0.3814505163,47.793418966],[-0.38818468580000004,47.8055308148],[-0.4165532644,47.8025780748],[-0.4341238872,47.8092342374],[-0.4398288125,47.8261184141],[-0.44802077960000003,47.8321954019],[-0.4298286059,47.8420052653],[-0.4121523804,47.8577191038],[-0.3915259582,47.8598552194],[-0.37692782350000004,47.854634742900004],[-0.3695777274,47.878543655],[-0.38041106,47.8889649977],[-0.4044134672,47.8928038468],[-0.40574218710000004,47.9093562818],[-0.3969993476,47.9257941355],[-0.3753267013,47.9329308649],[-0.32013020680000004,47.9353421093],[-0.2960991865,47.9439175407],[-0.282269256,47.9580317402],[-0.30257890330000003,47.9660527569],[-0.29732667620000003,47.9715676075],[-0.3166988939,48.0053386844],[-0.341427091,48.01188937],[-0.3336424689,48.0262549115],[-0.34164318730000004,48.0432420495],[-0.320877558,48.0454141639],[-0.2787686882,48.0558995204],[-0.2714468936,48.0652394118],[-0.23088845100000002,48.0592011894],[-0.2228813351,48.0756967075],[-0.2385420058,48.0854458875],[-0.2332216704,48.0993353916],[-0.2152418736,48.1074266747],[-0.2229992557,48.12299315],[-0.2468260532,48.1276734701],[-0.2390638197,48.1358311259],[-0.2489528752,48.1448243022],[-0.24861894850000002,48.1563942999],[-0.2320006876,48.1686239827],[-0.2035966807,48.1761744322],[-0.1645474039,48.1998591734],[-0.1468081041,48.2051105482],[-0.1532852016,48.2150963088],[-0.1444739955,48.2229278301],[-0.16131917440000001,48.2389841831],[-0.1664781979,48.2610942774],[-0.1534263415,48.2679157933],[-0.14934405,48.2864020847],[-0.13801963820000002,48.2965612004],[-0.1417669123,48.3089985273],[-0.1532034717,48.314043761],[-0.15840759910000002,48.3274339798],[-0.14813521030000001,48.3442348801],[-0.1316295897,48.3429825785],[-0.1366709918,48.3644497699],[-0.1184278118,48.3674003791],[-0.11233431740000001,48.3738507117],[-0.0900934754,48.3749452791],[-0.0779282843,48.3689270251],[-0.07091315670000001,48.3789581414],[-0.0549205524,48.3821212686],[-0.057754095500000005,48.3881966373],[-0.052360277100000005,48.413100268],[-0.0572837266,48.4286380974],[-0.0497756283,48.4444796658],[-0.0526302764,48.4538728951],[-0.0731226923,48.4505862405],[-0.1182506571,48.4482940729],[-0.1490816456,48.4585637532],[-0.15017739400000002,48.479732031],[-0.1561347192,48.4959911095],[-0.17253689090000002,48.5105136621],[-0.1443747279,48.5277270616],[-0.17027764380000002,48.5373101979],[-0.2082320746,48.5642260788],[-0.2343524273,48.562336320200004],[-0.2627393437,48.5484088223],[-0.24130208760000002,48.5365952319],[-0.2530315586,48.5263269405],[-0.2675086201,48.5214684613],[-0.271471313,48.5074111175],[-0.28519092160000004,48.5063580315],[-0.29354753710000003,48.5152337896],[-0.3201045034,48.5231155336],[-0.35010674940000003,48.5010338754],[-0.3493664923,48.4888488657],[-0.35759298700000003,48.4837740539],[-0.3724182673,48.4961154442],[-0.4385869864,48.5116519309],[-0.47013893430000003,48.511995763],[-0.47806730950000004,48.5017021037],[-0.4929082026,48.5017590292],[-0.5097285810000001,48.5090386688],[-0.5165313345,48.4981018818],[-0.5306286889,48.4951342177],[-0.5392361127,48.4841925639],[-0.5573168362,48.4721037889],[-0.5708067840000001,48.4694959316],[-0.5953366874,48.4726293785],[-0.6157387556,48.4588198915],[-0.6510750952000001,48.4439469245],[-0.6622203767,48.483872974],[-0.6755542494,48.4833104123],[-0.682175591,48.4709364502],[-0.7017643967,48.4672234873],[-0.7312029854000001,48.4712322644],[-0.7370797130000001,48.463797311],[-0.7176657933,48.4541041609],[-0.7590787142000001,48.4361558505],[-0.7797889229,48.4460640796],[-0.7778909781000001,48.4655336316],[-0.7955350066,48.4661746648],[-0.7986680243000001,48.4592221746],[-0.8159912619,48.4585283818],[-0.8147254558,48.4721502496],[-0.8304613865,48.4787657943],[-0.8401518655,48.493872919],[-0.8602788694,48.501513468],[-0.8958092873,48.4949100053],[-0.9222269262,48.5029948566],[-0.9334843604,48.5149503349],[-0.9554085603,48.5172836123],[-0.9623750798,48.5035532127],[-0.9769310166,48.4929926946],[-1.0029480906,48.4890934053],[-1.0180964099,48.4930168947],[-1.0560523176,48.5132941483],[-1.0700798306000001,48.5088173955],[-1.0785329224,48.4894665281],[-1.0753646464,48.4773829955],[-1.0639242112,48.4673080332],[-1.0679221676,48.4490943326],[-1.0812101694,48.441137439],[-1.0774824656,48.4215066544],[-1.0530231211,48.3809723926],[-1.0633124317,48.371308427],[-1.0553970008,48.3620692886],[-1.0605810757,48.3551340915],[-1.0560845232,48.3405966321],[-1.0450865891,48.3278093201],[-1.0613638314,48.3111929977],[-1.0903938714,48.2894493597],[-1.0936022782,48.2729292918],[-1.1020319675,48.2628624307],[-1.0992957477,48.2501041615],[-1.0841854925,48.2269238933],[-1.0843913741,48.2117604109],[-1.0766791433,48.1967633643],[-1.078435641,48.1797944946],[-1.0727800623000001,48.165849498],[-1.0603196135,48.150223198],[-1.0593688887,48.1257058435],[-1.0540158232,48.1169987938],[-1.0497518749,48.0901278967],[-1.0407863114,48.0782997619],[-1.021359658,48.0683993727],[-1.0335700386,48.0530466591],[-1.0265618417,48.0456024923],[-1.0349779447,48.0335363509],[-1.0168613426,48.0087563099],[-1.0226668416,47.9942189494],[-1.049259629,47.9845813365],[-1.0714252344,47.9817870451],[-1.1013201581,47.9893153969],[-1.1251875656,47.9867588403],[-1.1250245913,47.9769798708],[-1.1360589824,47.9681057013],[-1.1479847963,47.9681285746],[-1.1604598637,47.957577943],[-1.1634161985,47.927635505],[-1.1767891105000001,47.9073994099],[-1.1819231409,47.8921029088],[-1.1967907809,47.8891241111],[-1.1966965514,47.8773274466],[-1.1890500412,47.8672139658],[-1.2034127316,47.8575610829],[-1.2229175246,47.8524248102],[-1.2138133877,47.8442579514],[-1.222944163,47.8193222188],[-1.2381133964,47.8098171086],[-1.1969547921,47.7953132118],[-1.1933188365,47.7858465189],[-1.1711049025,47.7792721882],[-1.1370977415,47.7753572812],[-1.1247252985,47.7842045293],[-1.0933922577,47.7820257234],[-1.0807951275,47.7747447173],[-1.0297903762,47.7707848411],[-0.9815358137,47.7616204918],[-0.9755872406,47.7660249515],[-0.9504944455000001,47.7685256704],[-0.9567889735,47.7790738054],[-0.9709960344,47.7841646014],[-0.9514078928,47.7963495547],[-0.9425427953000001,47.7886011568],[-0.9275668415,47.7894766948],[-0.8952110167,47.7741815304],[-0.8934891619,47.763516279],[-0.8702818591,47.7613277553],[-0.8394806738,47.7523032255],[-0.8400600721,47.768274303],[-0.8285886381,47.7709181913],[-0.7910139351000001,47.7609517524],[-0.7833848074,47.750186623],[-0.7653126365,47.7546009827],[-0.7479082219000001,47.7392263272],[-0.7277370927,47.7436390932],[-0.7160534342,47.7409788022],[-0.6688937594000001,47.7414681814],[-0.6522758635,47.7340781966],[-0.6231709774,47.7377854931],[-0.6108196971000001,47.7356905845],[-0.5887210334,47.7560344785],[-0.5759481409,47.7534703407],[-0.5609197305,47.7577874525],[-0.5328588532,47.7508222795],[-0.5176967944,47.7694833363],[-0.5227833222,47.7826658859],[-0.5036937204,47.784407194799996],[-0.4640096185,47.7680357993],[-0.45355453560000003,47.7563645866],[-0.4288706264,47.767825412],[-0.4098898094,47.7653340359],[-0.4106967291,47.7792136984],[-0.3817697966,47.7607266768]]],"type":"Polygon"}</text:p>
          </table:table-cell>
          <table:table-cell office:value-type="string" calcext:value-type="string">
            <text:p>48.147288206, -0.657415272</text:p>
          </table:table-cell>
          <table:table-cell table:number-columns-repeated="3"/>
          <table:table-cell table:formula="of:=[.E69]/[.D69]" office:value-type="float" office:value="36574.5576923077" calcext:value-type="float">
            <text:p>36574,557692307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Gironde</text:p>
          </table:table-cell>
          <table:table-cell office:value-type="float" office:value="6724" calcext:value-type="float">
            <text:p>6724</text:p>
          </table:table-cell>
          <table:table-cell office:value-type="float" office:value="246608427" calcext:value-type="float">
            <text:p>246608427</text:p>
          </table:table-cell>
          <table:table-cell office:value-type="float" office:value="11050" calcext:value-type="float">
            <text:p>11050</text:p>
          </table:table-cell>
          <table:table-cell office:value-type="float" office:value="50149" calcext:value-type="float">
            <text:p>5014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"coordinates":[[[-0.0404774604,45.1026137561],[-0.0629556971,45.0991093516],[-0.0844814893,45.1160867942],[-0.0978574235,45.1210512391],[-0.1296904516,45.1039763354],[-0.1302016945,45.097382998],[-0.1523159403,45.0887387446],[-0.2094878004,45.1003324161],[-0.22708932240000002,45.1092257683],[-0.24704303060000002,45.1087561332],[-0.2647770201,45.1260803366],[-0.2753393485,45.1413708486],[-0.3078450021,45.1496359781],[-0.3386650518,45.167096974],[-0.3635854838,45.1703309009],[-0.3690909378,45.1625655791],[-0.3880075529,45.1504179955],[-0.4029381768,45.190395294],[-0.42092699980000003,45.2085600876],[-0.4051541629,45.2397005465],[-0.40731987820000004,45.2476467652],[-0.42499936450000003,45.2484310013],[-0.4154243902,45.2690983401],[-0.42589269560000004,45.2787028316],[-0.442534231,45.2851044249],[-0.4869882746,45.2934814862],[-0.5177468068000001,45.2890910411],[-0.5710890431,45.2998727329],[-0.5740833187000001,45.3142096731],[-0.5709585589,45.3289890914],[-0.5849251181,45.3430896404],[-0.6046783782,45.32422817],[-0.6361288418000001,45.3180361934],[-0.6440335471,45.3220164091],[-0.7159358788,45.3278690977],[-0.7526767706,45.321765615],[-0.7740217244,45.3692050869],[-0.8455895306000001,45.4398647001],[-0.9265369418,45.4961255983],[-1.0257391846,45.574691326],[-1.0606028224,45.5720091848],[-1.093040985,45.564855518],[-1.1010577372,45.5403815949],[-1.1324220348,45.5115004396],[-1.1505192671,45.4864240255],[-1.1550946668,45.4697514687],[-1.1504191656,45.4410889596],[-1.1599243625,45.413759198],[-1.1588565491,45.3413895677],[-1.1608420753,45.305024374],[-1.1749197584,45.20305672],[-1.1873987087,45.1215516145],[-1.204681752,44.976864412],[-1.21714503,44.9014556582],[-1.2251708431,44.8464647054],[-1.2516183999,44.7115877678],[-1.260978257,44.641828538],[-1.2564763742,44.6241680171],[-1.2454685249,44.6217111478],[-1.2450164144,44.6475602364],[-1.2388889708,44.6579669625],[-1.2366991292,44.6831877323],[-1.2240168158,44.7080118624],[-1.2045560361,44.7177391765],[-1.1901205231,44.7372548332],[-1.1730048513,44.7456521727],[-1.179882763,44.7578820838],[-1.1590383969,44.7718838685],[-1.1183315325,44.7445434006],[-1.1067558782,44.7433534126],[-1.086396862,44.7262867758],[-1.0534510912,44.7069293287],[-1.0578848549,44.6939847372],[-1.0506918695,44.6825464303],[-1.0317621019,44.6794872555],[-1.0175868782,44.6682411319],[-1.0073190262,44.6500784966],[-1.0506663176,44.6488849891],[-1.0831303324000001,44.6405182126],[-1.1391052511,44.6535043079],[-1.1574162352,44.6628644937],[-1.1806733272,44.6637498341],[-1.1946703343,44.6589372255],[-1.2046368399,44.6386424493],[-1.2055382718,44.6124283172],[-1.2223730638,44.5814103686],[-1.2365436029,44.5666645166],[-1.2560597276,44.534600203],[-1.2496137231,44.4895795587],[-1.2535844805,44.4675078323],[-1.1924838563,44.4812122603],[-1.1074186204,44.5024868298],[-1.0850744771,44.532368351],[-1.0264939778,44.5071470809],[-0.9911674934,44.5119262153],[-0.9806230299,44.4827941758],[-1.0073451198,44.4366215812],[-1.0292040056,44.4227559688],[-0.9684361731000001,44.4295816274],[-0.9190670411,44.4434859421],[-0.9119695976000001,44.4368081956],[-0.8420549893,44.4185759171],[-0.8100023288,44.4203396564],[-0.8000992093,44.4269040147],[-0.7792198666,44.4293881304],[-0.7687823978,44.439992698],[-0.7303222085000001,44.4463812492],[-0.6927238938,44.4406045421],[-0.6816187368000001,44.4442250486],[-0.6762043521000001,44.4573169995],[-0.6427064672,44.4501291212],[-0.627716374,44.4428883619],[-0.6254686429,44.4124309512],[-0.6317916517000001,44.3996742778],[-0.5707280317,44.3825122916],[-0.5612967566,44.3751839685],[-0.5289690704000001,44.3649245163],[-0.5175226752000001,44.339134558],[-0.47896606540000003,44.3249582881],[-0.4318442797,44.3225724015],[-0.43013080330000003,44.3047826859],[-0.4047401467,44.2874916335],[-0.3832679652,44.2863918248],[-0.396568694,44.2366075404],[-0.3896148079,44.2094838052],[-0.3635618772,44.2061180083],[-0.3109530224,44.2032742542],[-0.271800028,44.1938881132],[-0.22334746100000002,44.2059300181],[-0.2283108356,44.2560356098],[-0.22600423320000002,44.2647805591],[-0.2022872316,44.2645927267],[-0.1934164434,44.271581323],[-0.1748102939,44.2574486191],[-0.1661806379,44.24131068],[-0.1406898799,44.2264074101],[-0.12013349100000001,44.2367494489],[-0.1081544567,44.2310178699],[-0.08824203100000001,44.2362658389],[-0.0747722311,44.2487595901],[-0.066973972,44.2464257555],[-0.0533670019,44.2657674856],[-0.0329856217,44.2717251991],[-0.0348123107,44.2967221656],[-0.0595408898,44.3213051736],[-0.06684562520000001,44.3225672757],[-0.08575709270000001,44.3376099092],[-0.0788242871,44.3536959161],[-0.0544159503,44.3593787172],[-0.028811321,44.3602028602],[-0.0123796928,44.3720430623],[0.0149671141,44.3666610399],[0.0240811056,44.3774644545],[0.0184614958,44.3897507428],[-0.0037820708,44.4065562319],[-0.014055866200000001,44.4186457531],[-0.0089561868,44.4337382682],[0.0079596223,44.4471504161],[0.0054221084,44.4562872067],[-0.0089453794,44.4590073693],[-0.0181168072,44.4924948284],[-0.0155950572,44.5054940445],[0.0016241232,44.5208729284],[0.018119833000000002,44.5297836941],[0.0128801105,44.5384371855],[0.0359761424,44.5539945472],[0.0689125656,44.5482671786],[0.0858656976,44.575509246],[0.086000091,44.5860834747],[0.1113633784,44.5902630726],[0.13514034290000002,44.6079434507],[0.1510350546,44.608733698099996],[0.1551026784,44.6151930437],[0.1392421495,44.6272135173],[0.16840177480000001,44.6381745768],[0.1688135098,44.6470566613],[0.1827306128,44.661350934],[0.1612917748,44.6701400962],[0.1412938816,44.6656801497],[0.1298724491,44.6729084237],[0.13430480820000001,44.6823680997],[0.1028209499,44.6859056672],[0.1076881627,44.7107786886],[0.1179186936,44.713004089],[0.1332037572,44.7044912791],[0.1411474816,44.7375835521],[0.1581013315,44.731344408300004],[0.189915838,44.7491143791],[0.2011514074,44.7228557819],[0.2186195491,44.7270931108],[0.2098916887,44.740541369],[0.22642270420000002,44.7645231129],[0.24020501860000001,44.763123222],[0.24522570810000002,44.7524739601],[0.2673247482,44.7517898917],[0.29485289740000004,44.7575408858],[0.2970364605,44.7623794167],[0.286400931,44.7683361253],[0.27378573640000003,44.7844777456],[0.27465285300000003,44.8000405898],[0.26624389330000003,44.8117942764],[0.2638475623,44.8264643226],[0.28681654700000003,44.8230134468],[0.2969649838,44.8291834682],[0.3094872722,44.8508336547],[0.2765519476,44.8676647378],[0.2554349105,44.8676751932],[0.2433368063,44.872265399],[0.2415776379,44.8571471416],[0.22294936340000002,44.8449168912],[0.2068668568,44.8396240131],[0.1930184084,44.8211277],[0.1749255869,44.8267772954],[0.14859282340000002,44.8293151825],[0.12652321160000002,44.8284302883],[0.1139218895,44.8194262624],[0.10603217250000001,44.8330364368],[0.0822249167,44.8310658202],[0.0651694424,44.8245452413],[0.0451946017,44.8251797767],[0.0380010812,44.8394195009],[0.0230991897,44.8491637415],[-0.0004853893,44.8461110826],[-0.0342109983,44.852160335],[-0.0104694881,44.8580940591],[-0.0090799326,44.866484842],[0.0140101028,44.8862265015],[0.0157789383,44.8944316145],[0.0341586926,44.9164630181],[0.0183244511,44.9281737305],[0.0032329019,44.9473177395],[0.018558015100000002,44.980714898],[0.0304906578,44.9760353943],[0.0401280055,44.9938366887],[0.0354302491,45.0131851185],[0.0443093078,45.0357511085],[0.0540909985,45.039067541],[0.0732914503,45.0701244308],[0.06463336360000001,45.0812755117],[0.06328916200000001,45.0957068439],[0.052578000300000004,45.1021745254],[0.044678293,45.1153906825],[-0.0035127354,45.1196062137],[-0.027523729,45.1137890841],[-0.0404774604,45.1026137561]]],"type":"Polygon"}</text:p>
          </table:table-cell>
          <table:table-cell office:value-type="string" calcext:value-type="string">
            <text:p>44.838935381, -0.582789419</text:p>
          </table:table-cell>
          <table:table-cell table:number-columns-repeated="3"/>
          <table:table-cell table:formula="of:=[.E70]/[.D70]" office:value-type="float" office:value="36675.8517251636" calcext:value-type="float">
            <text:p>36675,851725163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Nièvre</text:p>
          </table:table-cell>
          <table:table-cell office:value-type="float" office:value="799" calcext:value-type="float">
            <text:p>799</text:p>
          </table:table-cell>
          <table:table-cell office:value-type="float" office:value="29334684" calcext:value-type="float">
            <text:p>29334684</text:p>
          </table:table-cell>
          <table:table-cell office:value-type="float" office:value="2563" calcext:value-type="float">
            <text:p>2563</text:p>
          </table:table-cell>
          <table:table-cell office:value-type="float" office:value="40707" calcext:value-type="float">
            <text:p>4070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coordinates":[[[2.8744911726,47.5203473556],[2.8884586333,47.5094309855],[2.9003805731,47.4797355162],[2.9140606552,47.4708968348],[2.9307608786,47.4418628036],[2.9314109351,47.4326245758],[2.919925595,47.4214449731],[2.9184549975,47.4055248822],[2.9015549584,47.3862690563],[2.8952492320000003,47.3721770571],[2.8734919392,47.3483968605],[2.8695415268,47.3399051772],[2.8765716325,47.3218731656],[2.886193431,47.3158181198],[2.9077684822,47.310991295],[2.9391704656,47.2865884692],[2.9739389096,47.2698046602],[2.9830811129,47.2608029276],[2.9779552354,47.2355525087],[2.9816886134000002,47.2219933568],[2.9938477255000002,47.2068115747],[3.0096706098,47.1790575603],[3.0206213543,47.1532196845],[3.0173478654,47.1394745351],[3.0282801453,47.1284338267],[3.0313737475,47.0924757257],[3.0187160022,47.0707808847],[3.0262180199,47.0600728246],[3.062745314,47.0452763461],[3.075160729,47.0293178134],[3.0757442613,47.0191481765],[3.064509014,46.995739027],[3.0625751919,46.979198088],[3.0791695139,46.9543184505],[3.0690500057,46.9430354141],[3.0503018162,46.90613214],[3.0605995966,46.8985262902],[3.0677937506,46.874250988200004],[3.0694069543,46.85342612],[3.0547971344000002,46.8396635805],[3.0592047788,46.8266391434],[3.0423997449,46.8140096329],[3.0320629441,46.7949093892],[3.0377844,46.7724013631],[3.0488848005,46.7583518405],[3.0843367516,46.7374311081],[3.1295563829,46.727434989],[3.1661150412,46.6913758712],[3.2043718715,46.678856805],[3.2277324972,46.6902130395],[3.2341273365,46.6975187763],[3.2623001043,46.7097854683],[3.2696086889,46.7167314548],[3.3006320779,46.7165040397],[3.3028259745,46.7037789647],[3.3136017665,46.6890380393],[3.3493786929000002,46.6851456954],[3.3656415894,46.689715109],[3.3754215151,46.6995674955],[3.3789562488,46.7124805495],[3.3882060822,46.714851968],[3.4184447593,46.7106533074],[3.4332002547,46.6934319329],[3.4531191901,46.6900351247],[3.4545951266,46.675634977],[3.4470009074,46.6608211531],[3.4553060492,46.6524360241],[3.4772241873,46.653878549],[3.5133657118,46.6774346278],[3.5139354005,46.6835856628],[3.5365510959,46.6867849365],[3.5469168384,46.6782106401],[3.5609508521,46.6888842259],[3.5481047884,46.7062346774],[3.5503151914,46.7158857513],[3.5771809462,46.7150460849],[3.5979234817,46.7243476758],[3.5764926223,46.7481259799],[3.5885250066000003,46.7613381604],[3.6019011128000002,46.7513740678],[3.6230526911,46.7539787985],[3.6294002571,46.7495852108],[3.6398625648,46.7394218424],[3.6778298535,46.738914106],[3.7088477265,46.7480806374],[3.7362201287,46.7527591494],[3.7524537674,46.7450371113],[3.7836845906,46.7361533488],[3.7815365336999998,46.7298648302],[3.7946649426,46.7071570871],[3.8288787305,46.7045324969],[3.8445094488000002,46.7225934885],[3.8823140477,46.7280064392],[3.9160820837,46.741096833],[3.9323723487,46.7420021851],[3.9571947142,46.7561424809],[3.966743182,46.7692156624],[4.0035596724,46.7787718954],[4.01924902,46.7760251647],[4.0344992864,46.7877229241],[4.0500892778,46.7781625966],[4.0628642266,46.789081415],[4.0582843493,46.821238078],[4.0425857364,46.8346560731],[4.0571291003,46.8435901287],[4.1010558308,46.8592101193],[4.0940365858,46.8747379762],[4.0701505589,46.8961618284],[4.0453721951,46.8998542841],[4.0360313747,46.9214502185],[4.0453372213,46.9341587102],[4.0408074644,46.950628112],[4.0558030169,46.9570928517],[4.0406014421,46.9758608605],[4.0216745268,46.9796812438],[4.0097349188,46.9712917992],[3.9966690907,46.9743777143],[4.0021582006,46.9861985603],[4.0314687495,46.9983228124],[4.0617998754,47.0236493099],[4.0562964541,47.0371339174],[4.0738946001,47.0559225262],[4.0386671017,47.0803554173],[4.0533379243,47.0950881401],[4.0483653844,47.1079404495],[4.0603077428,47.1212590201],[4.0937425789,47.1181763214],[4.0982280158,47.1251379471],[4.1163920448,47.1232200267],[4.1069404156000004,47.129971931],[4.1295504562,47.1429071804],[4.1818950614,47.150507773],[4.1967636176,47.1482111406],[4.209688524,47.1554456212],[4.2082213053,47.1638274142],[4.2157040892,47.185405284],[4.2311077318,47.1956906753],[4.2215617301,47.2197535683],[4.1924417436,47.2342007471],[4.1878791671,47.2445828659],[4.1672483394,47.2502512621],[4.1438498368,47.2395964471],[4.1245590176,47.2498438944],[4.1262232974,47.2589113543],[4.1147433527,47.2824095037],[4.1147448402,47.2913453083],[4.1302555435,47.3023071924],[4.1138365233,47.3080407364],[4.1304043384,47.3205706929],[4.1060805347,47.3392551358],[4.0820129561,47.3419810799],[4.0710567622,47.3380816501],[4.0443976416,47.3404815419],[4.0413084498,47.3287828033],[4.0297786254,47.3253978267],[4.0275615,47.3134694693],[4.0023363663,47.3105695207],[3.9736068991,47.3314290872],[3.9678699469,47.3631402194],[3.9709800314,47.3784541594],[3.9603656146,47.3825683679],[3.9443699177,47.3801138229],[3.9090035566,47.3822476001],[3.8866224228,47.366517212],[3.8720061288,47.3657536373],[3.8698097875,47.3809116757],[3.8596451439,47.3878715782],[3.8928957499,47.4103219097],[3.8911616906,47.4182538312],[3.8673177169,47.4344980084],[3.8546555844,47.4337868769],[3.8411358129,47.4072417669],[3.8199443454,47.4021815554],[3.8315025887000003,47.3927638775],[3.8288836823,47.3829499844],[3.8130311153000003,47.3797354824],[3.8024821078,47.3895630313],[3.785791911,47.3903594153],[3.7839350108,47.4052548228],[3.7405548374,47.3964962121],[3.7167146775,47.4030849946],[3.7023020240999998,47.4267175544],[3.6733035137,47.435052179],[3.6665342344000003,47.4461296046],[3.6156845028999998,47.4574966325],[3.6005696716999998,47.4653533288],[3.5953115108,47.4570003525],[3.5791603421,47.4663844867],[3.5752645872,47.4863259831],[3.5805896107,47.4978048599],[3.5525901706000003,47.5021556676],[3.5382578417,47.5165319613],[3.5132466502,47.52733789],[3.5110242281,47.5506744414],[3.4917431705,47.5600199018],[3.4951925458,47.5216720111],[3.4922736091,47.4990702352],[3.4844678861,47.4927053843],[3.4493112981,47.5077144515],[3.4273925882,47.5063080175],[3.3901113302,47.5090753746],[3.3909515866,47.4973406516],[3.3799684856,47.4863534608],[3.361951381,47.4853423282],[3.3453359647,47.478569437],[3.3225350493,47.4851889825],[3.3070499116,47.4947195295],[3.2963981209,47.4916658363],[3.2852715968,47.5039637821],[3.2755484539,47.4907313304],[3.2361279342,47.4883280342],[3.2258262219000002,47.5040311345],[3.2087638993,47.516957719],[3.1901535508,47.5225768202],[3.1651495305,47.5174903545],[3.1346732069,47.5428300095],[3.1219220836,47.5406449894],[3.116220273,47.5692445543],[3.1174601267,47.5808576613],[3.101302703,47.5882799192],[3.0805254405,47.5856704475],[3.0603523003,47.569595573],[3.0341121541,47.563957876],[3.0223039415,47.557694004],[2.9903120658,47.5688159655],[2.9765353306,47.5694774036],[2.9587911042,47.5575115308],[2.9143332619,47.5660323181],[2.9086469743,47.5586640157],[2.873100833,47.545155693],[2.8454929396,47.5444715817],[2.8486428516,47.5377201353],[2.8744911726,47.5203473556]]],"type":"Polygon"}</text:p>
          </table:table-cell>
          <table:table-cell office:value-type="string" calcext:value-type="string">
            <text:p>47.115732399, 3.504212517</text:p>
          </table:table-cell>
          <table:table-cell table:number-columns-repeated="3"/>
          <table:table-cell table:formula="of:=[.E71]/[.D71]" office:value-type="float" office:value="36714.2478097622" calcext:value-type="float">
            <text:p>36714,247809762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1</text:p>
          </table:table-cell>
          <table:table-cell office:value-type="string" calcext:value-type="string">
            <text:p>Saône-et-Loire</text:p>
          </table:table-cell>
          <table:table-cell office:value-type="float" office:value="3311" calcext:value-type="float">
            <text:p>3311</text:p>
          </table:table-cell>
          <table:table-cell office:value-type="float" office:value="121764990" calcext:value-type="float">
            <text:p>121764990</text:p>
          </table:table-cell>
          <table:table-cell office:value-type="float" office:value="4985" calcext:value-type="float">
            <text:p>4985</text:p>
          </table:table-cell>
          <table:table-cell office:value-type="float" office:value="33195" calcext:value-type="float">
            <text:p>33195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"coordinates":[[[4.1818950614,47.150507773],[4.189417244,47.1417977168],[4.1848210298,47.1295607282],[4.1607442132,47.1219515245],[4.1502312163,47.1132632442],[4.1335212065,47.121391322],[4.1163920448,47.1232200267],[4.0982280158,47.1251379471],[4.0937425789,47.1181763214],[4.0603077428,47.1212590201],[4.0483653844,47.1079404495],[4.0533379243,47.0950881401],[4.0386671017,47.0803554173],[4.0738946001,47.0559225262],[4.0562964541,47.0371339174],[4.0617998754,47.0236493099],[4.0314687495,46.9983228124],[4.0021582006,46.9861985603],[3.9966690907,46.9743777143],[4.0097349188,46.9712917992],[4.0216745268,46.9796812438],[4.0406014421,46.9758608605],[4.0558030169,46.9570928517],[4.0408074644,46.950628112],[4.0453372213,46.9341587102],[4.0360313747,46.9214502185],[4.0453721951,46.8998542841],[4.0701505589,46.8961618284],[4.0940365858,46.8747379762],[4.1010558308,46.8592101193],[4.0571291003,46.8435901287],[4.0425857364,46.8346560731],[4.0582843493,46.821238078],[4.0628642266,46.789081415],[4.0500892778,46.7781625966],[4.0344992864,46.7877229241],[4.01924902,46.7760251647],[4.0035596724,46.7787718954],[3.966743182,46.7692156624],[3.9571947142,46.7561424809],[3.9323723487,46.7420021851],[3.9160820837,46.741096833],[3.8823140477,46.7280064392],[3.8445094488000002,46.7225934885],[3.8288787305,46.7045324969],[3.7946649426,46.7071570871],[3.7815365336999998,46.7298648302],[3.7836845906,46.7361533488],[3.7524537674,46.7450371113],[3.7362201287,46.7527591494],[3.7088477265,46.7480806374],[3.6778298535,46.738914106],[3.6398625648,46.7394218424],[3.6294002571,46.7495852108],[3.6251090309,46.7359634818],[3.638078932,46.7227286658],[3.6375320641,46.708379592],[3.6500199505,46.7055370912],[3.655315661,46.6877240802],[3.6729094977,46.6822024441],[3.6689820359,46.6735099498],[3.6969575528,46.6605830344],[3.7103244513,46.6341022135],[3.7227091008,46.6276098855],[3.7132322821,46.6130114613],[3.7307461014000003,46.6049265432],[3.7429535064,46.5660150173],[3.7319456119,46.5515080693],[3.7418924229,46.5391110184],[3.7686586046,46.5393197547],[3.7812308541,46.5280532427],[3.8017563839,46.5199022558],[3.834411929,46.5313184203],[3.8464630176,46.5243563985],[3.8440424919,46.5132063028],[3.8636055288,46.5129044692],[3.8608524761,46.4926945255],[3.889799599,46.4813543107],[3.9097055598,46.4952717095],[3.9359691274,46.4909290618],[3.9581218873,46.4905951613],[3.9565978051,46.4769236472],[3.9726229894,46.4798447664],[3.9952301903,46.4673039515],[3.997345932,46.4515767007],[4.0054798307,46.4435789295],[3.9881422986,46.4354615758],[3.9956151474,46.4286940195],[3.9843290953,46.4167112431],[3.9888559921,46.4097146067],[3.9772206054,46.3992200473],[3.9830305903000003,46.3805984221],[3.9916043063,46.3696304197],[3.9840177149000002,46.318716536],[3.969050734,46.3219876775],[3.9493588183,46.3135343641],[3.9430164439,46.2992657643],[3.8972265063,46.2926033415],[3.8912386850000003,46.2852461642],[3.8995260162000003,46.2759307125],[3.9058702135,46.2712228434],[3.9100441827,46.2478782187],[3.8964857552,46.2327036884],[3.8901309722,46.2144870499],[3.9206392253,46.2031846231],[3.934588744,46.2063299116],[3.9727102074,46.2027889664],[3.9727835417,46.186820649],[3.9858550022,46.1713328692],[4.0183999546,46.1723841333],[4.0275051068,46.1694140796],[4.0580358429,46.1876162535],[4.0946002381,46.1928238936],[4.1038293184,46.1985532595],[4.133239445,46.1773426448],[4.166088976,46.1729280333],[4.1883722572,46.175117096],[4.1834071321,46.1864136174],[4.2078279818,46.1949402218],[4.2228084191,46.1817611333],[4.2329514962,46.1796360353],[4.2522892845,46.1878344109],[4.2569970028,46.1727613655],[4.2499487885,46.1581404322],[4.2810366754,46.1560650151],[4.2889857529,46.1700641878],[4.3032210336,46.174460713],[4.3153038975,46.1706416273],[4.3273374956,46.1822655134],[4.3465101994,46.1874437049],[4.3609571714,46.1817598815],[4.3741612506,46.1868696524],[4.3627678903,46.1999459853],[4.3736172745,46.2045995278],[4.3873351241,46.2200047422],[4.3854166859,46.2468188535],[4.3969462416,46.2668571996],[4.3972533715,46.2831681316],[4.4108007226,46.2954206501],[4.4412875133,46.2938978698],[4.4588916717,46.2969358254],[4.4710851143,46.2859308873],[4.4919316496,46.2812168491],[4.5044267273,46.2677535932],[4.5373609295,46.2699750257],[4.554381527,46.2917783478],[4.5688413569,46.2938803556],[4.572631763,46.276077073],[4.5901803783,46.2682758999],[4.6183341456,46.2649510931],[4.616868192,46.2808344597],[4.6360697871,46.2902531979],[4.6376326937,46.3013666076],[4.6518524129,46.3043118428],[4.6639876079,46.2952005357],[4.679284669,46.3064515732],[4.690297825,46.3013196426],[4.7101304878,46.2783875526],[4.6948671119,46.2715787226],[4.6802436704,46.2587094715],[4.7200616564,46.2453284689],[4.7367790618,46.232649412],[4.720523946,46.2216503228],[4.7290850122,46.2140996518],[4.7201599715,46.1941395474],[4.7278152077,46.1790889538],[4.7519252279,46.1724815727],[4.7804480977,46.1769147387],[4.7798418835,46.188239897],[4.7930403613,46.2015711368],[4.7931368416,46.2124124245],[4.8083613735,46.2379796167],[4.8115566761,46.2611627704],[4.8245719736,46.2726390033],[4.8314600238,46.2962082998],[4.8506792559,46.3246513595],[4.8536914058,46.3345409475],[4.8510803935,46.3542901873],[4.858681705,46.3680781162],[4.889251151,46.4055566075],[4.8918575151,46.4414034907],[4.9122299268,46.4591713811],[4.9143770642,46.485335525],[4.935700399,46.5143326581],[4.9536552954,46.5045697174],[4.9657893077,46.5136455332],[4.9843630083,46.5153693904],[5.0000592129,46.5119974075],[5.0144019243,46.5003629614],[5.0563724847,46.4837371779],[5.0855826701,46.4904265968],[5.0956967696,46.4992528829],[5.1074324554,46.4918633969],[5.1344899297,46.5014221287],[5.1349357071,46.5090740232],[5.1564873967,46.5074940498],[5.174754949,46.5121420191],[5.1936725359,46.5091296074],[5.2131853227,46.4849345033],[5.2159059477,46.4719759118],[5.2837843644,46.4455835275],[5.2920672398,46.4499514971],[5.3106266417,46.4469407493],[5.3233470518,46.4625060378],[5.3513200588,46.4629831774],[5.3733086058,46.46010244],[5.384158587,46.4712021763],[5.3980587037,46.466597],[5.417756732,46.4761148766],[5.4215191926,46.4875483982],[5.4123981929,46.5004246589],[5.3953623525,46.5056025268],[5.3850452342,46.5156285855],[5.3583589768,46.5197134245],[5.3625802921,46.5516397042],[5.3558540101,46.5619876282],[5.367873225,46.5669401535],[5.3697127675,46.5803651876],[5.400144301,46.5799753569],[5.413789145,46.5973569637],[5.3994557291,46.6136410296],[5.4141258654,46.614666965],[5.437549551,46.6294675103],[5.4414442716,46.6371959289],[5.4185989829,46.6522308251],[5.4268773479,46.6636569832],[5.4215295052,46.6727307451],[5.395345403,46.6850329131],[5.4077513435,46.695884066],[5.3950523182,46.7077786572],[5.3957048742,46.7209666316],[5.3872530778,46.7311706518],[5.3609721993,46.7312844415],[5.3725801957,46.7502981842],[5.3904203099,46.7678355182],[5.3558384738,46.7908193778],[5.3399067763,46.7908971149],[5.327706471,46.8145291602],[5.3358372292,46.8207328025],[5.3514749846,46.8136798196],[5.366752522,46.8245469934],[5.4080185056,46.8333478605],[5.4289934747,46.8259066305],[5.4568163047,46.8309304437],[5.4570721746,46.845311952],[5.4268388414,46.8604304932],[5.4017521694,46.8685189395],[5.4039108765,46.8895073127],[5.3789842102,46.8907645533],[5.3611343069,46.883451963],[5.3513270321,46.893462949],[5.3285656874,46.8875985142],[5.328239612,46.8977629816],[5.3124455529,46.9098819527],[5.3062544353,46.9337686305],[5.2893367369,46.9414874718],[5.2754743891,46.9357216781],[5.2600115826,46.9455763248],[5.2630339795,46.9646789833],[5.2553203864,46.9798522242],[5.2220976349,46.989065398],[5.2050873196,46.9854836744],[5.1630623626,46.9636027974],[5.120024238,46.9630943057],[5.106139145,46.95748268],[5.0733142239,46.9600068206],[5.0736058576,46.9672311751],[5.0493062298,46.9815832865],[5.0230026726,46.9770382162],[5.0168439323,46.9684620907],[5.0033278287,46.9720084143],[4.9852036515,46.9585177904],[4.9652606417000005,46.9650341349],[4.9328834894,46.967436627],[4.8944897431,46.9665706042],[4.8938078664999995,46.9509409109],[4.8758964576,46.9508752963],[4.8620250694,46.9445743831],[4.8219356861,46.9380777329],[4.7919924322,46.926018131],[4.7809263063,46.9185076478],[4.7536658703,46.9182116042],[4.7443715677,46.9245549867],[4.7282137891,46.9193751652],[4.7175201368,46.907994173],[4.687560696,46.8998373782],[4.6639347083,46.9134770372],[4.6793235556,46.9269216394],[4.649693474,46.941475689],[4.6164661123,46.9414204919],[4.6131626207,46.9496445945],[4.589540632,46.9557027902],[4.5928379949,46.967892834],[4.5738879171,46.9728546384],[4.5659612952,46.9854311562],[4.5550697004,46.9897856916],[4.5574977978,47.0173581775],[4.528553896,47.0115351732],[4.5068161801,47.0129907308],[4.4991102332,47.0255107019],[4.4698674605,47.0312598811],[4.4569541179,47.0418961344],[4.4308764552,47.0383771197],[4.4222136732,47.0465856758],[4.4007917216,47.0544446801],[4.4101151587,47.0734670074],[4.3990956186,47.0824281199],[4.3719288954,47.0791960789],[4.3654931505,47.0665236926],[4.3531577623,47.0640385821],[4.3450877175,47.0748220377],[4.3467342255,47.1012281803],[4.3155404798,47.1047811213],[4.2971314773,47.1131496586],[4.2806551377,47.1077146293],[4.2535948493,47.1173826841],[4.2566934841,47.1254798157],[4.2364145636,47.1431014205],[4.2159965213,47.1477207322],[4.209688524,47.1554456212],[4.1967636176,47.1482111406],[4.1818950614,47.150507773]]],"type":"Polygon"}</text:p>
          </table:table-cell>
          <table:table-cell office:value-type="string" calcext:value-type="string">
            <text:p>46.644772964, 4.542775336</text:p>
          </table:table-cell>
          <table:table-cell table:number-columns-repeated="3"/>
          <table:table-cell table:formula="of:=[.E72]/[.D72]" office:value-type="float" office:value="36775.895499849" calcext:value-type="float">
            <text:p>36775,89549984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3</text:p>
          </table:table-cell>
          <table:table-cell office:value-type="string" calcext:value-type="string">
            <text:p>Seine-Saint-Denis</text:p>
          </table:table-cell>
          <table:table-cell office:value-type="float" office:value="21893" calcext:value-type="float">
            <text:p>21893</text:p>
          </table:table-cell>
          <table:table-cell office:value-type="float" office:value="806846356" calcext:value-type="float">
            <text:p>806846356</text:p>
          </table:table-cell>
          <table:table-cell office:value-type="float" office:value="40177" calcext:value-type="float">
            <text:p>40177</text:p>
          </table:table-cell>
          <table:table-cell office:value-type="float" office:value="35641" calcext:value-type="float">
            <text:p>3564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2.3198871747,48.9004597821],[2.3845300456,48.9021475934],[2.3976678263,48.8946061962],[2.3992516176,48.8853619504],[2.4136461989,48.8724380265],[2.4163411303,48.8492337836],[2.4471401241,48.8511625728],[2.4694435625,48.8607740887],[2.5054843553,48.8572123857],[2.5709987876,48.8226154734],[2.56975634,48.8152227297],[2.5917754297,48.8072496815],[2.592420641,48.8269632579],[2.5741738421,48.8534439131],[2.5832249276,48.8554156474],[2.5680428060000002,48.8744500339],[2.562765212,48.889713815],[2.5838889433,48.8948000074],[2.5923231247,48.9077150348],[2.5893380907,48.9222489796],[2.6027224405,48.9293812943],[2.5934875165999998,48.9474525405],[2.562209664,48.979142461],[2.5814429258000002,48.9859679193],[2.5691372061,49.011283159],[2.5534556328,49.0101414031],[2.5321892532,49.0052379359],[2.5147190232,48.9822311606],[2.4673463984,48.964306058],[2.4567490821,48.9557308667],[2.4174356555,48.9595237362],[2.4073555177,48.9560922124],[2.3841586801,48.971126045],[2.3657419433,48.9740281805],[2.3363607598,48.9577391451],[2.3226926728,48.957525129],[2.2988759624,48.9663053865],[2.2909694896,48.9509658647],[2.3294671677,48.9446172343],[2.3336274622,48.9275359824],[2.3137675018,48.9140449772],[2.3198871747,48.9004597821]]],"type":"Polygon"}</text:p>
          </table:table-cell>
          <table:table-cell office:value-type="string" calcext:value-type="string">
            <text:p>48.917606202, 2.478543614</text:p>
          </table:table-cell>
          <table:table-cell table:number-columns-repeated="3"/>
          <table:table-cell table:formula="of:=[.E73]/[.D73]" office:value-type="float" office:value="36854.0792033983" calcext:value-type="float">
            <text:p>36854,079203398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office:value-type="string" calcext:value-type="string">
            <text:p>Eure</text:p>
          </table:table-cell>
          <table:table-cell office:value-type="float" office:value="3855" calcext:value-type="float">
            <text:p>3855</text:p>
          </table:table-cell>
          <table:table-cell office:value-type="float" office:value="142225311" calcext:value-type="float">
            <text:p>142225311</text:p>
          </table:table-cell>
          <table:table-cell office:value-type="float" office:value="8176" calcext:value-type="float">
            <text:p>8176</text:p>
          </table:table-cell>
          <table:table-cell office:value-type="float" office:value="44868" calcext:value-type="float">
            <text:p>4486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"coordinates":[[[1.7140299311,49.4093320467],[1.6986308437000002,49.3989417784],[1.6679987473,49.4072447288],[1.6595224966000002,49.3989696387],[1.628323294,49.4151312498],[1.6139431243,49.4098846522],[1.5817504967,49.4344748932],[1.5608827143,49.4413860783],[1.5358312982,49.4329870273],[1.5296531299,49.4424105355],[1.5036437235,49.4381949019],[1.4961122408,49.4463333659],[1.4761900018,49.4516218867],[1.4487713623,49.4502264897],[1.4308107547,49.4559093786],[1.3835329308,49.4559276657],[1.3615166976,49.4481684714],[1.3451245206,49.4480129863],[1.3351826151,49.4307606442],[1.3111057565,49.4284672591],[1.3117186192,49.4071670748],[1.3079590967999999,49.3953676501],[1.2931144824,49.394989166],[1.2853066184,49.3832071238],[1.28674172,49.3665478361],[1.2722236558,49.3462796884],[1.1994303334,49.3510854995],[1.2014488102,49.3395375345],[1.1828020701,49.3438117238],[1.1646028632,49.342961203],[1.1345967076,49.3248890686],[1.1336199536,49.3098668562],[1.0782694228,49.3083080176],[1.0481428865,49.2979316934],[1.0687921665,49.2767123391],[1.0522349052,49.273289003],[1.0499504503,49.2633604903],[1.0275569308,49.2597123414],[1.0053791761,49.2506589624],[0.9858237369,49.2701303178],[0.9746123616000001,49.2731529642],[0.9670986210000001,49.2864308259],[0.9525048339000001,49.293993158],[0.9399107875,49.3228024747],[0.9289701492,49.3138901693],[0.8926114681,49.3021769737],[0.8918777865,49.3142167644],[0.8791308482,49.319820637],[0.8419020593000001,49.3294691382],[0.8805565759,49.3475723978],[0.9207159132,49.3382053289],[0.9245495332,49.3589357282],[0.9183351114,49.3697188871],[0.9178831104,49.3853764912],[0.8838121787000001,49.3766420769],[0.8760852448,49.3903755342],[0.8335714348000001,49.3935517613],[0.814598318,49.4010728936],[0.7968179013000001,49.4172404107],[0.7758540203000001,49.4175420605],[0.7436003784,49.4097540564],[0.7166925962,49.4114801374],[0.7051656624,49.402328376],[0.690486818,49.406510031],[0.6645548946000001,49.4016230424],[0.6494112123,49.4090334246],[0.6450362276,49.4217424935],[0.6337961280000001,49.4338667568],[0.6025981558,49.4287783021],[0.5727939591,49.4386674653],[0.5228903341,49.4793157716],[0.5028254755,49.4852882186],[0.47979204300000006,49.47993935],[0.4352502252,49.4600448744],[0.40561967660000003,49.4509533556],[0.3693145507,49.4444792346],[0.33835432,49.4454311121],[0.3372114573,49.4339577455],[0.2968846939,49.4299241977],[0.2967357023,49.4123053967],[0.3085564928,49.3907612971],[0.3020957668,49.3749771028],[0.3055008423,49.3613526013],[0.3254512859,49.339370092],[0.31293887540000004,49.3225798507],[0.2981642451,49.3144466044],[0.3143573217,49.3083615888],[0.3227297838,49.2953571453],[0.3093547708,49.2858176939],[0.32570245870000003,49.277847566],[0.3426669993,49.295645771],[0.3632307966,49.2959996563],[0.3839850224,49.2856229931],[0.3835898743,49.2659605432],[0.36445979510000004,49.2631442713],[0.3452219641,49.2544660154],[0.3202298697,49.2524578215],[0.3381011614,49.2307529792],[0.3669724768,49.2159489535],[0.3797126623,49.217213438],[0.3948197446,49.2095039448],[0.3883928916,49.197572162],[0.3917317296,49.1781499474],[0.3906006775,49.1503761416],[0.42679560980000003,49.1468827099],[0.42484723100000005,49.130031856],[0.4082785425,49.1285740172],[0.4068325545,49.1119491523],[0.3985772305,49.0989641406],[0.39920193060000003,49.0873061275],[0.4188396056,49.0825090679],[0.4170952905,49.073783999],[0.3910682968,49.0779509925],[0.37947193220000003,49.0716342167],[0.37736627510000004,49.0489378766],[0.390191893,49.0339519097],[0.4277582777,49.0322886558],[0.4424168437,49.0247470119],[0.445627268,49.0139664256],[0.4338948074,49.0047518124],[0.4300880528,48.9873631577],[0.4312473955,48.9672068879],[0.41271797790000003,48.9504254438],[0.39204282290000003,48.9286839882],[0.38605065510000003,48.9104852596],[0.4059792494,48.9006207813],[0.42124917370000003,48.8986751381],[0.42058134210000003,48.8869277322],[0.45278094820000003,48.8791243902],[0.45824398,48.8873222329],[0.4727205929,48.8875666822],[0.49482177200000005,48.8787044493],[0.5207189591,48.8807895041],[0.5512812044000001,48.8744277526],[0.5780297886,48.893711499],[0.5971269878000001,48.8850272445],[0.603545506,48.8638145478],[0.6223683037000001,48.8484376248],[0.6075602019,48.8327926633],[0.6651039195,48.8099070485],[0.6878730189000001,48.795215003],[0.7304310268,48.7862948172],[0.7401870835000001,48.7765798229],[0.7594037861,48.7675790538],[0.7494739610000001,48.7606477306],[0.7727325334,48.7392096985],[0.759115027,48.7203553692],[0.7396892555,48.7153549517],[0.7499458246,48.7047494255],[0.7665086008,48.6966322782],[0.7615164176,48.680217834],[0.7687212880000001,48.6698951698],[0.7824946299000001,48.6667814859],[0.79616751,48.6753260151],[0.8148247208,48.6701635642],[0.8272569798,48.6807178905],[0.8421257309,48.6790237011],[0.8686826418,48.698920515],[0.8725637914000001,48.7132331111],[0.8902457639,48.7203726575],[0.8993604814,48.7105021638],[0.9211561443,48.709151977],[0.9559742865,48.7173204637],[0.9614505975000001,48.7258023219],[1.0350870732,48.7290898046],[1.033961109,48.7394195713],[1.0638742618,48.7594845942],[1.069738689,48.7487519958],[1.0883672808,48.7567501925],[1.1066289471,48.7485330614],[1.1195696595,48.7557450388],[1.1236238093,48.7684030211],[1.1173791854,48.7844883834],[1.1509511387,48.7859402103],[1.1490428476,48.7777555348],[1.1630991888,48.7691156498],[1.1874124006,48.7730460344],[1.2230475698,48.7579766622],[1.222881058,48.7673437635],[1.24394068,48.7697369772],[1.2701518309,48.7575645115],[1.2980763905,48.7681897869],[1.3275772944,48.7603887159],[1.3420185782,48.7724125177],[1.3651127195,48.783980047],[1.3746151247,48.796018139],[1.3558056822,48.8167204873],[1.3606837056,48.8330898432],[1.3890302298,48.8458353759],[1.4059318305000001,48.8611456241],[1.4408680932,48.8647577484],[1.4609287029,48.8727826567],[1.4717856767,48.8971237111],[1.4511488987,48.9198341573],[1.461142007,48.9375072669],[1.5013974067,48.9410340374],[1.4966377348,48.9694720022],[1.5152158068000001,48.9765279823],[1.4786952374,48.9806814727],[1.4614947013,48.9889549829],[1.4806716484,49.0010378183],[1.4770129512,49.0168237989],[1.4579854057000001,49.0259719407],[1.4582438874,49.0345379467],[1.4463000571,49.0463299507],[1.4617911245,49.0639717507],[1.4797033899,49.0519627049],[1.5207432746,49.0690421432],[1.5503703227,49.0725633192],[1.5978843741,49.0839741401],[1.6087475948,49.0777110397],[1.6234089531,49.0860002493],[1.6206014461,49.0973544937],[1.6296954348,49.1101648459],[1.6421751429,49.116444579],[1.6527099031999999,49.1293518325],[1.653132587,49.1449300395],[1.6594748721,49.1514894921],[1.674690935,49.2116559513],[1.7043501372,49.2324344954],[1.6987994591,49.2456815812],[1.7115531757,49.264483727],[1.736263163,49.2703067915],[1.7650023765,49.2634117723],[1.7669428931,49.2520393448],[1.7894320519,49.2536859072],[1.8022716837,49.271880032],[1.7672564068,49.3158846729],[1.7742237655,49.334037548],[1.7596915951,49.3534830149],[1.7609647246,49.3642461802],[1.7477272564000002,49.3719534046],[1.743320873,49.3816534732],[1.7212143441,49.3930777645],[1.7370050232,49.4073293671],[1.7140299311,49.4093320467]]],"type":"Polygon"}</text:p>
          </table:table-cell>
          <table:table-cell office:value-type="string" calcext:value-type="string">
            <text:p>49.11376288, 0.996265519</text:p>
          </table:table-cell>
          <table:table-cell table:number-columns-repeated="3"/>
          <table:table-cell table:formula="of:=[.E74]/[.D74]" office:value-type="float" office:value="36893.7252918288" calcext:value-type="float">
            <text:p>36893,725291828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3</text:p>
          </table:table-cell>
          <table:table-cell office:value-type="string" calcext:value-type="string">
            <text:p>Savoie</text:p>
          </table:table-cell>
          <table:table-cell office:value-type="float" office:value="3571" calcext:value-type="float">
            <text:p>3571</text:p>
          </table:table-cell>
          <table:table-cell office:value-type="float" office:value="131784877" calcext:value-type="float">
            <text:p>131784877</text:p>
          </table:table-cell>
          <table:table-cell office:value-type="float" office:value="6901" calcext:value-type="float">
            <text:p>6901</text:p>
          </table:table-cell>
          <table:table-cell office:value-type="float" office:value="42764" calcext:value-type="float">
            <text:p>4276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"coordinates":[[[6.6299148514,45.1093671464],[6.6728095577,45.1245243434],[6.6804151261,45.1403000783],[6.691186956,45.1392336665],[6.7116401223,45.1448914692],[6.7404803962,45.1368091556],[6.7693417087,45.1597421958],[6.7872840467,45.1533569456],[6.812130079,45.148978388],[6.8503949378,45.1274190501],[6.8735209758,45.1359021673],[6.8926817427,45.1367194726],[6.8851808042,45.1544936836],[6.8937189811,45.1685839269],[6.9102338139,45.1653385722],[6.9546836201,45.1813910312],[6.9543550486,45.1918642315],[6.9657330883,45.1951982569],[6.9658799974,45.2082052043],[6.994212068,45.2110950722],[7.007024079,45.216754889],[7.0274996839,45.2157204606],[7.0510871678,45.225570796],[7.0666130809,45.2104226457],[7.0765503293,45.2105920852],[7.0891449828,45.226456297],[7.1044442740000004,45.23657483],[7.1102963541,45.2466419652],[7.1251763024,45.2440005715],[7.1375557701,45.2568286475],[7.130289429,45.2731075378],[7.1362934792,45.2807885716],[7.1220517878,45.2949588039],[7.1178886763,45.3115973852],[7.1091746005,45.319003239],[7.1165759861,45.3287692721],[7.1345753731,45.3313143862],[7.1315296814,45.3405510133],[7.1387499436,45.3513306402],[7.163481325,45.3603894697],[7.1577639011,45.3691645746],[7.1629831291,45.3819280343],[7.1796598214,45.3908179062],[7.1845677593,45.4073254096],[7.162239213,45.4138805951],[7.1520645992,45.4231787636],[7.118907507,45.4327865863],[7.1001139964,45.4546489878],[7.1050348548,45.4684070621],[7.0700244446,45.4743548984],[7.048631076,45.4724568535],[7.0447348301,45.4973891711],[7.0219528134,45.4964428531],[6.9998376932,45.5050524217],[7.0051806555,45.517678461],[6.9912637409,45.5304002596],[6.9960700742,45.5444578112],[6.9898027796,45.5566109717],[6.9953638432,45.5757504833],[6.9807109282,45.583324026],[6.9796231989,45.5970852346],[6.9887225464,45.6265786066],[7.0022793647,45.6366685942],[6.9746346437,45.6466219292],[6.9615881403,45.6548622077],[6.9304567068,45.6458787565],[6.9146951199,45.6518622619],[6.9148993128,45.6611622697],[6.902187669,45.6638352503],[6.9069594931000005,45.6756346221],[6.9003352348,45.6809303765],[6.8765678529,45.6786274935],[6.8469217982,45.689733917],[6.8304809799,45.7019965688],[6.8193029044,45.7185408729],[6.8085922136,45.7251151109],[6.8169937647,45.7400622759],[6.8055870905999996,45.7477009299],[6.806169933,45.7703819136],[6.8023502692,45.778575021099996],[6.7800687004,45.7697157306],[6.7663521766,45.7706057009],[6.7417377351,45.752647903],[6.7423690485000005,45.7491931283],[6.7118663769,45.7228995121],[6.6921247671,45.7268359247],[6.6993410315,45.7446882275],[6.6863601432,45.755515646],[6.6905527794,45.7709667257],[6.6763842678,45.7801359538],[6.6611974448,45.7991414807],[6.6390373288,45.8006157102],[6.6197163223,45.7953409881],[6.5928498583,45.7949387937],[6.5827285469,45.8027956572],[6.5779174282,45.8162352045],[6.5655773255,45.81568741],[6.5517136057,45.8274921878],[6.5464693583999995,45.8462791154],[6.5350750456,45.8618700031],[6.5613093164,45.8635256001],[6.5728825748,45.8774799614],[6.5589210914,45.8862694778],[6.5589758657,45.8930733822],[6.5320703012,45.8966289167],[6.5095471331,45.9092405574],[6.4951662676,45.8897413817],[6.4705662341,45.8846938988],[6.4615098761,45.8671888044],[6.4464534533,45.8486856834],[6.4499186702,45.8372976482],[6.4308630057,45.8202913596],[6.4240231617,45.8024714137],[6.4043687061,45.7931010835],[6.3825188308,45.7773057224],[6.371982377,45.7539979004],[6.3480281053,45.7371951435],[6.3532386991,45.732449004],[6.3287762032,45.6931922933],[6.3049477565,45.6932569478],[6.2808491569000005,45.6845578544],[6.2684136912,45.6872123191],[6.2507309608,45.6833342268],[6.2311068353,45.6886783659],[6.231919502,45.7019699584],[6.1885158138,45.6983918232],[6.1960144879,45.7320283571],[6.1771994844,45.7372782543],[6.1778506355,45.746721777],[6.1665701243,45.7566623765],[6.1376115206,45.7613300287],[6.1255583153,45.7499654839],[6.1018207658,45.7613542134],[6.1023178996,45.7355883203],[6.0674942122,45.7433344982],[6.0549515949,45.7514584633],[6.0430207604,45.7391315927],[6.0093689385,45.7511047204],[5.9939133288,45.7476845927],[5.9965789824,45.7614741563],[5.9728616921,45.7698975935],[5.9819283969,45.7811152151],[5.9797151911,45.7964758113],[5.9582565059,45.7950778132],[5.9625298887,45.805983736900004],[5.9401109171,45.810973787],[5.9132883874,45.8040712221],[5.9050574551,45.813508873399996],[5.9024520617,45.8268914503],[5.881548605,45.8268961747],[5.8735183137,45.8426797602],[5.8763776936,45.8639393614],[5.868143938,45.8889375912],[5.8624339916,45.9323911755],[5.8291840528000005,45.9382736921],[5.8227348459,45.9307243528],[5.8284181243,45.9207210636],[5.8257850446,45.902487965],[5.8088050516,45.8624507002],[5.8033731742,45.8551509769],[5.7972249744,45.8310784806],[5.7889486546,45.8266941525],[5.7834132012,45.773678723],[5.7792968128,45.7618332477],[5.7834658342,45.7445222066],[5.769695035,45.7411716098],[5.7766081128,45.7291609201],[5.7556149741,45.7080711488],[5.7214892921,45.7079140543],[5.7065051845,45.7110591567],[5.700778273,45.7019774228],[5.7094689785,45.6882877364],[5.7040293443,45.6782604603],[5.6848710239999996,45.6656732627],[5.6887728647,45.6479871257],[5.6848005335,45.6407243793],[5.6596945431,45.6384536327],[5.649165722,45.6339042517],[5.6363479387,45.6149008871],[5.6237429057,45.6132684464],[5.6460991656,45.5779009865],[5.6740738407,45.5587821247],[5.6696710384,45.5381686186],[5.6762368014,45.530811669],[5.6921408985,45.5275735899],[5.7146881306,45.4982185846],[5.7188753656,45.4843094052],[5.7362488595,45.4717757801],[5.7320059706,45.4525328818],[5.7398938756,45.437029711],[5.7605068066000005,45.4355969261],[5.7811748936,45.4420599853],[5.8197582937,45.4211672429],[5.8539361611,45.4174602615],[5.8608890114,45.4093916182],[5.8805384283,45.4070293443],[5.9065136722,45.390463794],[5.9252748942,45.4113398359],[5.9088113846,45.4079632051],[5.9009362284,45.4183034316],[5.9054645949,45.4331438428],[5.9145203359,45.4361913735],[5.9257228561,45.4637762582],[5.9154656,45.4765521054],[5.952824381,45.4846913842],[5.9661249412,45.4923351341],[5.9825603899,45.486996575],[5.9839998858,45.4798143155],[6.0095036039,45.4736065177],[6.0084857447,45.4535668577],[6.0496486473,45.4378917532],[6.0651478964,45.4444528683],[6.0967158096,45.4416325908],[6.0947473564,45.4316192871],[6.1222902475,45.4391074069],[6.1338258586,45.4325638607],[6.1447191894,45.4139253402],[6.1775742724,45.3933724705],[6.1864277733,45.3738401065],[6.1802922696,45.3604094268],[6.194760408,45.3522445681],[6.1923659467,45.3382220066],[6.1849980677,45.3301366258],[6.1865462997,45.3196650355],[6.1539393437,45.3113468143],[6.1541183536,45.3043154358],[6.1319486526,45.2882853094],[6.1331493345,45.2705919545],[6.1392445573,45.2564333726],[6.1257002518,45.2442692622],[6.1272340139,45.2314743991],[6.1417496883,45.2230315844],[6.1376297948,45.2136710834],[6.1568234923,45.2048819234],[6.1619191435,45.1884054314],[6.1538759795,45.1685935968],[6.1437922922,45.1545529976],[6.169029407,45.1541262759],[6.1808249746,45.1647637219],[6.2154703208,45.1525925281],[6.2253410271,45.1425470505],[6.2489312476,45.1496627718],[6.2655943879,45.1398894511],[6.2605698001,45.1268442038],[6.2862810762,45.1101608221],[6.3173202343,45.1119880639],[6.3378880889,45.1206509748],[6.3627762125,45.1050607333],[6.3746672436,45.0831639013],[6.3648789327,45.0701725577],[6.3963464991,45.0610531205],[6.4037847635,45.0647616423],[6.4227735223,45.0600816556],[6.4385899722,45.0625873476],[6.4535295919,45.0518372077],[6.4862360357,45.0560757544],[6.4896054368,45.0676686738],[6.4804525297,45.0908266329],[6.5104239586,45.1089980293],[6.5297109875,45.0985691169],[6.5613079257999996,45.1053058936],[6.5613496984,45.1112135916],[6.5764021415,45.1230977201],[6.5926954161,45.1189521576],[6.615494612,45.1215056912],[6.6299148514,45.1093671464]]],"type":"Polygon"}</text:p>
          </table:table-cell>
          <table:table-cell office:value-type="string" calcext:value-type="string">
            <text:p>45.477580061, 6.442815962</text:p>
          </table:table-cell>
          <table:table-cell table:number-columns-repeated="3"/>
          <table:table-cell table:formula="of:=[.E75]/[.D75]" office:value-type="float" office:value="36904.1940632876" calcext:value-type="float">
            <text:p>36904,194063287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6</text:p>
          </table:table-cell>
          <table:table-cell office:value-type="string" calcext:value-type="string">
            <text:p>Morbihan</text:p>
          </table:table-cell>
          <table:table-cell office:value-type="float" office:value="2867" calcext:value-type="float">
            <text:p>2867</text:p>
          </table:table-cell>
          <table:table-cell office:value-type="float" office:value="107154861" calcext:value-type="float">
            <text:p>107154861</text:p>
          </table:table-cell>
          <table:table-cell office:value-type="float" office:value="6201" calcext:value-type="float">
            <text:p>6201</text:p>
          </table:table-cell>
          <table:table-cell office:value-type="float" office:value="36370" calcext:value-type="float">
            <text:p>3637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"coordinates":[[[[-3.4274152321,47.6410333127],[-3.5013740496,47.6535183901],[-3.5149659861,47.6474726102],[-3.4923855503,47.6326010963],[-3.4626930234,47.6203241121],[-3.4426519064,47.6248475971],[-3.4180260644000002,47.6256175245],[-3.4163492449,47.6357060588],[-3.4274152321,47.6410333127]]],[[[-3.194814966,47.3654160181],[-3.2178880382,47.3781193039],[-3.2479987375,47.3812758203],[-3.2614975097,47.3671603368],[-3.2625927987,47.3555140995],[-3.254513742,47.337419495],[-3.2361693023,47.3265689565],[-3.2494233804,47.3165164677],[-3.2196368563,47.293954742],[-3.1829891843,47.2952739009],[-3.1755689892,47.3018029332],[-3.1418114759,47.2896114377],[-3.1097943592,47.2881851318],[-3.0932193414,47.2782565309],[-3.0757674423,47.2863300351],[-3.0654723093,47.2998624541],[-3.0615709967,47.3144145719],[-3.0745950344,47.3177513871],[-3.0923418075,47.3153344538],[-3.1382576574,47.3286678912],[-3.1517871375,47.345487067],[-3.1556404477,47.3614094482],[-3.194814966,47.3654160181]]],[[[-2.0967130476999998,47.6316706883],[-2.0946430542,47.6452780986],[-2.1115231289,47.6455130957],[-2.1117408125,47.655059152],[-2.1027191861,47.6682736431],[-2.1042271425,47.6767358013],[-2.121418795,47.6822994794],[-2.1249134787,47.6909512185],[-2.1186158789,47.7082754092],[-2.1314418723,47.7222596281],[-2.1134271844,47.728069539],[-2.1088096648,47.7367542216],[-2.0875152943,47.7389925561],[-2.0585166077,47.7380819397],[-2.0618789583,47.7513990373],[-2.0837869415,47.7499813513],[-2.0856150748,47.7628469729],[-2.128477189,47.7619357526],[-2.0739640178,47.7889992445],[-2.0701191773,47.8120176632],[-2.049421071,47.8170382657],[-2.0362590447,47.8337571352],[-2.047806922,47.8364588035],[-2.0544202044,47.850194542],[-2.069240623,47.8518286391],[-2.0912012984,47.8433917158],[-2.1022474232,47.8443017629],[-2.1056145974,47.8585417788],[-2.0956970934,47.861699858],[-2.1162169497,47.8801517778],[-2.1123986906,47.8937822839],[-2.0859814805,47.9035392192],[-2.0783195787,47.9183157875],[-2.1011642593,47.9383381446],[-2.1045353997,47.9520859709],[-2.1266535742,47.9653592622],[-2.1444603911,47.9840591717],[-2.1731024632000002,47.9795363704],[-2.2038539661,47.9937711577],[-2.2392518533,47.9996752832],[-2.2831752846,47.9909319279],[-2.287486223,48.0024098702],[-2.2745922902,48.0106566784],[-2.2797535088,48.0261840526],[-2.2430983212,48.0526832218],[-2.1936801583,48.0513435517],[-2.1704389052,48.0634436885],[-2.1713421726,48.0790556716],[-2.1809330551,48.0831707417],[-2.2366484631,48.0755377506],[-2.2345118342,48.0632747597],[-2.2560368166,48.0630814711],[-2.2576931005,48.0731038816],[-2.2490277823,48.0843699185],[-2.2552096933,48.1091843981],[-2.287607963,48.1337939002],[-2.3077251019,48.1367643921],[-2.321111233,48.1331030642],[-2.3210668793,48.1233088194],[-2.3518991298,48.1252179485],[-2.3664410677,48.1158336565],[-2.3756668316000003,48.126649019],[-2.3745324483,48.1402891353],[-2.3990039544,48.1537506501],[-2.4061307425000003,48.1677627277],[-2.4261009832,48.1741533719],[-2.4495345923,48.1728350348],[-2.4532676222,48.1637906833],[-2.4891522528,48.1648513022],[-2.4896559552,48.1559729537],[-2.5091051834,48.1600956612],[-2.5350750794,48.1564024794],[-2.5138373716,48.1334513632],[-2.5181275631,48.1248786164],[-2.5394778301,48.1032540399],[-2.5485637747,48.0991834583],[-2.5474171379,48.076500461],[-2.564489864,48.0673234306],[-2.5814256859,48.0645867729],[-2.5955314898,48.0526135412],[-2.6255014645,48.0352302465],[-2.6699113604,48.0477743005],[-2.6714925714,48.0605039365],[-2.6617907869,48.0822883508],[-2.6538150329,48.0878504094],[-2.6515080329,48.1132777155],[-2.6711546857,48.1329463611],[-2.702375786,48.1188034107],[-2.7035077941,48.1124837243],[-2.7524462464,48.1159928367],[-2.7682889413,48.088784998],[-2.7775809931,48.0907038163],[-2.7769894043,48.1058178719],[-2.7885469941,48.1296688667],[-2.8172841186,48.1472716001],[-2.8507810901,48.1412731441],[-2.8823755972000003,48.1529570463],[-2.8917351081,48.164892644],[-2.9614214228,48.1700127728],[-2.987041602,48.1597094276],[-2.9997832161,48.1617331884],[-3.0102245718,48.1707964031],[-3.0198965681,48.1912966157],[-3.0359491219,48.2037268958],[-3.0540676701,48.2069734296],[-3.0862690392,48.2037623054],[-3.1165655379,48.2062617925],[-3.1367803092,48.1899929971],[-3.1304833474000002,48.1773208177],[-3.1392419967,48.1641101256],[-3.1550835385,48.158474584],[-3.175314671,48.1587549766],[-3.1914951918,48.1648472862],[-3.2136133426,48.1549299695],[-3.2147344849,48.146828501],[-3.2420638753,48.1509701959],[-3.282725194,48.1413993733],[-3.2929054404,48.1530879931],[-3.3159024513,48.1556562411],[-3.3438792364,48.1709593376],[-3.3497450066,48.1647701276],[-3.3755028124,48.1637794238],[-3.3949263048000002,48.151933642],[-3.418092094,48.145824199],[-3.4364581795999998,48.1553772751],[-3.4383236041,48.1628074874],[-3.4200104189,48.174010605],[-3.438364809,48.1843787182],[-3.4486451085,48.1789728832],[-3.4737477025,48.1799370908],[-3.4771351117,48.1862766011],[-3.5222077823999998,48.1787888965],[-3.5555047823,48.1798975724],[-3.5648360681,48.1858319794],[-3.5883225515,48.1778227974],[-3.6308083533,48.1680801886],[-3.6535401845,48.1562959006],[-3.6946564419,48.1510652612],[-3.7146060832,48.1431034685],[-3.7239751715000002,48.124444179],[-3.7347249413,48.1126269709],[-3.7333222855,48.0963976235],[-3.7144385271,48.0989205864],[-3.6958428558,48.0938334684],[-3.7044618018,48.086718926],[-3.6993401087,48.070049504],[-3.6920691964,48.063288487],[-3.6742557224,48.0592929402],[-3.675748149,48.0475048178],[-3.6655251721,48.0365942074],[-3.6605414181,48.015337827],[-3.6482669764,48.0065084708],[-3.6396741081,47.9848958529],[-3.6192215315,47.9817246418],[-3.596277208,47.9905708884],[-3.5810824489,47.9854601881],[-3.5699382568,47.9918731378],[-3.5305877806,47.9870692254],[-3.5151150735,47.974851174],[-3.491375518,47.9750021447],[-3.4811574408,47.9518143627],[-3.4656911882,47.9467048687],[-3.460824428,47.9561733479],[-3.4216111497,47.9675067009],[-3.3919727351,47.9569894975],[-3.4017154472,47.9434780156],[-3.386613256,47.9263663091],[-3.3936893596,47.9173911762],[-3.4090974845,47.9157198372],[-3.4099053895,47.9052594101],[-3.401331582,47.8735781227],[-3.404152291,47.8666102385],[-3.4235808718,47.8691723048],[-3.451917282,47.8584760103],[-3.4492797672,47.8463224579],[-3.4577297504,47.8367171105],[-3.4749936039,47.8356150055],[-3.4849228786,47.8245581893],[-3.5120267866,47.8320995749],[-3.5222031163,47.8412254891],[-3.5401751768,47.835554333],[-3.5357774585,47.8134809006],[-3.5241367710000002,47.8107288557],[-3.5233731323,47.7971870712],[-3.5295721047,47.7826513892],[-3.5301176993,47.7657759477],[-3.5123164788,47.7528587946],[-3.4999537476,47.7317363873],[-3.4505195431,47.6952054434],[-3.4243977443,47.7046248632],[-3.3846180635,47.7027105027],[-3.3679126767,47.7158848932],[-3.3707513219,47.7231382147],[-3.3421726995,47.7413364179],[-3.3246091581,47.7470011315],[-3.3113520071,47.7624384469],[-3.3016693217,47.7583452871],[-3.3073776632,47.747404501],[-3.3230200002,47.7350175306],[-3.3443055215,47.7284653234],[-3.3603507054,47.7078586472],[-3.3412022747,47.7088895382],[-3.3042560256,47.7024462324],[-3.2882068232,47.7031999504],[-3.2837340324,47.6858671134],[-3.2404655403,47.6612446788],[-3.2139517176,47.6439280299],[-3.2055498694,47.6846553106],[-3.1845024705,47.6934684658],[-3.1653930293,47.6955529051],[-3.1499375434,47.689958307],[-3.1681346474,47.6805718951],[-3.1960906306,47.6780786548],[-3.208227002,47.6622084058],[-3.2087894985,47.6397472778],[-3.1974436058,47.6239166842],[-3.1598640534,47.6073748972],[-3.1399506995,47.5798200853],[-3.1343771038,47.5472977189],[-3.1544738499,47.523428981],[-3.1517356536,47.5035675121],[-3.1441884201,47.4845389302],[-3.130101413,47.4744389233],[-3.1210355007,47.4797182335],[-3.1055448839,47.4736783231],[-3.0942559823,47.482802768],[-3.1086949301,47.4889076128],[-3.1254590487,47.5118750182],[-3.1341278589,47.5424272683],[-3.1252209067,47.5663677998],[-3.130412528,47.5754065484],[-3.1310531836,47.5961688858],[-3.1006393171,47.5799953666],[-3.1062604198,47.5737827805],[-3.0886636394,47.564987168],[-3.0524552239,47.5779727659],[-3.0296977138,47.5735651008],[-3.0120229422,47.5808639529],[-3.0074441772,47.568489849],[-2.9821626093,47.5787218951],[-2.9638008265,47.557028224],[-2.9295223888,47.5543369167],[-2.9478613268,47.5793971162],[-2.9650753675,47.5887624233],[-2.9547914916,47.5983180829],[-2.9646565872,47.6069893292],[-2.9494428992,47.6213395359],[-2.9462089724,47.6030558106],[-2.9256683946,47.5859929756],[-2.9082735226,47.5916803657],[-2.8960403897,47.5825218156],[-2.8855804311,47.6038129423],[-2.8641633946000002,47.5966843291],[-2.8635245475,47.6110524913],[-2.8479653733,47.61792571],[-2.8255913705999998,47.6158517965],[-2.8119251069,47.6225440515],[-2.8012142233,47.6180034265],[-2.7554531297000002,47.6383676028],[-2.750717801,47.6220359216],[-2.7784260185000003,47.619002535999996],[-2.7418020816,47.6056447377],[-2.7321378942,47.5987696391],[-2.7176159829,47.5986364937],[-2.7169278674,47.5737282452],[-2.7263194615,47.5627960951],[-2.733171681,47.5426938892],[-2.7562323651,47.5372444303],[-2.7806686444,47.539761867],[-2.7854847164,47.552418388],[-2.7997814393000002,47.5477150096],[-2.8239955349,47.5568588731],[-2.8199246958,47.5436806455],[-2.8412757751,47.5439470574],[-2.8791779206,47.5567013641],[-2.8943823076,47.5547032153],[-2.9086734749,47.5605167748],[-2.9090265659,47.542285813],[-2.8925022319,47.5426297501],[-2.8632683325,47.5268467357],[-2.8471862790999998,47.51216418],[-2.8501337059000003,47.4985478044],[-2.8149135263,47.4867992439],[-2.7921646593,47.488886848],[-2.779655797,47.4959554487],[-2.7399699295,47.5004722784],[-2.7158452532,47.5060744877],[-2.6797353777,47.4938896275],[-2.6655716419,47.5092385291],[-2.6644574793,47.5187019831],[-2.6396957451,47.5163788286],[-2.6222583638,47.5045731422],[-2.596550733,47.5175378382],[-2.5680158938,47.5159378113],[-2.553829492,47.5114378793],[-2.5434483127,47.5233551893],[-2.5178543989,47.5269743943],[-2.4808209995,47.5132907873],[-2.4666477597,47.5120833807],[-2.4395024305,47.4987111894],[-2.4518510665,47.4905374717],[-2.4692666709,47.4877148864],[-2.4824068528,47.4958741671],[-2.5012063496,47.4882153569],[-2.488078948,47.4711576533],[-2.4999771817,47.4581265741],[-2.4796003963,47.4414677837],[-2.4587743244,47.4480614058],[-2.4531740555,47.4624881766],[-2.4181697198,47.4725270401],[-2.4166045383,47.4601013579],[-2.398326509,47.4559339636],[-2.3682466394,47.4643077635],[-2.3598025289,47.4572131547],[-2.3174494692,47.461142146],[-2.3116913345,47.4651432497],[-2.3131411665,47.4859045626],[-2.304061528,47.4915399847],[-2.2941277997,47.5139543975],[-2.2817439274,47.5099728493],[-2.2612874239,47.5137837071],[-2.2437652368,47.4938883073],[-2.2151416044,47.5084416136],[-2.1901048585,47.5122573107],[-2.1811057422,47.4911197437],[-2.1634084887,47.4906833268],[-2.1542513222,47.496447774800004],[-2.1560449994,47.5220179909],[-2.1144569152,47.5284602428],[-2.0988330507,47.5334500209],[-2.1048251144,47.5489269177],[-2.0964116085,47.5710897812],[-2.1018072567,47.5962559181],[-2.0880585417,47.6022479885],[-2.0850979536,47.6218301496],[-2.0967130476999998,47.6316706883]]]],"type":"MultiPolygon"}</text:p>
          </table:table-cell>
          <table:table-cell office:value-type="string" calcext:value-type="string">
            <text:p>47.846402199, -2.811277183</text:p>
          </table:table-cell>
          <table:table-cell table:number-columns-repeated="3"/>
          <table:table-cell table:formula="of:=[.E76]/[.D76]" office:value-type="float" office:value="37375.2567143355" calcext:value-type="float">
            <text:p>37375,25671433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Hautes-Alpes</text:p>
          </table:table-cell>
          <table:table-cell office:value-type="float" office:value="379" calcext:value-type="float">
            <text:p>379</text:p>
          </table:table-cell>
          <table:table-cell office:value-type="float" office:value="14262500" calcext:value-type="float">
            <text:p>14262500</text:p>
          </table:table-cell>
          <table:table-cell office:value-type="float" office:value="932" calcext:value-type="float">
            <text:p>932</text:p>
          </table:table-cell>
          <table:table-cell office:value-type="float" office:value="37631" calcext:value-type="float">
            <text:p>3763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coordinates":[[[6.2605698001,45.1268442038],[6.2287580585,45.108395234],[6.2395720803,45.0745827818],[6.2188613706,45.0644957246],[6.2154031777,45.0481589214],[6.2084952243,45.0408833567],[6.209885993,45.0295223929],[6.2025556134,45.0226498542],[6.20491524,45.0124668352],[6.2517609476,44.9967000815],[6.2851834757,45.0001146417],[6.3063957975000005,45.0047516179],[6.3212469922,44.9972647362],[6.3154264736,44.9790383853],[6.3295455263000004,44.969235314],[6.3229180108,44.9530198393],[6.3290046115,44.9473153641],[6.3588423782,44.9412807967],[6.3560313678,44.9281347363],[6.3593031375999995,44.8880628375],[6.3507779137,44.8812040726],[6.353952089,44.8534761912],[6.3363165518,44.8483704105],[6.3240941746,44.8522075836],[6.3039112528,44.8730443665],[6.270836519,44.8709764822],[6.2583726305,44.8637377856],[6.2499837979,44.8519045578],[6.2254303683,44.8521957893],[6.1963759402,44.8589783344],[6.187673102,44.8537709121],[6.1623101439,44.8542471111],[6.1329007497,44.8645009554],[6.1106809353,44.8431561042],[6.1007058869,44.8425784923],[6.0669427435,44.8214198483],[6.0480361248,44.8205896415],[6.0302157012,44.8380977589],[6.0157671972,44.8354128426],[6.0055222179,44.8208193379],[5.979184399,44.8185883832],[5.9495117273,44.8043627465],[5.9779821606,44.7906809731],[5.9797196147000005,44.7816184084],[5.9531656674,44.7713106971],[5.9524716135,44.7621405228],[5.9381635091,44.7626803934],[5.9190055403,44.7514289163],[5.9001496379,44.7583153106],[5.881892501,44.7467214682],[5.8669909684,44.7516919768],[5.850839066,44.7507782544],[5.8270981941,44.7596883875],[5.8293068567,44.7416125616],[5.8175407391,44.7307498229],[5.811170328,44.7127466967],[5.8014699513,44.7067776132],[5.8271446155,44.7004511102],[5.8270673038,44.6864870162],[5.7993439822,44.6740125361],[5.7897584971,44.6531769095],[5.7641289527,44.6557906476],[5.7550237471,44.6630550867],[5.7386619354,44.6407870967],[5.6866952914999995,44.648497424],[5.6684896748,44.648480691],[5.6515455624,44.6552108796],[5.6401205457,44.6479888876],[5.6461926705,44.6093827167],[5.6178649447,44.5840096798],[5.6002690552,44.5556064669],[5.5970528415,44.5433945318],[5.6148396531,44.5328297215],[5.6272328844,44.5346646795],[5.6626288619,44.5056323106],[5.6493228918,44.4994179651],[5.6262773701,44.4981244923],[5.6168753309,44.4732111167],[5.6036415037000005,44.4654974901],[5.5609594961,44.474633243],[5.545441734,44.482617748],[5.516086383,44.4918154589],[5.4798621637,44.491328242],[5.4708915517,44.5001767931],[5.4582037173,44.4991579621],[5.4594462751,44.487144412],[5.4676015009,44.4724203601],[5.4591136503,44.4686886308],[5.4644289565,44.4478921796],[5.4982872989,44.4374433264],[5.4767902069,44.4196413843],[5.4509002481,44.4309117995],[5.4341828235000005,44.4336078511],[5.4183628943,44.4249033216],[5.4333237048,44.4117104173],[5.4430769156,44.3915586307],[5.4439647538,44.3795122937],[5.4363231745,44.3680649467],[5.4595240237,44.3685124835],[5.4706585738,44.3504005606],[5.4825222289,44.3498921188],[5.4925554805,44.3375404513],[5.5215562925,44.3510748269],[5.5373669228,44.3335230191],[5.5478464201,44.3299988907],[5.5681609218,44.3322318215],[5.6177869661,44.3323090903],[5.6283530582,44.3279438154],[5.6161294527,44.3168755631],[5.6161515451,44.3094466111],[5.6362415037,44.3009536827],[5.6331943476,44.2820621469],[5.6476253255,44.2725793681],[5.6756063128,44.2758867706],[5.6872658719,44.2668146251],[5.6741653702,44.2564681344],[5.6730384957,44.2400528253],[5.6826474889,44.2344651505],[5.6760634946,44.2125490195],[5.6867129295000005,44.1964290432],[5.6758202026,44.1915005695],[5.7028926673,44.1904036998],[5.7139078816,44.1992622127],[5.733583737,44.2002174631],[5.7588984874,44.2099430028],[5.7768333823999996,44.2056961965],[5.7948551755,44.2136949143],[5.8137812988,44.2105236922],[5.8283753272,44.201039142],[5.8449751824,44.2001794389],[5.8681965505,44.1934484009],[5.8875615338,44.1941851342],[5.9092637412,44.1906061202],[5.9147244441,44.2034645765],[5.8816102799,44.2111619983],[5.8585165544,44.2459346517],[5.8268563291,44.262619976],[5.8238845376,44.278579307],[5.8478813036,44.3014325068],[5.8772060997,44.2895366055],[5.8745436879,44.2774140981],[5.8807464782,44.2705664675],[5.9083962223,44.2531068449],[5.9214060641,44.2484172938],[5.9239441199,44.2671246038],[5.9147227355,44.2673579835],[5.9125999741,44.2876061019],[5.9251005185,44.2924866519],[5.9251311306000005,44.3142489324],[5.9116711701,44.310906886],[5.8998302355,44.3145850869],[5.8982969974,44.3232159608],[5.9365754149,44.3585806677],[5.9525695512,44.3941393522],[5.9790788872,44.409442538],[6.0202489828,44.4202273095],[6.0272796342,44.4350550217],[6.0540407324,44.4468455417],[6.0672628034,44.4439918151],[6.0829562536,44.4635858208],[6.0797562789,44.4755499119],[6.1019884881,44.4719355047],[6.1150591667,44.4759903208],[6.126118763,44.4683834413],[6.155610425,44.4620572548],[6.1562731663,44.4420721609],[6.1735681011,44.4395400952],[6.1836692097,44.4245041437],[6.1957998564,44.419035546],[6.2125524452,44.4023007752],[6.2259169835,44.3826562867],[6.2403326998,44.3848517486],[6.2624883922,44.4122525509],[6.2595026013,44.4233677216],[6.2406653186,44.4476609814],[6.2347183333,44.4643133105],[6.2629813723,44.465621675],[6.2688338317,44.4716406362],[6.290870292,44.4794027753],[6.3239990075,44.4636529871],[6.3384309017,44.4735548792],[6.348271828,44.498092069],[6.3323425455,44.5102266267],[6.3570547286,44.5226529932],[6.3698204485,44.5106429978],[6.3974280347,44.4920056205],[6.4079655732,44.4818454261],[6.4111762639,44.4709650818],[6.4325420792,44.4714658365],[6.463725104,44.4617398804],[6.4684588242,44.4515584826],[6.4820246932,44.4540094687],[6.4981432442,44.4487771841],[6.5200400099,44.44799136],[6.5332229894000005,44.452117154],[6.5616548183,44.4455768626],[6.5779234009,44.4487604372],[6.5897448912000005,44.4456156861],[6.6322994044,44.4469105317],[6.6353392956,44.4661282768],[6.6436477726,44.4877593884],[6.6615923824,44.4954745445],[6.6729359081,44.5068081679],[6.6833053832000004,44.5311930813],[6.6818558075,44.5414377527],[6.7016969241,44.5388335016],[6.7417476873,44.5551819171],[6.7522124334,44.5704814146],[6.7691115482,44.5738451074],[6.7669973352,44.5874796054],[6.7817187289,44.5947652521],[6.7914399701,44.5923985948],[6.8007555534,44.6043449777],[6.8433632283,44.6089913263],[6.8539031642,44.614756713],[6.8584268966,44.6294077479],[6.8826176127,44.6304369325],[6.9005974126,44.6450430393],[6.9076213412000005,44.6565100705],[6.9484174749,44.6548025396],[6.9595024259,44.6629152867],[6.9575293813,44.6701548342],[6.9870490324,44.6897342611],[7.0037656335,44.6871156424],[7.0290882253,44.6917498601],[7.0595784326,44.6800579196],[7.0771110959,44.6810364202],[7.0650205903,44.7084213681],[7.0402185199,44.7198681067],[7.0294328453,44.7299747138],[7.0212230798,44.7514993036],[7.0242454859,44.7637838857],[7.0189900651,44.776572885],[7.0009250392,44.792207527],[7.0194724162,44.8127067353],[7.0066058453,44.8398034319],[6.9765491209,44.8457253738],[6.9313732158,44.8636784365],[6.9132294678,44.8451534608],[6.8634783289,44.8505601828],[6.8541044515,44.8581183053],[6.8396172914,44.8599682866],[6.8300666145,44.8680126035],[6.8045829122,44.8771388664],[6.8016105371,44.891083352],[6.7846698753,44.8893421151],[6.7714258581,44.903450552],[6.7507607126,44.9058478911],[6.7484503314,44.9217557307],[6.7577010348,44.9372271202],[6.7649129861,44.9596104153],[6.7631799129,44.9717233934],[6.7501343303,44.9789607263],[6.7511610832999995,44.9959767477],[6.7427431518,45.0166083315],[6.7257628446,45.0216392672],[6.6733001824,45.0196269091],[6.6639176551,45.0340145084],[6.6703254405,45.0419939837],[6.6587702518,45.0523199827],[6.6620936949,45.0716557126],[6.6450368868,45.0756927604],[6.6469489001,45.0847419606],[6.6332128704999995,45.0941764257],[6.6299148514,45.1093671464],[6.615494612,45.1215056912],[6.5926954161,45.1189521576],[6.5764021415,45.1230977201],[6.5613496984,45.1112135916],[6.5613079257999996,45.1053058936],[6.5297109875,45.0985691169],[6.5104239586,45.1089980293],[6.4804525297,45.0908266329],[6.4896054368,45.0676686738],[6.4862360357,45.0560757544],[6.4535295919,45.0518372077],[6.4385899722,45.0625873476],[6.4227735223,45.0600816556],[6.4037847635,45.0647616423],[6.3963464991,45.0610531205],[6.3648789327,45.0701725577],[6.3746672436,45.0831639013],[6.3627762125,45.1050607333],[6.3378880889,45.1206509748],[6.3173202343,45.1119880639],[6.2862810762,45.1101608221],[6.2605698001,45.1268442038]]],"type":"Polygon"}</text:p>
          </table:table-cell>
          <table:table-cell office:value-type="string" calcext:value-type="string">
            <text:p>44.663842804, 6.264946706</text:p>
          </table:table-cell>
          <table:table-cell table:number-columns-repeated="3"/>
          <table:table-cell table:formula="of:=[.E77]/[.D77]" office:value-type="float" office:value="37631.926121372" calcext:value-type="float">
            <text:p>37631,92612137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7</text:p>
          </table:table-cell>
          <table:table-cell office:value-type="string" calcext:value-type="string">
            <text:p>Bas-Rhin</text:p>
          </table:table-cell>
          <table:table-cell office:value-type="float" office:value="12516" calcext:value-type="float">
            <text:p>12516</text:p>
          </table:table-cell>
          <table:table-cell office:value-type="float" office:value="471098735" calcext:value-type="float">
            <text:p>471098735</text:p>
          </table:table-cell>
          <table:table-cell office:value-type="float" office:value="21735" calcext:value-type="float">
            <text:p>21735</text:p>
          </table:table-cell>
          <table:table-cell office:value-type="float" office:value="46766" calcext:value-type="float">
            <text:p>4676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"coordinates":[[[7.1231950876,48.5136425798],[7.1220633124,48.5006993481],[7.1032227317,48.4998233977],[7.0936597565,48.4892817377],[7.1168879614,48.4848857723],[7.1187914181,48.4745277271],[7.1019088812,48.4514107799],[7.1096380143,48.4396258297],[7.0998173488,48.4346571104],[7.0976294729,48.4171543463],[7.0849790729,48.3978811172],[7.1046983295,48.3877258367],[7.1093355108,48.3787399042],[7.0961911133,48.3712818709],[7.078528557,48.3510702341],[7.1088709925,48.343859404],[7.1199107183,48.3335059098],[7.1534694861,48.3333921019],[7.1695380237,48.3423230231],[7.1838770403,48.3391978085],[7.1775467024,48.3252916033],[7.1983453336,48.3103025163],[7.2294693752,48.3081581916],[7.2422270169,48.3023049683],[7.2749682398,48.3053254739],[7.301507188,48.2814406966],[7.2976004948,48.2683937383],[7.3317212497,48.2698943019],[7.3100846401,48.2537440481],[7.3266802885,48.2440063426],[7.353936494,48.2486006419],[7.3585138297,48.2448425933],[7.4040661631,48.2313608097],[7.404077921,48.226546296],[7.4766028491,48.2036703697],[7.4699932603,48.1603240538],[7.4762490055,48.1566384619],[7.5205238695,48.1493257592],[7.5155658541,48.133452822],[7.5231199253,48.1264492088],[7.5774232774,48.1203534148],[7.597182329,48.133683074],[7.6024091286,48.159752626],[7.6248588688000005,48.1790743161],[7.6437012379,48.2067373431],[7.6677350212,48.2237242115],[7.6891383527,48.280730631],[7.6931578142,48.3011419996],[7.7072546246,48.3106420745],[7.7351138204000005,48.3185321558],[7.7451377238,48.3354224843],[7.7337548947,48.369159516],[7.7310611922,48.3848397691],[7.7370892032,48.4063575873],[7.7610445483,48.4470669669],[7.766194174,48.4605223201],[7.7691018876,48.4906252977],[7.7948298124,48.5017174551],[7.8041987161,48.511679541],[7.8052330911,48.561919296],[7.800815463,48.5764324745],[7.8053236433,48.5931820083],[7.831403355,48.6215672495],[7.8443023008,48.6451918407],[7.8919353188,48.6638350489],[7.9636719997,48.721919432600004],[7.9677420085,48.7301040501],[7.9684858273,48.7524605564],[7.9744155354,48.7592309222],[8.0014541013,48.7587994983],[8.0219602523,48.7669932602],[8.0288700058,48.7862882014],[8.04320536,48.7908138332],[8.0617151889,48.7891244733],[8.0809406646,48.7975388426],[8.104316252,48.8199998904],[8.110166334,48.8412412749],[8.12634935,48.8738263212],[8.1390579848,48.8929503836],[8.1825674104,48.9384322791],[8.1982315813,48.9578370843],[8.2324965114,48.9664183074],[8.2229264476,48.9758768806],[8.199459562,48.9668884549],[8.1960039715,48.9762881077],[8.1706803864,48.9790880143],[8.1483085818,48.9773698143],[8.1235407028,48.9866246592],[8.0915138848,48.9892118107],[8.0701427508,48.9963515927],[8.0633534848,49.0057681097],[8.0314299402,49.0188481785],[7.9962140008,49.0289891969],[7.9751113324,49.0265924124],[7.9648771235,49.0429931575],[7.9493063775,49.0471196],[7.9452713421,49.05559522],[7.9315250921,49.0579727013],[7.9227911376,49.0437249014],[7.9143959852,49.0406483594],[7.889139754,49.0492739991],[7.8677948982,49.0331927992],[7.8514718429,49.0421016188],[7.815772874,49.0548842137],[7.7943668966,49.065780904],[7.7763275134,49.0564724664],[7.76907982,49.0474923948],[7.7323731758,49.0440275435],[7.7312677652,49.054272431],[7.7080964044,49.0524625889],[7.6960067918,49.0577787335],[7.6747308283999995,49.0449172935],[7.6354047571,49.0540549669],[7.6400251438,49.0491170414],[7.6071490307000005,49.0192626683],[7.6110064097,49.012262607],[7.587569466,48.9896978263],[7.5918963729,48.9844429696],[7.5795938062,48.9693093945],[7.5780474206,48.9572624669],[7.5671695433,48.9534865832],[7.5508653319,48.9348952503],[7.5338456774,48.9330216182],[7.5211029961,48.9409930949],[7.4851638897,48.9506815583],[7.4795552592,48.9613358488],[7.4435753826,48.9640431034],[7.3698819453,48.9519783043],[7.3588755233,48.9576056148],[7.3267703491,48.9434432366],[7.3062142101,48.9566383235],[7.2900992423,48.9564069409],[7.293070746,48.9735489486],[7.2750271799,48.975857328800004],[7.2361434109000005,48.9879173134],[7.2093166955,48.9800852516],[7.1940483697,48.995268667],[7.1742822217,49.0063597188],[7.1301707454,49.0045951475],[7.121439461,49.0183739211],[7.1191010759,49.0372897734],[7.10959424,49.0415090203],[7.0985479173,49.0760592043],[7.0675911066,49.0658566601],[7.0785698916,49.0503483799],[7.0526813463,49.0285678975],[7.0538751123,49.0124451464],[7.0471142527,49.0000123489],[7.0315336357,48.989216746],[7.0373601109,48.9792874243],[7.0266568526,48.9694316159],[7.0319218207,48.9560366105],[6.9891102438,48.9595433574],[6.980213408,48.9347219702],[6.9555419328,48.9223225919],[6.9646974623,48.904688672],[6.9546718653,48.893890345],[6.9890269831000005,48.891178656],[7.0271464184,48.8803665825],[7.0513285543,48.8660056817],[7.0560134242,48.8588823729],[7.0806223386,48.86417035],[7.0957199498,48.8621448926],[7.0973090991,48.8516082464],[7.0782076596,48.8451625365],[7.0526867777,48.8471273614],[7.0546708711,48.8328147308],[7.0469352223,48.8206127486],[7.0810306337,48.8136875865],[7.0893084719,48.8067141939],[7.0671939837,48.7994804434],[7.0860752305,48.7920833831],[7.1267136877,48.8012515802],[7.1266016167,48.8140231137],[7.1476964378,48.8218418498],[7.1413842362,48.8333667372],[7.1491006128,48.8445913448],[7.1953189408,48.8402491552],[7.1876693178,48.8332648821],[7.2144805084,48.8244706204],[7.2280459187,48.8281063289],[7.247687143,48.8097676548],[7.2912667415,48.7940706727],[7.2900244678,48.7864314179],[7.3108574116,48.7630726464],[7.2929509585,48.7529815207],[7.2869119704,48.731396299],[7.266240798,48.714002106],[7.2602408137,48.6943370962],[7.2468677795,48.6951306205],[7.2484513228,48.6825500591],[7.2646502542,48.6628243233],[7.3043491438,48.660097915],[7.2833937756000005,48.6428959881],[7.2706358508,48.6121699325],[7.2561369926,48.601272506],[7.2559237016,48.5886820139],[7.2307741408,48.5670263442],[7.2192026287,48.553595448],[7.1929260787,48.5494313584],[7.1871006559,48.5372711331],[7.1676008377,48.5275127033],[7.1510802351,48.5316656849],[7.1350610708,48.5281275674],[7.1153748188,48.5373183729],[7.0917345197,48.5290776564],[7.0796330236,48.5366172072],[7.0647261247,48.5237797841],[7.0832688525,48.51638605],[7.1231950876,48.5136425798]]],"type":"Polygon"}</text:p>
          </table:table-cell>
          <table:table-cell office:value-type="string" calcext:value-type="string">
            <text:p>48.671444828, 7.552035773</text:p>
          </table:table-cell>
          <table:table-cell table:number-columns-repeated="3"/>
          <table:table-cell table:formula="of:=[.E78]/[.D78]" office:value-type="float" office:value="37639.7199584532" calcext:value-type="float">
            <text:p>37639,719958453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39</text:p>
          </table:table-cell>
          <table:table-cell office:value-type="string" calcext:value-type="string">
            <text:p>Jura</text:p>
          </table:table-cell>
          <table:table-cell office:value-type="float" office:value="1563" calcext:value-type="float">
            <text:p>1563</text:p>
          </table:table-cell>
          <table:table-cell office:value-type="float" office:value="58914410" calcext:value-type="float">
            <text:p>58914410</text:p>
          </table:table-cell>
          <table:table-cell office:value-type="float" office:value="3560" calcext:value-type="float">
            <text:p>3560</text:p>
          </table:table-cell>
          <table:table-cell office:value-type="float" office:value="37066" calcext:value-type="float">
            <text:p>3706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"coordinates":[[[5.2553203864,46.9798522242],[5.2630339795,46.9646789833],[5.2600115826,46.9455763248],[5.2754743891,46.9357216781],[5.2893367369,46.9414874718],[5.3062544353,46.9337686305],[5.3124455529,46.9098819527],[5.328239612,46.8977629816],[5.3285656874,46.8875985142],[5.3513270321,46.893462949],[5.3611343069,46.883451963],[5.3789842102,46.8907645533],[5.4039108765,46.8895073127],[5.4017521694,46.8685189395],[5.4268388414,46.8604304932],[5.4570721746,46.845311952],[5.4568163047,46.8309304437],[5.4289934747,46.8259066305],[5.4080185056,46.8333478605],[5.366752522,46.8245469934],[5.3514749846,46.8136798196],[5.3358372292,46.8207328025],[5.327706471,46.8145291602],[5.3399067763,46.7908971149],[5.3558384738,46.7908193778],[5.3904203099,46.7678355182],[5.3725801957,46.7502981842],[5.3609721993,46.7312844415],[5.3872530778,46.7311706518],[5.3957048742,46.7209666316],[5.3950523182,46.7077786572],[5.4077513435,46.695884066],[5.395345403,46.6850329131],[5.4215295052,46.6727307451],[5.4268773479,46.6636569832],[5.4185989829,46.6522308251],[5.4414442716,46.6371959289],[5.437549551,46.6294675103],[5.4141258654,46.614666965],[5.3994557291,46.6136410296],[5.413789145,46.5973569637],[5.400144301,46.5799753569],[5.3697127675,46.5803651876],[5.367873225,46.5669401535],[5.3558540101,46.5619876282],[5.3625802921,46.5516397042],[5.3583589768,46.5197134245],[5.3850452342,46.5156285855],[5.3953623525,46.5056025268],[5.4123981929,46.5004246589],[5.4215191926,46.4875483982],[5.417756732,46.4761148766],[5.3980587037,46.466597],[5.384158587,46.4712021763],[5.3733086058,46.46010244],[5.3513200588,46.4629831774],[5.3233470518,46.4625060378],[5.3106266417,46.4469407493],[5.3200729611,46.4277008073],[5.3074953739,46.4169032515],[5.3214395027,46.4040500108],[5.3391603048,46.4020746893],[5.3707592178,46.3867122223],[5.3756570708,46.3803438501],[5.3632672729,46.3714889313],[5.3771777099,46.3640162333],[5.3735187492,46.3521882836],[5.3794644348,46.3463311453],[5.4019786618,46.3390428288],[5.4048294081,46.3101416136],[5.4135216223,46.3167162871],[5.4172927008,46.3454703434],[5.4236584820000004,46.3476837979],[5.4353841817,46.3195420184],[5.4540035391,46.3179055393],[5.4669175767,46.3232672482],[5.4753005499,46.3153826064],[5.4569689507,46.2755501431],[5.4738499062,46.2642789109],[5.5037735745,46.2687139104],[5.5143582186,46.2643200673],[5.5417327529,46.2697870796],[5.5614312703,46.2862680572],[5.5649917597,46.2935540788],[5.58975045,46.2927882693],[5.5968058048,46.2966323687],[5.6181654395,46.3291674019],[5.6305151250000005,46.330204693],[5.6497544869,46.3403039697],[5.6527240362,46.3232460081],[5.6693817243,46.3238020747],[5.6845281669,46.3109962578],[5.7145950902,46.3090222506],[5.7192939762,46.2934623633],[5.7156501704,46.2828993986],[5.7251783027,46.2606869697],[5.7439292923,46.2668435801],[5.7655790822,46.2680783601],[5.8216604609000004,46.2622199265],[5.852895361,46.2614195264],[5.8635335417,46.2712974784],[5.8756736363,46.2675898328],[5.8946188067000005,46.2866360072],[5.9091315027,46.283843061],[5.9161885567,46.2929103946],[5.9205040691,46.3106107484],[5.9458897885,46.3131549827],[5.9840706875,46.3638832314],[6.0150149577,46.377120291],[6.0358598439,46.3917188687],[6.0556450843,46.4156474316],[6.0638573508,46.4163896475],[6.0745692867,46.4321734325],[6.0856198358,46.4408335465],[6.0744146574,46.4535103104],[6.0727934519,46.4654435629],[6.096900774,46.4812996525],[6.112604579,46.5095646263],[6.1379575601,46.5309939782],[6.1534709512,46.5367897486],[6.1566620386,46.5452979101],[6.137963878,46.5578022433],[6.1313180166,46.553798491],[6.0954368051,46.5758848799],[6.0712427775,46.5943544708],[6.0484848821,46.6078457874],[6.0666534035,46.6285647025],[6.1002112108,46.6435248191],[6.1059886021,46.650544902],[6.0697926554,46.6896556022],[6.1130294926,46.7078533241],[6.1391200868,46.725046819],[6.1774250951,46.7399617122],[6.183694751,46.7551100189],[6.207185609,46.765224079],[6.1829605849,46.794770157],[6.1571722683,46.8086404908],[6.1513405997,46.8212682189],[6.1146456024,46.8353906596],[6.1043081134,46.8450368733],[6.0648899705,46.8603630741],[6.0479289475,46.848516997],[6.0226990678,46.8525904423],[6.03269466,46.8708906296],[6.005802828,46.873066616],[6.0122082076,46.890303386],[5.9826448204,46.9084094189],[5.9816788325,46.9192194679],[5.9971433205,46.9335279983],[5.9563870736,46.9486498555],[5.9795082848,46.9635253989],[5.9685371604,46.9805982532],[5.9409939491,46.9864016307],[5.9235400051,46.9785979674],[5.9130393211,46.9894409295],[5.9110757735,46.9994973875],[5.8866227814,46.9969693387],[5.8820860796000005,47.0050083288],[5.8137279234,47.017432592],[5.8146095705,47.0464678876],[5.7972203278,47.0418724729],[5.7985851066,47.0293358868],[5.7892612086,47.0211111735],[5.770552051,47.0182348153],[5.7631595398,47.0114418838],[5.7441036938,47.0223251614],[5.7531371647,47.0397645382],[5.7367639963,47.0496966791],[5.7455231622,47.0574055909],[5.7636964687,47.0446490752],[5.7834583824,47.054885902],[5.778807822,47.0744352279],[5.7687406818,47.0899619525],[5.7854589805,47.0951861524],[5.8021492858,47.1106678382],[5.8234124405,47.1418406379],[5.8133521168,47.149964715],[5.8114159652,47.1685740088],[5.7883401004,47.1743922876],[5.7803650146,47.1928135151],[5.7614606898,47.1934919996],[5.7539491039,47.2063526843],[5.7374699219,47.2089350189],[5.7201414315,47.2198205188],[5.7193796624,47.2403937414],[5.6987026742,47.2649063332],[5.6772573709,47.2753902817],[5.6655554023,47.2662540465],[5.6415453572,47.2559394386],[5.6222776758,47.2550887624],[5.5900912728000005,47.2588613006],[5.5746151311,47.2538583284],[5.5723434554,47.2678124552],[5.5432130229,47.2798643414],[5.5288307649,47.2999285564],[5.5183545382,47.3040708242],[5.5048823649,47.2850181796],[5.4883059809,47.2892442979],[5.4880371558,47.2668101481],[5.4797070674,47.2560477921],[5.4863166816,47.2433837425],[5.4742172105,47.2289863673],[5.4804316224,47.2188330973],[5.4643347179,47.20686119],[5.4492611268,47.2032177831],[5.4592371327,47.1829582877],[5.4486451688,47.1596614167],[5.4409127695,47.1570280251],[5.4327343135,47.140617075],[5.4085090641,47.1268493861],[5.4108973236,47.1148065152],[5.3982339482,47.1055104937],[5.3981671525,47.0951148209],[5.3857339049,47.0819828492],[5.3698073502,47.0776267981],[5.3360799254,47.0782324966],[5.323446444,47.074019701],[5.3129503823,47.0637145507],[5.2958381277,47.0577951123],[5.2839214323,47.0480326712],[5.2754227277,47.0269267437],[5.3176730765,47.0153298409],[5.3002671428,47.0018294937],[5.2804577699,46.9985991081],[5.2553203864,46.9798522242]]],"type":"Polygon"}</text:p>
          </table:table-cell>
          <table:table-cell office:value-type="string" calcext:value-type="string">
            <text:p>46.729374817, 5.697342271</text:p>
          </table:table-cell>
          <table:table-cell table:number-columns-repeated="3"/>
          <table:table-cell table:formula="of:=[.E79]/[.D79]" office:value-type="float" office:value="37693.1605886116" calcext:value-type="float">
            <text:p>37693,160588611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office:value-type="string" calcext:value-type="string">
            <text:p>Charente-Maritime</text:p>
          </table:table-cell>
          <table:table-cell office:value-type="float" office:value="2331" calcext:value-type="float">
            <text:p>2331</text:p>
          </table:table-cell>
          <table:table-cell office:value-type="float" office:value="88620153" calcext:value-type="float">
            <text:p>88620153</text:p>
          </table:table-cell>
          <table:table-cell office:value-type="float" office:value="3583" calcext:value-type="float">
            <text:p>3583</text:p>
          </table:table-cell>
          <table:table-cell office:value-type="float" office:value="40589" calcext:value-type="float">
            <text:p>4058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"coordinates":[[[[-1.4744123882,46.2029596283],[-1.4631319163,46.2027657091],[-1.430844183,46.1899869719],[-1.3927613493,46.1774221676],[-1.3705971268,46.1672827588],[-1.3536012932,46.1556876467],[-1.3237964543,46.1457026887],[-1.3049347678,46.1430712297],[-1.2785991597,46.1444197728],[-1.2669198177,46.1561058672],[-1.2814694226,46.1647456785],[-1.2941493347,46.1879647681],[-1.3183703714,46.1867551471],[-1.3545474094,46.2059902368],[-1.4051023239,46.202978863],[-1.4253598325,46.2049504604],[-1.4395848848,46.2142271569],[-1.4203832013,46.2185788389],[-1.4146502449,46.2305623568],[-1.4578102189,46.2285251288],[-1.4669456099,46.2166687156],[-1.4853263543000002,46.2079074879],[-1.5058347375999999,46.215856609],[-1.5084319478000001,46.2266960644],[-1.4742291920000001,46.2330110211],[-1.482088626,46.2473622922],[-1.5004679239,46.2580079475],[-1.5131982166,46.2577902265],[-1.5411131297,46.2432773791],[-1.5612606116999999,46.2378030034],[-1.5417075313000002,46.2169647366],[-1.5349380908999999,46.2023625304],[-1.5052754802,46.1932371138],[-1.4744123882,46.2029596283]]],[[[-1.1045355891,46.3149561323],[-1.1187995622,46.3157376522],[-1.1277537114,46.3056857749],[-1.1110411214,46.2620802961],[-1.1408775863,46.2527688995],[-1.1442296279,46.2422427337],[-1.173126454,46.2225333008],[-1.1991678093,46.2128171925],[-1.206519559,46.203612431],[-1.1991859686,46.1941988258],[-1.2182320166,46.1798205271],[-1.2308063357,46.1657629615],[-1.2206019585,46.157749945],[-1.2211506776,46.1473997134],[-1.1995403933,46.1473771444],[-1.1633038146999999,46.1556942659],[-1.1636442408,46.1419807424],[-1.145616515,46.1273103768],[-1.1270423619,46.125652955],[-1.1243399004,46.1124427676],[-1.1009579018,46.0942194519],[-1.0890848349,46.0539833983],[-1.0764210071,46.0531944475],[-1.0609423823,46.0453835158],[-1.0609300981,46.0286460035],[-1.0532775463,46.0130325289],[-1.0611716542,45.9941145543],[-1.080821752,45.9966981026],[-1.0993828241,45.9908597386],[-1.083332745,45.9775321328],[-1.0814943494,45.963685275],[-1.0695136736,45.9495618086],[-1.096830164,45.9490084104],[-1.09589705,45.9420810409],[-1.0773887434,45.9373180944],[-1.0731248607,45.9159357544],[-1.0808727079,45.8987034888],[-1.1007152562,45.879315239],[-1.1061849814,45.869106634],[-1.1214489271,45.8579608022],[-1.1614820324,45.8541838932],[-1.1526240038,45.8318430603],[-1.1374961724000001,45.8203669294],[-1.134186992,45.8025763381],[-1.1423798782,45.7971277696],[-1.1568760776,45.8023105325],[-1.1920207159,45.7893293045],[-1.2105823384,45.7942115925],[-1.2407273996,45.7831713587],[-1.2437401265,45.7705393366],[-1.2377265997,45.7091203915],[-1.2284596283,45.6941719158],[-1.2045310864,45.6962296616],[-1.1791297059,45.6809855251],[-1.1555995441,45.6729954752],[-1.1165564277,45.6482412895],[-1.0707634029,45.6332096414],[-1.0423751054000001,45.6176746772],[-1.020756832,45.6215614937],[-1.0100534723,45.612003153],[-1.0124722481,45.599996238],[-0.9956228338,45.5981774397],[-0.9884724056,45.5833706567],[-0.9927944391,45.5773484528],[-1.0257391846,45.574691326],[-0.9265369418,45.4961255983],[-0.8455895306000001,45.4398647001],[-0.7740217244,45.3692050869],[-0.7526767706,45.321765615],[-0.7159358788,45.3278690977],[-0.6440335471,45.3220164091],[-0.6361288418000001,45.3180361934],[-0.6046783782,45.32422817],[-0.5849251181,45.3430896404],[-0.5709585589,45.3289890914],[-0.5740833187000001,45.3142096731],[-0.5710890431,45.2998727329],[-0.5177468068000001,45.2890910411],[-0.4869882746,45.2934814862],[-0.442534231,45.2851044249],[-0.42589269560000004,45.2787028316],[-0.4154243902,45.2690983401],[-0.42499936450000003,45.2484310013],[-0.40731987820000004,45.2476467652],[-0.4051541629,45.2397005465],[-0.42092699980000003,45.2085600876],[-0.4029381768,45.190395294],[-0.3880075529,45.1504179955],[-0.3690909378,45.1625655791],[-0.3635854838,45.1703309009],[-0.3386650518,45.167096974],[-0.3078450021,45.1496359781],[-0.2753393485,45.1413708486],[-0.2647770201,45.1260803366],[-0.24704303060000002,45.1087561332],[-0.22708932240000002,45.1092257683],[-0.2094878004,45.1003324161],[-0.1523159403,45.0887387446],[-0.1302016945,45.097382998],[-0.1296904516,45.1039763354],[-0.0978574235,45.1210512391],[-0.0844814893,45.1160867942],[-0.0629556971,45.0991093516],[-0.0404774604,45.1026137561],[-0.041434900600000005,45.1143636958],[-0.0291931014,45.1299367896],[-0.0368815472,45.1389510136],[-0.0184125295,45.1472277574],[0.0033028986,45.152157342],[-0.0183175044,45.1618681867],[-0.0175201119,45.1697146542],[0.0007109223,45.182707593],[0.004244541100000001,45.191671691],[-0.0016363588000000001,45.1949395609],[0.0051985672,45.2259937914],[-0.0180402666,45.2288914635],[-0.0334867881,45.2343805552],[-0.0478268061,45.2488529193],[-0.0770067416,45.2456462359],[-0.1153994921,45.2480533714],[-0.1124579458,45.2544315468],[-0.1130581331,45.2819471331],[-0.1090575719,45.2896532217],[-0.12453336970000001,45.2944862811],[-0.1427173977,45.2901494906],[-0.1577327231,45.3055174177],[-0.2304635649,45.3145942192],[-0.2543296521,45.31155564],[-0.265986492,45.3022713474],[-0.2826430547,45.3098810764],[-0.28871907480000003,45.3290689518],[-0.2694444496,45.3423590462],[-0.24784138500000003,45.3435054015],[-0.2508818333,45.3574228244],[-0.2811029574,45.3549711151],[-0.2795484954,45.3648364191],[-0.3121242991,45.3770796675],[-0.31001759230000003,45.3869970541],[-0.2828642186,45.388592069],[-0.2779915011,45.3988384738],[-0.2584864478,45.4021697892],[-0.2479178068,45.418259722],[-0.2542458751,45.4303688042],[-0.24867576,45.4385828027],[-0.2676375263,45.456064424],[-0.2860346385,45.4565064564],[-0.280857014,45.4741917001],[-0.26456539630000003,45.470681775],[-0.25300939370000003,45.5011627638],[-0.2678155747,45.5086707166],[-0.2553560044,45.5211760154],[-0.2889116639,45.528792298],[-0.3045610045,45.528072332],[-0.32162220680000003,45.5349818072],[-0.3106605169,45.5438819503],[-0.30072509750000004,45.5652521651],[-0.313677882,45.5788576625],[-0.3244410954,45.5813886996],[-0.3448531096,45.5946880452],[-0.36078054460000003,45.5978902504],[-0.377149869,45.6092770289],[-0.38069637970000003,45.6212208936],[-0.3899436976,45.6260132972],[-0.4165768801,45.617124324],[-0.4326731822,45.6250453367],[-0.4249349988,45.6312354227],[-0.40899907,45.6562661069],[-0.3966971863,45.6524055272],[-0.3825616477,45.6597678149],[-0.4104483104,45.683077132],[-0.4229215731,45.6855900643],[-0.4152399841,45.6972242279],[-0.4221463861,45.7095376663],[-0.4186783758,45.7271882849],[-0.3998339654,45.7355170528],[-0.41562389390000004,45.7418806692],[-0.4600174816,45.7393511327],[-0.4611283311,45.7537972674],[-0.4494559145,45.7626358363],[-0.4138749237,45.7716397143],[-0.4030321535,45.7710228604],[-0.4017706226,45.7866105946],[-0.3693438068,45.7805049844],[-0.3303212609,45.787534092],[-0.30740298050000003,45.7871493943],[-0.2888200936,45.8064644138],[-0.2443003736,45.8053963973],[-0.2436393568,45.7962316575],[-0.2220951482,45.777018113],[-0.2005470016,45.7791853775],[-0.1907805836,45.7900713158],[-0.1485025654,45.7891323328],[-0.1551826107,45.7976432678],[-0.135920327,45.8176110791],[-0.13997003930000002,45.8362777698],[-0.1143468185,45.8727954331],[-0.13141941270000002,45.8779551402],[-0.1312835268,45.8910993162],[-0.144466313,45.8918381864],[-0.1466872975,45.9008091802],[-0.13313494780000001,45.9083420707],[-0.1466818798,45.9246733234],[-0.0985405193,45.9351207963],[-0.0863358714,45.9480160311],[-0.10311918090000001,45.9696612955],[-0.1162334642,45.9774955373],[-0.1371405488,45.9790493925],[-0.1391710932,45.9993693344],[-0.1647173272,46.0107066321],[-0.1626401849,46.0222443234],[-0.171419113,46.0331226415],[-0.18736075330000002,46.0261892061],[-0.1998929747,46.0486055477],[-0.2126205813,46.0441214383],[-0.27299108650000004,46.057305408],[-0.2796799339,46.078837138],[-0.291652128,46.0876823345],[-0.3036511789,46.0775320523],[-0.3308205003,46.0825713078],[-0.362891401,46.0755518013],[-0.3719640694,46.0934726314],[-0.3901553197,46.0960101862],[-0.4013168774,46.0841787355],[-0.4223042984,46.0937973195],[-0.42306442120000004,46.1112666076],[-0.4401995193,46.1045894688],[-0.46807731960000004,46.1021867148],[-0.49102513200000003,46.1082746529],[-0.5114346636,46.1090031717],[-0.5140726663,46.1257944412],[-0.5296798367000001,46.1311195456],[-0.53322897,46.1397255535],[-0.5527110984,46.1450586085],[-0.5831135985,46.1395680806],[-0.5999042864,46.1435286208],[-0.6282659159,46.1429547025],[-0.6277661969,46.1611238263],[-0.6550753557,46.1694933719],[-0.6670258369000001,46.1846898232],[-0.689313799,46.1819669308],[-0.6846033821,46.1997173191],[-0.6885999677,46.2170436501],[-0.7519175688,46.245347278],[-0.7518502781,46.2534467442],[-0.7353923805,46.2696833089],[-0.7485395924,46.2831897964],[-0.7555544518,46.3009172075],[-0.7503775077,46.304403558],[-0.7754802580000001,46.3185027637],[-0.8027819454,46.325257226],[-0.8081250775000001,46.3392848438],[-0.8255626683,46.3363394932],[-0.8403479682,46.3404596635],[-0.8488739414,46.3317163637],[-0.8497684449,46.3178086715],[-0.8782419068,46.3243191143],[-0.8935412754000001,46.322795435],[-0.9037166381,46.3141634197],[-0.932641111,46.3106237786],[-0.9631443928000001,46.3226817582],[-0.9431369995000001,46.3370913619],[-0.9341104859,46.3673145607],[-0.951089728,46.3602708667],[-0.9649671830000001,46.3653382389],[-0.9748061281,46.3512279127],[-0.9950709936000001,46.3505092237],[-1.0134040944,46.3555965837],[-1.052461124,46.3425701722],[-1.0877918966,46.3177414885],[-1.1045355891,46.3149561323]]],[[[-1.2500112553,45.846007071],[-1.2424781217,45.8140134966],[-1.2353661821,45.8047118597],[-1.2186705951,45.8123425373],[-1.1954410693,45.82911684],[-1.2074148823,45.8503279716],[-1.1883702017,45.8863959926],[-1.2019675793,45.9006214123],[-1.2245224225,45.9138824536],[-1.2328588238,45.9261279344],[-1.2270459957,45.9418417118],[-1.241522263,45.9547282236],[-1.2333871864,45.968170267],[-1.2344661239,45.9823042054],[-1.2476109567,45.9904399377],[-1.2884708053,45.9876355269],[-1.3044857654,45.9902614623],[-1.3209732888,45.9981050502],[-1.3357216011,46.0136336872],[-1.3453665435,46.0154572303],[-1.3691686072,46.0292308874],[-1.3703376665,46.0393543905],[-1.3912347123,46.0422285582],[-1.4107533527,46.0408740353],[-1.3998812402,46.0161205788],[-1.3874194691000001,45.9981417114],[-1.3954976649,45.9770767031],[-1.3850250961000001,45.9519480697],[-1.3429091321,45.9198997437],[-1.3177634655000001,45.9108707552],[-1.3048174666,45.9013921886],[-1.2931451375,45.8999118021],[-1.2682746489,45.8810999248],[-1.2602481538,45.8709591595],[-1.2500112553,45.846007071]]]],"type":"MultiPolygon"}</text:p>
          </table:table-cell>
          <table:table-cell office:value-type="string" calcext:value-type="string">
            <text:p>45.775075588, -0.679010981</text:p>
          </table:table-cell>
          <table:table-cell table:number-columns-repeated="3"/>
          <table:table-cell table:formula="of:=[.E80]/[.D80]" office:value-type="float" office:value="38018.0836550837" calcext:value-type="float">
            <text:p>38018,083655083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Oise</text:p>
          </table:table-cell>
          <table:table-cell office:value-type="float" office:value="5386" calcext:value-type="float">
            <text:p>5386</text:p>
          </table:table-cell>
          <table:table-cell office:value-type="float" office:value="217078504" calcext:value-type="float">
            <text:p>217078504</text:p>
          </table:table-cell>
          <table:table-cell office:value-type="float" office:value="12054" calcext:value-type="float">
            <text:p>12054</text:p>
          </table:table-cell>
          <table:table-cell office:value-type="float" office:value="41170" calcext:value-type="float">
            <text:p>4117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coordinates":[[[1.7837762349,49.7582988069],[1.7642314519000002,49.7567345545],[1.7497556152,49.763861855100004],[1.7404979387,49.7498653589],[1.7458854441,49.7387360209],[1.7232405093,49.7301733197],[1.7119320327,49.7311209258],[1.7152817758999999,49.7087955957],[1.6888517454,49.6953107563],[1.7052000874000002,49.6813029692],[1.7178020734000001,49.6847381334],[1.7244971377,49.694213013],[1.7436477137000002,49.6989153437],[1.7523656436000001,49.6806921398],[1.7228798723,49.6723457655],[1.7196029754,49.6566300574],[1.708489567,49.6463562624],[1.7215584393999999,49.6235733767],[1.717918117,49.6146824547],[1.6951254523000001,49.5997388968],[1.7088155273,49.5949428844],[1.7103546176000002,49.5799137845],[1.7299997237,49.5614009282],[1.7228019552,49.5442391168],[1.7478346786,49.5387053833],[1.7376964373,49.5200099036],[1.7171138049999999,49.5059013559],[1.7253372285,49.4996745327],[1.7526382509,49.4973446486],[1.7571389106000002,49.509548701],[1.7713407663,49.5130982385],[1.7888618476,49.5055786582],[1.7875366829,49.493467831],[1.7719602795,49.4849669052],[1.7765631887,49.4731223177],[1.7479813527,49.4585425232],[1.7234967196,49.4346015587],[1.7242485173,49.4222824788],[1.7140299311,49.4093320467],[1.7370050232,49.4073293671],[1.7212143441,49.3930777645],[1.743320873,49.3816534732],[1.7477272564000002,49.3719534046],[1.7609647246,49.3642461802],[1.7596915951,49.3534830149],[1.7742237655,49.334037548],[1.7672564068,49.3158846729],[1.8022716837,49.271880032],[1.7894320519,49.2536859072],[1.7669428931,49.2520393448],[1.7650023765,49.2634117723],[1.736263163,49.2703067915],[1.7115531757,49.264483727],[1.6987994591,49.2456815812],[1.7043501372,49.2324344954],[1.7296621206,49.2291973032],[1.7336823767,49.2109586237],[1.7159905511,49.2043335983],[1.7268203322,49.1949580566],[1.7398899653000002,49.1920752347],[1.7401024959,49.1808101753],[1.7548581868,49.1745912945],[1.7768644685,49.1841500185],[1.8030754865,49.1851083694],[1.8144823865,49.1761290264],[1.8268210503,49.1796504227],[1.8451894568,49.1699643265],[1.8767027795,49.1714160207],[1.8947051076,49.1660942394],[1.9311685242,49.1742567028],[1.9348486272,49.1699563868],[1.9619612409,49.174324655],[1.9735796087000002,49.1838614114],[2.0026799923,49.1760192252],[2.0217778062,49.1888083686],[2.0721381947,49.2043402858],[2.0921839897,49.2011978302],[2.0890476698000002,49.1937836564],[2.1110442124,49.1869809072],[2.1279786185,49.1935880206],[2.1351470839,49.1882991098],[2.1650187749,49.1789327468],[2.1638294851,49.1662975198],[2.2198226692,49.1795897184],[2.2343330195,49.1660274142],[2.2168491116,49.1541330803],[2.2537802876,49.1526332929],[2.2864794325,49.1598733182],[2.2850854979,49.1657109739],[2.3132052631,49.1858369584],[2.3459501080000003,49.1623464195],[2.3593425269,49.1473288925],[2.371092891,49.1592616324],[2.3912001751,49.1493140169],[2.4131224269000002,49.1524177814],[2.4407808625,49.1459096341],[2.4477034751,49.1360056324],[2.4715399086,49.1354041746],[2.4753456707,49.1284455557],[2.5030133518,49.1176657715],[2.4900676227,49.1062457701],[2.5312625124,49.0994577218],[2.5329633012,49.1195093807],[2.5562227745,49.1190390827],[2.5579330068,49.098719837],[2.5785843146,49.0919821577],[2.5902992026,49.0799040422],[2.6102103232,49.0928854787],[2.6354283362,49.1019855304],[2.6504781524,49.100870345],[2.6731445025,49.0910913506],[2.7061849283,49.0653092568],[2.7298251702,49.0749972908],[2.7346059234,49.0605262549],[2.7537944059,49.060778406],[2.7872821475,49.0755272157],[2.7838677682,49.0889038391],[2.809213065,49.0975333641],[2.8199719511,49.0874105288],[2.8450807722,49.0848344348],[2.8550382695,49.0734871815],[2.8701627695000003,49.0700985248],[2.9014422368,49.085340721],[2.9258518509,49.0780618004],[2.9428701196000002,49.0782392319],[2.9651946973000003,49.0911098075],[2.9753119203000002,49.0739407128],[2.9868307899,49.0708818561],[2.9911831727,49.0839961395],[3.0085402021,49.0916081605],[3.0500146673,49.0860648441],[3.0567525671,49.1024195534],[3.0719612817,49.1177573694],[3.0966163769,49.1314782546],[3.1111304678,49.1316913967],[3.1232688877,49.1457295311],[3.1367458377,49.151258663],[3.1426792082,49.1621583519],[3.1217218432,49.1615798902],[3.114106503,49.1784131436],[3.1171800445,49.1894630087],[3.1026870913,49.1977122707],[3.0851596036,49.1840767882],[3.0808803585,49.1945184458],[3.0652896891,49.1942447081],[3.0473693565,49.2098367728],[3.0347970365,49.2073238073],[3.017679003,49.2170288039],[3.0003609127,49.2136893713],[3.0023097999,49.1881741184],[3.012729074,49.1845701225],[3.0260658491,49.1929739632],[3.0381239209,49.1749710598],[3.0228623716,49.1701991661],[3.0161641506,49.1827122923],[2.9972678217,49.1866763134],[2.9838449336,49.1843656297],[2.9676605624,49.191755152],[2.970846612,49.2144392192],[2.958986842,49.2286041091],[2.9928130317,49.2354351547],[3.0128890269,49.2320715391],[3.0144666354,49.2232755371],[3.0369660416,49.2222368815],[3.0321421131,49.253919614],[3.0257188738,49.2593689376],[3.0267779754,49.275523991],[3.0374901289,49.2863175479],[3.0135423259,49.2891803568],[2.9757719189,49.3021638417],[2.9803198979000003,49.3112519262],[2.9645249931,49.3215858809],[2.9933358596,49.3331229967],[3.0016494143,49.3402784063],[3.0426090825,49.3329367857],[3.0614567784,49.3454125516],[3.0739569493,49.3480761508],[3.0770972377,49.37146658],[3.0949596379,49.3765216686],[3.0906758686,49.3892114057],[3.0979117444,49.4101927706],[3.0931378437,49.4326256554],[3.1089413256,49.4387297324],[3.1313603237,49.4316015286],[3.162429138,49.4406345771],[3.1606378757,49.4518665176],[3.1073157486,49.4682141066],[3.111579852,49.4783861056],[3.1243678991,49.4801280404],[3.1103209762,49.5017646793],[3.1001434299,49.5059130978],[3.09596223,49.5179989966],[3.1214941361,49.5208151717],[3.1281663089,49.5275639656],[3.1259736789,49.542160364],[3.1335002006,49.5585309692],[3.126568416,49.5727931914],[3.1375493621,49.5745129815],[3.1226226965,49.6015478752],[3.0935945661,49.6224883745],[3.1128076213,49.631313515],[3.105535447,49.6498060203],[3.1086362623,49.6645229558],[3.1241849172,49.6768912398],[3.1154904938,49.6812263636],[3.1249490403,49.6961041798],[3.1183172556,49.7059686437],[3.0966646714,49.7058179373],[3.0654370349,49.714194116],[3.0533473224,49.693437629499996],[3.0402348487,49.6925117789],[3.0282383508,49.6799345475],[3.0058162057,49.6934276156],[2.9969587682,49.7077108352],[2.9618878592,49.6934190924],[2.9484789026,49.6942093658],[2.9496334898,49.6807711455],[2.9288402496,49.6801227877],[2.9301174246,49.6879472297],[2.9137608141999998,49.7043072503],[2.8919699073,49.698761178],[2.8868709382,49.7105551702],[2.8663153378,49.7026479369],[2.8796776597,49.6901721591],[2.8475050436,49.6722161721],[2.8500484569,49.6622937081],[2.8071846334,49.660527815],[2.7935385742000003,49.6557321468],[2.7895704922,49.6381470388],[2.7990345866,49.6205151991],[2.7865062745999998,49.6120853914],[2.7575809318,49.6181373114],[2.7388320349,49.6272554196],[2.7204395627,49.6212881094],[2.7093900674,49.6265002557],[2.689746597,49.6223827468],[2.675676899,49.6065426668],[2.6650480848,49.5771807958],[2.6497334725,49.5717805873],[2.6287039733,49.5815477909],[2.6283219739,49.5967034356],[2.6091550612,49.6076849754],[2.5915934291,49.6088403854],[2.5779442349,49.5962557778],[2.5679013711,49.6033297179],[2.5664219040000003,49.6190345037],[2.5507697777000002,49.6170222253],[2.53863279,49.6242817508],[2.5067550206,49.63474689],[2.4884117278,49.6313920035],[2.4778583748000003,49.6206614923],[2.4538756235,49.6377478094],[2.4454165155,49.653040792],[2.4054075976,49.6617973953],[2.3883972698,49.6558577414],[2.3709026229,49.6564334827],[2.3619354633,49.6668078994],[2.3410151427,49.6672094771],[2.331890963,49.6816872956],[2.317010944,49.6875748955],[2.3017744222,49.6810527529],[2.2833321029,49.6902683892],[2.2497298906,49.6973147641],[2.2471161722,49.7017196273],[2.1904192846,49.7037873508],[2.1517590293,49.7021582806],[2.1398574663,49.6910508358],[2.1242070811,49.6878597182],[2.1032961468,49.6947677704],[2.0653778983,49.6831115063],[2.0550050214,49.6987031555],[2.0349344843,49.705124353],[2.0331608024,49.7111506346],[2.007857556,49.7086412887],[2.0011149463,49.7131860741],[1.9780454348,49.7097291337],[1.9713035052,49.7163067129],[1.9487596937,49.7007012825],[1.933257388,49.7200077909],[1.9194364328,49.7158656019],[1.8943044208000002,49.6992025073],[1.8811975438,49.697647641],[1.8680258873,49.7041981743],[1.8490578833,49.701708159],[1.8376021383,49.7098406239],[1.8395603378,49.7393039607],[1.8207230738,49.7391751972],[1.8092198561,49.7544507387],[1.7941537933,49.7500208364],[1.7837762349,49.7582988069]]],"type":"Polygon"}</text:p>
          </table:table-cell>
          <table:table-cell office:value-type="string" calcext:value-type="string">
            <text:p>49.409940408, 2.425125162</text:p>
          </table:table-cell>
          <table:table-cell table:number-columns-repeated="3"/>
          <table:table-cell table:formula="of:=[.E81]/[.D81]" office:value-type="float" office:value="40304.2153731898" calcext:value-type="float">
            <text:p>40304,215373189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2</text:p>
          </table:table-cell>
          <table:table-cell office:value-type="string" calcext:value-type="string">
            <text:p>Sarthe</text:p>
          </table:table-cell>
          <table:table-cell office:value-type="float" office:value="2881" calcext:value-type="float">
            <text:p>2881</text:p>
          </table:table-cell>
          <table:table-cell office:value-type="float" office:value="116772049" calcext:value-type="float">
            <text:p>116772049</text:p>
          </table:table-cell>
          <table:table-cell office:value-type="float" office:value="5793" calcext:value-type="float">
            <text:p>5793</text:p>
          </table:table-cell>
          <table:table-cell office:value-type="float" office:value="40827" calcext:value-type="float">
            <text:p>4082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"coordinates":[[[0.6149306519000001,47.6941400906],[0.5955240519,47.6880262901],[0.5907042999000001,47.7056702988],[0.5804932464,47.7124589711],[0.6204104403,47.7391707489],[0.6270030637,47.7519397721],[0.6459787720000001,47.7530910041],[0.6777994930000001,47.7696848742],[0.6914396733,47.7638470398],[0.7037962962000001,47.767758328],[0.689338263,47.7800131181],[0.700522074,47.7901242158],[0.7263244588000001,47.7994895546],[0.7469179487000001,47.8283762405],[0.7747411453,47.8397389951],[0.7735925429,47.8502378192],[0.7591659598,47.8592258892],[0.7645351044,47.8664968964],[0.7571631772,47.8914549864],[0.7596495766,47.8995955459],[0.7899593939,47.9121127582],[0.7951299414,47.8996361785],[0.8151059032,47.9126985973],[0.8135811973,47.9318952043],[0.8484016031,47.9421522427],[0.8350773561,47.970591099],[0.8188585623,47.9860369518],[0.8322743341000001,47.9969782544],[0.8330805122,48.0091113475],[0.8424121786000001,48.0301683235],[0.8103399444,48.0326566044],[0.7978155304000001,48.0427990885],[0.797756742,48.0660266104],[0.8027827601,48.0715812154],[0.8350777355000001,48.0699809116],[0.8432691555,48.0735798737],[0.8485956269,48.0891552773],[0.8410703252,48.1029408937],[0.8653146563,48.1344815757],[0.9099971079,48.1360956194],[0.911735611,48.1483872472],[0.8888190079,48.1591321044],[0.8599502332000001,48.1676917893],[0.8439450716,48.1649367525],[0.8004494892,48.1887649633],[0.7978593666,48.1947692642],[0.7576896614,48.1798896673],[0.7235733876,48.1983076825],[0.7156757460000001,48.2147802899],[0.6926495071000001,48.2384641884],[0.6826146422,48.2551168257],[0.6708678777,48.255566466],[0.6517782473,48.2642236121],[0.6332839004,48.2574718164],[0.6315175355,48.2500722095],[0.6075610619,48.2446738631],[0.5608276035,48.2459690285],[0.5469616413,48.2505817993],[0.5326244575,48.2647765011],[0.5126916453,48.2676976481],[0.4930544203,48.2841399877],[0.5074917398000001,48.295338242],[0.4902382872,48.3096193937],[0.4805411846,48.2985400056],[0.46624433120000003,48.3059726959],[0.43119116630000004,48.3067192833],[0.4197424106,48.3214386806],[0.40599024380000004,48.3148267536],[0.3825368456,48.3339942343],[0.383572114,48.3526565228],[0.3787136457,48.3831875677],[0.3715250995,48.4108271294],[0.38102757270000004,48.4162780692],[0.3787951426,48.4264957647],[0.3674507825,48.4383126608],[0.3632570653,48.4522723778],[0.3528905278,48.4597619683],[0.3355140424,48.4635911204],[0.3266817093,48.4717970204],[0.3102232294,48.4719914008],[0.3005845217,48.4805804142],[0.2178685887,48.4738351298],[0.19009798,48.4619034928],[0.1722641242,48.4649456443],[0.17097445090000002,48.4494440821],[0.1509637056,48.4373182356],[0.12012910680000001,48.4366402229],[0.0998742974,48.4101906382],[0.08395400060000001,48.4111748154],[0.0655906802,48.4048473962],[0.0538188335,48.3919027359],[0.0623467221,48.3828891421],[0.0218872137,48.3802045064],[0.0035744388,48.3887864827],[-0.001478107,48.3974943141],[-0.043435301600000004,48.3792134316],[-0.0549205524,48.3821212686],[-0.07091315670000001,48.3789581414],[-0.0779282843,48.3689270251],[-0.0900934754,48.3749452791],[-0.11233431740000001,48.3738507117],[-0.1184278118,48.3674003791],[-0.1366709918,48.3644497699],[-0.1316295897,48.3429825785],[-0.14813521030000001,48.3442348801],[-0.15840759910000002,48.3274339798],[-0.1532034717,48.314043761],[-0.1417669123,48.3089985273],[-0.13801963820000002,48.2965612004],[-0.14934405,48.2864020847],[-0.1534263415,48.2679157933],[-0.1664781979,48.2610942774],[-0.16131917440000001,48.2389841831],[-0.1444739955,48.2229278301],[-0.1532852016,48.2150963088],[-0.1468081041,48.2051105482],[-0.1645474039,48.1998591734],[-0.2035966807,48.1761744322],[-0.2320006876,48.1686239827],[-0.24861894850000002,48.1563942999],[-0.2489528752,48.1448243022],[-0.2390638197,48.1358311259],[-0.2468260532,48.1276734701],[-0.2229992557,48.12299315],[-0.2152418736,48.1074266747],[-0.2332216704,48.0993353916],[-0.2385420058,48.0854458875],[-0.2228813351,48.0756967075],[-0.23088845100000002,48.0592011894],[-0.2714468936,48.0652394118],[-0.2787686882,48.0558995204],[-0.320877558,48.0454141639],[-0.34164318730000004,48.0432420495],[-0.3336424689,48.0262549115],[-0.341427091,48.01188937],[-0.3166988939,48.0053386844],[-0.29732667620000003,47.9715676075],[-0.30257890330000003,47.9660527569],[-0.282269256,47.9580317402],[-0.2960991865,47.9439175407],[-0.32013020680000004,47.9353421093],[-0.3753267013,47.9329308649],[-0.3969993476,47.9257941355],[-0.40574218710000004,47.9093562818],[-0.4044134672,47.8928038468],[-0.38041106,47.8889649977],[-0.3695777274,47.878543655],[-0.37692782350000004,47.854634742900004],[-0.3915259582,47.8598552194],[-0.4121523804,47.8577191038],[-0.4298286059,47.8420052653],[-0.44802077960000003,47.8321954019],[-0.4398288125,47.8261184141],[-0.4341238872,47.8092342374],[-0.4165532644,47.8025780748],[-0.38818468580000004,47.8055308148],[-0.3814505163,47.793418966],[-0.375244089,47.7672066608],[-0.3817697966,47.7607266768],[-0.3803283012,47.750885816],[-0.35665330170000004,47.7306051844],[-0.3658351684,47.7162291164],[-0.35208477930000004,47.7140539024],[-0.3301605166,47.7218773222],[-0.3053556479,47.7167146827],[-0.2854914113,47.7195085461],[-0.2571973923,47.7072416018],[-0.2331861593,47.7073693532],[-0.20826640070000002,47.7224344306],[-0.1956802916,47.7251913331],[-0.1816342267,47.7129640942],[-0.1818610015,47.7062145719],[-0.1996188295,47.6952220387],[-0.22019670030000002,47.6896231814],[-0.20848183650000002,47.6715253543],[-0.19529642360000002,47.661703792],[-0.1966196929,47.6489686192],[-0.181635078,47.6453195753],[-0.1587481279,47.6468416713],[-0.1478513802,47.6357667364],[-0.1256866812,47.637522407],[-0.1031608519,47.6593457831],[-0.0652509839,47.6552861458],[-0.054664322200000004,47.6484933654],[-0.0235177823,47.6443856905],[-0.005045711400000001,47.64744399],[0.0102631923,47.6349607649],[0.0099202743,47.6237701024],[0.037731157,47.6177550716],[0.053026380500000005,47.6058057191],[0.07001101330000001,47.6082212887],[0.0966740959,47.6048289621],[0.1156878014,47.6057291708],[0.1199938266,47.5953827234],[0.1315418964,47.5955933263],[0.1396583874,47.5842742822],[0.15130568660000002,47.5825543008],[0.1620622826,47.594173434300004],[0.1846862032,47.5991700022],[0.18572862,47.6165540267],[0.2298799776,47.6084602504],[0.2511003281,47.6131869366],[0.2677271865,47.6088101713],[0.2768485282,47.5977210873],[0.3221016253,47.595389139],[0.3468444057,47.5770528095],[0.37896287510000004,47.5691464277],[0.3924129435,47.5768888198],[0.3958787794,47.5867703208],[0.3834929187,47.6100612913],[0.36451935820000003,47.624023469],[0.38516524620000003,47.6418772417],[0.3959723744,47.6410325844],[0.4242152603,47.6179141456],[0.4500770925,47.6193788556],[0.45706806320000004,47.6393789755],[0.4984148329,47.6446296385],[0.5229631794,47.6531054281],[0.5532004972,47.660152536300004],[0.5593306355000001,47.6661539132],[0.5966383963,47.6728659586],[0.6149306519000001,47.6941400906]]],"type":"Polygon"}</text:p>
          </table:table-cell>
          <table:table-cell office:value-type="string" calcext:value-type="string">
            <text:p>47.994939838, 0.22255561100000001</text:p>
          </table:table-cell>
          <table:table-cell table:number-columns-repeated="3"/>
          <table:table-cell table:formula="of:=[.E82]/[.D82]" office:value-type="float" office:value="40531.7768136064" calcext:value-type="float">
            <text:p>40531,776813606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Paris</text:p>
          </table:table-cell>
          <table:table-cell office:value-type="float" office:value="19843" calcext:value-type="float">
            <text:p>19843</text:p>
          </table:table-cell>
          <table:table-cell office:value-type="float" office:value="827510794" calcext:value-type="float">
            <text:p>827510794</text:p>
          </table:table-cell>
          <table:table-cell office:value-type="float" office:value="34243" calcext:value-type="float">
            <text:p>34243</text:p>
          </table:table-cell>
          <table:table-cell office:value-type="float" office:value="45475" calcext:value-type="float">
            <text:p>4547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2.3318980606,48.8170109297],[2.363328924,48.8161481346],[2.4022373497,48.8295895672],[2.4279584926,48.8239000419],[2.4373286147,48.8181768229],[2.4626960628,48.8190597706],[2.4696618285,48.8367876595],[2.4617939224,48.8427305322],[2.4407581534,48.8459643493],[2.4195389529,48.8414492409],[2.4163411303,48.8492337836],[2.4136461989,48.8724380265],[2.3992516176,48.8853619504],[2.3976678263,48.8946061962],[2.3845300456,48.9021475934],[2.3198871747,48.9004597821],[2.2911477637,48.8893015708],[2.2774870298,48.8779683209],[2.2584671711,48.8803872631],[2.2283773511,48.8653803026],[2.2242191059,48.8535169176],[2.2505156888,48.8455551445],[2.2551442384,48.8348095494],[2.2790519307,48.8324899522],[2.3318980606,48.8170109297]]],"type":"Polygon"}</text:p>
          </table:table-cell>
          <table:table-cell office:value-type="string" calcext:value-type="string">
            <text:p>48.856615271, 2.342914319</text:p>
          </table:table-cell>
          <table:table-cell table:number-columns-repeated="3"/>
          <table:table-cell table:formula="of:=[.E83]/[.D83]" office:value-type="float" office:value="41702.9075240639" calcext:value-type="float">
            <text:p>41702,907524063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Aude</text:p>
          </table:table-cell>
          <table:table-cell office:value-type="float" office:value="1062" calcext:value-type="float">
            <text:p>1062</text:p>
          </table:table-cell>
          <table:table-cell office:value-type="float" office:value="44432585" calcext:value-type="float">
            <text:p>44432585</text:p>
          </table:table-cell>
          <table:table-cell office:value-type="float" office:value="1906" calcext:value-type="float">
            <text:p>1906</text:p>
          </table:table-cell>
          <table:table-cell office:value-type="float" office:value="42009" calcext:value-type="float">
            <text:p>42009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"coordinates":[[[2.1660488223,42.6639174328],[2.1782791753,42.6504399505],[2.2178143479,42.6723024705],[2.2386560783,42.6762093204],[2.2467545413,42.6815732633],[2.2553139443,42.6981879973],[2.2719107147,42.7040180031],[2.2905384119,42.7002363052],[2.3201388477,42.7067034638],[2.3459638255,42.7251934265],[2.3555042444,42.7271808484],[2.3559969906,42.7441554855],[2.3502846172,42.7687989743],[2.3430245197,42.7753565915],[2.3440279129,42.8013282279],[2.3334412255,42.8019157739],[2.3343368901,42.814880057],[2.3190776314,42.8239510626],[2.3271994831000002,42.8374127246],[2.3365812075,42.8410528548],[2.3821596136,42.848744692],[2.4113313532,42.8417956334],[2.4524842641,42.8369615877],[2.4746549745,42.8394149465],[2.5018177463,42.8515961247],[2.5301062917,42.8434291235],[2.5515414329,42.8467536056],[2.6042618378,42.8359355129],[2.6384013527,42.8341451536],[2.6651284701,42.8366400223],[2.6808803796,42.8306632536],[2.6957461641,42.8304555617],[2.7113656583,42.8361458152],[2.7375819740000003,42.8357401494],[2.7542814371,42.8517409474],[2.7617738602,42.8733602961],[2.7888798569,42.8960666232],[2.8177911374,42.9004153668],[2.8346663009,42.9123994127],[2.8652428487,42.9185320463],[2.8802013292,42.9017387065],[2.9071141258,42.8957906275],[2.9173618276,42.8849863067],[2.9476025918,42.8760253997],[2.9766530738,42.8701788645],[3.0438407007,42.838137391000004],[3.0514565723000002,42.8863825367],[3.0605318534,42.9171192899],[3.054213231,42.9259707196],[3.0400466381,42.9301136631],[3.0407448965,42.9485220308],[3.0515989468,42.986054089],[3.0653901916,43.0210959961],[3.0874963388,43.060944301],[3.1182841752,43.1033849851],[3.1593301577,43.1490247138],[3.1790985174,43.1673437227],[3.230939947,43.2080856456],[3.2400592474,43.212777368],[3.2042161155,43.2414899672],[3.1876379554,43.2510829536],[3.1750244413,43.2434734024],[3.1573380411,43.2421720114],[3.1436515134,43.2483978329],[3.1449029513,43.2572053032],[3.1176637588,43.260665645],[3.1110498694,43.2532667583],[3.0845721878,43.2641769374],[3.0782117385,43.262048018],[3.0543956399,43.2798763444],[3.0361358515,43.2827220827],[3.0134182925,43.2814841073],[3.0048034509,43.2850650606],[3.0065053512,43.3085939682],[3.0040153567,43.3199044603],[2.9459486689,43.3118802901],[2.9213564536,43.3260146926],[2.9140836382,43.319595136],[2.8866793768,43.3298323509],[2.891673343,43.3412613828],[2.8901934215000002,43.3656553527],[2.8586203835,43.3779065841],[2.8560313961,43.3701070768],[2.8695940826,43.3595745151],[2.8730043989,43.3394265952],[2.8685599688,43.3297119962],[2.8385887884,43.3219880594],[2.8126820454,43.3234980754],[2.8061829223,43.3156422642],[2.8182499558,43.3095020129],[2.8013287493,43.2999430767],[2.7869280071,43.2869880065],[2.7875113749000002,43.2723632858],[2.772285347,43.2577353498],[2.7524432557000003,43.2548113788],[2.739014107,43.2667329061],[2.7147824242,43.277012915],[2.6989741407,43.2800798093],[2.7071354049,43.2942712569],[2.698608177,43.3025238784],[2.6936045591,43.3204447606],[2.6752814984,43.3126485666],[2.6741541564,43.3019878631],[2.6594358025,43.2927110867],[2.6390317176,43.294737281],[2.6182790589,43.2872436376],[2.6021679592,43.2978787575],[2.5997544727,43.3139561729],[2.5916892853,43.3182305561],[2.5857458604,43.3334849015],[2.5558865662,43.3377637011],[2.5446760832,43.3446036095],[2.549206913,43.3607176353],[2.5564798377,43.3671755034],[2.5512024003000002,43.3783766433],[2.5595254187,43.3931676097],[2.568945653,43.4004269792],[2.5799819542,43.3980934793],[2.5928066439,43.4037292728],[2.5658298799,43.4227278012],[2.5419696232,43.4248913068],[2.5190566186,43.4236773223],[2.502495342,43.4291382037],[2.4969478792,43.4371718774],[2.4628441042,43.4355695955],[2.4522273548,43.4318637481],[2.4284876102,43.4357276122],[2.3968336178,43.4165458274],[2.3674432162,43.4232319211],[2.3503608665,43.4322329285],[2.3113037088,43.4415392537],[2.3037168982000003,43.447914625],[2.2820687352,43.4410544092],[2.2620370185,43.4594961011],[2.2214864271,43.4262840747],[2.2298563945,43.411111247],[2.2150663459,43.3834659491],[2.1857015963,43.3953244987],[2.1704304368,43.4165365884],[2.1594000624,43.4152792448],[2.1297207128,43.3998930947],[2.109315947,43.3944055184],[2.0860940888,43.3987635514],[2.0732491546,43.3949629342],[2.0528352176,43.4305073891],[2.029099619,43.4367447136],[2.0397067275,43.4238724533],[2.0205673928,43.4228535655],[1.9880248419000002,43.4074364754],[1.9815634434,43.4153114111],[1.9562789513,43.4254562653],[1.9494647148,43.4193739096],[1.9342593238,43.4252274836],[1.9253111383000001,43.4209121359],[1.9146320550000002,43.4009171964],[1.8749037469,43.4358588219],[1.8604735772,43.4428574685],[1.8466809135000002,43.4373471947],[1.8462746406,43.4251575337],[1.8227887694,43.4167729321],[1.8128623921,43.3944608066],[1.8025304235,43.3870439082],[1.8069340032,43.3646840724],[1.8042432490000002,43.3579092367],[1.8166999179,43.348277186],[1.813506617,43.3414054022],[1.7824714404000002,43.3461834697],[1.7726761332,43.3365539274],[1.7492665142,43.344688146],[1.7235611802,43.3296443686],[1.7364596185,43.3165063917],[1.7037438046000002,43.3026606325],[1.7089068389,43.2919217019],[1.6986805762000001,43.2773412485],[1.6884309014999999,43.2735493655],[1.7006792008,43.2619719997],[1.7032870022000002,43.2390513916],[1.7239100703,43.224432369],[1.7255031906,43.2119481912],[1.7081872393,43.198239072],[1.7136113704,43.185643668],[1.725645745,43.1872618203],[1.7435831558000001,43.1827258939],[1.7445652992,43.1761100177],[1.7718021966,43.1646138149],[1.7823231818,43.1571379999],[1.8056404957,43.156344451],[1.8265303777000002,43.1454417307],[1.8555295791000002,43.1470910502],[1.8805551051,43.1403427008],[1.8808514849,43.1266170459],[1.9022617692,43.1233263468],[1.9168204953,43.1334556847],[1.9286485501000001,43.1254205675],[1.9493729475000001,43.1211719326],[1.9558112201000002,43.0803566811],[1.9633693363,43.068546655],[1.946914675,43.0655941357],[1.9408658970000001,43.0527605184],[1.9732734094,43.0462151595],[1.9848684966999999,43.033072619],[1.9859685616,43.0233924078],[1.9763227036000002,43.0151728832],[1.987869303,42.9935358728],[1.9823440401,42.9877095097],[1.9853242059,42.9669551843],[1.9985922144,42.9613657584],[1.9897066018,42.9532214289],[1.9800370163,42.96097996],[1.9631392065000002,42.960778739],[1.9366709573,42.9539303418],[1.9338592557,42.9393000664],[1.9806858541,42.9298487611],[1.9920549979,42.9051725161],[1.9810014235,42.8786403596],[1.9868856991000001,42.8709277187],[1.9461228217,42.8560625563],[1.876032752,42.852575181],[1.8767631109,42.841099479],[1.8590441012,42.8248140385],[1.8618935774,42.8181787252],[1.8963542043000001,42.8082690378],[1.9194322542000002,42.7805800915],[1.9215320045,42.7699136687],[1.9139290067,42.7579597224],[1.9298170849,42.7553184801],[1.9622976156,42.7376554077],[2.007721299,42.7340241312],[2.0475505212,42.7490921626],[2.056935869,42.7562933358],[2.0852993292,42.7517725245],[2.0879327568,42.7388267171],[2.1392288245,42.7122093628],[2.1471887239,42.7011990094],[2.1594084185,42.702228979],[2.1757256885,42.6826915798],[2.1660488223,42.6639174328]]],"type":"Polygon"}</text:p>
          </table:table-cell>
          <table:table-cell office:value-type="string" calcext:value-type="string">
            <text:p>43.103293402, 2.413526662</text:p>
          </table:table-cell>
          <table:table-cell table:number-columns-repeated="3"/>
          <table:table-cell table:formula="of:=[.E84]/[.D84]" office:value-type="float" office:value="41838.5922787194" calcext:value-type="float">
            <text:p>41838,592278719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6</text:p>
          </table:table-cell>
          <table:table-cell office:value-type="string" calcext:value-type="string">
            <text:p>Vienne</text:p>
          </table:table-cell>
          <table:table-cell office:value-type="float" office:value="1733" calcext:value-type="float">
            <text:p>1733</text:p>
          </table:table-cell>
          <table:table-cell office:value-type="float" office:value="76558960" calcext:value-type="float">
            <text:p>76558960</text:p>
          </table:table-cell>
          <table:table-cell office:value-type="float" office:value="3017" calcext:value-type="float">
            <text:p>3017</text:p>
          </table:table-cell>
          <table:table-cell office:value-type="float" office:value="55709" calcext:value-type="float">
            <text:p>5570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0.0539070279,47.1636789504],[0.0362637173,47.1600454739],[0.0188843768,47.1759905324],[-0.01210108,47.1564478316],[-0.0360947073,47.1251763107],[-0.0393178364,47.1079957177],[-0.0265251534,47.1060897473],[-0.0355036514,47.0867410215],[-0.0442528186,47.0932718163],[-0.0674093214,47.0996070272],[-0.0951171259,47.095181441],[-0.1050271366,47.0713001163],[-0.1021003017,47.0651716668],[-0.0934810517,47.0468158222],[-0.0848266354,47.0119049621],[-0.0881061182,46.993909321],[-0.0776622939,46.9890399897],[-0.053858605100000005,46.99433456],[-0.0357866565,46.9870620266],[-0.0341980008,46.97671339],[-0.046362121900000004,46.9657939986],[-0.022258782600000002,46.9388447824],[-0.008944856400000001,46.9078883563],[-0.0234592278,46.8962624997],[-0.0266905824,46.8754998094],[-0.0071182483,46.8699489371],[-0.000768695,46.863410143],[0.0254012983,46.8528512453],[0.0120740419,46.8403861924],[-0.0082095306,46.8478604707],[-0.045757505500000004,46.8321870744],[-0.0448515094,46.8224697607],[-0.0300417964,46.8202164141],[-0.020326846500000002,46.8125599399],[-0.007018334,46.8221291777],[0.0060701438,46.8085659499],[-0.0267063235,46.7887304894],[-0.017713174,46.7779543465],[-0.0231178467,46.7690314397],[-0.0123995895,46.7543410853],[0.0064523098,46.7539222115],[0.038242561200000004,46.7318781804],[0.013928844000000001,46.7242254496],[0.0045072667,46.7177563257],[0.0026300015,46.7001014755],[-0.0167254189,46.6962925875],[-0.0065771332,46.6834241453],[-0.040392693,46.6640540184],[-0.0323266384,46.6507405438],[-0.0548202998,46.6424496205],[-0.0676006951,46.6295666039],[-0.059621077200000004,46.6227000094],[-0.0298215936,46.627094631],[-0.019318917300000002,46.6386877515],[0.0007206304,46.6433337525],[-0.0023351015,46.6289220931],[-0.013636574,46.615029788],[0.021280626400000002,46.6104412443],[0.019899324700000002,46.5850598649],[-0.0077188114,46.5679890406],[-0.0048353005000000004,46.5504511332],[0.007734071800000001,46.5476808474],[-0.0072208315,46.5231230426],[-0.017371553,46.5269790718],[-0.0320782173,46.5152901206],[-0.0430440505,46.4839516031],[-0.0428576171,46.4700937031],[-0.0137591818,46.4748525447],[-0.0095878609,46.4677130953],[-0.018806955,46.4535809426],[-0.0099044765,46.4500574049],[-0.0110917468,46.4286273553],[-0.0195434147,46.4195668035],[-0.00794268,46.3889900779],[0.0160841467,46.3907457647],[0.0342987191,46.3737250242],[0.015582156000000002,46.3570130769],[0.0229742753,46.3456460321],[0.021264366,46.3350475312],[0.0381843835,46.3238345918],[0.0782777402,46.3050810482],[0.0982070213,46.3216019153],[0.1040102432,46.3351080699],[0.1377283122,46.3493389889],[0.15409950660000002,46.3447534778],[0.17705689200000002,46.3280828869],[0.1648747076,46.3178715175],[0.16951424380000002,46.3080563932],[0.1554143562,46.2972113713],[0.1708009516,46.2840347358],[0.1676081584,46.2704421967],[0.1596703617,46.2665401189],[0.1288050594,46.2674893571],[0.1438866124,46.2291499048],[0.129968522,46.2273091382],[0.1135909504,46.2123367253],[0.10760792470000001,46.1860387026],[0.1346813319,46.182285859],[0.1495876599,46.1721632712],[0.15508165810000002,46.157316177],[0.1719495202,46.1558118532],[0.1879995298,46.1486162466],[0.1946955716,46.1605316118],[0.2169197851,46.1553936161],[0.2157864306,46.1389208322],[0.2058576417,46.1356629135],[0.2023327882,46.1194076093],[0.18823317080000002,46.1114037919],[0.1974488147,46.0954082269],[0.21918967860000002,46.0948141808],[0.2424432669,46.0815427028],[0.2754472945,46.0667011602],[0.2985578864,46.0590205789],[0.3143300657,46.065101382],[0.3786525088,46.0618709672],[0.38935635350000003,46.0676688715],[0.4093396983,46.0562955411],[0.41327746,46.0491803575],[0.4444915226,46.0507081703],[0.4693537232,46.0616430608],[0.4756879366,46.0827097297],[0.4665097508,46.087592796],[0.4463671926,46.0876772442],[0.4477389489,46.0989791248],[0.4669117628,46.116525056],[0.47214298800000004,46.1301991724],[0.4878991567,46.1275064078],[0.4927178358,46.1359079025],[0.5086788198000001,46.1319401386],[0.5052739395,46.118613484],[0.5195794850000001,46.11496829],[0.5227234931,46.1067303602],[0.5380323873,46.0954289316],[0.5399149222,46.0855505599],[0.563552983,46.0903382636],[0.5743317486,46.0798023951],[0.593725332,46.0810884352],[0.6174833061,46.0925664807],[0.6443386743,46.0920272429],[0.6668203747,46.0970412402],[0.6872410096,46.0972430809],[0.6754327344000001,46.1116122512],[0.6884162826,46.1230059209],[0.7105471837,46.1293667776],[0.7125904528,46.1395652192],[0.7280609189,46.1350669913],[0.7467222521,46.1383747188],[0.7823564395,46.1325712084],[0.8095091102,46.1382050954],[0.8231747843,46.1285785648],[0.8471197806,46.1374478997],[0.8333803884000001,46.1456795814],[0.827915811,46.1746349782],[0.8364024652000001,46.1795730433],[0.819875161,46.1921120042],[0.8015659743,46.2002028791],[0.7940170345,46.2116413831],[0.8098646883,46.2272248691],[0.8483017804,46.2287592932],[0.8494220364,46.2455878791],[0.8573531716,46.2485255166],[0.8614529284,46.2618787698],[0.8907335249,46.2685839234],[0.9015943925000001,46.2841540198],[0.9295876169,46.2807741582],[0.9330385591,46.2889538314],[0.9907758744,46.2850545577],[1.0041616868,46.280469071],[1.0098194469,46.2951901772],[1.0066542201,46.3027084304],[1.0278256362,46.3228314041],[1.0255632236,46.3404478905],[1.0509021348,46.358099005],[1.0669440451,46.3621164606],[1.0778968889,46.3583635882],[1.102466754,46.3634606968],[1.1086774992,46.3538522326],[1.1264432132,46.3484962114],[1.1286252312,46.3634083736],[1.1513157268,46.3701384153],[1.1469657078,46.3758963495],[1.1596105408,46.390397147],[1.1774889018999999,46.3839306413],[1.196926061,46.4015158189],[1.1920456013,46.4056295578],[1.2065498317,46.422892334],[1.1835649719,46.4293652435],[1.1862495509,46.441169219],[1.1518355523000001,46.4486481516],[1.1351779798,46.4709608233],[1.1533819855,46.4726480483],[1.1391221706,46.4869504571],[1.1466226768,46.5054853056],[1.1078221345,46.5318168951],[1.0877536979,46.538324059],[1.0641371873,46.5396589517],[1.0506236148,46.536005863],[1.0195651885,46.5400823275],[1.0246282953,46.5497004258],[1.0134771788,46.5678587605],[0.9892582509000001,46.5652552151],[0.9737662367000001,46.5746496044],[0.9412435130000001,46.5809744429],[0.9376848788000001,46.5944260404],[0.9159663688,46.5966540438],[0.9071712085,46.6073458853],[0.906417848,46.6191796488],[0.8939646212000001,46.6286371705],[0.9179001159,46.6504833276],[0.9066283298000001,46.6659536108],[0.9098426005,46.6829415489],[0.9277397753000001,46.695998026],[0.9079557859,46.7190597414],[0.913152358,46.7256755732],[0.9017810507,46.7363670769],[0.8784574188000001,46.7408898181],[0.8674070180000001,46.7481927359],[0.8275351841,46.7779490289],[0.8261463772000001,46.7877371945],[0.8118039547,46.7952095794],[0.8093253434000001,46.8262017233],[0.7865993928,46.8412836171],[0.7904951901,46.8524888609],[0.7680240478,46.8511472408],[0.7655174702,46.8657581055],[0.7477511655,46.86882293],[0.7332150876,46.8765001682],[0.7266644138,46.8866638067],[0.7053197178,46.9023529917],[0.7090429139000001,46.9177460506],[0.7060340427,46.9356883644],[0.6912138046,46.9747699338],[0.6585833994,46.9797966745],[0.647903658,46.9883400124],[0.6374188190000001,46.9854577473],[0.621253528,46.996822673],[0.6199384169000001,47.007186578],[0.5726975783,47.0048505307],[0.5727518736,46.9875893964],[0.5788949710000001,46.9794602571],[0.6016349027,46.972350941],[0.5982170319,46.9568749101],[0.5649686690000001,46.955636092],[0.5401016495000001,46.9603480601],[0.5277411784,46.9557634776],[0.5017699969,46.9570718684],[0.4448862924,46.9412687294],[0.4386419295,46.9294850772],[0.4175587421,46.9373814851],[0.40197445670000004,46.9379644789],[0.3665142856,46.949874286],[0.3478741072,46.9365816797],[0.3249706545,46.9305488484],[0.3112051515,46.9379625015],[0.3013143508,46.9558516097],[0.3080437487,46.962834873],[0.2980813087,46.9837282336],[0.3115961763,46.9962498465],[0.30706600430000003,47.0110777793],[0.2986024284,47.0196615644],[0.3102878224,47.0257440893],[0.3093333775,47.0442028209],[0.2983322514,47.0540372936],[0.2669111679,47.0449776041],[0.26763453930000003,47.0677513909],[0.2442153597,47.0715021325],[0.20795546750000002,47.0533228126],[0.19229905730000002,47.0654421978],[0.1796704591,47.0591219759],[0.1756888211,47.0729002761],[0.20116608290000002,47.0912964679],[0.1737635026,47.1123769568],[0.16275199510000002,47.1024145977],[0.1351803672,47.107114727],[0.13640565840000002,47.1216756463],[0.1235188323,47.1284918103],[0.10699099020000001,47.1286317895],[0.10455657310000001,47.1208023484],[0.0764243666,47.1238522104],[0.0813163031,47.1315714036],[0.0783667948,47.1464232552],[0.0656060312,47.1430677937],[0.0539070279,47.1636789504]]],"type":"Polygon"}</text:p>
          </table:table-cell>
          <table:table-cell office:value-type="string" calcext:value-type="string">
            <text:p>46.5649743, 0.45944265100000004</text:p>
          </table:table-cell>
          <table:table-cell table:number-columns-repeated="3"/>
          <table:table-cell table:formula="of:=[.E85]/[.D85]" office:value-type="float" office:value="44177.1263704559" calcext:value-type="float">
            <text:p>44177,126370455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Pyrénées-Orientales</text:p>
          </table:table-cell>
          <table:table-cell office:value-type="float" office:value="690" calcext:value-type="float">
            <text:p>690</text:p>
          </table:table-cell>
          <table:table-cell office:value-type="float" office:value="30562474" calcext:value-type="float">
            <text:p>30562474</text:p>
          </table:table-cell>
          <table:table-cell office:value-type="float" office:value="989" calcext:value-type="float">
            <text:p>989</text:p>
          </table:table-cell>
          <table:table-cell office:value-type="float" office:value="44443" calcext:value-type="float">
            <text:p>4444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"coordinates":[[[1.7861385583,42.5736739355],[1.7729601438,42.5661669681],[1.7507037531,42.5641800137],[1.7344632646,42.5490054569],[1.7348906333,42.5337171977],[1.7249547785,42.5158028944],[1.7304087339,42.4923875335],[1.746792368,42.4955750252],[1.7619069749,42.4875802168],[1.7919464165,42.4855134476],[1.8043040322000001,42.4903878039],[1.8234207539,42.4866275976],[1.8438825181,42.4765127473],[1.8474771631,42.4683267294],[1.8649525003,42.4662226277],[1.8811378443,42.4598274963],[1.884131622,42.4504852559],[1.916295902,42.4462359193],[1.9327229785000002,42.4546397331],[1.9428961534,42.4444938258],[1.9446041951000002,42.4280680892],[1.9585712825,42.4241440861],[1.9557245007000001,42.4098879869],[1.9609647224,42.3909029475],[1.9724761874,42.3732273073],[1.9864141311,42.3619271575],[2.0160624738,42.3470927251],[2.033244291,42.3580553297],[2.0588481956,42.3577310587],[2.0727738458,42.3655052551],[2.0868976571,42.3638403786],[2.0894812679,42.3737715917],[2.1161984407,42.3831552753],[2.1289246264,42.4127121555],[2.1487158212,42.4208750337],[2.1738291427,42.4222817066],[2.1802644292,42.4181982512],[2.2064951523,42.4174179003],[2.2236523734,42.425668514],[2.2464147357,42.4289187152],[2.2567735869,42.4387364858],[2.2726848871,42.4337557281],[2.2907771599,42.4230998683],[2.3058666952,42.4283894241],[2.3244311121,42.4176708101],[2.3439835121,42.4168850981],[2.3491280769,42.4068762011],[2.4140918973,42.3913048],[2.4325010442,42.3935760897],[2.4328540284,42.3779219013],[2.4662885651,42.360568493],[2.4809237692,42.341030664],[2.5002000654,42.3432009484],[2.5262258936,42.3334575213],[2.5417124131,42.3335630865],[2.5539530417,42.3463258164],[2.5540112966,42.3541105852],[2.5781109555,42.3580458221],[2.6102034037,42.346809113],[2.6547022785000003,42.3414127306],[2.6755046807,42.3424057325],[2.6739473614,42.3590358873],[2.6608803374,42.3660210467],[2.6611786044,42.3773138234],[2.6713791837,42.3877937392],[2.6743390117,42.4049823312],[2.693487809,42.4067361617],[2.7165974374,42.4213543652],[2.7559283265000003,42.4257680246],[2.7704701926,42.4116253838],[2.8009584051000003,42.4244009828],[2.8186265138,42.4405159356],[2.827495221,42.4392974012],[2.8390874604,42.4594118265],[2.8567527453,42.4540634665],[2.8704796742000003,42.4674304603],[2.9184654476,42.4561662868],[2.9300667139,42.4723069724],[2.9451282865,42.4797236549],[2.9600557169,42.4739790947],[2.9674140004,42.4654995903],[2.9890874394,42.4740336576],[3.0130212452,42.4663999719],[3.0318201841,42.4749202822],[3.0404951944,42.473455726],[3.0473095549,42.4569474216],[3.070046316,42.4359173575],[3.0858668953,42.425560771],[3.0988844396,42.4251548896],[3.1076187469,42.4338051693],[3.1739566291,42.4353696725],[3.1550732657,42.4776717242],[3.1297835187,42.4831681636],[3.1333126608,42.4975195386],[3.1242859757,42.5027181426],[3.1345116616,42.5144242583],[3.1217902253,42.5217443451],[3.0916036275,42.5258116925],[3.0720862522,42.5354436635],[3.0567321205,42.5372553382],[3.050561997,42.5472423321],[3.0402015091,42.6184816869],[3.036285674,42.6284533913],[3.0343140046,42.6605790315],[3.0404462676,42.7221675303],[3.0377571088,42.7311049062],[3.0387709449,42.7993550136],[3.0438407007,42.838137391000004],[2.9766530738,42.8701788645],[2.9476025918,42.8760253997],[2.9173618276,42.8849863067],[2.9071141258,42.8957906275],[2.8802013292,42.9017387065],[2.8652428487,42.9185320463],[2.8346663009,42.9123994127],[2.8177911374,42.9004153668],[2.7888798569,42.8960666232],[2.7617738602,42.8733602961],[2.7542814371,42.8517409474],[2.7375819740000003,42.8357401494],[2.7113656583,42.8361458152],[2.6957461641,42.8304555617],[2.6808803796,42.8306632536],[2.6651284701,42.8366400223],[2.6384013527,42.8341451536],[2.6042618378,42.8359355129],[2.5515414329,42.8467536056],[2.5301062917,42.8434291235],[2.5018177463,42.8515961247],[2.4746549745,42.8394149465],[2.4524842641,42.8369615877],[2.4113313532,42.8417956334],[2.3821596136,42.848744692],[2.3365812075,42.8410528548],[2.3271994831000002,42.8374127246],[2.3190776314,42.8239510626],[2.3343368901,42.814880057],[2.3334412255,42.8019157739],[2.3440279129,42.8013282279],[2.3430245197,42.7753565915],[2.3502846172,42.7687989743],[2.3559969906,42.7441554855],[2.3555042444,42.7271808484],[2.3459638255,42.7251934265],[2.3201388477,42.7067034638],[2.2905384119,42.7002363052],[2.2719107147,42.7040180031],[2.2553139443,42.6981879973],[2.2467545413,42.6815732633],[2.2386560783,42.6762093204],[2.2178143479,42.6723024705],[2.1782791753,42.6504399505],[2.1660488223,42.6639174328],[2.1432574746,42.6638092806],[2.1278170704,42.6723440314],[2.0963466704,42.6640779051],[2.0705596858,42.6665463008],[2.0289780673,42.6525928736],[1.9970194909,42.6601618325],[1.9762801388,42.6211213489],[1.9543694485,42.6189843036],[1.933425194,42.6047576242],[1.9133178654,42.6074852679],[1.9002434709,42.6152160786],[1.8911025117,42.5933911253],[1.8737408173,42.5900213505],[1.8743240181,42.5816785107],[1.8375672197,42.5847940996],[1.7960155062,42.5714741346],[1.7861385583,42.5736739355]],[[1.960234967,42.4704161019],[1.9630834999000002,42.4787099587],[1.9896325443,42.4936892493],[1.9927396515,42.4843322832],[1.9866603511,42.4713941253],[1.9918317159,42.4626143573],[2.0127768703,42.4483569051],[1.9839244838,42.4467365078],[1.9599012169,42.4532766968],[1.960234967,42.4704161019]]],"type":"Polygon"}</text:p>
          </table:table-cell>
          <table:table-cell office:value-type="string" calcext:value-type="string">
            <text:p>42.599820084, 2.522149342</text:p>
          </table:table-cell>
          <table:table-cell table:number-columns-repeated="3"/>
          <table:table-cell table:formula="of:=[.E86]/[.D86]" office:value-type="float" office:value="44293.4405797101" calcext:value-type="float">
            <text:p>44293,4405797101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2</text:p>
          </table:table-cell>
          <table:table-cell office:value-type="string" calcext:value-type="string">
            <text:p>Tarn-et-Garonne</text:p>
          </table:table-cell>
          <table:table-cell office:value-type="float" office:value="529" calcext:value-type="float">
            <text:p>529</text:p>
          </table:table-cell>
          <table:table-cell office:value-type="float" office:value="23707316" calcext:value-type="float">
            <text:p>23707316</text:p>
          </table:table-cell>
          <table:table-cell office:value-type="float" office:value="1022" calcext:value-type="float">
            <text:p>1022</text:p>
          </table:table-cell>
          <table:table-cell office:value-type="float" office:value="60462" calcext:value-type="float">
            <text:p>6046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1.8819742842,44.3401640724],[1.8537903303,44.3321688639],[1.8474953722,44.3381509357],[1.8304254888,44.3333750234],[1.8265310798,44.3236802179],[1.7948099478000001,44.3347667921],[1.7833851091000001,44.3158104746],[1.7664641384,44.3160324901],[1.7590463418,44.3243276955],[1.7382779742999999,44.327294534800004],[1.7342853543999999,44.3178337538],[1.7073796808,44.3123280961],[1.7024144226,44.3146886191],[1.6517594661000001,44.2868759279],[1.6479032885,44.276670953],[1.6352542148,44.2691505024],[1.6141953930000001,44.2807001569],[1.6167690003000001,44.297210164],[1.6007015111,44.2958355664],[1.595439708,44.3036152686],[1.5697688193000001,44.3007167191],[1.5786493832000001,44.2839120994],[1.5614756653000001,44.279392552],[1.5768962503,44.2704708921],[1.5870953006000001,44.2488819351],[1.5700558618,44.2364953783],[1.5440796949,44.2298846825],[1.5298580234,44.2342703139],[1.5168082959,44.2541032823],[1.5241043523,44.2600857274],[1.5092708148,44.2737722618],[1.4969584968,44.2708424713],[1.4729285049,44.284221692],[1.4646079876,44.2689466278],[1.4547388463,44.2682942103],[1.4492631384,44.2532299398],[1.4297252675,44.2426341772],[1.3809909142,44.2252333363],[1.3590236714000001,44.2081122899],[1.3295586316999999,44.2305507175],[1.3062964383,44.22715312],[1.2815000803,44.235935734],[1.2849942852,44.2524599367],[1.3039862026,44.2617769478],[1.2943678877,44.2698732506],[1.3026602548000001,44.2834850243],[1.2989483211000001,44.2952985893],[1.2837084522,44.290873303],[1.2709775796,44.2810653146],[1.2550629407,44.2846303414],[1.2477814166,44.2662392993],[1.2348588134,44.2771427163],[1.2044057652,44.2823404874],[1.1971065936,44.2799700859],[1.1775457474,44.2918600129],[1.1771433636,44.299230085],[1.1611343279,44.3104559039],[1.1512567201,44.3073090896],[1.1359758539,44.3174055577],[1.1224171194,44.3156775243],[1.1083591526,44.3271661087],[1.1103869556000001,44.3396319714],[1.0858340999,44.3549656926],[1.0938567341,44.3663881525],[1.1266734667,44.3730519652],[1.1349961798,44.3787011525],[1.1371641713,44.3924071472],[1.1029500546,44.3921903427],[1.0825787481,44.3815094649],[1.0642270372,44.3786211347],[1.0590753696,44.3666914776],[1.0496683576999999,44.3626893155],[1.0157416718,44.3638278674],[0.9966639876000001,44.3691496687],[0.9775270639,44.3568353035],[0.9685000997000001,44.3620663528],[0.9508200565,44.3583446984],[0.9187388226000001,44.3845299577],[0.8980028749000001,44.3813012332],[0.8869537164,44.3659164757],[0.8956224528000001,44.3462639728],[0.8882064064,44.3324589927],[0.8738235558,44.323081721],[0.8724549260000001,44.3086846918],[0.8830269808000001,44.3082656523],[0.894251259,44.2970688436],[0.9163493234000001,44.3023415675],[0.92581199,44.2865160653],[0.9508962554,44.2750964675],[0.9187983688,44.238191572],[0.9292426095,44.2303636338],[0.9047447631000001,44.1963900393],[0.9062389639,44.1903507505],[0.8596200787,44.1929403163],[0.8529132081,44.1749684753],[0.8847391518000001,44.1605943191],[0.8942120269,44.1438277559],[0.8776434838,44.1289148345],[0.8688448248,44.1264319214],[0.8325422205,44.1372405518],[0.8195001154,44.1438069558],[0.7882849952000001,44.1443737955],[0.7957858532000001,44.1323594184],[0.7966203724,44.1143096127],[0.7744416302,44.116260062],[0.7559915699,44.1069156912],[0.7486718589,44.0870403394],[0.7383001681,44.0756211545],[0.7418903159,44.0652173568],[0.7594280611,44.0500676861],[0.7609742679,44.0311617712],[0.8103094618000001,44.048732167],[0.8195420082,44.0564606071],[0.8388418462,44.0457887884],[0.855938818,44.0415215866],[0.8364690569000001,44.0247926402],[0.8253553006000001,44.0300770186],[0.8125770734000001,44.0246056783],[0.8274873583,43.9965601574],[0.7916388121,43.9692174138],[0.7898498121,43.960763213],[0.7683431132,43.9509780622],[0.7594978561,43.9430380476],[0.7628839163000001,43.9299663789],[0.7717570753,43.9220332485],[0.7866374547,43.9241337334],[0.8094403913,43.932712359],[0.8427850566,43.914595052],[0.8647732867,43.9234546891],[0.8905859824000001,43.9030475746],[0.8841126509,43.89085434],[0.8835771385000001,43.8748428794],[0.9060163509,43.8597484566],[0.8952862868,43.8503380082],[0.8951513786,43.8397514286],[0.9246081626,43.8318314076],[0.9048033359000001,43.8106326147],[0.8959448682000001,43.7914524192],[0.9040374539,43.7830709375],[0.9483868231,43.7920418056],[0.9536971499,43.787412105],[0.9626871215,43.7909355052],[0.9792998032,43.7863685783],[0.9920510631,43.7973649043],[1.0361993784,43.8042282849],[1.0589938158,43.7985263014],[1.0837975286,43.8151229061],[1.0928559883,43.8123328364],[1.1101685871,43.7961833048],[1.1271585784,43.8106069336],[1.1574127756,43.8188744422],[1.1608493695,43.8081956605],[1.1755536906,43.8045622932],[1.1803334377999999,43.7949640798],[1.2167231024,43.7919300058],[1.2214191088,43.772141521],[1.2777435134,43.7871966701],[1.2691122769,43.7922453591],[1.3086531966,43.8017662122],[1.3269697801,43.8091235624],[1.3433703955,43.8105207222],[1.3600318312,43.8173234379],[1.3570786494,43.8340503915],[1.3469963985,43.8381933292],[1.3090524926,43.8405433513],[1.294713887,43.8486678171],[1.3194489646,43.8580906281],[1.3421988783,43.8526815393],[1.3646218447,43.8555420505],[1.3483423627,43.8689839614],[1.3651958521,43.8897766631],[1.3931588158000001,43.8805479748],[1.4017840699000002,43.8856144272],[1.4181393194,43.8710773988],[1.4305136196000001,43.8692470324],[1.4473045812,43.8741146144],[1.4746636959,43.9021154584],[1.4863553595,43.9034392882],[1.4921172095,43.887257805],[1.5242898671,43.904021534500004],[1.5321763236,43.9201451075],[1.5557956715999999,43.9183492187],[1.5746181565000001,43.9195991762],[1.5752544329,43.9392035615],[1.5661620705,43.9443691626],[1.5390270618000002,43.9461952225],[1.550329358,43.9617278692],[1.5667419969,43.9653179594],[1.5848567786,43.9612676158],[1.6192209353,43.9592300151],[1.621003164,43.9798308817],[1.6372198946,43.9947736411],[1.6585556991,43.9969618658],[1.6489393661,44.0119106898],[1.6714222776,44.0106630246],[1.6790179451,44.0209282172],[1.6918107375,44.022480709],[1.6954961069,44.0354838577],[1.7043877128,44.0444134755],[1.6921276565999999,44.063015825],[1.6635696139,44.067312177],[1.6702919930000002,44.0881237458],[1.6530820454000001,44.0964146752],[1.6585735672,44.1168421909],[1.6838860258000001,44.1143756481],[1.7059386142,44.1173612759],[1.7644282389,44.1079446025],[1.7701424303,44.0980685077],[1.7885434008,44.103608689],[1.7892253302,44.1123026813],[1.8110895012000001,44.1204417864],[1.8352221188,44.1055649553],[1.8405146938999999,44.1142903627],[1.8290248029,44.1334170412],[1.8468967584,44.1356165209],[1.8630762473,44.1440111026],[1.8995532876,44.1322564704],[1.9138119465,44.1418294814],[1.8967827498,44.158397809],[1.9203328976,44.1627827769],[1.9461718065,44.1463714396],[1.9541318836000001,44.1500059162],[1.9701043809,44.1426139115],[1.9901713871000002,44.1494849747],[1.9961754018,44.1601356493],[1.9767399646000001,44.1620353881],[1.9739683920000002,44.1815328824],[1.9334140009,44.187976594],[1.9139790212,44.1851106704],[1.9028879683,44.1929479416],[1.9043988015000002,44.209583883],[1.9112009597,44.2139463189],[1.9309307363000001,44.2382372264],[1.9333988185000002,44.2458939345],[1.9620303134000001,44.2423235256],[1.964063799,44.2659322236],[1.9709667639,44.2739926356],[1.9578584735,44.2804873959],[1.9100958313,44.2814410616],[1.9006828129,44.2791021853],[1.8687063601,44.2921063392],[1.8818110078,44.3043862314],[1.8593392877000001,44.320440614],[1.8819742842,44.3401640724]]],"type":"Polygon"}</text:p>
          </table:table-cell>
          <table:table-cell office:value-type="string" calcext:value-type="string">
            <text:p>44.085804549, 1.282242123</text:p>
          </table:table-cell>
          <table:table-cell table:number-columns-repeated="3"/>
          <table:table-cell table:formula="of:=[.E87]/[.D87]" office:value-type="float" office:value="44815.3421550095" calcext:value-type="float">
            <text:p>44815,342155009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6</text:p>
          </table:table-cell>
          <table:table-cell office:value-type="string" calcext:value-type="string">
            <text:p>Alpes-Maritimes</text:p>
          </table:table-cell>
          <table:table-cell office:value-type="float" office:value="160" calcext:value-type="float">
            <text:p>160</text:p>
          </table:table-cell>
          <table:table-cell office:value-type="float" office:value="7171347" calcext:value-type="float">
            <text:p>7171347</text:p>
          </table:table-cell>
          <table:table-cell office:value-type="float" office:value="201" calcext:value-type="float">
            <text:p>201</text:p>
          </table:table-cell>
          <table:table-cell office:value-type="float" office:value="44340" calcext:value-type="float">
            <text:p>443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"coordinates":[[[6.6362958844,43.7889241753],[6.645029818,43.7782888866],[6.6400484202,43.7685707562],[6.6521061177,43.7654555058],[6.6607855906,43.7479150166],[6.6827124803,43.7579403181],[6.7013943716,43.7540654797],[6.714932778,43.7386718292],[6.7535177426,43.7397450238],[6.7562097481,43.7273607627],[6.7664738435,43.7211413136],[6.7728260984,43.6957638611],[6.7610678831,43.6806379902],[6.7610911603,43.6661950736],[6.7756502103,43.660345671900004],[6.8035054881,43.626838017],[6.8132665834,43.6306423012],[6.8385042006,43.6174659067],[6.8491619743,43.6081108921],[6.8819574565,43.6061911365],[6.8934935695,43.6119291746],[6.9079060253,43.5990920472],[6.9000473686,43.5781757147],[6.9075850318,43.5724093829],[6.8977965883,43.5575084045],[6.8873983522,43.5525431905],[6.8785202991,43.5327160592],[6.8956460792000005,43.5275125432],[6.8948798736,43.5182995491],[6.884038873,43.502544382],[6.9123308654,43.4938267848],[6.9139657982,43.4827563793],[6.9334593424,43.4803074059],[6.9476281238,43.4853230936],[6.9564002282,43.5014621562],[6.9375850660000005,43.5098205525],[6.9501553946,43.5332147844],[6.9682751327,43.5443869604],[6.9880185916,43.5486788989],[7.032385695,43.5461358563],[7.0365763263,43.5378159818],[7.0548066774,43.5475288359],[7.0681335676,43.5623203992],[7.0881080827,43.5701844318],[7.1123430974,43.5673702675],[7.1215810674,43.5596534123],[7.1204033213,43.5454629763],[7.1363730081,43.5448992345],[7.1394236591,43.5701056436],[7.1251800518,43.5738330646],[7.1300447064,43.5899170931],[7.1256098696,43.5938329669],[7.1285946132,43.6137648703],[7.1427716302,43.6405176831],[7.1556094006,43.6527364913],[7.2017138384,43.6570986769],[7.2132474462,43.6481756132],[7.2306814234,43.6658235793],[7.2306072548,43.678547308],[7.2402404935,43.6874804291],[7.2582413813,43.6937236012],[7.2832851259,43.6945375967],[7.3060732679000004,43.685792822],[7.3131340675,43.7059324099],[7.3266337955,43.6968168908],[7.3200939666,43.6907885895],[7.3263776382,43.6745159609],[7.3353769604,43.6784892576],[7.3295728658,43.7019609689],[7.3362047817,43.7106986421],[7.3608535906,43.7225515891],[7.3728768784,43.7181386542],[7.3830008889,43.722821238],[7.4057838035,43.7196061939],[7.4152979991,43.7260716363],[7.4127388731,43.734719332],[7.4307088257,43.7489418475],[7.4454637028,43.7511916933],[7.4620400317,43.7604653324],[7.4745624586,43.7511679884],[7.4899076208,43.7671381211],[7.5094637805,43.7753168468],[7.5144924943,43.7830276133],[7.5299441912,43.7842047139],[7.5186591033,43.8026493894],[7.5068331364,43.8399032905],[7.4948974237,43.8572473658],[7.4977023604,43.8715645709],[7.5390677044,43.8934142753],[7.5630677766000005,43.9019455868],[7.5586453058,43.9182402178],[7.5683455069,43.9230855197],[7.5738399696,43.9357931982],[7.5668627841,43.9434368125],[7.5877774145,43.9550183513],[7.6119314412,43.9559191331],[7.6321863778,43.9647674417],[7.6705198459,43.9984053059],[7.6618937597,44.0180239423],[7.6620835152,44.0276311295],[7.7031265498,44.043404699],[7.7033895828,44.0516963482],[7.7141493813,44.0653759548],[7.7121890395,44.0884088316],[7.7014057365,44.0940336222],[7.6900551747,44.1082137399],[7.6718025156,44.1212843363],[7.6668971916,44.1334112631],[7.6778729357,44.1457742313],[7.6704424599,44.1529906776],[7.6844656079,44.1739487384],[7.6360809072,44.1771126155],[7.6198556506,44.1495141344],[7.5651068195,44.1515902718],[7.5545166713,44.1466838884],[7.5306778768000004,44.1465671573],[7.5156242721,44.1380300387],[7.5039164149,44.143470505],[7.4601012329,44.1257801363],[7.430899555,44.1305489347],[7.4227331175,44.112498153],[7.3931451352,44.1254361089],[7.3679390823,44.1165917377],[7.3577026581,44.1162009471],[7.3448336019,44.1450521075],[7.3166668374,44.1436335357],[7.3100458597,44.1477225006],[7.2805926641,44.1408585072],[7.2623721488,44.1481562293],[7.2486521197,44.1584861473],[7.2417676526,44.1731631085],[7.2207783646,44.1682695506],[7.1936962315,44.1898590364],[7.1631789677,44.208218727],[7.1430660345,44.2001923588],[7.1136359371,44.2178628504],[7.0912305167,44.2211703398],[7.0863764124,44.2291574771],[7.0702459011,44.2329575672],[7.038896535,44.2237259876],[7.0303302778,44.2316162268],[7.0084472796,44.2352072291],[6.9965299704,44.2519358332],[6.9940245715,44.280580206],[6.9715547886,44.293334191],[6.9557437673999996,44.2971041915],[6.9601894447,44.3114625529],[6.9369625939,44.3288479935],[6.9275427461,44.3323349035],[6.9220021548,44.351634106],[6.8874274657,44.3612867559],[6.855901248,44.3429651603],[6.8400805497,44.3465785093],[6.8223981072,44.3326527748],[6.8084207036,44.3300143676],[6.7961976912,44.3161245514],[6.7963671990000005,44.2985195874],[6.7865572686,44.2879486102],[6.790276287,44.2723482786],[6.7624923211,44.2784781049],[6.7590870321,44.2620632706],[6.7239951505,44.2499198564],[6.7250812536,44.2258765736],[6.7140803603,44.2182252212],[6.7160636905,44.2052129802],[6.6980741576,44.1898142319],[6.7018542467,44.1782223646],[6.6870666713,44.167105101],[6.69994073,44.1566182048],[6.7075873866,44.1244697071],[6.7176010013,44.1201503807],[6.7356389675,44.1035925018],[6.7554336574,44.0796231155],[6.7473143988,44.0642989487],[6.7464609469,44.041489721],[6.7761961178,44.0237935237],[6.7884768402,44.0235588594],[6.7958887093,44.0071984383],[6.8387853128,43.9897193821],[6.8456928237,43.9782521338],[6.8478639202,43.9542142632],[6.8755142845,43.9528491447],[6.8810213966,43.9381466706],[6.8948817493,43.928024486300004],[6.9091619476,43.9293350948],[6.9421429312,43.8971424646],[6.8986159713,43.892470349999996],[6.8848668645,43.8890845863],[6.8773250443,43.8982801991],[6.8534551119,43.9136041898],[6.8323321462,43.9184547124],[6.7987476868000005,43.9097178018],[6.7816181475,43.8835529878],[6.7488135358,43.8716422837],[6.6992651501000005,43.8833242486],[6.6943231472,43.8769636992],[6.702027088,43.8559680801],[6.6781695476,43.8519745849],[6.667649781,43.8305916705],[6.6780014412,43.8310428341],[6.7026481468,43.824230072],[6.7118961293,43.814925518],[6.705543822,43.8082526831],[6.6411462525000005,43.7954553498],[6.6362958844,43.7889241753]]],"type":"Polygon"}</text:p>
          </table:table-cell>
          <table:table-cell office:value-type="string" calcext:value-type="string">
            <text:p>43.938042681, 7.116287592</text:p>
          </table:table-cell>
          <table:table-cell table:number-columns-repeated="3"/>
          <table:table-cell table:formula="of:=[.E88]/[.D88]" office:value-type="float" office:value="44820.91875" calcext:value-type="float">
            <text:p>44820,91875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62</text:p>
          </table:table-cell>
          <table:table-cell office:value-type="string" calcext:value-type="string">
            <text:p>Pas-de-Calais</text:p>
          </table:table-cell>
          <table:table-cell office:value-type="float" office:value="10636" calcext:value-type="float">
            <text:p>10636</text:p>
          </table:table-cell>
          <table:table-cell office:value-type="float" office:value="497217068" calcext:value-type="float">
            <text:p>497217068</text:p>
          </table:table-cell>
          <table:table-cell office:value-type="float" office:value="28715" calcext:value-type="float">
            <text:p>28715</text:p>
          </table:table-cell>
          <table:table-cell office:value-type="float" office:value="52379" calcext:value-type="float">
            <text:p>5237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"coordinates":[[[2.0893352221,51.0027508642],[2.0704365323,51.0070115808],[2.0372069329,50.9982309266],[1.9749681469,50.9906412328],[1.949621473,50.9838737789],[1.93571408,50.9865612187],[1.9071381276000001,50.9815856882],[1.892977395,50.9735905134],[1.8708908517,50.974778995],[1.8333816071,50.9634241546],[1.7880290105,50.9565947466],[1.7261293395,50.9366348127],[1.6925516539,50.9156338022],[1.6750437382,50.8985930824],[1.6419586591000002,50.8781418195],[1.6046251928,50.8707790534],[1.5839447884,50.8719018118],[1.5781195325000001,50.8529212924],[1.589107252,50.8252730955],[1.6063858761,50.7951512383],[1.6065142394,50.7701529561],[1.5968016507,50.7522484849],[1.5936717276999999,50.7312161202],[1.5840836108,50.7311513344],[1.5710284446,50.7198252025],[1.5693241041000001,50.7069269479],[1.5608313364000002,50.6993914926],[1.5761339079,50.6394317274],[1.5807146358000002,50.5640612717],[1.6202482235,50.5335782242],[1.6095084952,50.5269067134],[1.5814203736999999,50.5327967487],[1.5773763538,50.5149226246],[1.5745764767,50.4700995248],[1.5641427868000002,50.4193040855],[1.5563364320000002,50.3970088543],[1.570297176,50.3937467179],[1.5781779832,50.3791975822],[1.593108239,50.3784518538],[1.6121767246,50.3700155026],[1.6248640186999999,50.371966753],[1.6354527841,50.3560117039],[1.6463329683999999,50.3483582318],[1.6449535218,50.3393072148],[1.6731323706999999,50.333421349700004],[1.7049782667,50.3437357438],[1.7282360421,50.3459396083],[1.7352012388,50.3534063592],[1.7618337505000001,50.361589561],[1.8026496171000002,50.3598750497],[1.8322419388000002,50.3447167353],[1.8416398964,50.3457687618],[1.872429462,50.3325666792],[1.8763904118,50.3212963367],[1.8982641727,50.3139260333],[1.9183138024000002,50.3118273161],[1.9395627935,50.3308140713],[1.9545923131,50.3288125575],[1.9635104121,50.3171872652],[1.9349986244,50.3021743956],[1.9456728696,50.2879215817],[1.9941504302,50.2757968199],[2.0115424607,50.2674509817],[2.0269387372,50.2696469474],[2.0564505488,50.2545662521],[2.0653801094,50.2559633381],[2.067645466,50.2274155711],[2.0944228071,50.2060425402],[2.1208819353,50.2109068459],[2.1348992847,50.2077984857],[2.1464490017,50.1979084087],[2.1598413294,50.1948898372],[2.1738169943,50.2091929823],[2.1969129527,50.2109353753],[2.2130540419,50.2187130818],[2.230661157,50.2108403093],[2.2461540417,50.2110727014],[2.269857947,50.229013765],[2.2988147866,50.2119408236],[2.3314465265,50.2225462612],[2.3210566071,50.2329067748],[2.3331646052,50.2380168176],[2.3600889382,50.2145717914],[2.3820424934,50.2258700951],[2.392360809,50.2243985103],[2.4040784599,50.2340864672],[2.4140956164,50.2290871151],[2.4523346826,50.2268683264],[2.4734991555,50.2092086699],[2.4857627385,50.2077878445],[2.4953259865,50.1946260837],[2.4148658934,50.1733117038],[2.3922540858,50.156290076],[2.3912984962,50.1418014191],[2.3796624239,50.1238354808],[2.3753998161,50.1093508641],[2.4034895768,50.1057786629],[2.4160239157,50.0932670809],[2.4301075761,50.0884115499],[2.4550205783,50.1313875073],[2.4760516638,50.1369150397],[2.5151868955,50.1409580382],[2.5163825416,50.1338267264],[2.5333845599,50.1139488293],[2.5476791218,50.1231960117],[2.5460671119000002,50.1355376614],[2.5573022625,50.1425790411],[2.5847273582,50.1325805967],[2.5694317518,50.1203572339],[2.5760385241,50.1133464161],[2.6025536865000003,50.1068601732],[2.6268314147,50.1088448108],[2.639332684,50.0970551185],[2.6552011754000002,50.1001767174],[2.6907469153,50.0930353957],[2.7034840108,50.0818655623],[2.718464992,50.0885693502],[2.7024655961,50.0960855863],[2.6975920445,50.1061135059],[2.7140807082,50.109845952],[2.7088479576999998,50.128607925],[2.7318907136,50.1253797489],[2.7503482922,50.1123283206],[2.7624646902,50.1096958272],[2.7769036634,50.1159214635],[2.7820760908,50.0910590111],[2.7589412818,50.0682241652],[2.7640176471,50.0607004594],[2.7424686359,50.0482051611],[2.753084092,50.0385313363],[2.7886632532,50.045203815],[2.8434926508,50.0742124679],[2.8639524189000003,50.0606382562],[2.8753240976,50.0442070425],[2.8719038552000002,50.0360805349],[2.8499086994000002,50.030455484],[2.8751733016000003,50.0198448766],[2.8793706542,50.0304547851],[2.8969206661999998,50.0374675378],[2.9173260004,50.0352187191],[2.9457079468,50.0541084318],[2.9685663978,50.0487122615],[2.9685185316,50.0426685638],[3.0147616104,50.0592147221],[3.0455619344000002,50.0551915558],[3.0790589823,50.0455921748],[3.090276034,50.0537935293],[3.0881243174,50.0831702058],[3.1033653375,50.0786973775],[3.1141067205,50.0926040679],[3.1030140589,50.111949758],[3.0922853651,50.1209749461],[3.1363284318,50.1429857142],[3.1153769286,50.1478440153],[3.1009307724,50.1620213268],[3.1375329371,50.1666797606],[3.1550347593,50.1834273854],[3.1312820801,50.1995819504],[3.1427781443,50.2192058193],[3.1766917956,50.2193898812],[3.1882167434,50.2287823849],[3.1700599696,50.242051527],[3.1470399782,50.2463184638],[3.1491166177,50.2625016869],[3.1160345963,50.2685846186],[3.0575743992,50.2733289483],[3.0485437251,50.2779407701],[3.0337495896,50.2660118965],[3.0180138856,50.2647096634],[3.0122902908,50.2817944291],[3.0475427694,50.2937643228],[3.0626332201,50.3037156808],[3.0843056557,50.31118809],[3.068063181,50.3208255901],[3.0467639729,50.3458260908],[3.0047652063,50.3666355951],[2.9949758582,50.3875201074],[3.0012584522,50.3999762929],[3.0230457239,50.4068228871],[3.038678607,50.4230944581],[3.068616369,50.4256668341],[3.0762762067,50.4441752969],[3.0552402992,50.4555392602],[3.0377243264,50.4416535473],[3.0163412126,50.4420953902],[3.0128270911,50.4536101912],[3.0207193007,50.4849762754],[3.0043566135,50.4951003271],[2.9805062705000003,50.5027213111],[2.9695787247,50.510680756],[2.9299268967,50.5082528433],[2.910264631,50.4997300404],[2.8817421908,50.5077683014],[2.8800022955,50.5155253724],[2.8907166346,50.5298049051],[2.886891078,50.5377825624],[2.8610274685,50.529731176],[2.8259991614,50.525446817],[2.8019495371,50.5345254766],[2.7943728856,50.5493693836],[2.8119602739,50.5501754832],[2.816550589,50.5642753738],[2.8079190106,50.5792309885],[2.7891329357,50.583217674],[2.8062765031,50.6067712948],[2.8317020246,50.6209289429],[2.8696472330000002,50.6312009005],[2.8390980103,50.6575849493],[2.8114069257,50.668465441],[2.7944016462,50.6622814878],[2.7707700672,50.6643902802],[2.7662612382000002,50.6490462074],[2.7922255393,50.6337348153],[2.7857750372,50.6282351482],[2.7595035601999998,50.6353745777],[2.7606327947000002,50.6252366369],[2.7457986499,50.6047469389],[2.7242671309,50.6160143789],[2.723671575,50.6268389761],[2.7128693893999998,50.6321147314],[2.6756246116,50.6269946507],[2.6306494894,50.6176467669],[2.6144585943000003,50.6348931335],[2.6011099659,50.6309264628],[2.5864059835,50.6382893901],[2.5765729263,50.6305634021],[2.5453056791,50.62522787],[2.5329997273,50.6434980702],[2.5092940643,50.6341594633],[2.4874851108,50.6321256869],[2.4502610791,50.6539688828],[2.4290951399000003,50.6570242459],[2.4072262596,50.6737114545],[2.4034358234,50.6816720436],[2.3804272717,50.670787105],[2.3636625436,50.6847968999],[2.3869795308,50.6981889854],[2.3637972701,50.7102595883],[2.3396196146,50.7307221654],[2.3388990753,50.7401141973],[2.3641472889,50.7501888252],[2.391616305,50.7572693735],[2.4114797665,50.7666651676],[2.3753930684,50.7843305653],[2.3608292413,50.7755649286],[2.3420989494,50.781163212],[2.3059818597,50.7830667824],[2.2889017161,50.7769901579],[2.2535137348,50.7880383748],[2.2332247903,50.8053791958],[2.2133991971,50.8152364419],[2.2072857075,50.8277192846],[2.2036781177,50.8495725935],[2.19113149,50.8621805676],[2.1850990145,50.8818669602],[2.1697639492,50.9022992794],[2.1640953519,50.9160741251],[2.1510945358,50.9291897213],[2.1498768587,50.9402566273],[2.1386469314,50.950655515],[2.1353547711,50.9645198015],[2.1212595575,50.9796475086],[2.1092306423,50.9843766445],[2.0893352221,51.0027508642]],[[3.0039342633,50.1501925947],[3.0551050587,50.1645424117],[3.0604009586,50.1741576162],[3.0925055823,50.1705393376],[3.0945494698,50.1629136438],[3.0679591498,50.1474420443],[3.0739830013,50.1314838793],[3.037050191,50.1305495298],[3.0251763389,50.1160883073],[2.9994510777,50.1190248862],[3.0030413836,50.1300647408],[2.9935866427,50.1370748095],[3.0039342633,50.1501925947]]],"type":"Polygon"}</text:p>
          </table:table-cell>
          <table:table-cell office:value-type="string" calcext:value-type="string">
            <text:p>50.493853649, 2.286277931</text:p>
          </table:table-cell>
          <table:table-cell table:number-columns-repeated="3"/>
          <table:table-cell table:formula="of:=[.E89]/[.D89]" office:value-type="float" office:value="46748.5020684468" calcext:value-type="float">
            <text:p>46748,5020684468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7</text:p>
          </table:table-cell>
          <table:table-cell office:value-type="string" calcext:value-type="string">
            <text:p>Ardèche</text:p>
          </table:table-cell>
          <table:table-cell office:value-type="float" office:value="1925" calcext:value-type="float">
            <text:p>1925</text:p>
          </table:table-cell>
          <table:table-cell office:value-type="float" office:value="97641035" calcext:value-type="float">
            <text:p>97641035</text:p>
          </table:table-cell>
          <table:table-cell office:value-type="float" office:value="3720" calcext:value-type="float">
            <text:p>3720</text:p>
          </table:table-cell>
          <table:table-cell office:value-type="float" office:value="40504" calcext:value-type="float">
            <text:p>40504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"coordinates":[[[3.8626094836,44.7439573313],[3.8768058625,44.7391010145],[3.8666957502,44.7284114545],[3.8614614807,44.7108901144],[3.8699677994,44.6969259128],[3.8827584507,44.6911966222],[3.8693424254,44.6784099795],[3.8777549033,44.6749781231],[3.8976879239,44.643953047],[3.8936443632,44.6135378504],[3.9080963231,44.6065605661],[3.9050450328,44.5928837477],[3.9151212738,44.5903348112],[3.9176505114999998,44.5779760164],[3.9277453908,44.5704731837],[3.9485925678,44.5729637317],[3.9551906004,44.5662256918],[3.9627949439,44.5440113034],[3.9888151902,44.503545334500004],[3.9844577865,44.4938864288],[3.9879279994,44.4725160761],[3.9983704778,44.459659736],[4.0231991105,44.4456894334],[4.0371747774,44.4460845667],[4.0454145891,44.4295992976],[4.0366724748,44.421009649],[4.0572706829,44.4136532067],[4.0684311536,44.405046151],[4.0576987162,44.3943511589],[4.0402175918,44.3916368691],[4.0569845382,44.3645057879],[4.0507066369,44.3472804395],[4.0537321951,44.3380853428],[4.035837026,44.3301487528],[4.0518612383,44.3174349689],[4.0855865837,44.3286130563],[4.093147228,44.3344374093],[4.1148111691,44.3282649355],[4.1259374293,44.3375240003],[4.1405749718,44.3262129269],[4.1429185541999995,44.3131990876],[4.1638950191,44.3120509292],[4.174192286,44.3179793661],[4.1887925425,44.2985880016],[4.2146957184,44.2909066999],[4.2300137461,44.2772598337],[4.2571765198,44.2646840623],[4.2778919056,44.2754604009],[4.289198844,44.2925437534],[4.2907418924,44.3088499557],[4.321752114,44.3240138692],[4.3265342065,44.3384921233],[4.3680138892,44.3393705777],[4.3913606458,44.3467896845],[4.4032596814,44.3335798192],[4.3907812809,44.3030513064],[4.3992958938,44.2891267746],[4.4335463817,44.2867606253],[4.446416747,44.2894729039],[4.4507524272,44.3341692157],[4.4576163712,44.3416356239],[4.4794072737,44.3372105387],[4.5034245699,44.3398577611],[4.5450297727999995,44.3202503747],[4.5597488769,44.3020687306],[4.5741872292,44.3007510547],[4.6092827753,44.2891609002],[4.6176972634,44.2781453646],[4.6380600403,44.282964739],[4.6494535944,44.2703384073],[4.6531686199,44.3038719114],[4.649174641,44.3118179159],[4.6506124797,44.3298049292],[4.6468891629,44.3487356035],[4.6500527214,44.3764056958],[4.6612970228,44.3911295678],[4.6659620348,44.4265934789],[4.6691956892,44.4337314428],[4.6928371454,44.4425656339],[4.7000937386,44.4589448463],[4.699178623,44.4807876556],[4.6875226662,44.5002995074],[4.6939010965,44.5182967179],[4.7069481805,44.5307918044],[4.693808487,44.5420272848],[4.6932560858,44.5601751632],[4.70664911,44.566632315],[4.7122106643,44.5827976485],[4.7385535447,44.5871577767],[4.7405540867,44.6026233602],[4.7702320601,44.6399372429],[4.779370751,44.6548676039],[4.7756766628000005,44.6649126301],[4.7814065205,44.6817122292],[4.7628132818,44.7194658727],[4.7636069277,44.7365730395],[4.7587592257,44.7482164541],[4.768428702,44.7558881326],[4.7607190636,44.7715513868],[4.7645370506999996,44.777396382],[4.7830663399,44.7831893293],[4.7955142261,44.7936148773],[4.7998469298,44.8130037971],[4.8224625399,44.8174020714],[4.8234811772,44.8398247757],[4.8416158916,44.8431464979],[4.8443303199,44.8567298864],[4.8611654315,44.8783989292],[4.8542808856,44.8935350944],[4.8719721272,44.919445871],[4.8862858654,44.9354715712],[4.87596472,44.9550644032],[4.8631215125,44.9630157356],[4.8535497896,44.9770037357],[4.8514277793,44.9947326294],[4.8370474748,45.0059351155],[4.8451925778,45.0213820563],[4.8406780844,45.0359424723],[4.8602073296,45.052945238],[4.8572150096,45.0617106457],[4.8287865415999995,45.0735424636],[4.831887633,45.0883997552],[4.8283540477999995,45.1010270942],[4.804515684,45.1220824334],[4.8051937531,45.1349235925],[4.829184947,45.1548802116],[4.8127469913,45.1635974623],[4.8123434716,45.1833336863],[4.8055559797,45.197172326],[4.812534531,45.2030279195],[4.8029243009,45.2272679617],[4.8021599476,45.2474415978],[4.8108580502,45.2650720653],[4.8098529022,45.2880914669],[4.8003738546,45.2983571897],[4.7705204623,45.3157058452],[4.7619608503,45.3237677104],[4.7611279372,45.3385301474],[4.7703138599,45.3552359299],[4.7555085369,45.3661059357],[4.7257083033,45.3618090589],[4.7234324954,45.3549882644],[4.6998969009,45.345406592],[4.6801904798,45.3462840813],[4.6587147296,45.3382076027],[4.6391024906,45.3258578358],[4.6434384472,45.3189395039],[4.6243837506,45.3110904162],[4.5980462485,45.289498979],[4.5908819461,45.2736718849],[4.606233048,45.2625612427],[4.6065301506,45.2541947442],[4.5849685317,45.244913753],[4.5675934786,45.2481857455],[4.5292925896,45.2399382436],[4.5196080324,45.242265101],[4.5092026335,45.2311730286],[4.4831366214,45.2365698355],[4.4908226431,45.2235441527],[4.4773144763,45.213195801],[4.4807417803,45.1955702223],[4.4725368542,45.1794071568],[4.4591969619,45.17481291],[4.4471493649,45.1607507393],[4.4432601992,45.1408311883],[4.4567261726,45.1194840375],[4.4262823572,45.1178198078],[4.4316479177,45.1278741513],[4.4115999169,45.1408148314],[4.3739404494,45.1439596066],[4.3704886258,45.1303867646],[4.3780155767,45.1227240756],[4.4000982901,45.1183686625],[4.3995320572,45.1044903069],[4.3846472217,45.1013856011],[4.3716381784,45.1062616206],[4.3611738348,45.0996295674],[4.3600149906,45.0804219041],[4.3464130753,45.0755495365],[4.3647988282,45.0536790528],[4.3776260543,45.0548953483],[4.3790069689,45.0361752973],[4.3561577937,45.0338327119],[4.3411313323,45.0259398181],[4.3104762672,45.0313972247],[4.3020035715,45.0245834519],[4.2904853843,44.9963167677],[4.3131989253,44.979580067],[4.3142733819,44.9727560472],[4.2841504904,44.9676635502],[4.2512205216,44.9588422933],[4.234513477,44.9683975621],[4.2220212287,44.9615802589],[4.2231588873,44.9481516346],[4.2165046028,44.9337883668],[4.1839419981,44.9082374691],[4.1781900192,44.8858234419],[4.1565547428,44.8732006808],[4.1239281932,44.8761091492],[4.0718565904,44.8668984991],[4.0565883209,44.8729011804],[4.0391804839,44.873299566],[4.0245101274,44.8600935468],[4.0230197849,44.8473610788],[3.9978924809,44.8200402648],[3.9916463011000003,44.8305525909],[3.9800603043000002,44.8256493242],[3.9816011017,44.8114409891],[3.9503713732,44.8264910586],[3.9410453094999998,44.816359234000004],[3.936702354,44.7953206995],[3.9261376022,44.7911146297],[3.9214742149,44.7677248507],[3.9002313825,44.7643681813],[3.8924744579,44.7512468937],[3.8758121511,44.7573942506],[3.8626094836,44.7439573313]]],"type":"Polygon"}</text:p>
          </table:table-cell>
          <table:table-cell office:value-type="string" calcext:value-type="string">
            <text:p>44.752755179, 4.425606121</text:p>
          </table:table-cell>
          <table:table-cell table:number-columns-repeated="3"/>
          <table:table-cell table:formula="of:=[.E90]/[.D90]" office:value-type="float" office:value="50722.6155844156" calcext:value-type="float">
            <text:p>50722,615584415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59</text:p>
          </table:table-cell>
          <table:table-cell office:value-type="string" calcext:value-type="string">
            <text:p>Nord</text:p>
          </table:table-cell>
          <table:table-cell office:value-type="float" office:value="19685" calcext:value-type="float">
            <text:p>19685</text:p>
          </table:table-cell>
          <table:table-cell office:value-type="float" office:value="1051112744" calcext:value-type="float">
            <text:p>1051112744</text:p>
          </table:table-cell>
          <table:table-cell office:value-type="float" office:value="47943" calcext:value-type="float">
            <text:p>47943</text:p>
          </table:table-cell>
          <table:table-cell office:value-type="float" office:value="55066" calcext:value-type="float">
            <text:p>5506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"coordinates":[[[[3.0039342633,50.1501925947],[2.9935866427,50.1370748095],[3.0030413836,50.1300647408],[2.9994510777,50.1190248862],[3.0251763389,50.1160883073],[3.037050191,50.1305495298],[3.0739830013,50.1314838793],[3.0679591498,50.1474420443],[3.0945494698,50.1629136438],[3.0925055823,50.1705393376],[3.0604009586,50.1741576162],[3.0551050587,50.1645424117],[3.0039342633,50.1501925947]]],[[[3.090276034,50.0537935293],[3.1167219411,50.0375172816],[3.1184914545,50.026092633],[3.1509562623,50.0207522846],[3.1670655938,50.0210699993],[3.1725201068,50.0118919158],[3.2003132108,50.0166208389],[3.2306193615,50.0314800969],[3.2582444268,50.0243742972],[3.2710971383,50.029339536],[3.2775867038,50.0143603025],[3.3130773662,50.0199513576],[3.3371098457,50.0170987136],[3.3503850809,50.0345815049],[3.3756936747,50.0365804463],[3.3989047812,50.0347556714],[3.4282418145999998,50.0220650003],[3.4554690555,50.0225659357],[3.4906562178,50.0188938999],[3.5071388294,50.0357784269],[3.529320214,50.0373085804],[3.5440470569,50.0540445002],[3.5671841501,50.0532633566],[3.594961679,50.0441436843],[3.6141220597,50.0250505946],[3.6408633621,50.0390190253],[3.6566860787,50.0322922248],[3.6581713628,50.0494433141],[3.6651885330000002,50.0549490133],[3.7005685601,50.0629757038],[3.7152436578,50.0694988333],[3.7514623661,50.051463354],[3.7938038407,50.0489789374],[3.8158274017,50.0390394656],[3.8356126734,50.048356251],[3.8490468436,50.0390016333],[3.8750458389,50.0365023133],[3.8952947911,50.0156562719],[3.9227486227,50.0263582001],[3.9526980724,50.0294013525],[3.9904881392,50.0409612354],[3.9956131574000002,50.0280389722],[3.9797334879,50.0020859769],[3.9810817203,49.9936574133],[4.0053412696,49.996133089],[4.0119695822,49.9855235798],[4.056692226,49.9854252069],[4.0837243948,49.9788657406],[4.0832577885,49.9697671827],[4.1419723438,49.9790199538],[4.1631409844,49.9949859511],[4.1454166613,50.0038198091],[4.1364970365,50.0208688154],[4.1527383338,50.039830474],[4.1942952834,50.0494356933],[4.1987861971000005,50.0566120045],[4.2184777944,50.0609100714],[4.2309177075,50.0734968389],[4.2252675745,50.0855743297],[4.2015775158,50.0999148822],[4.2040729535,50.1155269735],[4.1968316665,50.1352496251],[4.1759275583,50.1330309949],[4.157045301,50.1352670656],[4.1443173515,50.128656462],[4.1270637133,50.1355718478],[4.1372816712,50.1513719541],[4.1553497073,50.1629831608],[4.160465129,50.2023234639],[4.1519614794,50.21201623],[4.1748960334,50.2199887224],[4.1819458297,50.2325683502],[4.2029518964,50.2402846199],[4.2200322879,50.2516193505],[4.2212756413,50.2586295002],[4.2027945953,50.2745730233],[4.1788959084,50.2751829709],[4.1763620659,50.2844455758],[4.1611060314,50.2849494556],[4.1500969663,50.274141428],[4.1686633094,50.2665879499],[4.1636013587,50.2574376936],[4.1380740829,50.2571607787],[4.1243566359,50.2737926479],[4.1227244132,50.2979851199],[4.097153766,50.3134990712],[4.0796560946,50.3111842382],[4.0782627175,50.3207367949],[4.0540022371,50.3393246473],[4.0360658582,50.3436579976],[4.0280548464,50.3583736832],[3.9876941536,50.3429000325],[3.9683524724,50.3500369231],[3.9099491214,50.3288024896],[3.887739412,50.3286213455],[3.8872140523,50.3409627062],[3.8720045305,50.3382024817],[3.8534812797,50.3510240196],[3.8380980922,50.3542718843],[3.7989763102,50.3509112904],[3.7670314147,50.3531017742],[3.7471507049,50.3509881422],[3.7330506945,50.338289313],[3.7324449159,50.3215622945],[3.7099055356,50.3031889207],[3.6947941072,50.3132576088],[3.6654257323,50.3470295991],[3.6672120517,50.3608553279],[3.6583207916,50.3735476918],[3.6732526005,50.3880175764],[3.6749267931,50.4033773043],[3.6688598789,50.4368554238],[3.660916916,50.443189287],[3.6618068824,50.4574426375],[3.6434615466,50.4633582092],[3.6302250262999998,50.47920823],[3.6075553209,50.49721253],[3.5809637755,50.4912605137],[3.5634416807,50.4981051648],[3.519897409,50.4944394951],[3.5007121541,50.4866858544],[3.4962436947,50.4988335029],[3.5161446884,50.5130017346],[3.5183636646,50.5246657068],[3.4744603919,50.5336801244],[3.4537958353000002,50.5192122244],[3.4469066306,50.5059940931],[3.3906115553,50.497733492],[3.3770098573,50.4910893008],[3.3618287757,50.5040019037],[3.3296244525,50.5079721602],[3.3206298242,50.518739948],[3.2923800297,50.5240813465],[3.2788110093,50.5385383211],[3.2759603498,50.558559037],[3.2817452419,50.577623683],[3.2709346740000003,50.6098414501],[3.2552672503,50.6227423709],[3.2591799551,50.629708281],[3.2440826206,50.6407126449],[3.2489045592,50.6497535132],[3.2400783545,50.6586094177],[3.2411267838,50.6687882894],[3.2645746641,50.6777700018],[3.2611114843999998,50.7013392363],[3.2452502338,50.7130458361],[3.2128062395,50.7126317964],[3.1927098117,50.7241528999],[3.1972697889,50.7370004707],[3.1713011133,50.7585986748],[3.1483951166,50.790206416],[3.1281948868,50.7863268328],[3.112812875,50.7945530387],[3.1027076444,50.781096303],[3.0828778546,50.7726555378],[3.0613049442,50.7805717679],[3.018670989,50.7737575073],[2.9734384821,50.7506212714],[2.9566476093,50.7535344714],[2.9388599537999998,50.7452057058],[2.9446910039,50.7321161284],[2.9315776034,50.7280708691],[2.9286642455000003,50.7089815746],[2.908907637,50.702194717],[2.8987733886,50.6939483855],[2.8853898725000002,50.7065291251],[2.8697043623000003,50.7032653334],[2.84809316,50.723023177],[2.81924514,50.7155108685],[2.7893599623,50.7288642975],[2.7779850372,50.7505544084],[2.7615784171,50.7591925707],[2.7619945709,50.7716400724],[2.7372387374000002,50.7829322877],[2.726130935,50.7923812584],[2.7181574885,50.8134441838],[2.6789362413,50.8134282724],[2.6679047525,50.8197927251],[2.6557708956,50.8134480892],[2.6350694183,50.8129091957],[2.6255054196,50.8366739962],[2.6167211659,50.8479595283],[2.5990033184,50.8530283123],[2.6123575768,50.8642586617],[2.604645789,50.8875673609],[2.6094187319,50.8954776435],[2.607518224,50.9127725543],[2.5903483079000003,50.9192264387],[2.6302043326,50.943261099],[2.6212284987,50.9647235941],[2.5953692231,50.9920484419],[2.5740461214,51.003248591],[2.5759288663,51.0138637836],[2.5619909879,51.0584348504],[2.5628447788,51.0649238266],[2.5455068391999998,51.0889894408],[2.4822873841,51.0706203787],[2.4237016624,51.0559567076],[2.3814261994,51.0486608428],[2.3422825622,51.057106431],[2.2644874479,51.0446242014],[2.209971458,51.0319677489],[2.1919726501,51.0413198491],[2.1709124151,51.0443231857],[2.1491318341,51.0345451268],[2.1422075519,51.0224655213],[2.1090601532,51.0055200838],[2.0893352221,51.0027508642],[2.1092306423,50.9843766445],[2.1212595575,50.9796475086],[2.1353547711,50.9645198015],[2.1386469314,50.950655515],[2.1498768587,50.9402566273],[2.1510945358,50.9291897213],[2.1640953519,50.9160741251],[2.1697639492,50.9022992794],[2.1850990145,50.8818669602],[2.19113149,50.8621805676],[2.2036781177,50.8495725935],[2.2072857075,50.8277192846],[2.2133991971,50.8152364419],[2.2332247903,50.8053791958],[2.2535137348,50.7880383748],[2.2889017161,50.7769901579],[2.3059818597,50.7830667824],[2.3420989494,50.781163212],[2.3608292413,50.7755649286],[2.3753930684,50.7843305653],[2.4114797665,50.7666651676],[2.391616305,50.7572693735],[2.3641472889,50.7501888252],[2.3388990753,50.7401141973],[2.3396196146,50.7307221654],[2.3637972701,50.7102595883],[2.3869795308,50.6981889854],[2.3636625436,50.6847968999],[2.3804272717,50.670787105],[2.4034358234,50.6816720436],[2.4072262596,50.6737114545],[2.4290951399000003,50.6570242459],[2.4502610791,50.6539688828],[2.4874851108,50.6321256869],[2.5092940643,50.6341594633],[2.5329997273,50.6434980702],[2.5453056791,50.62522787],[2.5765729263,50.6305634021],[2.5864059835,50.6382893901],[2.6011099659,50.6309264628],[2.6144585943000003,50.6348931335],[2.6306494894,50.6176467669],[2.6756246116,50.6269946507],[2.7128693893999998,50.6321147314],[2.723671575,50.6268389761],[2.7242671309,50.6160143789],[2.7457986499,50.6047469389],[2.7606327947000002,50.6252366369],[2.7595035601999998,50.6353745777],[2.7857750372,50.6282351482],[2.7922255393,50.6337348153],[2.7662612382000002,50.6490462074],[2.7707700672,50.6643902802],[2.7944016462,50.6622814878],[2.8114069257,50.668465441],[2.8390980103,50.6575849493],[2.8696472330000002,50.6312009005],[2.8317020246,50.6209289429],[2.8062765031,50.6067712948],[2.7891329357,50.583217674],[2.8079190106,50.5792309885],[2.816550589,50.5642753738],[2.8119602739,50.5501754832],[2.7943728856,50.5493693836],[2.8019495371,50.5345254766],[2.8259991614,50.525446817],[2.8610274685,50.529731176],[2.886891078,50.5377825624],[2.8907166346,50.5298049051],[2.8800022955,50.5155253724],[2.8817421908,50.5077683014],[2.910264631,50.4997300404],[2.9299268967,50.5082528433],[2.9695787247,50.510680756],[2.9805062705000003,50.5027213111],[3.0043566135,50.4951003271],[3.0207193007,50.4849762754],[3.0128270911,50.4536101912],[3.0163412126,50.4420953902],[3.0377243264,50.4416535473],[3.0552402992,50.4555392602],[3.0762762067,50.4441752969],[3.068616369,50.4256668341],[3.038678607,50.4230944581],[3.0230457239,50.4068228871],[3.0012584522,50.3999762929],[2.9949758582,50.3875201074],[3.0047652063,50.3666355951],[3.0467639729,50.3458260908],[3.068063181,50.3208255901],[3.0843056557,50.31118809],[3.0626332201,50.3037156808],[3.0475427694,50.2937643228],[3.0122902908,50.2817944291],[3.0180138856,50.2647096634],[3.0337495896,50.2660118965],[3.0485437251,50.2779407701],[3.0575743992,50.2733289483],[3.1160345963,50.2685846186],[3.1491166177,50.2625016869],[3.1470399782,50.2463184638],[3.1700599696,50.242051527],[3.1882167434,50.2287823849],[3.1766917956,50.2193898812],[3.1427781443,50.2192058193],[3.1312820801,50.1995819504],[3.1550347593,50.1834273854],[3.1375329371,50.1666797606],[3.1009307724,50.1620213268],[3.1153769286,50.1478440153],[3.1363284318,50.1429857142],[3.0922853651,50.1209749461],[3.1030140589,50.111949758],[3.1141067205,50.0926040679],[3.1033653375,50.0786973775],[3.0881243174,50.0831702058],[3.090276034,50.0537935293]]]],"type":"MultiPolygon"}</text:p>
          </table:table-cell>
          <table:table-cell office:value-type="string" calcext:value-type="string">
            <text:p>50.448322059, 3.214231707</text:p>
          </table:table-cell>
          <table:table-cell table:number-columns-repeated="3"/>
          <table:table-cell table:formula="of:=[.E91]/[.D91]" office:value-type="float" office:value="53396.6341884684" calcext:value-type="float">
            <text:p>53396,6341884684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5</text:p>
          </table:table-cell>
          <table:table-cell office:value-type="string" calcext:value-type="string">
            <text:p>Vendée</text:p>
          </table:table-cell>
          <table:table-cell office:value-type="float" office:value="417" calcext:value-type="float">
            <text:p>417</text:p>
          </table:table-cell>
          <table:table-cell office:value-type="float" office:value="22737446" calcext:value-type="float">
            <text:p>22737446</text:p>
          </table:table-cell>
          <table:table-cell office:value-type="float" office:value="789" calcext:value-type="float">
            <text:p>789</text:p>
          </table:table-cell>
          <table:table-cell office:value-type="float" office:value="51538" calcext:value-type="float">
            <text:p>5153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"coordinates":[[[[-2.337432985,46.7190956811],[-2.3743614814000003,46.7337876777],[-2.3987285764,46.7241620555],[-2.3909563341,46.710116468],[-2.3690193697,46.7017051295],[-2.3637223162,46.6946222047],[-2.3458108717,46.6938934271],[-2.3279676606,46.6869740801],[-2.3096553882,46.6959291464],[-2.2863996236,46.6960540798],[-2.3181730521,46.7182986677],[-2.337432985,46.7190956811]]],[[[-1.975542494,47.0288389315],[-1.9971784824,47.0185591166],[-2.0256715944,47.0093708685],[-2.0462390395,46.9780029847],[-2.0446371988,46.9679451759],[-2.0581938665,46.9507195062],[-2.106216376,46.9200016089],[-2.126825102,46.89301257],[-2.1568890678,46.8870840736],[-2.1472064572,46.8625334166],[-2.1430497647,46.8210487735],[-2.1251772309,46.807709628],[-2.0607706003,46.7764942881],[-2.0224903123,46.7506894314],[-1.9836188879,46.7212982399],[-1.9790614477,46.7044517853],[-1.9658583899000002,46.6919381319],[-1.9472581091,46.6980456184],[-1.9123444542999999,46.6615346071],[-1.8909705952,46.6351401485],[-1.8754032116000001,46.627636099200004],[-1.8693918021,46.6165817895],[-1.8576687727999999,46.610545778],[-1.8472244653,46.583783022],[-1.8235816501,46.5316167745],[-1.8129005980000001,46.4940507696],[-1.7956645347,46.4897592558],[-1.790346332,46.4961935223],[-1.7701327853,46.4890732179],[-1.7600735896000002,46.4773274029],[-1.7148059963,46.4589852478],[-1.7110674366,46.451311548],[-1.6768873414,46.4407592202],[-1.6471915773,46.4288699168],[-1.653742021,46.4218430635],[-1.5884861063,46.4086094026],[-1.5484536877,46.4054536421],[-1.5404353173,46.4095316629],[-1.5159205309,46.404528904],[-1.5000110684,46.3955433482],[-1.4780211184,46.3643569269],[-1.4661699883,46.3425565911],[-1.4376812072,46.3399877221],[-1.4231854400000001,46.347276074],[-1.4024465123,46.3408401872],[-1.3865082305,46.3408770539],[-1.3758945356,46.3484072789],[-1.3582815911,46.3480291624],[-1.3335117835,46.3346828877],[-1.3152234128,46.3084751569],[-1.3008956115,46.293884098],[-1.2901044699,46.3042861302],[-1.3046074672,46.3165767858],[-1.2927991154,46.3192979028],[-1.2463178322,46.2898926057],[-1.2304092959,46.2775230777],[-1.2086438009,46.2782653868],[-1.2067593872,46.2892914135],[-1.1958399246,46.3006580094],[-1.2027986342,46.3132773772],[-1.163379537,46.3244454439],[-1.1399105423,46.3114841562],[-1.1173098806,46.3289247672],[-1.1045355891,46.3149561323],[-1.0877918966,46.3177414885],[-1.052461124,46.3425701722],[-1.0134040944,46.3555965837],[-0.9950709936000001,46.3505092237],[-0.9748061281,46.3512279127],[-0.9649671830000001,46.3653382389],[-0.951089728,46.3602708667],[-0.9341104859,46.3673145607],[-0.9431369995000001,46.3370913619],[-0.9631443928000001,46.3226817582],[-0.932641111,46.3106237786],[-0.9037166381,46.3141634197],[-0.8935412754000001,46.322795435],[-0.8782419068,46.3243191143],[-0.8497684449,46.3178086715],[-0.8488739414,46.3317163637],[-0.8403479682,46.3404596635],[-0.8255626683,46.3363394932],[-0.8081250775000001,46.3392848438],[-0.8027819454,46.325257226],[-0.7754802580000001,46.3185027637],[-0.7503775077,46.304403558],[-0.7346294427000001,46.3050537493],[-0.6973096477,46.3250618613],[-0.6721333909,46.3163363337],[-0.6563220552,46.315102606],[-0.6367846907,46.324354903],[-0.6372319471,46.3370219095],[-0.6215734135000001,46.337951641],[-0.6050675477,46.3473305961],[-0.6031072066000001,46.3614843045],[-0.5769620423,46.3554428103],[-0.5620327641,46.3595592209],[-0.5384733661000001,46.3858740203],[-0.5506034658,46.3933785948],[-0.5661530435000001,46.393081809],[-0.5723946766,46.4008105498],[-0.6100314677,46.4137388124],[-0.6209108193,46.3906730652],[-0.6342292077,46.3957327278],[-0.6289597477000001,46.4040709546],[-0.6396550526,46.410753144],[-0.6366209307,46.4320683581],[-0.6185095507,46.4389638055],[-0.6080548944,46.4550061427],[-0.6158894393000001,46.4608869118],[-0.6249778494,46.4975896057],[-0.645371943,46.5086780273],[-0.6217732301000001,46.530324456],[-0.6022340774,46.5333547436],[-0.6082861015000001,46.5510482754],[-0.6064173418000001,46.5638022595],[-0.6201549208,46.5647447862],[-0.6246381251,46.5751932407],[-0.6116203703,46.5881899129],[-0.6235740859000001,46.6106026337],[-0.614996026,46.6228945091],[-0.6237490908000001,46.6336020689],[-0.6435524559,46.6383046757],[-0.649119071,46.6562102137],[-0.6375183268,46.662278442],[-0.659083557,46.6773914896],[-0.6810844872,46.6869829105],[-0.6561975656,46.700332704],[-0.6693204627,46.7175483067],[-0.6869107147,46.7302519419],[-0.7039330714,46.749455173],[-0.7154843552,46.7519321058],[-0.7262768245,46.7651277053],[-0.7274672198000001,46.7823094513],[-0.7178890238000001,46.8004764637],[-0.6990061916,46.8088882343],[-0.7093878873,46.8215407258],[-0.7329521370000001,46.8216522352],[-0.7383042669000001,46.8291626962],[-0.76665027,46.8343526157],[-0.8078741833,46.8697386336],[-0.8155118634,46.8797266814],[-0.8312348726000001,46.8862228028],[-0.8170444969,46.9039835956],[-0.8291494587,46.9333618613],[-0.8375571697,46.9321770218],[-0.847633481,46.9443986348],[-0.8810205873,46.9464400939],[-0.8760411054,46.9557447111],[-0.8921871102000001,46.976082415],[-0.8930649460000001,46.9844956611],[-0.904395955,46.9949153926],[-0.9355394893000001,47.0073479143],[-0.9449927962,46.998988422],[-0.9636424031,47.0027688565],[-0.9995285679,47.0206866085],[-1.0192358366,47.0051999201],[-1.0551672567,47.0045461245],[-1.0927224264,47.0157635888],[-1.1110222903,47.0158088368],[-1.1187614383,47.0208167981],[-1.1436520314,47.0248047331],[-1.1483722876,47.0294540175],[-1.2011264034,47.040224401],[-1.2020801689,47.0460329624],[-1.2205069584000001,47.0544262749],[-1.2312437568,47.0652790427],[-1.2609122822,47.0761840616],[-1.2686494813,47.0849047046],[-1.2913129867,47.0652952051],[-1.2975047218,47.0511153502],[-1.2973755544,47.0361047946],[-1.3132005686000001,47.033564895],[-1.3361097248,47.0420449623],[-1.3470201803,47.0377662034],[-1.3662973162,47.0418795932],[-1.3787077041,47.0310197751],[-1.3663379837,47.017751036],[-1.3628819227,47.0051280042],[-1.3779249474,46.9918552584],[-1.3589605436,46.9807181006],[-1.3732110779,46.9521209077],[-1.4134294039,46.9453396975],[-1.4563814915,46.9265093739],[-1.4719032537,46.9330886251],[-1.4583284695,46.9521982347],[-1.461358532,46.9623992065],[-1.4721766996,46.9681237241],[-1.473760162,46.9879188249],[-1.4601605504,46.992932193],[-1.4688657188,47.0018464647],[-1.4760318041,47.0279456558],[-1.4841095386,47.0399845632],[-1.5020853925000002,47.0399058922],[-1.5165071970000001,47.0267188006],[-1.5348699856999999,47.0242316853],[-1.5554834176,47.0148077883],[-1.542680819,47.0034483451],[-1.5554903640000002,46.9787889053],[-1.5426306461000001,46.9651457546],[-1.5444774886000001,46.9574748937],[-1.5198427456,46.9407303008],[-1.5209778069,46.9294651141],[-1.5407825215000002,46.9228661269],[-1.5318397216,46.9084128712],[-1.5033418147000002,46.8938684022],[-1.5012298317,46.881694203],[-1.5274027316,46.872924688],[-1.5393371263,46.8760256747],[-1.5581848548,46.862226539],[-1.6095793879,46.8714480622],[-1.6318827542,46.878524986],[-1.6584195668000001,46.8786131966],[-1.6652980105,46.8747753309],[-1.6888087367,46.8906751],[-1.7225313952999999,46.8836998368],[-1.737242035,46.8970208047],[-1.7386666946,46.9149252492],[-1.7548864913000002,46.929870759],[-1.7807602059,46.9249331989],[-1.7863022137,46.9296342268],[-1.8312606331999999,46.9321140482],[-1.827978002,46.9529220232],[-1.8662917413,46.9518805339],[-1.8910932608,46.9578526028],[-1.9180446281,46.9815297589],[-1.9166915826,46.992142868],[-1.9414930971,46.9939255913],[-1.9637984638,47.022483517],[-1.975542494,47.0288389315]]],[[[-2.1978579035,46.951139511],[-2.1849105071,46.9403145714],[-2.1731740287,46.923951611],[-2.1675231868,46.9067596141],[-2.1551707127,46.8952727082],[-2.1467088941,46.924722184],[-2.1568505488,46.9501293787],[-2.2362755678,46.9794943329],[-2.2320532278,46.9886787262],[-2.2187754462,46.9908824637],[-2.2196287193,47.0112333046],[-2.2407390354,47.0179461271],[-2.2511445329,47.0275344956],[-2.2772440148,47.0290301387],[-2.303347697,47.0229146162],[-2.2925744807,47.012304308],[-2.3008021663,46.9887416173],[-2.2833280593,46.9813498311],[-2.2637751244,46.9604458405],[-2.2250259389,46.9656780293],[-2.1978579035,46.951139511]]]],"type":"MultiPolygon"}</text:p>
          </table:table-cell>
          <table:table-cell office:value-type="string" calcext:value-type="string">
            <text:p>46.675044864, -1.298491384</text:p>
          </table:table-cell>
          <table:table-cell table:number-columns-repeated="3"/>
          <table:table-cell table:formula="of:=[.E92]/[.D92]" office:value-type="float" office:value="54526.2494004796" calcext:value-type="float">
            <text:p>54526,2494004796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Landes</text:p>
          </table:table-cell>
          <table:table-cell office:value-type="float" office:value="1101" calcext:value-type="float">
            <text:p>1101</text:p>
          </table:table-cell>
          <table:table-cell office:value-type="float" office:value="60146079" calcext:value-type="float">
            <text:p>60146079</text:p>
          </table:table-cell>
          <table:table-cell office:value-type="float" office:value="2922" calcext:value-type="float">
            <text:p>2922</text:p>
          </table:table-cell>
          <table:table-cell office:value-type="float" office:value="51811" calcext:value-type="float">
            <text:p>518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"coordinates":[[[-1.2535844805,44.4675078323],[-1.2680128509,44.374045603],[-1.2860106904,44.2784873623],[-1.2983490912,44.2185213371],[-1.3089134264,44.1596935849],[-1.3210389745,44.109844231],[-1.33934139,44.047304753],[-1.3793089501,43.8978242876],[-1.4115606715,43.8012114765],[-1.4321234095,43.7265625818],[-1.4386694392,43.7075864348],[-1.4452960735,43.6467497971],[-1.45522058,43.6267840092],[-1.4775626339,43.5931300823],[-1.5195604025,43.5341060468],[-1.5209236955,43.5288321746],[-1.4940497504999999,43.5284941589],[-1.4782121839,43.5397617418],[-1.4609870279,43.532337899],[-1.4644125861,43.5189895374],[-1.4406635272,43.5133318325],[-1.4311562936,43.5144968161],[-1.4177743185,43.4970135899],[-1.3701870926,43.4949127705],[-1.3267935338,43.5050394303],[-1.2878226039,43.4989944137],[-1.2662366391,43.5103756822],[-1.2155144028,43.5316587444],[-1.1955116863,43.5462567714],[-1.1667346657,43.5441226197],[-1.1536880396,43.5287002356],[-1.1381354455000001,43.5234792652],[-1.131463617,43.5104808229],[-1.1469318093,43.5109748772],[-1.1710509346,43.5059815795],[-1.1688721676,43.4922366422],[-1.1367630666,43.5003287189],[-1.118174187,43.5011465885],[-1.1078627133,43.5142526662],[-1.0874644391,43.5109155586],[-1.0792291651,43.5212655596],[-1.0689233944,43.5082833885],[-1.0582176122,43.5126036438],[-1.0314216798,43.5100936508],[-1.0205943205,43.5057364776],[-0.9925559189000001,43.5043946325],[-0.9889846267000001,43.518673187],[-0.9891417760000001,43.541602635],[-0.9542110541000001,43.5323057567],[-0.9403712037,43.5385551186],[-0.9262282995000001,43.5319451265],[-0.9222715520000001,43.5430046395],[-0.9067802898,43.5504235793],[-0.8927220653,43.5507767358],[-0.8582351622000001,43.5419513081],[-0.8433111273,43.543118919],[-0.8425561326000001,43.5538156199],[-0.8155183127000001,43.560929519],[-0.8033493425,43.5561826774],[-0.7939275532000001,43.56401515],[-0.7820290448,43.5642728953],[-0.7800753426,43.5777697691],[-0.7682784557,43.5794852298],[-0.7511884869000001,43.5650534115],[-0.7338890736,43.5557571781],[-0.7239491589,43.5425959153],[-0.7128407486,43.5420372612],[-0.7077043709,43.5600707487],[-0.6929204516,43.5570486005],[-0.6781593912,43.5599603292],[-0.6703478411,43.5672432157],[-0.6439034843,43.5529243205],[-0.5966168007,43.5384361435],[-0.5891299971,43.5454408696],[-0.5629900779,43.5566231124],[-0.5574833347,43.5432265584],[-0.536281604,43.5498765724],[-0.5111888072,43.562653695],[-0.5034519488,43.5722712098],[-0.4777731442,43.5856094528],[-0.4499244952,43.595701445],[-0.4320033596,43.5847659139],[-0.4314718913,43.5784703906],[-0.44765335,43.5731339883],[-0.45636582400000003,43.563707623],[-0.4519675301,43.5502368922],[-0.4225586328,43.5584515962],[-0.4060370025,43.5682257938],[-0.3725448451,43.5662160982],[-0.3531481343,43.5613930933],[-0.3361049548,43.5506454111],[-0.3276932073,43.5555810986],[-0.30423634850000003,43.5597568357],[-0.2905315234,43.5681500982],[-0.28310484080000003,43.5861901507],[-0.2603836121,43.5888407108],[-0.2425221942,43.5848280087],[-0.2480852932,43.596810626],[-0.2472010892,43.6158382346],[-0.2776486535,43.6159566687],[-0.28128222750000004,43.6429538008],[-0.2636542307,43.6359613876],[-0.26323091200000004,43.6466024882],[-0.24517367780000002,43.6583749267],[-0.239526122,43.6700462494],[-0.2580985564,43.6737284616],[-0.2568200795,43.6831904083],[-0.2386466227,43.6930685292],[-0.2504924575,43.7079629965],[-0.2299161533,43.7145187962],[-0.2034918548,43.7289527836],[-0.19519914900000002,43.7451594131],[-0.2122664512,43.7564198476],[-0.2146786567,43.7830706967],[-0.22279186680000002,43.7890173484],[-0.2174852246,43.7983957228],[-0.2271502168,43.8086122084],[-0.1947050931,43.8082829936],[-0.1971549182,43.8224645077],[-0.1909490872,43.8303746855],[-0.19485300800000002,43.8443670804],[-0.2087360544,43.8575980426],[-0.192014032,43.8704339904],[-0.1952068311,43.8811907971],[-0.2385699232,43.8939089945],[-0.2291293552,43.9113505371],[-0.1993918798,43.915069586],[-0.1925209124,43.926432922000004],[-0.176127671,43.9365338855],[-0.165025591,43.9275440735],[-0.1248686001,43.9443595312],[-0.10224905170000001,43.9270632977],[-0.09771945580000001,43.9425551691],[-0.08139510700000001,43.9426404419],[-0.058311041300000005,43.9613623881],[-0.0466996868,43.9608870066],[-0.0361649486,43.9837359348],[0.0055120262,43.9569203767],[0.0055126639,43.9434967666],[-0.020198016500000002,43.9299884431],[0.0176540276,43.9116839891],[0.0309271144,43.9004859485],[0.0416702766,43.9039782724],[0.0585739241,43.8967739724],[0.06956462050000001,43.9042425548],[0.07309696190000001,43.9189597623],[0.0688347401,43.9390642129],[0.05523504,43.9545100496],[0.0689886507,43.9653645614],[0.0665081757,43.9732475644],[0.0759201338,43.9829389464],[0.062532243,44.0005246321],[0.060218263,44.0247440949],[0.0718308316,44.0251924669],[0.0872248689,44.0522790308],[0.08301793,44.0637284256],[0.09432017000000001,44.0656168547],[0.1000756394,44.0853295024],[0.12347577450000001,44.1051059552],[0.1367625354,44.1098446743],[0.1306951968,44.1216572716],[0.1001215471,44.1267633793],[0.03459375,44.1306542023],[0.028720117200000003,44.1371593391],[-0.0034406035,44.1498555195],[-0.0584290804,44.1507111774],[-0.0819172952,44.1541940566],[-0.1288789106,44.1524033836],[-0.1312504911,44.1893326307],[-0.12948355150000002,44.2041353704],[-0.1406898799,44.2264074101],[-0.1661806379,44.24131068],[-0.1748102939,44.2574486191],[-0.1934164434,44.271581323],[-0.2022872316,44.2645927267],[-0.22600423320000002,44.2647805591],[-0.2283108356,44.2560356098],[-0.22334746100000002,44.2059300181],[-0.271800028,44.1938881132],[-0.3109530224,44.2032742542],[-0.3635618772,44.2061180083],[-0.3896148079,44.2094838052],[-0.396568694,44.2366075404],[-0.3832679652,44.2863918248],[-0.4047401467,44.2874916335],[-0.43013080330000003,44.3047826859],[-0.4318442797,44.3225724015],[-0.47896606540000003,44.3249582881],[-0.5175226752000001,44.339134558],[-0.5289690704000001,44.3649245163],[-0.5612967566,44.3751839685],[-0.5707280317,44.3825122916],[-0.6317916517000001,44.3996742778],[-0.6254686429,44.4124309512],[-0.627716374,44.4428883619],[-0.6427064672,44.4501291212],[-0.6762043521000001,44.4573169995],[-0.6816187368000001,44.4442250486],[-0.6927238938,44.4406045421],[-0.7303222085000001,44.4463812492],[-0.7687823978,44.439992698],[-0.7792198666,44.4293881304],[-0.8000992093,44.4269040147],[-0.8100023288,44.4203396564],[-0.8420549893,44.4185759171],[-0.9119695976000001,44.4368081956],[-0.9190670411,44.4434859421],[-0.9684361731000001,44.4295816274],[-1.0292040056,44.4227559688],[-1.0073451198,44.4366215812],[-0.9806230299,44.4827941758],[-0.9911674934,44.5119262153],[-1.0264939778,44.5071470809],[-1.0850744771,44.532368351],[-1.1074186204,44.5024868298],[-1.1924838563,44.4812122603],[-1.2535844805,44.4675078323]]],"type":"Polygon"}</text:p>
          </table:table-cell>
          <table:table-cell office:value-type="string" calcext:value-type="string">
            <text:p>43.965839034, -0.783710427</text:p>
          </table:table-cell>
          <table:table-cell table:number-columns-repeated="3"/>
          <table:table-cell table:formula="of:=[.E93]/[.D93]" office:value-type="float" office:value="54628.5912806539" calcext:value-type="float">
            <text:p>54628,5912806539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84</text:p>
          </table:table-cell>
          <table:table-cell office:value-type="string" calcext:value-type="string">
            <text:p>Vaucluse</text:p>
          </table:table-cell>
          <table:table-cell office:value-type="float" office:value="1230" calcext:value-type="float">
            <text:p>1230</text:p>
          </table:table-cell>
          <table:table-cell office:value-type="float" office:value="69079662" calcext:value-type="float">
            <text:p>69079662</text:p>
          </table:table-cell>
          <table:table-cell office:value-type="float" office:value="2401" calcext:value-type="float">
            <text:p>2401</text:p>
          </table:table-cell>
          <table:table-cell office:value-type="float" office:value="40844" calcext:value-type="float">
            <text:p>4084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"coordinates":[[[[4.8953605071,44.3381707734],[4.8817000894,44.3248209182],[4.8916782115,44.3132920907],[4.8914599496,44.3043459114],[4.9219256674,44.3089264158],[4.9443484748,44.3059524871],[4.9593852055,44.2989504434],[4.9799399876,44.2975016403],[4.9909790023,44.3118179501],[5.0087728325,44.3239959036],[5.0090218426,44.3338862636],[5.0229495392,44.3456519435],[5.0274672028,44.3629475357],[5.0546955722,44.3647999289],[5.0714761824,44.3774764749],[5.0628841971,44.3840816363],[5.0151449185,44.3947989437],[5.0133194944,44.4055154984],[4.9888564555,44.4232426841],[4.9603445979,44.4199285848],[4.9182163559,44.4077200113],[4.9095514378,44.3964377013],[4.9087362634,44.3768448946],[4.894731375,44.3692927827],[4.8907270717,44.359856818],[4.8705506226,44.3487205103],[4.8953605071,44.3381707734]]],[[[5.7534759593,43.72462485],[5.7573377215,43.7294044916],[5.7481772663,43.7412575038],[5.716216554,43.7559768583],[5.7113338387,43.7810962147],[5.6855443929,43.7871814844],[5.6803600914,43.7984173453],[5.6576611788,43.8177546668],[5.6544812271,43.8251650319],[5.6234887812,43.8310114441],[5.6007860835,43.8260935683],[5.5747636563,43.8302604887],[5.5603954023,43.8214213515],[5.5443026913,43.8183479201],[5.5519105911,43.8513019928],[5.573180161,43.8652229954],[5.5838352916,43.8769330398],[5.6077954045,43.9152687078],[5.581392132,43.9147705527],[5.5793343296,43.9270308077],[5.5596444427,43.9427374233],[5.5449840909,43.9389064531],[5.5265414011,43.947587833],[5.5126885328,43.9453131974],[5.5074981607,43.957419732700004],[5.5199955347,43.995357592],[5.54356149,44.0259337456],[5.5453243672,44.049853562],[5.5340783659,44.0681296231],[5.5029187169,44.0640856077],[5.4984673015,44.0724068388],[5.4988887508,44.1160538325],[5.4506324193,44.1212517588],[5.4473225442,44.1361864754],[5.4365400734,44.1401709253],[5.4355669593,44.1508174491],[5.4169273068,44.1550948408],[5.3921862208,44.1524884427],[5.3824499969,44.1604067322],[5.386044029,44.1861824765],[5.3846796413,44.2011090544],[5.3552162299,44.2145549045],[5.3367216206,44.203406864],[5.3187345075,44.2099656961],[5.3041156525,44.2100880826],[5.2563534451,44.2302144006],[5.2405129535,44.2308611714],[5.2382289581,44.2134334192],[5.2070297707,44.2139130283],[5.1814267211,44.2189549721],[5.1493587354,44.2355873866],[5.1624188885,44.2499812118],[5.1607146267,44.2667127418],[5.1484820928,44.2694685126],[5.1482895022,44.2800013079],[5.1682685111,44.290024591],[5.1741309311,44.3082145232],[5.1669941109,44.3149370206],[5.1505907114,44.3095834039],[5.150017294,44.3021360263],[5.1077883357,44.2808396682],[5.0766625276,44.2839508082],[5.060539369,44.3082050651],[5.0248658826,44.296896642],[5.0046678144,44.28645461],[4.9851055929,44.2858714644],[4.922368259,44.259708569],[4.8801341619,44.2617405538],[4.865948614,44.249502447],[4.8413413586,44.2389352169],[4.8268824808,44.2285004117],[4.8141647392,44.2321901974],[4.8126918826,44.2573963094],[4.8051806622,44.2690247045],[4.8049830869,44.2928235776],[4.7997385221,44.3034177541],[4.7796287287,44.3193817999],[4.7629316944,44.32552384],[4.7226713577,44.3263878084],[4.7131287487,44.320531488],[4.6786167467,44.3207107559],[4.6506124797,44.3298049292],[4.649174641,44.3118179159],[4.6531686199,44.3038719114],[4.6494535944,44.2703384073],[4.6541733977,44.2542157467],[4.6733611482,44.2396344716],[4.6781781286,44.2295288383],[4.6774418132,44.2124073529],[4.7031566727000005,44.2157188301],[4.7092080353,44.2061985872],[4.7058031634,44.1927227718],[4.7224706868,44.1873190015],[4.7158607169,44.1659470436],[4.718468586,44.1434505158],[4.7115354125,44.1337108988],[4.7077506988,44.1033393153],[4.7269234395,44.0782836735],[4.7522239261,44.0882527291],[4.7579516266,44.0772849653],[4.7879125976,44.0650380611],[4.7894865321,44.0515193778],[4.8160518857,44.0321568194],[4.8189255079,44.0180085938],[4.8368542607,44.0150515256],[4.8437020941,44.0086310346],[4.842737417,43.9869399278],[4.8135462423,43.9883029874],[4.8100034076,43.9764680048],[4.8151192839,43.9665564523],[4.7937535926,43.9544647502],[4.7789309128,43.9378788599],[4.7498502538,43.9321489604],[4.7392835766,43.9241342421],[4.8212082151,43.9129491632],[4.8530501713,43.9113116721],[4.8853417061,43.9000349],[4.9022757103,43.8882303694],[4.9251850333,43.8865810633],[4.9754379863,43.8667896472],[4.9968317589,43.8452860191],[5.0300175772,43.8273500074],[5.0412483476,43.8111979166],[5.0435905908,43.7953134645],[5.0498105407,43.7887270551],[5.1733526856,43.7388033528],[5.1877688161,43.7350741048],[5.2291731108,43.7474789636],[5.2567919043,43.7464446606],[5.2744943034,43.7415617147],[5.3166346003000005,43.7361333794],[5.3390807583,43.7202044905],[5.4057869183000005,43.6962739993],[5.439119128,43.6811332664],[5.4506502616,43.679624526],[5.4881076526,43.6674362708],[5.5323157883,43.6591731096],[5.5751282608,43.6620855335],[5.6071012713,43.6587190344],[5.6146416222,43.6642287219],[5.6428556527,43.6724596633],[5.6570125278,43.685311596],[5.6735335897,43.6936445034],[5.7063322598,43.6900108761],[5.7172429608,43.6934492232],[5.7342109432,43.7132138646],[5.7534759593,43.72462485]]]],"type":"MultiPolygon"}</text:p>
          </table:table-cell>
          <table:table-cell office:value-type="string" calcext:value-type="string">
            <text:p>44.007120297, 5.177303779</text:p>
          </table:table-cell>
          <table:table-cell table:number-columns-repeated="3"/>
          <table:table-cell table:formula="of:=[.E94]/[.D94]" office:value-type="float" office:value="56162.3268292683" calcext:value-type="float">
            <text:p>56162,326829268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office:value-type="float" office:value="48" calcext:value-type="float">
            <text:p>48</text:p>
          </table:table-cell>
          <table:table-cell office:value-type="float" office:value="3285832" calcext:value-type="float">
            <text:p>328583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{"coordinates":[[[8.5733053917,42.3815337955],[8.5725598641,42.3704898956],[8.5543076403,42.3658883859],[8.5633767946,42.3329124666],[8.589923821,42.3526060165],[8.6180842365,42.3465004415],[8.6283100623,42.3322955745],[8.5979635321,42.3189589007],[8.6039704048,42.3078001765],[8.6257910217,42.3126464965],[8.6308190637,42.3061466573],[8.6750088274,42.2936979106],[8.6915243499,42.2770370986],[8.6902389612,42.2639011199],[8.6418950723,42.256665796],[8.6263947805,42.2513630086],[8.6170309529,42.2554810437],[8.6055875182,42.2493289481],[8.5731430384,42.2384448494],[8.570973282,42.2101612767],[8.5817819782,42.2060180855],[8.5771537694,42.1952266208],[8.5851384748,42.1715842829],[8.5937789021,42.1673655989],[8.5844162557,42.1520340912],[8.5939843986,42.144206263],[8.5828311692,42.1292868582],[8.6092424003,42.1342908255],[8.6250464148,42.1225612391],[8.6475296024,42.1209500567],[8.6638960474,42.1059195048],[8.6786245193,42.1046628635],[8.6894838129,42.115064312],[8.700625155,42.1123208311],[8.710475176,42.0958791173],[8.7095150283,42.0870265245],[8.7210819141,42.0664201994],[8.7355516946,42.0658889031],[8.744945854400001,42.0587071536],[8.7463782838,42.0462251168],[8.7264351529,42.0345976809],[8.7004762721,42.0256697782],[8.6913754924,42.0283175427],[8.6566132711,42.0094860395],[8.6545492179,42.0018643855],[8.6684758761,41.9815998856],[8.6488988875,41.9686953769],[8.6317682935,41.9677303502],[8.6138427861,41.9715037104],[8.5931188629,41.9652004177],[8.6071410312,41.9421952596],[8.6202311575,41.9401861257],[8.6228631778,41.9261560774],[8.6101713021,41.9123411254],[8.6169524722,41.9008271159],[8.6418129578,41.9101652576],[8.6759530252,41.9043283258],[8.6877219632,41.9091644325],[8.7177676678,41.9078865596],[8.7392043313,41.915720176],[8.7451170077,41.933317019],[8.7582544822,41.9259247455],[8.7826927196,41.9231077796],[8.793842637800001,41.9117742968],[8.8032465867,41.8911964691],[8.7806455283,41.8827328355],[8.7907652301,41.8650386157],[8.7883725725,41.8504964794],[8.7690692783,41.8457244371],[8.7680349205,41.8384540189],[8.7829959366,41.8333938062],[8.7741239278,41.8246294605],[8.7691519545,41.810120256],[8.7484831223,41.8109059694],[8.7409052608,41.7983691959],[8.7212391408,41.7980081003],[8.720417182,41.7895701117],[8.7307078262,41.7764466599],[8.7079489592,41.7573195566],[8.6845605718,41.7470305943],[8.7078939731,41.736306079],[8.7072107467,41.7218504024],[8.7726935192,41.7416239475],[8.7844114727,41.7314272198],[8.7714196446,41.7135153879],[8.7858141,41.7098429022],[8.8100587321,41.714231466],[8.8213551573,41.7114824628],[8.8412922763,41.6976545759],[8.8784573192,41.696042072],[8.8864930594,41.6894981015],[8.9139890369,41.6908930548],[8.9166980456,41.6819738826],[8.881114180400001,41.6701534708],[8.8766237562,41.650688401400004],[8.8249431602,41.6351196432],[8.8202529866,41.629602915],[8.7960643791,41.6322026645],[8.7915679313,41.6076161162],[8.7797280945,41.594431578300004],[8.7920152659,41.5787697834],[8.8021431206,41.5723695037],[8.7857972767,41.5645740164],[8.7946044935,41.5555263241],[8.8101331056,41.5566809481],[8.8211878416,41.5448303925],[8.8301788866,41.5474699425],[8.8511140805,41.5385870459],[8.8427138179,41.5180535863],[8.8656824396,41.5200308356],[8.883725304,41.5178837792],[8.8862093931,41.5053025158],[8.8999981398,41.5087405336],[8.9173912771,41.5049744363],[8.9264865537,41.4897216074],[8.960613757299999,41.4927091958],[8.9848583826,41.4758937915],[8.9970694572,41.4797961589],[9.018359838,41.4668892249],[9.0394199053,41.4691163621],[9.0519086163,41.4600085219],[9.0624339325,41.470632897],[9.0710813029,41.4693523539],[9.0660947419,41.4501083151],[9.0742673295,41.4429962348],[9.0900235024,41.4454058898],[9.1204095325,41.4365222125],[9.1066342273,41.4292767517],[9.1038082986,41.4157576067],[9.091257737,41.4016281987],[9.0990214145,41.3912584211],[9.1152222965,41.3967801173],[9.1280906853,41.3961399513],[9.1428479938,41.3885760022],[9.1675553281,41.3854782931],[9.1792039843,41.3674499594],[9.2202025567,41.3673793356],[9.2364192426,41.3948463005],[9.2509185962,41.410246041],[9.2597498036,41.4137278161],[9.2640364753,41.4285471187],[9.2252872193,41.4170519977],[9.2236892714,41.442700927],[9.2438065296,41.4471162178],[9.2696248628,41.4725456716],[9.2840581638,41.4776175591],[9.2839441141,41.5000571709],[9.2747164448,41.5043363699],[9.286447313,41.52942606],[9.2964008642,41.5408941451],[9.3308408315,41.5599078066],[9.3414091423,41.5587686111],[9.3502802262,41.5672777056],[9.3475033516,41.5752636407],[9.3664215281,41.5898411953],[9.3642247853,41.5958025224],[9.3403666885,41.5942229368],[9.3315537343,41.6036576578],[9.313923580600001,41.6021699735],[9.2953861564,41.5837020894],[9.2860635182,41.5895299634],[9.2874707493,41.6087421694],[9.3196665655,41.6197695458],[9.3557254159,41.620231077],[9.3459903197,41.631616836],[9.3583550977,41.6412003807],[9.3706981181,41.6372386574],[9.3849490138,41.6524102473],[9.3844206064,41.6679237105],[9.3749587714,41.671409372],[9.3780596306,41.6854269431],[9.400865862,41.6946461249],[9.4062295026,41.7128701328],[9.4019547779,41.7304857813],[9.4067723211,41.7451664895],[9.4080397435,41.7659671144],[9.398031009,41.7723245357],[9.4001684054,41.7892708368],[9.3942723422,41.7980046563],[9.4062156253,41.8229540504],[9.401818553,41.8595736446],[9.3864054043,41.8676583104],[9.3714041222,41.8649864069],[9.3465085009,41.846131058],[9.3387439427,41.8463064232],[9.3172612865,41.8323281586],[9.2988870461,41.845140394],[9.2687387453,41.8398472472],[9.2604216539,41.8452338312],[9.2370541071,41.8464238886],[9.2273622785,41.8554852799],[9.2351878987,41.8794877992],[9.2522861087,41.8991810113],[9.2484012348,41.9101621103],[9.2201376914,41.9218324711],[9.2294139102,41.9324182486],[9.2211380177,41.9461113745],[9.2254565036,41.9711092507],[9.2149771608,41.9940820952],[9.2211800346,42.0274191672],[9.1955408162,42.0281330611],[9.188987517,42.0315478797],[9.1614882443,42.0249128631],[9.1406418401,42.0485931458],[9.1308790385,42.0542551527],[9.127843126,42.0665912535],[9.1346804674,42.0875344136],[9.1248063447,42.1050797722],[9.1117362453,42.1137222763],[9.0954029879,42.1151355211],[9.0732547851,42.1298280149],[9.0767718064,42.1365937244],[9.0661343847,42.1578215884],[9.0654488125,42.1670492383],[9.0507932656,42.1698872461],[9.0505034497,42.1868593308],[9.0455362186,42.207516291],[9.0272152323,42.2034421443],[8.9946314955,42.2145871584],[8.9770275496,42.2308653183],[8.945428515,42.2344719572],[8.9331948278,42.250529313],[8.922824758299999,42.2578238658],[8.9050406675,42.253902627],[8.8829321285,42.2703098582],[8.886482682,42.280857309],[8.8778694958,42.293073991],[8.8591781175,42.3000417628],[8.8616346618,42.3300408098],[8.8530488114,42.3303105673],[8.8277415637,42.3187334646],[8.8069236445,42.3198656207],[8.7897936991,42.3265593645],[8.7708603192,42.3247500713],[8.7565982524,42.338741334],[8.7297611452,42.3395323779],[8.7160664255,42.3461742994],[8.6880295804,42.3489610627],[8.6820222293,42.3598111727],[8.6644175048,42.358454815],[8.6499883259,42.3623640785],[8.640963353,42.3735124789],[8.6103639509,42.3738881738],[8.5948542342,42.3704010985],[8.5865943709,42.379042379],[8.5733053917,42.3815337955]]],"type":"Polygon"}</text:p>
          </table:table-cell>
          <table:table-cell office:value-type="string" calcext:value-type="string">
            <text:p>41.86402911, 8.987833385</text:p>
          </table:table-cell>
          <table:table-cell table:number-columns-repeated="3"/>
          <table:table-cell table:formula="of:=[.E95]/[.D95]" office:value-type="float" office:value="68454.8333333333" calcext:value-type="float">
            <text:p>68454,8333333333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Ain</text:p>
          </table:table-cell>
          <table:table-cell office:value-type="float" office:value="2084" calcext:value-type="float">
            <text:p>2084</text:p>
          </table:table-cell>
          <table:table-cell office:value-type="float" office:value="145082240" calcext:value-type="float">
            <text:p>145082240</text:p>
          </table:table-cell>
          <table:table-cell office:value-type="float" office:value="3630" calcext:value-type="float">
            <text:p>3630</text:p>
          </table:table-cell>
          <table:table-cell office:value-type="float" office:value="38379" calcext:value-type="float">
            <text:p>3837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"coordinates":[[[5.3106266417,46.4469407493],[5.2920672398,46.4499514971],[5.2837843644,46.4455835275],[5.2159059477,46.4719759118],[5.2131853227,46.4849345033],[5.1936725359,46.5091296074],[5.174754949,46.5121420191],[5.1564873967,46.5074940498],[5.1349357071,46.5090740232],[5.1344899297,46.5014221287],[5.1074324554,46.4918633969],[5.0956967696,46.4992528829],[5.0855826701,46.4904265968],[5.0563724847,46.4837371779],[5.0144019243,46.5003629614],[5.0000592129,46.5119974075],[4.9843630083,46.5153693904],[4.9657893077,46.5136455332],[4.9536552954,46.5045697174],[4.935700399,46.5143326581],[4.9143770642,46.485335525],[4.9122299268,46.4591713811],[4.8918575151,46.4414034907],[4.889251151,46.4055566075],[4.858681705,46.3680781162],[4.8510803935,46.3542901873],[4.8536914058,46.3345409475],[4.8506792559,46.3246513595],[4.8314600238,46.2962082998],[4.8245719736,46.2726390033],[4.8115566761,46.2611627704],[4.8083613735,46.2379796167],[4.7931368416,46.2124124245],[4.7930403613,46.2015711368],[4.7798418835,46.188239897],[4.7804480977,46.1769147387],[4.7848716911,46.1675391603],[4.8016256052,46.1585611892],[4.8003400567,46.1441916544],[4.771721686,46.1173437154],[4.76864828,46.1082196621],[4.7499134902,46.0938626857],[4.7469277918,46.0857941913],[4.7592177619000005,46.0748560854],[4.7580054355,46.0600617423],[4.7389311337,46.0464263496],[4.7468716965,46.0296041877],[4.7495726741,45.9843962655],[4.754635383,45.9736696893],[4.7459911795,45.9604916769],[4.7291141346,45.9495170838],[4.736482639,45.9385651207],[4.7598634468,45.9346803061],[4.7801308139,45.936485362],[4.7887069882,45.9242930258],[4.8102920833,45.9181642881],[4.8051502787,45.8962903152],[4.8362025994,45.909775128],[4.8529376756,45.9086032438],[4.8807177474,45.897505942],[4.8842603089,45.8801462785],[4.9089752309,45.8743252481],[4.900743029,45.8558120993],[4.9170672964,45.8452118162],[4.9183888731,45.8069711657],[4.9639205001,45.8108523795],[4.9803650610000005,45.805455012],[5.0024419505,45.8102459203],[5.0141560669,45.8052048217],[5.0493371376,45.8121103213],[5.0634582776,45.8094002211],[5.1014892829,45.8135621041],[5.1247390678,45.8117946089],[5.1602345379,45.8024387695],[5.1811138712,45.7899192057],[5.1895465166,45.7726949692],[5.2277969331,45.7701659788],[5.2664946374,45.7894374087],[5.2894577255,45.8118450927],[5.3024366474,45.8486268623],[5.3136721954,45.8581465978],[5.3286691762,45.8632618006],[5.3393809277,45.8791943399],[5.3525801791,45.8832509506],[5.3811153814,45.8669182624],[5.4134151497000005,45.8522922698],[5.4201284474,45.8391313269],[5.4342549803,45.8314104546],[5.4210407234,45.8212943851],[5.4230802252,45.8072891539],[5.4482638461,45.7852505861],[5.4592688707,45.7799939864],[5.484847267,45.752469417],[5.5166923406,45.7322729985],[5.5244328226,45.7180370227],[5.5537769089,45.7088978191],[5.5450359994,45.6948118925],[5.5468208921,45.6848241266],[5.5632067262,45.674265239],[5.5864068465,45.6671144072],[5.5872977275,45.6599204437],[5.6027043824,45.6520475688],[5.6065460191,45.6397513953],[5.6237429057,45.6132684464],[5.6363479387,45.6149008871],[5.649165722,45.6339042517],[5.6596945431,45.6384536327],[5.6848005335,45.6407243793],[5.6887728647,45.6479871257],[5.6848710239999996,45.6656732627],[5.7040293443,45.6782604603],[5.7094689785,45.6882877364],[5.700778273,45.7019774228],[5.7065051845,45.7110591567],[5.7214892921,45.7079140543],[5.7556149741,45.7080711488],[5.7766081128,45.7291609201],[5.769695035,45.7411716098],[5.7834658342,45.7445222066],[5.7792968128,45.7618332477],[5.7834132012,45.773678723],[5.7889486546,45.8266941525],[5.7972249744,45.8310784806],[5.8033731742,45.8551509769],[5.8088050516,45.8624507002],[5.8257850446,45.902487965],[5.8284181243,45.9207210636],[5.8227348459,45.9307243528],[5.8291840528000005,45.9382736921],[5.8349753317,45.9513735886],[5.8314947748,45.9754274488],[5.8093513052,45.9894977855],[5.8120058773,46.0233010655],[5.8068005714,46.0430831692],[5.8146837895,46.0559801295],[5.807921722,46.0616352701],[5.8121952014,46.0795803261],[5.8318368746,46.1062417179],[5.8569484686,46.08613993],[5.881534262,46.0851611934],[5.8913532758,46.0882210419],[5.8929901044,46.099379909],[5.885599065,46.1067741506],[5.8929815525,46.1191059644],[5.9042848843,46.1202365152],[5.9192310534,46.1309357543],[5.9474549012,46.1282636501],[5.9559012399,46.1323558778],[5.9798544326,46.165923869],[5.9887865391,46.1717790444],[5.9922229434,46.1865473465],[5.9637261481,46.1970073006],[5.9791723167,46.2172518347],[6.0071080674,46.2238381378],[6.0336532854,46.2385516515],[6.0461109092,46.2313933842],[6.0604102162,46.2450089592],[6.0843916468,46.2470223798],[6.1014507,46.2376468388],[6.1244676176,46.2512537909],[6.1023883124,46.2849401123],[6.1208657326,46.2971353638],[6.1203301741,46.3120438114],[6.1392480191,46.3347817119],[6.1576976397,46.3499075532],[6.1699270302,46.3660833596],[6.1605098921,46.3786649725],[6.1496718223,46.3775238575],[6.1346964697,46.388703769],[6.0976308309,46.4090372821],[6.0638573508,46.4163896475],[6.0556450843,46.4156474316],[6.0358598439,46.3917188687],[6.0150149577,46.377120291],[5.9840706875,46.3638832314],[5.9458897885,46.3131549827],[5.9205040691,46.3106107484],[5.9161885567,46.2929103946],[5.9091315027,46.283843061],[5.8946188067000005,46.2866360072],[5.8756736363,46.2675898328],[5.8635335417,46.2712974784],[5.852895361,46.2614195264],[5.8216604609000004,46.2622199265],[5.7655790822,46.2680783601],[5.7439292923,46.2668435801],[5.7251783027,46.2606869697],[5.7156501704,46.2828993986],[5.7192939762,46.2934623633],[5.7145950902,46.3090222506],[5.6845281669,46.3109962578],[5.6693817243,46.3238020747],[5.6527240362,46.3232460081],[5.6497544869,46.3403039697],[5.6305151250000005,46.330204693],[5.6181654395,46.3291674019],[5.5968058048,46.2966323687],[5.58975045,46.2927882693],[5.5649917597,46.2935540788],[5.5614312703,46.2862680572],[5.5417327529,46.2697870796],[5.5143582186,46.2643200673],[5.5037735745,46.2687139104],[5.4738499062,46.2642789109],[5.4569689507,46.2755501431],[5.4753005499,46.3153826064],[5.4669175767,46.3232672482],[5.4540035391,46.3179055393],[5.4353841817,46.3195420184],[5.4236584820000004,46.3476837979],[5.4172927008,46.3454703434],[5.4135216223,46.3167162871],[5.4048294081,46.3101416136],[5.4019786618,46.3390428288],[5.3794644348,46.3463311453],[5.3735187492,46.3521882836],[5.3771777099,46.3640162333],[5.3632672729,46.3714889313],[5.3756570708,46.3803438501],[5.3707592178,46.3867122223],[5.3391603048,46.4020746893],[5.3214395027,46.4040500108],[5.3074953739,46.4169032515],[5.3200729611,46.4277008073],[5.3106266417,46.4469407493]]],"type":"Polygon"}</text:p>
          </table:table-cell>
          <table:table-cell office:value-type="string" calcext:value-type="string">
            <text:p>46.099768259, 5.348728661</text:p>
          </table:table-cell>
          <table:table-cell table:number-columns-repeated="3"/>
          <table:table-cell table:formula="of:=[.E96]/[.D96]" office:value-type="float" office:value="69617.197696737" calcext:value-type="float">
            <text:p>69617,197696737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office:value-type="float" office:value="19" calcext:value-type="float">
            <text:p>19</text:p>
          </table:table-cell>
          <table:table-cell office:value-type="float" office:value="1410728" calcext:value-type="float">
            <text:p>141072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{"coordinates":[[[9.401818553,41.8595736446],[9.3969150525,41.8747556747],[9.402781764,41.898623361],[9.412872651,41.9128476649],[9.416219456,41.9286698565],[9.4135622998,41.9545866875],[9.432742233,41.9809427976],[9.4566830179,42.0014299691],[9.5293985799,42.0854519899],[9.549016378,42.103650368],[9.555343196,42.1270606633],[9.5542879827,42.16295482],[9.5590275763,42.1954852946],[9.5558996052,42.2015059966],[9.5524212038,42.2330339933],[9.5600936069,42.2825026085],[9.5498488468,42.3155919105],[9.5376201497,42.3447010885],[9.5325290325,42.3686986038],[9.5324892516,42.3843101805],[9.5433941878,42.4272874768],[9.5414153242,42.4596545677],[9.5329765797,42.4785960706],[9.529687155,42.4949472764],[9.5347029388,42.5214177803],[9.5334796173,42.5454429486],[9.5258707872,42.5684949408],[9.515272943,42.5844855828],[9.4734450975,42.6261283266],[9.4628089621,42.6392225363],[9.4485538356,42.6646211407],[9.4464963929,42.6777380775],[9.4560741616,42.7207612852],[9.4624925433,42.7356411861],[9.4690831063,42.7664963583],[9.4836788614,42.7826441352],[9.4927008025,42.8071328021],[9.4870538472,42.8195869691],[9.4856124021,42.8512172042],[9.4778686368,42.8792233393],[9.469185466,42.9362265797],[9.4560473277,42.9509113691],[9.4514752701,42.9626676241],[9.4633132728,42.9867821921],[9.4487084333,42.9912530254],[9.4270979722,43.0101439133],[9.4062435476,43.0054945575],[9.3832827043,43.0102052673],[9.3739645828,43.0045087094],[9.3581241471,43.0072146804],[9.3404861665,42.9942899958],[9.3431167434,42.9777949357],[9.3509501231,42.9676974843],[9.345964632,42.9578063168],[9.3593360038,42.9451131325],[9.3496528759,42.9315257124],[9.3610112433,42.92516584],[9.3543994976,42.9162994958],[9.3339594705,42.9067254027],[9.320326329,42.8938850554],[9.3284499761,42.889727537],[9.3272304315,42.8776503242],[9.3370985391,42.8691344748],[9.3344745767,42.8609602172],[9.315521285,42.8425144652],[9.3105348501,42.829948203],[9.320373091,42.8246083451],[9.3428887543,42.7957894587],[9.3417730683,42.7696998218],[9.3375249365,42.7638609271],[9.3452105037,42.7366051254],[9.3306866946,42.7196080587],[9.322350482,42.7168146814],[9.3230168665,42.6971080951],[9.2846233456,42.6761549433],[9.2796977391,42.688947364],[9.2591545385,42.7006994324],[9.2561753856,42.7162366466],[9.2348886057,42.7194460644],[9.2208114988,42.7354566085],[9.2011512362,42.7251086264],[9.1883433696,42.7270234335],[9.1633489298,42.7367630721],[9.13501283,42.7284825563],[9.1247642564,42.7316603711],[9.1061537837,42.7244174893],[9.0991229617,42.7153382203],[9.0860593074,42.7153353893],[9.0804004919,42.700745656],[9.068117684,42.6916760824],[9.0590333872,42.6945082913],[9.0552533341,42.6739213119],[9.0600192183,42.6613270785],[9.0404987921,42.6528985352],[9.0279027649,42.6524093947],[9.0200412984,42.6438307881],[8.9935745142,42.6396757225],[8.9754832001,42.6401255583],[8.948384559,42.633517364],[8.934827133,42.6390225306],[8.9186806152,42.6374432548],[8.9039003059,42.6270174538],[8.8800437188,42.6290709904],[8.8692418949,42.6088331712],[8.8494954886,42.6100365166],[8.8315038716,42.6012754175],[8.809618431,42.6044967598],[8.8108817942,42.5896441475],[8.8018612479,42.5822827568],[8.804293189,42.56969541],[8.7825058114,42.556703665],[8.7588302295,42.5595363686],[8.7544760524,42.5697704223],[8.7320901853,42.562805206],[8.7239964087,42.5738525396],[8.7110113597,42.5694416364],[8.7229791005,42.5564948454],[8.7123987331,42.5380586773],[8.7201164664,42.5250461563],[8.7039859276,42.5265290564],[8.6834696729,42.514965814199996],[8.6658035396,42.5123430871],[8.6663052473,42.4958289578],[8.6497080218,42.4775028474],[8.6751205775,42.4764687686],[8.6799261014,42.4694794459],[8.6677164573,42.4575464345],[8.664213094499999,42.4342369625],[8.6511625027,42.4141058226],[8.6296829504,42.4207254187],[8.6058999437,42.4141910082],[8.6118448292,42.4032993594],[8.6082287604,42.3863132904],[8.5944441009,42.3817455603],[8.5733053917,42.3815337955],[8.5865943709,42.379042379],[8.5948542342,42.3704010985],[8.6103639509,42.3738881738],[8.640963353,42.3735124789],[8.6499883259,42.3623640785],[8.6644175048,42.358454815],[8.6820222293,42.3598111727],[8.6880295804,42.3489610627],[8.7160664255,42.3461742994],[8.7297611452,42.3395323779],[8.7565982524,42.338741334],[8.7708603192,42.3247500713],[8.7897936991,42.3265593645],[8.8069236445,42.3198656207],[8.8277415637,42.3187334646],[8.8530488114,42.3303105673],[8.8616346618,42.3300408098],[8.8591781175,42.3000417628],[8.8778694958,42.293073991],[8.886482682,42.280857309],[8.8829321285,42.2703098582],[8.9050406675,42.253902627],[8.922824758299999,42.2578238658],[8.9331948278,42.250529313],[8.945428515,42.2344719572],[8.9770275496,42.2308653183],[8.9946314955,42.2145871584],[9.0272152323,42.2034421443],[9.0455362186,42.207516291],[9.0505034497,42.1868593308],[9.0507932656,42.1698872461],[9.0654488125,42.1670492383],[9.0661343847,42.1578215884],[9.0767718064,42.1365937244],[9.0732547851,42.1298280149],[9.0954029879,42.1151355211],[9.1117362453,42.1137222763],[9.1248063447,42.1050797722],[9.1346804674,42.0875344136],[9.127843126,42.0665912535],[9.1308790385,42.0542551527],[9.1406418401,42.0485931458],[9.1614882443,42.0249128631],[9.188987517,42.0315478797],[9.1955408162,42.0281330611],[9.2211800346,42.0274191672],[9.2149771608,41.9940820952],[9.2254565036,41.9711092507],[9.2211380177,41.9461113745],[9.2294139102,41.9324182486],[9.2201376914,41.9218324711],[9.2484012348,41.9101621103],[9.2522861087,41.8991810113],[9.2351878987,41.8794877992],[9.2273622785,41.8554852799],[9.2370541071,41.8464238886],[9.2604216539,41.8452338312],[9.2687387453,41.8398472472],[9.2988870461,41.845140394],[9.3172612865,41.8323281586],[9.3387439427,41.8463064232],[9.3465085009,41.846131058],[9.3714041222,41.8649864069],[9.3864054043,41.8676583104],[9.401818553,41.8595736446]]],"type":"Polygon"}</text:p>
          </table:table-cell>
          <table:table-cell office:value-type="string" calcext:value-type="string">
            <text:p>42.394785915, 9.206287919</text:p>
          </table:table-cell>
          <table:table-cell table:number-columns-repeated="3"/>
          <table:table-cell table:formula="of:=[.E97]/[.D97]" office:value-type="float" office:value="74248.8421052632" calcext:value-type="float">
            <text:p>74248,8421052632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71</text:p>
          </table:table-cell>
          <table:table-cell office:value-type="string" calcext:value-type="string">
            <text:p>Guadeloupe</text:p>
          </table:table-cell>
          <table:table-cell table:number-columns-repeated="6"/>
          <table:table-cell office:value-type="string" calcext:value-type="string">
            <text:p>{"coordinates":[[[[-61.6223348841,15.8526094867],[-61.6239469095,15.8660452183],[-61.6350900052,15.8682641716],[-61.6466329632,15.8605627514],[-61.6507307235,15.8477339276],[-61.6340899732,15.8398069953],[-61.6223348841,15.8526094867]]],[[[-61.053245896,16.3062531847],[-61.0246279554,16.3248013935],[-61.0019590353,16.3344375294],[-61.0085051089,16.3493456688],[-61.0172146559,16.3485242468],[-61.0602210629,16.3221136613],[-61.0734661093,16.3199163984],[-61.0786220261,16.3123263084],[-61.0900936374,16.311629801],[-61.0978866281,16.3027437301],[-61.0864995701,16.2957474265],[-61.0738637039,16.3028007673],[-61.053245896,16.3062531847]]],[[[-61.5712943508,15.8693112484],[-61.5739467954,15.8823861113],[-61.5852901612,15.8742648075],[-61.5846249607,15.8642769058],[-61.5712943508,15.8693112484]]],[[[-61.2246038033,15.9645157813],[-61.2332454683,15.9856714539],[-61.2396740001,15.9857503888],[-61.272135759,16.0044978007],[-61.2897486333,16.003936595],[-61.3064836167,15.9788160671],[-61.3180894065,15.9744409929],[-61.3193050632,15.9535792656],[-61.3371663117,15.9415248971],[-61.3316484256,15.9004117956],[-61.3235593206,15.8874558196],[-61.302335061,15.8746716802],[-61.2793494591,15.8665646244],[-61.242476416,15.8745018706],[-61.221755377,15.8883928872],[-61.2177577441,15.8952089277],[-61.2043626495,15.9012122696],[-61.1977507269,15.9155300221],[-61.1954321463,15.9306660035],[-61.2057285084,15.9511811165],[-61.2246038033,15.9645157813]]],[[[-61.8058472727,16.2680384476],[-61.8015860541,16.2425483472],[-61.7859744222,16.226372821200002],[-61.7825956392,16.2144362118],[-61.7866447455,16.1966408583],[-61.7841723892,16.1763397626],[-61.7760319358,16.1712667768],[-61.7751809506,16.1489204682],[-61.7780720983,16.1396879267],[-61.7700044798,16.1285277669],[-61.7743700435,16.1171634173],[-61.7730558857,16.0935055778],[-61.7676211201,16.082159849],[-61.7704778646,16.0621070328],[-61.7647625678,16.048951034],[-61.7507096347,16.0339225254],[-61.7467819124,16.0119901705],[-61.7423753305,16.0048772829],[-61.7112765349,15.9745831137],[-61.7094044582,15.9552783494],[-61.7002356339,15.9466086584],[-61.6802198779,15.9504114875],[-61.6699047821,15.961389327100001],[-61.6595112866,15.9605295024],[-61.6482061327,15.969829732],[-61.629982916,15.9672100108],[-61.6185267279,15.9733632031],[-61.6142594982,15.989148043],[-61.6022631487,16.0004412441],[-61.5694550554,16.025361784],[-61.5642734752,16.0421558596],[-61.5553017391,16.0536379092],[-61.5599523579,16.0596451019],[-61.5588097906,16.0927794335],[-61.5627604761,16.107317294],[-61.5705702695,16.1161175098],[-61.5607173716,16.1284847206],[-61.575584091,16.1382740595],[-61.5764171643,16.1535835238],[-61.5850792974,16.1667227335],[-61.5798960324,16.1730689824],[-61.5903970596,16.1921247811],[-61.5832168766,16.2042800166],[-61.5885942659,16.21808144],[-61.5835159626,16.2345399279],[-61.5591260591,16.2352297053],[-61.5485463699,16.2425124821],[-61.549708291900004,16.2775741885],[-61.557874531,16.2752196366],[-61.5649851714,16.2866320645],[-61.5790153947,16.2791576299],[-61.5842227212,16.2702785201],[-61.5978973603,16.266109079],[-61.6134507119,16.2676087711],[-61.6130257272,16.2849497764],[-61.6083250552,16.3046242343],[-61.6249624402,16.3010330304],[-61.6448404555,16.3129009051],[-61.6516900336,16.3214178913],[-61.6684927516,16.3174556066],[-61.6726047478,16.3244679367],[-61.6936336725,16.3348230902],[-61.7145074238,16.3377703438],[-61.7283831432,16.3550180631],[-61.7440850969,16.3618629202],[-61.7488597085,16.3549318574],[-61.7591108621,16.3553033937],[-61.7746540894,16.3492256738],[-61.7892147364,16.3326131577],[-61.7883964183,16.3224637356],[-61.8006597735,16.316477095],[-61.7949815162,16.3083282369],[-61.8032706517,16.2951339779],[-61.8019726161,16.285579269],[-61.8058472727,16.2680384476]]],[[[-61.5279452762,16.218194632],[-61.5227998524,16.2130119315],[-61.5118134183,16.2165457538],[-61.5083738282,16.2073637843],[-61.4858918622,16.2050203356],[-61.4639934467,16.1966209412],[-61.4500025033,16.2005735552],[-61.4423906743,16.2074080062],[-61.4093530206,16.212087569],[-61.3898752,16.2237605156],[-61.3798816419,16.2220324615],[-61.369956406200004,16.2321449008],[-61.3389579475,16.2403684523],[-61.3196519795,16.2405154364],[-61.2900755004,16.2445153971],[-61.2759616639,16.2510466756],[-61.2545765863,16.2564860508],[-61.222282052,16.2535589325],[-61.2181281113,16.2627448608],[-61.2362872245,16.2687155345],[-61.245537325,16.2765647737],[-61.2597640929,16.3044165842],[-61.2876465769,16.3219804735],[-61.3168283983,16.3298350649],[-61.3481899861,16.3357762168],[-61.3531339516,16.3334788244],[-61.3755939667,16.3408030971],[-61.3860806441,16.3515799139],[-61.4016040717,16.3742350144],[-61.4059933782,16.3872600769],[-61.4024341782,16.4153601355],[-61.3983586172,16.4283722898],[-61.4113619101,16.4694597692],[-61.4428779565,16.4902768852],[-61.4435029129,16.4995066842],[-61.4617293752,16.4994373503],[-61.4730015122,16.510480391],[-61.4860074116,16.4915243669],[-61.5035629733,16.4842319158],[-61.5074707717,16.4744506196],[-61.5171479724,16.4711330572],[-61.5352824992,16.4550808266],[-61.5409483084,16.4389530696],[-61.5331569099,16.4241042723],[-61.5257895405,16.3949933783],[-61.5057347799,16.3887722882],[-61.4951443621,16.3769372502],[-61.4958966758,16.3606182617],[-61.507880707300004,16.342088019],[-61.5200098375,16.3432652438],[-61.5354550434,16.3319332754],[-61.5337843758,16.3159774864],[-61.5424817002,16.296089751],[-61.5499562816,16.2891577212],[-61.5465929797,16.258550109],[-61.5479650386,16.2496989263],[-61.5272882815,16.2228959995],[-61.5279452762,16.218194632]]]],"type":"MultiPolygon"}</text:p>
          </table:table-cell>
          <table:table-cell office:value-type="string" calcext:value-type="string">
            <text:p>16.1541096, -61.677689686</text:p>
          </table:table-cell>
          <table:table-cell table:number-columns-repeated="3"/>
          <table:table-cell table:formula="of:=[.E98]/[.D98]" office:value-type="string" office:string-value="" calcext:value-type="error">
            <text:p>#DIV/0 !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74</text:p>
          </table:table-cell>
          <table:table-cell office:value-type="string" calcext:value-type="string">
            <text:p>La Réunion</text:p>
          </table:table-cell>
          <table:table-cell table:number-columns-repeated="6"/>
          <table:table-cell office:value-type="string" calcext:value-type="string">
            <text:p>{"coordinates":[[[55.2542055052,-21.1096751102],[55.2607090515,-21.1229320221],[55.2703152158,-21.1309166096],[55.2725159473,-21.1501013956],[55.2868337978,-21.160692108],[55.2873448293,-21.1830481105],[55.2806108805,-21.2021320779],[55.2857635635,-21.2079173373],[55.293929864,-21.230527854400002],[55.3109030624,-21.2402902399],[55.3303016306,-21.2584428068],[55.3321923023,-21.2724556204],[55.3433809063,-21.2811848959],[55.3661208554,-21.2844104329],[55.3969080262,-21.2956829502],[55.4156916924,-21.3186441623],[55.4300854353,-21.3263070953],[55.449393519,-21.3283967557],[55.4598183568,-21.3413752872],[55.4782497898,-21.3443904228],[55.4833306423,-21.349485783],[55.5012434661,-21.3506555686],[55.523966529,-21.361140034],[55.5374206511,-21.3635494769],[55.5517004318,-21.3732465849],[55.5717614711,-21.3763506938],[55.5871941909,-21.3719159598],[55.6095680189,-21.387035735],[55.6272756057,-21.3825520189],[55.639525398,-21.3831766495],[55.6453184762,-21.3889985653],[55.6591107447,-21.382691167],[55.6713895299,-21.3838728774],[55.6813252343,-21.374565497],[55.7026076727,-21.3768434318],[55.729335279,-21.369410952],[55.747445204,-21.3684928508],[55.7563546596,-21.3629880277],[55.7743567859,-21.3651909499],[55.7956503314,-21.3506163758],[55.807324159,-21.3358480531],[55.8037673934,-21.3094069046],[55.8083148911,-21.2878725942],[55.8030560084,-21.2767732963],[55.8016035433,-21.2622464022],[55.814065364,-21.2142106662],[55.825495323,-21.2004630998],[55.8257929019,-21.1860884102],[55.8364606188,-21.1821808719],[55.8347765123,-21.1615706765],[55.8264108937,-21.1448585341],[55.8097012853,-21.1375092096],[55.7994522241,-21.1270666911],[55.7817937892,-21.1237272314],[55.772898613,-21.1091616923],[55.7372897198,-21.0699152171],[55.7308528474,-21.0577599512],[55.7323303845,-21.0501147216],[55.7167102898,-21.0309476452],[55.7077812001,-21.0277931323],[55.7023359878,-21.0159172653],[55.7003741525,-20.9779201071],[55.6966718025,-20.9650636463],[55.6832952047,-20.94463274],[55.6651827727,-20.9252913698],[55.6399989816,-20.912891519],[55.6224152957,-20.9108932561],[55.5920434449,-20.895936028],[55.5798863938,-20.8970911259],[55.5591388899,-20.8915957602],[55.5511127963,-20.8953437074],[55.5190518275,-20.8878908879],[55.5052784663,-20.8824313408],[55.48887352,-20.8859077438],[55.4697961919,-20.8842114277],[55.4509970516,-20.8718435846],[55.4388581671,-20.8766834616],[55.4215070563,-20.8743526193],[55.3946227767,-20.8821247109],[55.3515144913,-20.9122703085],[55.3452113623,-20.9215213794],[55.3309170722,-20.9276257391],[55.3081726058,-20.929428764],[55.2897001658,-20.922953369200002],[55.2835601006,-20.9268110271],[55.2867128609,-20.9388706339],[55.2779237459,-20.952587643],[55.2823456952,-20.9714743468],[55.2798604426,-20.9938384281],[55.2667848557,-21.0098695653],[55.247524919,-21.0199322558],[55.2343652257,-21.018602057],[55.2172976334,-21.0364200704],[55.2239960618,-21.0534213533],[55.2206047475,-21.0764399685],[55.2318842619,-21.0922289923],[55.2542055052,-21.1096751102]]],"type":"Polygon"}</text:p>
          </table:table-cell>
          <table:table-cell office:value-type="string" calcext:value-type="string">
            <text:p>-21.133203675, 55.532509168</text:p>
          </table:table-cell>
          <table:table-cell table:number-columns-repeated="3"/>
          <table:table-cell table:formula="of:=[.E99]/[.D99]" office:value-type="string" office:string-value="" calcext:value-type="error">
            <text:p>#DIV/0 !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72</text:p>
          </table:table-cell>
          <table:table-cell office:value-type="string" calcext:value-type="string">
            <text:p>Martinique</text:p>
          </table:table-cell>
          <table:table-cell table:number-columns-repeated="6"/>
          <table:table-cell office:value-type="string" calcext:value-type="string">
            <text:p>{"coordinates":[[[-61.1677119753,14.6752574701],[-61.1524463216,14.6497632151],[-61.1388417214,14.637357678],[-61.1131890652,14.6267619905],[-61.0990729401,14.6124344868],[-61.0924510216,14.6012638231],[-61.0844724586,14.5990602747],[-61.0626957193,14.601532848],[-61.0507676648,14.5941036271],[-61.0219661451,14.6168735437],[-61.010827743,14.6135725123],[-61.0114386777,14.6014657662],[-61.0036866076,14.5982493603],[-61.0099391582,14.5857660788],[-61.0034851181,14.580458842],[-61.0040690739,14.5681612161],[-60.9913574924,14.5654253809],[-60.9798341253,14.5558358362],[-60.9879877616,14.529264152],[-61.0066486019,14.5340423197],[-61.0222513004,14.5341754569],[-61.0408167662,14.5414155033],[-61.0542824975,14.5567198669],[-61.068044899,14.539642719],[-61.0762362186,14.5422965648],[-61.0875833805,14.5343572843],[-61.0973354022,14.5185637264],[-61.0965673233,14.5065144975],[-61.0852220405,14.5050603093],[-61.078961244,14.4795849378],[-61.0816664111,14.4704514662],[-61.068223348,14.46696157],[-61.0669306083,14.4599797233],[-61.0555322867,14.4539511992],[-61.0473230638,14.4602191244],[-61.0418573181,14.4728724996],[-61.0204972433,14.4808151369],[-60.997355302,14.4683661597],[-60.9806305312,14.4830090251],[-60.9697658311,14.4702008774],[-60.9549262609,14.4653552372],[-60.9342254129,14.4625411752],[-60.9203341045,14.4678686773],[-60.8974545981,14.4498710501],[-60.8816509326,14.469337096],[-60.8663083707,14.4707354704],[-60.8599314596,14.4652613037],[-60.8738916838,14.453161936],[-60.8810036022,14.4428289825],[-60.8861276087,14.4268194094],[-60.8850269281,14.4057008595],[-60.8684761398,14.3947023281],[-60.8575601482,14.3981114475],[-60.8470005485,14.434945818],[-60.840267006,14.4304520611],[-60.8268855033,14.4352844259],[-60.8216542581,14.4557629997],[-60.8141975181,14.460561499],[-60.8205730298,14.4706911165],[-60.8105235406,14.4798631132],[-60.815449479,14.4929548928],[-60.823790892,14.4990195034],[-60.8224912916,14.51052457],[-60.8345938104,14.5098107025],[-60.835223139,14.522826436999999],[-60.8289741127,14.5281558451],[-60.8349732643,14.5370584084],[-60.8320609928,14.5455685828],[-60.836573824,14.5550149087],[-60.8546179839,14.5731970384],[-60.8490578841,14.5899121446],[-60.8592938897,14.5885722187],[-60.8724505187,14.5962294684],[-60.8692665388,14.6051352622],[-60.8831142973,14.6169242713],[-60.8981183539,14.620488399],[-60.8912900601,14.6307007994],[-60.8999106123,14.6455266536],[-60.8863117236,14.6527218393],[-60.8827209967,14.6651589612],[-60.8994063662,14.6603594875],[-60.9062718839,14.6666265879],[-60.9159130708,14.6635921505],[-60.9263055118,14.6511264701],[-60.9353835872,14.6649099508],[-60.9419412162,14.6674115581],[-60.9362963115,14.6833901416],[-60.9085472135,14.6992966538],[-60.9164248216,14.7126345492],[-60.9301283726,14.7063985508],[-60.9414248745,14.7139306459],[-60.9459099802,14.7274246855],[-60.9446196952,14.7381845492],[-60.9370426656,14.7499456096],[-60.9250630282,14.750848635],[-60.9115624932,14.7432713053],[-60.9108430579,14.7360485242],[-60.8961297867,14.7350233268],[-60.899002051,14.7449466753],[-60.8884860653,14.7533664518],[-60.896054255,14.7628817949],[-60.8732574694,14.7723035262],[-60.8886706033,14.7798364944],[-60.9022525777,14.7669592423],[-60.9223012096,14.7585046072],[-60.9325501189,14.762145994800001],[-60.945005691,14.7570097545],[-60.9616547817,14.7378509347],[-60.9739534832,14.7639054013],[-60.9987745094,14.7902709453],[-61.008829608,14.808363435],[-61.0160593913,14.8074923378],[-61.0315728017,14.8310747725],[-61.043049351,14.8370538171],[-61.0513070437,14.8325061542],[-61.0646604519,14.8431323741],[-61.0763704186,14.8457085932],[-61.0910415741,14.8543238648],[-61.0982547007,14.8628540673],[-61.11461324,14.8705349386],[-61.1482084447,14.8787232943],[-61.1774053517,14.8741222014],[-61.1953119315,14.8645584832],[-61.2063230269,14.8619398721],[-61.2194044161,14.8447655606],[-61.229041406,14.822470196],[-61.2266885724,14.8014152871],[-61.2144658208,14.7822218549],[-61.205470971,14.7799595661],[-61.1765901031,14.7448867264],[-61.1848228019,14.7092047031],[-61.1756690897,14.6871139944],[-61.1677119753,14.6752574701]]],"type":"Polygon"}</text:p>
          </table:table-cell>
          <table:table-cell office:value-type="string" calcext:value-type="string">
            <text:p>14.654862172, -61.019367101</text:p>
          </table:table-cell>
          <table:table-cell table:number-columns-repeated="3"/>
          <table:table-cell table:formula="of:=[.E100]/[.D100]" office:value-type="string" office:string-value="" calcext:value-type="error">
            <text:p>#DIV/0 !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973</text:p>
          </table:table-cell>
          <table:table-cell office:value-type="string" calcext:value-type="string">
            <text:p>Guyane</text:p>
          </table:table-cell>
          <table:table-cell table:number-columns-repeated="6"/>
          <table:table-cell office:value-type="string" calcext:value-type="string">
            <text:p>{"coordinates":[[[[-53.8704596056,5.7449280932],[-53.8990609347,5.747773265],[-53.8947489659,5.7391667128],[-53.8766016246,5.7371766388],[-53.8704596056,5.7449280932]]],[[[-51.9368799484,4.4664671148],[-51.945023119300004,4.4757428111],[-51.9396801082,4.4365471599],[-51.9348281921,4.4468444696],[-51.9368799484,4.4664671148]]],[[[-51.9425887513,4.5031349437],[-51.9508065447,4.485428497],[-51.9444141633,4.4837136211],[-51.9425887513,4.5031349437]]],[[[-54.0274105417,5.6240588491],[-54.0140149987,5.5917545942],[-54.0151895713,5.5740562028],[-54.0082728914,5.5574227164],[-54.0164464048,5.5430619598],[-54.0167432822,5.530850883],[-54.0222114976,5.5196434018],[-54.0405118615,5.5084916091],[-54.0493938729,5.4907732974],[-54.0626722353,5.485097195],[-54.0885889882,5.4484774994],[-54.0970957696,5.427517746],[-54.1134469157,5.42102363],[-54.1291078219,5.3981909281],[-54.131016381,5.3882671978],[-54.1525733662,5.3582828785],[-54.1655485673,5.3500772356],[-54.1861777551,5.3222588608],[-54.1977833801,5.3183562177],[-54.2104870499,5.3022376078],[-54.2274363228,5.2988561176],[-54.2410274667,5.2850406885],[-54.2616960732,5.2771891071],[-54.2791916085,5.2619956179],[-54.2885776279,5.2456021489],[-54.3098101094,5.2229732402],[-54.3167976094,5.2056724953],[-54.332013515,5.1794939858],[-54.3460113699,5.1632224269],[-54.3499341422,5.1453324498],[-54.3645610162,5.1373620795],[-54.3723830057,5.1111170953],[-54.3943475537,5.0946181967],[-54.4106306707,5.0888995325],[-54.4163204107,5.0828540177],[-54.4159743121,5.0631283428],[-54.426197428,5.0320514909],[-54.4380079131,5.0159366092],[-54.4360926666,4.9959649099],[-54.4427856393,4.9819443365],[-54.4392788122,4.9695512176],[-54.4398587406,4.9523622988],[-54.4468208404,4.9349975764],[-54.4557132999,4.929329022],[-54.4793544806,4.9005096919],[-54.4687766811,4.8901890046],[-54.4663093868,4.8720501111],[-54.4694596871,4.8606855842000005],[-54.4655663554,4.8263049013],[-54.467362064,4.8127810691],[-54.4639496786,4.7896620038],[-54.4601820814,4.782604043],[-54.4663312442,4.7425995871],[-54.4564243115,4.7242318866],[-54.4360304039,4.7247036233],[-54.4206202739,4.7173313998],[-54.4171548195,4.7022256269],[-54.4254198231,4.6895809049],[-54.4280320233,4.6741058294],[-54.4226734524,4.6649035998],[-54.4237826764,4.6545752226],[-54.4315826214,4.6401433056],[-54.4291206511,4.625868832],[-54.4140605112,4.6101550106],[-54.4165436323,4.5852615326],[-54.4112844469,4.5775120829],[-54.4200109492,4.5472625963],[-54.4386374573,4.5426494829],[-54.4493305916,4.5255903777],[-54.4397281636,4.4982473993],[-54.4420008276,4.4778511254],[-54.4316532209,4.4637578543],[-54.4347868865,4.448788491],[-54.4414876041,4.434874497],[-54.4333625761,4.4180260178],[-54.427404744,4.4135590628],[-54.4280473573,4.394365004],[-54.4239940327,4.3846675211],[-54.4272159706,4.373243352],[-54.4172684713,4.3669555986],[-54.407850412,4.3701033373],[-54.3949078249,4.3648095084000005],[-54.3856257847,4.3495799648],[-54.3911384949,4.3331466397],[-54.3944805393,4.3050009465],[-54.3906829615,4.2807135752],[-54.3834283388,4.2720623371],[-54.3823435512,4.2624399567],[-54.38787899,4.2487325475],[-54.3923297801,4.2185438642],[-54.396699616,4.2061016821],[-54.3878284502,4.180610439],[-54.3712437805,4.1775085484],[-54.3492772791,4.1687024],[-54.3407301815,4.1555049741],[-54.3231327904,4.1462010163],[-54.3227479589,4.135035858],[-54.3326681762,4.1330351411],[-54.3423589478,4.1198723596],[-54.3469638265,4.1025567736],[-54.3427771296,4.0887471064],[-54.3609972501,4.0535938474],[-54.3558067199,4.0461166986],[-54.341201132,4.0415630399],[-54.326482218,4.0190987377],[-54.3191370618,4.0166450262],[-54.2989518491,3.9961054322000003],[-54.2923251647,3.980941238],[-54.290990832,3.9601494994],[-54.2837500313,3.9520955476],[-54.2858065107,3.9373886141],[-54.2823978046,3.9276637087],[-54.269397315,3.9135352437],[-54.2521204325,3.8994580412],[-54.2508085849,3.8873398781],[-54.237057206,3.8612673476],[-54.2248117302,3.8557843405],[-54.2108397314,3.8563071008],[-54.1951843473,3.8506557027],[-54.1905492112,3.8365962491000003],[-54.2009398036,3.8224046248],[-54.1973101172,3.8067805225],[-54.1913508171,3.8009322123000002],[-54.1676244714,3.8050361038],[-54.1491794666,3.8043388335],[-54.1297291537,3.7997685506],[-54.1196854313,3.7901743966],[-54.1133093539,3.7690037341],[-54.1010077877,3.7521674547],[-54.0947189088,3.7318792319],[-54.0837380313,3.7231244296],[-54.0786394628,3.7081650332000002],[-54.0865361673,3.6906298326],[-54.0837641908,3.6768962838],[-54.0779047381,3.670032763],[-54.0570991993,3.6601642593],[-54.050050521,3.6514866847],[-54.0499470026,3.6343763564],[-54.036971725,3.6306900471],[-54.0268918509,3.6342808373],[-54.0240668851,3.6457088831],[-54.0155802884,3.6504091924],[-54.0047620549,3.6470829321],[-53.9917122112,3.6245029842000003],[-53.991219331,3.6173555081],[-53.9799979773,3.607229435],[-53.985733934,3.5817435547],[-54.0060875887,3.5697384679],[-54.0049519722,3.5542380292],[-54.0077548188,3.5331504297],[-54.000542513,3.5277341487],[-54.0083579407,3.5039579494],[-54.0083530056,3.466492716],[-54.0169314398,3.4578292516999998],[-54.0191528123,3.4361169224],[-54.0121535777,3.4274371055],[-54.0223612333,3.4108302472],[-54.0363367094,3.4029650354],[-54.0501906231,3.3856874912],[-54.0593830377,3.3844414812],[-54.0535637621,3.3676518672],[-54.0613320987,3.3491065748],[-54.0671836046,3.3243466372],[-54.0635407687,3.3163068341],[-54.0699115894,3.3027350441],[-54.0808767375,3.2924943898],[-54.1004914533,3.3003901985],[-54.1115079846,3.2866361651],[-54.1179940522,3.2846799223],[-54.1218542663,3.2718807598],[-54.1363182711,3.2660268827],[-54.1449449908,3.2507866419],[-54.1515193612,3.2467272268],[-54.1536639438,3.2328579714],[-54.1632606712,3.2296970341],[-54.1752672073,3.2060937489],[-54.1890672948,3.2063414807],[-54.2041005288,3.16810686],[-54.2009880581,3.1609227223],[-54.2141297506,3.1510587328],[-54.210157664,3.1430652489],[-54.2113715506,3.1277174352],[-54.1984971151,3.1237897084],[-54.1917546132,3.1349715007],[-54.1789368623,3.1228151121],[-54.1740616419,3.1041493613],[-54.1811198641,3.0908168597],[-54.1734847171,3.0781599798],[-54.1946079593,3.0653293318],[-54.1850578198,3.0518544131],[-54.1695867419,3.0155841867],[-54.1698940878,3.0069068933],[-54.1851327706,2.9981534940000003],[-54.1756230373,2.9753797843000003],[-54.1626349386,2.9724544],[-54.1759292893,2.9577172688],[-54.1731871991,2.9381023749],[-54.1856967109,2.9172073854000002],[-54.185708314,2.9043966419],[-54.1951852248,2.8849632411],[-54.1907213545,2.8695844512],[-54.1809861592,2.8646724156000003],[-54.1864108718,2.8373321922],[-54.2078102895,2.8312495652000003],[-54.2056356522,2.8185887652],[-54.1979658435,2.8038636397000003],[-54.2108098043,2.78951298],[-54.2080962788,2.7793394519],[-54.2228587367,2.7539657221000002],[-54.2455152038,2.7387761275],[-54.2642971434,2.7237165731],[-54.272912068,2.6926733598],[-54.2777825214,2.6834355245],[-54.2745294678,2.6753901809],[-54.2821719452,2.6628473316],[-54.2909348098,2.6606488763],[-54.2959725784,2.6515309681],[-54.3076392195,2.6423466134],[-54.3220341413,2.6042403787],[-54.3209404533,2.5950424876],[-54.3281431175,2.5871856137],[-54.3307121333,2.5698061474],[-54.3433365038,2.5634643168],[-54.3434966842,2.5427695802],[-54.3529381686,2.5185853854999998],[-54.3700200169,2.5089351915],[-54.3727549154,2.4912454703],[-54.3890976282,2.4807134361],[-54.3870751722,2.470348014],[-54.3983883661,2.4626722302],[-54.4195375837,2.4368595907],[-54.4333368839,2.4357730637],[-54.4373206828,2.4304572317],[-54.4748590923,2.4363423119],[-54.4855558654,2.4122223901],[-54.4961112459,2.405555178],[-54.505000152,2.3911110275],[-54.5049997847,2.3774998399],[-54.5115586627,2.3600133973],[-54.5055559034,2.3422220379],[-54.5100002034,2.336666336],[-54.5336113998,2.33361152],[-54.5352781617,2.3413892608],[-54.5583335694,2.3516667881],[-54.569722541,2.3541666859],[-54.5791663918,2.3497223922],[-54.5904682332,2.3519442069],[-54.6015258029,2.3366344449],[-54.5869570147,2.3217292551],[-54.575561145,2.3273277116],[-54.5430812906,2.3268377510000002],[-54.5328966206,2.317307112],[-54.5386954095,2.3052494184],[-54.5336837278,2.2925162365],[-54.5193695089,2.2892918871],[-54.5268143871,2.2787950859],[-54.5392585064,2.272453389],[-54.5358655131,2.2606921999000003],[-54.5275569854,2.2611360541],[-54.5228033482,2.2519822106],[-54.5053059735,2.2549658169],[-54.4958669536,2.2486169081],[-54.4961049017,2.2331447618],[-54.4854832269,2.2333796656000002],[-54.4762705608,2.2254855263],[-54.4781456498,2.2162077051],[-54.4488739323,2.2035116875],[-54.4324657623,2.213730367],[-54.4188313443,2.2118962746],[-54.4210191826,2.2005437505],[-54.3973539851,2.1969848173],[-54.3905899267,2.205132056],[-54.3798111329,2.2026252392],[-54.362683292,2.2117445649],[-54.3549671279,2.2042975169],[-54.3622376896,2.1948168471],[-54.3630397139,2.1796537816],[-54.3441951503,2.1607592302],[-54.3418575742,2.1518193733],[-54.3109411078,2.1574527868],[-54.2882584384,2.1476571815],[-54.2672629014,2.1443280019],[-54.2575204843,2.1544897066],[-54.2241164593,2.1498163099],[-54.2155492506,2.1585358782],[-54.1903243928,2.1713106942],[-54.1731904003,2.1441451427000002],[-54.1688081995,2.1299674828],[-54.1421424978,2.1130366972],[-54.1272148324,2.1239914329],[-54.1121128583,2.1175846422],[-54.1064660995,2.1209783158],[-54.0932251718,2.1401018933],[-54.0814963176,2.1658898776],[-54.0828567525,2.1725144646],[-54.0723247852,2.1786973366],[-54.0655733246,2.1967641943],[-54.0461467169,2.1865339385],[-54.0331026273,2.1884008443],[-54.0235115371,2.1813480983],[-54.0158740201,2.1825280865],[-54.0036813138,2.1976433159],[-53.9895188214,2.2091452361],[-53.9731244656,2.2063711862],[-53.9623367242,2.2193102494],[-53.9400940823,2.2206650293],[-53.9411436177,2.2326788612],[-53.9327589264,2.2370507266],[-53.934232240200004,2.2475684309],[-53.941309456,2.25943902],[-53.9336365491,2.2693916287],[-53.9159581838,2.2783338168],[-53.9149715312,2.2620006839],[-53.8852163122,2.2751080314],[-53.8834326491,2.2873929102],[-53.8873037538,2.2966402862],[-53.8827462825,2.3088178936],[-53.864295299,2.3044721466],[-53.8382091373,2.3021491262],[-53.8309790317,2.3081780115],[-53.8129894537,2.3117678856],[-53.8147780183,2.3217809604],[-53.8289085272,2.3231504621],[-53.8348431783,2.3319052725000002],[-53.8096033165,2.3410566073],[-53.8068928705,2.3540227938],[-53.7968857735,2.361477232],[-53.7824277691,2.3611603351],[-53.7660142599,2.37555062],[-53.7373059365,2.3664728459],[-53.7381811662,2.3610680072],[-53.7208193426,2.3499326653],[-53.726021207,2.3388432327],[-53.7382646845,2.3324428834],[-53.7343696675,2.3214581064],[-53.7476813201,2.3198172751],[-53.7438712994,2.3095309446],[-53.7289708144,2.3108909457],[-53.7043060482,2.305428523],[-53.6920158051,2.3082046758],[-53.6891974564,2.2952417034],[-53.6724928187,2.3016689077],[-53.6544277085,2.2984475779],[-53.6569002288,2.27946168],[-53.6337813357,2.2765762419],[-53.6281023615,2.2800390409],[-53.6152955753,2.2767980874],[-53.6004539717,2.2791975309],[-53.5881876278,2.2692789696],[-53.5599848025,2.2646685197],[-53.5467398419,2.2525112099],[-53.5258562797,2.252932819],[-53.5239762196,2.2589393795],[-53.5105266792,2.2568912096],[-53.484014164,2.2620790998],[-53.4688569152,2.2519772145],[-53.4544513104,2.2576681461],[-53.4447905929,2.2729159877000003],[-53.4307939809,2.2885925982],[-53.4115979021,2.2871717116],[-53.3996208904,2.3045869615],[-53.372114792,2.3130173519],[-53.3591019222,2.3272555529],[-53.3559994591,2.3480642515],[-53.3407602198,2.3520529624],[-53.3277418211,2.3378373864],[-53.3208340581,2.3375089977],[-53.3066913032,2.3130553521],[-53.2968851126,2.3053151439],[-53.2807890221,2.3014422344],[-53.2605727064,2.2863387711],[-53.2559577995,2.2700729297],[-53.2268284275,2.2640098178],[-53.2384609895,2.2487092617],[-53.2518452719,2.2413361851],[-53.2629402102,2.2196598148],[-53.2745428055,2.2169072977],[-53.2749886685,2.1909653608],[-53.2630558882,2.1891664853],[-53.2447225477,2.2111113036],[-53.2355559686,2.210278148],[-53.2241662626,2.2011112753],[-53.2097225919,2.2105557165],[-53.1812493793,2.2133355673],[-53.1552242505,2.2215304186],[-53.1443780842,2.2192978441],[-53.1024662515,2.2257947168],[-53.0937336317,2.2216681937000002],[-53.0736118951,2.2187068086],[-53.0529281846,2.1900991583],[-53.0351879708,2.1869680331],[-53.0123046801,2.1782585782],[-52.9969361546,2.1765178302],[-52.9880079634,2.1684436897],[-52.9383055446,2.1807025644],[-52.9345893562,2.1943201134],[-52.9043321587,2.1885450601],[-52.8875627989,2.2235915496],[-52.8854344316,2.2328770707],[-52.8728946257,2.2465543402],[-52.8725768618,2.2581578613],[-52.8540091577,2.263660606],[-52.8583880405,2.2787015144],[-52.8382026545,2.2812784565],[-52.8421327914,2.2912002323],[-52.8185340337,2.2946911618],[-52.7925812983,2.3052914416],[-52.7805365427,2.3164319793],[-52.7491074908,2.3289135263],[-52.739793016,2.3369643303],[-52.7167759435,2.3437877933999998],[-52.7189717469,2.3500058169],[-52.7100631807,2.3587262425],[-52.6861429398,2.3672499054],[-52.6605558111,2.3739558566],[-52.6557311634,2.4059887588],[-52.6447078507,2.4183012122],[-52.6463429191,2.4321048811],[-52.6366755497,2.4446310288],[-52.6163708598,2.4455800146],[-52.6112675303,2.4554689879],[-52.6215525868,2.4620365412],[-52.6167874295,2.4756574002000002],[-52.597588266,2.4752973546],[-52.5886395202,2.4923455093],[-52.5651867574,2.5162537845],[-52.5516789688,2.5208407544],[-52.556555994600004,2.541708871],[-52.5605347278,2.5466808296],[-52.5505126896,2.5615284614],[-52.5380038999,2.5664969435],[-52.5271967824,2.5823983042],[-52.5318325269,2.5989041197000002],[-52.5451283716,2.6145128573000003],[-52.5454676751,2.6308537242],[-52.5555189762,2.6395268115],[-52.5420222218,2.6539487345],[-52.5293120825,2.6515905805999997],[-52.5202846696,2.6822543366],[-52.5067186292,2.6994999845],[-52.4999903756,2.7212727434],[-52.4914212997,2.7287194333],[-52.4754314502,2.763436946],[-52.4781657324,2.7808786641000003],[-52.4734293147,2.793870139],[-52.4531007957,2.8278754824],[-52.4449413198,2.8500440343],[-52.4355576805,2.8637198735],[-52.4198625614,2.8931488831000003],[-52.3901181164,2.8981874677],[-52.3780713311,2.9145465083],[-52.3881663128,2.9175015219000002],[-52.3949429225,2.9314684932],[-52.3830901592,2.9505308521],[-52.3705773979,2.9759369838],[-52.37116719,2.9908921898000003],[-52.366411783,2.9953019129],[-52.3620827697,3.0171072993],[-52.3524501405,3.0229585302],[-52.3455143294,3.0423976235],[-52.3276730339,3.0713038435],[-52.3268511989,3.0804462712],[-52.3454386869,3.0977078979],[-52.3451755468,3.1080506796],[-52.338539256,3.1167736009],[-52.3527464188,3.1260187596],[-52.3491036557,3.1354288792],[-52.3337185285,3.1346997952],[-52.3351222832,3.1517768844],[-52.3293550597,3.1662285262],[-52.3124456354,3.1752071018],[-52.2993327993,3.1782012625],[-52.3027002809,3.1999386349],[-52.2933330594,3.2171879786],[-52.2924880229,3.2264029154],[-52.2759509959,3.2348952299000002],[-52.2645576298,3.2443143629],[-52.260426193,3.252982683],[-52.2500423172,3.2508420767],[-52.2426682562,3.2373535242],[-52.2335770656,3.2406678843],[-52.2232118729,3.2539856499],[-52.2104782221,3.2773824064],[-52.189053771,3.3020342872],[-52.1866461895,3.3200341548],[-52.1773194837,3.3267224475],[-52.1701013106,3.3440334832],[-52.1624413266,3.3509115066],[-52.1500878073,3.3756240159],[-52.1217809866,3.423689377],[-52.1086422911,3.4510350852],[-52.0952012283,3.4617432113],[-52.0939518057,3.4750322552],[-52.0868005185,3.4895583367],[-52.0801270573,3.4922850945],[-52.0704681024,3.5065128438],[-52.0710289208,3.5175692893],[-52.0610509499,3.5190641853],[-52.019176731,3.5937340241999998],[-52.0025913265,3.6091896289000003],[-51.9887942608,3.6268437289],[-51.993442217,3.6428827834],[-51.9868945278,3.6541056547],[-51.9865091008,3.6721276375],[-51.977704207,3.6852670747],[-51.972580434,3.7054489967],[-51.9557533282,3.7204253142],[-51.9355490978,3.719370612],[-51.9249295726,3.7222195022999998],[-51.9189117098,3.7315845705],[-51.9160673456,3.7456365401],[-51.9265734716,3.7673090044],[-51.9178990033,3.7818565695],[-51.9046200553,3.7809506065000003],[-51.8959766212,3.7858895729],[-51.897756974,3.7981393676],[-51.8859618714,3.7946553695],[-51.8739708541,3.8031499213],[-51.8563755663,3.832649128],[-51.8368685184,3.8505839739],[-51.8234230192,3.8585539520000003],[-51.8222376963,3.8677847085],[-51.7986161235,3.8869360661],[-51.781301446,3.9252053687],[-51.7823087417,3.9640725585],[-51.7757431497,3.9764528513],[-51.7457112873,4.0014705037],[-51.7087114193,4.0180054574],[-51.7021607771,4.0243452755],[-51.6756954334,4.0360355424],[-51.6560400925,4.0538873167],[-51.6476771621,4.0794814783],[-51.6421615382,4.1162472986],[-51.6375272027,4.1332453824],[-51.6349389985,4.1763303904],[-51.6263070325,4.1950839685],[-51.6347730376,4.2007039081],[-51.6412746038,4.2136537339],[-51.6573582411,4.2330833467],[-51.6610482149,4.2438614837],[-51.6759073366,4.2537614171],[-51.6803419263,4.269577464],[-51.6889534955,4.2764258564],[-51.7015836374,4.2945609232],[-51.7164306213,4.3303036175],[-51.7192895222,4.3516912735],[-51.7076766769,4.3755839972],[-51.6935300524,4.3821982029],[-51.6922315254,4.3950702346],[-51.7108226247,4.3877832874],[-51.740426345,4.4071754136],[-51.7548220616,4.4251253654],[-51.7478795765,4.4457075532],[-51.7700731738,4.4710359621],[-51.7765738918,4.4902209496],[-51.7730818103,4.499359248],[-51.775044928,4.5205924797],[-51.7827838749,4.5471320860999995],[-51.7849099165,4.5766646219],[-51.7995087868,4.6146663809],[-51.8220692701,4.6348543471],[-51.8363208467,4.6544198867],[-51.8493875087,4.661070032],[-51.8621055093,4.6721689895],[-51.8771656871,4.6720254764],[-51.8959375001,4.6768936038],[-51.9089214279,4.6753888743],[-51.916049521,4.6688333154],[-51.9187092735,4.6544374483],[-51.9256303335,4.638656565],[-51.9269358004,4.6158700246],[-51.927081909,4.5586132716000005],[-51.9292450411,4.5345339075],[-51.9279823572,4.4977499063],[-51.9230612139,4.4524504025],[-51.9269591438,4.4235348799],[-51.9331620555,4.4067737614],[-51.9492334862,4.4112861198],[-51.9465519341,4.4215806645],[-51.9479726546,4.4508728253],[-51.9556769457,4.4894428643],[-51.9539215622,4.5146224292],[-51.955783238,4.5341971485],[-51.9623890468,4.5524014404],[-51.9665955108,4.5764720991],[-51.9820622634,4.6032317889000005],[-51.9918579204,4.6154475534],[-51.9964326634,4.6289386372],[-52.0029091553,4.6852276734],[-52.0079050206,4.7056665188],[-52.0178396685,4.7183534493],[-52.023494869,4.7162764819],[-52.0319031313,4.7280563209],[-52.0511446603,4.7412740642],[-52.0761895809,4.7545073902],[-52.0873695513,4.7678150339],[-52.10120353,4.7715611582],[-52.1100064541,4.7847490611],[-52.1223106947,4.7879101134],[-52.1393924966,4.7969159302],[-52.1474771565,4.7918770587],[-52.1599687399,4.8087083188],[-52.1734418505,4.8186290882],[-52.1833623557,4.8205004381],[-52.2011024221,4.8512646968],[-52.2135265458,4.8592234844],[-52.2340490662,4.8582546417],[-52.2427146715,4.8466535603],[-52.2542145789,4.8398380797],[-52.272209276,4.8410372568],[-52.2790035904,4.8541877114],[-52.2648809003,4.8523204143],[-52.2562018659,4.8579143652],[-52.2438119522,4.8785697465],[-52.2463989677,4.8868786844],[-52.2607946196,4.8973370335],[-52.261778262,4.9131078372],[-52.3022652472,4.9513272958000005],[-52.3191778544,4.9438603209],[-52.3321026535,4.9432818678],[-52.3382866164,4.9368190926],[-52.3349162656,4.9243810499],[-52.3441846264,4.908791934],[-52.3640353623,4.9023592865],[-52.3704855087,4.9109054103],[-52.3647012139,4.9207346399],[-52.3897984952,4.9444576034],[-52.4023727781,4.9647374924],[-52.4144222101,4.9723638228],[-52.4297500695,4.9896822509],[-52.4603397216,5.0121392082],[-52.4681959778,5.0224919956],[-52.4901432395,5.0406062767],[-52.5168693796,5.0713618926],[-52.5249898339,5.0752178902],[-52.5423356877,5.0912331676],[-52.552219387,5.0878245003],[-52.5560679778,5.1006883418],[-52.5759724243,5.1064916889],[-52.6076881512,5.1357170734],[-52.6324838558,5.1496164404],[-52.6347202404,5.1639139088],[-52.6562250344,5.185312282],[-52.6658814067,5.1997065324],[-52.689479082,5.2135812056],[-52.7228223969,5.2368565801999996],[-52.7355021526,5.2503192168],[-52.7471488743,5.2580152669],[-52.765401659,5.2753666605],[-52.7844967006,5.2969926097],[-52.7875924081,5.3069581078],[-52.8049007597,5.3187900005],[-52.8316309199,5.3332650931],[-52.8317668132,5.342880807],[-52.8548011121,5.3772103707],[-52.8959871859,5.4093586533],[-52.9048830325,5.4189880584],[-52.9228840229,5.4297203087],[-52.9346988692,5.4460176751],[-52.9381292235,5.4454985186],[-52.9414252117,5.4430349805],[-52.9440103575,5.4417328278],[-52.9451730505,5.4402526246],[-52.9460319965,5.4402688391],[-52.9536872015,5.4481100063],[-52.9651878642,5.4509675731],[-52.9712797979,5.4562973222],[-52.9813060916,5.4535682849],[-52.9969190698,5.4597106722],[-53.0033222355,5.452720527],[-52.9917448587,5.4344905456],[-52.9955454961,5.4319681861],[-53.0143447892,5.4553254814],[-53.07113646,5.4674404393],[-53.1220748168,5.4970223279],[-53.128262147,5.5056898367],[-53.1720547982,5.5229808747],[-53.1879919412,5.5251687965],[-53.2341439368,5.5425248169],[-53.2614079875,5.5484795298],[-53.2719995182,5.5611763869],[-53.2975784032,5.557241929],[-53.2948979909,5.5399656059],[-53.3182838622,5.5387229],[-53.3305973722,5.5447949192],[-53.3663695198,5.5518830567],[-53.4068858859,5.5643091996],[-53.4563748143,5.5686142143],[-53.4728039094,5.5661132995],[-53.508888571,5.5781067759],[-53.5654931144,5.6005050526],[-53.5776098524,5.6083821708],[-53.5870242039,5.6072497913],[-53.6001959148,5.6121193959],[-53.6305209699,5.633419516],[-53.6753124248,5.6550679676],[-53.7055429408,5.6728606216],[-53.7224974426,5.6861367568],[-53.7357769535,5.6890034807],[-53.7826042692,5.7166045062],[-53.799259674,5.7238993858],[-53.7987584836,5.713773645],[-53.8141810871,5.7156255518],[-53.8544620893,5.7312908523],[-53.8962037463,5.7332305713],[-53.9116490192,5.7399861612],[-53.9422346414,5.7472342925],[-53.951143416,5.7434913506],[-53.9681644826,5.7451567221],[-53.9692889274,5.7377805929],[-53.9880151806,5.7146401947],[-54.0078778978,5.6707643179],[-54.012843168,5.6627234297],[-54.0139968481,5.6382016436],[-54.0274105417,5.6240588491]]],[[[-52.945827519,5.4403689539],[-52.9427304818,5.4435280478],[-52.9400501353,5.4452500249],[-52.9406747332,5.4495498945],[-52.9530433082,5.4551742547],[-52.9569475507,5.4505486981],[-52.947979191499996,5.4439902897],[-52.945827519,5.4403689539]]]],"type":"MultiPolygon"}</text:p>
          </table:table-cell>
          <table:table-cell office:value-type="string" calcext:value-type="string">
            <text:p>3.922191059, -53.237451834</text:p>
          </table:table-cell>
          <table:table-cell table:number-columns-repeated="3"/>
          <table:table-cell table:formula="of:=[.E101]/[.D101]" office:value-type="string" office:string-value="" calcext:value-type="error">
            <text:p>#DIV/0 !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Feuil1.A1:Feuil1.AMJ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1T20:44:24.658187627</dc:date>
    <meta:editing-duration>PT4M59S</meta:editing-duration>
    <meta:editing-cycles>1</meta:editing-cycles>
    <meta:document-statistic meta:table-count="1" meta:cell-count="1183" meta:object-count="0"/>
    <meta:generator>LibreOffice/7.3.7.2$Linux_X86_64 LibreOffice_project/30$Build-2</meta:generator>
  </office:meta>
</office:document-meta>
</file>